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image/png" manifest:full-path="Pictures/10000000000000C8000000C8E53B8546.png"/>
  <manifest:file-entry manifest:media-type="" manifest:full-path="Pictures/2000039E00003C1900001D9DC69941D7.svm"/>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5" style:family="graphic" style:parent-style-name="standard">
      <style:graphic-properties draw:stroke="none" svg:stroke-color="#000000" draw:fill="none" draw:fill-color="#ffffff" draw:textarea-horizontal-align="left" draw:textarea-vertical-align="middle" draw:auto-grow-height="true" draw:auto-grow-width="true" fo:min-height="0.475cm" fo:min-width="3.846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7"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1cm"/>
    </style:style>
    <style:style style:name="gr73"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4"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gr7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802cm"/>
    </style:style>
    <style:style style:name="gr76"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7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78" style:family="graphic" style:parent-style-name="standard">
      <style:graphic-properties draw:stroke="none" svg:stroke-color="#000000" draw:fill="none" draw:fill-color="#ffffff" draw:textarea-horizontal-align="right" draw:textarea-vertical-align="middle" draw:auto-grow-height="true" draw:auto-grow-width="true" fo:min-height="0.773cm" fo:min-width="1.534cm"/>
    </style:style>
    <style:style style:name="gr79" style:family="graphic" style:parent-style-name="standard">
      <style:graphic-properties draw:stroke="none" svg:stroke-color="#000000" draw:fill="none" draw:fill-color="#ffffff" draw:textarea-horizontal-align="right" draw:textarea-vertical-align="middle" draw:auto-grow-height="true" draw:auto-grow-width="true" fo:min-height="1.595cm" fo:min-width="1.534cm"/>
    </style:style>
    <style:style style:name="gr80" style:family="graphic" style:parent-style-name="standard">
      <style:graphic-properties draw:stroke="solid" svg:stroke-width="0.053cm" svg:stroke-color="#000000" draw:marker-start-width="0.279cm" draw:marker-end-width="0.279cm" draw:fill="none" draw:textarea-vertical-align="middle" draw:auto-grow-height="false" fo:min-height="0.749cm" fo:min-width="0.499cm" fo:padding-top="0.151cm" fo:padding-bottom="0.151cm" fo:padding-left="0.276cm" fo:padding-right="0.276cm"/>
    </style:style>
    <style:style style:name="gr81"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2"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83"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84"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8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cm"/>
    </style:style>
    <style:style style:name="gr8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8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8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1cm"/>
    </style:style>
    <style:style style:name="gr9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9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93"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9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9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2cm"/>
    </style:style>
    <style:style style:name="gr9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9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100"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10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04cm"/>
    </style:style>
    <style:style style:name="gr10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04cm"/>
    </style:style>
    <style:style style:name="gr10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104"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105"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106"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107" style:family="graphic" style:parent-style-name="standard">
      <style:graphic-properties draw:stroke="dash" draw:stroke-dash="Fine_20_Dashed_20__28_var_29_"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8" style:family="graphic" style:parent-style-name="objectwithoutfill">
      <style:graphic-properties draw:stroke="dash" draw:stroke-dash="Fine_20_Dashed_20__28_var_29_" svg:stroke-width="0.04cm" draw:marker-start-width="0.32cm" draw:marker-end="Circle" draw:marker-end-width="0.32cm" draw:fill="none" draw:textarea-vertical-align="middle" fo:padding-top="0.145cm" fo:padding-bottom="0.145cm" fo:padding-left="0.27cm" fo:padding-right="0.27cm"/>
    </style:style>
    <style:style style:name="gr109"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10"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11"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12"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13"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1cm"/>
    </style:style>
    <style:style style:name="gr114" style:family="graphic" style:parent-style-name="standard">
      <style:graphic-properties draw:stroke="dash" draw:stroke-dash="Fine_20_Dashed_20__28_var_29_"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11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479cm"/>
    </style:style>
    <style:style style:name="gr11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46cm"/>
    </style:style>
    <style:style style:name="gr11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0.711cm"/>
    </style:style>
    <style:style style:name="gr118"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4.117cm"/>
    </style:style>
    <style:style style:name="gr11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5cm"/>
    </style:style>
    <style:style style:name="gr12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39cm"/>
    </style:style>
    <style:style style:name="gr12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93cm"/>
    </style:style>
    <style:style style:name="gr12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88cm"/>
    </style:style>
    <style:style style:name="gr12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05cm"/>
    </style:style>
    <style:style style:name="gr124" style:family="graphic" style:parent-style-name="objectwithoutfill">
      <style:graphic-properties svg:stroke-width="0.08cm" draw:marker-start="Arrow" draw:marker-start-width="0.44cm" draw:marker-end-width="0.44cm" draw:fill="none" draw:textarea-vertical-align="middle" fo:padding-top="0.165cm" fo:padding-bottom="0.165cm" fo:padding-left="0.29cm" fo:padding-right="0.29cm"/>
    </style:style>
    <style:style style:name="gr125" style:family="graphic" style:parent-style-name="standard">
      <style:graphic-properties draw:stroke="none" svg:stroke-color="#000000" draw:fill="none" draw:fill-color="#ffffff" draw:textarea-horizontal-align="center" draw:textarea-vertical-align="middle" draw:auto-grow-height="true" draw:auto-grow-width="true" fo:min-height="0.935cm" fo:min-width="0.925cm"/>
    </style:style>
    <style:style style:name="gr126" style:family="graphic" style:parent-style-name="standard">
      <style:graphic-properties draw:stroke="dash" draw:stroke-dash="Fine_20_Dashed_20__28_var_29_" svg:stroke-width="0.081cm" svg:stroke-color="#cccccc" draw:marker-start-width="0.321cm" draw:marker-end-width="0.321cm" draw:fill="none" draw:fill-color="#ffffff" draw:textarea-vertical-align="middle" fo:padding-top="0.165cm" fo:padding-bottom="0.165cm" fo:padding-left="0.29cm" fo:padding-right="0.29cm"/>
    </style:style>
    <style:style style:name="gr127"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69cm"/>
    </style:style>
    <style:style style:name="gr128"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5cm"/>
    </style:style>
    <style:style style:name="gr12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391cm"/>
    </style:style>
    <style:style style:name="gr130" style:family="graphic" style:parent-style-name="standard">
      <style:graphic-properties draw:stroke="none" svg:stroke-color="#000000" draw:fill="none" draw:fill-color="#ffffff" draw:textarea-horizontal-align="right" draw:textarea-vertical-align="middle" draw:auto-grow-height="true" draw:auto-grow-width="true" fo:min-height="2.126cm" fo:min-width="2.737cm"/>
    </style:style>
    <style:style style:name="gr13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07cm"/>
    </style:style>
    <style:style style:name="gr13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66cm"/>
    </style:style>
    <style:style style:name="gr13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16cm"/>
    </style:style>
    <style:style style:name="gr13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75cm"/>
    </style:style>
    <style:style style:name="gr13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92cm"/>
    </style:style>
    <style:style style:name="gr13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258cm"/>
    </style:style>
    <style:style style:name="gr13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29cm"/>
    </style:style>
    <style:style style:name="gr13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12cm"/>
    </style:style>
    <style:style style:name="gr13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5.488cm"/>
    </style:style>
    <style:style style:name="gr14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84cm"/>
    </style:style>
    <style:style style:name="gr14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7cm"/>
    </style:style>
    <style:style style:name="gr142" style:family="graphic" style:parent-style-name="standard">
      <style:graphic-properties draw:stroke="none" svg:stroke-color="#000000" draw:fill="none" draw:fill-color="#ffffff" draw:textarea-horizontal-align="center" draw:textarea-vertical-align="middle" draw:auto-grow-height="true" draw:auto-grow-width="true" fo:min-height="0.488cm" fo:min-width="0.358cm"/>
    </style:style>
    <style:style style:name="gr14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303cm"/>
    </style:style>
    <style:style style:name="gr14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88cm"/>
    </style:style>
    <style:style style:name="gr14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6cm"/>
    </style:style>
    <style:style style:name="gr146" style:family="graphic" style:parent-style-name="standard">
      <style:graphic-properties svg:stroke-width="0.08cm" svg:stroke-color="#000000" draw:marker-start-width="0.44cm" draw:marker-end-width="0.44cm" draw:textarea-horizontal-align="justify" draw:textarea-vertical-align="middle" draw:auto-grow-height="false" fo:min-height="0cm" fo:min-width="0cm" fo:padding-top="0.165cm" fo:padding-bottom="0.165cm" fo:padding-left="0.29cm" fo:padding-right="0.29cm"/>
    </style:style>
    <style:style style:name="gr147" style:family="graphic" style:parent-style-name="standard">
      <style:graphic-properties draw:stroke="none" svg:stroke-color="#000000" draw:fill="none" draw:fill-color="#ffffff" draw:textarea-horizontal-align="left" draw:auto-grow-height="true" draw:auto-grow-width="true" fo:min-height="0.713cm" fo:min-width="3.939cm"/>
    </style:style>
    <style:style style:name="gr14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6cm"/>
    </style:style>
    <style:style style:name="gr149" style:family="graphic" style:parent-style-name="standard">
      <style:graphic-properties draw:stroke="none" svg:stroke-color="#000000" draw:fill="none" draw:fill-color="#ffffff" draw:textarea-horizontal-align="left" draw:auto-grow-height="true" draw:auto-grow-width="true" fo:min-height="0.713cm" fo:min-width="3.808cm"/>
    </style:style>
    <style:style style:name="gr15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1cm"/>
    </style:style>
    <style:style style:name="gr151" style:family="graphic" style:parent-style-name="standard">
      <style:graphic-properties draw:stroke="none" svg:stroke-color="#000000" draw:fill="none" draw:fill-color="#ffffff" draw:textarea-horizontal-align="left" draw:auto-grow-height="true" draw:auto-grow-width="true" fo:min-height="0.713cm" fo:min-width="4.887cm"/>
    </style:style>
    <style:style style:name="gr15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29cm"/>
    </style:style>
    <style:style style:name="gr15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102cm"/>
    </style:style>
    <style:style style:name="gr15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9cm"/>
    </style:style>
    <style:style style:name="gr15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2cm"/>
    </style:style>
    <style:style style:name="gr156" style:family="graphic" style:parent-style-name="standard">
      <style:graphic-properties draw:stroke="none" svg:stroke-color="#000000" draw:fill="none" draw:fill-color="#ffffff" draw:textarea-horizontal-align="left" draw:auto-grow-height="true" draw:auto-grow-width="true" fo:min-height="0.713cm" fo:min-width="6.183cm"/>
    </style:style>
    <style:style style:name="gr157" style:family="graphic" style:parent-style-name="standard">
      <style:graphic-properties draw:stroke="none" svg:stroke-color="#000000" draw:fill="none" draw:fill-color="#ffffff" draw:textarea-horizontal-align="left" draw:auto-grow-height="true" draw:auto-grow-width="true" fo:min-height="0.713cm" fo:min-width="1.758cm"/>
    </style:style>
    <style:style style:name="gr158" style:family="graphic" style:parent-style-name="objectwithoutfill">
      <style:graphic-properties draw:stroke="solid" draw:stroke-dash="Dashed_20__28_var_29_" svg:stroke-width="0.08cm" svg:stroke-color="#6600ff" draw:marker-start-width="0.44cm" draw:marker-end-width="0.44cm" draw:fill="none" draw:textarea-vertical-align="middle" fo:padding-top="0.165cm" fo:padding-bottom="0.165cm" fo:padding-left="0.29cm" fo:padding-right="0.29cm"/>
    </style:style>
    <style:style style:name="gr159" style:family="graphic" style:parent-style-name="objectwithoutfill">
      <style:graphic-properties svg:stroke-width="0.08cm" svg:stroke-color="#6600ff" draw:marker-start-width="0.44cm" draw:marker-end-width="0.44cm" draw:fill="none" draw:textarea-vertical-align="middle" fo:padding-top="0.165cm" fo:padding-bottom="0.165cm" fo:padding-left="0.29cm" fo:padding-right="0.29cm"/>
    </style:style>
    <style:style style:name="gr160" style:family="graphic" style:parent-style-name="objectwithoutfill">
      <style:graphic-properties draw:stroke="solid" draw:stroke-dash="Dashed_20__28_var_29_" svg:stroke-width="0.08cm" svg:stroke-color="#000000" draw:marker-start-width="0.44cm" draw:marker-end-width="0.44cm" draw:fill="none" draw:textarea-vertical-align="middle" fo:padding-top="0.165cm" fo:padding-bottom="0.165cm" fo:padding-left="0.29cm" fo:padding-right="0.29cm"/>
    </style:style>
    <style:style style:name="gr16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91cm"/>
    </style:style>
    <style:style style:name="gr16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6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618cm"/>
    </style:style>
    <style:style style:name="gr16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41cm"/>
    </style:style>
    <style:style style:name="gr16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46cm"/>
    </style:style>
    <style:style style:name="gr16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173cm"/>
    </style:style>
    <style:style style:name="gr16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5cm"/>
    </style:style>
    <style:style style:name="gr16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974cm"/>
    </style:style>
    <style:style style:name="gr16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067cm"/>
    </style:style>
    <style:style style:name="gr1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8cm"/>
    </style:style>
    <style:style style:name="gr1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06cm"/>
    </style:style>
    <style:style style:name="gr172" style:family="graphic" style:parent-style-name="objectwithoutfill">
      <style:graphic-properties svg:stroke-width="0.08cm" draw:marker-start="" draw:marker-start-width="0.44cm" draw:marker-end="Rounded_20_short_20_Arrow" draw:marker-end-width="0.44cm" draw:fill="none" draw:textarea-vertical-align="middle" fo:padding-top="0.165cm" fo:padding-bottom="0.165cm" fo:padding-left="0.29cm" fo:padding-right="0.29cm"/>
    </style:style>
    <style:style style:name="gr173" style:family="graphic" style:parent-style-name="standard">
      <style:graphic-properties draw:stroke="none" svg:stroke-color="#000000" draw:fill="none" draw:fill-color="#ffffff" draw:textarea-horizontal-align="left" draw:textarea-vertical-align="middle" draw:auto-grow-height="true" draw:auto-grow-width="true" fo:min-height="1.399cm" fo:min-width="3.244cm"/>
    </style:style>
    <style:style style:name="gr174"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207cm"/>
    </style:style>
    <style:style style:name="gr175"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097cm"/>
    </style:style>
    <style:style style:name="gr176"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2cm"/>
    </style:style>
    <style:style style:name="gr177"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4.566cm"/>
    </style:style>
    <style:style style:name="gr178"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33cm"/>
    </style:style>
    <style:style style:name="gr179"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6.68cm"/>
    </style:style>
    <style:style style:name="gr180"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4.21cm"/>
    </style:style>
    <style:style style:name="gr18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65cm"/>
    </style:style>
    <style:style style:name="gr182"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6.306cm"/>
    </style:style>
    <style:style style:name="gr18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6.136cm"/>
    </style:style>
    <style:style style:name="gr18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5.878cm"/>
    </style:style>
    <style:style style:name="gr185" style:family="graphic" style:parent-style-name="standard">
      <style:graphic-properties draw:stroke="none" draw:fill="none" fo:min-height="0.476cm"/>
    </style:style>
    <style:style style:name="gr186" style:family="graphic" style:parent-style-name="standard">
      <style:graphic-properties draw:stroke="none" draw:fill="none" fo:min-height="0.475cm"/>
    </style:style>
    <style:style style:name="gr18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694cm"/>
    </style:style>
    <style:style style:name="gr18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3cm"/>
    </style:style>
    <style:style style:name="gr18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392cm"/>
    </style:style>
    <style:style style:name="gr190" style:family="graphic" style:parent-style-name="standard">
      <style:graphic-properties draw:stroke="none" svg:stroke-color="#000000" draw:fill="none" draw:fill-color="#ffffff" draw:textarea-horizontal-align="center" draw:textarea-vertical-align="middle" draw:auto-grow-height="true" draw:auto-grow-width="true" fo:min-height="0.966cm" fo:min-width="5.031cm"/>
    </style:style>
    <style:style style:name="gr19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5cm"/>
    </style:style>
    <style:style style:name="gr19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653cm"/>
    </style:style>
    <style:style style:name="gr193" style:family="graphic" style:parent-style-name="standard">
      <style:graphic-properties draw:stroke="none" svg:stroke-color="#000000" draw:fill="none" draw:fill-color="#ffffff" draw:textarea-horizontal-align="right" draw:textarea-vertical-align="middle" draw:auto-grow-height="true" draw:auto-grow-width="false" fo:min-height="1.114cm" fo:min-width="2.106cm"/>
    </style:style>
    <style:style style:name="gr19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2cm"/>
    </style:style>
    <style:style style:name="gr19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49cm"/>
    </style:style>
    <style:style style:name="gr196" style:family="graphic" style:parent-style-name="objectwithoutfill">
      <style:graphic-properties draw:stroke="dash" draw:stroke-dash="Fine_20_Dotted" svg:stroke-width="0.08cm" draw:marker-start-width="0.44cm" draw:marker-end-width="0.44cm" draw:fill="none" draw:textarea-vertical-align="middle" fo:padding-top="0.165cm" fo:padding-bottom="0.165cm" fo:padding-left="0.29cm" fo:padding-right="0.29cm"/>
    </style:style>
    <style:style style:name="gr19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86cm"/>
    </style:style>
    <style:style style:name="gr19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844cm"/>
    </style:style>
    <style:style style:name="gr19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225cm"/>
    </style:style>
    <style:style style:name="gr200" style:family="graphic" style:parent-style-name="standard">
      <style:graphic-properties svg:stroke-width="0.028cm" svg:stroke-color="#000000" draw:marker-start-width="0.242cm" draw:marker-end-width="0.242cm" draw:fill-color="#eeeeee" draw:textarea-horizontal-align="justify" draw:textarea-vertical-align="top" draw:auto-grow-height="false" fo:min-height="0cm" fo:min-width="0cm" fo:padding-top="0.139cm" fo:padding-bottom="0.139cm" fo:padding-left="0.264cm" fo:padding-right="0.264cm" fo:wrap-option="no-wrap"/>
    </style:style>
    <style:style style:name="gr201" style:family="graphic" style:parent-style-name="objectwithoutfill">
      <style:graphic-properties draw:stroke="solid" svg:stroke-width="0.081cm" draw:marker-start="Arrow" draw:marker-start-width="0.321cm" draw:marker-end="Arrow" draw:marker-end-width="0.32cm" draw:fill="none" draw:textarea-vertical-align="middle" fo:padding-top="0.165cm" fo:padding-bottom="0.165cm" fo:padding-left="0.29cm" fo:padding-right="0.29cm"/>
    </style:style>
    <style:style style:name="gr202" style:family="graphic" style:parent-style-name="objectwithoutfill">
      <style:graphic-properties draw:stroke="solid" svg:stroke-width="0.081cm" draw:marker-start="Arrow" draw:marker-start-width="0.321cm" draw:marker-end="" draw:marker-end-width="0.32cm" draw:fill="none" draw:textarea-vertical-align="middle" fo:padding-top="0.165cm" fo:padding-bottom="0.165cm" fo:padding-left="0.29cm" fo:padding-right="0.29cm"/>
    </style:style>
    <style:style style:name="gr203" style:family="graphic" style:parent-style-name="objectwithoutfill">
      <style:graphic-properties draw:stroke="dash" draw:stroke-dash="Fine_20_Dashed_20__28_var_29_" svg:stroke-width="0.081cm" svg:stroke-color="#808080" draw:marker-start="Arrow" draw:marker-start-width="0.321cm" draw:marker-end="" draw:marker-end-width="0.32cm" draw:fill="none" draw:textarea-vertical-align="middle" fo:padding-top="0.165cm" fo:padding-bottom="0.165cm" fo:padding-left="0.29cm" fo:padding-right="0.29cm"/>
    </style:style>
    <style:style style:name="gr204" style:family="graphic" style:parent-style-name="objectwithoutfill">
      <style:graphic-properties draw:stroke="solid" svg:stroke-width="0.081cm" draw:marker-start="" draw:marker-start-width="0.321cm" draw:marker-end="Arrow" draw:marker-end-width="0.32cm" draw:fill="none" draw:textarea-vertical-align="middle" fo:padding-top="0.165cm" fo:padding-bottom="0.165cm" fo:padding-left="0.29cm" fo:padding-right="0.29cm"/>
    </style:style>
    <style:style style:name="gr205" style:family="graphic" style:parent-style-name="standard">
      <style:graphic-properties svg:stroke-width="0.159cm" svg:stroke-color="#ff3333" draw:marker-start-width="0.438cm" draw:marker-end-width="0.438cm" svg:stroke-linecap="round" draw:fill-color="#ffffff" draw:textarea-horizontal-align="justify" draw:textarea-vertical-align="middle" draw:auto-grow-height="false" fo:min-height="0cm" fo:min-width="0cm" fo:padding-top="0.204cm" fo:padding-bottom="0.204cm" fo:padding-left="0.329cm" fo:padding-right="0.329cm"/>
    </style:style>
    <style:style style:name="gr206"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07"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0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0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1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1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2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21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1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2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2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3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3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7"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3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3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24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24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4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4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2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25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8"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2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26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61" style:family="graphic" style:parent-style-name="standard">
      <style:graphic-properties draw:stroke="none" svg:stroke-color="#000000" draw:fill="none" draw:fill-color="#ffffff" draw:textarea-horizontal-align="right" draw:textarea-vertical-align="middle" draw:auto-grow-height="true" draw:auto-grow-width="true" fo:min-height="0.805cm" fo:min-width="7.288cm"/>
    </style:style>
    <style:style style:name="gr262" style:family="graphic" style:parent-style-name="standard">
      <style:graphic-properties svg:stroke-width="0cm" svg:stroke-color="#000000" draw:marker-start-width="0.215cm" draw:marker-end-width="0.215cm" draw:fill="none" draw:textarea-vertical-align="middle" fo:padding-top="0.125cm" fo:padding-bottom="0.125cm" fo:padding-left="0.25cm" fo:padding-right="0.25cm"/>
    </style:style>
    <style:style style:name="gr263"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4"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65" style:family="graphic" style:parent-style-name="standard">
      <style:graphic-properties draw:stroke="none" svg:stroke-color="#000000" draw:fill="none" draw:fill-color="#ffffff" draw:textarea-horizontal-align="right" draw:textarea-vertical-align="middle" draw:auto-grow-height="true" draw:auto-grow-width="true" fo:min-height="0.835cm" fo:min-width="8.569cm"/>
    </style:style>
    <style:style style:name="gr266" style:family="graphic" style:parent-style-name="standard">
      <style:graphic-properties draw:stroke="none" svg:stroke-color="#000000" draw:fill="none" draw:fill-color="#ffffff" draw:textarea-horizontal-align="right" draw:textarea-vertical-align="middle" draw:auto-grow-height="true" draw:auto-grow-width="true" fo:min-height="0.805cm" fo:min-width="2.889cm"/>
    </style:style>
    <style:style style:name="gr267" style:family="graphic" style:parent-style-name="standard">
      <style:graphic-properties draw:stroke="none" draw:fill="none" fo:min-height="7.751cm"/>
    </style:style>
    <style:style style:name="gr268"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9"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7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7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2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27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8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3"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8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8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9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30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30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3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30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30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0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3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20"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32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3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23" style:family="graphic" style:parent-style-name="standard">
      <style:graphic-properties svg:stroke-width="0.1cm" svg:stroke-color="#000000" draw:marker-start-width="0.52cm" draw:marker-end-width="0.52cm" draw:fill="none" draw:textarea-vertical-align="middle" fo:padding-top="0.175cm" fo:padding-bottom="0.175cm" fo:padding-left="0.3cm" fo:padding-right="0.3cm"/>
    </style:style>
    <style:style style:name="gr324"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25"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26" style:family="graphic" style:parent-style-name="standard">
      <style:graphic-properties draw:stroke="none" draw:fill="none" fo:min-height="8.648cm"/>
    </style:style>
    <style:style style:name="gr327"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8cm"/>
    </style:style>
    <style:style style:name="gr328"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7cm"/>
    </style:style>
    <style:style style:name="gr329" style:family="graphic" style:parent-style-name="standard">
      <style:graphic-properties draw:stroke="none" svg:stroke-color="#000000" draw:fill="none" draw:fill-color="#ffffff" draw:textarea-horizontal-align="left" draw:textarea-vertical-align="middle" draw:auto-grow-height="true" draw:auto-grow-width="true" fo:min-height="0.556cm" fo:min-width="2.135cm"/>
    </style:style>
    <style:style style:name="gr330"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7cm"/>
    </style:style>
    <style:style style:name="gr331" style:family="graphic" style:parent-style-name="standard">
      <style:graphic-properties draw:stroke="none" svg:stroke-color="#000000" draw:fill="none" draw:fill-color="#ffffff" draw:textarea-horizontal-align="left" draw:textarea-vertical-align="middle" draw:auto-grow-height="true" draw:auto-grow-width="true" fo:min-height="0.557cm" fo:min-width="2.135cm"/>
    </style:style>
    <style:style style:name="gr332" style:family="graphic" style:parent-style-name="standard">
      <style:graphic-properties draw:stroke="none" svg:stroke-color="#000000" draw:fill="none" draw:fill-color="#ffffff" draw:textarea-horizontal-align="left" draw:auto-grow-height="true" draw:auto-grow-width="true" fo:min-height="0.821cm" fo:min-width="2.172cm"/>
    </style:style>
    <style:style style:name="gr333" style:family="graphic" style:parent-style-name="standard">
      <style:graphic-properties draw:stroke="none" svg:stroke-color="#000000" draw:fill="none" draw:fill-color="#ffffff" draw:textarea-horizontal-align="left" draw:auto-grow-height="true" draw:auto-grow-width="true" fo:min-height="0.821cm" fo:min-width="3.857cm"/>
    </style:style>
    <style:style style:name="gr334"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8cm"/>
    </style:style>
    <style:style style:name="gr335"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36" style:family="graphic" style:parent-style-name="standard">
      <style:graphic-properties draw:stroke="none" draw:fill="none" fo:min-height="17.051cm"/>
    </style:style>
    <style:style style:name="gr337" style:family="graphic" style:parent-style-name="standard">
      <style:graphic-properties draw:stroke="none" draw:fill="none" fo:min-height="13.176cm"/>
    </style:style>
    <style:style style:name="gr338" style:family="graphic" style:parent-style-name="standard">
      <style:graphic-properties draw:stroke="none" draw:fill="none" fo:min-height="11.626cm"/>
    </style:style>
    <style:style style:name="gr339" style:family="graphic" style:parent-style-name="standard">
      <style:graphic-properties draw:stroke="none" draw:fill="none" fo:min-height="32.551cm"/>
    </style:style>
    <style:style style:name="gr340" style:family="graphic" style:parent-style-name="standard">
      <style:graphic-properties draw:stroke="none" draw:fill="none" fo:min-height="27.126cm"/>
    </style:style>
    <style:style style:name="gr341" style:family="graphic" style:parent-style-name="standard">
      <style:graphic-properties draw:stroke="none" svg:stroke-color="#000000" draw:fill="none" draw:fill-color="#ffffff" draw:textarea-horizontal-align="right" draw:textarea-vertical-align="middle" draw:auto-grow-height="true" draw:auto-grow-width="true" fo:min-height="0.805cm" fo:min-width="10.996cm"/>
    </style:style>
    <style:style style:name="gr342" style:family="graphic" style:parent-style-name="standard">
      <style:graphic-properties draw:stroke="none" draw:fill="none" fo:min-height="21.701cm"/>
    </style:style>
    <style:style style:name="gr343" style:family="graphic" style:parent-style-name="standard">
      <style:graphic-properties draw:stroke="none" draw:fill="none" fo:min-height="24.801cm"/>
    </style:style>
    <style:style style:name="gr344" style:family="graphic" style:parent-style-name="standard">
      <style:graphic-properties svg:stroke-width="0.053cm" svg:stroke-color="#000000" draw:marker-start-width="0.279cm" draw:marker-end-width="0.279cm" draw:fill="bitmap" draw:fill-color="#ffffff" draw:fill-image-name="arrayUpw" style:repeat="stretch" draw:textarea-vertical-align="middle" fo:padding-top="0.151cm" fo:padding-bottom="0.151cm" fo:padding-left="0.276cm" fo:padding-right="0.276cm"/>
    </style:style>
    <style:style style:name="gr345" style:family="graphic" style:parent-style-name="standard">
      <style:graphic-properties draw:stroke="none" svg:stroke-color="#000000" draw:fill="none" draw:fill-color="#ffffff" draw:textarea-horizontal-align="right" draw:textarea-vertical-align="middle" draw:auto-grow-height="true" draw:auto-grow-width="true" fo:min-height="1.97cm" fo:min-width="9.718cm"/>
    </style:style>
    <style:style style:name="gr346" style:family="graphic" style:parent-style-name="standard">
      <style:graphic-properties draw:stroke="none" draw:fill="none" fo:min-height="11.394cm"/>
    </style:style>
    <style:style style:name="gr34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15cm"/>
    </style:style>
    <style:style style:name="gr34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286cm"/>
    </style:style>
    <style:style style:name="gr349" style:family="graphic" style:parent-style-name="objectwithoutfill">
      <style:graphic-properties svg:stroke-width="0.08cm" draw:marker-start-width="0.44cm" draw:marker-end="Rounded_20_short_20_Arrow" draw:marker-end-width="0.44cm" draw:fill="none" draw:textarea-vertical-align="middle" fo:padding-top="0.165cm" fo:padding-bottom="0.165cm" fo:padding-left="0.29cm" fo:padding-right="0.29cm"/>
    </style:style>
    <style:style style:name="gr35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gr3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3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5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5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962cm" fo:padding-top="0.125cm" fo:padding-bottom="0.125cm" fo:padding-left="0.25cm" fo:padding-right="0.25cm" draw:shadow="hidden" draw:shadow-offset-x="0.2cm" draw:shadow-offset-y="0.2cm" draw:shadow-color="#808080"/>
    </style:style>
    <style:style style:name="gr360" style:family="graphic" style:parent-style-name="objectwithoutfill">
      <style:graphic-properties svg:stroke-width="0.159cm" svg:stroke-color="#ff3333" draw:marker-start-width="0.558cm" draw:marker-end-width="0.558cm" draw:fill="none" draw:textarea-vertical-align="middle" fo:padding-top="0.204cm" fo:padding-bottom="0.204cm" fo:padding-left="0.329cm" fo:padding-right="0.329cm"/>
    </style:style>
    <style:style style:name="gr36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15cm"/>
    </style:style>
    <style:style style:name="gr36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886cm"/>
    </style:style>
    <style:style style:name="gr36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788cm"/>
    </style:style>
    <style:style style:name="gr36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982cm"/>
    </style:style>
    <style:style style:name="gr36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38cm"/>
    </style:style>
    <style:style style:name="gr36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169cm"/>
    </style:style>
    <style:style style:name="gr36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6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08cm"/>
    </style:style>
    <style:style style:name="gr36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1cm"/>
    </style:style>
    <style:style style:name="gr37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37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3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37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38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3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86cm" fo:padding-top="0.125cm" fo:padding-bottom="0.125cm" fo:padding-left="0.25cm" fo:padding-right="0.25cm" draw:shadow="hidden" draw:shadow-offset-x="0.2cm" draw:shadow-offset-y="0.2cm" draw:shadow-color="#808080"/>
    </style:style>
    <style:style style:name="gr389" style:family="graphic" style:parent-style-name="standard">
      <style:graphic-properties draw:stroke="solid" svg:stroke-width="0.106cm" svg:stroke-color="#000000" draw:marker-start-width="0.358cm" draw:marker-end-width="0.358cm" draw:fill-color="#ccff99" draw:textarea-vertical-align="middle" fo:padding-top="0.177cm" fo:padding-bottom="0.177cm" fo:padding-left="0.302cm" fo:padding-right="0.302cm"/>
    </style:style>
    <style:style style:name="gr390" style:family="graphic" style:parent-style-name="standard">
      <style:graphic-properties draw:stroke="solid" svg:stroke-width="0.106cm" svg:stroke-color="#000000" draw:marker-start-width="0.358cm" draw:marker-end-width="0.358cm" draw:fill-color="#ffff99" draw:textarea-vertical-align="middle" fo:padding-top="0.177cm" fo:padding-bottom="0.177cm" fo:padding-left="0.302cm" fo:padding-right="0.302cm"/>
    </style:style>
    <style:style style:name="gr391" style:family="graphic" style:parent-style-name="standard">
      <style:graphic-properties draw:stroke="solid" svg:stroke-width="0.106cm" svg:stroke-color="#000000" draw:marker-start-width="0.358cm" draw:marker-end-width="0.358cm" draw:fill-color="#ffcccc" draw:textarea-vertical-align="middle" fo:padding-top="0.177cm" fo:padding-bottom="0.177cm" fo:padding-left="0.302cm" fo:padding-right="0.302cm"/>
    </style:style>
    <style:style style:name="gr392" style:family="graphic" style:parent-style-name="objectwithoutfill">
      <style:graphic-properties svg:stroke-width="0.08cm" draw:marker-start-width="0.44cm" draw:marker-end="Symmetric_20_Arrow" draw:marker-end-width="0.44cm" draw:fill="none" draw:textarea-vertical-align="middle" fo:padding-top="0.165cm" fo:padding-bottom="0.165cm" fo:padding-left="0.29cm" fo:padding-right="0.29cm"/>
    </style:style>
    <style:style style:name="gr393" style:family="graphic" style:parent-style-name="objectwithoutfill">
      <style:graphic-properties svg:stroke-width="0.08cm" draw:marker-start="Symmetric_20_Arrow" draw:marker-start-width="0.44cm" draw:marker-end="Symmetric_20_Arrow" draw:marker-end-width="0.44cm" draw:fill="none" draw:textarea-vertical-align="middle" fo:padding-top="0.165cm" fo:padding-bottom="0.165cm" fo:padding-left="0.29cm" fo:padding-right="0.29cm"/>
    </style:style>
    <style:style style:name="gr39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39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102cm"/>
    </style:style>
    <style:style style:name="gr39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9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58cm"/>
    </style:style>
    <style:style style:name="gr39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37cm"/>
    </style:style>
    <style:style style:name="gr39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241cm"/>
    </style:style>
    <style:style style:name="gr40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0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0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4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1" style:family="graphic" style:parent-style-name="objectwithoutfill">
      <style:graphic-properties svg:stroke-width="0.08cm" draw:marker-start="Symmetric_20_Arrow" draw:marker-start-width="0.44cm" draw:marker-end-width="0.44cm" draw:fill="none" draw:textarea-vertical-align="middle" fo:padding-top="0.165cm" fo:padding-bottom="0.165cm" fo:padding-left="0.29cm" fo:padding-right="0.29cm"/>
    </style:style>
    <style:style style:name="gr43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631cm"/>
    </style:style>
    <style:style style:name="gr433" style:family="graphic" style:parent-style-name="objectwithoutfill">
      <style:graphic-properties draw:stroke="dash" draw:stroke-dash="Fine_20_Dashed_20__28_var_29_" svg:stroke-width="0.106cm" svg:stroke-color="#ff3300" draw:marker-start="" draw:marker-start-width="0.479cm" draw:marker-end="Symmetric_20_Arrow" draw:marker-end-width="0.479cm" draw:fill="none" draw:textarea-vertical-align="middle" fo:padding-top="0.178cm" fo:padding-bottom="0.178cm" fo:padding-left="0.303cm" fo:padding-right="0.303cm"/>
    </style:style>
    <style:style style:name="gr43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553cm"/>
    </style:style>
    <style:style style:name="gr435" style:family="graphic" style:parent-style-name="objectwithoutfill">
      <style:graphic-properties draw:stroke="dash" draw:stroke-dash="Fine_20_Dashed_20__28_var_29_" svg:stroke-width="0.106cm" svg:stroke-color="#ff3300" draw:marker-start-width="0.479cm" draw:marker-end-width="0.479cm" draw:fill="none" draw:textarea-vertical-align="middle" fo:padding-top="0.178cm" fo:padding-bottom="0.178cm" fo:padding-left="0.303cm" fo:padding-right="0.303cm"/>
    </style:style>
    <style:style style:name="gr43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3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3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39"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4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44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4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4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4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2.14cm" fo:padding-top="0.125cm" fo:padding-bottom="0.125cm" fo:padding-left="0.25cm" fo:padding-right="0.25cm" draw:shadow="hidden" draw:shadow-offset-x="0.2cm" draw:shadow-offset-y="0.2cm" draw:shadow-color="#808080"/>
    </style:style>
    <style:style style:name="gr4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4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42cm" fo:padding-top="0.125cm" fo:padding-bottom="0.125cm" fo:padding-left="0.25cm" fo:padding-right="0.25cm" draw:shadow="hidden" draw:shadow-offset-x="0.2cm" draw:shadow-offset-y="0.2cm" draw:shadow-color="#808080"/>
    </style:style>
    <style:style style:name="gr44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5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2"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4.117cm" fo:padding-top="0.125cm" fo:padding-bottom="0.125cm" fo:padding-left="0.25cm" fo:padding-right="0.25cm" draw:shadow="hidden" draw:shadow-offset-x="0.2cm" draw:shadow-offset-y="0.2cm" draw:shadow-color="#808080"/>
    </style:style>
    <style:style style:name="gr45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5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7"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5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6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6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46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6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46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7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47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4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7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4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039cm" fo:padding-top="0.125cm" fo:padding-bottom="0.125cm" fo:padding-left="0.25cm" fo:padding-right="0.25cm" draw:shadow="hidden" draw:shadow-offset-x="0.2cm" draw:shadow-offset-y="0.2cm" draw:shadow-color="#808080"/>
    </style:style>
    <style:style style:name="gr48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8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849cm" fo:padding-top="0.125cm" fo:padding-bottom="0.125cm" fo:padding-left="0.25cm" fo:padding-right="0.25cm" draw:shadow="hidden" draw:shadow-offset-x="0.2cm" draw:shadow-offset-y="0.2cm" draw:shadow-color="#808080"/>
    </style:style>
    <style:style style:name="gr48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9"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49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49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2"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493" style:family="graphic" style:parent-style-name="standard">
      <style:graphic-properties draw:stroke="none" draw:fill="none" fo:min-height="10.373cm"/>
    </style:style>
    <style:style style:name="gr494"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495" style:family="graphic" style:parent-style-name="standard">
      <style:graphic-properties draw:stroke="solid" svg:stroke-width="0.081cm" svg:stroke-color="#999999" draw:marker-start-width="0.321cm" draw:marker-end-width="0.321cm" draw:fill-color="#dddddd" draw:textarea-horizontal-align="justify" draw:textarea-vertical-align="middle" draw:auto-grow-height="false" fo:min-height="0cm" fo:min-width="0cm" fo:padding-top="0.165cm" fo:padding-bottom="0.165cm" fo:padding-left="0.29cm" fo:padding-right="0.29cm"/>
    </style:style>
    <style:style style:name="gr496" style:family="graphic" style:parent-style-name="objectwithoutfill">
      <style:graphic-properties svg:stroke-width="0.08cm" svg:stroke-color="#0000ff" draw:marker-start-width="0.44cm" draw:marker-end="" draw:marker-end-width="0.44cm" draw:fill="none" draw:textarea-vertical-align="middle" fo:padding-top="0.165cm" fo:padding-bottom="0.165cm" fo:padding-left="0.29cm" fo:padding-right="0.29cm"/>
    </style:style>
    <style:style style:name="gr497" style:family="graphic" style:parent-style-name="objectwithoutfill">
      <style:graphic-properties svg:stroke-width="0.08cm" svg:stroke-color="#0000ff" draw:marker-start-width="0.44cm" draw:marker-end="Symmetric_20_Arrow" draw:marker-end-width="0.44cm" draw:fill="none" draw:textarea-vertical-align="middle" fo:padding-top="0.165cm" fo:padding-bottom="0.165cm" fo:padding-left="0.29cm" fo:padding-right="0.29cm"/>
    </style:style>
    <style:style style:name="gr498" style:family="graphic" style:parent-style-name="objectwithoutfill">
      <style:graphic-properties svg:stroke-width="0.08cm" svg:stroke-color="#579d1c" draw:marker-start-width="0.44cm" draw:marker-end="" draw:marker-end-width="0.44cm" draw:fill="none" draw:textarea-vertical-align="middle" fo:padding-top="0.165cm" fo:padding-bottom="0.165cm" fo:padding-left="0.29cm" fo:padding-right="0.29cm"/>
    </style:style>
    <style:style style:name="gr499" style:family="graphic" style:parent-style-name="objectwithoutfill">
      <style:graphic-properties svg:stroke-width="0.08cm" svg:stroke-color="#579d1c" draw:marker-start-width="0.44cm" draw:marker-end="Symmetric_20_Arrow" draw:marker-end-width="0.44cm" draw:fill="none" draw:textarea-vertical-align="middle" fo:padding-top="0.165cm" fo:padding-bottom="0.165cm" fo:padding-left="0.29cm" fo:padding-right="0.29cm"/>
    </style:style>
    <style:style style:name="gr500" style:family="graphic" style:parent-style-name="standard">
      <style:graphic-properties draw:stroke="none" svg:stroke-color="#000000" draw:fill="none" draw:fill-color="#ffffff" draw:textarea-horizontal-align="left" draw:auto-grow-height="true" draw:auto-grow-width="true" fo:min-height="0.713cm" fo:min-width="1.374cm"/>
    </style:style>
    <style:style style:name="gr501" style:family="graphic" style:parent-style-name="standard">
      <style:graphic-properties draw:stroke="none" svg:stroke-color="#579d1c" draw:fill="none" draw:fill-color="#ffffff" draw:textarea-horizontal-align="left" draw:auto-grow-height="true" draw:auto-grow-width="true" fo:min-height="0.713cm" fo:min-width="1.623cm"/>
    </style:style>
    <style:style style:name="gr502" style:family="graphic" style:parent-style-name="standard">
      <style:graphic-properties draw:stroke="none" draw:fill="none" fo:min-height="3.725cm"/>
    </style:style>
    <style:style style:name="gr50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04" style:family="graphic" style:parent-style-name="standard">
      <style:graphic-properties draw:stroke="none" draw:fill="none" fo:min-height="11.041cm"/>
    </style:style>
    <style:style style:name="gr505" style:family="graphic" style:parent-style-name="objectwithoutfill">
      <style:graphic-properties svg:stroke-width="0.08cm" svg:stroke-color="#000000" draw:marker-start="Symmetric_20_Arrow" draw:marker-start-width="0.44cm" draw:marker-end="Symmetric_20_Arrow" draw:marker-end-width="0.44cm" draw:fill="none" draw:textarea-vertical-align="middle" fo:padding-top="0.165cm" fo:padding-bottom="0.165cm" fo:padding-left="0.29cm" fo:padding-right="0.29cm"/>
    </style:style>
    <style:style style:name="gr506" style:family="graphic" style:parent-style-name="objectwithoutfill">
      <style:graphic-properties svg:stroke-width="0.08cm" svg:stroke-color="#000000" draw:marker-start-width="0.44cm" draw:marker-end="Symmetric_20_Arrow" draw:marker-end-width="0.44cm" draw:fill="none" draw:textarea-vertical-align="middle" fo:padding-top="0.165cm" fo:padding-bottom="0.165cm" fo:padding-left="0.29cm" fo:padding-right="0.29cm"/>
    </style:style>
    <style:style style:name="gr507"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P18" style:family="paragraph">
      <style:paragraph-properties fo:text-align="end">
        <style:tab-stops/>
      </style:paragraph-properties>
      <style:text-properties fo:font-size="10pt" style:font-size-asian="10pt" style:font-size-complex="10pt"/>
    </style:style>
    <style:style style:name="P19"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P20" style:family="paragraph">
      <style:paragraph-properties fo:text-align="end"/>
      <style:text-properties fo:font-size="15pt" style:font-size-asian="15pt" style:font-size-complex="15pt"/>
    </style:style>
    <style:style style:name="P21" style:family="paragraph">
      <style:paragraph-properties fo:text-align="end">
        <style:tab-stops/>
      </style:paragraph-properties>
      <style:text-properties fo:font-size="15pt" style:font-size-asian="15pt" style:font-size-complex="15pt"/>
    </style:style>
    <style:style style:name="P22" style:family="paragraph">
      <style:paragraph-properties fo:text-align="start"/>
      <style:text-properties fo:font-size="15pt" style:font-size-asian="15pt" style:font-size-complex="15pt"/>
    </style:style>
    <style:style style:name="P23" style:family="paragraph">
      <style:paragraph-properties fo:text-align="end">
        <style:tab-stops/>
      </style:paragraph-properties>
      <style:text-properties fo:font-size="15pt" style:text-underline-style="none" style:font-size-asian="15pt" style:font-size-complex="15pt"/>
    </style:style>
    <style:style style:name="P24" style:family="paragraph">
      <style:paragraph-properties fo:text-align="center" style:text-autospace="none"/>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P25" style:family="paragraph">
      <style:paragraph-properties fo:text-align="end">
        <style:tab-stops/>
      </style:paragraph-properties>
      <style:text-properties fo:font-size="12pt" fo:font-weight="bold" style:font-weight-asian="bold" style:font-weight-complex="bold"/>
    </style:style>
    <style:style style:name="P26" style:family="paragraph">
      <style:text-properties fo:font-size="15pt" fo:font-weight="bold" style:font-size-asian="15pt" style:font-weight-asian="bold" style:font-size-complex="15pt" style:font-weight-complex="bold"/>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8" style:family="paragraph">
      <style:paragraph-properties fo:text-align="start">
        <style:tab-stops/>
      </style:paragraph-properties>
    </style:style>
    <style:style style:name="P29" style:family="paragraph">
      <style:paragraph-properties fo:text-align="start">
        <style:tab-stops/>
      </style:paragraph-properties>
      <style:text-properties fo:font-size="12pt" style:font-size-asian="12pt" style:font-size-complex="12pt"/>
    </style:style>
    <style:style style:name="P30" style:family="paragraph">
      <style:paragraph-properties fo:text-align="end">
        <style:tab-stops/>
      </style:paragraph-properties>
      <style:text-properties fo:font-size="28pt" style:font-size-asian="28pt" style:font-size-complex="28pt"/>
    </style:style>
    <style:style style:name="P31" style:family="paragraph">
      <style:paragraph-properties fo:text-align="start">
        <style:tab-stops/>
      </style:paragraph-properties>
      <style:text-properties fo:font-size="16pt" style:font-size-asian="16pt" style:font-size-complex="16pt"/>
    </style:style>
    <style:style style:name="P32" style:family="paragraph">
      <style:paragraph-properties fo:text-align="start">
        <style:tab-stops/>
      </style:paragraph-properties>
      <style:text-properties fo:font-size="24pt" fo:font-weight="bold" style:font-size-asian="24pt" style:font-weight-asian="bold" style:font-size-complex="24pt" style:font-weight-complex="bold"/>
    </style:style>
    <style:style style:name="P33" style:family="paragraph">
      <style:paragraph-properties fo:text-align="end"/>
      <style:text-properties fo:font-size="16pt" style:font-size-asian="16pt" style:font-size-complex="16pt"/>
    </style:style>
    <style:style style:name="P34" style:family="paragraph">
      <style:paragraph-properties fo:margin-left="0cm" fo:margin-right="0.3cm" fo:margin-top="0cm" fo:margin-bottom="0.6cm" fo:text-align="center" fo:text-indent="0cm">
        <style:tab-stops/>
      </style:paragraph-properties>
      <style:text-properties style:text-position="0% 100%" fo:font-family="'Britannic Bold'" style:font-family-generic="swiss" style:font-pitch="variable" fo:font-size="45pt" style:font-size-asian="45pt" style:font-size-complex="45pt"/>
    </style:style>
    <style:style style:name="P35" style:family="paragraph">
      <style:paragraph-properties fo:margin-left="0cm" fo:margin-right="0cm" fo:line-height="100%" fo:text-indent="0cm" style:writing-mode="lr-tb"/>
    </style:style>
    <style:style style:name="P36" style:family="paragraph">
      <style:paragraph-properties fo:margin-left="0cm" fo:margin-right="0cm" fo:line-height="100%" fo:text-indent="0cm" style:writing-mode="lr-tb" style:font-independent-line-spacing="true"/>
      <style:text-properties fo:font-size="18pt"/>
    </style:style>
    <style:style style:name="P37" style:family="paragraph">
      <style:paragraph-properties fo:margin-left="0cm" fo:margin-right="0cm" fo:text-align="center" fo:text-indent="0cm" style:writing-mode="lr-tb" style:font-independent-line-spacing="true"/>
    </style:style>
    <style:style style:name="P38" style:family="paragraph">
      <style:paragraph-properties fo:margin-left="0cm" fo:margin-right="0cm" fo:margin-top="0cm" fo:margin-bottom="0cm" fo:line-height="100%" fo:text-align="end"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align="end" fo:text-indent="0cm">
        <style:tab-stops/>
      </style:paragraph-properties>
    </style:style>
    <style:style style:name="P40"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end" fo:text-indent="0cm"/>
    </style:style>
    <style:style style:name="P42" style:family="paragraph">
      <style:paragraph-properties fo:text-align="end">
        <style:tab-stops/>
      </style:paragraph-properties>
      <style:text-properties fo:font-size="20pt" fo:font-weight="bold" style:font-size-asian="20pt" style:font-weight-asian="bold" style:font-size-complex="20pt" style:font-weight-complex="bold"/>
    </style:style>
    <style:style style:name="P43" style:family="paragraph">
      <style:paragraph-properties fo:text-align="end"/>
      <style:text-properties fo:font-size="18pt"/>
    </style:style>
    <style:style style:name="P44" style:family="paragraph">
      <style:paragraph-properties fo:text-align="center"/>
      <style:text-properties fo:font-size="18pt"/>
    </style:style>
    <style:style style:name="P45"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46" style:family="paragraph">
      <style:text-properties fo:font-size="18pt"/>
    </style:style>
    <style:style style:name="P47" style:family="paragraph">
      <style:paragraph-properties fo:text-align="center">
        <style:tab-stops/>
      </style:paragraph-properties>
      <style:text-properties fo:font-size="20pt" fo:font-weight="bold" style:font-size-asian="20pt" style:font-weight-asian="bold" style:font-size-complex="20pt" style:font-weight-complex="bold"/>
    </style:style>
    <style:style style:name="P48" style:family="paragraph">
      <style:paragraph-properties fo:text-align="end">
        <style:tab-stops/>
      </style:paragraph-properties>
      <style:text-properties fo:font-size="50pt" fo:font-weight="bold" style:font-size-asian="50pt" style:font-weight-asian="bold" style:font-size-complex="50pt" style:font-weight-complex="bold"/>
    </style:style>
    <style:style style:name="P49" style:family="paragraph">
      <style:paragraph-properties fo:text-align="end"/>
      <style:text-properties fo:font-size="14pt" style:font-size-asian="14pt" style:font-size-complex="14pt"/>
    </style:style>
    <style:style style:name="P50" style:family="paragraph">
      <style:paragraph-properties fo:text-align="center"/>
      <style:text-properties fo:font-size="16pt" fo:font-weight="bold" style:font-size-asian="16pt" style:font-weight-asian="bold" style:font-size-complex="16pt" style:font-weight-complex="bold"/>
    </style:style>
    <style:style style:name="P51" style:family="paragraph">
      <style:paragraph-properties fo:text-align="center"/>
      <style:text-properties fo:font-size="20pt" style:font-size-asian="20pt" style:font-size-complex="20pt"/>
    </style:style>
    <style:style style:name="P52"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P53" style:family="paragraph">
      <style:paragraph-properties fo:margin-left="0cm" fo:margin-right="0cm" fo:line-height="100%" fo:text-indent="0cm" style:writing-mode="lr-tb" style:font-independent-line-spacing="true"/>
      <style:text-properties fo:font-size="16pt" style:font-size-asian="16pt" style:font-size-complex="16pt"/>
    </style:style>
    <style:style style:name="P54" style:family="paragraph">
      <style:paragraph-properties style:text-autospace="none"/>
      <style:text-properties fo:font-family="Calibri" style:font-family-generic="swiss" style:font-pitch="variable" fo:font-size="16pt" fo:font-weight="bold" style:font-size-asian="16pt" style:font-weight-asian="bold" style:font-size-complex="16pt" style:font-weight-complex="bold"/>
    </style:style>
    <style:style style:name="P55" style:family="paragraph">
      <style:paragraph-properties fo:text-align="center"/>
      <style:text-properties fo:color="#579d1c"/>
    </style:style>
    <style:style style:name="P56" style:family="paragraph">
      <style:text-properties fo:color="#0000ff"/>
    </style:style>
    <style:style style:name="P57" style:family="paragraph">
      <style:text-properties fo:color="#579d1c"/>
    </style:style>
    <style:style style:name="P58" style:family="paragraph">
      <style:paragraph-properties style:text-autospace="none">
        <style:tab-stops>
          <style:tab-stop style:position="0cm"/>
          <style:tab-stop style:position="5cm"/>
        </style:tab-stops>
      </style:paragraph-properties>
    </style:style>
    <style:style style:name="P59" style:family="paragraph">
      <style:paragraph-properties style:text-autospace="none"/>
      <style:text-properties fo:font-size="16pt" style:font-size-asian="16pt" style:font-size-complex="16pt"/>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style:style style:name="T9" style:family="text">
      <style:text-properties fo:font-size="10pt" style:font-size-asian="10pt" style:font-size-complex="10pt"/>
    </style:style>
    <style:style style:name="T10"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1" style:family="text">
      <style:text-properties fo:font-size="15pt" style:font-size-asian="15pt" style:font-size-complex="15pt"/>
    </style:style>
    <style:style style:name="T12" style:family="text">
      <style:text-properties fo:font-size="15pt" style:text-underline-style="none" style:font-size-asian="15pt" style:font-size-complex="15pt"/>
    </style:style>
    <style:style style:name="T13" style:family="text">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T14" style:family="text">
      <style:text-properties fo:font-size="12pt" fo:font-weight="bold" style:font-weight-asian="bold" style:font-weight-complex="bold"/>
    </style:style>
    <style:style style:name="T15" style:family="text">
      <style:text-properties fo:font-size="15pt" fo:font-weight="bold" style:font-size-asian="15pt" style:font-weight-asian="bold" style:font-size-complex="15pt" style:font-weight-complex="bold"/>
    </style:style>
    <style:style style:name="T16" style:family="text">
      <style:text-properties fo:color="#000000"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17" style:family="text">
      <style:text-properties fo:font-size="28pt" style:font-size-asian="28pt" style:font-size-complex="28pt"/>
    </style:style>
    <style:style style:name="T18" style:family="text">
      <style:text-properties fo:font-size="16pt" style:font-size-asian="16pt" style:font-size-complex="16pt"/>
    </style:style>
    <style:style style:name="T19" style:family="text">
      <style:text-properties fo:font-size="24pt" fo:font-weight="bold" style:font-size-asian="24pt" style:font-weight-asian="bold" style:font-size-complex="24pt" style:font-weight-complex="bold"/>
    </style:style>
    <style:style style:name="T20" style:family="text">
      <style:text-properties style:text-position="0% 100%" fo:font-family="'DejaVu Sans'" style:font-style-name="Oblique" style:font-family-generic="swiss" style:font-pitch="variable" fo:font-size="45pt" style:font-size-asian="45pt" style:font-size-complex="45pt"/>
    </style:style>
    <style:style style:name="T21" style:family="text">
      <style:text-properties style:text-position="0% 100%" fo:font-family="'Britannic Bold'" style:font-family-generic="swiss" style:font-pitch="variable" fo:font-size="5pt" style:font-size-asian="5pt" style:font-size-complex="5pt"/>
    </style:style>
    <style:style style:name="T22"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3"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4"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5"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6"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7"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9" style:family="text">
      <style:text-properties fo:font-size="20pt" fo:font-weight="bold" style:font-size-asian="20pt" style:font-weight-asian="bold" style:font-size-complex="20pt" style:font-weight-complex="bold"/>
    </style:style>
    <style:style style:name="T30" style:family="text">
      <style:text-properties fo:font-size="18pt"/>
    </style:style>
    <style:style style:name="T31" style:family="text">
      <style:text-properties fo:color="#00008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2" style:family="text">
      <style:text-properties fo:color="#000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3" style:family="text">
      <style:text-properties fo:color="#660e7a"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4" style:family="text">
      <style:text-properties fo:color="#0000ff"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5" style:family="text">
      <style:text-properties fo:color="#00000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6" style:family="text">
      <style:text-properties fo:color="#00000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37" style:family="text">
      <style:text-properties fo:color="#808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8" style:family="text">
      <style:text-properties fo:color="#008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9" style:family="text">
      <style:text-properties fo:color="#0000ff"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0" style:family="text">
      <style:text-properties fo:color="#000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1" style:family="text">
      <style:text-properties fo:color="#20999d"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2" style:family="text">
      <style:text-properties fo:color="#0000ff"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3" style:family="text">
      <style:text-properties fo:color="#00008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4" style:family="text">
      <style:text-properties fo:font-size="50pt" fo:font-weight="bold" style:font-size-asian="50pt" style:font-weight-asian="bold" style:font-size-complex="50pt" style:font-weight-complex="bold"/>
    </style:style>
    <style:style style:name="T45" style:family="text">
      <style:text-properties fo:font-size="14pt" style:font-size-asian="14pt" style:font-size-complex="14pt"/>
    </style:style>
    <style:style style:name="T46" style:family="text">
      <style:text-properties fo:font-size="16pt" fo:font-weight="bold" style:font-size-asian="16pt" style:font-weight-asian="bold" style:font-size-complex="16pt" style:font-weight-complex="bold"/>
    </style:style>
    <style:style style:name="T47" style:family="text">
      <style:text-properties fo:color="#000000" style:text-outline="false" style:text-line-through-style="none" style:text-position="0% 100%" fo:font-family="Calibri" style:font-family-generic="swiss" style:font-pitch="variable" fo:font-size="18pt" fo:language="en" fo:country="US"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8" style:family="text">
      <style:text-properties fo:font-size="20pt" style:font-size-asian="20pt" style:font-size-complex="20pt"/>
    </style:style>
    <style:style style:name="T49" style:family="text">
      <style:text-properties fo:font-family="Calibri" style:font-family-generic="swiss" style:font-pitch="variable" fo:font-size="20pt" fo:language="en" fo:country="US" style:font-size-asian="20pt" style:language-asian="en" style:country-asian="US" style:font-size-complex="20pt" style:language-complex="en" style:country-complex="US"/>
    </style:style>
    <style:style style:name="T50" style:family="text">
      <style:text-properties fo:font-family="'Source Code Pro'" fo:font-size="9pt" style:font-family-asian="'Source Code Pro'" style:font-size-asian="9pt" style:font-family-complex="'Source Code Pro'" style:font-size-complex="9pt"/>
    </style:style>
    <style:style style:name="T51" style:family="text">
      <style:text-properties fo:color="#00008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2" style:family="text">
      <style:text-properties fo:color="#660e7a"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53" style:family="text">
      <style:text-properties fo:color="#00000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4" style:family="text">
      <style:text-properties fo:color="#00000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55" style:family="text">
      <style:text-properties fo:color="#0000ff"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6" style:family="text">
      <style:text-properties fo:color="#80808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57" style:family="text">
      <style:text-properties fo:color="#000000"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58" style:family="text">
      <style:text-properties fo:color="#000080"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59" style:family="text">
      <style:text-properties fo:color="#660e7a"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0" style:family="text">
      <style:text-properties fo:color="#00000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1" style:family="text">
      <style:text-properties fo:color="#0000ff"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2"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3" style:family="text">
      <style:text-properties fo:color="#0000ff"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4" style:family="text">
      <style:text-properties fo:color="#0000ff"/>
    </style:style>
    <style:style style:name="T65" style:family="text">
      <style:text-properties fo:color="#579d1c"/>
    </style:style>
    <style:style style:name="T66" style:family="text">
      <style:text-properties fo:color="#000080" style:text-outline="false" style:text-line-through-style="none" fo:font-family="Calibri" style:font-family-generic="swiss" style:font-pitch="variable" fo:font-size="16pt" fo:text-shadow="none" style:text-underline-style="none" fo:font-weight="bold" style:letter-kerning="true"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7" style:family="text">
      <style:text-properties fo:color="#660e7a" style:text-outline="false" style:text-line-through-style="none" fo:font-family="Calibri" style:font-family-generic="swiss" style:font-pitch="variable" fo:font-size="16pt" fo:font-style="italic" fo:text-shadow="none" style:text-underline-style="none" fo:font-weight="bold" style:letter-kerning="true"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8" style:family="text">
      <style:text-properties fo:color="#000000" style:text-outline="false" style:text-line-through-style="none" fo:font-family="Calibri" style:font-family-generic="swiss" style:font-pitch="variable" fo:font-size="16pt" fo:text-shadow="none" style:text-underline-style="none" fo:font-weight="bold" style:letter-kerning="true"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9" style:family="text">
      <style:text-properties fo:color="#000000" style:text-outline="false" style:text-line-through-style="none" fo:font-family="Calibri" style:font-family-generic="swiss" style:font-pitch="variable" fo:font-size="16pt" fo:font-style="italic" fo:text-shadow="none" style:text-underline-style="none" fo:font-weight="bold" style:letter-kerning="true"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70" style:family="text">
      <style:text-properties fo:color="#000000"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1" style:family="text">
      <style:text-properties fo:color="#0000ff"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2" style:family="text">
      <style:text-properties fo:color="#000080"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payload</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payload</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621cm" svg:height="6.613cm" svg:x="36.85cm" svg:y="19.137cm">
          <text:p/>
        </draw:rect>
        <draw:rect draw:style-name="gr42" draw:text-style-name="P3" draw:layer="layout" svg:width="2.678cm" svg:height="6.613cm" svg:x="30.822cm" svg:y="19.287cm">
          <text:p/>
        </draw:rect>
        <draw:frame draw:style-name="gr43" draw:layer="layout" svg:width="1.488cm" svg:height="0.963cm" svg:x="31.45cm" svg:y="18.387cm">
          <draw:text-box>
            <text:p>this</text:p>
          </draw:text-box>
        </draw:frame>
        <draw:frame draw:style-name="gr44" draw:layer="layout" svg:width="3.918cm" svg:height="0.963cm" svg:x="36.1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6.918cm" svg:y="5.657cm">
            <text:p/>
          </draw:rect>
          <draw:frame draw:style-name="gr29" draw:text-style-name="P5" draw:layer="layout" svg:width="2.369cm" svg:height="0.725cm" svg:x="37.3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6.857cm" svg:y="2.484cm">
            <text:p/>
          </draw:rect>
          <draw:frame draw:style-name="gr29" draw:text-style-name="P5" draw:layer="layout" svg:width="2.369cm" svg:height="0.725cm" svg:x="37.301cm" svg:y="2.352cm">
            <draw:text-box>
              <text:p text:style-name="P4"><text:span text:style-name="T3">red</text:span></text:p>
            </draw:text-box>
          </draw:frame>
        </draw:g>
        <draw:g>
          <draw:rect draw:style-name="gr3" draw:text-style-name="P3" draw:layer="layout" svg:width="0.5cm" svg:height="0.5cm" svg:x="36.855cm" svg:y="0.382cm">
            <text:p/>
          </draw:rect>
          <draw:frame draw:style-name="gr29" draw:text-style-name="P5" draw:layer="layout" svg:width="2.369cm" svg:height="0.725cm" svg:x="37.299cm" svg:y="0.25cm">
            <draw:text-box>
              <text:p text:style-name="P4"><text:span text:style-name="T3">valid</text:span></text:p>
            </draw:text-box>
          </draw:frame>
        </draw:g>
        <draw:g>
          <draw:rect draw:style-name="gr2" draw:text-style-name="P3" draw:layer="layout" svg:width="1cm" svg:height="2cm" svg:x="34.518cm" svg:y="2.55cm">
            <text:p/>
          </draw:rect>
          <draw:custom-shape draw:style-name="gr40" draw:text-style-name="P13" draw:layer="layout" svg:width="0.5cm" svg:height="0.5cm" draw:transform="rotate (-1.57079632679579) translate (35.0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2" draw:text-style-name="P3" draw:layer="layout" svg:width="1cm" svg:height="2cm" svg:x="34.518cm" svg:y="0.05cm">
            <text:p/>
          </draw:rect>
          <draw:custom-shape draw:style-name="gr40" draw:text-style-name="P13" draw:layer="layout" svg:width="0.5cm" svg:height="0.5cm" draw:transform="rotate (-1.57079632679579) translate (35.0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42" draw:text-style-name="P3" draw:layer="layout" svg:width="2.15cm" svg:height="6.613cm" svg:x="36.6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6.9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6.857cm" svg:y="3.033cm">
            <text:p/>
          </draw:rect>
          <draw:frame draw:style-name="gr29" draw:text-style-name="P5" draw:layer="layout" svg:width="2.369cm" svg:height="0.725cm" svg:x="37.301cm" svg:y="2.901cm">
            <draw:text-box>
              <text:p text:style-name="P4"><text:span text:style-name="T3">green</text:span></text:p>
            </draw:text-box>
          </draw:frame>
        </draw:g>
        <draw:g>
          <draw:rect draw:style-name="gr3" draw:text-style-name="P3" draw:layer="layout" svg:width="0.5cm" svg:height="0.5cm" svg:x="36.857cm" svg:y="3.558cm">
            <text:p/>
          </draw:rect>
          <draw:frame draw:style-name="gr29" draw:text-style-name="P5" draw:layer="layout" svg:width="2.369cm" svg:height="0.725cm" svg:x="37.3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53cm" svg:y1="0.638cm" svg:x2="34.517cm" svg:y2="0.638cm">
          <text:p/>
        </draw:line>
        <draw:line draw:style-name="gr55" draw:text-style-name="P3" draw:layer="layout" svg:x1="28.175cm" svg:y1="2.765cm" svg:x2="32.225cm" svg:y2="2.765cm">
          <text:p/>
        </draw:line>
        <draw:line draw:style-name="gr55" draw:text-style-name="P3" draw:layer="layout" svg:x1="34.518cm" svg:y1="3.024cm" svg:x2="32.734cm" svg:y2="3.774cm">
          <text:p/>
        </draw:line>
        <draw:line draw:style-name="gr55" draw:text-style-name="P3" draw:layer="layout" svg:x1="34.518cm" svg:y1="2.924cm" svg:x2="32.734cm" svg:y2="3.269cm">
          <text:p/>
        </draw:line>
        <draw:line draw:style-name="gr55" draw:text-style-name="P3" draw:layer="layout" svg:x1="34.518cm" svg:y1="2.769cm" svg:x2="32.734cm" svg:y2="2.769cm">
          <text:p/>
        </draw:line>
        <draw:line draw:style-name="gr55" draw:text-style-name="P3" draw:layer="layout" svg:x1="35.518cm" svg:y1="2.924cm" svg:x2="36.857cm" svg:y2="3.774cm">
          <text:p/>
        </draw:line>
        <draw:line draw:style-name="gr55" draw:text-style-name="P3" draw:layer="layout" svg:x1="35.518cm" svg:y1="2.863cm" svg:x2="36.857cm" svg:y2="3.274cm">
          <text:p/>
        </draw:line>
        <draw:line draw:style-name="gr55" draw:text-style-name="P3" draw:layer="layout" svg:x1="35.518cm" svg:y1="2.754cm" svg:x2="36.857cm" svg:y2="2.754cm">
          <text:p/>
        </draw:line>
        <draw:line draw:style-name="gr55" draw:text-style-name="P3" draw:layer="layout" svg:x1="32.725cm" svg:y1="5.674cm" svg:x2="34.475cm" svg:y2="5.674cm">
          <text:p/>
        </draw:line>
        <draw:line draw:style-name="gr55" draw:text-style-name="P3" draw:layer="layout" svg:x1="34.443cm" svg:y1="5.913cm" svg:x2="36.918cm" svg:y2="5.913cm">
          <text:p/>
        </draw:line>
        <draw:line draw:style-name="gr55" draw:text-style-name="P3" draw:layer="layout" svg:x1="36.855cm" svg:y1="0.638cm" svg:x2="35.5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5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362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3" draw:id="id53">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4" draw:id="id54">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6" draw:id="id56">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2" draw:id="id52">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1" draw:start-glue-point="3" draw:end-shape="id52" draw:end-glue-point="1" svg:d="M13115 36839h-1000">
          <text:p/>
        </draw:connector>
        <draw:g xml:id="id51" draw:id="id51">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7" draw:id="id57">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3" draw:start-glue-point="3" svg:d="M7907 36839h-1292v4145">
          <text:p/>
        </draw:connector>
        <draw:connector draw:style-name="gr8" draw:text-style-name="P3" draw:layer="layout" draw:line-skew="-0.05cm" svg:x1="7.894cm" svg:y1="37.539cm" svg:x2="7.268cm" svg:y2="41.002cm" draw:start-shape="id54" draw:start-glue-point="3" svg:d="M7894 37539h-626v3463">
          <text:p/>
        </draw:connector>
        <draw:rect draw:style-name="gr2" draw:text-style-name="P3" xml:id="id58" draw:id="id58"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5" draw:id="id55" draw:layer="layout" svg:width="0.25cm" svg:height="1cm" draw:transform="rotate (1.5707963267946) translate (12.173cm 38.977cm)">
          <text:p/>
        </draw:rect>
        <draw:connector draw:style-name="gr31" draw:text-style-name="P3" draw:layer="layout" svg:x1="12.673cm" svg:y1="38.727cm" svg:x2="12.115cm" svg:y2="37.539cm" draw:start-shape="id55" draw:start-glue-point="1" draw:end-shape="id56" draw:end-glue-point="1" svg:d="M12673 38727v-1188h-558">
          <text:p/>
        </draw:connector>
        <draw:connector draw:style-name="gr8" draw:text-style-name="P3" draw:layer="layout" svg:x1="6.173cm" svg:y1="41.602cm" svg:x2="5.009cm" svg:y2="41.521cm" draw:end-shape="id57"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58"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2"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2"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3"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5" draw:text-style-name="P5" draw:layer="layout" svg:width="4.346cm" svg:height="0.725cm" svg:x="18.522cm" svg:y="40.628cm">
            <draw:text-box>
              <text:p text:style-name="P4"><text:span text:style-name="T3">payload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5" draw:text-style-name="P5" draw:layer="layout" svg:width="4.346cm" svg:height="0.725cm" svg:x="1.849cm" svg:y="39.808cm">
            <draw:text-box>
              <text:p text:style-name="P4"><text:span text:style-name="T3">payload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2.75cm" svg:y="39.489cm">
            <draw:text-box>
              <text:p><text:span text:style-name="T4">Flow Bits(8 bit)</text:span></text:p>
            </draw:text-box>
          </draw:frame>
        </draw:g>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8"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9"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70"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1"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2"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3" draw:text-style-name="P3" draw:layer="layout" svg:width="7.5cm" svg:height="1cm" svg:x="2.807cm" svg:y="-5.749cm">
          <text:p text:style-name="P3">AvalonMMSlaveFactory</text:p>
        </draw:rect>
        <draw:line draw:style-name="gr52" draw:text-style-name="P3" draw:layer="layout" svg:x1="9.5cm" svg:y1="-9cm" svg:x2="9.5cm" svg:y2="-10.25cm">
          <text:p/>
        </draw:line>
        <draw:line draw:style-name="gr52" draw:text-style-name="P3" draw:layer="layout" svg:x1="7.995cm" svg:y1="-7.154cm" svg:x2="7.995cm" svg:y2="-8cm">
          <text:p/>
        </draw:line>
        <draw:rect draw:style-name="gr45" draw:text-style-name="P3" draw:layer="layout" svg:width="2cm" svg:height="1cm" svg:x="-12.15cm" svg:y="30.7cm">
          <text:p text:style-name="P3">Bits</text:p>
        </draw:rect>
        <draw:rect draw:style-name="gr73" draw:text-style-name="P3" draw:layer="layout" svg:width="7.5cm" svg:height="1cm" svg:x="1.032cm" svg:y="-7.154cm">
          <text:p text:style-name="P3">Apb3SlaveFactory</text:p>
        </draw:rect>
        <draw:rect draw:style-name="gr51" draw:text-style-name="P3" draw:layer="layout" svg:width="7.5cm" svg:height="1cm" draw:transform="rotate (1.5707963267946) translate (19.25cm -5cm)">
          <text:p text:style-name="P3">BusSlaveFactoryElement</text:p>
        </draw:rect>
        <draw:rect draw:style-name="gr73" draw:text-style-name="P3" draw:layer="layout" svg:width="9cm" svg:height="1cm" svg:x="21.75cm" svg:y="-10.5cm">
          <text:p text:style-name="P3">BusSlaveFactoryWrite</text:p>
        </draw:rect>
        <draw:rect draw:style-name="gr73" draw:text-style-name="P3" draw:layer="layout" svg:width="9cm" svg:height="1cm" svg:x="21.75cm" svg:y="-9.25cm">
          <text:p text:style-name="P3">BusSlaveFactoryOnRead</text:p>
        </draw:rect>
        <draw:rect draw:style-name="gr73" draw:text-style-name="P3" draw:layer="layout" svg:width="9cm" svg:height="1cm" svg:x="21.75cm" svg:y="-8cm">
          <text:p text:style-name="P3">BusSlaveFactoryRead</text:p>
        </draw:rect>
        <draw:rect draw:style-name="gr73" draw:text-style-name="P3" draw:layer="layout" svg:width="9cm" svg:height="1cm" svg:x="21.75cm" svg:y="-6.75cm">
          <text:p text:style-name="P3">BusSlaveFactoryNonStopWrite</text:p>
        </draw:rect>
        <draw:rect draw:style-name="gr73" draw:text-style-name="P3" draw:layer="layout" svg:width="9cm" svg:height="1cm" svg:x="21.75cm" svg:y="-11.75cm">
          <text:p text:style-name="P3">BusSlaveFactoryRead</text:p>
        </draw:rect>
        <draw:line draw:style-name="gr74"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rect draw:style-name="gr1" draw:text-style-name="P2" draw:layer="layout" svg:width="3.75cm" svg:height="1cm" svg:x="-14.016cm" svg:y="33.918cm">
          <text:p text:style-name="P1"><text:span text:style-name="T1">UartCtrl</text:span></text:p>
        </draw:rect>
        <draw:rect draw:style-name="gr2" draw:text-style-name="P3" draw:layer="layout" svg:width="3.75cm" svg:height="2cm" svg:x="-14.016cm" svg:y="34.918cm">
          <text:p/>
        </draw:rect>
        <draw:g xml:id="id60" draw:id="id60">
          <draw:rect draw:style-name="gr3" draw:text-style-name="P3" draw:layer="layout" svg:width="0.5cm" svg:height="0.5cm" svg:x="-14.224cm" svg:y="35.3cm">
            <text:p/>
          </draw:rect>
          <draw:frame draw:style-name="gr5" draw:text-style-name="P5" draw:layer="layout" svg:width="2.471cm" svg:height="0.725cm" svg:x="-13.724cm" svg:y="35.168cm">
            <draw:text-box>
              <text:p text:style-name="P4"><text:span text:style-name="T3">config</text:span></text:p>
            </draw:text-box>
          </draw:frame>
        </draw:g>
        <draw:g xml:id="id61" draw:id="id61">
          <draw:rect draw:style-name="gr3" draw:text-style-name="P3" draw:layer="layout" svg:width="0.5cm" svg:height="0.5cm" svg:x="-14.237cm" svg:y="36cm">
            <text:p/>
          </draw:rect>
          <draw:frame draw:style-name="gr5" draw:text-style-name="P5" draw:layer="layout" svg:width="2.471cm" svg:height="0.725cm" svg:x="-13.737cm" svg:y="35.868cm">
            <draw:text-box>
              <text:p text:style-name="P4"><text:span text:style-name="T3">write</text:span></text:p>
            </draw:text-box>
          </draw:frame>
        </draw:g>
        <draw:g xml:id="id63" draw:id="id63">
          <draw:rect draw:style-name="gr3" draw:text-style-name="P3" draw:layer="layout" svg:width="0.5cm" svg:height="0.5cm" svg:x="-10.516cm" svg:y="36cm">
            <text:p/>
          </draw:rect>
          <draw:frame draw:style-name="gr4" draw:text-style-name="P5" draw:layer="layout" svg:width="2.246cm" svg:height="0.725cm" svg:x="-12.676cm" svg:y="35.868cm">
            <draw:text-box>
              <text:p text:style-name="P4"><text:span text:style-name="T3">read</text:span></text:p>
            </draw:text-box>
          </draw:frame>
        </draw:g>
        <draw:g xml:id="id59" draw:id="id59">
          <draw:rect draw:style-name="gr3" draw:text-style-name="P3" draw:layer="layout" svg:width="0.5cm" svg:height="0.5cm" svg:x="-10.516cm" svg:y="35.3cm">
            <text:p/>
          </draw:rect>
          <draw:frame draw:style-name="gr4" draw:text-style-name="P5" draw:layer="layout" svg:width="2.246cm" svg:height="0.725cm" svg:x="-12.676cm" svg:y="35.168cm">
            <draw:text-box>
              <text:p text:style-name="P4"><text:span text:style-name="T3">uart</text:span></text:p>
            </draw:text-box>
          </draw:frame>
        </draw:g>
        <draw:connector draw:style-name="gr8" draw:text-style-name="P3" draw:layer="layout" svg:x1="-9.016cm" svg:y1="35.53cm" svg:x2="-10.016cm" svg:y2="35.53cm" draw:end-shape="id59" draw:end-glue-point="1" svg:d="M-9016 35530h-1000">
          <text:p/>
        </draw:connector>
        <draw:connector draw:style-name="gr8" draw:text-style-name="P3" draw:layer="layout" draw:line-skew="-0.383cm" svg:x1="-14.224cm" svg:y1="35.53cm" svg:x2="-15.516cm" svg:y2="39.675cm" draw:start-shape="id60" draw:start-glue-point="3" svg:d="M-14224 35530h-1292v4145">
          <text:p/>
        </draw:connector>
        <draw:connector draw:style-name="gr8" draw:text-style-name="P3" draw:layer="layout" draw:line-skew="-0.05cm" svg:x1="-14.237cm" svg:y1="36.23cm" svg:x2="-14.863cm" svg:y2="39.693cm" draw:start-shape="id61" draw:start-glue-point="3" svg:d="M-14237 36230h-626v3463">
          <text:p/>
        </draw:connector>
        <draw:rect draw:style-name="gr2" draw:text-style-name="P3" xml:id="id64" draw:id="id64" draw:layer="layout" svg:width="0.25cm" svg:height="1cm" draw:transform="rotate (1.5707963267946) translate (-9.958cm 38.418cm)">
          <text:p/>
        </draw:rect>
        <draw:rect draw:style-name="gr2" draw:text-style-name="P3" draw:layer="layout" svg:width="0.25cm" svg:height="1cm" draw:transform="rotate (1.5707963267946) translate (-9.958cm 38.168cm)">
          <text:p/>
        </draw:rect>
        <draw:rect draw:style-name="gr2" draw:text-style-name="P3" draw:layer="layout" svg:width="0.25cm" svg:height="1cm" draw:transform="rotate (1.5707963267946) translate (-9.958cm 37.918cm)">
          <text:p/>
        </draw:rect>
        <draw:rect draw:style-name="gr2" draw:text-style-name="P3" xml:id="id62" draw:id="id62" draw:layer="layout" svg:width="0.25cm" svg:height="1cm" draw:transform="rotate (1.5707963267946) translate (-9.958cm 37.668cm)">
          <text:p/>
        </draw:rect>
        <draw:connector draw:style-name="gr31" draw:text-style-name="P3" draw:layer="layout" svg:x1="-9.458cm" svg:y1="37.418cm" svg:x2="-10.016cm" svg:y2="36.23cm" draw:start-shape="id62" draw:start-glue-point="1" draw:end-shape="id63" draw:end-glue-point="1" svg:d="M-9458 37418v-1188h-558">
          <text:p/>
        </draw:connector>
        <draw:connector draw:style-name="gr8" draw:text-style-name="P3" draw:layer="layout" svg:x1="-15.958cm" svg:y1="40.293cm" svg:x2="-17.122cm" svg:y2="40.212cm" svg:d="M-15958 40293h-318v-81h-846">
          <text:p/>
        </draw:connector>
        <draw:custom-shape draw:style-name="gr32" draw:text-style-name="P11" draw:layer="layout" svg:width="8.25cm" svg:height="2.45cm" svg:x="-16.532cm" svg:y="39.21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9.445cm" svg:y1="39.553cm" svg:x2="-9.458cm" svg:y2="38.418cm" draw:end-shape="id64" draw:end-glue-point="3" svg:d="M-9445 39553v-297h-13v-838">
          <text:p/>
        </draw:connector>
        <draw:g>
          <draw:rect draw:style-name="gr2" draw:text-style-name="P13" draw:layer="layout" svg:width="0.5cm" svg:height="0.75cm" draw:transform="rotate (1.5707963267946) translate (-15.131cm 38.691cm)">
            <text:p/>
          </draw:rect>
          <draw:custom-shape draw:style-name="gr40" draw:text-style-name="P13" draw:layer="layout" svg:width="0.187cm" svg:height="0.25cm" svg:x="-14.662cm" svg:y="38.4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8.108cm" svg:y="35.228cm">
          <text:p text:style-name="P1"><text:span text:style-name="T1">UartCtrl</text:span></text:p>
        </draw:rect>
        <draw:rect draw:style-name="gr2" draw:text-style-name="P3" draw:layer="layout" svg:width="3.75cm" svg:height="2cm" svg:x="8.108cm" svg:y="36.228cm">
          <text:p/>
        </draw:rect>
        <draw:g xml:id="id66" draw:id="id66">
          <draw:rect draw:style-name="gr3" draw:text-style-name="P3" draw:layer="layout" svg:width="0.5cm" svg:height="0.5cm" svg:x="7.9cm" svg:y="36.61cm">
            <text:p/>
          </draw:rect>
          <draw:frame draw:style-name="gr5" draw:text-style-name="P5" draw:layer="layout" svg:width="2.471cm" svg:height="0.725cm" svg:x="8.4cm" svg:y="36.478cm">
            <draw:text-box>
              <text:p text:style-name="P4"><text:span text:style-name="T3">config</text:span></text:p>
            </draw:text-box>
          </draw:frame>
        </draw:g>
        <draw:g xml:id="id67" draw:id="id67">
          <draw:rect draw:style-name="gr3" draw:text-style-name="P3" draw:layer="layout" svg:width="0.5cm" svg:height="0.5cm" svg:x="7.887cm" svg:y="37.31cm">
            <text:p/>
          </draw:rect>
          <draw:frame draw:style-name="gr5" draw:text-style-name="P5" draw:layer="layout" svg:width="2.471cm" svg:height="0.725cm" svg:x="8.387cm" svg:y="37.178cm">
            <draw:text-box>
              <text:p text:style-name="P4"><text:span text:style-name="T3">write</text:span></text:p>
            </draw:text-box>
          </draw:frame>
        </draw:g>
        <draw:g xml:id="id69" draw:id="id69">
          <draw:rect draw:style-name="gr3" draw:text-style-name="P3" draw:layer="layout" svg:width="0.5cm" svg:height="0.5cm" svg:x="11.608cm" svg:y="37.31cm">
            <text:p/>
          </draw:rect>
          <draw:frame draw:style-name="gr4" draw:text-style-name="P5" draw:layer="layout" svg:width="2.246cm" svg:height="0.725cm" svg:x="9.448cm" svg:y="37.178cm">
            <draw:text-box>
              <text:p text:style-name="P4"><text:span text:style-name="T3">read</text:span></text:p>
            </draw:text-box>
          </draw:frame>
        </draw:g>
        <draw:g xml:id="id65" draw:id="id65">
          <draw:rect draw:style-name="gr3" draw:text-style-name="P3" draw:layer="layout" svg:width="0.5cm" svg:height="0.5cm" svg:x="11.608cm" svg:y="36.61cm">
            <text:p/>
          </draw:rect>
          <draw:frame draw:style-name="gr4" draw:text-style-name="P5" draw:layer="layout" svg:width="2.246cm" svg:height="0.725cm" svg:x="9.448cm" svg:y="36.478cm">
            <draw:text-box>
              <text:p text:style-name="P4"><text:span text:style-name="T3">uart</text:span></text:p>
            </draw:text-box>
          </draw:frame>
        </draw:g>
        <draw:connector draw:style-name="gr8" draw:text-style-name="P3" draw:layer="layout" svg:x1="13.108cm" svg:y1="36.84cm" svg:x2="12.108cm" svg:y2="36.84cm" draw:end-shape="id65" draw:end-glue-point="1" svg:d="M13108 36840h-1000">
          <text:p/>
        </draw:connector>
        <draw:connector draw:style-name="gr8" draw:text-style-name="P3" draw:layer="layout" draw:line-skew="-0.383cm" svg:x1="7.9cm" svg:y1="36.84cm" svg:x2="6.608cm" svg:y2="40.985cm" draw:start-shape="id66" draw:start-glue-point="3" svg:d="M7900 36840h-1292v4145">
          <text:p/>
        </draw:connector>
        <draw:connector draw:style-name="gr8" draw:text-style-name="P3" draw:layer="layout" draw:line-skew="-0.05cm" svg:x1="7.887cm" svg:y1="37.54cm" svg:x2="7.261cm" svg:y2="41.003cm" draw:start-shape="id67" draw:start-glue-point="3" svg:d="M7887 37540h-626v3463">
          <text:p/>
        </draw:connector>
        <draw:rect draw:style-name="gr2" draw:text-style-name="P3" xml:id="id70" draw:id="id70" draw:layer="layout" svg:width="0.25cm" svg:height="1cm" draw:transform="rotate (1.5707963267946) translate (12.166cm 39.728cm)">
          <text:p/>
        </draw:rect>
        <draw:rect draw:style-name="gr2" draw:text-style-name="P3" draw:layer="layout" svg:width="0.25cm" svg:height="1cm" draw:transform="rotate (1.5707963267946) translate (12.166cm 39.478cm)">
          <text:p/>
        </draw:rect>
        <draw:rect draw:style-name="gr2" draw:text-style-name="P3" draw:layer="layout" svg:width="0.25cm" svg:height="1cm" draw:transform="rotate (1.5707963267946) translate (12.166cm 39.228cm)">
          <text:p/>
        </draw:rect>
        <draw:rect draw:style-name="gr2" draw:text-style-name="P3" xml:id="id68" draw:id="id68" draw:layer="layout" svg:width="0.25cm" svg:height="1cm" draw:transform="rotate (1.5707963267946) translate (12.166cm 38.978cm)">
          <text:p/>
        </draw:rect>
        <draw:connector draw:style-name="gr31" draw:text-style-name="P3" draw:layer="layout" svg:x1="12.666cm" svg:y1="38.728cm" svg:x2="12.108cm" svg:y2="37.54cm" draw:start-shape="id68" draw:start-glue-point="1" draw:end-shape="id69" draw:end-glue-point="1" svg:d="M12666 38728v-1188h-558">
          <text:p/>
        </draw:connector>
        <draw:connector draw:style-name="gr8" draw:text-style-name="P3" draw:layer="layout" svg:x1="6.166cm" svg:y1="41.603cm" svg:x2="5.002cm" svg:y2="41.522cm" svg:d="M6166 41603h-318v-81h-846">
          <text:p/>
        </draw:connector>
        <draw:custom-shape draw:style-name="gr32" draw:text-style-name="P11" draw:layer="layout" svg:width="8.25cm" svg:height="2.45cm" svg:x="5.592cm" svg:y="40.52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79cm" svg:y1="40.863cm" svg:x2="12.666cm" svg:y2="39.728cm" draw:end-shape="id70" draw:end-glue-point="3" svg:d="M12679 40863v-297h-13v-838">
          <text:p/>
        </draw:connector>
        <draw:line draw:style-name="gr15" draw:text-style-name="P3" draw:layer="layout" svg:x1="13.342cm" svg:y1="37.978cm" svg:x2="12.666cm" svg:y2="37.978cm">
          <text:p/>
        </draw:line>
        <draw:line draw:style-name="gr15" draw:text-style-name="P3" draw:layer="layout" svg:x1="7.261cm" svg:y1="38.1cm" svg:x2="5.874cm" svg:y2="38.1cm">
          <text:p/>
        </draw:line>
        <draw:line draw:style-name="gr15" draw:text-style-name="P3" draw:layer="layout" svg:x1="5.986cm" svg:y1="35.827cm" svg:x2="6.608cm" svg:y2="36.84cm">
          <text:p/>
        </draw:line>
        <draw:line draw:style-name="gr15" draw:text-style-name="P3" draw:layer="layout" svg:x1="12.676cm" svg:y1="39.978cm" svg:x2="13.916cm" svg:y2="40.478cm">
          <text:p/>
        </draw:line>
        <draw:g>
          <draw:rect draw:style-name="gr2" draw:text-style-name="P13" draw:layer="layout" svg:width="0.5cm" svg:height="0.75cm" draw:transform="rotate (1.5707963267946) translate (6.993cm 40.001cm)">
            <text:p/>
          </draw:rect>
          <draw:custom-shape draw:style-name="gr40" draw:text-style-name="P13" draw:layer="layout" svg:width="0.187cm" svg:height="0.25cm" svg:x="7.462cm" svg:y="39.7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7.268cm" svg:y1="40.267cm" svg:x2="6cm" svg:y2="40cm">
          <text:p/>
        </draw:line>
        <draw:g>
          <draw:rect draw:style-name="gr3" draw:text-style-name="P3" draw:layer="layout" svg:width="0.5cm" svg:height="0.5cm" svg:x="-17.622cm" svg:y="39.932cm">
            <text:p/>
          </draw:rect>
          <draw:frame draw:style-name="gr75" draw:text-style-name="P5" draw:layer="layout" svg:width="15.302cm" svg:height="0.725cm" svg:x="-32.838cm" svg:y="39.8cm">
            <draw:text-box>
              <text:p text:style-name="P4"><text:span text:style-name="T3">Avalon</text:span></text:p>
            </draw:text-box>
          </draw:frame>
        </draw:g>
        <draw:g>
          <draw:rect draw:style-name="gr3" draw:text-style-name="P3" draw:layer="layout" svg:width="0.5cm" svg:height="0.5cm" svg:x="-9.085cm" svg:y="35.287cm">
            <text:p/>
          </draw:rect>
          <draw:frame draw:style-name="gr5" draw:text-style-name="P5" draw:layer="layout" svg:width="2.471cm" svg:height="0.725cm" svg:x="-8.585cm" svg:y="35.155cm">
            <draw:text-box>
              <text:p text:style-name="P4"><text:span text:style-name="T3">uart</text:span></text:p>
            </draw:text-box>
          </draw:frame>
        </draw:g>
        <draw:rect draw:style-name="gr73" draw:text-style-name="P3" draw:layer="layout" svg:width="7.5cm" svg:height="1cm" svg:x="4.418cm" svg:y="-4.318cm">
          <text:p text:style-name="P3">AxiLite4SlaveFactory</text:p>
        </draw:rect>
        <draw:line draw:style-name="gr52" draw:text-style-name="P3" draw:layer="layout" svg:x1="9.525cm" svg:y1="-5.749cm" svg:x2="9.526cm" svg:y2="-8cm">
          <text:p/>
        </draw:line>
        <draw:line draw:style-name="gr52" draw:text-style-name="P3" draw:layer="layout" svg:x1="11.159cm" svg:y1="-4.318cm" svg:x2="11.16cm" svg:y2="-8cm">
          <text:p/>
        </draw:line>
        <draw:rect draw:style-name="gr1" draw:text-style-name="P2" draw:layer="layout" svg:width="5cm" svg:height="1cm" svg:x="36.74cm" svg:y="12.01cm">
          <text:p text:style-name="P1"><text:span text:style-name="T1">FIFO</text:span></text:p>
        </draw:rect>
        <draw:rect draw:style-name="gr2" draw:text-style-name="P3" draw:layer="layout" svg:width="5cm" svg:height="1.233cm" svg:x="36.74cm" svg:y="13.027cm">
          <text:p/>
        </draw:rect>
        <draw:g>
          <draw:rect draw:style-name="gr3" draw:text-style-name="P3" draw:layer="layout" svg:width="0.5cm" svg:height="0.5cm" svg:x="36.519cm" svg:y="13.417cm">
            <text:p/>
          </draw:rect>
          <draw:frame draw:style-name="gr5" draw:text-style-name="P5" draw:layer="layout" svg:width="2.471cm" svg:height="0.725cm" svg:x="37.019cm" svg:y="13.285cm">
            <draw:text-box>
              <text:p text:style-name="P4"><text:span text:style-name="T3">push</text:span></text:p>
            </draw:text-box>
          </draw:frame>
        </draw:g>
        <draw:g>
          <draw:rect draw:style-name="gr3" draw:text-style-name="P3" draw:layer="layout" svg:width="0.5cm" svg:height="0.5cm" svg:x="41.5cm" svg:y="13.417cm">
            <text:p/>
          </draw:rect>
          <draw:frame draw:style-name="gr4" draw:text-style-name="P5" draw:layer="layout" svg:width="2.246cm" svg:height="0.725cm" svg:x="39.34cm" svg:y="13.285cm">
            <draw:text-box>
              <text:p text:style-name="P4"><text:span text:style-name="T3">pop</text:span></text:p>
            </draw:text-box>
          </draw:frame>
        </draw:g>
        <draw:line draw:style-name="gr76" draw:text-style-name="P3" draw:layer="layout" svg:x1="35.802cm" svg:y1="13.665cm" svg:x2="36.519cm" svg:y2="13.665cm">
          <text:p/>
        </draw:line>
        <draw:frame draw:style-name="gr44" draw:layer="layout" svg:width="3.918cm" svg:height="0.963cm" svg:x="33.401cm" svg:y="13.147cm">
          <draw:text-box>
            <text:p>source</text:p>
          </draw:text-box>
        </draw:frame>
        <draw:frame draw:style-name="gr44" draw:layer="layout" svg:width="3.918cm" svg:height="0.963cm" svg:x="42.573cm" svg:y="13.168cm">
          <draw:text-box>
            <text:p>sink</text:p>
          </draw:text-box>
        </draw:frame>
        <draw:line draw:style-name="gr76" draw:text-style-name="P3" draw:layer="layout" svg:x1="41.973cm" svg:y1="13.665cm" svg:x2="42.69cm" svg:y2="13.665cm">
          <text:p/>
        </draw:line>
        <draw:line draw:style-name="gr15" draw:text-style-name="P3" draw:layer="layout" svg:x1="44.634cm" svg:y1="9.549cm" svg:x2="44.634cm" svg:y2="11.549cm">
          <text:p/>
        </draw:line>
        <draw:g>
          <draw:rect draw:style-name="gr3" draw:text-style-name="P3" draw:layer="layout" svg:width="0.5cm" svg:height="0.5cm" svg:x="39.058cm" svg:y="8.047cm">
            <text:p/>
          </draw:rect>
          <draw:frame draw:style-name="gr16" draw:text-style-name="P5" draw:layer="layout" svg:width="2.576cm" svg:height="0.725cm" svg:x="39.502cm" svg:y="7.915cm">
            <draw:text-box>
              <text:p text:style-name="P4"><text:span text:style-name="T3">valid : Bool</text:span></text:p>
            </draw:text-box>
          </draw:frame>
        </draw:g>
        <draw:g>
          <draw:rect draw:style-name="gr17" draw:text-style-name="P3" draw:layer="layout" svg:width="0.5cm" svg:height="0.5cm" svg:x="39.058cm" svg:y="8.572cm">
            <text:p/>
          </draw:rect>
          <draw:frame draw:style-name="gr18" draw:text-style-name="P5" draw:layer="layout" svg:width="2.767cm" svg:height="0.725cm" svg:x="39.502cm" svg:y="8.44cm">
            <draw:text-box>
              <text:p text:style-name="P4"><text:span text:style-name="T3">ready : Bool</text:span></text:p>
            </draw:text-box>
          </draw:frame>
        </draw:g>
        <draw:g>
          <draw:custom-shape draw:style-name="gr19" draw:text-style-name="P3" draw:layer="layout" svg:width="0.25cm" svg:height="1cm" svg:x="38.677cm" svg:y="8.0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7" draw:text-style-name="P8" draw:layer="layout" svg:width="2.437cm" svg:height="0.725cm" svg:x="36.314cm" svg:y="8.16cm">
            <draw:text-box>
              <text:p><text:span text:style-name="T4">Arbitration</text:span></text:p>
            </draw:text-box>
          </draw:frame>
        </draw:g>
        <draw:line draw:style-name="gr15" draw:text-style-name="P3" draw:layer="layout" svg:x1="50.932cm" svg:y1="9.549cm" svg:x2="50.932cm" svg:y2="11.549cm">
          <text:p/>
        </draw:line>
        <draw:line draw:style-name="gr15" draw:text-style-name="P3" draw:layer="layout" svg:x1="50.932cm" svg:y1="9.549cm" svg:x2="44.634cm" svg:y2="9.549cm">
          <text:p/>
        </draw:line>
        <draw:line draw:style-name="gr15" draw:text-style-name="P3" draw:layer="layout" svg:x1="47.834cm" svg:y1="9.024cm" svg:x2="47.834cm" svg:y2="9.549cm">
          <text:p/>
        </draw:line>
        <draw:g>
          <draw:rect draw:style-name="gr3" draw:text-style-name="P3" draw:layer="layout" svg:width="0.5cm" svg:height="0.5cm" svg:x="39.059cm" svg:y="9.247cm">
            <text:p/>
          </draw:rect>
          <draw:frame draw:style-name="gr16" draw:text-style-name="P5" draw:layer="layout" svg:width="2.576cm" svg:height="0.725cm" svg:x="39.503cm" svg:y="9.115cm">
            <draw:text-box>
              <text:p text:style-name="P4"><text:span text:style-name="T3">r : UInt</text:span></text:p>
            </draw:text-box>
          </draw:frame>
        </draw:g>
        <draw:g>
          <draw:custom-shape draw:style-name="gr19" draw:text-style-name="P3" draw:layer="layout" svg:width="0.25cm" svg:height="1.412cm" svg:x="38.678cm" svg:y="9.2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8" draw:text-style-name="P8" draw:layer="layout" svg:width="2.034cm" svg:height="1.023cm" svg:x="36.718cm" svg:y="9.407cm">
            <draw:text-box>
              <text:p><text:span text:style-name="T4">Payload</text:span></text:p>
            </draw:text-box>
          </draw:frame>
        </draw:g>
        <draw:g>
          <draw:rect draw:style-name="gr3" draw:text-style-name="P3" draw:layer="layout" svg:width="0.5cm" svg:height="0.5cm" svg:x="39.06cm" svg:y="9.762cm">
            <text:p/>
          </draw:rect>
          <draw:frame draw:style-name="gr16" draw:text-style-name="P5" draw:layer="layout" svg:width="2.576cm" svg:height="0.725cm" svg:x="39.504cm" svg:y="9.63cm">
            <draw:text-box>
              <text:p text:style-name="P4"><text:span text:style-name="T3">g : UInt</text:span></text:p>
            </draw:text-box>
          </draw:frame>
        </draw:g>
        <draw:g>
          <draw:rect draw:style-name="gr3" draw:text-style-name="P3" draw:layer="layout" svg:width="0.5cm" svg:height="0.5cm" svg:x="39.06cm" svg:y="10.248cm">
            <text:p/>
          </draw:rect>
          <draw:frame draw:style-name="gr16" draw:text-style-name="P5" draw:layer="layout" svg:width="2.576cm" svg:height="0.725cm" svg:x="39.504cm" svg:y="10.116cm">
            <draw:text-box>
              <text:p text:style-name="P4"><text:span text:style-name="T3">b : UInt</text:span></text:p>
            </draw:text-box>
          </draw:frame>
        </draw:g>
        <draw:g>
          <draw:custom-shape draw:style-name="gr19" draw:text-style-name="P3" draw:layer="layout" svg:width="0.25cm" svg:height="2.547cm" svg:x="36.064cm" svg:y="8.1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9" draw:text-style-name="P8" draw:layer="layout" svg:width="2.034cm" svg:height="1.845cm" svg:x="34.104cm" svg:y="8.449cm">
            <draw:text-box>
              <text:p><text:span text:style-name="T4">Stream</text:span></text:p>
            </draw:text-box>
          </draw:frame>
        </draw:g>
        <draw:g>
          <draw:custom-shape draw:style-name="gr80" draw:text-style-name="P3" draw:layer="layout" svg:width="0.25cm" svg:height="2.547cm" draw:transform="rotate (1.5707963267946) translate (44.909cm 4.289cm)">
            <text:p/>
            <draw:enhanced-geometry svg:viewBox="0 0 21600 21600" draw:glue-points="21600 0 0 10800 21600 21600" draw:text-areas="13800 ?f9 21600 ?f10" draw:type="left-brace" draw:modifiers="2560.12558869702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line draw:style-name="gr55" draw:text-style-name="P3" draw:layer="layout" svg:x1="35.908cm" svg:y1="5.508cm" svg:x2="35.908cm" svg:y2="0.638cm">
          <text:p/>
        </draw:line>
        <draw:line draw:style-name="gr55" draw:text-style-name="P3" draw:layer="layout" svg:x1="35.908cm" svg:y1="5.508cm" svg:x2="35.336cm" svg:y2="5.508cm">
          <text:p/>
        </draw:line>
        <draw:line draw:style-name="gr55" draw:text-style-name="P3" draw:layer="layout" svg:x1="34.092cm" svg:y1="1cm" svg:x2="34.101cm" svg:y2="5.674cm">
          <text:p/>
        </draw:line>
        <draw:path draw:style-name="gr57" draw:text-style-name="P3" draw:layer="layout" svg:width="1.167cm" svg:height="1.001cm" svg:x="34.449cm" svg:y="5.189cm" svg:viewBox="0 0 1168 1002" svg:d="M501 1000c-83 0-501 2-501-499s418-501 501-501c278 0 389 2 667 2-84 0-168 311-168 499s84 501 168 501c-278 0-389-2-667-2z">
          <text:p/>
        </draw:path>
        <draw:custom-shape draw:style-name="gr56" draw:text-style-name="P3" draw:layer="layout" svg:width="0.25cm" svg:height="0.25cm" svg:x="35.486cm" svg:y="5.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3" draw:layer="layout" svg:x1="34.093cm" svg:y1="1cm" svg:x2="34.518cm" svg:y2="1cm">
          <text:p/>
        </draw:line>
        <draw:line draw:style-name="gr55" draw:text-style-name="P3" draw:layer="layout" svg:x1="34.094cm" svg:y1="3.5cm" svg:x2="34.519cm" svg:y2="3.5cm">
          <text:p/>
        </draw:line>
      </draw:page>
      <draw:page draw:name="page2" draw:style-name="dp1" draw:master-page-name="Standard">
        <draw:line draw:style-name="gr81" draw:text-style-name="P3" draw:layer="layout" svg:x1="23.018cm" svg:y1="8.366cm" svg:x2="23.018cm" svg:y2="4.512cm">
          <text:p/>
        </draw:line>
        <draw:custom-shape draw:style-name="gr46" draw:text-style-name="P3" xml:id="id76" draw:id="id76" draw:layer="layout" svg:width="1.103cm" svg:height="1.031cm" svg:x="4.407cm" svg:y="2.526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xml:id="id75" draw:id="id75" draw:layer="layout" svg:width="0.25cm" svg:height="0.25cm" svg:x="6.028cm" svg:y="3.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72" draw:id="id72">
          <draw:rect draw:style-name="gr3" draw:text-style-name="P3" draw:layer="layout" svg:width="0.5cm" svg:height="0.5cm" svg:x="4.5cm" svg:y="1.281cm">
            <text:p/>
          </draw:rect>
          <draw:frame draw:style-name="gr29" draw:text-style-name="P5" draw:layer="layout" svg:width="2.369cm" svg:height="0.725cm" svg:x="4.944cm" svg:y="1.131cm">
            <draw:text-box>
              <text:p text:style-name="P4"><text:span text:style-name="T3">result</text:span></text:p>
            </draw:text-box>
          </draw:frame>
        </draw:g>
        <draw:connector draw:style-name="gr8" draw:text-style-name="P3" draw:layer="layout" svg:x1="3.66cm" svg:y1="1.491cm" svg:x2="4.5cm" svg:y2="1.493cm" draw:start-shape="id71" draw:start-glue-point="1" draw:end-shape="id72" draw:end-glue-point="3" svg:d="M3660 1491h420v2h420">
          <text:p/>
        </draw:connector>
        <draw:g>
          <draw:rect draw:style-name="gr3" draw:text-style-name="P3" draw:layer="layout" svg:width="0.5cm" svg:height="0.5cm" svg:x="4.701cm" svg:y="-0.42cm">
            <text:p/>
          </draw:rect>
          <draw:frame draw:style-name="gr4" draw:text-style-name="P5" draw:layer="layout" svg:width="2.246cm" svg:height="0.725cm" svg:x="2.541cm" svg:y="-0.552cm">
            <draw:text-box>
              <text:p text:style-name="P4"><text:span text:style-name="T3">payload</text:span></text:p>
            </draw:text-box>
          </draw:frame>
        </draw:g>
        <draw:g xml:id="id71" draw:id="id71">
          <draw:rect draw:style-name="gr3" draw:text-style-name="P3" draw:layer="layout" svg:width="0.5cm" svg:height="0.5cm" svg:x="3.16cm" svg:y="1.261cm">
            <text:p/>
          </draw:rect>
          <draw:frame draw:style-name="gr4" draw:text-style-name="P5" draw:layer="layout" svg:width="2.246cm" svg:height="0.725cm" svg:x="1cm" svg:y="1.129cm">
            <draw:text-box>
              <text:p text:style-name="P4"><text:span text:style-name="T3">a</text:span></text:p>
            </draw:text-box>
          </draw:frame>
        </draw:g>
        <draw:g xml:id="id77" draw:id="id77">
          <draw:rect draw:style-name="gr3" draw:text-style-name="P3" draw:layer="layout" svg:width="0.5cm" svg:height="0.5cm" svg:x="7.937cm" svg:y="3.559cm">
            <text:p/>
          </draw:rect>
          <draw:frame draw:style-name="gr29" draw:text-style-name="P5" draw:layer="layout" svg:width="2.369cm" svg:height="0.725cm" svg:x="8.381cm" svg:y="3.409cm">
            <draw:text-box>
              <text:p text:style-name="P4"><text:span text:style-name="T3">result</text:span></text:p>
            </draw:text-box>
          </draw:frame>
        </draw:g>
        <draw:g xml:id="id73" draw:id="id73">
          <draw:rect draw:style-name="gr3" draw:text-style-name="P3" draw:layer="layout" svg:width="0.5cm" svg:height="0.5cm" svg:x="3.359cm" svg:y="2.509cm">
            <text:p/>
          </draw:rect>
          <draw:frame draw:style-name="gr4" draw:text-style-name="P5" draw:layer="layout" svg:width="2.246cm" svg:height="0.725cm" svg:x="1.199cm" svg:y="2.377cm">
            <draw:text-box>
              <text:p text:style-name="P4"><text:span text:style-name="T3">a</text:span></text:p>
            </draw:text-box>
          </draw:frame>
        </draw:g>
        <draw:path draw:style-name="gr57" draw:text-style-name="P3" draw:layer="layout" svg:width="1.079cm" svg:height="1.03cm" svg:x="6.15cm" svg:y="3.268cm" svg:viewBox="0 0 1080 1031" svg:d="M540 0c270 0 540 257 540 515s-270 516-540 516c-180 0-360 0-540 0 99-169 213-214 213-516-10-303-134-327-213-515 180 0 360 0 540 0z">
          <text:p/>
        </draw:path>
        <draw:connector draw:style-name="gr8" draw:text-style-name="P3" draw:layer="layout" svg:x1="3.859cm" svg:y1="2.739cm" svg:x2="4.43cm" svg:y2="2.734cm" draw:start-shape="id73" draw:start-glue-point="1" svg:d="M3859 2739h549v-5h22">
          <text:p/>
        </draw:connector>
        <draw:g xml:id="id74" draw:id="id74">
          <draw:rect draw:style-name="gr3" draw:text-style-name="P3" draw:layer="layout" svg:width="0.5cm" svg:height="0.5cm" svg:x="3.359cm" svg:y="3.141cm">
            <text:p/>
          </draw:rect>
          <draw:frame draw:style-name="gr4" draw:text-style-name="P5" draw:layer="layout" svg:width="2.246cm" svg:height="0.725cm" svg:x="1.199cm" svg:y="3.009cm">
            <draw:text-box>
              <text:p text:style-name="P4"><text:span text:style-name="T3">b</text:span></text:p>
            </draw:text-box>
          </draw:frame>
        </draw:g>
        <draw:connector draw:style-name="gr8" draw:text-style-name="P3" draw:layer="layout" svg:x1="3.859cm" svg:y1="3.371cm" svg:x2="4.43cm" svg:y2="3.393cm" draw:start-shape="id74" draw:start-glue-point="1" svg:d="M3859 3371h549v22h22">
          <text:p/>
        </draw:connector>
        <draw:g>
          <draw:rect draw:style-name="gr3" draw:text-style-name="P3" draw:layer="layout" svg:width="0.5cm" svg:height="0.5cm" svg:x="3.359cm" svg:y="3.774cm">
            <text:p/>
          </draw:rect>
          <draw:frame draw:style-name="gr4" draw:text-style-name="P5" draw:layer="layout" svg:width="2.246cm" svg:height="0.725cm" svg:x="1.199cm" svg:y="3.642cm">
            <draw:text-box>
              <text:p text:style-name="P4"><text:span text:style-name="T3">c</text:span></text:p>
            </draw:text-box>
          </draw:frame>
        </draw:g>
        <draw:connector draw:style-name="gr8" draw:text-style-name="P3" draw:layer="layout" svg:x1="3.859cm" svg:y1="4.026cm" svg:x2="6.028cm" svg:y2="4.023cm" draw:end-shape="id75" draw:end-glue-point="6" svg:d="M3859 4026h821v-3h1348">
          <text:p/>
        </draw:connector>
        <draw:connector draw:style-name="gr8" draw:text-style-name="P3" draw:layer="layout" draw:line-skew="-0.423cm" svg:x1="5.51cm" svg:y1="3.042cm" svg:x2="6.294cm" svg:y2="3.484cm" draw:start-shape="id76" draw:start-glue-point="7" svg:d="M5510 3042h240v442h544">
          <text:p/>
        </draw:connector>
        <draw:connector draw:style-name="gr8" draw:text-style-name="P3" draw:layer="layout" svg:x1="7.23cm" svg:y1="3.783cm" svg:x2="7.937cm" svg:y2="3.771cm" draw:end-shape="id77" svg:d="M7230 3783h90v-12h617">
          <text:p/>
        </draw:connector>
        <draw:g xml:id="id78" draw:id="id78">
          <draw:rect draw:style-name="gr3" draw:text-style-name="P3" draw:layer="layout" svg:width="0.5cm" svg:height="0.5cm" svg:x="7.788cm" svg:y="6.5cm">
            <text:p/>
          </draw:rect>
          <draw:frame draw:style-name="gr29" draw:text-style-name="P5" draw:layer="layout" svg:width="2.369cm" svg:height="0.725cm" svg:x="8.332cm" svg:y="6.35cm">
            <draw:text-box>
              <text:p text:style-name="P4"><text:span text:style-name="T3">result</text:span></text:p>
            </draw:text-box>
          </draw:frame>
        </draw:g>
        <draw:g>
          <draw:rect draw:style-name="gr3" draw:text-style-name="P3" draw:layer="layout" svg:width="0.5cm" svg:height="0.5cm" svg:x="5.03cm" svg:y="6.736cm">
            <text:p/>
          </draw:rect>
          <draw:frame draw:style-name="gr4" draw:text-style-name="P5" draw:layer="layout" svg:width="2.246cm" svg:height="0.725cm" svg:x="2.87cm" svg:y="6.604cm">
            <draw:text-box>
              <text:p text:style-name="P4"><text:span text:style-name="T3">a</text:span></text:p>
            </draw:text-box>
          </draw:frame>
        </draw:g>
        <draw:path draw:style-name="gr57" draw:text-style-name="P3" draw:layer="layout" svg:width="1.079cm" svg:height="1.03cm" svg:x="6.101cm" svg:y="6.209cm" svg:viewBox="0 0 1080 1031" svg:d="M540 0c270 0 540 257 540 515s-270 516-540 516c-180 0-360 0-540 0 99-169 213-214 213-516-10-303-134-327-213-515 180 0 360 0 540 0z">
          <text:p/>
        </draw:path>
        <draw:connector draw:style-name="gr8" draw:text-style-name="P3" draw:layer="layout" svg:x1="5.571cm" svg:y1="6.956cm" svg:x2="6.262cm" svg:y2="6.965cm" svg:d="M5571 6956h346v9h345">
          <text:p/>
        </draw:connector>
        <draw:connector draw:style-name="gr8" draw:text-style-name="P3" draw:layer="layout" svg:x1="7.181cm" svg:y1="6.724cm" svg:x2="7.788cm" svg:y2="6.712cm" draw:end-shape="id78" svg:d="M7181 6724h40v-12h567">
          <text:p/>
        </draw:connector>
        <draw:connector draw:style-name="gr8" draw:text-style-name="P3" draw:layer="layout" svg:x1="5.771cm" svg:y1="6.608cm" svg:x2="6.25cm" svg:y2="6.604cm" svg:d="M5771 6608h240v-4h239">
          <text:p/>
        </draw:connector>
        <draw:connector draw:style-name="gr8" draw:text-style-name="P3" draw:layer="layout" svg:x1="5.772cm" svg:y1="6.608cm" svg:x2="5.771cm" svg:y2="5.861cm" svg:d="M5772 6608v-373h-1v-374">
          <text:p/>
        </draw:connector>
        <draw:connector draw:style-name="gr8" draw:text-style-name="P3" draw:layer="layout" svg:x1="7.397cm" svg:y1="5.861cm" svg:x2="5.772cm" svg:y2="5.862cm" svg:d="M7397 5861h-812v1h-813">
          <text:p/>
        </draw:connector>
        <draw:connector draw:style-name="gr8" draw:text-style-name="P3" draw:layer="layout" svg:x1="7.398cm" svg:y1="5.862cm" svg:x2="7.397cm" svg:y2="6.72cm" svg:d="M7398 5862v429h-1v429">
          <text:p/>
        </draw:connector>
        <draw:custom-shape draw:style-name="gr46" draw:text-style-name="P3" xml:id="id82" draw:id="id82" draw:layer="layout" svg:width="1.103cm" svg:height="1.031cm" svg:x="4.458cm" svg:y="8.751cm">
          <text:p/>
          <draw:enhanced-geometry svg:viewBox="0 0 21600 21600" draw:glue-points="10800 0 0 10800 10800 21600 21600 10800" draw:text-areas="0 3100 18500 18500" draw:type="flowchart-delay" draw:enhanced-path="M 10800 0 X 21600 10800 10800 21600 L 0 21600 0 0 Z N"/>
        </draw:custom-shape>
        <draw:g xml:id="id83" draw:id="id83">
          <draw:rect draw:style-name="gr3" draw:text-style-name="P3" draw:layer="layout" svg:width="0.5cm" svg:height="0.5cm" svg:x="7.988cm" svg:y="9.784cm">
            <text:p/>
          </draw:rect>
          <draw:frame draw:style-name="gr29" draw:text-style-name="P5" draw:layer="layout" svg:width="2.369cm" svg:height="0.725cm" svg:x="8.432cm" svg:y="9.634cm">
            <draw:text-box>
              <text:p text:style-name="P4"><text:span text:style-name="T3">result</text:span></text:p>
            </draw:text-box>
          </draw:frame>
        </draw:g>
        <draw:g xml:id="id79" draw:id="id79">
          <draw:rect draw:style-name="gr3" draw:text-style-name="P3" draw:layer="layout" svg:width="0.5cm" svg:height="0.5cm" svg:x="3.41cm" svg:y="8.734cm">
            <text:p/>
          </draw:rect>
          <draw:frame draw:style-name="gr4" draw:text-style-name="P5" draw:layer="layout" svg:width="2.246cm" svg:height="0.725cm" svg:x="1.25cm" svg:y="8.602cm">
            <draw:text-box>
              <text:p text:style-name="P4"><text:span text:style-name="T3">a</text:span></text:p>
            </draw:text-box>
          </draw:frame>
        </draw:g>
        <draw:connector draw:style-name="gr8" draw:text-style-name="P3" draw:layer="layout" svg:x1="3.91cm" svg:y1="8.964cm" svg:x2="4.481cm" svg:y2="8.959cm" draw:start-shape="id79" draw:start-glue-point="1" svg:d="M3910 8964h549v-5h22">
          <text:p/>
        </draw:connector>
        <draw:g xml:id="id80" draw:id="id80">
          <draw:rect draw:style-name="gr3" draw:text-style-name="P3" draw:layer="layout" svg:width="0.5cm" svg:height="0.5cm" svg:x="3.41cm" svg:y="9.366cm">
            <text:p/>
          </draw:rect>
          <draw:frame draw:style-name="gr4" draw:text-style-name="P5" draw:layer="layout" svg:width="2.246cm" svg:height="0.725cm" svg:x="1.25cm" svg:y="9.234cm">
            <draw:text-box>
              <text:p text:style-name="P4"><text:span text:style-name="T3">b</text:span></text:p>
            </draw:text-box>
          </draw:frame>
        </draw:g>
        <draw:connector draw:style-name="gr8" draw:text-style-name="P3" draw:layer="layout" svg:x1="3.91cm" svg:y1="9.596cm" svg:x2="4.481cm" svg:y2="9.618cm" draw:start-shape="id80" draw:start-glue-point="1" svg:d="M3910 9596h549v22h22">
          <text:p/>
        </draw:connector>
        <draw:g>
          <draw:rect draw:style-name="gr3" draw:text-style-name="P3" draw:layer="layout" svg:width="0.5cm" svg:height="0.5cm" svg:x="3.41cm" svg:y="9.999cm">
            <text:p/>
          </draw:rect>
          <draw:frame draw:style-name="gr4" draw:text-style-name="P5" draw:layer="layout" svg:width="2.246cm" svg:height="0.725cm" svg:x="1.25cm" svg:y="9.867cm">
            <draw:text-box>
              <text:p text:style-name="P4"><text:span text:style-name="T3">c</text:span></text:p>
            </draw:text-box>
          </draw:frame>
        </draw:g>
        <draw:connector draw:style-name="gr8" draw:text-style-name="P3" draw:layer="layout" svg:x1="3.91cm" svg:y1="10.251cm" svg:x2="4.5cm" svg:y2="10.244cm" draw:end-shape="id81" svg:d="M3910 10251h25v-7h565">
          <text:p/>
        </draw:connector>
        <draw:connector draw:style-name="gr8" draw:text-style-name="P3" draw:layer="layout" draw:line-skew="-0.423cm" svg:x1="5.561cm" svg:y1="9.267cm" svg:x2="6.345cm" svg:y2="9.709cm" draw:start-shape="id82" draw:start-glue-point="7" svg:d="M5561 9267h240v442h544">
          <text:p/>
        </draw:connector>
        <draw:connector draw:style-name="gr8" draw:text-style-name="P3" draw:layer="layout" svg:x1="7.281cm" svg:y1="10.008cm" svg:x2="7.988cm" svg:y2="9.996cm" draw:end-shape="id83" svg:d="M7281 10008h90v-12h617">
          <text:p/>
        </draw:connector>
        <draw:path draw:style-name="gr57" draw:text-style-name="P3" draw:layer="layout" svg:width="1.079cm" svg:height="1.03cm" svg:x="6.234cm" svg:y="9.483cm" svg:viewBox="0 0 1080 1031" svg:d="M540 0c270 0 540 257 540 515s-270 516-540 516c-180 0-360 0-540 0 99-169 213-214 213-516-10-303-134-327-213-515 180 0 360 0 540 0z">
          <text:p/>
        </draw:path>
        <draw:frame draw:style-name="gr29" draw:text-style-name="P5" draw:layer="layout" svg:width="2.369cm" svg:height="0.725cm" svg:x="5.301cm" svg:y="8.354cm">
          <draw:text-box>
            <text:p text:style-name="P4"><text:span text:style-name="T3">a_and_b</text:span></text:p>
          </draw:text-box>
        </draw:frame>
        <draw:frame draw:style-name="gr29" draw:text-style-name="P5" draw:layer="layout" svg:width="2.369cm" svg:height="0.725cm" svg:x="4.881cm" svg:y="10.126cm">
          <draw:text-box>
            <text:p><text:span text:style-name="T3">not_c </text:span></text:p>
          </draw:text-box>
        </draw:frame>
        <draw:path draw:style-name="gr82" draw:text-style-name="P13" draw:layer="layout" svg:width="0.88cm" svg:height="0.75cm" svg:x="1.249cm" svg:y="7.354cm" svg:viewBox="0 0 881 751" svg:d="M631 375l-631 376v-751zM756 250c71 0 125 54 125 125s-54 125-125 125-125-54-125-125 54-125 125-125z">
          <text:p/>
        </draw:path>
        <draw:path draw:style-name="gr82" draw:text-style-name="P13" xml:id="id81" draw:id="id81" draw:layer="layout" svg:width="0.659cm" svg:height="0.559cm" svg:x="4.5cm" svg:y="9.964cm" svg:viewBox="0 0 660 560" svg:d="M473 280l-473 280v-560zM566 186c54 0 94 41 94 94s-40 93-94 93c-53 0-93-40-93-93s40-94 93-94z">
          <text:p/>
        </draw:path>
        <draw:connector draw:style-name="gr8" draw:text-style-name="P3" draw:layer="layout" svg:x1="5.16cm" svg:y1="10.251cm" svg:x2="6.41cm" svg:y2="10.258cm" svg:d="M5160 10251h625v7h625">
          <text:p/>
        </draw:connector>
        <draw:g>
          <draw:g>
            <draw:rect draw:style-name="gr2" draw:text-style-name="P3" draw:layer="layout" svg:width="1cm" svg:height="1.747cm" svg:x="5.675cm" svg:y="23.364cm">
              <text:p/>
            </draw:rect>
            <draw:custom-shape draw:style-name="gr40" draw:text-style-name="P13" draw:layer="layout" svg:width="0.3cm" svg:height="0.3cm" draw:transform="rotate (-1.57079632679579) translate (5.975cm 2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5.518cm" svg:y="23.386cm">
            <draw:text-box>
              <text:p text:style-name="P4"><text:span text:style-name="T3">D</text:span></text:p>
            </draw:text-box>
          </draw:frame>
          <draw:frame draw:style-name="gr84" draw:text-style-name="P5" draw:layer="layout" svg:width="0.832cm" svg:height="0.725cm" svg:x="6.019cm" svg:y="23.387cm">
            <draw:text-box>
              <text:p text:style-name="P4"><text:span text:style-name="T3">Q</text:span></text:p>
            </draw:text-box>
          </draw:frame>
        </draw:g>
        <draw:frame draw:style-name="gr85" draw:text-style-name="P5" draw:layer="layout" svg:width="2.64cm" svg:height="0.725cm" svg:x="4.873cm" svg:y="22.639cm">
          <draw:text-box>
            <text:p text:style-name="P4"><text:span text:style-name="T3">myRegister</text:span></text:p>
          </draw:text-box>
        </draw:frame>
        <draw:frame draw:style-name="gr86" draw:text-style-name="P5" draw:layer="layout" svg:width="1.349cm" svg:height="0.725cm" svg:x="-11.697cm" svg:y="-0.096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1.523cm" svg:y="0.6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1.223cm 1.7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1.68cm" svg:y="0.65cm">
              <draw:text-box>
                <text:p text:style-name="P4"><text:span text:style-name="T3">D</text:span></text:p>
              </draw:text-box>
            </draw:frame>
            <draw:frame draw:style-name="gr84" draw:text-style-name="P5" draw:layer="layout" svg:width="0.832cm" svg:height="0.725cm" svg:x="-11.179cm" svg:y="0.651cm">
              <draw:text-box>
                <text:p text:style-name="P4"><text:span text:style-name="T3">Q</text:span></text:p>
              </draw:text-box>
            </draw:frame>
          </draw:g>
          <draw:frame draw:style-name="gr87" draw:text-style-name="P18" draw:layer="layout" svg:width="1.205cm" svg:height="0.725cm" svg:x="-11.623cm" svg:y="1.829cm">
            <draw:text-box>
              <text:p text:style-name="P4"><text:span text:style-name="T9">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0.569cm" svg:y="-5.06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0.269cm -3.9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0.726cm" svg:y="-5.044cm">
              <draw:text-box>
                <text:p text:style-name="P4"><text:span text:style-name="T3">D</text:span></text:p>
              </draw:text-box>
            </draw:frame>
            <draw:frame draw:style-name="gr84" draw:text-style-name="P5" draw:layer="layout" svg:width="0.832cm" svg:height="0.725cm" svg:x="-10.225cm" svg:y="-5.043cm">
              <draw:text-box>
                <text:p text:style-name="P4"><text:span text:style-name="T3">Q</text:span></text:p>
              </draw:text-box>
            </draw:frame>
          </draw:g>
          <draw:frame draw:style-name="gr87" draw:text-style-name="P18" draw:layer="layout" svg:width="1.205cm" svg:height="0.725cm" svg:x="-10.669cm" svg:y="-3.865cm">
            <draw:text-box>
              <text:p text:style-name="P4"><text:span text:style-name="T9">CLR</text:span></text:p>
            </draw:text-box>
          </draw:frame>
        </draw:g>
        <draw:frame draw:style-name="gr86" draw:text-style-name="P5" draw:layer="layout" svg:width="1.349cm" svg:height="0.725cm" svg:x="-9.446cm" svg:y="-0.059cm">
          <draw:text-box>
            <text:p text:style-name="P4"><text:span text:style-name="T3">reg3</text:span></text:p>
          </draw:text-box>
        </draw:frame>
        <draw:g>
          <draw:g>
            <draw:rect draw:style-name="gr2" draw:text-style-name="P3" draw:layer="layout" svg:width="1cm" svg:height="1.747cm" svg:x="-6.727cm" svg:y="0.65cm">
              <text:p/>
            </draw:rect>
            <draw:custom-shape draw:style-name="gr40" draw:text-style-name="P13" draw:layer="layout" svg:width="0.3cm" svg:height="0.3cm" draw:transform="rotate (-1.57079632679579) translate (-6.427cm 1.8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884cm" svg:y="0.672cm">
            <draw:text-box>
              <text:p text:style-name="P4"><text:span text:style-name="T3">D</text:span></text:p>
            </draw:text-box>
          </draw:frame>
          <draw:frame draw:style-name="gr84" draw:text-style-name="P5" draw:layer="layout" svg:width="0.832cm" svg:height="0.725cm" svg:x="-6.383cm" svg:y="0.673cm">
            <draw:text-box>
              <text:p text:style-name="P4"><text:span text:style-name="T3">Q</text:span></text:p>
            </draw:text-box>
          </draw:frame>
        </draw:g>
        <draw:frame draw:style-name="gr86" draw:text-style-name="P5" draw:layer="layout" svg:width="1.349cm" svg:height="0.725cm" svg:x="-6.884cm" svg:y="-0.075cm">
          <draw:text-box>
            <text:p text:style-name="P4"><text:span text:style-name="T3">reg4</text:span></text:p>
          </draw:text-box>
        </draw:frame>
        <draw:g>
          <draw:g>
            <draw:rect draw:style-name="gr2" draw:text-style-name="P3" draw:layer="layout" svg:width="1cm" svg:height="1.747cm" svg:x="-6.726cm" svg:y="0.651cm">
              <text:p/>
            </draw:rect>
            <draw:custom-shape draw:style-name="gr40" draw:text-style-name="P13" draw:layer="layout" svg:width="0.3cm" svg:height="0.3cm" draw:transform="rotate (-1.57079632679579) translate (-6.426cm 1.8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883cm" svg:y="0.673cm">
            <draw:text-box>
              <text:p text:style-name="P4"><text:span text:style-name="T3">D</text:span></text:p>
            </draw:text-box>
          </draw:frame>
          <draw:frame draw:style-name="gr84" draw:text-style-name="P5" draw:layer="layout" svg:width="0.832cm" svg:height="0.725cm" svg:x="-6.382cm" svg:y="0.674cm">
            <draw:text-box>
              <text:p text:style-name="P4"><text:span text:style-name="T3">Q</text:span></text:p>
            </draw:text-box>
          </draw:frame>
        </draw:g>
        <draw:line draw:style-name="gr81" draw:text-style-name="P3" draw:layer="layout" svg:x1="-8.77cm" svg:y1="2.392cm" svg:x2="-8.77cm" svg:y2="2.921cm">
          <text:p/>
        </draw:line>
        <draw:frame draw:style-name="gr88" draw:text-style-name="P5" draw:layer="layout" svg:width="1.446cm" svg:height="0.725cm" svg:x="-9.522cm" svg:y="2.858cm">
          <draw:text-box>
            <text:p text:style-name="P4"><text:span text:style-name="T3">reset</text:span></text:p>
          </draw:text-box>
        </draw:frame>
        <draw:line draw:style-name="gr81" draw:text-style-name="P3" draw:layer="layout" svg:x1="-11.021cm" svg:y1="2.373cm" svg:x2="-11.021cm" svg:y2="2.902cm">
          <text:p/>
        </draw:line>
        <draw:frame draw:style-name="gr88" draw:text-style-name="P5" draw:layer="layout" svg:width="1.446cm" svg:height="0.725cm" svg:x="-11.773cm" svg:y="2.839cm">
          <draw:text-box>
            <text:p text:style-name="P4"><text:span text:style-name="T3">reset</text:span></text:p>
          </draw:text-box>
        </draw:frame>
        <draw:frame draw:style-name="gr89" draw:text-style-name="P5" draw:layer="layout" svg:width="1.281cm" svg:height="0.725cm" svg:x="-12.804cm" svg:y="1.55cm">
          <draw:text-box>
            <text:p text:style-name="P4"><text:span text:style-name="T3">clk</text:span></text:p>
          </draw:text-box>
        </draw:frame>
        <draw:line draw:style-name="gr81" draw:text-style-name="P3" draw:layer="layout" svg:x1="-11.804cm" svg:y1="1.896cm" svg:x2="-11.523cm" svg:y2="1.896cm">
          <text:p/>
        </draw:line>
        <draw:frame draw:style-name="gr89" draw:text-style-name="P5" draw:layer="layout" svg:width="1.281cm" svg:height="0.725cm" svg:x="4.394cm" svg:y="24.386cm">
          <draw:text-box>
            <text:p text:style-name="P4"><text:span text:style-name="T3">clk</text:span></text:p>
          </draw:text-box>
        </draw:frame>
        <draw:line draw:style-name="gr81" draw:text-style-name="P3" draw:layer="layout" svg:x1="5.394cm" svg:y1="24.732cm" svg:x2="5.675cm" svg:y2="24.732cm">
          <text:p/>
        </draw:line>
        <draw:frame draw:style-name="gr89" draw:text-style-name="P5" draw:layer="layout" svg:width="1.281cm" svg:height="0.725cm" svg:x="-10.6cm" svg:y="1.532cm">
          <draw:text-box>
            <text:p text:style-name="P4"><text:span text:style-name="T3">clk</text:span></text:p>
          </draw:text-box>
        </draw:frame>
        <draw:line draw:style-name="gr81" draw:text-style-name="P3" draw:layer="layout" svg:x1="-9.6cm" svg:y1="1.878cm" svg:x2="-9.319cm" svg:y2="1.878cm">
          <text:p/>
        </draw:line>
        <draw:frame draw:style-name="gr89" draw:text-style-name="P5" draw:layer="layout" svg:width="1.281cm" svg:height="0.725cm" svg:x="-8.007cm" svg:y="1.657cm">
          <draw:text-box>
            <text:p text:style-name="P4"><text:span text:style-name="T3">clk</text:span></text:p>
          </draw:text-box>
        </draw:frame>
        <draw:line draw:style-name="gr81" draw:text-style-name="P3" draw:layer="layout" svg:x1="-7.007cm" svg:y1="2.003cm" svg:x2="-6.726cm" svg:y2="2.003cm">
          <text:p/>
        </draw:line>
        <draw:line draw:style-name="gr81" draw:text-style-name="P3" draw:layer="layout" svg:x1="-7.086cm" svg:y1="1.047cm" svg:x2="-6.726cm" svg:y2="1.047cm">
          <text:p/>
        </draw:line>
        <draw:frame draw:style-name="gr90" draw:text-style-name="P5" draw:layer="layout" svg:width="5.091cm" svg:height="0.725cm" svg:x="11.093cm" svg:y="12.9cm">
          <draw:text-box>
            <text:p text:style-name="P4"><text:span text:style-name="T3">myCoreClockedRegister</text:span></text:p>
          </draw:text-box>
        </draw:frame>
        <draw:line draw:style-name="gr81" draw:text-style-name="P3" draw:layer="layout" svg:x1="12.841cm" svg:y1="14.993cm" svg:x2="13.122cm" svg:y2="14.993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3.158cm" svg:y="13.72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458cm 14.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001cm" svg:y="13.748cm">
              <draw:text-box>
                <text:p text:style-name="P4"><text:span text:style-name="T3">D</text:span></text:p>
              </draw:text-box>
            </draw:frame>
            <draw:frame draw:style-name="gr84" draw:text-style-name="P5" draw:layer="layout" svg:width="0.832cm" svg:height="0.725cm" svg:x="13.502cm" svg:y="13.749cm">
              <draw:text-box>
                <text:p text:style-name="P4"><text:span text:style-name="T3">Q</text:span></text:p>
              </draw:text-box>
            </draw:frame>
          </draw:g>
          <draw:frame draw:style-name="gr87" draw:text-style-name="P18" draw:layer="layout" svg:width="1.205cm" svg:height="0.725cm" svg:x="13.058cm" svg:y="14.927cm">
            <draw:text-box>
              <text:p text:style-name="P4"><text:span text:style-name="T9">CLR</text:span></text:p>
            </draw:text-box>
          </draw:frame>
        </draw:g>
        <draw:line draw:style-name="gr81" draw:text-style-name="P3" draw:layer="layout" svg:x1="13.661cm" svg:y1="15.473cm" svg:x2="13.661cm" svg:y2="16.002cm">
          <text:p/>
        </draw:line>
        <draw:g>
          <draw:rect draw:style-name="gr3" draw:text-style-name="P3" draw:layer="layout" svg:width="0.5cm" svg:height="0.5cm" svg:x="-7.586cm" svg:y="0.777cm">
            <text:p/>
          </draw:rect>
          <draw:frame draw:style-name="gr4" draw:text-style-name="P5" draw:layer="layout" svg:width="2.246cm" svg:height="0.725cm" svg:x="-9.746cm" svg:y="0.645cm">
            <draw:text-box>
              <text:p text:style-name="P4"><text:span text:style-name="T3">a</text:span></text:p>
            </draw:text-box>
          </draw:frame>
        </draw:g>
        <draw:g>
          <draw:rect draw:style-name="gr3" draw:text-style-name="P3" draw:layer="layout" svg:width="0.5cm" svg:height="0.5cm" svg:x="12.341cm" svg:y="14.737cm">
            <text:p/>
          </draw:rect>
          <draw:frame draw:style-name="gr91" draw:text-style-name="P5" draw:layer="layout" svg:width="1.937cm" svg:height="0.725cm" svg:x="10.49cm" svg:y="14.605cm">
            <draw:text-box>
              <text:p text:style-name="P4"><text:span text:style-name="T3">coreClk</text:span></text:p>
            </draw:text-box>
          </draw:frame>
        </draw:g>
        <draw:g>
          <draw:rect draw:style-name="gr3" draw:text-style-name="P3" draw:layer="layout" svg:width="0.5cm" svg:height="0.5cm" svg:x="12.913cm" svg:y="15.784cm">
            <text:p/>
          </draw:rect>
          <draw:frame draw:style-name="gr77" draw:text-style-name="P5" draw:layer="layout" svg:width="2.437cm" svg:height="0.725cm" svg:x="10.562cm" svg:y="15.652cm">
            <draw:text-box>
              <text:p text:style-name="P4"><text:span text:style-name="T3">coreReset</text:span></text:p>
            </draw:text-box>
          </draw:frame>
        </draw:g>
        <draw:line draw:style-name="gr81" draw:text-style-name="P3" draw:layer="layout" svg:x1="13.413cm" svg:y1="15.999cm" svg:x2="13.661cm" svg:y2="16.003cm">
          <text:p/>
        </draw:line>
        <draw:frame draw:style-name="gr92" draw:text-style-name="P5" draw:layer="layout" svg:width="2.242cm" svg:height="0.725cm" svg:x="6.127cm" svg:y="19.76cm">
          <draw:text-box>
            <text:p text:style-name="P4"><text:span text:style-name="T3">mySignal</text:span></text:p>
          </draw:text-box>
        </draw:frame>
        <draw:polygon draw:style-name="gr82" draw:text-style-name="P13" draw:layer="layout" svg:width="0.63cm" svg:height="0.75cm" svg:x="0.369cm" svg:y="8.602cm" svg:viewBox="0 0 631 751" draw:points="631,375 0,751 0,0">
          <text:p/>
        </draw:polygon>
        <draw:path draw:style-name="gr93" draw:text-style-name="P13" xml:id="id84" draw:id="id84" draw:layer="layout" svg:width="0.749cm" svg:height="0.749cm" svg:x="4.395cm" svg:y="22.168cm" svg:viewBox="0 0 750 750" svg:d="M375 0c213 0 375 162 375 375s-162 375-375 375-375-162-375-375 162-375 375-375z">
          <text:p text:style-name="P13">+</text:p>
        </draw:path>
        <draw:connector draw:style-name="gr8" draw:text-style-name="P3" draw:layer="layout" svg:x1="5.145cm" svg:y1="22.543cm" svg:x2="7.433cm" svg:y2="22.533cm" draw:start-shape="id84" draw:start-glue-point="1" svg:d="M5145 22543h1414v-10h874">
          <text:p/>
        </draw:connector>
        <draw:connector draw:style-name="gr8" draw:text-style-name="P3" draw:layer="layout" svg:x1="7.433cm" svg:y1="23.783cm" svg:x2="7.433cm" svg:y2="22.534cm" svg:d="M7433 23783v-1249">
          <text:p/>
        </draw:connector>
        <draw:line draw:style-name="gr81" draw:text-style-name="P3" draw:layer="layout" svg:x1="6.675cm" svg:y1="23.783cm" svg:x2="7.433cm" svg:y2="23.783cm">
          <text:p/>
        </draw:line>
        <draw:connector draw:style-name="gr8" draw:text-style-name="P3" draw:layer="layout" svg:x1="3.928cm" svg:y1="22.542cm" svg:x2="4.395cm" svg:y2="22.545cm" svg:d="M3928 22542h234v3h233">
          <text:p/>
        </draw:connector>
        <draw:frame draw:style-name="gr89" draw:text-style-name="P5" draw:layer="layout" svg:width="1.281cm" svg:height="0.725cm" svg:x="3.074cm" svg:y="22.168cm">
          <draw:text-box>
            <text:p text:style-name="P4"><text:span text:style-name="T3">1</text:span></text:p>
          </draw:text-box>
        </draw:frame>
        <draw:frame draw:style-name="gr94" draw:text-style-name="P5" draw:layer="layout" svg:width="4.617cm" svg:height="0.725cm" svg:x="3.792cm" svg:y="25.926cm">
          <draw:text-box>
            <text:p text:style-name="P4"><text:span text:style-name="T3">myRegisterWithReset</text:span></text:p>
          </draw:text-box>
        </draw:frame>
        <draw:frame draw:style-name="gr89" draw:text-style-name="P5" draw:layer="layout" svg:width="1.281cm" svg:height="0.725cm" svg:x="-11.807cm" svg:y="-4.187cm">
          <draw:text-box>
            <text:p text:style-name="P4"><text:span text:style-name="T3">clk</text:span></text:p>
          </draw:text-box>
        </draw:frame>
        <draw:line draw:style-name="gr81" draw:text-style-name="P3" draw:layer="layout" svg:x1="-10.843cm" svg:y1="-3.841cm" svg:x2="-10.562cm" svg:y2="-3.841cm">
          <text:p/>
        </draw:line>
        <draw:path draw:style-name="gr93" draw:text-style-name="P13" draw:layer="layout" svg:width="0.749cm" svg:height="0.749cm" svg:x="3.361cm" svg:y="25.5cm" svg:viewBox="0 0 750 750" svg:d="M375 0c213 0 375 162 375 375s-162 375-375 375-375-162-375-375 162-375 375-375z">
          <text:p text:style-name="P13">+</text:p>
        </draw:path>
        <draw:line draw:style-name="gr81" draw:text-style-name="P3" draw:layer="layout" svg:x1="6.582cm" svg:y1="27.012cm" svg:x2="8.409cm" svg:y2="27.012cm">
          <text:p/>
        </draw:line>
        <draw:connector draw:style-name="gr8" draw:text-style-name="P3" draw:layer="layout" svg:x1="2.934cm" svg:y1="25.814cm" svg:x2="3.401cm" svg:y2="25.817cm" svg:d="M2934 25814h234v3h233">
          <text:p/>
        </draw:connector>
        <draw:frame draw:style-name="gr89" draw:text-style-name="P5" draw:layer="layout" svg:width="1.281cm" svg:height="0.725cm" svg:x="2.08cm" svg:y="25.44cm">
          <draw:text-box>
            <text:p text:style-name="P4"><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272cm" svg:y="0.62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972cm 1.72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429cm" svg:y="0.647cm">
              <draw:text-box>
                <text:p text:style-name="P4"><text:span text:style-name="T3">D</text:span></text:p>
              </draw:text-box>
            </draw:frame>
            <draw:frame draw:style-name="gr84" draw:text-style-name="P5" draw:layer="layout" svg:width="0.832cm" svg:height="0.725cm" svg:x="-8.928cm" svg:y="0.648cm">
              <draw:text-box>
                <text:p text:style-name="P4"><text:span text:style-name="T3">Q</text:span></text:p>
              </draw:text-box>
            </draw:frame>
          </draw:g>
          <draw:frame draw:style-name="gr87" draw:text-style-name="P18" draw:layer="layout" svg:width="1.205cm" svg:height="0.725cm" svg:x="-9.372cm" svg:y="1.826cm">
            <draw:text-box>
              <text:p text:style-name="P4"><text:span text:style-name="T9">CLR</text:span></text:p>
            </draw:text-box>
          </draw:frame>
        </draw:g>
        <draw:line draw:style-name="gr81" draw:text-style-name="P3" draw:layer="layout" svg:x1="-10.058cm" svg:y1="-3.319cm" svg:x2="-10.058cm" svg:y2="-2.79cm">
          <text:p/>
        </draw:line>
        <draw:frame draw:style-name="gr88" draw:text-style-name="P5" draw:layer="layout" svg:width="1.446cm" svg:height="0.725cm" svg:x="-10.81cm" svg:y="-2.853cm">
          <draw:text-box>
            <text:p text:style-name="P4"><text:span text:style-name="T3">reset</text:span></text:p>
          </draw:text-box>
        </draw:frame>
        <draw:line draw:style-name="gr81" draw:text-style-name="P3" draw:layer="layout" svg:x1="7.229cm" svg:y1="27.212cm" svg:x2="7.41cm" svg:y2="26.851cm">
          <text:p/>
        </draw:line>
        <draw:frame draw:style-name="gr89" draw:text-style-name="P5" draw:layer="layout" svg:width="1.281cm" svg:height="0.725cm" svg:x="6.639cm" svg:y="27.127cm">
          <draw:text-box>
            <text:p text:style-name="P4"><text:span text:style-name="T3">4</text:span></text:p>
          </draw:text-box>
        </draw:frame>
        <draw:line draw:style-name="gr81" draw:text-style-name="P3" draw:layer="layout" svg:x1="7.015cm" svg:y1="23.948cm" svg:x2="7.196cm" svg:y2="23.587cm">
          <text:p/>
        </draw:line>
        <draw:frame draw:style-name="gr89" draw:text-style-name="P5" draw:layer="layout" svg:width="1.281cm" svg:height="0.725cm" svg:x="6.425cm" svg:y="23.863cm">
          <draw:text-box>
            <text:p text:style-name="P4"><text:span text:style-name="T3">4</text:span></text:p>
          </draw:text-box>
        </draw:frame>
        <draw:frame draw:style-name="gr95" draw:text-style-name="P5" draw:layer="layout" svg:width="0.786cm" svg:height="0.725cm" svg:x="5.509cm" svg:y="23.89cm">
          <draw:text-box>
            <text:p text:style-name="P4"><text:span text:style-name="T3">E</text:span></text:p>
          </draw:text-box>
        </draw:frame>
        <draw:frame draw:style-name="gr96" draw:text-style-name="P5" draw:layer="layout" svg:width="1.425cm" svg:height="0.725cm" svg:x="4.113cm" svg:y="23.89cm">
          <draw:text-box>
            <text:p text:style-name="P4"><text:span text:style-name="T3">cond</text:span></text:p>
          </draw:text-box>
        </draw:frame>
        <draw:line draw:style-name="gr81" draw:text-style-name="P3" draw:layer="layout" svg:x1="5.385cm" svg:y1="24.236cm" svg:x2="5.666cm" svg:y2="24.236cm">
          <text:p/>
        </draw:line>
        <draw:line draw:style-name="gr81" draw:text-style-name="P3" draw:layer="layout" svg:x1="8.409cm" svg:y1="25.926cm" svg:x2="8.41cm" svg:y2="27.012cm">
          <text:p/>
        </draw:line>
        <draw:line draw:style-name="gr81" draw:text-style-name="P3" draw:layer="layout" svg:x1="8.41cm" svg:y1="25.926cm" svg:x2="4.111cm" svg:y2="25.875cm">
          <text:p/>
        </draw:line>
        <draw:line draw:style-name="gr81" draw:text-style-name="P3" draw:layer="layout" svg:x1="-11.391cm" svg:y1="-4.406cm" svg:x2="-11.563cm" svg:y2="-4.406cm">
          <text:p/>
        </draw:line>
        <draw:rect draw:style-name="gr1" draw:text-style-name="P2" draw:layer="layout" svg:width="6.865cm" svg:height="1cm" svg:x="11.985cm" svg:y="19.388cm">
          <text:p text:style-name="P1"><text:span text:style-name="T1">TopComponent</text:span></text:p>
        </draw:rect>
        <draw:rect draw:style-name="gr2" draw:text-style-name="P3" draw:layer="layout" svg:width="6.865cm" svg:height="3.935cm" svg:x="11.985cm" svg:y="20.388cm">
          <text:p/>
        </draw:rect>
        <draw:rect draw:style-name="gr1" draw:text-style-name="P2" draw:layer="layout" svg:width="5.492cm" svg:height="1cm" svg:x="12.649cm" svg:y="20.984cm">
          <text:p text:style-name="P1"><text:span text:style-name="T1">sub : SubComponent</text:span></text:p>
        </draw:rect>
        <draw:rect draw:style-name="gr2" draw:text-style-name="P3" draw:layer="layout" svg:width="5.491cm" svg:height="1.817cm" svg:x="12.649cm" svg:y="21.984cm">
          <text:p/>
        </draw:rect>
        <draw:g>
          <draw:rect draw:style-name="gr3" draw:text-style-name="P3" draw:layer="layout" svg:width="0.5cm" svg:height="0.5cm" svg:x="12.416cm" svg:y="22.376cm">
            <text:p/>
          </draw:rect>
          <draw:frame draw:style-name="gr29" draw:text-style-name="P5" draw:layer="layout" svg:width="2.369cm" svg:height="0.725cm" svg:x="12.86cm" svg:y="22.226cm">
            <draw:text-box>
              <text:p text:style-name="P4"><text:span text:style-name="T3">condA</text:span></text:p>
            </draw:text-box>
          </draw:frame>
        </draw:g>
        <draw:g>
          <draw:rect draw:style-name="gr3" draw:text-style-name="P3" draw:layer="layout" svg:width="0.5cm" svg:height="0.5cm" svg:x="17.851cm" svg:y="22.393cm">
            <text:p/>
          </draw:rect>
          <draw:frame draw:style-name="gr4" draw:text-style-name="P5" draw:layer="layout" svg:width="2.246cm" svg:height="0.725cm" svg:x="15.691cm" svg:y="22.261cm">
            <draw:text-box>
              <text:p text:style-name="P4"><text:span text:style-name="T3">result</text:span></text:p>
            </draw:text-box>
          </draw:frame>
        </draw:g>
        <draw:g>
          <draw:rect draw:style-name="gr3" draw:text-style-name="P3" draw:layer="layout" svg:width="0.5cm" svg:height="0.5cm" svg:x="12.403cm" svg:y="23.027cm">
            <text:p/>
          </draw:rect>
          <draw:frame draw:style-name="gr29" draw:text-style-name="P5" draw:layer="layout" svg:width="2.369cm" svg:height="0.725cm" svg:x="12.847cm" svg:y="22.877cm">
            <draw:text-box>
              <text:p text:style-name="P4"><text:span text:style-name="T3">condB</text:span></text:p>
            </draw:text-box>
          </draw:frame>
        </draw:g>
        <draw:rect draw:style-name="gr1" draw:text-style-name="P2" draw:layer="layout" svg:width="9.721cm" svg:height="1cm" svg:x="10.659cm" svg:y="25.029cm">
          <text:p text:style-name="P1"><text:span text:style-name="T1">TopLevel</text:span></text:p>
        </draw:rect>
        <draw:rect draw:style-name="gr2" draw:text-style-name="P3" draw:layer="layout" svg:width="9.721cm" svg:height="3.935cm" svg:x="10.659cm" svg:y="26.029cm">
          <text:p/>
        </draw:rect>
        <draw:rect draw:style-name="gr1" draw:text-style-name="P2" draw:layer="layout" svg:width="5.492cm" svg:height="1cm" svg:x="11.865cm" svg:y="26.625cm">
          <text:p text:style-name="P1"><text:span text:style-name="T1">sub : SubComponent</text:span></text:p>
        </draw:rect>
        <draw:rect draw:style-name="gr2" draw:text-style-name="P3" draw:layer="layout" svg:width="5.491cm" svg:height="1.297cm" svg:x="11.865cm" svg:y="27.625cm">
          <text:p/>
        </draw:rect>
        <draw:g>
          <draw:rect draw:style-name="gr3" draw:text-style-name="P3" draw:layer="layout" svg:width="0.5cm" svg:height="0.5cm" svg:x="11.632cm" svg:y="28.017cm">
            <text:p/>
          </draw:rect>
          <draw:frame draw:style-name="gr29" draw:text-style-name="P5" draw:layer="layout" svg:width="2.369cm" svg:height="0.725cm" svg:x="12.076cm" svg:y="27.867cm">
            <draw:text-box>
              <text:p text:style-name="P4"><text:span text:style-name="T3">input</text:span></text:p>
            </draw:text-box>
          </draw:frame>
        </draw:g>
        <draw:g>
          <draw:rect draw:style-name="gr3" draw:text-style-name="P3" draw:layer="layout" svg:width="0.5cm" svg:height="0.5cm" svg:x="17.067cm" svg:y="28.034cm">
            <text:p/>
          </draw:rect>
          <draw:frame draw:style-name="gr4" draw:text-style-name="P5" draw:layer="layout" svg:width="2.246cm" svg:height="0.725cm" svg:x="14.907cm" svg:y="27.902cm">
            <draw:text-box>
              <text:p text:style-name="P4"><text:span text:style-name="T3">result</text:span></text:p>
            </draw:text-box>
          </draw:frame>
        </draw:g>
        <draw:g>
          <draw:rect draw:style-name="gr3" draw:text-style-name="P3" draw:layer="layout" svg:width="0.5cm" svg:height="0.5cm" svg:x="10.418cm" svg:y="28.033cm">
            <text:p/>
          </draw:rect>
          <draw:frame draw:style-name="gr4" draw:text-style-name="P5" draw:layer="layout" svg:width="2.246cm" svg:height="0.725cm" svg:x="8.258cm" svg:y="27.901cm">
            <draw:text-box>
              <text:p text:style-name="P4"><text:span text:style-name="T3">a</text:span></text:p>
            </draw:text-box>
          </draw:frame>
        </draw:g>
        <draw:g>
          <draw:rect draw:style-name="gr3" draw:text-style-name="P3" draw:layer="layout" svg:width="0.5cm" svg:height="0.5cm" svg:x="10.418cm" svg:y="29.159cm">
            <text:p/>
          </draw:rect>
          <draw:frame draw:style-name="gr4" draw:text-style-name="P5" draw:layer="layout" svg:width="2.246cm" svg:height="0.725cm" svg:x="8.258cm" svg:y="29.027cm">
            <draw:text-box>
              <text:p text:style-name="P4"><text:span text:style-name="T3">b</text:span></text:p>
            </draw:text-box>
          </draw:frame>
        </draw:g>
        <draw:line draw:style-name="gr81" draw:text-style-name="P3" draw:layer="layout" svg:x1="10.918cm" svg:y1="28.257cm" svg:x2="11.632cm" svg:y2="28.257cm">
          <text:p/>
        </draw:line>
        <draw:path draw:style-name="gr57" draw:text-style-name="P3" draw:layer="layout" svg:width="1.079cm" svg:height="1.03cm" svg:x="18.378cm" svg:y="28.582cm" svg:viewBox="0 0 1080 1031" svg:d="M540 0c270 0 540 257 540 515s-270 516-540 516c-180 0-360 0-540 0 99-169 213-214 213-516-10-303-134-327-213-515 180 0 360 0 540 0z">
          <text:p/>
        </draw:path>
        <draw:line draw:style-name="gr81" draw:text-style-name="P3" draw:layer="layout" svg:x1="10.918cm" svg:y1="29.415cm" svg:x2="18.5cm" svg:y2="29.4cm">
          <text:p/>
        </draw:line>
        <draw:line draw:style-name="gr81" draw:text-style-name="P3" draw:layer="layout" svg:x1="17.567cm" svg:y1="28.231cm" svg:x2="17.947cm" svg:y2="28.231cm">
          <text:p/>
        </draw:line>
        <draw:line draw:style-name="gr81" draw:text-style-name="P3" draw:layer="layout" svg:x1="17.947cm" svg:y1="28.809cm" svg:x2="17.947cm" svg:y2="28.231cm">
          <text:p/>
        </draw:line>
        <draw:line draw:style-name="gr81" draw:text-style-name="P3" draw:layer="layout" svg:x1="17.947cm" svg:y1="28.809cm" svg:x2="18.5cm" svg:y2="28.809cm">
          <text:p/>
        </draw:line>
        <draw:g>
          <draw:rect draw:style-name="gr3" draw:text-style-name="P3" draw:layer="layout" svg:width="0.5cm" svg:height="0.5cm" svg:x="20.108cm" svg:y="28.867cm">
            <text:p/>
          </draw:rect>
          <draw:frame draw:style-name="gr29" draw:text-style-name="P5" draw:layer="layout" svg:width="2.369cm" svg:height="0.725cm" svg:x="20.552cm" svg:y="28.717cm">
            <draw:text-box>
              <text:p text:style-name="P4"><text:span text:style-name="T3">result</text:span></text:p>
            </draw:text-box>
          </draw:frame>
        </draw:g>
        <draw:line draw:style-name="gr81" draw:text-style-name="P3" draw:layer="layout" svg:x1="20.108cm" svg:y1="29.08cm" svg:x2="19.5cm" svg:y2="29.08cm">
          <text:p/>
        </draw:line>
        <draw:g>
          <draw:rect draw:style-name="gr3" draw:text-style-name="P3" draw:layer="layout" svg:width="0.5cm" svg:height="0.5cm" svg:x="17.131cm" svg:y="33.049cm">
            <text:p/>
          </draw:rect>
          <draw:frame draw:style-name="gr29" draw:text-style-name="P5" draw:layer="layout" svg:width="2.369cm" svg:height="0.725cm" svg:x="17.575cm" svg:y="32.899cm">
            <draw:text-box>
              <text:p text:style-name="P4"><text:span text:style-name="T3">result</text:span></text:p>
            </draw:text-box>
          </draw:frame>
        </draw:g>
        <draw:g>
          <draw:rect draw:style-name="gr3" draw:text-style-name="P3" draw:layer="layout" svg:width="0.5cm" svg:height="0.5cm" svg:x="12.374cm" svg:y="32.724cm">
            <text:p/>
          </draw:rect>
          <draw:frame draw:style-name="gr4" draw:text-style-name="P5" draw:layer="layout" svg:width="2.246cm" svg:height="0.725cm" svg:x="10.214cm" svg:y="32.592cm">
            <draw:text-box>
              <text:p text:style-name="P4"><text:span text:style-name="T3">conds_0</text:span></text:p>
            </draw:text-box>
          </draw:frame>
        </draw:g>
        <draw:g>
          <draw:rect draw:style-name="gr3" draw:text-style-name="P3" draw:layer="layout" svg:width="0.5cm" svg:height="0.5cm" svg:x="12.374cm" svg:y="33.356cm">
            <text:p/>
          </draw:rect>
          <draw:frame draw:style-name="gr4" draw:text-style-name="P5" draw:layer="layout" svg:width="2.246cm" svg:height="0.725cm" svg:x="10.214cm" svg:y="33.224cm">
            <draw:text-box>
              <text:p text:style-name="P4"><text:span text:style-name="T3">conds_1</text:span></text:p>
            </draw:text-box>
          </draw:frame>
        </draw:g>
        <draw:line draw:style-name="gr81" draw:text-style-name="P3" draw:layer="layout" svg:x1="12.874cm" svg:y1="32.969cm" svg:x2="13.966cm" svg:y2="32.969cm">
          <text:p/>
        </draw:line>
        <draw:line draw:style-name="gr81" draw:text-style-name="P3" draw:layer="layout" svg:x1="12.874cm" svg:y1="33.603cm" svg:x2="13.966cm" svg:y2="33.603cm">
          <text:p/>
        </draw:line>
        <draw:line draw:style-name="gr81" draw:text-style-name="P3" draw:layer="layout" svg:x1="16.039cm" svg:y1="33.294cm" svg:x2="17.131cm" svg:y2="33.294cm">
          <text:p/>
        </draw:line>
        <draw:custom-shape draw:style-name="gr41" draw:text-style-name="P11" draw:layer="layout" svg:width="2.55cm" svg:height="1.7cm" svg:x="13.672cm" svg:y="32.5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9.585cm" svg:y="38.263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5.963cm" svg:y="38.068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3.122cm" svg:y1="39.212cm" svg:x2="15.963cm" svg:y2="39.212cm">
          <text:p/>
        </draw:line>
        <draw:frame draw:style-name="gr97" draw:text-style-name="P5" draw:layer="layout" svg:width="3.072cm" svg:height="0.725cm" svg:x="13.05cm" svg:y="38.487cm">
          <draw:text-box>
            <text:p text:style-name="P4"><text:span text:style-name="T3">logicArea.flag</text:span></text:p>
          </draw:text-box>
        </draw:frame>
        <draw:rect draw:style-name="gr1" draw:text-style-name="P2" draw:layer="layout" svg:width="11.91cm" svg:height="1cm" svg:x="-4.31cm" svg:y="36.199cm">
          <text:p text:style-name="P1"><text:span text:style-name="T1">TopLevel</text:span></text:p>
        </draw:rect>
        <draw:rect draw:style-name="gr2" draw:text-style-name="P3" draw:layer="layout" svg:width="11.91cm" svg:height="3.935cm" svg:x="-4.31cm" svg:y="37.199cm">
          <text:p/>
        </draw:rect>
        <draw:custom-shape draw:style-name="gr32" draw:text-style-name="P19" draw:layer="layout" svg:width="3.537cm" svg:height="2.287cm" svg:x="-3.504cm" svg:y="38.216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874cm" svg:y="38.02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0.033cm" svg:y1="39.165cm" svg:x2="2.874cm" svg:y2="39.165cm">
          <text:p/>
        </draw:line>
        <draw:frame draw:style-name="gr97" draw:text-style-name="P5" draw:layer="layout" svg:width="3.072cm" svg:height="0.725cm" svg:x="-0.039cm" svg:y="38.44cm">
          <draw:text-box>
            <text:p text:style-name="P4"><text:span text:style-name="T3">logicArea.flag</text:span></text:p>
          </draw:text-box>
        </draw:frame>
        <draw:line draw:style-name="gr81" draw:text-style-name="P3" draw:layer="layout" svg:x1="22.461cm" svg:y1="37.071cm" svg:x2="22.462cm" svg:y2="39.99cm">
          <text:p/>
        </draw:line>
        <draw:frame draw:style-name="gr97" draw:text-style-name="P5" draw:layer="layout" svg:width="3.072cm" svg:height="0.725cm" svg:x="22.462cm" svg:y="38.401cm">
          <draw:text-box>
            <text:p text:style-name="P4"><text:span text:style-name="T3">logicArea.flag</text:span></text:p>
          </draw:text-box>
        </draw:frame>
        <draw:custom-shape draw:style-name="gr32" draw:text-style-name="P19" draw:layer="layout" svg:width="3.537cm" svg:height="2.287cm" svg:x="20.75cm" svg:y="35.651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0.707cm" svg:y="39.60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19.095cm" svg:y="5.001cm">
            <text:p/>
          </draw:rect>
          <draw:frame draw:style-name="gr29" draw:text-style-name="P5" draw:layer="layout" svg:width="2.369cm" svg:height="0.725cm" svg:x="19.539cm" svg:y="4.851cm">
            <draw:text-box>
              <text:p text:style-name="P4"><text:span text:style-name="T3">result</text:span></text:p>
            </draw:text-box>
          </draw:frame>
        </draw:g>
        <draw:g>
          <draw:rect draw:style-name="gr3" draw:text-style-name="P3" draw:layer="layout" svg:width="0.5cm" svg:height="0.5cm" svg:x="15.312cm" svg:y="2.677cm">
            <text:p/>
          </draw:rect>
          <draw:frame draw:style-name="gr4" draw:text-style-name="P5" draw:layer="layout" svg:width="2.246cm" svg:height="0.725cm" svg:x="13.152cm" svg:y="2.545cm">
            <draw:text-box>
              <text:p text:style-name="P4"><text:span text:style-name="T3">sel</text:span></text:p>
            </draw:text-box>
          </draw:frame>
        </draw:g>
        <draw:g>
          <draw:rect draw:style-name="gr3" draw:text-style-name="P3" draw:layer="layout" svg:width="0.5cm" svg:height="0.5cm" svg:x="15.312cm" svg:y="4.009cm">
            <text:p/>
          </draw:rect>
          <draw:frame draw:style-name="gr98" draw:text-style-name="P5" draw:layer="layout" svg:width="2.462cm" svg:height="0.725cm" svg:x="12.936cm" svg:y="3.877cm">
            <draw:text-box>
              <text:p text:style-name="P4"><text:span text:style-name="T3">sources_0</text:span></text:p>
            </draw:text-box>
          </draw:frame>
        </draw:g>
        <draw:line draw:style-name="gr81" draw:text-style-name="P3" draw:layer="layout" svg:x1="15.812cm" svg:y1="2.922cm" svg:x2="17.492cm" svg:y2="2.922cm">
          <text:p/>
        </draw:line>
        <draw:line draw:style-name="gr81" draw:text-style-name="P3" draw:layer="layout" svg:x1="15.812cm" svg:y1="4.256cm" svg:x2="16.904cm" svg:y2="4.256cm">
          <text:p/>
        </draw:line>
        <draw:line draw:style-name="gr81" draw:text-style-name="P3" draw:layer="layout" svg:x1="18.003cm" svg:y1="5.246cm" svg:x2="19.095cm" svg:y2="5.246cm">
          <text:p/>
        </draw:line>
        <draw:g>
          <draw:rect draw:style-name="gr3" draw:text-style-name="P3" draw:layer="layout" svg:width="0.5cm" svg:height="0.5cm" svg:x="15.312cm" svg:y="4.734cm">
            <text:p/>
          </draw:rect>
          <draw:frame draw:style-name="gr98" draw:text-style-name="P5" draw:layer="layout" svg:width="2.462cm" svg:height="0.725cm" svg:x="12.936cm" svg:y="4.602cm">
            <draw:text-box>
              <text:p text:style-name="P4"><text:span text:style-name="T3">sources_1</text:span></text:p>
            </draw:text-box>
          </draw:frame>
        </draw:g>
        <draw:line draw:style-name="gr81" draw:text-style-name="P3" draw:layer="layout" svg:x1="15.812cm" svg:y1="4.981cm" svg:x2="16.904cm" svg:y2="4.981cm">
          <text:p/>
        </draw:line>
        <draw:g>
          <draw:rect draw:style-name="gr3" draw:text-style-name="P3" draw:layer="layout" svg:width="0.5cm" svg:height="0.5cm" svg:x="15.298cm" svg:y="6.209cm">
            <text:p/>
          </draw:rect>
          <draw:frame draw:style-name="gr99" draw:text-style-name="P5" draw:layer="layout" svg:width="2.53cm" svg:height="0.725cm" svg:x="12.854cm" svg:y="6.077cm">
            <draw:text-box>
              <text:p text:style-name="P4"><text:span text:style-name="T3">sources_N</text:span></text:p>
            </draw:text-box>
          </draw:frame>
        </draw:g>
        <draw:line draw:style-name="gr81" draw:text-style-name="P3" draw:layer="layout" svg:x1="15.798cm" svg:y1="6.456cm" svg:x2="16.89cm" svg:y2="6.456cm">
          <text:p/>
        </draw:line>
        <draw:path draw:style-name="gr82" draw:text-style-name="P13" draw:layer="layout" svg:width="0.199cm" svg:height="0.199cm" svg:x="15.45cm" svg:y="5.427cm" svg:viewBox="0 0 200 200" svg:d="M100 0c57 0 100 43 100 100s-43 100-100 100-100-43-100-100 43-100 100-100z">
          <text:p/>
        </draw:path>
        <draw:path draw:style-name="gr82" draw:text-style-name="P13" draw:layer="layout" svg:width="0.199cm" svg:height="0.199cm" svg:x="15.45cm" svg:y="5.827cm" svg:viewBox="0 0 200 200" svg:d="M100 0c57 0 100 43 100 100s-43 100-100 100-100-43-100-100 43-100 100-100z">
          <text:p/>
        </draw:path>
        <draw:custom-shape draw:style-name="gr100" draw:text-style-name="P3" draw:layer="layout" svg:width="3.2cm" svg:height="1.099cm" draw:transform="rotate (1.5707963267946) translate (16.904cm 6.82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492cm" svg:y1="4.041cm" svg:x2="17.492cm" svg:y2="2.922cm">
          <text:p/>
        </draw:line>
        <draw:g>
          <draw:rect draw:style-name="gr3" draw:text-style-name="P3" draw:layer="layout" svg:width="0.5cm" svg:height="0.5cm" svg:x="15.99cm" svg:y="8.154cm">
            <text:p/>
          </draw:rect>
          <draw:frame draw:style-name="gr101" draw:text-style-name="P5" draw:layer="layout" svg:width="2.504cm" svg:height="0.725cm" svg:x="13.572cm" svg:y="8.022cm">
            <draw:text-box>
              <text:p text:style-name="P4"><text:span text:style-name="T3">sources(0)</text:span></text:p>
            </draw:text-box>
          </draw:frame>
        </draw:g>
        <draw:line draw:style-name="gr81" draw:text-style-name="P3" draw:layer="layout" svg:x1="19.876cm" svg:y1="11.364cm" svg:x2="20.268cm" svg:y2="11.365cm">
          <text:p/>
        </draw:line>
        <draw:g>
          <draw:rect draw:style-name="gr3" draw:text-style-name="P3" draw:layer="layout" svg:width="0.5cm" svg:height="0.5cm" svg:x="15.99cm" svg:y="9.604cm">
            <text:p/>
          </draw:rect>
          <draw:frame draw:style-name="gr101" draw:text-style-name="P5" draw:layer="layout" svg:width="2.504cm" svg:height="0.725cm" svg:x="13.572cm" svg:y="9.472cm">
            <draw:text-box>
              <text:p text:style-name="P4"><text:span text:style-name="T3">sources(2)</text:span></text:p>
            </draw:text-box>
          </draw:frame>
        </draw:g>
        <draw:line draw:style-name="gr81" draw:text-style-name="P3" draw:layer="layout" svg:x1="16.49cm" svg:y1="9.851cm" svg:x2="17.632cm" svg:y2="9.851cm">
          <text:p/>
        </draw:line>
        <draw:g>
          <draw:rect draw:style-name="gr3" draw:text-style-name="P3" draw:layer="layout" svg:width="0.5cm" svg:height="0.5cm" svg:x="15.976cm" svg:y="11.079cm">
            <text:p/>
          </draw:rect>
          <draw:frame draw:style-name="gr99" draw:text-style-name="P5" draw:layer="layout" svg:width="2.53cm" svg:height="0.725cm" svg:x="13.532cm" svg:y="10.947cm">
            <draw:text-box>
              <text:p text:style-name="P4"><text:span text:style-name="T3">sources(n)</text:span></text:p>
            </draw:text-box>
          </draw:frame>
        </draw:g>
        <draw:path draw:style-name="gr82" draw:text-style-name="P13" draw:layer="layout" svg:width="0.199cm" svg:height="0.199cm" svg:x="16.128cm" svg:y="10.297cm" svg:viewBox="0 0 200 200" svg:d="M100 0c57 0 100 43 100 100s-43 100-100 100-100-43-100-100 43-100 100-100z">
          <text:p/>
        </draw:path>
        <draw:path draw:style-name="gr82" draw:text-style-name="P13" draw:layer="layout" svg:width="0.199cm" svg:height="0.199cm" svg:x="16.128cm" svg:y="10.697cm" svg:viewBox="0 0 200 200" svg:d="M100 0c57 0 100 43 100 100s-43 100-100 100-100-43-100-100 43-100 100-100z">
          <text:p/>
        </draw:path>
        <draw:g>
          <draw:rect draw:style-name="gr3" draw:text-style-name="P3" draw:layer="layout" svg:width="0.5cm" svg:height="0.5cm" svg:x="20.268cm" svg:y="11.12cm">
            <text:p/>
          </draw:rect>
          <draw:frame draw:style-name="gr29" draw:text-style-name="P5" draw:layer="layout" svg:width="2.369cm" svg:height="0.725cm" svg:x="20.712cm" svg:y="10.97cm">
            <draw:text-box>
              <text:p text:style-name="P4"><text:span text:style-name="T3">result</text:span></text:p>
            </draw:text-box>
          </draw:frame>
        </draw:g>
        <draw:line draw:style-name="gr81" draw:text-style-name="P3" draw:layer="layout" svg:x1="16.49cm" svg:y1="8.393cm" svg:x2="17.242cm" svg:y2="8.384cm">
          <text:p/>
        </draw:line>
        <draw:line draw:style-name="gr81" draw:text-style-name="P3" draw:layer="layout" svg:x1="19.876cm" svg:y1="11.365cm" svg:x2="20.268cm" svg:y2="11.364cm">
          <text:p/>
        </draw:line>
        <draw:line draw:style-name="gr81" draw:text-style-name="P3" draw:layer="layout" svg:x1="16.476cm" svg:y1="11.327cm" svg:x2="19.103cm" svg:y2="11.327cm">
          <text:p/>
        </draw:line>
        <draw:path draw:style-name="gr82" draw:text-style-name="P13" draw:layer="layout" svg:width="0.199cm" svg:height="0.199cm" svg:x="16.128cm" svg:y="10.298cm" svg:viewBox="0 0 200 200" svg:d="M100 0c57 0 100 43 100 100s-43 100-100 100-100-43-100-100 43-100 100-100z">
          <text:p/>
        </draw:path>
        <draw:path draw:style-name="gr82" draw:text-style-name="P13" draw:layer="layout" svg:width="0.199cm" svg:height="0.199cm" svg:x="16.128cm" svg:y="10.698cm" svg:viewBox="0 0 200 200" svg:d="M100 0c57 0 100 43 100 100s-43 100-100 100-100-43-100-100 43-100 100-100z">
          <text:p/>
        </draw:path>
        <draw:path draw:style-name="gr93" draw:text-style-name="P13" draw:layer="layout" svg:width="0.749cm" svg:height="0.749cm" svg:x="16.882cm" svg:y="8.751cm" svg:viewBox="0 0 750 750" svg:d="M375 0c213 0 375 162 375 375s-162 375-375 375-375-162-375-375 162-375 375-375z">
          <text:p text:style-name="P13">+</text:p>
        </draw:path>
        <draw:line draw:style-name="gr81" draw:text-style-name="P3" draw:layer="layout" svg:x1="17.257cm" svg:y1="8.751cm" svg:x2="17.242cm" svg:y2="8.384cm">
          <text:p/>
        </draw:line>
        <draw:g>
          <draw:rect draw:style-name="gr3" draw:text-style-name="P3" draw:layer="layout" svg:width="0.5cm" svg:height="0.5cm" svg:x="15.984cm" svg:y="8.878cm">
            <text:p/>
          </draw:rect>
          <draw:frame draw:style-name="gr101" draw:text-style-name="P5" draw:layer="layout" svg:width="2.504cm" svg:height="0.725cm" svg:x="13.566cm" svg:y="8.746cm">
            <draw:text-box>
              <text:p text:style-name="P4"><text:span text:style-name="T3">sources(1)</text:span></text:p>
            </draw:text-box>
          </draw:frame>
        </draw:g>
        <draw:line draw:style-name="gr81" draw:text-style-name="P3" draw:layer="layout" svg:x1="16.484cm" svg:y1="9.125cm" svg:x2="16.876cm" svg:y2="9.125cm">
          <text:p/>
        </draw:line>
        <draw:path draw:style-name="gr93" draw:text-style-name="P13" draw:layer="layout" svg:width="0.749cm" svg:height="0.749cm" svg:x="17.632cm" svg:y="9.501cm" svg:viewBox="0 0 750 750" svg:d="M375 0c213 0 375 162 375 375s-162 375-375 375-375-162-375-375 162-375 375-375z">
          <text:p text:style-name="P13">+</text:p>
        </draw:path>
        <draw:line draw:style-name="gr81" draw:text-style-name="P3" draw:layer="layout" svg:x1="17.632cm" svg:y1="9.126cm" svg:x2="17.999cm" svg:y2="9.126cm">
          <text:p/>
        </draw:line>
        <draw:line draw:style-name="gr81" draw:text-style-name="P3" draw:layer="layout" svg:x1="18.007cm" svg:y1="9.501cm" svg:x2="18cm" svg:y2="9.126cm">
          <text:p/>
        </draw:line>
        <draw:path draw:style-name="gr93" draw:text-style-name="P13" draw:layer="layout" svg:width="0.749cm" svg:height="0.749cm" svg:x="19.103cm" svg:y="10.987cm" svg:viewBox="0 0 750 750" svg:d="M375 0c213 0 375 162 375 375s-162 375-375 375-375-162-375-375 162-375 375-375z">
          <text:p text:style-name="P13">+</text:p>
        </draw:path>
        <draw:line draw:style-name="gr81" draw:text-style-name="P3" draw:layer="layout" svg:x1="18.42cm" svg:y1="9.875cm" svg:x2="18.787cm" svg:y2="9.875cm">
          <text:p/>
        </draw:line>
        <draw:line draw:style-name="gr81" draw:text-style-name="P3" draw:layer="layout" svg:x1="18.795cm" svg:y1="10.25cm" svg:x2="18.788cm" svg:y2="9.875cm">
          <text:p/>
        </draw:line>
        <draw:line draw:style-name="gr81" draw:text-style-name="P3" draw:layer="layout" svg:x1="19.086cm" svg:y1="10.61cm" svg:x2="19.453cm" svg:y2="10.61cm">
          <text:p/>
        </draw:line>
        <draw:line draw:style-name="gr81" draw:text-style-name="P3" draw:layer="layout" svg:x1="19.461cm" svg:y1="10.985cm" svg:x2="19.454cm" svg:y2="10.61cm">
          <text:p/>
        </draw:line>
        <draw:path draw:style-name="gr82" draw:text-style-name="P13" draw:layer="layout" svg:width="0.199cm" svg:height="0.199cm" svg:x="18.328cm" svg:y="10.298cm" svg:viewBox="0 0 200 200" svg:d="M100 0c57 0 100 43 100 100s-43 100-100 100-100-43-100-100 43-100 100-100z">
          <text:p/>
        </draw:path>
        <draw:path draw:style-name="gr82" draw:text-style-name="P13" draw:layer="layout" svg:width="0.199cm" svg:height="0.199cm" svg:x="18.728cm" svg:y="10.698cm" svg:viewBox="0 0 200 200" svg:d="M100 0c57 0 100 43 100 100s-43 100-100 100-100-43-100-100 43-100 100-100z">
          <text:p/>
        </draw:path>
        <draw:g xml:id="id89" draw:id="id89">
          <draw:rect draw:style-name="gr3" draw:text-style-name="P3" draw:layer="layout" svg:width="0.5cm" svg:height="0.436cm" svg:x="6.062cm" svg:y="-8.531cm">
            <text:p/>
          </draw:rect>
          <draw:frame draw:style-name="gr4" draw:text-style-name="P5" draw:layer="layout" svg:width="2.246cm" svg:height="0.725cm" svg:x="3.902cm" svg:y="-8.692cm">
            <draw:text-box>
              <text:p text:style-name="P4"><text:span text:style-name="T3">valid</text:span></text:p>
            </draw:text-box>
          </draw:frame>
        </draw:g>
        <draw:g xml:id="id87" draw:id="id87">
          <draw:rect draw:style-name="gr3" draw:text-style-name="P3" draw:layer="layout" svg:width="0.5cm" svg:height="0.5cm" svg:x="6.062cm" svg:y="-7.111cm">
            <text:p/>
          </draw:rect>
          <draw:frame draw:style-name="gr4" draw:text-style-name="P5" draw:layer="layout" svg:width="2.246cm" svg:height="0.725cm" svg:x="3.902cm" svg:y="-7.243cm">
            <draw:text-box>
              <text:p text:style-name="P4"><text:span text:style-name="T3">payload</text:span></text:p>
            </draw:text-box>
          </draw:frame>
        </draw:g>
        <draw:g xml:id="id86" draw:id="id86">
          <draw:rect draw:style-name="gr17" draw:text-style-name="P3" draw:layer="layout" svg:width="0.5cm" svg:height="0.5cm" svg:x="8.162cm" svg:y="-7.836cm">
            <text:p/>
          </draw:rect>
          <draw:frame draw:style-name="gr29" draw:text-style-name="P5" draw:layer="layout" svg:width="2.369cm" svg:height="0.725cm" svg:x="8.606cm" svg:y="-7.968cm">
            <draw:text-box>
              <text:p text:style-name="P4"><text:span text:style-name="T3">ready</text:span></text:p>
            </draw:text-box>
          </draw:frame>
        </draw:g>
        <draw:g xml:id="id85" draw:id="id85">
          <draw:rect draw:style-name="gr17" draw:text-style-name="P3" draw:layer="layout" svg:width="0.5cm" svg:height="0.5cm" svg:x="6.062cm" svg:y="-7.841cm">
            <text:p/>
          </draw:rect>
          <draw:frame draw:style-name="gr4" draw:text-style-name="P5" draw:layer="layout" svg:width="2.246cm" svg:height="0.725cm" svg:x="3.902cm" svg:y="-7.973cm">
            <draw:text-box>
              <text:p text:style-name="P4"><text:span text:style-name="T3">ready</text:span></text:p>
            </draw:text-box>
          </draw:frame>
        </draw:g>
        <draw:g xml:id="id88" draw:id="id88">
          <draw:rect draw:style-name="gr3" draw:text-style-name="P3" draw:layer="layout" svg:width="0.5cm" svg:height="0.5cm" svg:x="8.161cm" svg:y="-7.106cm">
            <text:p/>
          </draw:rect>
          <draw:frame draw:style-name="gr29" draw:text-style-name="P5" draw:layer="layout" svg:width="2.369cm" svg:height="0.725cm" svg:x="8.605cm" svg:y="-7.238cm">
            <draw:text-box>
              <text:p text:style-name="P4"><text:span text:style-name="T3">payload</text:span></text:p>
            </draw:text-box>
          </draw:frame>
        </draw:g>
        <draw:g xml:id="id90" draw:id="id90">
          <draw:rect draw:style-name="gr3" draw:text-style-name="P3" draw:layer="layout" svg:width="0.5cm" svg:height="0.5cm" svg:x="8.153cm" svg:y="-8.566cm">
            <text:p/>
          </draw:rect>
          <draw:frame draw:style-name="gr29" draw:text-style-name="P5" draw:layer="layout" svg:width="2.369cm" svg:height="0.725cm" svg:x="8.597cm" svg:y="-8.698cm">
            <draw:text-box>
              <text:p text:style-name="P4"><text:span text:style-name="T3">valid</text:span></text:p>
            </draw:text-box>
          </draw:frame>
        </draw:g>
        <draw:connector draw:style-name="gr8" draw:text-style-name="P3" draw:layer="layout" svg:x1="6.562cm" svg:y1="-7.611cm" svg:x2="8.162cm" svg:y2="-7.606cm" draw:start-shape="id85" draw:start-glue-point="1" draw:end-shape="id86" draw:end-glue-point="3" svg:d="M6562-7611h800v5h800">
          <text:p/>
        </draw:connector>
        <draw:connector draw:style-name="gr8" draw:text-style-name="P3" draw:layer="layout" svg:x1="6.562cm" svg:y1="-6.881cm" svg:x2="8.161cm" svg:y2="-6.876cm" draw:start-shape="id87" draw:start-glue-point="1" draw:end-shape="id88" draw:end-glue-point="3" svg:d="M6562-6881h800v5h799">
          <text:p/>
        </draw:connector>
        <draw:connector draw:style-name="gr8" draw:text-style-name="P3" draw:layer="layout" svg:x1="6.562cm" svg:y1="-8.33cm" svg:x2="8.153cm" svg:y2="-8.336cm" draw:start-shape="id89" draw:start-glue-point="1" draw:end-shape="id90" draw:end-glue-point="3" svg:d="M6562-8330h796v-6h795">
          <text:p/>
        </draw:connector>
        <draw:frame draw:style-name="gr53" draw:layer="layout" svg:width="2.441cm" svg:height="0.963cm" svg:x="5.116cm" svg:y="-9.773cm">
          <draw:text-box>
            <text:p>Master</text:p>
          </draw:text-box>
        </draw:frame>
        <draw:frame draw:style-name="gr44" draw:layer="layout" svg:width="3.918cm" svg:height="0.963cm" svg:x="7.404cm" svg:y="-9.727cm">
          <draw:text-box>
            <text:p>Slave</text:p>
          </draw:text-box>
        </draw:frame>
        <draw:g xml:id="id93" draw:id="id93">
          <draw:rect draw:style-name="gr3" draw:text-style-name="P3" draw:layer="layout" svg:width="0.5cm" svg:height="0.436cm" svg:x="6.062cm" svg:y="-12.599cm">
            <text:p/>
          </draw:rect>
          <draw:frame draw:style-name="gr4" draw:text-style-name="P5" draw:layer="layout" svg:width="2.246cm" svg:height="0.725cm" svg:x="3.902cm" svg:y="-12.76cm">
            <draw:text-box>
              <text:p text:style-name="P4"><text:span text:style-name="T3">valid</text:span></text:p>
            </draw:text-box>
          </draw:frame>
        </draw:g>
        <draw:g xml:id="id91" draw:id="id91">
          <draw:rect draw:style-name="gr3" draw:text-style-name="P3" draw:layer="layout" svg:width="0.5cm" svg:height="0.5cm" svg:x="6.062cm" svg:y="-11.879cm">
            <text:p/>
          </draw:rect>
          <draw:frame draw:style-name="gr4" draw:text-style-name="P5" draw:layer="layout" svg:width="2.246cm" svg:height="0.725cm" svg:x="3.902cm" svg:y="-12.011cm">
            <draw:text-box>
              <text:p text:style-name="P4"><text:span text:style-name="T3">payload</text:span></text:p>
            </draw:text-box>
          </draw:frame>
        </draw:g>
        <draw:g xml:id="id92" draw:id="id92">
          <draw:rect draw:style-name="gr3" draw:text-style-name="P3" draw:layer="layout" svg:width="0.5cm" svg:height="0.5cm" svg:x="8.161cm" svg:y="-11.874cm">
            <text:p/>
          </draw:rect>
          <draw:frame draw:style-name="gr29" draw:text-style-name="P5" draw:layer="layout" svg:width="2.369cm" svg:height="0.725cm" svg:x="8.605cm" svg:y="-12.006cm">
            <draw:text-box>
              <text:p text:style-name="P4"><text:span text:style-name="T3">payload</text:span></text:p>
            </draw:text-box>
          </draw:frame>
        </draw:g>
        <draw:g xml:id="id94" draw:id="id94">
          <draw:rect draw:style-name="gr3" draw:text-style-name="P3" draw:layer="layout" svg:width="0.5cm" svg:height="0.5cm" svg:x="8.153cm" svg:y="-12.634cm">
            <text:p/>
          </draw:rect>
          <draw:frame draw:style-name="gr29" draw:text-style-name="P5" draw:layer="layout" svg:width="2.369cm" svg:height="0.725cm" svg:x="8.597cm" svg:y="-12.766cm">
            <draw:text-box>
              <text:p text:style-name="P4"><text:span text:style-name="T3">valid</text:span></text:p>
            </draw:text-box>
          </draw:frame>
        </draw:g>
        <draw:connector draw:style-name="gr8" draw:text-style-name="P3" draw:layer="layout" svg:x1="6.562cm" svg:y1="-11.649cm" svg:x2="8.161cm" svg:y2="-11.644cm" draw:start-shape="id91" draw:start-glue-point="1" draw:end-shape="id92" draw:end-glue-point="3" svg:d="M6562-11649h800v5h799">
          <text:p/>
        </draw:connector>
        <draw:connector draw:style-name="gr8" draw:text-style-name="P3" draw:layer="layout" svg:x1="6.562cm" svg:y1="-12.398cm" svg:x2="8.153cm" svg:y2="-12.404cm" draw:start-shape="id93" draw:start-glue-point="1" draw:end-shape="id94" draw:end-glue-point="3" svg:d="M6562-12398h796v-6h795">
          <text:p/>
        </draw:connector>
        <draw:frame draw:style-name="gr53" draw:layer="layout" svg:width="2.441cm" svg:height="0.963cm" svg:x="5.116cm" svg:y="-13.841cm">
          <draw:text-box>
            <text:p>Master</text:p>
          </draw:text-box>
        </draw:frame>
        <draw:frame draw:style-name="gr44" draw:layer="layout" svg:width="3.918cm" svg:height="0.963cm" svg:x="7.404cm" svg:y="-13.795cm">
          <draw:text-box>
            <text:p>Slave</text:p>
          </draw:text-box>
        </draw:frame>
        <draw:rect draw:style-name="gr1" draw:text-style-name="P2" draw:layer="layout" svg:width="5cm" svg:height="1cm" svg:x="22.746cm" svg:y="18.601cm">
          <text:p text:style-name="P1"><text:span text:style-name="T1">FIFO</text:span></text:p>
        </draw:rect>
        <draw:rect draw:style-name="gr2" draw:text-style-name="P3" draw:layer="layout" svg:width="5cm" svg:height="1.233cm" svg:x="22.746cm" svg:y="19.618cm">
          <text:p/>
        </draw:rect>
        <draw:g>
          <draw:rect draw:style-name="gr3" draw:text-style-name="P3" draw:layer="layout" svg:width="0.5cm" svg:height="0.5cm" svg:x="22.525cm" svg:y="20.008cm">
            <text:p/>
          </draw:rect>
          <draw:frame draw:style-name="gr5" draw:text-style-name="P5" draw:layer="layout" svg:width="2.471cm" svg:height="0.725cm" svg:x="23.025cm" svg:y="19.876cm">
            <draw:text-box>
              <text:p text:style-name="P4"><text:span text:style-name="T3">push</text:span></text:p>
            </draw:text-box>
          </draw:frame>
        </draw:g>
        <draw:g>
          <draw:rect draw:style-name="gr3" draw:text-style-name="P3" draw:layer="layout" svg:width="0.5cm" svg:height="0.5cm" svg:x="27.506cm" svg:y="20.008cm">
            <text:p/>
          </draw:rect>
          <draw:frame draw:style-name="gr4" draw:text-style-name="P5" draw:layer="layout" svg:width="2.246cm" svg:height="0.725cm" svg:x="25.346cm" svg:y="19.876cm">
            <draw:text-box>
              <text:p text:style-name="P4"><text:span text:style-name="T3">pop</text:span></text:p>
            </draw:text-box>
          </draw:frame>
        </draw:g>
        <draw:rect draw:style-name="gr1" draw:text-style-name="P2" draw:layer="layout" svg:width="5cm" svg:height="1cm" svg:x="22.765cm" svg:y="21.601cm">
          <text:p text:style-name="P1"><text:span text:style-name="T1">Arbiter</text:span></text:p>
        </draw:rect>
        <draw:rect draw:style-name="gr2" draw:text-style-name="P3" draw:layer="layout" svg:width="5cm" svg:height="3.25cm" svg:x="22.765cm" svg:y="22.601cm">
          <text:p/>
        </draw:rect>
        <draw:g>
          <draw:rect draw:style-name="gr3" draw:text-style-name="P3" draw:layer="layout" svg:width="0.5cm" svg:height="0.5cm" svg:x="22.531cm" svg:y="23.168cm">
            <text:p/>
          </draw:rect>
          <draw:frame draw:style-name="gr102" draw:text-style-name="P5" draw:layer="layout" svg:width="2.504cm" svg:height="0.725cm" svg:x="23.031cm" svg:y="23.036cm">
            <draw:text-box>
              <text:p text:style-name="P4"><text:span text:style-name="T3">sources(0)</text:span></text:p>
            </draw:text-box>
          </draw:frame>
        </draw:g>
        <draw:g>
          <draw:rect draw:style-name="gr3" draw:text-style-name="P3" draw:layer="layout" svg:width="0.5cm" svg:height="0.5cm" svg:x="27.525cm" svg:y="23.108cm">
            <text:p/>
          </draw:rect>
          <draw:frame draw:style-name="gr4" draw:text-style-name="P5" draw:layer="layout" svg:width="2.246cm" svg:height="0.725cm" svg:x="25.365cm" svg:y="22.976cm">
            <draw:text-box>
              <text:p text:style-name="P4"><text:span text:style-name="T3">sink</text:span></text:p>
            </draw:text-box>
          </draw:frame>
        </draw:g>
        <draw:g>
          <draw:rect draw:style-name="gr3" draw:text-style-name="P3" draw:layer="layout" svg:width="0.5cm" svg:height="0.5cm" svg:x="22.531cm" svg:y="23.758cm">
            <text:p/>
          </draw:rect>
          <draw:frame draw:style-name="gr102" draw:text-style-name="P5" draw:layer="layout" svg:width="2.504cm" svg:height="0.725cm" svg:x="23.031cm" svg:y="23.626cm">
            <draw:text-box>
              <text:p text:style-name="P4"><text:span text:style-name="T3">sources(1)</text:span></text:p>
            </draw:text-box>
          </draw:frame>
        </draw:g>
        <draw:g>
          <draw:rect draw:style-name="gr3" draw:text-style-name="P3" draw:layer="layout" svg:width="0.5cm" svg:height="0.5cm" svg:x="22.531cm" svg:y="25.008cm">
            <text:p/>
          </draw:rect>
          <draw:frame draw:style-name="gr103" draw:text-style-name="P5" draw:layer="layout" svg:width="2.53cm" svg:height="0.725cm" svg:x="23.031cm" svg:y="24.876cm">
            <draw:text-box>
              <text:p text:style-name="P4"><text:span text:style-name="T3">sources(n)</text:span></text:p>
            </draw:text-box>
          </draw:frame>
        </draw:g>
        <draw:g>
          <draw:rect draw:style-name="gr3" draw:text-style-name="P3" draw:layer="layout" svg:width="0.5cm" svg:height="0.5cm" svg:x="24.458cm" svg:y="13.432cm">
            <text:p/>
          </draw:rect>
          <draw:frame draw:style-name="gr98" draw:text-style-name="P5" draw:layer="layout" svg:width="2.462cm" svg:height="0.725cm" svg:x="22.082cm" svg:y="13.3cm">
            <draw:text-box>
              <text:p text:style-name="P4"><text:span text:style-name="T3">sources_0</text:span></text:p>
            </draw:text-box>
          </draw:frame>
        </draw:g>
        <draw:g>
          <draw:rect draw:style-name="gr3" draw:text-style-name="P3" draw:layer="layout" svg:width="0.5cm" svg:height="0.5cm" svg:x="24.458cm" svg:y="14.157cm">
            <text:p/>
          </draw:rect>
          <draw:frame draw:style-name="gr98" draw:text-style-name="P5" draw:layer="layout" svg:width="2.462cm" svg:height="0.725cm" svg:x="22.082cm" svg:y="14.025cm">
            <draw:text-box>
              <text:p text:style-name="P4"><text:span text:style-name="T3">sources_1</text:span></text:p>
            </draw:text-box>
          </draw:frame>
        </draw:g>
        <draw:g>
          <draw:rect draw:style-name="gr3" draw:text-style-name="P3" draw:layer="layout" svg:width="0.5cm" svg:height="0.5cm" svg:x="24.444cm" svg:y="15.632cm">
            <text:p/>
          </draw:rect>
          <draw:frame draw:style-name="gr99" draw:text-style-name="P5" draw:layer="layout" svg:width="2.53cm" svg:height="0.725cm" svg:x="22cm" svg:y="15.5cm">
            <draw:text-box>
              <text:p text:style-name="P4"><text:span text:style-name="T3">sources_N</text:span></text:p>
            </draw:text-box>
          </draw:frame>
        </draw:g>
        <draw:path draw:style-name="gr82" draw:text-style-name="P13" draw:layer="layout" svg:width="0.199cm" svg:height="0.199cm" svg:x="24.596cm" svg:y="14.85cm" svg:viewBox="0 0 200 200" svg:d="M100 0c57 0 100 43 100 100s-43 100-100 100-100-43-100-100 43-100 100-100z">
          <text:p/>
        </draw:path>
        <draw:path draw:style-name="gr82" draw:text-style-name="P13" draw:layer="layout" svg:width="0.199cm" svg:height="0.199cm" svg:x="24.596cm" svg:y="15.25cm" svg:viewBox="0 0 200 200" svg:d="M100 0c57 0 100 43 100 100s-43 100-100 100-100-43-100-100 43-100 100-100z">
          <text:p/>
        </draw:path>
        <draw:path draw:style-name="gr82" draw:text-style-name="P13" draw:layer="layout" svg:width="0.199cm" svg:height="0.199cm" svg:x="24.096cm" svg:y="24.35cm" svg:viewBox="0 0 200 200" svg:d="M100 0c57 0 100 43 100 100s-43 100-100 100-100-43-100-100 43-100 100-100z">
          <text:p/>
        </draw:path>
        <draw:path draw:style-name="gr82" draw:text-style-name="P13" draw:layer="layout" svg:width="0.199cm" svg:height="0.199cm" svg:x="24.096cm" svg:y="24.75cm" svg:viewBox="0 0 200 200" svg:d="M100 0c57 0 100 43 100 100s-43 100-100 100-100-43-100-100 43-100 100-100z">
          <text:p/>
        </draw:path>
        <draw:path draw:style-name="gr104" draw:text-style-name="P13" draw:layer="layout" svg:width="0.749cm" svg:height="0.749cm" svg:x="-17.821cm" svg:y="24.601cm" svg:viewBox="0 0 750 750" svg:d="M375 0c213 0 375 162 375 375s-162 375-375 375-375-162-375-375 162-375 375-375z">
          <text:p/>
        </draw:path>
        <draw:path draw:style-name="gr93" draw:text-style-name="P20" draw:layer="layout" svg:width="1.894cm" svg:height="1.894cm" svg:x="-18.366cm" svg:y="26.778cm" svg:viewBox="0 0 1895 1895" svg:d="M947 0c538 0 948 409 948 947s-410 948-948 948-947-410-947-948 409-947 947-947z">
          <text:p text:style-name="P13"><text:span text:style-name="T11">stateA</text:span></text:p>
        </draw:path>
        <draw:path draw:style-name="gr93" draw:text-style-name="P20" draw:layer="layout" svg:width="1.894cm" svg:height="1.894cm" svg:x="-18.359cm" svg:y="30.101cm" svg:viewBox="0 0 1895 1895" svg:d="M947 0c538 0 948 409 948 947s-410 948-948 948-947-410-947-948 409-947 947-947z">
          <text:p text:style-name="P13"><text:span text:style-name="T11">stateB</text:span></text:p>
        </draw:path>
        <draw:path draw:style-name="gr93" draw:text-style-name="P20" draw:layer="layout" svg:width="1.894cm" svg:height="1.894cm" svg:x="-18.368cm" svg:y="33.456cm" svg:viewBox="0 0 1895 1895" svg:d="M947 0c538 0 948 409 948 947s-410 948-948 948-947-410-947-948 409-947 947-947z">
          <text:p text:style-name="P13"><text:span text:style-name="T11">stateC</text:span></text:p>
        </draw:path>
        <draw:line draw:style-name="gr50" draw:text-style-name="P3" draw:layer="layout" svg:x1="-17.446cm" svg:y1="25.351cm" svg:x2="-17.446cm" svg:y2="26.778cm">
          <text:p/>
        </draw:line>
        <draw:line draw:style-name="gr50" draw:text-style-name="P3" draw:layer="layout" svg:x1="-17.419cm" svg:y1="28.673cm" svg:x2="-17.419cm" svg:y2="30.1cm">
          <text:p/>
        </draw:line>
        <draw:line draw:style-name="gr50" draw:text-style-name="P3" draw:layer="layout" svg:x1="-17.411cm" svg:y1="31.996cm" svg:x2="-17.411cm" svg:y2="33.423cm">
          <text:p/>
        </draw:line>
        <draw:line draw:style-name="gr50" draw:text-style-name="P3" draw:layer="layout" svg:x1="-19.48cm" svg:y1="27.725cm" svg:x2="-18.366cm" svg:y2="27.725cm">
          <text:p/>
        </draw:line>
        <draw:line draw:style-name="gr105" draw:text-style-name="P3" draw:layer="layout" svg:x1="-19.5cm" svg:y1="27.725cm" svg:x2="-19.5cm" svg:y2="34.403cm">
          <text:p/>
        </draw:line>
        <draw:line draw:style-name="gr105" draw:text-style-name="P3" draw:layer="layout" svg:x1="-18.368cm" svg:y1="34.403cm" svg:x2="-19.5cm" svg:y2="34.403cm">
          <text:p/>
        </draw:line>
        <draw:frame draw:style-name="gr106" draw:text-style-name="P21" draw:layer="layout" svg:width="3.8cm" svg:height="0.839cm" svg:x="-17.3cm" svg:y="32.101cm">
          <draw:text-box>
            <text:p text:style-name="P4"><text:span text:style-name="T11">counter === 4</text:span></text:p>
          </draw:text-box>
        </draw:frame>
        <draw:line draw:style-name="gr50" draw:text-style-name="P3" draw:layer="layout" svg:x1="-15.5cm" svg:y1="30.601cm" svg:x2="-16.632cm" svg:y2="30.601cm">
          <text:p/>
        </draw:line>
        <draw:line draw:style-name="gr105" draw:text-style-name="P3" draw:layer="layout" svg:x1="-15.5cm" svg:y1="31.351cm" svg:x2="-16.464cm" svg:y2="31.351cm">
          <text:p/>
        </draw:line>
        <draw:line draw:style-name="gr105" draw:text-style-name="P3" draw:layer="layout" svg:x1="-15.5cm" svg:y1="30.601cm" svg:x2="-15.5cm" svg:y2="31.351cm">
          <text:p/>
        </draw:line>
        <draw:rect draw:style-name="gr107" draw:text-style-name="P22" draw:layer="layout" svg:width="6cm" svg:height="5cm" svg:x="-15.5cm" svg:y="24.851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8" draw:text-style-name="P3" draw:layer="layout" svg:x1="-15.5cm" svg:y1="29.351cm" svg:x2="-17.25cm" svg:y2="30.601cm">
          <text:p/>
        </draw:line>
        <draw:rect draw:style-name="gr45" draw:text-style-name="P3" draw:layer="layout" svg:width="2.5cm" svg:height="1.233cm" svg:x="-17.7cm" svg:y="11.184cm">
          <text:p text:style-name="P3">*.scala</text:p>
        </draw:rect>
        <draw:line draw:style-name="gr50" draw:text-style-name="P3" draw:layer="layout" svg:x1="-16.5cm" svg:y1="12.417cm" svg:x2="-16.5cm" svg:y2="13.417cm">
          <text:p/>
        </draw:line>
        <draw:rect draw:style-name="gr45" draw:text-style-name="P3" draw:layer="layout" svg:width="5cm" svg:height="1.233cm" svg:x="-17cm" svg:y="16.401cm">
          <text:p text:style-name="P3">*.vhd / *.v</text:p>
        </draw:rect>
        <draw:line draw:style-name="gr50" draw:text-style-name="P3" draw:layer="layout" svg:x1="-16.55cm" svg:y1="17.634cm" svg:x2="-16.55cm" svg:y2="18.634cm">
          <text:p/>
        </draw:line>
        <draw:line draw:style-name="gr50" draw:text-style-name="P3" draw:layer="layout" svg:x1="-16.5cm" svg:y1="15.367cm" svg:x2="-16.5cm" svg:y2="16.467cm">
          <text:p/>
        </draw:line>
        <draw:custom-shape draw:style-name="gr32" draw:text-style-name="P19" draw:layer="layout" svg:width="3.75cm" svg:height="2.25cm" svg:x="-14.5cm" svg:y="18.551cm">
          <text:p text:style-name="P1"><text:span text:style-name="T10">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45cm" svg:y="18.551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12.55cm" svg:y1="17.634cm" svg:x2="-12.55cm" svg:y2="18.634cm">
          <text:p/>
        </draw:line>
        <draw:rect draw:style-name="gr45" draw:text-style-name="P3" draw:layer="layout" svg:width="4.5cm" svg:height="1.233cm" svg:x="-14.7cm" svg:y="11.201cm">
          <text:p text:style-name="P3">*.vhd / *.v <text:s/>(IP)</text:p>
        </draw:rect>
        <draw:line draw:style-name="gr50" draw:text-style-name="P3" draw:layer="layout" svg:x1="-12.5cm" svg:y1="12.434cm" svg:x2="-12.5cm" svg:y2="16.401cm">
          <text:p/>
        </draw:line>
        <draw:custom-shape draw:style-name="gr32" draw:text-style-name="P19" draw:layer="layout" svg:width="4.115cm" svg:height="2.116cm" svg:x="-18.55cm" svg:y="13.251cm">
          <text:p text:style-name="P1"><text:span text:style-name="T10">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3.732cm" svg:y="0.654cm">
              <text:p/>
            </draw:rect>
            <draw:custom-shape draw:style-name="gr40" draw:text-style-name="P13" draw:layer="layout" svg:width="0.3cm" svg:height="0.3cm" draw:transform="rotate (-1.57079632679579) translate (-13.432cm 1.8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889cm" svg:y="0.676cm">
            <draw:text-box>
              <text:p text:style-name="P4"><text:span text:style-name="T3">D</text:span></text:p>
            </draw:text-box>
          </draw:frame>
          <draw:frame draw:style-name="gr84" draw:text-style-name="P5" draw:layer="layout" svg:width="0.832cm" svg:height="0.725cm" svg:x="-13.388cm" svg:y="0.677cm">
            <draw:text-box>
              <text:p text:style-name="P4"><text:span text:style-name="T3">Q</text:span></text:p>
            </draw:text-box>
          </draw:frame>
        </draw:g>
        <draw:frame draw:style-name="gr86" draw:text-style-name="P5" draw:layer="layout" svg:width="1.349cm" svg:height="0.725cm" svg:x="-13.889cm" svg:y="-0.071cm">
          <draw:text-box>
            <text:p text:style-name="P4"><text:span text:style-name="T3">reg1</text:span></text:p>
          </draw:text-box>
        </draw:frame>
        <draw:g>
          <draw:g>
            <draw:rect draw:style-name="gr2" draw:text-style-name="P3" draw:layer="layout" svg:width="1cm" svg:height="1.747cm" svg:x="-13.731cm" svg:y="0.655cm">
              <text:p/>
            </draw:rect>
            <draw:custom-shape draw:style-name="gr40" draw:text-style-name="P13" draw:layer="layout" svg:width="0.3cm" svg:height="0.3cm" draw:transform="rotate (-1.57079632679579) translate (-13.431cm 1.85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888cm" svg:y="0.677cm">
            <draw:text-box>
              <text:p text:style-name="P4"><text:span text:style-name="T3">D</text:span></text:p>
            </draw:text-box>
          </draw:frame>
          <draw:frame draw:style-name="gr84" draw:text-style-name="P5" draw:layer="layout" svg:width="0.832cm" svg:height="0.725cm" svg:x="-13.387cm" svg:y="0.678cm">
            <draw:text-box>
              <text:p text:style-name="P4"><text:span text:style-name="T3">Q</text:span></text:p>
            </draw:text-box>
          </draw:frame>
        </draw:g>
        <draw:frame draw:style-name="gr89" draw:text-style-name="P5" draw:layer="layout" svg:width="1.281cm" svg:height="0.725cm" svg:x="-15.012cm" svg:y="1.661cm">
          <draw:text-box>
            <text:p text:style-name="P4"><text:span text:style-name="T3">clk</text:span></text:p>
          </draw:text-box>
        </draw:frame>
        <draw:line draw:style-name="gr81" draw:text-style-name="P3" draw:layer="layout" svg:x1="-14.012cm" svg:y1="2.007cm" svg:x2="-13.731cm" svg:y2="2.007cm">
          <text:p/>
        </draw:line>
        <draw:line draw:style-name="gr81" draw:text-style-name="P3" draw:layer="layout" svg:x1="-14.091cm" svg:y1="1.051cm" svg:x2="-13.731cm" svg:y2="1.051cm">
          <text:p/>
        </draw:line>
        <draw:frame draw:style-name="gr86" draw:text-style-name="P5" draw:layer="layout" svg:width="1.349cm" svg:height="0.725cm" svg:x="-17.143cm" svg:y="3.351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6.969cm" svg:y="4.07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6.669cm 5.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26cm" svg:y="4.097cm">
              <draw:text-box>
                <text:p text:style-name="P4"><text:span text:style-name="T3">D</text:span></text:p>
              </draw:text-box>
            </draw:frame>
            <draw:frame draw:style-name="gr84" draw:text-style-name="P5" draw:layer="layout" svg:width="0.832cm" svg:height="0.725cm" svg:x="-16.625cm" svg:y="4.098cm">
              <draw:text-box>
                <text:p text:style-name="P4"><text:span text:style-name="T3">Q</text:span></text:p>
              </draw:text-box>
            </draw:frame>
          </draw:g>
          <draw:frame draw:style-name="gr87" draw:text-style-name="P18" draw:layer="layout" svg:width="1.205cm" svg:height="0.725cm" svg:x="-17.069cm" svg:y="5.276cm">
            <draw:text-box>
              <text:p text:style-name="P4"><text:span text:style-name="T9">CLR</text:span></text:p>
            </draw:text-box>
          </draw:frame>
        </draw:g>
        <draw:g>
          <draw:g>
            <draw:rect draw:style-name="gr2" draw:text-style-name="P3" draw:layer="layout" svg:width="1cm" svg:height="1.747cm" svg:x="-16.981cm" svg:y="8.103cm">
              <text:p/>
            </draw:rect>
            <draw:custom-shape draw:style-name="gr40" draw:text-style-name="P13" draw:layer="layout" svg:width="0.3cm" svg:height="0.3cm" draw:transform="rotate (-1.57079632679579) translate (-16.681cm 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38cm" svg:y="8.125cm">
            <draw:text-box>
              <text:p text:style-name="P4"><text:span text:style-name="T3">D</text:span></text:p>
            </draw:text-box>
          </draw:frame>
          <draw:frame draw:style-name="gr84" draw:text-style-name="P5" draw:layer="layout" svg:width="0.832cm" svg:height="0.725cm" svg:x="-16.637cm" svg:y="8.126cm">
            <draw:text-box>
              <text:p text:style-name="P4"><text:span text:style-name="T3">Q</text:span></text:p>
            </draw:text-box>
          </draw:frame>
        </draw:g>
        <draw:frame draw:style-name="gr86" draw:text-style-name="P5" draw:layer="layout" svg:width="1.349cm" svg:height="0.725cm" svg:x="-17.138cm" svg:y="7.378cm">
          <draw:text-box>
            <text:p text:style-name="P4"><text:span text:style-name="T3">reg3</text:span></text:p>
          </draw:text-box>
        </draw:frame>
        <draw:g>
          <draw:g>
            <draw:rect draw:style-name="gr2" draw:text-style-name="P3" draw:layer="layout" svg:width="1cm" svg:height="1.747cm" svg:x="-16.98cm" svg:y="8.104cm">
              <text:p/>
            </draw:rect>
            <draw:custom-shape draw:style-name="gr40" draw:text-style-name="P13" draw:layer="layout" svg:width="0.3cm" svg:height="0.3cm" draw:transform="rotate (-1.57079632679579) translate (-16.68cm 9.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37cm" svg:y="8.126cm">
            <draw:text-box>
              <text:p text:style-name="P4"><text:span text:style-name="T3">D</text:span></text:p>
            </draw:text-box>
          </draw:frame>
          <draw:frame draw:style-name="gr84" draw:text-style-name="P5" draw:layer="layout" svg:width="0.832cm" svg:height="0.725cm" svg:x="-16.636cm" svg:y="8.127cm">
            <draw:text-box>
              <text:p text:style-name="P4"><text:span text:style-name="T3">Q</text:span></text:p>
            </draw:text-box>
          </draw:frame>
        </draw:g>
        <draw:line draw:style-name="gr81" draw:text-style-name="P3" draw:layer="layout" svg:x1="-16.467cm" svg:y1="5.82cm" svg:x2="-16.467cm" svg:y2="6.349cm">
          <text:p/>
        </draw:line>
        <draw:frame draw:style-name="gr88" draw:text-style-name="P5" draw:layer="layout" svg:width="1.446cm" svg:height="0.725cm" svg:x="-17.219cm" svg:y="6.286cm">
          <draw:text-box>
            <text:p text:style-name="P4"><text:span text:style-name="T3">reset</text:span></text:p>
          </draw:text-box>
        </draw:frame>
        <draw:frame draw:style-name="gr89" draw:text-style-name="P5" draw:layer="layout" svg:width="1.281cm" svg:height="0.725cm" svg:x="-18.25cm" svg:y="4.997cm">
          <draw:text-box>
            <text:p text:style-name="P4"><text:span text:style-name="T3">clk</text:span></text:p>
          </draw:text-box>
        </draw:frame>
        <draw:line draw:style-name="gr81" draw:text-style-name="P3" draw:layer="layout" svg:x1="-17.25cm" svg:y1="5.343cm" svg:x2="-16.969cm" svg:y2="5.343cm">
          <text:p/>
        </draw:line>
        <draw:frame draw:style-name="gr89" draw:text-style-name="P5" draw:layer="layout" svg:width="1.281cm" svg:height="0.725cm" svg:x="-18.261cm" svg:y="9.11cm">
          <draw:text-box>
            <text:p text:style-name="P4"><text:span text:style-name="T3">clk</text:span></text:p>
          </draw:text-box>
        </draw:frame>
        <draw:line draw:style-name="gr81" draw:text-style-name="P3" draw:layer="layout" svg:x1="-17.261cm" svg:y1="9.456cm" svg:x2="-16.98cm" svg:y2="9.456cm">
          <text:p/>
        </draw:line>
        <draw:line draw:style-name="gr81" draw:text-style-name="P3" draw:layer="layout" svg:x1="-17.34cm" svg:y1="8.5cm" svg:x2="-16.98cm" svg:y2="8.5cm">
          <text:p/>
        </draw:line>
        <draw:g>
          <draw:rect draw:style-name="gr3" draw:text-style-name="P3" draw:layer="layout" svg:width="0.5cm" svg:height="0.5cm" svg:x="-18.84cm" svg:y="8.23cm">
            <text:p/>
          </draw:rect>
          <draw:frame draw:style-name="gr4" draw:text-style-name="P5" draw:layer="layout" svg:width="2.246cm" svg:height="0.725cm" svg:x="-21cm" svg:y="8.098cm">
            <draw:text-box>
              <text:p text:style-name="P4"><text:span text:style-name="T3">a</text:span></text:p>
            </draw:text-box>
          </draw:frame>
        </draw:g>
        <draw:g>
          <draw:g>
            <draw:rect draw:style-name="gr2" draw:text-style-name="P3" draw:layer="layout" svg:width="1cm" svg:height="1.747cm" svg:x="-16.942cm" svg:y="0.853cm">
              <text:p/>
            </draw:rect>
            <draw:custom-shape draw:style-name="gr40" draw:text-style-name="P13" draw:layer="layout" svg:width="0.3cm" svg:height="0.3cm" draw:transform="rotate (-1.57079632679579) translate (-16.642cm 2.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099cm" svg:y="0.875cm">
            <draw:text-box>
              <text:p text:style-name="P4"><text:span text:style-name="T3">D</text:span></text:p>
            </draw:text-box>
          </draw:frame>
          <draw:frame draw:style-name="gr84" draw:text-style-name="P5" draw:layer="layout" svg:width="0.832cm" svg:height="0.725cm" svg:x="-16.598cm" svg:y="0.876cm">
            <draw:text-box>
              <text:p text:style-name="P4"><text:span text:style-name="T3">Q</text:span></text:p>
            </draw:text-box>
          </draw:frame>
        </draw:g>
        <draw:frame draw:style-name="gr86" draw:text-style-name="P5" draw:layer="layout" svg:width="1.349cm" svg:height="0.725cm" svg:x="-17.099cm" svg:y="0.128cm">
          <draw:text-box>
            <text:p text:style-name="P4"><text:span text:style-name="T3">reg1</text:span></text:p>
          </draw:text-box>
        </draw:frame>
        <draw:g>
          <draw:g>
            <draw:rect draw:style-name="gr2" draw:text-style-name="P3" draw:layer="layout" svg:width="1cm" svg:height="1.747cm" svg:x="-16.941cm" svg:y="0.854cm">
              <text:p/>
            </draw:rect>
            <draw:custom-shape draw:style-name="gr40" draw:text-style-name="P13" draw:layer="layout" svg:width="0.3cm" svg:height="0.3cm" draw:transform="rotate (-1.57079632679579) translate (-16.641cm 2.0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098cm" svg:y="0.876cm">
            <draw:text-box>
              <text:p text:style-name="P4"><text:span text:style-name="T3">D</text:span></text:p>
            </draw:text-box>
          </draw:frame>
          <draw:frame draw:style-name="gr84" draw:text-style-name="P5" draw:layer="layout" svg:width="0.832cm" svg:height="0.725cm" svg:x="-16.597cm" svg:y="0.877cm">
            <draw:text-box>
              <text:p text:style-name="P4"><text:span text:style-name="T3">Q</text:span></text:p>
            </draw:text-box>
          </draw:frame>
        </draw:g>
        <draw:frame draw:style-name="gr89" draw:text-style-name="P5" draw:layer="layout" svg:width="1.281cm" svg:height="0.725cm" svg:x="-18.222cm" svg:y="1.86cm">
          <draw:text-box>
            <text:p text:style-name="P4"><text:span text:style-name="T3">clk</text:span></text:p>
          </draw:text-box>
        </draw:frame>
        <draw:line draw:style-name="gr81" draw:text-style-name="P3" draw:layer="layout" svg:x1="-17.222cm" svg:y1="2.206cm" svg:x2="-16.941cm" svg:y2="2.206cm">
          <text:p/>
        </draw:line>
        <draw:path draw:style-name="gr82" draw:text-style-name="P13" draw:layer="layout" svg:width="0.659cm" svg:height="0.559cm" svg:x="-18cm" svg:y="8.22cm" svg:viewBox="0 0 660 560" svg:d="M473 280l-473 280v-560zM566 186c54 0 94 41 94 94s-40 93-94 93c-53 0-93-40-93-93s40-94 93-94z">
          <text:p/>
        </draw:path>
        <draw:line draw:style-name="gr81" draw:text-style-name="P3" draw:layer="layout" svg:x1="-18.36cm" svg:y1="8.495cm" svg:x2="-18cm" svg:y2="8.495cm">
          <text:p/>
        </draw:line>
        <draw:frame draw:style-name="gr109" draw:text-style-name="P21" draw:layer="layout" svg:width="0.68cm" svg:height="0.839cm" svg:x="-0.75cm" svg:y="10.46cm">
          <draw:text-box>
            <text:p><text:span text:style-name="T11">r</text:span></text:p>
          </draw:text-box>
        </draw:frame>
        <draw:path draw:style-name="gr93" draw:text-style-name="P13" draw:layer="layout" svg:width="0.749cm" svg:height="0.749cm" svg:x="2cm" svg:y="12.049cm" svg:viewBox="0 0 750 750" svg:d="M375 0c213 0 375 162 375 375s-162 375-375 375-375-162-375-375 162-375 375-375z">
          <text:p text:style-name="P13">+</text:p>
        </draw:path>
        <draw:path draw:style-name="gr110" draw:text-style-name="P13" draw:layer="layout" svg:width="0.749cm" svg:height="0.749cm" svg:x="0.25cm" svg:y="11.049cm" svg:viewBox="0 0 750 750" svg:d="M375 0c213 0 375 162 375 375s-162 375-375 375-375-162-375-375 162-375 375-375z">
          <text:p text:style-name="P13">x</text:p>
        </draw:path>
        <draw:frame draw:style-name="gr111" draw:text-style-name="P21" draw:layer="layout" svg:width="1.243cm" svg:height="0.839cm" svg:x="-1.313cm" svg:y="11.46cm">
          <draw:text-box>
            <text:p><text:span text:style-name="T11">0.3</text:span></text:p>
          </draw:text-box>
        </draw:frame>
        <draw:line draw:style-name="gr81" draw:text-style-name="P3" draw:layer="layout" svg:x1="1cm" svg:y1="11.424cm" svg:x2="2.047cm" svg:y2="12.208cm">
          <text:p/>
        </draw:line>
        <draw:line draw:style-name="gr81" draw:text-style-name="P3" draw:layer="layout" svg:x1="-0.202cm" svg:y1="11.831cm" svg:x2="0.298cm" svg:y2="11.549cm">
          <text:p/>
        </draw:line>
        <draw:line draw:style-name="gr81" draw:text-style-name="P3" draw:layer="layout" svg:x1="-0.202cm" svg:y1="10.892cm" svg:x2="0.298cm" svg:y2="11.167cm">
          <text:p/>
        </draw:line>
        <draw:frame draw:style-name="gr112" draw:text-style-name="P21" draw:layer="layout" svg:width="0.798cm" svg:height="0.839cm" svg:x="-0.775cm" svg:y="12.313cm">
          <draw:text-box>
            <text:p><text:span text:style-name="T11">g</text:span></text:p>
          </draw:text-box>
        </draw:frame>
        <draw:path draw:style-name="gr110" draw:text-style-name="P13" draw:layer="layout" svg:width="0.749cm" svg:height="0.749cm" svg:x="0.225cm" svg:y="12.902cm" svg:viewBox="0 0 750 750" svg:d="M375 0c213 0 375 162 375 375s-162 375-375 375-375-162-375-375 162-375 375-375z">
          <text:p text:style-name="P13">x</text:p>
        </draw:path>
        <draw:frame draw:style-name="gr111" draw:text-style-name="P21" draw:layer="layout" svg:width="1.243cm" svg:height="0.839cm" svg:x="-1.338cm" svg:y="13.313cm">
          <draw:text-box>
            <text:p><text:span text:style-name="T11">0.4</text:span></text:p>
          </draw:text-box>
        </draw:frame>
        <draw:line draw:style-name="gr81" draw:text-style-name="P3" draw:layer="layout" svg:x1="0.975cm" svg:y1="13.277cm" svg:x2="2.108cm" svg:y2="12.641cm">
          <text:p/>
        </draw:line>
        <draw:line draw:style-name="gr81" draw:text-style-name="P3" draw:layer="layout" svg:x1="-0.227cm" svg:y1="13.684cm" svg:x2="0.273cm" svg:y2="13.402cm">
          <text:p/>
        </draw:line>
        <draw:line draw:style-name="gr81" draw:text-style-name="P3" draw:layer="layout" svg:x1="-0.227cm" svg:y1="12.745cm" svg:x2="0.273cm" svg:y2="13.02cm">
          <text:p/>
        </draw:line>
        <draw:frame draw:style-name="gr112" draw:text-style-name="P21" draw:layer="layout" svg:width="0.798cm" svg:height="0.839cm" svg:x="1.026cm" svg:y="13.309cm">
          <draw:text-box>
            <text:p><text:span text:style-name="T11">b</text:span></text:p>
          </draw:text-box>
        </draw:frame>
        <draw:path draw:style-name="gr110" draw:text-style-name="P13" draw:layer="layout" svg:width="0.749cm" svg:height="0.749cm" svg:x="2.026cm" svg:y="13.898cm" svg:viewBox="0 0 750 750" svg:d="M375 0c213 0 375 162 375 375s-162 375-375 375-375-162-375-375 162-375 375-375z">
          <text:p text:style-name="P13">x</text:p>
        </draw:path>
        <draw:frame draw:style-name="gr111" draw:text-style-name="P21" draw:layer="layout" svg:width="1.243cm" svg:height="0.839cm" svg:x="0.463cm" svg:y="14.309cm">
          <draw:text-box>
            <text:p><text:span text:style-name="T11">0.3</text:span></text:p>
          </draw:text-box>
        </draw:frame>
        <draw:line draw:style-name="gr81" draw:text-style-name="P3" draw:layer="layout" svg:x1="1.574cm" svg:y1="14.68cm" svg:x2="2.074cm" svg:y2="14.398cm">
          <text:p/>
        </draw:line>
        <draw:line draw:style-name="gr81" draw:text-style-name="P3" draw:layer="layout" svg:x1="1.574cm" svg:y1="13.741cm" svg:x2="2.074cm" svg:y2="14.016cm">
          <text:p/>
        </draw:line>
        <draw:path draw:style-name="gr93" draw:text-style-name="P13" draw:layer="layout" svg:width="0.749cm" svg:height="0.749cm" svg:x="3.776cm" svg:y="13.05cm" svg:viewBox="0 0 750 750" svg:d="M375 0c213 0 375 162 375 375s-162 375-375 375-375-162-375-375 162-375 375-375z">
          <text:p text:style-name="P13">+</text:p>
        </draw:path>
        <draw:line draw:style-name="gr81" draw:text-style-name="P3" draw:layer="layout" svg:x1="2.776cm" svg:y1="12.425cm" svg:x2="3.823cm" svg:y2="13.209cm">
          <text:p/>
        </draw:line>
        <draw:line draw:style-name="gr81" draw:text-style-name="P3" draw:layer="layout" svg:x1="2.751cm" svg:y1="14.278cm" svg:x2="3.884cm" svg:y2="13.642cm">
          <text:p/>
        </draw:line>
        <draw:line draw:style-name="gr81" draw:text-style-name="P3" draw:layer="layout" svg:x1="4.526cm" svg:y1="13.425cm" svg:x2="5.124cm" svg:y2="13.425cm">
          <text:p/>
        </draw:line>
        <draw:frame draw:style-name="gr113" draw:text-style-name="P21" draw:layer="layout" svg:width="1.531cm" svg:height="0.839cm" svg:x="5.067cm" svg:y="13.013cm">
          <draw:text-box>
            <text:p><text:span text:style-name="T11">gray</text:span></text:p>
          </draw:text-box>
        </draw:frame>
        <draw:path draw:style-name="gr93" draw:text-style-name="P20" draw:layer="layout" svg:width="1.894cm" svg:height="1.894cm" svg:x="-1.346cm" svg:y="28.614cm" svg:viewBox="0 0 1895 1895" svg:d="M947 0c538 0 948 409 948 947s-410 948-948 948-947-410-947-948 409-947 947-947z">
          <text:p text:style-name="P13"><text:span text:style-name="T11">stateB</text:span></text:p>
        </draw:path>
        <draw:path draw:style-name="gr114" draw:text-style-name="P20" draw:layer="layout" svg:width="1.894cm" svg:height="1.894cm" svg:x="-1.355cm" svg:y="31.969cm" svg:viewBox="0 0 1895 1895" svg:d="M947 0c538 0 948 409 948 947s-410 948-948 948-947-410-947-948 409-947 947-947z">
          <text:p text:style-name="P13"><text:span text:style-name="T11">stateC</text:span></text:p>
        </draw:path>
        <draw:line draw:style-name="gr50" draw:text-style-name="P3" draw:layer="layout" svg:x1="-0.398cm" svg:y1="30.509cm" svg:x2="-0.398cm" svg:y2="31.936cm">
          <text:p/>
        </draw:line>
        <draw:frame draw:style-name="gr106" draw:text-style-name="P21" draw:layer="layout" svg:width="3.8cm" svg:height="0.839cm" svg:x="-0.287cm" svg:y="30.614cm">
          <draw:text-box>
            <text:p text:style-name="P4"><text:span text:style-name="T11">counter === 4</text:span></text:p>
          </draw:text-box>
        </draw:frame>
        <draw:line draw:style-name="gr50" draw:text-style-name="P3" draw:layer="layout" svg:x1="1.513cm" svg:y1="29.114cm" svg:x2="0.381cm" svg:y2="29.114cm">
          <text:p/>
        </draw:line>
        <draw:line draw:style-name="gr105" draw:text-style-name="P3" draw:layer="layout" svg:x1="1.513cm" svg:y1="29.864cm" svg:x2="0.549cm" svg:y2="29.864cm">
          <text:p/>
        </draw:line>
        <draw:line draw:style-name="gr105" draw:text-style-name="P3" draw:layer="layout" svg:x1="1.513cm" svg:y1="29.114cm" svg:x2="1.513cm" svg:y2="29.864cm">
          <text:p/>
        </draw:line>
        <draw:rect draw:style-name="gr107" draw:text-style-name="P22" draw:layer="layout" svg:width="6cm" svg:height="5cm" svg:x="-8.348cm" svg:y="28.707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8" draw:text-style-name="P3" draw:layer="layout" svg:x1="-2.348cm" svg:y1="30.608cm" svg:x2="-0.4cm" svg:y2="30.056cm">
          <text:p/>
        </draw:line>
        <draw:rect draw:style-name="gr45" draw:text-style-name="P14" draw:layer="layout" svg:width="0.5cm" svg:height="0.5cm" svg:x="28.392cm" svg:y="-1.149cm">
          <text:p text:style-name="P3"><text:span text:style-name="T3">1</text:span></text:p>
        </draw:rect>
        <draw:rect draw:style-name="gr45" draw:text-style-name="P14" draw:layer="layout" svg:width="0.5cm" svg:height="0.5cm" svg:x="28.392cm" svg:y="-0.649cm">
          <text:p text:style-name="P3"><text:span text:style-name="T3">2</text:span></text:p>
        </draw:rect>
        <draw:rect draw:style-name="gr45" draw:text-style-name="P14" draw:layer="layout" svg:width="0.5cm" svg:height="0.5cm" svg:x="28.392cm" svg:y="-0.149cm">
          <text:p text:style-name="P3"><text:span text:style-name="T3">3</text:span></text:p>
        </draw:rect>
        <draw:rect draw:style-name="gr45" draw:text-style-name="P14" draw:layer="layout" svg:width="0.5cm" svg:height="0.5cm" svg:x="28.392cm" svg:y="0.351cm">
          <text:p text:style-name="P3"><text:span text:style-name="T3">4</text:span></text:p>
        </draw:rect>
        <draw:rect draw:style-name="gr45" draw:text-style-name="P14" draw:layer="layout" svg:width="0.5cm" svg:height="0.5cm" svg:x="30.542cm" svg:y="-1.149cm">
          <text:p text:style-name="P3"><text:span text:style-name="T3">2</text:span></text:p>
        </draw:rect>
        <draw:rect draw:style-name="gr45" draw:text-style-name="P14" draw:layer="layout" svg:width="0.5cm" svg:height="0.5cm" svg:x="30.542cm" svg:y="-0.649cm">
          <text:p text:style-name="P3"><text:span text:style-name="T3">4</text:span></text:p>
        </draw:rect>
        <draw:rect draw:style-name="gr45" draw:text-style-name="P14" draw:layer="layout" svg:width="0.5cm" svg:height="0.5cm" svg:x="30.542cm" svg:y="-0.149cm">
          <text:p text:style-name="P3"><text:span text:style-name="T3">6</text:span></text:p>
        </draw:rect>
        <draw:rect draw:style-name="gr45" draw:text-style-name="P14" draw:layer="layout" svg:width="0.5cm" svg:height="0.5cm" svg:x="30.542cm" svg:y="0.351cm">
          <text:p text:style-name="P3"><text:span text:style-name="T3">8</text:span></text:p>
        </draw:rect>
        <draw:custom-shape draw:style-name="gr46" draw:text-style-name="P3" draw:layer="layout" svg:width="0.75cm" svg:height="0.75cm" svg:x="29.392cm" svg:y="-0.549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28.142cm" svg:y="-2.149cm">
          <draw:text-box>
            <text:p>map(x*2)</text:p>
          </draw:text-box>
        </draw:frame>
        <draw:rect draw:style-name="gr45" draw:text-style-name="P14" xml:id="id99" draw:id="id99" draw:layer="layout" svg:width="0.5cm" svg:height="0.5cm" svg:x="32.142cm" svg:y="-1.149cm">
          <text:p text:style-name="P3"><text:span text:style-name="T3">1</text:span></text:p>
        </draw:rect>
        <draw:rect draw:style-name="gr45" draw:text-style-name="P14" xml:id="id96" draw:id="id96" draw:layer="layout" svg:width="0.5cm" svg:height="0.5cm" svg:x="32.142cm" svg:y="-0.649cm">
          <text:p text:style-name="P3"><text:span text:style-name="T3">2</text:span></text:p>
        </draw:rect>
        <draw:rect draw:style-name="gr45" draw:text-style-name="P14" xml:id="id100" draw:id="id100" draw:layer="layout" svg:width="0.5cm" svg:height="0.5cm" svg:x="32.142cm" svg:y="-0.149cm">
          <text:p text:style-name="P3"><text:span text:style-name="T3">3</text:span></text:p>
        </draw:rect>
        <draw:rect draw:style-name="gr45" draw:text-style-name="P14" xml:id="id101" draw:id="id101" draw:layer="layout" svg:width="0.5cm" svg:height="0.5cm" svg:x="32.142cm" svg:y="0.351cm">
          <text:p text:style-name="P3"><text:span text:style-name="T3">4</text:span></text:p>
        </draw:rect>
        <draw:frame draw:style-name="gr48" draw:layer="layout" svg:width="3.855cm" svg:height="0.963cm" svg:x="32.895cm" svg:y="-2.149cm">
          <draw:text-box>
            <text:p>reduce(x+y)</text:p>
          </draw:text-box>
        </draw:frame>
        <draw:rect draw:style-name="gr45" draw:text-style-name="P14" xml:id="id95" draw:id="id95" draw:layer="layout" svg:width="0.5cm" svg:height="0.5cm" svg:x="33.642cm" svg:y="-0.899cm">
          <text:p text:style-name="P3"><text:span text:style-name="T3">3</text:span></text:p>
        </draw:rect>
        <draw:rect draw:style-name="gr45" draw:text-style-name="P14" xml:id="id97" draw:id="id97" draw:layer="layout" svg:width="0.5cm" svg:height="0.5cm" svg:x="34.892cm" svg:y="-0.349cm">
          <text:p text:style-name="P3"><text:span text:style-name="T3">6</text:span></text:p>
        </draw:rect>
        <draw:rect draw:style-name="gr45" draw:text-style-name="P14" xml:id="id98" draw:id="id98" draw:layer="layout" svg:width="0.5cm" svg:height="0.5cm" svg:x="36.142cm" svg:y="0.151cm">
          <text:p text:style-name="P3"><text:span text:style-name="T3">10</text:span></text:p>
        </draw:rect>
        <draw:connector draw:style-name="gr49" draw:text-style-name="P3" draw:layer="layout" svg:x1="33.642cm" svg:y1="-0.649cm" svg:x2="32.642cm" svg:y2="-0.399cm" draw:start-shape="id95" draw:start-glue-point="3" draw:end-shape="id96" draw:end-glue-point="1" svg:d="M33642-649h-500v250h-500">
          <text:p/>
        </draw:connector>
        <draw:connector draw:style-name="gr49" draw:text-style-name="P3" draw:layer="layout" draw:line-skew="-0.125cm" svg:x1="34.892cm" svg:y1="-0.099cm" svg:x2="34.142cm" svg:y2="-0.649cm" draw:start-shape="id97" draw:start-glue-point="3" draw:end-shape="id95" draw:end-glue-point="1" svg:d="M34892-99h-500v-550h-250">
          <text:p/>
        </draw:connector>
        <draw:connector draw:style-name="gr49" draw:text-style-name="P3" draw:layer="layout" draw:line-skew="-0.125cm" svg:x1="36.142cm" svg:y1="0.401cm" svg:x2="35.392cm" svg:y2="-0.099cm" draw:start-shape="id98" draw:start-glue-point="3" draw:end-shape="id97" draw:end-glue-point="1" svg:d="M36142 401h-500v-500h-250">
          <text:p/>
        </draw:connector>
        <draw:connector draw:style-name="gr49" draw:text-style-name="P3" draw:layer="layout" svg:x1="33.642cm" svg:y1="-0.649cm" svg:x2="32.642cm" svg:y2="-0.899cm" draw:start-shape="id95" draw:start-glue-point="3" draw:end-shape="id99" draw:end-glue-point="1" svg:d="M33642-649h-500v-250h-500">
          <text:p/>
        </draw:connector>
        <draw:connector draw:style-name="gr49" draw:text-style-name="P3" draw:layer="layout" draw:line-skew="0.625cm" svg:x1="34.892cm" svg:y1="-0.099cm" svg:x2="32.642cm" svg:y2="0.101cm" draw:start-shape="id97" draw:start-glue-point="3" draw:end-shape="id100" draw:end-glue-point="1" svg:d="M34892-99h-500v200h-1750">
          <text:p/>
        </draw:connector>
        <draw:connector draw:style-name="gr49" draw:text-style-name="P3" draw:layer="layout" draw:line-skew="1.25cm" svg:x1="36.142cm" svg:y1="0.401cm" svg:x2="32.642cm" svg:y2="0.601cm" draw:start-shape="id98" draw:start-glue-point="3" draw:end-shape="id101" draw:end-glue-point="1" svg:d="M36142 401h-500v200h-3000">
          <text:p/>
        </draw:connector>
        <draw:g>
          <draw:frame draw:style-name="gr115" draw:text-style-name="P5" draw:layer="layout" svg:width="2.979cm" svg:height="0.725cm" svg:x="25.376cm" svg:y="4.192cm">
            <draw:text-box>
              <text:p text:style-name="P4"><text:span text:style-name="T3">addresses(0)</text:span></text:p>
            </draw:text-box>
          </draw:frame>
        </draw:g>
        <draw:frame draw:style-name="gr115" draw:text-style-name="P5" draw:layer="layout" svg:width="2.979cm" svg:height="0.725cm" svg:x="25.376cm" svg:y="6.542cm">
          <draw:text-box>
            <text:p text:style-name="P4"><text:span text:style-name="T3">addresses(2)</text:span></text:p>
          </draw:text-box>
        </draw:frame>
        <draw:frame draw:style-name="gr116" draw:text-style-name="P5" draw:layer="layout" svg:width="3.046cm" svg:height="0.725cm" svg:x="25.295cm" svg:y="7.718cm">
          <draw:text-box>
            <text:p text:style-name="P4"><text:span text:style-name="T3">addresses(N)</text:span></text:p>
          </draw:text-box>
        </draw:frame>
        <draw:path draw:style-name="gr82" draw:text-style-name="P13" draw:layer="layout" svg:width="0.199cm" svg:height="0.199cm" svg:x="27.016cm" svg:y="7.167cm" svg:viewBox="0 0 200 200" svg:d="M100 0c57 0 100 43 100 100s-43 100-100 100-100-43-100-100 43-100 100-100z">
          <text:p/>
        </draw:path>
        <draw:path draw:style-name="gr82" draw:text-style-name="P13" draw:layer="layout" svg:width="0.199cm" svg:height="0.199cm" svg:x="27.016cm" svg:y="7.567cm" svg:viewBox="0 0 200 200" svg:d="M100 0c57 0 100 43 100 100s-43 100-100 100-100-43-100-100 43-100 100-100z">
          <text:p/>
        </draw:path>
        <draw:frame draw:style-name="gr115" draw:text-style-name="P5" draw:layer="layout" svg:width="2.979cm" svg:height="0.725cm" svg:x="25.37cm" svg:y="5.316cm">
          <draw:text-box>
            <text:p text:style-name="P4"><text:span text:style-name="T3">addresses(1)</text:span></text:p>
          </draw:text-box>
        </draw:frame>
        <draw:line draw:style-name="gr81" draw:text-style-name="P3" draw:layer="layout" svg:x1="28.162cm" svg:y1="5.695cm" svg:x2="29.155cm" svg:y2="5.695cm">
          <text:p/>
        </draw:line>
        <draw:path draw:style-name="gr93" draw:text-style-name="P13" draw:layer="layout" svg:width="0.749cm" svg:height="0.749cm" svg:x="29.131cm" svg:y="5.532cm" svg:viewBox="0 0 750 750" svg:d="M375 0c213 0 375 162 375 375s-162 375-375 375-375-162-375-375 162-375 375-375z">
          <text:p text:style-name="P13">=</text:p>
        </draw:path>
        <draw:g>
          <draw:frame draw:style-name="gr117" draw:text-style-name="P5" draw:layer="layout" svg:width="1.211cm" svg:height="0.725cm" svg:x="27.914cm" svg:y="4.517cm">
            <draw:text-box>
              <text:p text:style-name="P4"><text:span text:style-name="T3">key</text:span></text:p>
            </draw:text-box>
          </draw:frame>
        </draw:g>
        <draw:line draw:style-name="gr81" draw:text-style-name="P3" draw:layer="layout" svg:x1="28.162cm" svg:y1="6.889cm" svg:x2="29.155cm" svg:y2="6.889cm">
          <text:p/>
        </draw:line>
        <draw:path draw:style-name="gr93" draw:text-style-name="P13" draw:layer="layout" svg:width="0.749cm" svg:height="0.749cm" svg:x="29.131cm" svg:y="6.726cm" svg:viewBox="0 0 750 750" svg:d="M375 0c213 0 375 162 375 375s-162 375-375 375-375-162-375-375 162-375 375-375z">
          <text:p text:style-name="P13">=</text:p>
        </draw:path>
        <draw:line draw:style-name="gr81" draw:text-style-name="P3" draw:layer="layout" svg:x1="28.155cm" svg:y1="4.529cm" svg:x2="29.148cm" svg:y2="4.529cm">
          <text:p/>
        </draw:line>
        <draw:path draw:style-name="gr93" draw:text-style-name="P13" draw:layer="layout" svg:width="0.749cm" svg:height="0.749cm" svg:x="29.125cm" svg:y="4.366cm" svg:viewBox="0 0 750 750" svg:d="M375 0c213 0 375 162 375 375s-162 375-375 375-375-162-375-375 162-375 375-375z">
          <text:p text:style-name="P13">=</text:p>
        </draw:path>
        <draw:line draw:style-name="gr81" draw:text-style-name="P3" draw:layer="layout" svg:x1="28.162cm" svg:y1="8.103cm" svg:x2="29.155cm" svg:y2="8.103cm">
          <text:p/>
        </draw:line>
        <draw:path draw:style-name="gr93" draw:text-style-name="P13" draw:layer="layout" svg:width="0.749cm" svg:height="0.749cm" svg:x="29.131cm" svg:y="7.94cm" svg:viewBox="0 0 750 750" svg:d="M375 0c213 0 375 162 375 375s-162 375-375 375-375-162-375-375 162-375 375-375z">
          <text:p text:style-name="P13">=</text:p>
        </draw:path>
        <draw:path draw:style-name="gr57" draw:text-style-name="P3" draw:layer="layout" svg:width="1.079cm" svg:height="1.03cm" svg:x="32.711cm" svg:y="5.109cm" svg:viewBox="0 0 1080 1031" svg:d="M540 0c270 0 540 257 540 515s-270 516-540 516c-180 0-360 0-540 0 99-169 213-214 213-516-10-303-134-327-213-515 180 0 360 0 540 0z">
          <text:p/>
        </draw:path>
        <draw:line draw:style-name="gr81" draw:text-style-name="P3" draw:layer="layout" svg:x1="32.081cm" svg:y1="5.907cm" svg:x2="32.881cm" svg:y2="5.907cm">
          <text:p/>
        </draw:line>
        <draw:line draw:style-name="gr81" draw:text-style-name="P3" draw:layer="layout" svg:x1="32.075cm" svg:y1="4.741cm" svg:x2="32.404cm" svg:y2="4.741cm">
          <text:p/>
        </draw:line>
        <draw:line draw:style-name="gr81" draw:text-style-name="P3" draw:layer="layout" svg:x1="32.405cm" svg:y1="5.279cm" svg:x2="32.404cm" svg:y2="4.741cm">
          <text:p/>
        </draw:line>
        <draw:line draw:style-name="gr81" draw:text-style-name="P3" draw:layer="layout" svg:x1="32.406cm" svg:y1="5.279cm" svg:x2="32.835cm" svg:y2="5.279cm">
          <text:p/>
        </draw:line>
        <draw:path draw:style-name="gr57" draw:text-style-name="P3" draw:layer="layout" svg:width="1.079cm" svg:height="1.03cm" svg:x="34.428cm" svg:y="6.293cm" svg:viewBox="0 0 1080 1031" svg:d="M540 0c270 0 540 257 540 515s-270 516-540 516c-180 0-360 0-540 0 99-169 213-214 213-516-10-303-134-327-213-515 180 0 360 0 540 0z">
          <text:p/>
        </draw:path>
        <draw:line draw:style-name="gr81" draw:text-style-name="P3" draw:layer="layout" svg:x1="32.081cm" svg:y1="7.101cm" svg:x2="34.598cm" svg:y2="7.091cm">
          <text:p/>
        </draw:line>
        <draw:line draw:style-name="gr81" draw:text-style-name="P3" draw:layer="layout" svg:x1="33.792cm" svg:y1="5.625cm" svg:x2="34.121cm" svg:y2="5.625cm">
          <text:p/>
        </draw:line>
        <draw:line draw:style-name="gr81" draw:text-style-name="P3" draw:layer="layout" svg:x1="34.123cm" svg:y1="6.463cm" svg:x2="34.121cm" svg:y2="5.625cm">
          <text:p/>
        </draw:line>
        <draw:line draw:style-name="gr81" draw:text-style-name="P3" draw:layer="layout" svg:x1="34.123cm" svg:y1="6.463cm" svg:x2="34.552cm" svg:y2="6.463cm">
          <text:p/>
        </draw:line>
        <draw:path draw:style-name="gr57" draw:text-style-name="P3" draw:layer="layout" svg:width="1.079cm" svg:height="1.03cm" svg:x="36.144cm" svg:y="7.498cm" svg:viewBox="0 0 1080 1031" svg:d="M540 0c270 0 540 257 540 515s-270 516-540 516c-180 0-360 0-540 0 99-169 213-214 213-516-10-303-134-327-213-515 180 0 360 0 540 0z">
          <text:p/>
        </draw:path>
        <draw:line draw:style-name="gr81" draw:text-style-name="P3" draw:layer="layout" svg:x1="32.081cm" svg:y1="8.296cm" svg:x2="36.314cm" svg:y2="8.296cm">
          <text:p/>
        </draw:line>
        <draw:line draw:style-name="gr81" draw:text-style-name="P3" draw:layer="layout" svg:x1="35.508cm" svg:y1="6.808cm" svg:x2="35.837cm" svg:y2="6.808cm">
          <text:p/>
        </draw:line>
        <draw:line draw:style-name="gr81" draw:text-style-name="P3" draw:layer="layout" svg:x1="35.839cm" svg:y1="7.668cm" svg:x2="35.837cm" svg:y2="6.808cm">
          <text:p/>
        </draw:line>
        <draw:line draw:style-name="gr81" draw:text-style-name="P3" draw:layer="layout" svg:x1="35.839cm" svg:y1="7.668cm" svg:x2="36.268cm" svg:y2="7.668cm">
          <text:p/>
        </draw:line>
        <draw:line draw:style-name="gr81" draw:text-style-name="P3" draw:layer="layout" svg:x1="29.887cm" svg:y1="5.907cm" svg:x2="30.687cm" svg:y2="5.907cm">
          <text:p/>
        </draw:line>
        <draw:line draw:style-name="gr81" draw:text-style-name="P3" draw:layer="layout" svg:x1="29.887cm" svg:y1="7.101cm" svg:x2="30.687cm" svg:y2="7.101cm">
          <text:p/>
        </draw:line>
        <draw:line draw:style-name="gr81" draw:text-style-name="P3" draw:layer="layout" svg:x1="29.881cm" svg:y1="4.741cm" svg:x2="30.681cm" svg:y2="4.741cm">
          <text:p/>
        </draw:line>
        <draw:line draw:style-name="gr81" draw:text-style-name="P3" draw:layer="layout" svg:x1="29.887cm" svg:y1="8.315cm" svg:x2="30.687cm" svg:y2="8.315cm">
          <text:p/>
        </draw:line>
        <draw:line draw:style-name="gr81" draw:text-style-name="P3" draw:layer="layout" svg:x1="28.914cm" svg:y1="6.095cm" svg:x2="29.155cm" svg:y2="6.095cm">
          <text:p/>
        </draw:line>
        <draw:line draw:style-name="gr81" draw:text-style-name="P3" draw:layer="layout" svg:x1="28.914cm" svg:y1="7.289cm" svg:x2="29.155cm" svg:y2="7.289cm">
          <text:p/>
        </draw:line>
        <draw:line draw:style-name="gr81" draw:text-style-name="P3" draw:layer="layout" svg:x1="28.912cm" svg:y1="4.929cm" svg:x2="29.153cm" svg:y2="4.929cm">
          <text:p/>
        </draw:line>
        <draw:line draw:style-name="gr81" draw:text-style-name="P3" draw:layer="layout" svg:x1="28.914cm" svg:y1="8.503cm" svg:x2="29.155cm" svg:y2="8.503cm">
          <text:p/>
        </draw:line>
        <draw:g>
          <draw:frame draw:style-name="gr117" draw:text-style-name="P5" draw:layer="layout" svg:width="1.211cm" svg:height="0.725cm" svg:x="27.896cm" svg:y="5.695cm">
            <draw:text-box>
              <text:p text:style-name="P4"><text:span text:style-name="T3">key</text:span></text:p>
            </draw:text-box>
          </draw:frame>
        </draw:g>
        <draw:g>
          <draw:frame draw:style-name="gr117" draw:text-style-name="P5" draw:layer="layout" svg:width="1.211cm" svg:height="0.725cm" svg:x="27.92cm" svg:y="6.889cm">
            <draw:text-box>
              <text:p text:style-name="P4"><text:span text:style-name="T3">key</text:span></text:p>
            </draw:text-box>
          </draw:frame>
        </draw:g>
        <draw:g>
          <draw:frame draw:style-name="gr117" draw:text-style-name="P5" draw:layer="layout" svg:width="1.211cm" svg:height="0.725cm" svg:x="27.92cm" svg:y="8.103cm">
            <draw:text-box>
              <text:p text:style-name="P4"><text:span text:style-name="T3">key</text:span></text:p>
            </draw:text-box>
          </draw:frame>
        </draw:g>
        <draw:g>
          <draw:frame draw:style-name="gr98" draw:text-style-name="P5" draw:layer="layout" svg:width="2.462cm" svg:height="0.725cm" svg:x="29.757cm" svg:y="4.398cm">
            <draw:text-box>
              <text:p text:style-name="P4"><text:span text:style-name="T3">hits(0)</text:span></text:p>
            </draw:text-box>
          </draw:frame>
        </draw:g>
        <draw:frame draw:style-name="gr98" draw:text-style-name="P5" draw:layer="layout" svg:width="2.462cm" svg:height="0.725cm" svg:x="29.757cm" svg:y="6.748cm">
          <draw:text-box>
            <text:p text:style-name="P4"><text:span text:style-name="T3">hits(2)</text:span></text:p>
          </draw:text-box>
        </draw:frame>
        <draw:frame draw:style-name="gr99" draw:text-style-name="P5" draw:layer="layout" svg:width="2.53cm" svg:height="0.725cm" svg:x="29.775cm" svg:y="7.924cm">
          <draw:text-box>
            <text:p text:style-name="P4"><text:span text:style-name="T3">hits(N)</text:span></text:p>
          </draw:text-box>
        </draw:frame>
        <draw:frame draw:style-name="gr98" draw:text-style-name="P5" draw:layer="layout" svg:width="2.462cm" svg:height="0.725cm" svg:x="29.751cm" svg:y="5.522cm">
          <draw:text-box>
            <text:p text:style-name="P4"><text:span text:style-name="T3">hits(1)</text:span></text:p>
          </draw:text-box>
        </draw:frame>
        <draw:line draw:style-name="gr81" draw:text-style-name="P3" draw:layer="layout" svg:x1="37.224cm" svg:y1="8.013cm" svg:x2="37.553cm" svg:y2="8.013cm">
          <text:p/>
        </draw:line>
        <draw:g>
          <draw:frame draw:style-name="gr117" draw:text-style-name="P5" draw:layer="layout" svg:width="1.211cm" svg:height="0.725cm" svg:x="37.221cm" svg:y="7.648cm">
            <draw:text-box>
              <text:p text:style-name="P4"><text:span text:style-name="T3">hit</text:span></text:p>
            </draw:text-box>
          </draw:frame>
        </draw:g>
        <draw:g>
          <draw:g>
            <draw:rect draw:style-name="gr2" draw:text-style-name="P3" draw:layer="layout" svg:width="1cm" svg:height="1.747cm" svg:x="15.019cm" svg:y="-10.096cm">
              <text:p/>
            </draw:rect>
            <draw:custom-shape draw:style-name="gr40" draw:text-style-name="P13" draw:layer="layout" svg:width="0.3cm" svg:height="0.3cm" draw:transform="rotate (-1.57079632679579) translate (15.319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62cm" svg:y="-10.074cm">
            <draw:text-box>
              <text:p text:style-name="P4"><text:span text:style-name="T3">D</text:span></text:p>
            </draw:text-box>
          </draw:frame>
          <draw:frame draw:style-name="gr84" draw:text-style-name="P5" draw:layer="layout" svg:width="0.832cm" svg:height="0.725cm" svg:x="15.363cm" svg:y="-10.073cm">
            <draw:text-box>
              <text:p text:style-name="P4"><text:span text:style-name="T3">Q</text:span></text:p>
            </draw:text-box>
          </draw:frame>
        </draw:g>
        <draw:g>
          <draw:g>
            <draw:rect draw:style-name="gr2" draw:text-style-name="P3" draw:layer="layout" svg:width="1cm" svg:height="1.747cm" svg:x="15.02cm" svg:y="-10.095cm">
              <text:p/>
            </draw:rect>
            <draw:custom-shape draw:style-name="gr40" draw:text-style-name="P13" draw:layer="layout" svg:width="0.3cm" svg:height="0.3cm" draw:transform="rotate (-1.57079632679579) translate (15.32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63cm" svg:y="-10.073cm">
            <draw:text-box>
              <text:p text:style-name="P4"><text:span text:style-name="T3">D</text:span></text:p>
            </draw:text-box>
          </draw:frame>
          <draw:frame draw:style-name="gr84" draw:text-style-name="P5" draw:layer="layout" svg:width="0.832cm" svg:height="0.725cm" svg:x="15.364cm" svg:y="-10.072cm">
            <draw:text-box>
              <text:p text:style-name="P4"><text:span text:style-name="T3">Q</text:span></text:p>
            </draw:text-box>
          </draw:frame>
        </draw:g>
        <draw:frame draw:style-name="gr89" draw:text-style-name="P5" draw:layer="layout" svg:width="1.281cm" svg:height="0.725cm" svg:x="13.739cm" svg:y="-9.089cm">
          <draw:text-box>
            <text:p text:style-name="P4"><text:span text:style-name="T3">clk</text:span></text:p>
          </draw:text-box>
        </draw:frame>
        <draw:line draw:style-name="gr81" draw:text-style-name="P3" draw:layer="layout" svg:x1="14.739cm" svg:y1="-8.743cm" svg:x2="15.02cm" svg:y2="-8.743cm">
          <text:p/>
        </draw:line>
        <draw:line draw:style-name="gr81" draw:text-style-name="P3" draw:layer="layout" svg:x1="13.909cm" svg:y1="-9.699cm" svg:x2="15.02cm" svg:y2="-9.699cm">
          <text:p/>
        </draw:line>
        <draw:g>
          <draw:g>
            <draw:rect draw:style-name="gr2" draw:text-style-name="P3" draw:layer="layout" svg:width="1cm" svg:height="1.747cm" svg:x="18.62cm" svg:y="-10.096cm">
              <text:p/>
            </draw:rect>
            <draw:custom-shape draw:style-name="gr40" draw:text-style-name="P13" draw:layer="layout" svg:width="0.3cm" svg:height="0.3cm" draw:transform="rotate (-1.57079632679579) translate (18.92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463cm" svg:y="-10.074cm">
            <draw:text-box>
              <text:p text:style-name="P4"><text:span text:style-name="T3">D</text:span></text:p>
            </draw:text-box>
          </draw:frame>
          <draw:frame draw:style-name="gr84" draw:text-style-name="P5" draw:layer="layout" svg:width="0.832cm" svg:height="0.725cm" svg:x="18.964cm" svg:y="-10.073cm">
            <draw:text-box>
              <text:p text:style-name="P4"><text:span text:style-name="T3">Q</text:span></text:p>
            </draw:text-box>
          </draw:frame>
        </draw:g>
        <draw:g>
          <draw:g>
            <draw:rect draw:style-name="gr2" draw:text-style-name="P3" draw:layer="layout" svg:width="1cm" svg:height="1.747cm" svg:x="18.621cm" svg:y="-10.095cm">
              <text:p/>
            </draw:rect>
            <draw:custom-shape draw:style-name="gr40" draw:text-style-name="P13" draw:layer="layout" svg:width="0.3cm" svg:height="0.3cm" draw:transform="rotate (-1.57079632679579) translate (18.92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464cm" svg:y="-10.073cm">
            <draw:text-box>
              <text:p text:style-name="P4"><text:span text:style-name="T3">D</text:span></text:p>
            </draw:text-box>
          </draw:frame>
          <draw:frame draw:style-name="gr84" draw:text-style-name="P5" draw:layer="layout" svg:width="0.832cm" svg:height="0.725cm" svg:x="18.965cm" svg:y="-10.072cm">
            <draw:text-box>
              <text:p text:style-name="P4"><text:span text:style-name="T3">Q</text:span></text:p>
            </draw:text-box>
          </draw:frame>
        </draw:g>
        <draw:frame draw:style-name="gr89" draw:text-style-name="P5" draw:layer="layout" svg:width="1.281cm" svg:height="0.725cm" svg:x="17.34cm" svg:y="-9.089cm">
          <draw:text-box>
            <text:p text:style-name="P4"><text:span text:style-name="T3">clk</text:span></text:p>
          </draw:text-box>
        </draw:frame>
        <draw:line draw:style-name="gr81" draw:text-style-name="P3" draw:layer="layout" svg:x1="18.34cm" svg:y1="-8.743cm" svg:x2="18.621cm" svg:y2="-8.743cm">
          <text:p/>
        </draw:line>
        <draw:line draw:style-name="gr81" draw:text-style-name="P3" draw:layer="layout" svg:x1="18.084cm" svg:y1="-9.699cm" svg:x2="18.621cm" svg:y2="-9.699cm">
          <text:p/>
        </draw:line>
        <draw:line draw:style-name="gr81" draw:text-style-name="P3" draw:layer="layout" svg:x1="16.061cm" svg:y1="-9.699cm" svg:x2="16.596cm" svg:y2="-9.699cm">
          <text:p/>
        </draw:line>
        <draw:custom-shape draw:style-name="gr41" draw:text-style-name="P19" draw:layer="layout" svg:width="1.488cm" svg:height="0.94cm" svg:x="16.596cm" svg:y="-10.1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82" draw:text-style-name="P13" draw:layer="layout" svg:width="0.199cm" svg:height="0.199cm" svg:x="20.784cm" svg:y="-9.795cm" svg:viewBox="0 0 200 200" svg:d="M100 0c57 0 100 43 100 100s-43 100-100 100-100-43-100-100 43-100 100-100z">
          <text:p/>
        </draw:path>
        <draw:path draw:style-name="gr82" draw:text-style-name="P13" draw:layer="layout" svg:width="0.199cm" svg:height="0.199cm" svg:x="20.311cm" svg:y="-9.791cm" svg:viewBox="0 0 200 200" svg:d="M100 0c57 0 100 43 100 100s-43 100-100 100-100-43-100-100 43-100 100-100z">
          <text:p/>
        </draw:path>
        <draw:path draw:style-name="gr82" draw:text-style-name="P13" draw:layer="layout" svg:width="0.199cm" svg:height="0.199cm" svg:x="21.245cm" svg:y="-9.793cm" svg:viewBox="0 0 200 200" svg:d="M100 0c57 0 100 43 100 100s-43 100-100 100-100-43-100-100 43-100 100-100z">
          <text:p/>
        </draw:path>
        <draw:line draw:style-name="gr81" draw:text-style-name="P3" draw:layer="layout" svg:x1="19.585cm" svg:y1="-9.699cm" svg:x2="20.122cm" svg:y2="-9.699cm">
          <text:p/>
        </draw:line>
        <draw:g>
          <draw:g>
            <draw:rect draw:style-name="gr2" draw:text-style-name="P3" draw:layer="layout" svg:width="1cm" svg:height="1.747cm" svg:x="22.14cm" svg:y="-10.096cm">
              <text:p/>
            </draw:rect>
            <draw:custom-shape draw:style-name="gr40" draw:text-style-name="P13" draw:layer="layout" svg:width="0.3cm" svg:height="0.3cm" draw:transform="rotate (-1.57079632679579) translate (22.4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1.983cm" svg:y="-10.074cm">
            <draw:text-box>
              <text:p text:style-name="P4"><text:span text:style-name="T3">D</text:span></text:p>
            </draw:text-box>
          </draw:frame>
          <draw:frame draw:style-name="gr84" draw:text-style-name="P5" draw:layer="layout" svg:width="0.832cm" svg:height="0.725cm" svg:x="22.484cm" svg:y="-10.073cm">
            <draw:text-box>
              <text:p text:style-name="P4"><text:span text:style-name="T3">Q</text:span></text:p>
            </draw:text-box>
          </draw:frame>
        </draw:g>
        <draw:g>
          <draw:g>
            <draw:rect draw:style-name="gr2" draw:text-style-name="P3" draw:layer="layout" svg:width="1cm" svg:height="1.747cm" svg:x="22.141cm" svg:y="-10.095cm">
              <text:p/>
            </draw:rect>
            <draw:custom-shape draw:style-name="gr40" draw:text-style-name="P13" draw:layer="layout" svg:width="0.3cm" svg:height="0.3cm" draw:transform="rotate (-1.57079632679579) translate (22.4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1.984cm" svg:y="-10.073cm">
            <draw:text-box>
              <text:p text:style-name="P4"><text:span text:style-name="T3">D</text:span></text:p>
            </draw:text-box>
          </draw:frame>
          <draw:frame draw:style-name="gr84" draw:text-style-name="P5" draw:layer="layout" svg:width="0.832cm" svg:height="0.725cm" svg:x="22.485cm" svg:y="-10.072cm">
            <draw:text-box>
              <text:p text:style-name="P4"><text:span text:style-name="T3">Q</text:span></text:p>
            </draw:text-box>
          </draw:frame>
        </draw:g>
        <draw:frame draw:style-name="gr89" draw:text-style-name="P5" draw:layer="layout" svg:width="1.281cm" svg:height="0.725cm" svg:x="20.86cm" svg:y="-9.089cm">
          <draw:text-box>
            <text:p text:style-name="P4"><text:span text:style-name="T3">clk</text:span></text:p>
          </draw:text-box>
        </draw:frame>
        <draw:line draw:style-name="gr81" draw:text-style-name="P3" draw:layer="layout" svg:x1="21.86cm" svg:y1="-8.743cm" svg:x2="22.141cm" svg:y2="-8.743cm">
          <text:p/>
        </draw:line>
        <draw:line draw:style-name="gr81" draw:text-style-name="P3" draw:layer="layout" svg:x1="21.604cm" svg:y1="-9.699cm" svg:x2="22.141cm" svg:y2="-9.699cm">
          <text:p/>
        </draw:line>
        <draw:line draw:style-name="gr81" draw:text-style-name="P3" draw:layer="layout" svg:x1="23.105cm" svg:y1="-9.699cm" svg:x2="23.642cm" svg:y2="-9.699cm">
          <text:p/>
        </draw:line>
        <draw:g>
          <draw:custom-shape draw:style-name="gr19" draw:text-style-name="P3" draw:layer="layout" svg:width="0.744cm" svg:height="7.677cm" draw:transform="rotate (-1.57079632679579) translate (22.796cm -11.147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18" draw:text-style-name="P23" draw:layer="layout" svg:width="4.617cm" svg:height="0.839cm" svg:x="16.569cm" svg:y="-11.94cm">
          <draw:text-box>
            <text:p text:style-name="P4"><text:span text:style-name="T12">complicatedLogic</text:span></text:p>
          </draw:text-box>
        </draw:frame>
        <draw:frame draw:style-name="gr119" draw:text-style-name="P5" draw:layer="layout" svg:width="1.345cm" svg:height="0.725cm" svg:x="12.525cm" svg:y="-8.074cm">
          <draw:text-box>
            <text:p text:style-name="P4"><text:span text:style-name="T3">a</text:span></text:p>
          </draw:text-box>
        </draw:frame>
        <draw:frame draw:style-name="gr120" draw:text-style-name="P5" draw:layer="layout" svg:width="1.539cm" svg:height="0.725cm" svg:x="25.336cm" svg:y="-7.688cm">
          <draw:text-box>
            <text:p text:style-name="P4"><text:span text:style-name="T3">result</text:span></text:p>
          </draw:text-box>
        </draw:frame>
        <draw:path draw:style-name="gr93" draw:text-style-name="P13" draw:layer="layout" svg:width="0.749cm" svg:height="0.749cm" svg:x="24.025cm" svg:y="-7.715cm" svg:viewBox="0 0 750 750" svg:d="M375 0c213 0 375 162 375 375s-162 375-375 375-375-162-375-375 162-375 375-375z">
          <text:p text:style-name="P13">+</text:p>
        </draw:path>
        <draw:frame draw:style-name="gr119" draw:text-style-name="P5" draw:layer="layout" svg:width="1.345cm" svg:height="0.725cm" svg:x="12.516cm" svg:y="-7.566cm">
          <draw:text-box>
            <text:p text:style-name="P4"><text:span text:style-name="T3">b</text:span></text:p>
          </draw:text-box>
        </draw:frame>
        <draw:rect draw:style-name="gr1" draw:text-style-name="P2" draw:layer="layout" svg:width="3.912cm" svg:height="1cm" svg:x="17.087cm" svg:y="-7.877cm">
          <text:p text:style-name="P1"><text:span text:style-name="T1">ShiftRegister</text:span></text:p>
        </draw:rect>
        <draw:rect draw:style-name="gr2" draw:text-style-name="P3" draw:layer="layout" svg:width="3.912cm" svg:height="1.233cm" svg:x="17.087cm" svg:y="-6.86cm">
          <text:p/>
        </draw:rect>
        <draw:g>
          <draw:rect draw:style-name="gr3" draw:text-style-name="P3" draw:layer="layout" svg:width="0.5cm" svg:height="0.5cm" svg:x="16.866cm" svg:y="-6.47cm">
            <text:p/>
          </draw:rect>
          <draw:frame draw:style-name="gr5" draw:text-style-name="P5" draw:layer="layout" svg:width="2.471cm" svg:height="0.725cm" svg:x="17.366cm" svg:y="-6.602cm">
            <draw:text-box>
              <text:p text:style-name="P4"><text:span text:style-name="T3">input</text:span></text:p>
            </draw:text-box>
          </draw:frame>
        </draw:g>
        <draw:g>
          <draw:rect draw:style-name="gr3" draw:text-style-name="P3" draw:layer="layout" svg:width="0.5cm" svg:height="0.5cm" svg:x="20.747cm" svg:y="-6.47cm">
            <text:p/>
          </draw:rect>
          <draw:frame draw:style-name="gr4" draw:text-style-name="P5" draw:layer="layout" svg:width="2.246cm" svg:height="0.725cm" svg:x="18.587cm" svg:y="-6.602cm">
            <draw:text-box>
              <text:p text:style-name="P4"><text:span text:style-name="T3">output</text:span></text:p>
            </draw:text-box>
          </draw:frame>
        </draw:g>
        <draw:line draw:style-name="gr81" draw:text-style-name="P3" draw:layer="layout" svg:x1="13.912cm" svg:y1="-6.214cm" svg:x2="16.866cm" svg:y2="-6.214cm">
          <text:p/>
        </draw:line>
        <draw:line draw:style-name="gr81" draw:text-style-name="P3" draw:layer="layout" svg:x1="21.232cm" svg:y1="-6.214cm" svg:x2="23.609cm" svg:y2="-6.209cm">
          <text:p/>
        </draw:line>
        <draw:line draw:style-name="gr81" draw:text-style-name="P3" draw:layer="layout" svg:x1="24.775cm" svg:y1="-7.34cm" svg:x2="25.312cm" svg:y2="-7.34cm">
          <text:p/>
        </draw:line>
        <draw:line draw:style-name="gr81" draw:text-style-name="P3" draw:layer="layout" svg:x1="23.643cm" svg:y1="-7.575cm" svg:x2="23.643cm" svg:y2="-9.699cm">
          <text:p/>
        </draw:line>
        <draw:line draw:style-name="gr81" draw:text-style-name="P3" draw:layer="layout" svg:x1="23.62cm" svg:y1="-7.099cm" svg:x2="23.61cm" svg:y2="-6.208cm">
          <text:p/>
        </draw:line>
        <draw:line draw:style-name="gr81" draw:text-style-name="P3" draw:layer="layout" svg:x1="23.62cm" svg:y1="-7.098cm" svg:x2="24.098cm" svg:y2="-7.099cm">
          <text:p/>
        </draw:line>
        <draw:line draw:style-name="gr81" draw:text-style-name="P3" draw:layer="layout" svg:x1="23.643cm" svg:y1="-7.575cm" svg:x2="24.087cm" svg:y2="-7.566cm">
          <text:p/>
        </draw:line>
        <draw:line draw:style-name="gr81" draw:text-style-name="P3" draw:layer="layout" svg:x1="13.375cm" svg:y1="-7.661cm" svg:x2="13.91cm" svg:y2="-7.661cm">
          <text:p/>
        </draw:line>
        <draw:line draw:style-name="gr81" draw:text-style-name="P3" draw:layer="layout" svg:x1="13.91cm" svg:y1="-9.699cm" svg:x2="13.91cm" svg:y2="-7.661cm">
          <text:p/>
        </draw:line>
        <draw:line draw:style-name="gr81" draw:text-style-name="P3" draw:layer="layout" svg:x1="13.376cm" svg:y1="-7.161cm" svg:x2="13.911cm" svg:y2="-7.161cm">
          <text:p/>
        </draw:line>
        <draw:line draw:style-name="gr81" draw:text-style-name="P3" draw:layer="layout" svg:x1="13.912cm" svg:y1="-6.214cm" svg:x2="13.912cm" svg:y2="-7.161cm">
          <text:p/>
        </draw:line>
        <draw:frame draw:style-name="gr121" draw:text-style-name="P5" draw:layer="layout" svg:width="2.293cm" svg:height="0.725cm" svg:x="21.223cm" svg:y="-6.939cm">
          <draw:text-box>
            <text:p text:style-name="P4"><text:span text:style-name="T3">bDelayed</text:span></text:p>
          </draw:text-box>
        </draw:frame>
        <draw:frame draw:style-name="gr122" draw:text-style-name="P5" draw:layer="layout" svg:width="2.788cm" svg:height="0.725cm" svg:x="23.073cm" svg:y="-10.424cm">
          <draw:text-box>
            <text:p text:style-name="P4"><text:span text:style-name="T3">aCalcResult</text:span></text:p>
          </draw:text-box>
        </draw:frame>
        <draw:g>
          <draw:g>
            <draw:rect draw:style-name="gr2" draw:text-style-name="P3" draw:layer="layout" svg:width="1cm" svg:height="1.747cm" svg:x="-18.021cm" svg:y="-5.832cm">
              <text:p/>
            </draw:rect>
            <draw:custom-shape draw:style-name="gr40" draw:text-style-name="P13" draw:layer="layout" svg:width="0.3cm" svg:height="0.3cm" draw:transform="rotate (-1.57079632679579) translate (-17.721cm -4.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178cm" svg:y="-5.81cm">
            <draw:text-box>
              <text:p text:style-name="P4"><text:span text:style-name="T3">D</text:span></text:p>
            </draw:text-box>
          </draw:frame>
          <draw:frame draw:style-name="gr84" draw:text-style-name="P5" draw:layer="layout" svg:width="0.832cm" svg:height="0.725cm" svg:x="-17.677cm" svg:y="-5.809cm">
            <draw:text-box>
              <text:p text:style-name="P4"><text:span text:style-name="T3">Q</text:span></text:p>
            </draw:text-box>
          </draw:frame>
        </draw:g>
        <draw:frame draw:style-name="gr86" draw:text-style-name="P5" draw:layer="layout" svg:width="1.349cm" svg:height="0.725cm" svg:x="-18.178cm" svg:y="-6.557cm">
          <draw:text-box>
            <text:p text:style-name="P4"><text:span text:style-name="T3">reg1</text:span></text:p>
          </draw:text-box>
        </draw:frame>
        <draw:g>
          <draw:g>
            <draw:rect draw:style-name="gr2" draw:text-style-name="P3" draw:layer="layout" svg:width="1cm" svg:height="1.747cm" svg:x="-18.02cm" svg:y="-5.831cm">
              <text:p/>
            </draw:rect>
            <draw:custom-shape draw:style-name="gr40" draw:text-style-name="P13" draw:layer="layout" svg:width="0.3cm" svg:height="0.3cm" draw:transform="rotate (-1.57079632679579) translate (-17.72cm -4.6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177cm" svg:y="-5.809cm">
            <draw:text-box>
              <text:p text:style-name="P4"><text:span text:style-name="T3">D</text:span></text:p>
            </draw:text-box>
          </draw:frame>
          <draw:frame draw:style-name="gr84" draw:text-style-name="P5" draw:layer="layout" svg:width="0.832cm" svg:height="0.725cm" svg:x="-17.676cm" svg:y="-5.808cm">
            <draw:text-box>
              <text:p text:style-name="P4"><text:span text:style-name="T3">Q</text:span></text:p>
            </draw:text-box>
          </draw:frame>
        </draw:g>
        <draw:frame draw:style-name="gr89" draw:text-style-name="P5" draw:layer="layout" svg:width="1.281cm" svg:height="0.725cm" svg:x="-19.301cm" svg:y="-4.825cm">
          <draw:text-box>
            <text:p text:style-name="P4"><text:span text:style-name="T3">clk</text:span></text:p>
          </draw:text-box>
        </draw:frame>
        <draw:line draw:style-name="gr81" draw:text-style-name="P3" draw:layer="layout" svg:x1="-18.301cm" svg:y1="-4.479cm" svg:x2="-18.02cm" svg:y2="-4.479cm">
          <text:p/>
        </draw:line>
        <draw:line draw:style-name="gr81" draw:text-style-name="P3" draw:layer="layout" svg:x1="-18.635cm" svg:y1="-5.435cm" svg:x2="-18.02cm" svg:y2="-5.435cm">
          <text:p/>
        </draw:line>
        <draw:line draw:style-name="gr81" draw:text-style-name="P3" draw:layer="layout" svg:x1="-18.384cm" svg:y1="-5.259cm" svg:x2="-18.203cm" svg:y2="-5.62cm">
          <text:p/>
        </draw:line>
        <draw:frame draw:style-name="gr89" draw:text-style-name="P5" draw:layer="layout" svg:width="1.281cm" svg:height="0.725cm" svg:x="-18.958cm" svg:y="-5.36cm">
          <draw:text-box>
            <text:p text:style-name="P4"><text:span text:style-name="T3">4</text:span></text:p>
          </draw:text-box>
        </draw:frame>
        <draw:line draw:style-name="gr81" draw:text-style-name="P3" draw:layer="layout" svg:x1="-18.634cm" svg:y1="-5.434cm" svg:x2="-18.019cm" svg:y2="-5.434cm">
          <text:p/>
        </draw:line>
        <draw:line draw:style-name="gr81" draw:text-style-name="P3" draw:layer="layout" svg:x1="-18.383cm" svg:y1="-5.258cm" svg:x2="-18.202cm" svg:y2="-5.619cm">
          <text:p/>
        </draw:line>
        <draw:line draw:style-name="gr81" draw:text-style-name="P3" draw:layer="layout" svg:x1="-16.783cm" svg:y1="-5.278cm" svg:x2="-16.602cm" svg:y2="-5.639cm">
          <text:p/>
        </draw:line>
        <draw:frame draw:style-name="gr89" draw:text-style-name="P5" draw:layer="layout" svg:width="1.281cm" svg:height="0.725cm" svg:x="-17.357cm" svg:y="-5.379cm">
          <draw:text-box>
            <text:p text:style-name="P4"><text:span text:style-name="T3">4</text:span></text:p>
          </draw:text-box>
        </draw:frame>
        <draw:line draw:style-name="gr81" draw:text-style-name="P3" draw:layer="layout" svg:x1="-17.033cm" svg:y1="-5.453cm" svg:x2="-16.063cm" svg:y2="-5.453cm">
          <text:p/>
        </draw:line>
        <draw:line draw:style-name="gr81" draw:text-style-name="P3" draw:layer="layout" svg:x1="-16.782cm" svg:y1="-5.277cm" svg:x2="-16.601cm" svg:y2="-5.638cm">
          <text:p/>
        </draw:line>
        <draw:g>
          <draw:g>
            <draw:rect draw:style-name="gr2" draw:text-style-name="P3" draw:layer="layout" svg:width="1cm" svg:height="1.747cm" svg:x="-14.396cm" svg:y="-6.054cm">
              <text:p/>
            </draw:rect>
            <draw:custom-shape draw:style-name="gr40" draw:text-style-name="P13" draw:layer="layout" svg:width="0.3cm" svg:height="0.3cm" draw:transform="rotate (-1.57079632679579) translate (-14.096cm -4.8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553cm" svg:y="-6.032cm">
            <draw:text-box>
              <text:p text:style-name="P4"><text:span text:style-name="T3">D</text:span></text:p>
            </draw:text-box>
          </draw:frame>
          <draw:frame draw:style-name="gr84" draw:text-style-name="P5" draw:layer="layout" svg:width="0.832cm" svg:height="0.725cm" svg:x="-14.052cm" svg:y="-6.031cm">
            <draw:text-box>
              <text:p text:style-name="P4"><text:span text:style-name="T3">Q</text:span></text:p>
            </draw:text-box>
          </draw:frame>
        </draw:g>
        <draw:frame draw:style-name="gr86" draw:text-style-name="P5" draw:layer="layout" svg:width="1.349cm" svg:height="0.725cm" svg:x="-14.553cm" svg:y="-6.779cm">
          <draw:text-box>
            <text:p text:style-name="P4"><text:span text:style-name="T3">reg2</text:span></text:p>
          </draw:text-box>
        </draw:frame>
        <draw:g>
          <draw:g>
            <draw:rect draw:style-name="gr2" draw:text-style-name="P3" draw:layer="layout" svg:width="1cm" svg:height="1.747cm" svg:x="-14.395cm" svg:y="-6.053cm">
              <text:p/>
            </draw:rect>
            <draw:custom-shape draw:style-name="gr40" draw:text-style-name="P13" draw:layer="layout" svg:width="0.3cm" svg:height="0.3cm" draw:transform="rotate (-1.57079632679579) translate (-14.095cm -4.8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552cm" svg:y="-6.031cm">
            <draw:text-box>
              <text:p text:style-name="P4"><text:span text:style-name="T3">D</text:span></text:p>
            </draw:text-box>
          </draw:frame>
          <draw:frame draw:style-name="gr84" draw:text-style-name="P5" draw:layer="layout" svg:width="0.832cm" svg:height="0.725cm" svg:x="-14.051cm" svg:y="-6.03cm">
            <draw:text-box>
              <text:p text:style-name="P4"><text:span text:style-name="T3">Q</text:span></text:p>
            </draw:text-box>
          </draw:frame>
        </draw:g>
        <draw:frame draw:style-name="gr89" draw:text-style-name="P5" draw:layer="layout" svg:width="1.281cm" svg:height="0.725cm" svg:x="-15.657cm" svg:y="-5.066cm">
          <draw:text-box>
            <text:p text:style-name="P4"><text:span text:style-name="T3">clk</text:span></text:p>
          </draw:text-box>
        </draw:frame>
        <draw:line draw:style-name="gr81" draw:text-style-name="P3" draw:layer="layout" svg:x1="-14.676cm" svg:y1="-4.701cm" svg:x2="-14.395cm" svg:y2="-4.701cm">
          <text:p/>
        </draw:line>
        <draw:line draw:style-name="gr81" draw:text-style-name="P3" draw:layer="layout" svg:x1="-15.01cm" svg:y1="-5.657cm" svg:x2="-14.395cm" svg:y2="-5.657cm">
          <text:p/>
        </draw:line>
        <draw:line draw:style-name="gr81" draw:text-style-name="P3" draw:layer="layout" svg:x1="-14.759cm" svg:y1="-5.481cm" svg:x2="-14.578cm" svg:y2="-5.842cm">
          <text:p/>
        </draw:line>
        <draw:frame draw:style-name="gr89" draw:text-style-name="P5" draw:layer="layout" svg:width="1.281cm" svg:height="0.725cm" svg:x="-15.333cm" svg:y="-5.582cm">
          <draw:text-box>
            <text:p text:style-name="P4"><text:span text:style-name="T3">4</text:span></text:p>
          </draw:text-box>
        </draw:frame>
        <draw:line draw:style-name="gr81" draw:text-style-name="P3" draw:layer="layout" svg:x1="-15.37cm" svg:y1="-5.656cm" svg:x2="-14.394cm" svg:y2="-5.656cm">
          <text:p/>
        </draw:line>
        <draw:line draw:style-name="gr81" draw:text-style-name="P3" draw:layer="layout" svg:x1="-14.758cm" svg:y1="-5.48cm" svg:x2="-14.577cm" svg:y2="-5.841cm">
          <text:p/>
        </draw:line>
        <draw:path draw:style-name="gr93" draw:text-style-name="P13" draw:layer="layout" svg:width="0.749cm" svg:height="0.749cm" svg:x="-16.12cm" svg:y="-6.003cm" svg:viewBox="0 0 750 750" svg:d="M375 0c213 0 375 162 375 375s-162 375-375 375-375-162-375-375 162-375 375-375z">
          <text:p text:style-name="P13">+</text:p>
        </draw:path>
        <draw:line draw:style-name="gr81" draw:text-style-name="P3" draw:layer="layout" svg:x1="-16.026cm" svg:y1="-5.885cm" svg:x2="-16.276cm" svg:y2="-5.885cm">
          <text:p/>
        </draw:line>
        <draw:frame draw:style-name="gr89" draw:text-style-name="P5" draw:layer="layout" svg:width="1.281cm" svg:height="0.725cm" svg:x="-17.052cm" svg:y="-6.247cm">
          <draw:text-box>
            <text:p text:style-name="P4"><text:span text:style-name="T3">1</text:span></text:p>
          </draw:text-box>
        </draw:frame>
        <draw:line draw:style-name="gr81" draw:text-style-name="P3" draw:layer="layout" svg:x1="-13.184cm" svg:y1="-5.519cm" svg:x2="-13.003cm" svg:y2="-5.88cm">
          <text:p/>
        </draw:line>
        <draw:frame draw:style-name="gr89" draw:text-style-name="P5" draw:layer="layout" svg:width="1.281cm" svg:height="0.725cm" svg:x="-13.758cm" svg:y="-5.62cm">
          <draw:text-box>
            <text:p text:style-name="P4"><text:span text:style-name="T3">4</text:span></text:p>
          </draw:text-box>
        </draw:frame>
        <draw:line draw:style-name="gr81" draw:text-style-name="P3" draw:layer="layout" svg:x1="-13.434cm" svg:y1="-5.694cm" svg:x2="-12.464cm" svg:y2="-5.694cm">
          <text:p/>
        </draw:line>
        <draw:line draw:style-name="gr81" draw:text-style-name="P3" draw:layer="layout" svg:x1="-13.183cm" svg:y1="-5.518cm" svg:x2="-13.002cm" svg:y2="-5.879cm">
          <text:p/>
        </draw:line>
        <draw:path draw:style-name="gr93" draw:text-style-name="P13" draw:layer="layout" svg:width="0.749cm" svg:height="0.749cm" svg:x="-12.521cm" svg:y="-6.244cm" svg:viewBox="0 0 750 750" svg:d="M375 0c213 0 375 162 375 375s-162 375-375 375-375-162-375-375 162-375 375-375z">
          <text:p text:style-name="P13">=</text:p>
        </draw:path>
        <draw:line draw:style-name="gr81" draw:text-style-name="P3" draw:layer="layout" svg:x1="-12.427cm" svg:y1="-6.126cm" svg:x2="-12.677cm" svg:y2="-6.126cm">
          <text:p/>
        </draw:line>
        <draw:frame draw:style-name="gr89" draw:text-style-name="P5" draw:layer="layout" svg:width="1.281cm" svg:height="0.725cm" svg:x="-13.453cm" svg:y="-6.488cm">
          <draw:text-box>
            <text:p text:style-name="P4"><text:span text:style-name="T3">5</text:span></text:p>
          </draw:text-box>
        </draw:frame>
        <draw:frame draw:style-name="gr123" draw:text-style-name="P5" draw:layer="layout" svg:width="1.205cm" svg:height="0.725cm" svg:x="-12.59cm" svg:y="-4.767cm">
          <draw:text-box draw:corner-radius="0.151cm">
            <text:p text:style-name="P4"><text:span text:style-name="T3">0xF</text:span></text:p>
          </draw:text-box>
        </draw:frame>
        <draw:frame draw:style-name="gr86" draw:text-style-name="P5" draw:layer="layout" svg:width="1.349cm" svg:height="0.725cm" svg:x="-10.726cm" svg:y="-5.791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121cm" svg:y="-5.04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821cm -3.9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8.278cm" svg:y="-5.023cm">
              <draw:text-box>
                <text:p text:style-name="P4"><text:span text:style-name="T3">D</text:span></text:p>
              </draw:text-box>
            </draw:frame>
            <draw:frame draw:style-name="gr84" draw:text-style-name="P5" draw:layer="layout" svg:width="0.832cm" svg:height="0.725cm" svg:x="-7.777cm" svg:y="-5.022cm">
              <draw:text-box>
                <text:p text:style-name="P4"><text:span text:style-name="T3">Q</text:span></text:p>
              </draw:text-box>
            </draw:frame>
          </draw:g>
        </draw:g>
        <draw:frame draw:style-name="gr89" draw:text-style-name="P5" draw:layer="layout" svg:width="1.281cm" svg:height="0.725cm" svg:x="-9.359cm" svg:y="-4.166cm">
          <draw:text-box>
            <text:p text:style-name="P4"><text:span text:style-name="T3">clk</text:span></text:p>
          </draw:text-box>
        </draw:frame>
        <draw:line draw:style-name="gr81" draw:text-style-name="P3" draw:layer="layout" svg:x1="-8.395cm" svg:y1="-3.82cm" svg:x2="-8.114cm" svg:y2="-3.82cm">
          <text:p/>
        </draw:line>
        <draw:frame draw:style-name="gr95" draw:text-style-name="P5" draw:layer="layout" svg:width="0.786cm" svg:height="0.725cm" svg:x="-8.293cm" svg:y="-4.569cm">
          <draw:text-box>
            <text:p text:style-name="P4"><text:span text:style-name="T3">E</text:span></text:p>
          </draw:text-box>
        </draw:frame>
        <draw:line draw:style-name="gr81" draw:text-style-name="P3" draw:layer="layout" svg:x1="-8.121cm" svg:y1="-4.684cm" svg:x2="-9.604cm" svg:y2="-4.684cm">
          <text:p/>
        </draw:line>
        <draw:frame draw:style-name="gr86" draw:text-style-name="P5" draw:layer="layout" svg:width="1.349cm" svg:height="0.725cm" svg:x="-8.278cm" svg:y="-5.77cm">
          <draw:text-box>
            <text:p text:style-name="P4"><text:span text:style-name="T3">reg4</text:span></text:p>
          </draw:text-box>
        </draw:frame>
        <draw:frame draw:style-name="gr96" draw:text-style-name="P5" draw:layer="layout" svg:width="1.425cm" svg:height="0.725cm" svg:x="-9.604cm" svg:y="-4.589cm">
          <draw:text-box>
            <text:p text:style-name="P4"><text:span text:style-name="T3">cond</text:span></text:p>
          </draw:text-box>
        </draw:frame>
        <draw:line draw:style-name="gr81" draw:text-style-name="P3" draw:layer="layout" svg:x1="-8.392cm" svg:y1="-4.219cm" svg:x2="-8.111cm" svg:y2="-4.219cm">
          <text:p/>
        </draw:line>
        <draw:line draw:style-name="gr81" draw:text-style-name="P3" draw:layer="layout" svg:x1="-7.148cm" svg:y1="-4.644cm" svg:x2="-6.533cm" svg:y2="-4.644cm">
          <text:p/>
        </draw:line>
        <draw:line draw:style-name="gr81" draw:text-style-name="P3" draw:layer="layout" svg:x1="-6.897cm" svg:y1="-4.468cm" svg:x2="-6.716cm" svg:y2="-4.829cm">
          <text:p/>
        </draw:line>
        <draw:frame draw:style-name="gr89" draw:text-style-name="P5" draw:layer="layout" svg:width="1.281cm" svg:height="0.725cm" svg:x="-7.471cm" svg:y="-4.569cm">
          <draw:text-box>
            <text:p text:style-name="P4"><text:span text:style-name="T3">4</text:span></text:p>
          </draw:text-box>
        </draw:frame>
        <draw:line draw:style-name="gr81" draw:text-style-name="P3" draw:layer="layout" svg:x1="-6.896cm" svg:y1="-4.467cm" svg:x2="-6.715cm" svg:y2="-4.82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683cm" svg:y="-11.7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383cm -10.6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84cm" svg:y="-11.706cm">
              <draw:text-box>
                <text:p text:style-name="P4"><text:span text:style-name="T3">D</text:span></text:p>
              </draw:text-box>
            </draw:frame>
            <draw:frame draw:style-name="gr84" draw:text-style-name="P5" draw:layer="layout" svg:width="0.832cm" svg:height="0.725cm" svg:x="-7.339cm" svg:y="-11.705cm">
              <draw:text-box>
                <text:p text:style-name="P4"><text:span text:style-name="T3">Q</text:span></text:p>
              </draw:text-box>
            </draw:frame>
          </draw:g>
          <draw:frame draw:style-name="gr87" draw:text-style-name="P18" draw:layer="layout" svg:width="1.205cm" svg:height="0.725cm" svg:x="-7.783cm" svg:y="-10.527cm">
            <draw:text-box>
              <text:p text:style-name="P4"><text:span text:style-name="T9">CLR</text:span></text:p>
            </draw:text-box>
          </draw:frame>
        </draw:g>
        <draw:frame draw:style-name="gr89" draw:text-style-name="P5" draw:layer="layout" svg:width="1.281cm" svg:height="0.725cm" svg:x="-8.921cm" svg:y="-10.849cm">
          <draw:text-box>
            <text:p text:style-name="P4"><text:span text:style-name="T3">clk</text:span></text:p>
          </draw:text-box>
        </draw:frame>
        <draw:line draw:style-name="gr81" draw:text-style-name="P3" draw:layer="layout" svg:x1="-7.957cm" svg:y1="-10.503cm" svg:x2="-7.676cm" svg:y2="-10.503cm">
          <text:p/>
        </draw:line>
        <draw:line draw:style-name="gr81" draw:text-style-name="P3" draw:layer="layout" svg:x1="-7.172cm" svg:y1="-9.981cm" svg:x2="-7.172cm" svg:y2="-9.452cm">
          <text:p/>
        </draw:line>
        <draw:frame draw:style-name="gr88" draw:text-style-name="P5" draw:layer="layout" svg:width="1.446cm" svg:height="0.725cm" svg:x="-7.924cm" svg:y="-9.515cm">
          <draw:text-box>
            <text:p text:style-name="P4"><text:span text:style-name="T3">reset</text:span></text:p>
          </draw:text-box>
        </draw:frame>
        <draw:frame draw:style-name="gr95" draw:text-style-name="P5" draw:layer="layout" svg:width="0.786cm" svg:height="0.725cm" svg:x="-7.855cm" svg:y="-11.252cm">
          <draw:text-box>
            <text:p text:style-name="P4"><text:span text:style-name="T3">E</text:span></text:p>
          </draw:text-box>
        </draw:frame>
        <draw:line draw:style-name="gr81" draw:text-style-name="P3" draw:layer="layout" svg:x1="-8.921cm" svg:y1="-10.906cm" svg:x2="-7.698cm" svg:y2="-10.906cm">
          <text:p/>
        </draw:line>
        <draw:line draw:style-name="gr81" draw:text-style-name="P3" draw:layer="layout" svg:x1="-7.683cm" svg:y1="-11.367cm" svg:x2="-7.855cm" svg:y2="-11.367cm">
          <text:p/>
        </draw:line>
        <draw:g>
          <draw:g>
            <draw:rect draw:style-name="gr2" draw:text-style-name="P3" draw:layer="layout" svg:width="1cm" svg:height="1.747cm" svg:x="-17.919cm" svg:y="-10.87cm">
              <text:p/>
            </draw:rect>
            <draw:custom-shape draw:style-name="gr40" draw:text-style-name="P13" draw:layer="layout" svg:width="0.3cm" svg:height="0.3cm" draw:transform="rotate (-1.57079632679579) translate (-17.619cm -9.6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076cm" svg:y="-10.848cm">
            <draw:text-box>
              <text:p text:style-name="P4"><text:span text:style-name="T3">D</text:span></text:p>
            </draw:text-box>
          </draw:frame>
          <draw:frame draw:style-name="gr84" draw:text-style-name="P5" draw:layer="layout" svg:width="0.832cm" svg:height="0.725cm" svg:x="-17.575cm" svg:y="-10.847cm">
            <draw:text-box>
              <text:p text:style-name="P4"><text:span text:style-name="T3">Q</text:span></text:p>
            </draw:text-box>
          </draw:frame>
        </draw:g>
        <draw:frame draw:style-name="gr86" draw:text-style-name="P5" draw:layer="layout" svg:width="1.349cm" svg:height="0.725cm" svg:x="-18.076cm" svg:y="-11.595cm">
          <draw:text-box>
            <text:p text:style-name="P4"><text:span text:style-name="T3">reg1</text:span></text:p>
          </draw:text-box>
        </draw:frame>
        <draw:g>
          <draw:g>
            <draw:rect draw:style-name="gr2" draw:text-style-name="P3" draw:layer="layout" svg:width="1cm" svg:height="1.747cm" svg:x="-17.918cm" svg:y="-10.869cm">
              <text:p/>
            </draw:rect>
            <draw:custom-shape draw:style-name="gr40" draw:text-style-name="P13" draw:layer="layout" svg:width="0.3cm" svg:height="0.3cm" draw:transform="rotate (-1.57079632679579) translate (-17.618cm -9.6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075cm" svg:y="-10.847cm">
            <draw:text-box>
              <text:p text:style-name="P4"><text:span text:style-name="T3">D</text:span></text:p>
            </draw:text-box>
          </draw:frame>
          <draw:frame draw:style-name="gr84" draw:text-style-name="P5" draw:layer="layout" svg:width="0.832cm" svg:height="0.725cm" svg:x="-17.574cm" svg:y="-10.846cm">
            <draw:text-box>
              <text:p text:style-name="P4"><text:span text:style-name="T3">Q</text:span></text:p>
            </draw:text-box>
          </draw:frame>
        </draw:g>
        <draw:frame draw:style-name="gr89" draw:text-style-name="P5" draw:layer="layout" svg:width="1.281cm" svg:height="0.725cm" svg:x="-19.199cm" svg:y="-9.863cm">
          <draw:text-box>
            <text:p text:style-name="P4"><text:span text:style-name="T3">clk</text:span></text:p>
          </draw:text-box>
        </draw:frame>
        <draw:line draw:style-name="gr81" draw:text-style-name="P3" draw:layer="layout" svg:x1="-18.199cm" svg:y1="-9.517cm" svg:x2="-17.918cm" svg:y2="-9.517cm">
          <text:p/>
        </draw:line>
        <draw:line draw:style-name="gr81" draw:text-style-name="P3" draw:layer="layout" svg:x1="-18.533cm" svg:y1="-10.473cm" svg:x2="-17.918cm" svg:y2="-10.473cm">
          <text:p/>
        </draw:line>
        <draw:line draw:style-name="gr81" draw:text-style-name="P3" draw:layer="layout" svg:x1="-18.282cm" svg:y1="-10.297cm" svg:x2="-18.101cm" svg:y2="-10.658cm">
          <text:p/>
        </draw:line>
        <draw:frame draw:style-name="gr89" draw:text-style-name="P5" draw:layer="layout" svg:width="1.281cm" svg:height="0.725cm" svg:x="-18.856cm" svg:y="-10.398cm">
          <draw:text-box>
            <text:p text:style-name="P4"><text:span text:style-name="T3">4</text:span></text:p>
          </draw:text-box>
        </draw:frame>
        <draw:line draw:style-name="gr81" draw:text-style-name="P3" draw:layer="layout" svg:x1="-18.532cm" svg:y1="-10.472cm" svg:x2="-17.917cm" svg:y2="-10.472cm">
          <text:p/>
        </draw:line>
        <draw:line draw:style-name="gr81" draw:text-style-name="P3" draw:layer="layout" svg:x1="-18.281cm" svg:y1="-10.296cm" svg:x2="-18.1cm" svg:y2="-10.657cm">
          <text:p/>
        </draw:line>
        <draw:line draw:style-name="gr81" draw:text-style-name="P3" draw:layer="layout" svg:x1="-15.381cm" svg:y1="-10.316cm" svg:x2="-15.2cm" svg:y2="-10.677cm">
          <text:p/>
        </draw:line>
        <draw:frame draw:style-name="gr89" draw:text-style-name="P5" draw:layer="layout" svg:width="1.281cm" svg:height="0.725cm" svg:x="-15.955cm" svg:y="-10.417cm">
          <draw:text-box>
            <text:p text:style-name="P4"><text:span text:style-name="T3">4</text:span></text:p>
          </draw:text-box>
        </draw:frame>
        <draw:line draw:style-name="gr81" draw:text-style-name="P3" draw:layer="layout" svg:x1="-15.631cm" svg:y1="-10.491cm" svg:x2="-14.661cm" svg:y2="-10.491cm">
          <text:p/>
        </draw:line>
        <draw:line draw:style-name="gr81" draw:text-style-name="P3" draw:layer="layout" svg:x1="-15.38cm" svg:y1="-10.315cm" svg:x2="-15.199cm" svg:y2="-10.676cm">
          <text:p/>
        </draw:line>
        <draw:g>
          <draw:g>
            <draw:rect draw:style-name="gr2" draw:text-style-name="P3" draw:layer="layout" svg:width="1cm" svg:height="1.747cm" svg:x="-12.994cm" svg:y="-11.092cm">
              <text:p/>
            </draw:rect>
            <draw:custom-shape draw:style-name="gr40" draw:text-style-name="P13" draw:layer="layout" svg:width="0.3cm" svg:height="0.3cm" draw:transform="rotate (-1.57079632679579) translate (-12.694cm -9.8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151cm" svg:y="-11.07cm">
            <draw:text-box>
              <text:p text:style-name="P4"><text:span text:style-name="T3">D</text:span></text:p>
            </draw:text-box>
          </draw:frame>
          <draw:frame draw:style-name="gr84" draw:text-style-name="P5" draw:layer="layout" svg:width="0.832cm" svg:height="0.725cm" svg:x="-12.65cm" svg:y="-11.069cm">
            <draw:text-box>
              <text:p text:style-name="P4"><text:span text:style-name="T3">Q</text:span></text:p>
            </draw:text-box>
          </draw:frame>
        </draw:g>
        <draw:frame draw:style-name="gr86" draw:text-style-name="P5" draw:layer="layout" svg:width="1.349cm" svg:height="0.725cm" svg:x="-13.151cm" svg:y="-11.817cm">
          <draw:text-box>
            <text:p text:style-name="P4"><text:span text:style-name="T3">reg2</text:span></text:p>
          </draw:text-box>
        </draw:frame>
        <draw:g>
          <draw:g>
            <draw:rect draw:style-name="gr2" draw:text-style-name="P3" draw:layer="layout" svg:width="1cm" svg:height="1.747cm" svg:x="-12.993cm" svg:y="-11.091cm">
              <text:p/>
            </draw:rect>
            <draw:custom-shape draw:style-name="gr40" draw:text-style-name="P13" draw:layer="layout" svg:width="0.3cm" svg:height="0.3cm" draw:transform="rotate (-1.57079632679579) translate (-12.693cm -9.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15cm" svg:y="-11.069cm">
            <draw:text-box>
              <text:p text:style-name="P4"><text:span text:style-name="T3">D</text:span></text:p>
            </draw:text-box>
          </draw:frame>
          <draw:frame draw:style-name="gr84" draw:text-style-name="P5" draw:layer="layout" svg:width="0.832cm" svg:height="0.725cm" svg:x="-12.649cm" svg:y="-11.068cm">
            <draw:text-box>
              <text:p text:style-name="P4"><text:span text:style-name="T3">Q</text:span></text:p>
            </draw:text-box>
          </draw:frame>
        </draw:g>
        <draw:frame draw:style-name="gr89" draw:text-style-name="P5" draw:layer="layout" svg:width="1.281cm" svg:height="0.725cm" svg:x="-14.255cm" svg:y="-10.104cm">
          <draw:text-box>
            <text:p text:style-name="P4"><text:span text:style-name="T3">clk</text:span></text:p>
          </draw:text-box>
        </draw:frame>
        <draw:line draw:style-name="gr81" draw:text-style-name="P3" draw:layer="layout" svg:x1="-13.274cm" svg:y1="-9.739cm" svg:x2="-12.993cm" svg:y2="-9.739cm">
          <text:p/>
        </draw:line>
        <draw:line draw:style-name="gr81" draw:text-style-name="P3" draw:layer="layout" svg:x1="-13.608cm" svg:y1="-10.695cm" svg:x2="-12.993cm" svg:y2="-10.695cm">
          <text:p/>
        </draw:line>
        <draw:line draw:style-name="gr81" draw:text-style-name="P3" draw:layer="layout" svg:x1="-13.357cm" svg:y1="-10.519cm" svg:x2="-13.176cm" svg:y2="-10.88cm">
          <text:p/>
        </draw:line>
        <draw:frame draw:style-name="gr89" draw:text-style-name="P5" draw:layer="layout" svg:width="1.281cm" svg:height="0.725cm" svg:x="-13.931cm" svg:y="-10.62cm">
          <draw:text-box>
            <text:p text:style-name="P4"><text:span text:style-name="T3">4</text:span></text:p>
          </draw:text-box>
        </draw:frame>
        <draw:line draw:style-name="gr81" draw:text-style-name="P3" draw:layer="layout" svg:x1="-13.968cm" svg:y1="-10.694cm" svg:x2="-12.992cm" svg:y2="-10.694cm">
          <text:p/>
        </draw:line>
        <draw:line draw:style-name="gr81" draw:text-style-name="P3" draw:layer="layout" svg:x1="-13.356cm" svg:y1="-10.518cm" svg:x2="-13.175cm" svg:y2="-10.879cm">
          <text:p/>
        </draw:line>
        <draw:path draw:style-name="gr93" draw:text-style-name="P13" draw:layer="layout" svg:width="0.749cm" svg:height="0.749cm" svg:x="-14.718cm" svg:y="-11.041cm" svg:viewBox="0 0 750 750" svg:d="M375 0c213 0 375 162 375 375s-162 375-375 375-375-162-375-375 162-375 375-375z">
          <text:p text:style-name="P13">+</text:p>
        </draw:path>
        <draw:line draw:style-name="gr81" draw:text-style-name="P3" draw:layer="layout" svg:x1="-14.624cm" svg:y1="-10.923cm" svg:x2="-14.874cm" svg:y2="-10.923cm">
          <text:p/>
        </draw:line>
        <draw:frame draw:style-name="gr89" draw:text-style-name="P5" draw:layer="layout" svg:width="1.281cm" svg:height="0.725cm" svg:x="-15.65cm" svg:y="-11.285cm">
          <draw:text-box>
            <text:p text:style-name="P4"><text:span text:style-name="T3">1</text:span></text:p>
          </draw:text-box>
        </draw:frame>
        <draw:line draw:style-name="gr81" draw:text-style-name="P3" draw:layer="layout" svg:x1="-10.282cm" svg:y1="-10.557cm" svg:x2="-10.101cm" svg:y2="-10.918cm">
          <text:p/>
        </draw:line>
        <draw:frame draw:style-name="gr89" draw:text-style-name="P5" draw:layer="layout" svg:width="1.281cm" svg:height="0.725cm" svg:x="-10.856cm" svg:y="-10.658cm">
          <draw:text-box>
            <text:p text:style-name="P4"><text:span text:style-name="T3">4</text:span></text:p>
          </draw:text-box>
        </draw:frame>
        <draw:line draw:style-name="gr81" draw:text-style-name="P3" draw:layer="layout" svg:x1="-10.532cm" svg:y1="-10.732cm" svg:x2="-9.562cm" svg:y2="-10.732cm">
          <text:p/>
        </draw:line>
        <draw:line draw:style-name="gr81" draw:text-style-name="P3" draw:layer="layout" svg:x1="-10.281cm" svg:y1="-10.556cm" svg:x2="-10.1cm" svg:y2="-10.917cm">
          <text:p/>
        </draw:line>
        <draw:path draw:style-name="gr93" draw:text-style-name="P13" draw:layer="layout" svg:width="0.749cm" svg:height="0.749cm" svg:x="-9.619cm" svg:y="-11.282cm" svg:viewBox="0 0 750 750" svg:d="M375 0c213 0 375 162 375 375s-162 375-375 375-375-162-375-375 162-375 375-375z">
          <text:p text:style-name="P13">=</text:p>
        </draw:path>
        <draw:line draw:style-name="gr81" draw:text-style-name="P3" draw:layer="layout" svg:x1="-9.525cm" svg:y1="-11.164cm" svg:x2="-9.775cm" svg:y2="-11.164cm">
          <text:p/>
        </draw:line>
        <draw:frame draw:style-name="gr89" draw:text-style-name="P5" draw:layer="layout" svg:width="1.281cm" svg:height="0.725cm" svg:x="-10.551cm" svg:y="-11.526cm">
          <draw:text-box>
            <text:p text:style-name="P4"><text:span text:style-name="T3">5</text:span></text:p>
          </draw:text-box>
        </draw:frame>
        <draw:frame draw:style-name="gr89" draw:text-style-name="P5" draw:layer="layout" svg:width="1.281cm" svg:height="0.725cm" svg:x="-8.92cm" svg:y="-11.728cm">
          <draw:text-box>
            <text:p text:style-name="P4"><text:span text:style-name="T3">0xF</text:span></text:p>
          </draw:text-box>
        </draw:frame>
        <draw:frame draw:style-name="gr86" draw:text-style-name="P5" draw:layer="layout" svg:width="1.349cm" svg:height="0.725cm" svg:x="-7.84cm" svg:y="-12.453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35cm" svg:y="-11.707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3.735cm -10.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4.192cm" svg:y="-11.685cm">
              <draw:text-box>
                <text:p text:style-name="P4"><text:span text:style-name="T3">D</text:span></text:p>
              </draw:text-box>
            </draw:frame>
            <draw:frame draw:style-name="gr84" draw:text-style-name="P5" draw:layer="layout" svg:width="0.832cm" svg:height="0.725cm" svg:x="-3.691cm" svg:y="-11.684cm">
              <draw:text-box>
                <text:p text:style-name="P4"><text:span text:style-name="T3">Q</text:span></text:p>
              </draw:text-box>
            </draw:frame>
          </draw:g>
        </draw:g>
        <draw:frame draw:style-name="gr89" draw:text-style-name="P5" draw:layer="layout" svg:width="1.281cm" svg:height="0.725cm" svg:x="-5.273cm" svg:y="-10.828cm">
          <draw:text-box>
            <text:p text:style-name="P4"><text:span text:style-name="T3">clk</text:span></text:p>
          </draw:text-box>
        </draw:frame>
        <draw:line draw:style-name="gr81" draw:text-style-name="P3" draw:layer="layout" svg:x1="-4.309cm" svg:y1="-10.482cm" svg:x2="-4.028cm" svg:y2="-10.482cm">
          <text:p/>
        </draw:line>
        <draw:frame draw:style-name="gr95" draw:text-style-name="P5" draw:layer="layout" svg:width="0.786cm" svg:height="0.725cm" svg:x="-4.207cm" svg:y="-11.231cm">
          <draw:text-box>
            <text:p text:style-name="P4"><text:span text:style-name="T3">E</text:span></text:p>
          </draw:text-box>
        </draw:frame>
        <draw:line draw:style-name="gr81" draw:text-style-name="P3" draw:layer="layout" svg:x1="-4.035cm" svg:y1="-11.346cm" svg:x2="-5.518cm" svg:y2="-11.346cm">
          <text:p/>
        </draw:line>
        <draw:frame draw:style-name="gr86" draw:text-style-name="P5" draw:layer="layout" svg:width="1.349cm" svg:height="0.725cm" svg:x="-4.192cm" svg:y="-12.432cm">
          <draw:text-box>
            <text:p text:style-name="P4"><text:span text:style-name="T3">reg4</text:span></text:p>
          </draw:text-box>
        </draw:frame>
        <draw:frame draw:style-name="gr96" draw:text-style-name="P5" draw:layer="layout" svg:width="1.425cm" svg:height="0.725cm" svg:x="-5.518cm" svg:y="-11.251cm">
          <draw:text-box>
            <text:p text:style-name="P4"><text:span text:style-name="T3">cond</text:span></text:p>
          </draw:text-box>
        </draw:frame>
        <draw:line draw:style-name="gr81" draw:text-style-name="P3" draw:layer="layout" svg:x1="-4.306cm" svg:y1="-10.881cm" svg:x2="-4.025cm" svg:y2="-10.881cm">
          <text:p/>
        </draw:line>
        <draw:line draw:style-name="gr81" draw:text-style-name="P3" draw:layer="layout" svg:x1="-3.062cm" svg:y1="-11.306cm" svg:x2="-2.447cm" svg:y2="-11.306cm">
          <text:p/>
        </draw:line>
        <draw:line draw:style-name="gr81" draw:text-style-name="P3" draw:layer="layout" svg:x1="-2.811cm" svg:y1="-11.13cm" svg:x2="-2.63cm" svg:y2="-11.491cm">
          <text:p/>
        </draw:line>
        <draw:frame draw:style-name="gr89" draw:text-style-name="P5" draw:layer="layout" svg:width="1.281cm" svg:height="0.725cm" svg:x="-3.385cm" svg:y="-11.231cm">
          <draw:text-box>
            <text:p text:style-name="P4"><text:span text:style-name="T3">4</text:span></text:p>
          </draw:text-box>
        </draw:frame>
        <draw:line draw:style-name="gr81" draw:text-style-name="P3" draw:layer="layout" svg:x1="-2.81cm" svg:y1="-11.129cm" svg:x2="-2.629cm" svg:y2="-11.49cm">
          <text:p/>
        </draw:line>
        <draw:frame draw:style-name="gr86" draw:text-style-name="P5" draw:layer="layout" svg:width="1.349cm" svg:height="0.725cm" svg:x="-16.743cm" svg:y="-10.846cm">
          <draw:text-box>
            <text:p text:style-name="P4"><text:span text:style-name="T3">reg1</text:span></text:p>
          </draw:text-box>
        </draw:frame>
        <draw:custom-shape draw:style-name="gr100" draw:text-style-name="P3" draw:layer="layout" svg:width="1.443cm" svg:height="0.421cm" draw:transform="rotate (1.5707963267946) translate (-11.347cm -4.02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1.126cm" svg:y1="-5.269cm" svg:x2="-11.126cm" svg:y2="-5.869cm">
          <text:p/>
        </draw:line>
        <draw:line draw:style-name="gr81" draw:text-style-name="P3" draw:layer="layout" svg:x1="-10.926cm" svg:y1="-4.727cm" svg:x2="-10.569cm" svg:y2="-4.727cm">
          <text:p/>
        </draw:line>
        <draw:line draw:style-name="gr81" draw:text-style-name="P3" draw:layer="layout" svg:x1="-11.771cm" svg:y1="-5.869cm" svg:x2="-11.126cm" svg:y2="-5.869cm">
          <text:p/>
        </draw:line>
        <draw:line draw:style-name="gr81" draw:text-style-name="P3" draw:layer="layout" svg:x1="-12.77cm" svg:y1="-5.177cm" svg:x2="-11.347cm" svg:y2="-5.177cm">
          <text:p/>
        </draw:line>
        <draw:line draw:style-name="gr81" draw:text-style-name="P3" draw:layer="layout" svg:x1="-12.75cm" svg:y1="-5.149cm" svg:x2="-12.75cm" svg:y2="-5.722cm">
          <text:p/>
        </draw:line>
        <draw:g>
          <draw:g>
            <draw:rect draw:style-name="gr2" draw:text-style-name="P3" draw:layer="layout" svg:width="1cm" svg:height="1.989cm" svg:x="5.552cm" svg:y="26.711cm">
              <text:p/>
            </draw:rect>
            <draw:custom-shape draw:style-name="gr40" draw:text-style-name="P13" draw:layer="layout" svg:width="0.3cm" svg:height="0.3cm" draw:transform="rotate (-1.57079632679579) translate (5.852cm 27.90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5.395cm" svg:y="26.733cm">
            <draw:text-box>
              <text:p text:style-name="P4"><text:span text:style-name="T3">D</text:span></text:p>
            </draw:text-box>
          </draw:frame>
          <draw:frame draw:style-name="gr84" draw:text-style-name="P5" draw:layer="layout" svg:width="0.832cm" svg:height="0.725cm" svg:x="5.896cm" svg:y="26.734cm">
            <draw:text-box>
              <text:p text:style-name="P4"><text:span text:style-name="T3">Q</text:span></text:p>
            </draw:text-box>
          </draw:frame>
        </draw:g>
        <draw:frame draw:style-name="gr89" draw:text-style-name="P5" draw:layer="layout" svg:width="1.281cm" svg:height="0.725cm" svg:x="4.271cm" svg:y="27.733cm">
          <draw:text-box>
            <text:p text:style-name="P4"><text:span text:style-name="T3">clk</text:span></text:p>
          </draw:text-box>
        </draw:frame>
        <draw:line draw:style-name="gr81" draw:text-style-name="P3" draw:layer="layout" svg:x1="5.271cm" svg:y1="28.079cm" svg:x2="5.552cm" svg:y2="28.079cm">
          <text:p/>
        </draw:line>
        <draw:frame draw:style-name="gr95" draw:text-style-name="P5" draw:layer="layout" svg:width="0.786cm" svg:height="0.725cm" svg:x="5.386cm" svg:y="27.237cm">
          <draw:text-box>
            <text:p text:style-name="P4"><text:span text:style-name="T3">E</text:span></text:p>
          </draw:text-box>
        </draw:frame>
        <draw:frame draw:style-name="gr96" draw:text-style-name="P5" draw:layer="layout" svg:width="1.425cm" svg:height="0.725cm" svg:x="3.99cm" svg:y="27.237cm">
          <draw:text-box>
            <text:p text:style-name="P4"><text:span text:style-name="T3">cond</text:span></text:p>
          </draw:text-box>
        </draw:frame>
        <draw:line draw:style-name="gr81" draw:text-style-name="P3" draw:layer="layout" svg:x1="5.262cm" svg:y1="27.583cm" svg:x2="5.543cm" svg:y2="27.583cm">
          <text:p/>
        </draw:line>
        <draw:line draw:style-name="gr124" draw:text-style-name="P3" draw:layer="layout" svg:x1="5.552cm" svg:y1="27.084cm" svg:x2="3.733cm" svg:y2="27.084cm">
          <text:p/>
        </draw:line>
        <draw:line draw:style-name="gr81" draw:text-style-name="P3" draw:layer="layout" svg:x1="3.736cm" svg:y1="26.25cm" svg:x2="3.734cm" svg:y2="27.084cm">
          <text:p/>
        </draw:line>
        <draw:custom-shape draw:style-name="gr100" draw:text-style-name="P3" draw:layer="layout" svg:width="1.443cm" svg:height="0.421cm" draw:transform="rotate (1.5707963267946) translate (5.449cm 20.86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5.67cm" svg:y1="21.118cm" svg:x2="5.67cm" svg:y2="20.663cm">
          <text:p/>
        </draw:line>
        <draw:line draw:style-name="gr81" draw:text-style-name="P3" draw:layer="layout" svg:x1="5.87cm" svg:y1="20.16cm" svg:x2="6.227cm" svg:y2="20.16cm">
          <text:p/>
        </draw:line>
        <draw:line draw:style-name="gr81" draw:text-style-name="P3" draw:layer="layout" svg:x1="4.875cm" svg:y1="19.803cm" svg:x2="5.439cm" svg:y2="19.803cm">
          <text:p/>
        </draw:line>
        <draw:line draw:style-name="gr81" draw:text-style-name="P3" draw:layer="layout" svg:x1="4.885cm" svg:y1="20.479cm" svg:x2="5.449cm" svg:y2="20.479cm">
          <text:p/>
        </draw:line>
        <draw:frame draw:style-name="gr96" draw:text-style-name="P5" draw:layer="layout" svg:width="1.425cm" svg:height="0.725cm" svg:x="3.586cm" svg:y="20.116cm">
          <draw:text-box>
            <text:p text:style-name="P4"><text:span text:style-name="T3">True</text:span></text:p>
          </draw:text-box>
        </draw:frame>
        <draw:frame draw:style-name="gr120" draw:text-style-name="P5" draw:layer="layout" svg:width="1.539cm" svg:height="0.725cm" svg:x="3.53cm" svg:y="19.417cm">
          <draw:text-box>
            <text:p text:style-name="P4"><text:span text:style-name="T3">False</text:span></text:p>
          </draw:text-box>
        </draw:frame>
        <draw:frame draw:style-name="gr96" draw:text-style-name="P5" draw:layer="layout" svg:width="1.425cm" svg:height="0.725cm" svg:x="4.926cm" svg:y="21.125cm">
          <draw:text-box>
            <text:p text:style-name="P4"><text:span text:style-name="T3">cond</text:span></text:p>
          </draw:text-box>
        </draw:frame>
        <draw:frame draw:style-name="gr86" draw:text-style-name="P5" draw:layer="layout" svg:width="1.349cm" svg:height="0.725cm" svg:x="5.366cm" svg:y="28.077cm">
          <draw:text-box>
            <text:p text:style-name="P4"><text:span text:style-name="T3">CLR</text:span></text:p>
          </draw:text-box>
        </draw:frame>
        <draw:line draw:style-name="gr81" draw:text-style-name="P3" draw:layer="layout" svg:x1="6.01cm" svg:y1="28.7cm" svg:x2="6.01cm" svg:y2="29.229cm">
          <text:p/>
        </draw:line>
        <draw:g>
          <draw:rect draw:style-name="gr3" draw:text-style-name="P3" draw:layer="layout" svg:width="0.5cm" svg:height="0.5cm" svg:x="5.262cm" svg:y="29.011cm">
            <text:p/>
          </draw:rect>
          <draw:frame draw:style-name="gr77" draw:text-style-name="P5" draw:layer="layout" svg:width="2.437cm" svg:height="0.725cm" svg:x="2.911cm" svg:y="28.879cm">
            <draw:text-box>
              <text:p text:style-name="P4"><text:span text:style-name="T3">reset</text:span></text:p>
            </draw:text-box>
          </draw:frame>
        </draw:g>
        <draw:line draw:style-name="gr81" draw:text-style-name="P3" draw:layer="layout" svg:x1="5.762cm" svg:y1="29.226cm" svg:x2="6.01cm" svg:y2="29.23cm">
          <text:p/>
        </draw:line>
        <draw:g>
          <draw:g>
            <draw:rect draw:style-name="gr2" draw:text-style-name="P3" draw:layer="layout" svg:width="1cm" svg:height="1.747cm" svg:x="31.017cm" svg:y="31.396cm">
              <text:p/>
            </draw:rect>
            <draw:custom-shape draw:style-name="gr40" draw:text-style-name="P13" draw:layer="layout" svg:width="0.3cm" svg:height="0.3cm" draw:transform="rotate (-1.57079632679579) translate (31.317cm 32.5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0.86cm" svg:y="31.418cm">
            <draw:text-box>
              <text:p text:style-name="P4"><text:span text:style-name="T3">D</text:span></text:p>
            </draw:text-box>
          </draw:frame>
          <draw:frame draw:style-name="gr84" draw:text-style-name="P5" draw:layer="layout" svg:width="0.832cm" svg:height="0.725cm" svg:x="31.361cm" svg:y="31.419cm">
            <draw:text-box>
              <text:p text:style-name="P4"><text:span text:style-name="T3">Q</text:span></text:p>
            </draw:text-box>
          </draw:frame>
        </draw:g>
        <draw:frame draw:style-name="gr85" draw:text-style-name="P5" draw:layer="layout" svg:width="2.64cm" svg:height="0.725cm" svg:x="30.215cm" svg:y="30.671cm">
          <draw:text-box>
            <text:p text:style-name="P4"><text:span text:style-name="T3">myRegister</text:span></text:p>
          </draw:text-box>
        </draw:frame>
        <draw:frame draw:style-name="gr89" draw:text-style-name="P5" draw:layer="layout" svg:width="1.281cm" svg:height="0.725cm" svg:x="29.736cm" svg:y="32.418cm">
          <draw:text-box>
            <text:p text:style-name="P4"><text:span text:style-name="T3">clk</text:span></text:p>
          </draw:text-box>
        </draw:frame>
        <draw:line draw:style-name="gr81" draw:text-style-name="P3" draw:layer="layout" svg:x1="30.736cm" svg:y1="32.764cm" svg:x2="31.017cm" svg:y2="32.764cm">
          <text:p/>
        </draw:line>
        <draw:frame draw:style-name="gr92" draw:text-style-name="P5" draw:layer="layout" svg:width="2.242cm" svg:height="0.725cm" svg:x="24.274cm" svg:y="31.543cm">
          <draw:text-box>
            <text:p text:style-name="P4"><text:span text:style-name="T3">mySignal</text:span></text:p>
          </draw:text-box>
        </draw:frame>
        <draw:connector draw:style-name="gr8" draw:text-style-name="P3" draw:layer="layout" svg:x1="30.112cm" svg:y1="30.95cm" svg:x2="31.017cm" svg:y2="31.771cm" draw:start-shape="id102" draw:start-glue-point="2" svg:d="M30112 30950v681h905v140">
          <text:p/>
        </draw:connector>
        <draw:path draw:style-name="gr93" draw:text-style-name="P13" xml:id="id102" draw:id="id102" draw:layer="layout" svg:width="0.749cm" svg:height="0.749cm" svg:x="29.737cm" svg:y="30.2cm" svg:viewBox="0 0 750 750" svg:d="M375 0c213 0 375 162 375 375s-162 375-375 375-375-162-375-375 162-375 375-375z">
          <text:p text:style-name="P13">+</text:p>
        </draw:path>
        <draw:connector draw:style-name="gr8" draw:text-style-name="P3" draw:layer="layout" svg:x1="30.487cm" svg:y1="30.575cm" svg:x2="32.775cm" svg:y2="30.565cm" draw:start-shape="id102" draw:start-glue-point="1" svg:d="M30487 30575h1414v-10h874">
          <text:p/>
        </draw:connector>
        <draw:connector draw:style-name="gr8" draw:text-style-name="P3" draw:layer="layout" svg:x1="32.775cm" svg:y1="31.815cm" svg:x2="32.775cm" svg:y2="30.566cm" svg:d="M32775 31815v-1249">
          <text:p/>
        </draw:connector>
        <draw:line draw:style-name="gr81" draw:text-style-name="P3" draw:layer="layout" svg:x1="32.017cm" svg:y1="31.815cm" svg:x2="32.775cm" svg:y2="31.815cm">
          <text:p/>
        </draw:line>
        <draw:connector draw:style-name="gr8" draw:text-style-name="P3" draw:layer="layout" svg:x1="29.27cm" svg:y1="30.574cm" svg:x2="29.737cm" svg:y2="30.577cm" svg:d="M29270 30574h234v3h233">
          <text:p/>
        </draw:connector>
        <draw:frame draw:style-name="gr89" draw:text-style-name="P5" draw:layer="layout" svg:width="1.281cm" svg:height="0.725cm" svg:x="28.416cm" svg:y="30.2cm">
          <draw:text-box>
            <text:p text:style-name="P4"><text:span text:style-name="T3">1</text:span></text:p>
          </draw:text-box>
        </draw:frame>
        <draw:frame draw:style-name="gr94" draw:text-style-name="P5" draw:layer="layout" svg:width="4.617cm" svg:height="0.725cm" svg:x="37.57cm" svg:y="30.671cm">
          <draw:text-box>
            <text:p text:style-name="P4"><text:span text:style-name="T3">myRegisterWithReset</text:span></text:p>
          </draw:text-box>
        </draw:frame>
        <draw:path draw:style-name="gr93" draw:text-style-name="P13" draw:layer="layout" svg:width="0.749cm" svg:height="0.749cm" svg:x="37.139cm" svg:y="30.245cm" svg:viewBox="0 0 750 750" svg:d="M375 0c213 0 375 162 375 375s-162 375-375 375-375-162-375-375 162-375 375-375z">
          <text:p text:style-name="P13">+</text:p>
        </draw:path>
        <draw:line draw:style-name="gr81" draw:text-style-name="P3" draw:layer="layout" svg:x1="40.36cm" svg:y1="31.757cm" svg:x2="42.187cm" svg:y2="31.757cm">
          <text:p/>
        </draw:line>
        <draw:line draw:style-name="gr81" draw:text-style-name="P3" draw:layer="layout" svg:x1="41.007cm" svg:y1="31.957cm" svg:x2="41.188cm" svg:y2="31.596cm">
          <text:p/>
        </draw:line>
        <draw:frame draw:style-name="gr89" draw:text-style-name="P5" draw:layer="layout" svg:width="1.281cm" svg:height="0.725cm" svg:x="40.417cm" svg:y="31.872cm">
          <draw:text-box>
            <text:p text:style-name="P4"><text:span text:style-name="T3">4</text:span></text:p>
          </draw:text-box>
        </draw:frame>
        <draw:line draw:style-name="gr81" draw:text-style-name="P3" draw:layer="layout" svg:x1="32.357cm" svg:y1="31.98cm" svg:x2="32.538cm" svg:y2="31.619cm">
          <text:p/>
        </draw:line>
        <draw:frame draw:style-name="gr89" draw:text-style-name="P5" draw:layer="layout" svg:width="1.281cm" svg:height="0.725cm" svg:x="31.767cm" svg:y="31.895cm">
          <draw:text-box>
            <text:p text:style-name="P4"><text:span text:style-name="T3">4</text:span></text:p>
          </draw:text-box>
        </draw:frame>
        <draw:frame draw:style-name="gr95" draw:text-style-name="P5" draw:layer="layout" svg:width="0.786cm" svg:height="0.725cm" svg:x="30.851cm" svg:y="31.922cm">
          <draw:text-box>
            <text:p text:style-name="P4"><text:span text:style-name="T3">E</text:span></text:p>
          </draw:text-box>
        </draw:frame>
        <draw:line draw:style-name="gr81" draw:text-style-name="P3" draw:layer="layout" svg:x1="29.736cm" svg:y1="32.268cm" svg:x2="31.008cm" svg:y2="32.268cm">
          <text:p/>
        </draw:line>
        <draw:line draw:style-name="gr81" draw:text-style-name="P3" draw:layer="layout" svg:x1="42.188cm" svg:y1="30.62cm" svg:x2="42.188cm" svg:y2="31.757cm">
          <text:p/>
        </draw:line>
        <draw:line draw:style-name="gr81" draw:text-style-name="P3" draw:layer="layout" svg:x1="42.188cm" svg:y1="30.62cm" svg:x2="37.889cm" svg:y2="30.62cm">
          <text:p/>
        </draw:line>
        <draw:g>
          <draw:g>
            <draw:rect draw:style-name="gr2" draw:text-style-name="P3" draw:layer="layout" svg:width="1cm" svg:height="1.989cm" svg:x="39.33cm" svg:y="31.456cm">
              <text:p/>
            </draw:rect>
            <draw:custom-shape draw:style-name="gr40" draw:text-style-name="P13" draw:layer="layout" svg:width="0.3cm" svg:height="0.3cm" draw:transform="rotate (-1.57079632679579) translate (39.63cm 32.6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9.173cm" svg:y="31.478cm">
            <draw:text-box>
              <text:p text:style-name="P4"><text:span text:style-name="T3">D</text:span></text:p>
            </draw:text-box>
          </draw:frame>
          <draw:frame draw:style-name="gr84" draw:text-style-name="P5" draw:layer="layout" svg:width="0.832cm" svg:height="0.725cm" svg:x="39.674cm" svg:y="31.479cm">
            <draw:text-box>
              <text:p text:style-name="P4"><text:span text:style-name="T3">Q</text:span></text:p>
            </draw:text-box>
          </draw:frame>
        </draw:g>
        <draw:frame draw:style-name="gr89" draw:text-style-name="P5" draw:layer="layout" svg:width="1.281cm" svg:height="0.725cm" svg:x="38.049cm" svg:y="32.478cm">
          <draw:text-box>
            <text:p text:style-name="P4"><text:span text:style-name="T3">clk</text:span></text:p>
          </draw:text-box>
        </draw:frame>
        <draw:line draw:style-name="gr81" draw:text-style-name="P3" draw:layer="layout" svg:x1="39.049cm" svg:y1="32.824cm" svg:x2="39.33cm" svg:y2="32.824cm">
          <text:p/>
        </draw:line>
        <draw:frame draw:style-name="gr95" draw:text-style-name="P5" draw:layer="layout" svg:width="0.786cm" svg:height="0.725cm" svg:x="39.164cm" svg:y="31.982cm">
          <draw:text-box>
            <text:p text:style-name="P4"><text:span text:style-name="T3">E</text:span></text:p>
          </draw:text-box>
        </draw:frame>
        <draw:line draw:style-name="gr81" draw:text-style-name="P3" draw:layer="layout" svg:x1="39.33cm" svg:y1="31.829cm" svg:x2="37.511cm" svg:y2="31.829cm">
          <text:p/>
        </draw:line>
        <draw:line draw:style-name="gr81" draw:text-style-name="P3" draw:layer="layout" svg:x1="37.514cm" svg:y1="30.995cm" svg:x2="37.512cm" svg:y2="31.829cm">
          <text:p/>
        </draw:line>
        <draw:custom-shape draw:style-name="gr100" draw:text-style-name="P3" draw:layer="layout" svg:width="1.443cm" svg:height="0.421cm" draw:transform="rotate (1.5707963267946) translate (23.596cm 32.64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817cm" svg:y1="33.484cm" svg:x2="23.817cm" svg:y2="32.446cm">
          <text:p/>
        </draw:line>
        <draw:line draw:style-name="gr81" draw:text-style-name="P3" draw:layer="layout" svg:x1="24.017cm" svg:y1="31.943cm" svg:x2="24.374cm" svg:y2="31.943cm">
          <text:p/>
        </draw:line>
        <draw:line draw:style-name="gr81" draw:text-style-name="P3" draw:layer="layout" svg:x1="23.022cm" svg:y1="31.586cm" svg:x2="23.586cm" svg:y2="31.586cm">
          <text:p/>
        </draw:line>
        <draw:line draw:style-name="gr81" draw:text-style-name="P3" draw:layer="layout" svg:x1="23.032cm" svg:y1="32.262cm" svg:x2="23.596cm" svg:y2="32.262cm">
          <text:p/>
        </draw:line>
        <draw:frame draw:style-name="gr96" draw:text-style-name="P5" draw:layer="layout" svg:width="1.425cm" svg:height="0.725cm" svg:x="21.733cm" svg:y="31.899cm">
          <draw:text-box>
            <text:p text:style-name="P4"><text:span text:style-name="T3">True</text:span></text:p>
          </draw:text-box>
        </draw:frame>
        <draw:frame draw:style-name="gr120" draw:text-style-name="P5" draw:layer="layout" svg:width="1.539cm" svg:height="0.725cm" svg:x="21.677cm" svg:y="31.2cm">
          <draw:text-box>
            <text:p text:style-name="P4"><text:span text:style-name="T3">False</text:span></text:p>
          </draw:text-box>
        </draw:frame>
        <draw:frame draw:style-name="gr125" draw:text-style-name="P5" draw:layer="layout" svg:width="1.425cm" svg:height="1.185cm" svg:x="21.185cm" svg:y="32.873cm">
          <draw:text-box>
            <text:p text:style-name="P4"><text:span text:style-name="T3">cond</text:span></text:p>
          </draw:text-box>
        </draw:frame>
        <draw:frame draw:style-name="gr86" draw:text-style-name="P5" draw:layer="layout" svg:width="1.349cm" svg:height="0.725cm" svg:x="39.144cm" svg:y="32.822cm">
          <draw:text-box>
            <text:p text:style-name="P4"><text:span text:style-name="T3">CLR</text:span></text:p>
          </draw:text-box>
        </draw:frame>
        <draw:line draw:style-name="gr81" draw:text-style-name="P3" draw:layer="layout" svg:x1="39.788cm" svg:y1="33.445cm" svg:x2="39.788cm" svg:y2="33.974cm">
          <text:p/>
        </draw:line>
        <draw:g>
          <draw:rect draw:style-name="gr3" draw:text-style-name="P3" draw:layer="layout" svg:width="0.5cm" svg:height="0.5cm" svg:x="39.04cm" svg:y="33.756cm">
            <text:p/>
          </draw:rect>
          <draw:frame draw:style-name="gr77" draw:text-style-name="P5" draw:layer="layout" svg:width="2.437cm" svg:height="0.725cm" svg:x="36.689cm" svg:y="33.624cm">
            <draw:text-box>
              <text:p text:style-name="P4"><text:span text:style-name="T3">reset</text:span></text:p>
            </draw:text-box>
          </draw:frame>
        </draw:g>
        <draw:line draw:style-name="gr81" draw:text-style-name="P3" draw:layer="layout" svg:x1="39.54cm" svg:y1="33.971cm" svg:x2="39.788cm" svg:y2="33.975cm">
          <text:p/>
        </draw:line>
        <draw:rect draw:style-name="gr45" draw:text-style-name="P3" draw:layer="layout" svg:width="2.5cm" svg:height="1.233cm" svg:x="-7.35cm" svg:y="11.202cm">
          <text:p text:style-name="P3">*.scala</text:p>
        </draw:rect>
        <draw:line draw:style-name="gr50" draw:text-style-name="P3" draw:layer="layout" svg:x1="-6.15cm" svg:y1="12.435cm" svg:x2="-6.15cm" svg:y2="13.435cm">
          <text:p/>
        </draw:line>
        <draw:rect draw:style-name="gr45" draw:text-style-name="P3" draw:layer="layout" svg:width="5cm" svg:height="1.233cm" svg:x="-8.65cm" svg:y="16.419cm">
          <text:p text:style-name="P3">*.vhd / *.v</text:p>
        </draw:rect>
        <draw:line draw:style-name="gr50" draw:text-style-name="P3" draw:layer="layout" svg:x1="-8.2cm" svg:y1="17.652cm" svg:x2="-8.2cm" svg:y2="18.652cm">
          <text:p/>
        </draw:line>
        <draw:line draw:style-name="gr50" draw:text-style-name="P3" draw:layer="layout" svg:x1="-6.15cm" svg:y1="15.385cm" svg:x2="-6.15cm" svg:y2="16.485cm">
          <text:p/>
        </draw:line>
        <draw:custom-shape draw:style-name="gr32" draw:text-style-name="P19" draw:layer="layout" svg:width="3.75cm" svg:height="2.25cm" svg:x="-6.15cm" svg:y="18.569cm">
          <text:p text:style-name="P1"><text:span text:style-name="T10">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0.1cm" svg:y="18.569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4.2cm" svg:y1="17.652cm" svg:x2="-4.2cm" svg:y2="18.652cm">
          <text:p/>
        </draw:line>
        <draw:custom-shape draw:style-name="gr32" draw:text-style-name="P19" draw:layer="layout" svg:width="4.115cm" svg:height="2.116cm" svg:x="-8.2cm" svg:y="13.269cm">
          <text:p text:style-name="P1"><text:span text:style-name="T10">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4" draw:text-style-name="P3" draw:layer="layout" svg:x1="5.675cm" svg:y1="23.727cm" svg:x2="4.714cm" svg:y2="23.727cm">
          <text:p/>
        </draw:line>
        <draw:line draw:style-name="gr81" draw:text-style-name="P3" draw:layer="layout" svg:x1="4.714cm" svg:y1="22.893cm" svg:x2="4.712cm" svg:y2="23.727cm">
          <text:p/>
        </draw:line>
        <draw:line draw:style-name="gr81" draw:text-style-name="P3" draw:layer="layout" svg:x1="29.736cm" svg:y1="32.268cm" svg:x2="29.746cm" svg:y2="33.524cm">
          <text:p/>
        </draw:line>
        <draw:line draw:style-name="gr81" draw:text-style-name="P3" draw:layer="layout" svg:x1="38.091cm" svg:y1="33.484cm" svg:x2="22.41cm" svg:y2="33.484cm">
          <text:p/>
        </draw:line>
        <draw:line draw:style-name="gr81" draw:text-style-name="P3" draw:layer="layout" svg:x1="38.058cm" svg:y1="32.328cm" svg:x2="39.33cm" svg:y2="32.328cm">
          <text:p/>
        </draw:line>
        <draw:line draw:style-name="gr81" draw:text-style-name="P3" draw:layer="layout" svg:x1="38.091cm" svg:y1="32.328cm" svg:x2="38.091cm" svg:y2="33.484cm">
          <text:p/>
        </draw:line>
        <draw:frame draw:style-name="gr89" draw:text-style-name="P5" draw:layer="layout" svg:width="1.281cm" svg:height="0.725cm" svg:x="35.858cm" svg:y="30.27cm">
          <draw:text-box>
            <text:p text:style-name="P4"><text:span text:style-name="T3">1</text:span></text:p>
          </draw:text-box>
        </draw:frame>
        <draw:line draw:style-name="gr81" draw:text-style-name="P3" draw:layer="layout" svg:x1="36.712cm" svg:y1="30.62cm" svg:x2="37.139cm" svg:y2="30.62cm">
          <text:p/>
        </draw:line>
        <draw:frame draw:style-name="gr109" draw:text-style-name="P21" draw:layer="layout" svg:width="0.68cm" svg:height="0.839cm" svg:x="34.652cm" svg:y="15.023cm">
          <draw:text-box>
            <text:p><text:span text:style-name="T11">r</text:span></text:p>
          </draw:text-box>
        </draw:frame>
        <draw:path draw:style-name="gr110" draw:text-style-name="P13" draw:layer="layout" svg:width="0.749cm" svg:height="0.749cm" svg:x="35.652cm" svg:y="15.612cm" svg:viewBox="0 0 750 750" svg:d="M375 0c213 0 375 162 375 375s-162 375-375 375-375-162-375-375 162-375 375-375z">
          <text:p text:style-name="P13">x</text:p>
        </draw:path>
        <draw:frame draw:style-name="gr111" draw:text-style-name="P21" draw:layer="layout" svg:width="1.243cm" svg:height="0.839cm" svg:x="34.089cm" svg:y="16.023cm">
          <draw:text-box>
            <text:p><text:span text:style-name="T11">0.3</text:span></text:p>
          </draw:text-box>
        </draw:frame>
        <draw:line draw:style-name="gr81" draw:text-style-name="P3" draw:layer="layout" svg:x1="38.458cm" svg:y1="15.977cm" svg:x2="40.082cm" svg:y2="18.005cm">
          <text:p/>
        </draw:line>
        <draw:line draw:style-name="gr81" draw:text-style-name="P3" draw:layer="layout" svg:x1="35.2cm" svg:y1="16.394cm" svg:x2="35.7cm" svg:y2="16.112cm">
          <text:p/>
        </draw:line>
        <draw:line draw:style-name="gr81" draw:text-style-name="P3" draw:layer="layout" svg:x1="35.2cm" svg:y1="15.455cm" svg:x2="35.7cm" svg:y2="15.73cm">
          <text:p/>
        </draw:line>
        <draw:frame draw:style-name="gr112" draw:text-style-name="P21" draw:layer="layout" svg:width="0.798cm" svg:height="0.839cm" svg:x="34.627cm" svg:y="17.276cm">
          <draw:text-box>
            <text:p><text:span text:style-name="T11">g</text:span></text:p>
          </draw:text-box>
        </draw:frame>
        <draw:path draw:style-name="gr110" draw:text-style-name="P13" draw:layer="layout" svg:width="0.749cm" svg:height="0.749cm" svg:x="35.627cm" svg:y="17.865cm" svg:viewBox="0 0 750 750" svg:d="M375 0c213 0 375 162 375 375s-162 375-375 375-375-162-375-375 162-375 375-375z">
          <text:p text:style-name="P13">x</text:p>
        </draw:path>
        <draw:frame draw:style-name="gr111" draw:text-style-name="P21" draw:layer="layout" svg:width="1.243cm" svg:height="0.839cm" svg:x="34.064cm" svg:y="18.276cm">
          <draw:text-box>
            <text:p><text:span text:style-name="T11">0.4</text:span></text:p>
          </draw:text-box>
        </draw:frame>
        <draw:line draw:style-name="gr81" draw:text-style-name="P3" draw:layer="layout" svg:x1="38.458cm" svg:y1="18.25cm" svg:x2="39.934cm" svg:y2="18.236cm">
          <text:p/>
        </draw:line>
        <draw:line draw:style-name="gr81" draw:text-style-name="P3" draw:layer="layout" svg:x1="35.175cm" svg:y1="18.647cm" svg:x2="35.675cm" svg:y2="18.365cm">
          <text:p/>
        </draw:line>
        <draw:line draw:style-name="gr81" draw:text-style-name="P3" draw:layer="layout" svg:x1="35.175cm" svg:y1="17.708cm" svg:x2="35.675cm" svg:y2="17.983cm">
          <text:p/>
        </draw:line>
        <draw:frame draw:style-name="gr112" draw:text-style-name="P21" draw:layer="layout" svg:width="0.798cm" svg:height="0.839cm" svg:x="34.627cm" svg:y="19.515cm">
          <draw:text-box>
            <text:p><text:span text:style-name="T11">b</text:span></text:p>
          </draw:text-box>
        </draw:frame>
        <draw:path draw:style-name="gr110" draw:text-style-name="P13" draw:layer="layout" svg:width="0.749cm" svg:height="0.749cm" svg:x="35.627cm" svg:y="20.104cm" svg:viewBox="0 0 750 750" svg:d="M375 0c213 0 375 162 375 375s-162 375-375 375-375-162-375-375 162-375 375-375z">
          <text:p text:style-name="P13">x</text:p>
        </draw:path>
        <draw:frame draw:style-name="gr111" draw:text-style-name="P21" draw:layer="layout" svg:width="1.243cm" svg:height="0.839cm" svg:x="34.064cm" svg:y="20.515cm">
          <draw:text-box>
            <text:p><text:span text:style-name="T11">0.3</text:span></text:p>
          </draw:text-box>
        </draw:frame>
        <draw:line draw:style-name="gr81" draw:text-style-name="P3" draw:layer="layout" svg:x1="35.175cm" svg:y1="20.886cm" svg:x2="35.675cm" svg:y2="20.604cm">
          <text:p/>
        </draw:line>
        <draw:line draw:style-name="gr81" draw:text-style-name="P3" draw:layer="layout" svg:x1="35.175cm" svg:y1="19.947cm" svg:x2="35.675cm" svg:y2="20.222cm">
          <text:p/>
        </draw:line>
        <draw:line draw:style-name="gr81" draw:text-style-name="P3" draw:layer="layout" svg:x1="38.458cm" svg:y1="20.465cm" svg:x2="40.091cm" svg:y2="18.437cm">
          <text:p/>
        </draw:line>
        <draw:line draw:style-name="gr81" draw:text-style-name="P3" draw:layer="layout" svg:x1="40.684cm" svg:y1="18.236cm" svg:x2="41.282cm" svg:y2="18.236cm">
          <text:p/>
        </draw:line>
        <draw:frame draw:style-name="gr113" draw:text-style-name="P21" draw:layer="layout" svg:width="1.531cm" svg:height="0.839cm" svg:x="41.225cm" svg:y="17.824cm">
          <draw:text-box>
            <text:p><text:span text:style-name="T11">gray</text:span></text:p>
          </draw:text-box>
        </draw:frame>
        <draw:g>
          <draw:g>
            <draw:rect draw:style-name="gr2" draw:text-style-name="P3" draw:layer="layout" svg:width="1cm" svg:height="1.747cm" svg:x="37.457cm" svg:y="15.617cm">
              <text:p/>
            </draw:rect>
            <draw:custom-shape draw:style-name="gr40" draw:text-style-name="P13" draw:layer="layout" svg:width="0.3cm" svg:height="0.3cm" draw:transform="rotate (-1.57079632679579) translate (37.757cm 16.8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cm" svg:y="15.639cm">
            <draw:text-box>
              <text:p text:style-name="P4"><text:span text:style-name="T3">D</text:span></text:p>
            </draw:text-box>
          </draw:frame>
          <draw:frame draw:style-name="gr84" draw:text-style-name="P5" draw:layer="layout" svg:width="0.832cm" svg:height="0.725cm" svg:x="37.801cm" svg:y="15.64cm">
            <draw:text-box>
              <text:p text:style-name="P4"><text:span text:style-name="T3">Q</text:span></text:p>
            </draw:text-box>
          </draw:frame>
        </draw:g>
        <draw:g>
          <draw:g>
            <draw:rect draw:style-name="gr2" draw:text-style-name="P3" draw:layer="layout" svg:width="1cm" svg:height="1.747cm" svg:x="37.458cm" svg:y="15.618cm">
              <text:p/>
            </draw:rect>
            <draw:custom-shape draw:style-name="gr40" draw:text-style-name="P13" draw:layer="layout" svg:width="0.3cm" svg:height="0.3cm" draw:transform="rotate (-1.57079632679579) translate (37.758cm 16.8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15.64cm">
            <draw:text-box>
              <text:p text:style-name="P4"><text:span text:style-name="T3">D</text:span></text:p>
            </draw:text-box>
          </draw:frame>
          <draw:frame draw:style-name="gr84" draw:text-style-name="P5" draw:layer="layout" svg:width="0.832cm" svg:height="0.725cm" svg:x="37.802cm" svg:y="15.641cm">
            <draw:text-box>
              <text:p text:style-name="P4"><text:span text:style-name="T3">Q</text:span></text:p>
            </draw:text-box>
          </draw:frame>
        </draw:g>
        <draw:frame draw:style-name="gr89" draw:text-style-name="P5" draw:layer="layout" svg:width="1.281cm" svg:height="0.725cm" svg:x="36.177cm" svg:y="16.624cm">
          <draw:text-box>
            <text:p text:style-name="P4"><text:span text:style-name="T3">clk</text:span></text:p>
          </draw:text-box>
        </draw:frame>
        <draw:line draw:style-name="gr81" draw:text-style-name="P3" draw:layer="layout" svg:x1="37.177cm" svg:y1="16.97cm" svg:x2="37.458cm" svg:y2="16.97cm">
          <text:p/>
        </draw:line>
        <draw:line draw:style-name="gr81" draw:text-style-name="P3" draw:layer="layout" svg:x1="36.413cm" svg:y1="16.014cm" svg:x2="37.458cm" svg:y2="16.014cm">
          <text:p/>
        </draw:line>
        <draw:g>
          <draw:g>
            <draw:rect draw:style-name="gr2" draw:text-style-name="P3" draw:layer="layout" svg:width="1cm" svg:height="1.747cm" svg:x="37.457cm" svg:y="17.865cm">
              <text:p/>
            </draw:rect>
            <draw:custom-shape draw:style-name="gr40" draw:text-style-name="P13" draw:layer="layout" svg:width="0.3cm" svg:height="0.3cm" draw:transform="rotate (-1.57079632679579) translate (37.757cm 19.06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cm" svg:y="17.887cm">
            <draw:text-box>
              <text:p text:style-name="P4"><text:span text:style-name="T3">D</text:span></text:p>
            </draw:text-box>
          </draw:frame>
          <draw:frame draw:style-name="gr84" draw:text-style-name="P5" draw:layer="layout" svg:width="0.832cm" svg:height="0.725cm" svg:x="37.801cm" svg:y="17.888cm">
            <draw:text-box>
              <text:p text:style-name="P4"><text:span text:style-name="T3">Q</text:span></text:p>
            </draw:text-box>
          </draw:frame>
        </draw:g>
        <draw:g>
          <draw:g>
            <draw:rect draw:style-name="gr2" draw:text-style-name="P3" draw:layer="layout" svg:width="1cm" svg:height="1.747cm" svg:x="37.458cm" svg:y="17.866cm">
              <text:p/>
            </draw:rect>
            <draw:custom-shape draw:style-name="gr40" draw:text-style-name="P13" draw:layer="layout" svg:width="0.3cm" svg:height="0.3cm" draw:transform="rotate (-1.57079632679579) translate (37.758cm 19.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17.888cm">
            <draw:text-box>
              <text:p text:style-name="P4"><text:span text:style-name="T3">D</text:span></text:p>
            </draw:text-box>
          </draw:frame>
          <draw:frame draw:style-name="gr84" draw:text-style-name="P5" draw:layer="layout" svg:width="0.832cm" svg:height="0.725cm" svg:x="37.802cm" svg:y="17.889cm">
            <draw:text-box>
              <text:p text:style-name="P4"><text:span text:style-name="T3">Q</text:span></text:p>
            </draw:text-box>
          </draw:frame>
        </draw:g>
        <draw:frame draw:style-name="gr89" draw:text-style-name="P5" draw:layer="layout" svg:width="1.281cm" svg:height="0.725cm" svg:x="36.177cm" svg:y="18.872cm">
          <draw:text-box>
            <text:p text:style-name="P4"><text:span text:style-name="T3">clk</text:span></text:p>
          </draw:text-box>
        </draw:frame>
        <draw:line draw:style-name="gr81" draw:text-style-name="P3" draw:layer="layout" svg:x1="37.177cm" svg:y1="19.218cm" svg:x2="37.458cm" svg:y2="19.218cm">
          <text:p/>
        </draw:line>
        <draw:line draw:style-name="gr81" draw:text-style-name="P3" draw:layer="layout" svg:x1="36.413cm" svg:y1="18.262cm" svg:x2="37.458cm" svg:y2="18.262cm">
          <text:p/>
        </draw:line>
        <draw:g>
          <draw:g>
            <draw:rect draw:style-name="gr2" draw:text-style-name="P3" draw:layer="layout" svg:width="1cm" svg:height="1.747cm" svg:x="37.458cm" svg:y="20.104cm">
              <text:p/>
            </draw:rect>
            <draw:custom-shape draw:style-name="gr40" draw:text-style-name="P13" draw:layer="layout" svg:width="0.3cm" svg:height="0.3cm" draw:transform="rotate (-1.57079632679579) translate (37.758cm 21.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20.126cm">
            <draw:text-box>
              <text:p text:style-name="P4"><text:span text:style-name="T3">D</text:span></text:p>
            </draw:text-box>
          </draw:frame>
          <draw:frame draw:style-name="gr84" draw:text-style-name="P5" draw:layer="layout" svg:width="0.832cm" svg:height="0.725cm" svg:x="37.802cm" svg:y="20.127cm">
            <draw:text-box>
              <text:p text:style-name="P4"><text:span text:style-name="T3">Q</text:span></text:p>
            </draw:text-box>
          </draw:frame>
        </draw:g>
        <draw:g>
          <draw:g>
            <draw:rect draw:style-name="gr2" draw:text-style-name="P3" draw:layer="layout" svg:width="1cm" svg:height="1.747cm" svg:x="37.459cm" svg:y="20.105cm">
              <text:p/>
            </draw:rect>
            <draw:custom-shape draw:style-name="gr40" draw:text-style-name="P13" draw:layer="layout" svg:width="0.3cm" svg:height="0.3cm" draw:transform="rotate (-1.57079632679579) translate (37.759cm 21.3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2cm" svg:y="20.127cm">
            <draw:text-box>
              <text:p text:style-name="P4"><text:span text:style-name="T3">D</text:span></text:p>
            </draw:text-box>
          </draw:frame>
          <draw:frame draw:style-name="gr84" draw:text-style-name="P5" draw:layer="layout" svg:width="0.832cm" svg:height="0.725cm" svg:x="37.803cm" svg:y="20.128cm">
            <draw:text-box>
              <text:p text:style-name="P4"><text:span text:style-name="T3">Q</text:span></text:p>
            </draw:text-box>
          </draw:frame>
        </draw:g>
        <draw:frame draw:style-name="gr89" draw:text-style-name="P5" draw:layer="layout" svg:width="1.281cm" svg:height="0.725cm" svg:x="36.178cm" svg:y="21.111cm">
          <draw:text-box>
            <text:p text:style-name="P4"><text:span text:style-name="T3">clk</text:span></text:p>
          </draw:text-box>
        </draw:frame>
        <draw:line draw:style-name="gr81" draw:text-style-name="P3" draw:layer="layout" svg:x1="37.178cm" svg:y1="21.457cm" svg:x2="37.459cm" svg:y2="21.457cm">
          <text:p/>
        </draw:line>
        <draw:line draw:style-name="gr81" draw:text-style-name="P3" draw:layer="layout" svg:x1="36.414cm" svg:y1="20.501cm" svg:x2="37.459cm" svg:y2="20.501cm">
          <text:p/>
        </draw:line>
        <draw:path draw:style-name="gr93" draw:text-style-name="P13" draw:layer="layout" svg:width="0.749cm" svg:height="0.749cm" svg:x="39.934cm" svg:y="17.861cm" svg:viewBox="0 0 750 750" svg:d="M375 0c213 0 375 162 375 375s-162 375-375 375-375-162-375-375 162-375 375-375z">
          <text:p text:style-name="P13">+</text:p>
        </draw:path>
        <draw:rect draw:style-name="gr126" draw:text-style-name="P3" draw:layer="layout" svg:width="3.46cm" svg:height="2.142cm" svg:x="35.425cm" svg:y="19.903cm">
          <text:p/>
        </draw:rect>
      </draw:page>
      <draw:page draw:name="page3" draw:style-name="dp1" draw:master-page-name="Standard">
        <draw:rect draw:style-name="gr1" draw:text-style-name="P2" draw:layer="layout" svg:width="3.75cm" svg:height="1cm" svg:x="21.577cm" svg:y="-10.259cm">
          <text:p text:style-name="P1"><text:span text:style-name="T1">UartCtrl</text:span></text:p>
        </draw:rect>
        <draw:rect draw:style-name="gr2" draw:text-style-name="P3" draw:layer="layout" svg:width="3.75cm" svg:height="2cm" svg:x="21.577cm" svg:y="-9.259cm">
          <text:p/>
        </draw:rect>
        <draw:g xml:id="id105" draw:id="id105">
          <draw:rect draw:style-name="gr3" draw:text-style-name="P3" draw:layer="layout" svg:width="0.5cm" svg:height="0.5cm" svg:x="21.369cm" svg:y="-8.877cm">
            <text:p/>
          </draw:rect>
          <draw:frame draw:style-name="gr5" draw:text-style-name="P5" draw:layer="layout" svg:width="2.471cm" svg:height="0.725cm" svg:x="21.869cm" svg:y="-9.009cm">
            <draw:text-box>
              <text:p text:style-name="P4"><text:span text:style-name="T3">config</text:span></text:p>
            </draw:text-box>
          </draw:frame>
        </draw:g>
        <draw:g xml:id="id106" draw:id="id106">
          <draw:rect draw:style-name="gr3" draw:text-style-name="P3" draw:layer="layout" svg:width="0.5cm" svg:height="0.5cm" svg:x="21.356cm" svg:y="-8.177cm">
            <text:p/>
          </draw:rect>
          <draw:frame draw:style-name="gr5" draw:text-style-name="P5" draw:layer="layout" svg:width="2.471cm" svg:height="0.725cm" svg:x="21.856cm" svg:y="-8.309cm">
            <draw:text-box>
              <text:p text:style-name="P4"><text:span text:style-name="T3">write</text:span></text:p>
            </draw:text-box>
          </draw:frame>
        </draw:g>
        <draw:g xml:id="id108" draw:id="id108">
          <draw:rect draw:style-name="gr3" draw:text-style-name="P3" draw:layer="layout" svg:width="0.5cm" svg:height="0.5cm" svg:x="25.077cm" svg:y="-8.177cm">
            <text:p/>
          </draw:rect>
          <draw:frame draw:style-name="gr4" draw:text-style-name="P5" draw:layer="layout" svg:width="2.246cm" svg:height="0.725cm" svg:x="22.917cm" svg:y="-8.309cm">
            <draw:text-box>
              <text:p text:style-name="P4"><text:span text:style-name="T3">read</text:span></text:p>
            </draw:text-box>
          </draw:frame>
        </draw:g>
        <draw:g xml:id="id104" draw:id="id104">
          <draw:rect draw:style-name="gr3" draw:text-style-name="P3" draw:layer="layout" svg:width="0.5cm" svg:height="0.5cm" svg:x="25.077cm" svg:y="-8.877cm">
            <text:p/>
          </draw:rect>
          <draw:frame draw:style-name="gr4" draw:text-style-name="P5" draw:layer="layout" svg:width="2.246cm" svg:height="0.725cm" svg:x="22.917cm" svg:y="-9.009cm">
            <draw:text-box>
              <text:p text:style-name="P4"><text:span text:style-name="T3">uart</text:span></text:p>
            </draw:text-box>
          </draw:frame>
        </draw:g>
        <draw:connector draw:style-name="gr8" draw:text-style-name="P3" draw:layer="layout" svg:x1="26.577cm" svg:y1="-8.647cm" svg:x2="25.577cm" svg:y2="-8.647cm" draw:start-shape="id103" draw:start-glue-point="3" draw:end-shape="id104" draw:end-glue-point="1" svg:d="M26577-8647h-1000">
          <text:p/>
        </draw:connector>
        <draw:g xml:id="id103" draw:id="id103">
          <draw:rect draw:style-name="gr3" draw:text-style-name="P3" draw:layer="layout" svg:width="0.5cm" svg:height="0.5cm" svg:x="26.577cm" svg:y="-8.877cm">
            <text:p/>
          </draw:rect>
          <draw:frame draw:style-name="gr5" draw:text-style-name="P5" draw:layer="layout" svg:width="2.471cm" svg:height="0.725cm" svg:x="27.077cm" svg:y="-9.009cm">
            <draw:text-box>
              <text:p text:style-name="P4"><text:span text:style-name="T3">uart</text:span></text:p>
            </draw:text-box>
          </draw:frame>
        </draw:g>
        <draw:g xml:id="id109" draw:id="id109">
          <draw:rect draw:style-name="gr3" draw:text-style-name="P3" draw:layer="layout" svg:width="0.5cm" svg:height="0.5cm" svg:x="17.971cm" svg:y="-4.195cm">
            <text:p/>
          </draw:rect>
          <draw:frame draw:style-name="gr4" draw:text-style-name="P5" draw:layer="layout" svg:width="2.246cm" svg:height="0.725cm" svg:x="15.811cm" svg:y="-4.327cm">
            <draw:text-box>
              <text:p text:style-name="P4"><text:span text:style-name="T3">bus</text:span></text:p>
            </draw:text-box>
          </draw:frame>
        </draw:g>
        <draw:connector draw:style-name="gr8" draw:text-style-name="P3" draw:layer="layout" draw:line-skew="-0.383cm" svg:x1="21.369cm" svg:y1="-8.647cm" svg:x2="20.077cm" svg:y2="-4.502cm" draw:start-shape="id105" draw:start-glue-point="3" svg:d="M21369-8647h-1292v4145">
          <text:p/>
        </draw:connector>
        <draw:connector draw:style-name="gr8" draw:text-style-name="P3" draw:layer="layout" draw:line-skew="-0.05cm" svg:x1="21.356cm" svg:y1="-7.947cm" svg:x2="20.73cm" svg:y2="-4.484cm" draw:start-shape="id106" draw:start-glue-point="3" svg:d="M21356-7947h-626v3463">
          <text:p/>
        </draw:connector>
        <draw:rect draw:style-name="gr2" draw:text-style-name="P3" xml:id="id110" draw:id="id110" draw:layer="layout" svg:width="0.25cm" svg:height="1cm" draw:transform="rotate (1.5707963267946) translate (25.635cm -5.759cm)">
          <text:p/>
        </draw:rect>
        <draw:rect draw:style-name="gr2" draw:text-style-name="P3" draw:layer="layout" svg:width="0.25cm" svg:height="1cm" draw:transform="rotate (1.5707963267946) translate (25.635cm -6.009cm)">
          <text:p/>
        </draw:rect>
        <draw:rect draw:style-name="gr2" draw:text-style-name="P3" draw:layer="layout" svg:width="0.25cm" svg:height="1cm" draw:transform="rotate (1.5707963267946) translate (25.635cm -6.259cm)">
          <text:p/>
        </draw:rect>
        <draw:rect draw:style-name="gr2" draw:text-style-name="P3" xml:id="id107" draw:id="id107" draw:layer="layout" svg:width="0.25cm" svg:height="1cm" draw:transform="rotate (1.5707963267946) translate (25.635cm -6.509cm)">
          <text:p/>
        </draw:rect>
        <draw:connector draw:style-name="gr31" draw:text-style-name="P3" draw:layer="layout" svg:x1="26.135cm" svg:y1="-6.759cm" svg:x2="25.577cm" svg:y2="-7.947cm" draw:start-shape="id107" draw:start-glue-point="1" draw:end-shape="id108" draw:end-glue-point="1" svg:d="M26135-6759v-1188h-558">
          <text:p/>
        </draw:connector>
        <draw:connector draw:style-name="gr8" draw:text-style-name="P3" draw:layer="layout" svg:x1="19.635cm" svg:y1="-3.884cm" svg:x2="18.471cm" svg:y2="-3.965cm" draw:end-shape="id109" draw:end-glue-point="1" svg:d="M19635-3884h-318v-81h-846">
          <text:p/>
        </draw:connector>
        <draw:connector draw:style-name="gr31" draw:text-style-name="P3" draw:layer="layout" svg:x1="26.148cm" svg:y1="-4.624cm" svg:x2="26.135cm" svg:y2="-5.759cm" draw:end-shape="id110" draw:end-glue-point="3" svg:d="M26148-4624v-296h-13v-839">
          <text:p/>
        </draw:connector>
        <draw:g>
          <draw:rect draw:style-name="gr3" draw:text-style-name="P3" draw:layer="layout" svg:width="0.5cm" svg:height="0.5cm" svg:x="15.894cm" svg:y="-8.104cm">
            <text:p/>
          </draw:rect>
          <draw:frame draw:style-name="gr16" draw:text-style-name="P5" draw:layer="layout" svg:width="2.576cm" svg:height="0.725cm" svg:x="16.338cm" svg:y="-8.236cm">
            <draw:text-box>
              <text:p text:style-name="P4"><text:span text:style-name="T3">valid : Bool</text:span></text:p>
            </draw:text-box>
          </draw:frame>
        </draw:g>
        <draw:g>
          <draw:rect draw:style-name="gr17" draw:text-style-name="P3" draw:layer="layout" svg:width="0.5cm" svg:height="0.5cm" svg:x="15.894cm" svg:y="-7.579cm">
            <text:p/>
          </draw:rect>
          <draw:frame draw:style-name="gr18" draw:text-style-name="P5" draw:layer="layout" svg:width="2.767cm" svg:height="0.725cm" svg:x="16.338cm" svg:y="-7.711cm">
            <draw:text-box>
              <text:p text:style-name="P4"><text:span text:style-name="T3">ready : Bool</text:span></text:p>
            </draw:text-box>
          </draw:frame>
        </draw:g>
        <draw:g>
          <draw:rect draw:style-name="gr3" draw:text-style-name="P3" draw:layer="layout" svg:width="0.5cm" svg:height="0.5cm" svg:x="15.894cm" svg:y="-6.953cm">
            <text:p/>
          </draw:rect>
          <draw:frame draw:style-name="gr62" draw:text-style-name="P5" draw:layer="layout" svg:width="3.69cm" svg:height="0.725cm" svg:x="16.338cm" svg:y="-7.085cm">
            <draw:text-box>
              <text:p text:style-name="P4"><text:span text:style-name="T3">data : Bits(8 bits)</text:span></text:p>
            </draw:text-box>
          </draw:frame>
        </draw:g>
        <draw:g>
          <draw:rect draw:style-name="gr3" draw:text-style-name="P3" draw:layer="layout" svg:width="0.5cm" svg:height="0.5cm" svg:x="30.389cm" svg:y="-7.978cm">
            <text:p/>
          </draw:rect>
          <draw:frame draw:style-name="gr16" draw:text-style-name="P5" draw:layer="layout" svg:width="2.576cm" svg:height="0.725cm" svg:x="30.833cm" svg:y="-8.11cm">
            <draw:text-box>
              <text:p text:style-name="P4"><text:span text:style-name="T3">valid : Bool</text:span></text:p>
            </draw:text-box>
          </draw:frame>
        </draw:g>
        <draw:g>
          <draw:rect draw:style-name="gr3" draw:text-style-name="P3" draw:layer="layout" svg:width="0.5cm" svg:height="0.5cm" svg:x="30.389cm" svg:y="-7.352cm">
            <text:p/>
          </draw:rect>
          <draw:frame draw:style-name="gr62" draw:text-style-name="P5" draw:layer="layout" svg:width="3.69cm" svg:height="0.725cm" svg:x="30.833cm" svg:y="-7.484cm">
            <draw:text-box>
              <text:p text:style-name="P4"><text:span text:style-name="T3">data : Bits(8 bits)</text:span></text:p>
            </draw:text-box>
          </draw:frame>
        </draw:g>
        <draw:g>
          <draw:custom-shape draw:style-name="gr19" draw:text-style-name="P3" draw:layer="layout" svg:width="0.266cm" svg:height="1.5cm" svg:x="15.443cm" svg:y="-7.9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739cm" svg:y="-7.783cm">
            <draw:text-box>
              <text:p><text:span text:style-name="T4">Stream Bits(8 bit)</text:span></text:p>
            </draw:text-box>
          </draw:frame>
        </draw:g>
        <draw:g>
          <draw:custom-shape draw:style-name="gr19" draw:text-style-name="P3" draw:layer="layout" svg:width="0.267cm" svg:height="1.119cm" svg:x="30.044cm" svg:y="-7.97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7.978cm">
            <draw:text-box>
              <text:p><text:span text:style-name="T4">Flow Bits(8 bit)</text:span></text:p>
            </draw:text-box>
          </draw:frame>
        </draw:g>
        <draw:line draw:style-name="gr15" draw:text-style-name="P3" draw:layer="layout" svg:x1="26.811cm" svg:y1="-7.509cm" svg:x2="26.135cm" svg:y2="-7.509cm">
          <text:p/>
        </draw:line>
        <draw:line draw:style-name="gr15" draw:text-style-name="P3" draw:layer="layout" svg:x1="20.73cm" svg:y1="-7.387cm" svg:x2="19.343cm" svg:y2="-7.387cm">
          <text:p/>
        </draw:line>
        <draw:g>
          <draw:rect draw:style-name="gr3" draw:text-style-name="P3" draw:layer="layout" svg:width="0.5cm" svg:height="0.5cm" svg:x="30.389cm" svg:y="-9.596cm">
            <text:p/>
          </draw:rect>
          <draw:frame draw:style-name="gr16" draw:text-style-name="P5" draw:layer="layout" svg:width="2.576cm" svg:height="0.725cm" svg:x="30.833cm" svg:y="-9.728cm">
            <draw:text-box>
              <text:p text:style-name="P4"><text:span text:style-name="T3">tx : Bool</text:span></text:p>
            </draw:text-box>
          </draw:frame>
        </draw:g>
        <draw:g>
          <draw:rect draw:style-name="gr17" draw:text-style-name="P3" draw:layer="layout" svg:width="0.5cm" svg:height="0.5cm" svg:x="30.389cm" svg:y="-8.97cm">
            <text:p/>
          </draw:rect>
          <draw:frame draw:style-name="gr29" draw:text-style-name="P5" draw:layer="layout" svg:width="2.369cm" svg:height="0.725cm" svg:x="30.833cm" svg:y="-9.102cm">
            <draw:text-box>
              <text:p text:style-name="P4"><text:span text:style-name="T3">rx : Bool</text:span></text:p>
            </draw:text-box>
          </draw:frame>
        </draw:g>
        <draw:g>
          <draw:custom-shape draw:style-name="gr19" draw:text-style-name="P3" draw:layer="layout" svg:width="0.267cm" svg:height="1.119cm" svg:x="30.044cm" svg:y="-9.58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9.596cm">
            <draw:text-box>
              <text:p><text:span text:style-name="T4">Uart</text:span></text:p>
            </draw:text-box>
          </draw:frame>
        </draw:g>
        <draw:line draw:style-name="gr15" draw:text-style-name="P3" draw:layer="layout" svg:x1="28.962cm" svg:y1="-9.009cm" svg:x2="28.212cm" svg:y2="-8.515cm">
          <text:p/>
        </draw:line>
        <draw:g>
          <draw:rect draw:style-name="gr3" draw:text-style-name="P3" draw:layer="layout" svg:width="0.5cm" svg:height="0.5cm" svg:x="15.889cm" svg:y="-10.223cm">
            <text:p/>
          </draw:rect>
          <draw:frame draw:style-name="gr63" draw:text-style-name="P5" draw:layer="layout" svg:width="5.036cm" svg:height="0.725cm" svg:x="16.333cm" svg:y="-10.355cm">
            <draw:text-box>
              <text:p text:style-name="P4"><text:span text:style-name="T3">dataLength : Uint(3 bits)</text:span></text:p>
            </draw:text-box>
          </draw:frame>
        </draw:g>
        <draw:g>
          <draw:rect draw:style-name="gr3" draw:text-style-name="P3" draw:layer="layout" svg:width="0.5cm" svg:height="0.5cm" svg:x="15.889cm" svg:y="-9.195cm">
            <text:p/>
          </draw:rect>
          <draw:frame draw:style-name="gr37" draw:text-style-name="P5" draw:layer="layout" svg:width="2.775cm" svg:height="0.725cm" svg:x="16.333cm" svg:y="-9.327cm">
            <draw:text-box>
              <text:p text:style-name="P4"><text:span text:style-name="T3">stop : Enum</text:span></text:p>
            </draw:text-box>
          </draw:frame>
        </draw:g>
        <draw:g>
          <draw:custom-shape draw:style-name="gr19" draw:text-style-name="P3" draw:layer="layout" svg:width="0.266cm" svg:height="2.134cm" svg:x="15.438cm" svg:y="-10.73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331cm" svg:y="-10.494cm">
            <draw:text-box>
              <text:p text:style-name="P12"><text:span text:style-name="T5">UartCtrlConfig</text:span></text:p>
            </draw:text-box>
          </draw:frame>
        </draw:g>
        <draw:g>
          <draw:rect draw:style-name="gr3" draw:text-style-name="P3" draw:layer="layout" svg:width="0.5cm" svg:height="0.5cm" svg:x="15.889cm" svg:y="-9.714cm">
            <text:p/>
          </draw:rect>
          <draw:frame draw:style-name="gr39" draw:text-style-name="P5" draw:layer="layout" svg:width="3.122cm" svg:height="0.725cm" svg:x="16.333cm" svg:y="-9.846cm">
            <draw:text-box>
              <text:p text:style-name="P4"><text:span text:style-name="T3">parity : Enum</text:span></text:p>
            </draw:text-box>
          </draw:frame>
        </draw:g>
        <draw:line draw:style-name="gr15" draw:text-style-name="P3" draw:layer="layout" svg:x1="19.455cm" svg:y1="-9.66cm" svg:x2="20.077cm" svg:y2="-8.647cm">
          <text:p/>
        </draw:line>
        <draw:g>
          <draw:rect draw:style-name="gr3" draw:text-style-name="P3" draw:layer="layout" svg:width="0.5cm" svg:height="0.5cm" svg:x="31.54cm" svg:y="-5.877cm">
            <text:p/>
          </draw:rect>
          <draw:frame draw:style-name="gr16" draw:text-style-name="P5" draw:layer="layout" svg:width="2.576cm" svg:height="0.725cm" svg:x="31.984cm" svg:y="-6.009cm">
            <draw:text-box>
              <text:p text:style-name="P4"><text:span text:style-name="T3">valid : Bool</text:span></text:p>
            </draw:text-box>
          </draw:frame>
        </draw:g>
        <draw:g>
          <draw:rect draw:style-name="gr17" draw:text-style-name="P3" draw:layer="layout" svg:width="0.5cm" svg:height="0.5cm" svg:x="31.54cm" svg:y="-5.352cm">
            <text:p/>
          </draw:rect>
          <draw:frame draw:style-name="gr18" draw:text-style-name="P5" draw:layer="layout" svg:width="2.767cm" svg:height="0.725cm" svg:x="31.984cm" svg:y="-5.484cm">
            <draw:text-box>
              <text:p text:style-name="P4"><text:span text:style-name="T3">ready : Bool</text:span></text:p>
            </draw:text-box>
          </draw:frame>
        </draw:g>
        <draw:g>
          <draw:rect draw:style-name="gr3" draw:text-style-name="P3" draw:layer="layout" svg:width="0.5cm" svg:height="0.5cm" svg:x="31.54cm" svg:y="-4.726cm">
            <text:p/>
          </draw:rect>
          <draw:frame draw:style-name="gr65" draw:text-style-name="P5" draw:layer="layout" svg:width="4.346cm" svg:height="0.725cm" svg:x="31.984cm" svg:y="-4.858cm">
            <draw:text-box>
              <text:p text:style-name="P4"><text:span text:style-name="T3">payload : Bits(8 bits)</text:span></text:p>
            </draw:text-box>
          </draw:frame>
        </draw:g>
        <draw:g>
          <draw:custom-shape draw:style-name="gr19" draw:text-style-name="P3" draw:layer="layout" svg:width="0.266cm" svg:height="1.5cm" svg:x="31.089cm" svg:y="-5.7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27.385cm" svg:y="-5.556cm">
            <draw:text-box>
              <text:p><text:span text:style-name="T4">Stream Bits(8 bit)</text:span></text:p>
            </draw:text-box>
          </draw:frame>
        </draw:g>
        <draw:line draw:style-name="gr15" draw:text-style-name="P3" draw:layer="layout" svg:x1="26.145cm" svg:y1="-5.509cm" svg:x2="27.385cm" svg:y2="-5.009cm">
          <text:p/>
        </draw:line>
        <draw:g>
          <draw:rect draw:style-name="gr2" draw:text-style-name="P13" draw:layer="layout" svg:width="0.5cm" svg:height="0.75cm" draw:transform="rotate (1.5707963267946) translate (20.462cm -5.486cm)">
            <text:p/>
          </draw:rect>
          <draw:custom-shape draw:style-name="gr40" draw:text-style-name="P13" draw:layer="layout" svg:width="0.187cm" svg:height="0.25cm" svg:x="20.931cm" svg:y="-5.7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867cm" svg:y="-6.104cm">
            <text:p/>
          </draw:rect>
          <draw:frame draw:style-name="gr16" draw:text-style-name="P5" draw:layer="layout" svg:width="2.576cm" svg:height="0.725cm" svg:x="15.311cm" svg:y="-6.236cm">
            <draw:text-box>
              <text:p text:style-name="P4"><text:span text:style-name="T3">valid : Bool</text:span></text:p>
            </draw:text-box>
          </draw:frame>
        </draw:g>
        <draw:g>
          <draw:rect draw:style-name="gr3" draw:text-style-name="P3" draw:layer="layout" svg:width="0.5cm" svg:height="0.5cm" svg:x="14.867cm" svg:y="-5.546cm">
            <text:p/>
          </draw:rect>
          <draw:frame draw:style-name="gr65" draw:text-style-name="P5" draw:layer="layout" svg:width="4.346cm" svg:height="0.725cm" svg:x="15.311cm" svg:y="-5.678cm">
            <draw:text-box>
              <text:p text:style-name="P4"><text:span text:style-name="T3">payload : Bits(8 bits)</text:span></text:p>
            </draw:text-box>
          </draw:frame>
        </draw:g>
        <draw:g>
          <draw:custom-shape draw:style-name="gr19" draw:text-style-name="P3" draw:layer="layout" svg:width="0.266cm" svg:height="0.907cm" svg:x="14.416cm" svg:y="-6.0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10.712cm" svg:y="-5.997cm">
            <draw:text-box>
              <text:p><text:span text:style-name="T4">Flow Bits(8 bit)</text:span></text:p>
            </draw:text-box>
          </draw:frame>
        </draw:g>
        <draw:g>
          <draw:rect draw:style-name="gr3" draw:text-style-name="P3" draw:layer="layout" svg:width="0.5cm" svg:height="0.5cm" svg:x="14.211cm" svg:y="-2.758cm">
            <text:p/>
          </draw:rect>
          <draw:frame draw:style-name="gr127" draw:text-style-name="P5" draw:layer="layout" svg:width="3.669cm" svg:height="0.725cm" svg:x="14.655cm" svg:y="-2.89cm">
            <draw:text-box>
              <text:p text:style-name="P4"><text:span text:style-name="T3">PENABLE : Bool</text:span></text:p>
            </draw:text-box>
          </draw:frame>
        </draw:g>
        <draw:g>
          <draw:custom-shape draw:style-name="gr19" draw:text-style-name="P3" draw:layer="layout" svg:width="0.266cm" svg:height="2.75cm" svg:x="13.694cm" svg:y="-3.05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10.536cm" svg:y="-2.741cm">
            <draw:text-box>
              <text:p text:style-name="P12"><text:span text:style-name="T5">AMBA-APB3</text:span></text:p>
            </draw:text-box>
          </draw:frame>
        </draw:g>
        <draw:g>
          <draw:rect draw:style-name="gr3" draw:text-style-name="P3" draw:layer="layout" svg:width="0.5cm" svg:height="0.5cm" svg:x="14.211cm" svg:y="-3.277cm">
            <text:p/>
          </draw:rect>
          <draw:frame draw:style-name="gr39" draw:text-style-name="P5" draw:layer="layout" svg:width="3.122cm" svg:height="0.725cm" svg:x="14.655cm" svg:y="-3.409cm">
            <draw:text-box>
              <text:p text:style-name="P4"><text:span text:style-name="T3">PSEL : Bool</text:span></text:p>
            </draw:text-box>
          </draw:frame>
        </draw:g>
        <draw:line draw:style-name="gr15" draw:text-style-name="P3" draw:layer="layout" svg:x1="16.277cm" svg:y1="-3.409cm" svg:x2="16.965cm" svg:y2="-3.955cm">
          <text:p/>
        </draw:line>
        <draw:g>
          <draw:rect draw:style-name="gr3" draw:text-style-name="P3" draw:layer="layout" svg:width="0.5cm" svg:height="0.5cm" svg:x="14.211cm" svg:y="-2.246cm">
            <text:p/>
          </draw:rect>
          <draw:frame draw:style-name="gr68" draw:text-style-name="P5" draw:layer="layout" svg:width="4.418cm" svg:height="0.725cm" svg:x="14.655cm" svg:y="-2.378cm">
            <draw:text-box>
              <text:p text:style-name="P4"><text:span text:style-name="T3">PADDR : Uint(4 bits)</text:span></text:p>
            </draw:text-box>
          </draw:frame>
        </draw:g>
        <draw:g>
          <draw:rect draw:style-name="gr3" draw:text-style-name="P3" draw:layer="layout" svg:width="0.5cm" svg:height="0.5cm" svg:x="14.211cm" svg:y="-1.741cm">
            <text:p/>
          </draw:rect>
          <draw:frame draw:style-name="gr128" draw:text-style-name="P5" draw:layer="layout" svg:width="4.85cm" svg:height="0.725cm" svg:x="14.655cm" svg:y="-1.873cm">
            <draw:text-box>
              <text:p text:style-name="P4"><text:span text:style-name="T3">PWDATA : Bits(32 bits)</text:span></text:p>
            </draw:text-box>
          </draw:frame>
        </draw:g>
        <draw:g>
          <draw:rect draw:style-name="gr17" draw:text-style-name="P3" draw:layer="layout" svg:width="0.5cm" svg:height="0.5cm" svg:x="14.211cm" svg:y="-0.717cm">
            <text:p/>
          </draw:rect>
          <draw:frame draw:style-name="gr70" draw:text-style-name="P5" draw:layer="layout" svg:width="4.257cm" svg:height="0.725cm" svg:x="14.655cm" svg:y="-0.849cm">
            <draw:text-box>
              <text:p text:style-name="P4"><text:span text:style-name="T3">PREADY : Bool</text:span></text:p>
            </draw:text-box>
          </draw:frame>
        </draw:g>
        <draw:g>
          <draw:rect draw:style-name="gr17" draw:text-style-name="P3" draw:layer="layout" svg:width="0.5cm" svg:height="0.5cm" svg:x="14.213cm" svg:y="-1.222cm">
            <text:p/>
          </draw:rect>
          <draw:frame draw:style-name="gr71" draw:text-style-name="P5" draw:layer="layout" svg:width="4.778cm" svg:height="0.725cm" svg:x="14.657cm" svg:y="-1.354cm">
            <draw:text-box>
              <text:p text:style-name="P4"><text:span text:style-name="T3">PRDATA : Bits(32 bits)</text:span></text:p>
            </draw:text-box>
          </draw:frame>
        </draw:g>
        <draw:g>
          <draw:rect draw:style-name="gr3" draw:text-style-name="P3" draw:layer="layout" svg:width="0.5cm" svg:height="0.5cm" svg:x="15.889cm" svg:y="-10.74cm">
            <text:p/>
          </draw:rect>
          <draw:frame draw:style-name="gr72" draw:text-style-name="P5" draw:layer="layout" svg:width="5.421cm" svg:height="0.725cm" svg:x="16.333cm" svg:y="-10.872cm">
            <draw:text-box>
              <text:p text:style-name="P4"><text:span text:style-name="T3">clockDivider : Uint(20 bits)</text:span></text:p>
            </draw:text-box>
          </draw:frame>
        </draw:g>
        <draw:rect draw:style-name="gr1" draw:text-style-name="P2" draw:layer="layout" svg:width="3.75cm" svg:height="1cm" svg:x="-0.554cm" svg:y="-11.568cm">
          <text:p text:style-name="P1"><text:span text:style-name="T1">UartCtrl</text:span></text:p>
        </draw:rect>
        <draw:rect draw:style-name="gr2" draw:text-style-name="P3" draw:layer="layout" svg:width="3.75cm" svg:height="2cm" svg:x="-0.554cm" svg:y="-10.568cm">
          <text:p/>
        </draw:rect>
        <draw:g xml:id="id112" draw:id="id112">
          <draw:rect draw:style-name="gr3" draw:text-style-name="P3" draw:layer="layout" svg:width="0.5cm" svg:height="0.5cm" svg:x="-0.762cm" svg:y="-10.186cm">
            <text:p/>
          </draw:rect>
          <draw:frame draw:style-name="gr5" draw:text-style-name="P5" draw:layer="layout" svg:width="2.471cm" svg:height="0.725cm" svg:x="-0.262cm" svg:y="-10.318cm">
            <draw:text-box>
              <text:p text:style-name="P4"><text:span text:style-name="T3">config</text:span></text:p>
            </draw:text-box>
          </draw:frame>
        </draw:g>
        <draw:g xml:id="id113" draw:id="id113">
          <draw:rect draw:style-name="gr3" draw:text-style-name="P3" draw:layer="layout" svg:width="0.5cm" svg:height="0.5cm" svg:x="-0.775cm" svg:y="-9.486cm">
            <text:p/>
          </draw:rect>
          <draw:frame draw:style-name="gr5" draw:text-style-name="P5" draw:layer="layout" svg:width="2.471cm" svg:height="0.725cm" svg:x="-0.275cm" svg:y="-9.618cm">
            <draw:text-box>
              <text:p text:style-name="P4"><text:span text:style-name="T3">write</text:span></text:p>
            </draw:text-box>
          </draw:frame>
        </draw:g>
        <draw:g xml:id="id115" draw:id="id115">
          <draw:rect draw:style-name="gr3" draw:text-style-name="P3" draw:layer="layout" svg:width="0.5cm" svg:height="0.5cm" svg:x="2.946cm" svg:y="-9.486cm">
            <text:p/>
          </draw:rect>
          <draw:frame draw:style-name="gr4" draw:text-style-name="P5" draw:layer="layout" svg:width="2.246cm" svg:height="0.725cm" svg:x="0.786cm" svg:y="-9.618cm">
            <draw:text-box>
              <text:p text:style-name="P4"><text:span text:style-name="T3">read</text:span></text:p>
            </draw:text-box>
          </draw:frame>
        </draw:g>
        <draw:g xml:id="id111" draw:id="id111">
          <draw:rect draw:style-name="gr3" draw:text-style-name="P3" draw:layer="layout" svg:width="0.5cm" svg:height="0.5cm" svg:x="2.946cm" svg:y="-10.186cm">
            <text:p/>
          </draw:rect>
          <draw:frame draw:style-name="gr4" draw:text-style-name="P5" draw:layer="layout" svg:width="2.246cm" svg:height="0.725cm" svg:x="0.786cm" svg:y="-10.318cm">
            <draw:text-box>
              <text:p text:style-name="P4"><text:span text:style-name="T3">uart</text:span></text:p>
            </draw:text-box>
          </draw:frame>
        </draw:g>
        <draw:connector draw:style-name="gr8" draw:text-style-name="P3" draw:layer="layout" svg:x1="4.446cm" svg:y1="-9.956cm" svg:x2="3.446cm" svg:y2="-9.956cm" draw:end-shape="id111" draw:end-glue-point="1" svg:d="M4446-9956h-1000">
          <text:p/>
        </draw:connector>
        <draw:connector draw:style-name="gr8" draw:text-style-name="P3" draw:layer="layout" draw:line-skew="-0.383cm" svg:x1="-0.762cm" svg:y1="-9.956cm" svg:x2="-2.054cm" svg:y2="-5.811cm" draw:start-shape="id112" draw:start-glue-point="3" svg:d="M-762-9956h-1292v4145">
          <text:p/>
        </draw:connector>
        <draw:connector draw:style-name="gr8" draw:text-style-name="P3" draw:layer="layout" draw:line-skew="-0.05cm" svg:x1="-0.775cm" svg:y1="-9.256cm" svg:x2="-1.401cm" svg:y2="-5.793cm" draw:start-shape="id113" draw:start-glue-point="3" svg:d="M-775-9256h-626v3463">
          <text:p/>
        </draw:connector>
        <draw:rect draw:style-name="gr2" draw:text-style-name="P3" xml:id="id116" draw:id="id116" draw:layer="layout" svg:width="0.25cm" svg:height="1cm" draw:transform="rotate (1.5707963267946) translate (3.504cm -7.068cm)">
          <text:p/>
        </draw:rect>
        <draw:rect draw:style-name="gr2" draw:text-style-name="P3" draw:layer="layout" svg:width="0.25cm" svg:height="1cm" draw:transform="rotate (1.5707963267946) translate (3.504cm -7.318cm)">
          <text:p/>
        </draw:rect>
        <draw:rect draw:style-name="gr2" draw:text-style-name="P3" draw:layer="layout" svg:width="0.25cm" svg:height="1cm" draw:transform="rotate (1.5707963267946) translate (3.504cm -7.568cm)">
          <text:p/>
        </draw:rect>
        <draw:rect draw:style-name="gr2" draw:text-style-name="P3" xml:id="id114" draw:id="id114" draw:layer="layout" svg:width="0.25cm" svg:height="1cm" draw:transform="rotate (1.5707963267946) translate (3.504cm -7.818cm)">
          <text:p/>
        </draw:rect>
        <draw:connector draw:style-name="gr31" draw:text-style-name="P3" draw:layer="layout" svg:x1="4.004cm" svg:y1="-8.068cm" svg:x2="3.446cm" svg:y2="-9.256cm" draw:start-shape="id114" draw:start-glue-point="1" draw:end-shape="id115" draw:end-glue-point="1" svg:d="M4004-8068v-1188h-558">
          <text:p/>
        </draw:connector>
        <draw:connector draw:style-name="gr8" draw:text-style-name="P3" draw:layer="layout" svg:x1="-2.496cm" svg:y1="-4.993cm" svg:x2="-3.66cm" svg:y2="-5.074cm" svg:d="M-2496-4993h-318v-81h-846">
          <text:p/>
        </draw:connector>
        <draw:custom-shape draw:style-name="gr32" draw:text-style-name="P11" draw:layer="layout" svg:width="8.25cm" svg:height="2.45cm" svg:x="-3.07cm" svg:y="-6.26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4.017cm" svg:y1="-5.933cm" svg:x2="4.004cm" svg:y2="-7.068cm" draw:end-shape="id116" draw:end-glue-point="3" svg:d="M4017-5933v-296h-13v-839">
          <text:p/>
        </draw:connector>
        <draw:g>
          <draw:rect draw:style-name="gr2" draw:text-style-name="P13" draw:layer="layout" svg:width="0.5cm" svg:height="0.75cm" draw:transform="rotate (1.5707963267946) translate (-1.669cm -6.795cm)">
            <text:p/>
          </draw:rect>
          <draw:custom-shape draw:style-name="gr40" draw:text-style-name="P13" draw:layer="layout" svg:width="0.187cm" svg:height="0.25cm" svg:x="-1.2cm" svg:y="-7.0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21.57cm" svg:y="-10.258cm">
          <text:p text:style-name="P1"><text:span text:style-name="T1">UartCtrl</text:span></text:p>
        </draw:rect>
        <draw:rect draw:style-name="gr2" draw:text-style-name="P3" draw:layer="layout" svg:width="3.75cm" svg:height="2cm" svg:x="21.57cm" svg:y="-9.258cm">
          <text:p/>
        </draw:rect>
        <draw:g xml:id="id118" draw:id="id118">
          <draw:rect draw:style-name="gr3" draw:text-style-name="P3" draw:layer="layout" svg:width="0.5cm" svg:height="0.5cm" svg:x="21.362cm" svg:y="-8.876cm">
            <text:p/>
          </draw:rect>
          <draw:frame draw:style-name="gr5" draw:text-style-name="P5" draw:layer="layout" svg:width="2.471cm" svg:height="0.725cm" svg:x="21.862cm" svg:y="-9.008cm">
            <draw:text-box>
              <text:p text:style-name="P4"><text:span text:style-name="T3">config</text:span></text:p>
            </draw:text-box>
          </draw:frame>
        </draw:g>
        <draw:g xml:id="id119" draw:id="id119">
          <draw:rect draw:style-name="gr3" draw:text-style-name="P3" draw:layer="layout" svg:width="0.5cm" svg:height="0.5cm" svg:x="21.349cm" svg:y="-8.176cm">
            <text:p/>
          </draw:rect>
          <draw:frame draw:style-name="gr5" draw:text-style-name="P5" draw:layer="layout" svg:width="2.471cm" svg:height="0.725cm" svg:x="21.849cm" svg:y="-8.308cm">
            <draw:text-box>
              <text:p text:style-name="P4"><text:span text:style-name="T3">write</text:span></text:p>
            </draw:text-box>
          </draw:frame>
        </draw:g>
        <draw:g xml:id="id121" draw:id="id121">
          <draw:rect draw:style-name="gr3" draw:text-style-name="P3" draw:layer="layout" svg:width="0.5cm" svg:height="0.5cm" svg:x="25.07cm" svg:y="-8.176cm">
            <text:p/>
          </draw:rect>
          <draw:frame draw:style-name="gr4" draw:text-style-name="P5" draw:layer="layout" svg:width="2.246cm" svg:height="0.725cm" svg:x="22.91cm" svg:y="-8.308cm">
            <draw:text-box>
              <text:p text:style-name="P4"><text:span text:style-name="T3">read</text:span></text:p>
            </draw:text-box>
          </draw:frame>
        </draw:g>
        <draw:g xml:id="id117" draw:id="id117">
          <draw:rect draw:style-name="gr3" draw:text-style-name="P3" draw:layer="layout" svg:width="0.5cm" svg:height="0.5cm" svg:x="25.07cm" svg:y="-8.876cm">
            <text:p/>
          </draw:rect>
          <draw:frame draw:style-name="gr4" draw:text-style-name="P5" draw:layer="layout" svg:width="2.246cm" svg:height="0.725cm" svg:x="22.91cm" svg:y="-9.008cm">
            <draw:text-box>
              <text:p text:style-name="P4"><text:span text:style-name="T3">uart</text:span></text:p>
            </draw:text-box>
          </draw:frame>
        </draw:g>
        <draw:connector draw:style-name="gr8" draw:text-style-name="P3" draw:layer="layout" svg:x1="26.57cm" svg:y1="-8.646cm" svg:x2="25.57cm" svg:y2="-8.646cm" draw:end-shape="id117" draw:end-glue-point="1" svg:d="M26570-8646h-1000">
          <text:p/>
        </draw:connector>
        <draw:connector draw:style-name="gr8" draw:text-style-name="P3" draw:layer="layout" draw:line-skew="-0.383cm" svg:x1="21.362cm" svg:y1="-8.646cm" svg:x2="20.07cm" svg:y2="-4.501cm" draw:start-shape="id118" draw:start-glue-point="3" svg:d="M21362-8646h-1292v4145">
          <text:p/>
        </draw:connector>
        <draw:connector draw:style-name="gr8" draw:text-style-name="P3" draw:layer="layout" draw:line-skew="-0.05cm" svg:x1="21.349cm" svg:y1="-7.946cm" svg:x2="20.723cm" svg:y2="-4.483cm" draw:start-shape="id119" draw:start-glue-point="3" svg:d="M21349-7946h-626v3463">
          <text:p/>
        </draw:connector>
        <draw:rect draw:style-name="gr2" draw:text-style-name="P3" xml:id="id122" draw:id="id122" draw:layer="layout" svg:width="0.25cm" svg:height="1cm" draw:transform="rotate (1.5707963267946) translate (25.628cm -5.758cm)">
          <text:p/>
        </draw:rect>
        <draw:rect draw:style-name="gr2" draw:text-style-name="P3" draw:layer="layout" svg:width="0.25cm" svg:height="1cm" draw:transform="rotate (1.5707963267946) translate (25.628cm -6.008cm)">
          <text:p/>
        </draw:rect>
        <draw:rect draw:style-name="gr2" draw:text-style-name="P3" draw:layer="layout" svg:width="0.25cm" svg:height="1cm" draw:transform="rotate (1.5707963267946) translate (25.628cm -6.258cm)">
          <text:p/>
        </draw:rect>
        <draw:rect draw:style-name="gr2" draw:text-style-name="P3" xml:id="id120" draw:id="id120" draw:layer="layout" svg:width="0.25cm" svg:height="1cm" draw:transform="rotate (1.5707963267946) translate (25.628cm -6.508cm)">
          <text:p/>
        </draw:rect>
        <draw:connector draw:style-name="gr31" draw:text-style-name="P3" draw:layer="layout" svg:x1="26.128cm" svg:y1="-6.758cm" svg:x2="25.57cm" svg:y2="-7.946cm" draw:start-shape="id120" draw:start-glue-point="1" draw:end-shape="id121" draw:end-glue-point="1" svg:d="M26128-6758v-1188h-558">
          <text:p/>
        </draw:connector>
        <draw:connector draw:style-name="gr8" draw:text-style-name="P3" draw:layer="layout" svg:x1="19.628cm" svg:y1="-3.883cm" svg:x2="18.464cm" svg:y2="-3.964cm" svg:d="M19628-3883h-318v-81h-846">
          <text:p/>
        </draw:connector>
        <draw:connector draw:style-name="gr31" draw:text-style-name="P3" draw:layer="layout" svg:x1="26.141cm" svg:y1="-4.623cm" svg:x2="26.128cm" svg:y2="-5.758cm" draw:end-shape="id122" draw:end-glue-point="3" svg:d="M26141-4623v-296h-13v-839">
          <text:p/>
        </draw:connector>
        <draw:line draw:style-name="gr15" draw:text-style-name="P3" draw:layer="layout" svg:x1="26.804cm" svg:y1="-7.508cm" svg:x2="26.128cm" svg:y2="-7.508cm">
          <text:p/>
        </draw:line>
        <draw:line draw:style-name="gr15" draw:text-style-name="P3" draw:layer="layout" svg:x1="20.723cm" svg:y1="-7.386cm" svg:x2="19.336cm" svg:y2="-7.386cm">
          <text:p/>
        </draw:line>
        <draw:line draw:style-name="gr15" draw:text-style-name="P3" draw:layer="layout" svg:x1="19.448cm" svg:y1="-9.659cm" svg:x2="20.07cm" svg:y2="-8.646cm">
          <text:p/>
        </draw:line>
        <draw:line draw:style-name="gr15" draw:text-style-name="P3" draw:layer="layout" svg:x1="26.138cm" svg:y1="-5.508cm" svg:x2="27.378cm" svg:y2="-5.008cm">
          <text:p/>
        </draw:line>
        <draw:g>
          <draw:rect draw:style-name="gr2" draw:text-style-name="P13" draw:layer="layout" svg:width="0.5cm" svg:height="0.75cm" draw:transform="rotate (1.5707963267946) translate (20.455cm -5.485cm)">
            <text:p/>
          </draw:rect>
          <draw:custom-shape draw:style-name="gr40" draw:text-style-name="P13" draw:layer="layout" svg:width="0.187cm" svg:height="0.25cm" svg:x="20.924cm" svg:y="-5.7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20.73cm" svg:y1="-5.219cm" svg:x2="19.462cm" svg:y2="-5.486cm">
          <text:p/>
        </draw:line>
        <draw:g>
          <draw:rect draw:style-name="gr3" draw:text-style-name="P3" draw:layer="layout" svg:width="0.5cm" svg:height="0.5cm" svg:x="-4.16cm" svg:y="-5.354cm">
            <text:p/>
          </draw:rect>
          <draw:frame draw:style-name="gr75" draw:text-style-name="P5" draw:layer="layout" svg:width="15.302cm" svg:height="0.725cm" svg:x="-19.376cm" svg:y="-5.486cm">
            <draw:text-box>
              <text:p text:style-name="P4"><text:span text:style-name="T3">AMBA-APB3</text:span></text:p>
            </draw:text-box>
          </draw:frame>
        </draw:g>
        <draw:g>
          <draw:rect draw:style-name="gr3" draw:text-style-name="P3" draw:layer="layout" svg:width="0.5cm" svg:height="0.5cm" svg:x="4.377cm" svg:y="-10.199cm">
            <text:p/>
          </draw:rect>
          <draw:frame draw:style-name="gr5" draw:text-style-name="P5" draw:layer="layout" svg:width="2.471cm" svg:height="0.725cm" svg:x="4.877cm" svg:y="-10.331cm">
            <draw:text-box>
              <text:p text:style-name="P4"><text:span text:style-name="T3">uart</text:span></text:p>
            </draw:text-box>
          </draw:frame>
        </draw:g>
        <draw:rect draw:style-name="gr1" draw:text-style-name="P2" draw:layer="layout" svg:width="3.75cm" svg:height="1cm" svg:x="-0.747cm" svg:y="-1.902cm">
          <text:p text:style-name="P1"><text:span text:style-name="T1">UartCtrl</text:span></text:p>
        </draw:rect>
        <draw:rect draw:style-name="gr2" draw:text-style-name="P3" draw:layer="layout" svg:width="3.75cm" svg:height="2cm" svg:x="-0.747cm" svg:y="-0.902cm">
          <text:p/>
        </draw:rect>
        <draw:g xml:id="id124" draw:id="id124">
          <draw:rect draw:style-name="gr3" draw:text-style-name="P3" draw:layer="layout" svg:width="0.5cm" svg:height="0.5cm" svg:x="-0.955cm" svg:y="-0.52cm">
            <text:p/>
          </draw:rect>
          <draw:frame draw:style-name="gr5" draw:text-style-name="P5" draw:layer="layout" svg:width="2.471cm" svg:height="0.725cm" svg:x="-0.455cm" svg:y="-0.652cm">
            <draw:text-box>
              <text:p text:style-name="P4"><text:span text:style-name="T3">config</text:span></text:p>
            </draw:text-box>
          </draw:frame>
        </draw:g>
        <draw:g xml:id="id125" draw:id="id125">
          <draw:rect draw:style-name="gr3" draw:text-style-name="P3" draw:layer="layout" svg:width="0.5cm" svg:height="0.5cm" svg:x="-0.968cm" svg:y="0.18cm">
            <text:p/>
          </draw:rect>
          <draw:frame draw:style-name="gr5" draw:text-style-name="P5" draw:layer="layout" svg:width="2.471cm" svg:height="0.725cm" svg:x="-0.468cm" svg:y="0.048cm">
            <draw:text-box>
              <text:p text:style-name="P4"><text:span text:style-name="T3">write</text:span></text:p>
            </draw:text-box>
          </draw:frame>
        </draw:g>
        <draw:g xml:id="id126" draw:id="id126">
          <draw:rect draw:style-name="gr3" draw:text-style-name="P3" draw:layer="layout" svg:width="0.5cm" svg:height="0.5cm" svg:x="2.753cm" svg:y="0.18cm">
            <text:p/>
          </draw:rect>
          <draw:frame draw:style-name="gr4" draw:text-style-name="P5" draw:layer="layout" svg:width="2.246cm" svg:height="0.725cm" svg:x="0.593cm" svg:y="0.048cm">
            <draw:text-box>
              <text:p text:style-name="P4"><text:span text:style-name="T3">read</text:span></text:p>
            </draw:text-box>
          </draw:frame>
        </draw:g>
        <draw:g xml:id="id123" draw:id="id123">
          <draw:rect draw:style-name="gr3" draw:text-style-name="P3" draw:layer="layout" svg:width="0.5cm" svg:height="0.5cm" svg:x="2.753cm" svg:y="-0.52cm">
            <text:p/>
          </draw:rect>
          <draw:frame draw:style-name="gr4" draw:text-style-name="P5" draw:layer="layout" svg:width="2.246cm" svg:height="0.725cm" svg:x="0.593cm" svg:y="-0.652cm">
            <draw:text-box>
              <text:p text:style-name="P4"><text:span text:style-name="T3">uart</text:span></text:p>
            </draw:text-box>
          </draw:frame>
        </draw:g>
        <draw:connector draw:style-name="gr8" draw:text-style-name="P3" draw:layer="layout" svg:x1="4.253cm" svg:y1="-0.29cm" svg:x2="3.253cm" svg:y2="-0.29cm" draw:end-shape="id123" draw:end-glue-point="1" svg:d="M4253-290h-1000">
          <text:p/>
        </draw:connector>
        <draw:connector draw:style-name="gr8" draw:text-style-name="P3" draw:layer="layout" draw:line-skew="-0.383cm" svg:x1="-0.955cm" svg:y1="-0.29cm" svg:x2="-2.247cm" svg:y2="3.855cm" draw:start-shape="id124" draw:start-glue-point="3" svg:d="M-955-290h-1292v4145">
          <text:p/>
        </draw:connector>
        <draw:connector draw:style-name="gr8" draw:text-style-name="P3" draw:layer="layout" draw:line-skew="-0.05cm" svg:x1="-0.968cm" svg:y1="0.41cm" svg:x2="-1.594cm" svg:y2="3.873cm" draw:start-shape="id125" draw:start-glue-point="3" svg:d="M-968 410h-626v3463">
          <text:p/>
        </draw:connector>
        <draw:connector draw:style-name="gr31" draw:text-style-name="P3" draw:layer="layout" svg:x1="3.793cm" svg:y1="2.056cm" svg:x2="3.253cm" svg:y2="0.41cm" draw:end-shape="id126" draw:end-glue-point="1" svg:d="M3793 2056h-6v-1646h-534">
          <text:p/>
        </draw:connector>
        <draw:connector draw:style-name="gr8" draw:text-style-name="P3" draw:layer="layout" svg:x1="-2.689cm" svg:y1="3.898cm" svg:x2="-3.853cm" svg:y2="3.817cm" svg:d="M-2689 3898h-318v-81h-846">
          <text:p/>
        </draw:connector>
        <draw:custom-shape draw:style-name="gr32" draw:text-style-name="P24" draw:layer="layout" svg:width="8.25cm" svg:height="3.606cm" svg:x="-3.263cm" svg:y="1.898cm">
          <text:p text:style-name="P1"><text:span text:style-name="T13">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353cm" svg:y="3.537cm">
            <text:p/>
          </draw:rect>
          <draw:frame draw:style-name="gr129" draw:text-style-name="P5" draw:layer="layout" svg:width="2.891cm" svg:height="0.725cm" svg:x="-7.158cm" svg:y="3.405cm">
            <draw:text-box>
              <text:p text:style-name="P4"><text:span text:style-name="T3">bus</text:span></text:p>
            </draw:text-box>
          </draw:frame>
        </draw:g>
        <draw:g>
          <draw:rect draw:style-name="gr3" draw:text-style-name="P3" draw:layer="layout" svg:width="0.5cm" svg:height="0.5cm" svg:x="4.184cm" svg:y="-0.533cm">
            <text:p/>
          </draw:rect>
          <draw:frame draw:style-name="gr5" draw:text-style-name="P5" draw:layer="layout" svg:width="2.471cm" svg:height="0.725cm" svg:x="4.684cm" svg:y="-0.665cm">
            <draw:text-box>
              <text:p text:style-name="P4"><text:span text:style-name="T3">uart</text:span></text:p>
            </draw:text-box>
          </draw:frame>
        </draw:g>
        <draw:custom-shape draw:style-name="gr32" draw:text-style-name="P11" draw:layer="layout" svg:width="8.25cm" svg:height="2.45cm" svg:x="19.061cm" svg:y="-4.859cm">
          <text:p text:style-name="P1"><text:span text:style-name="T1">bus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3.75cm" svg:height="1cm" svg:x="21.693cm" svg:y="3.711cm">
          <text:p text:style-name="P1"><text:span text:style-name="T1">UartCtrl</text:span></text:p>
        </draw:rect>
        <draw:rect draw:style-name="gr2" draw:text-style-name="P3" draw:layer="layout" svg:width="3.75cm" svg:height="2cm" svg:x="21.693cm" svg:y="4.711cm">
          <text:p/>
        </draw:rect>
        <draw:g xml:id="id129" draw:id="id129">
          <draw:rect draw:style-name="gr3" draw:text-style-name="P3" draw:layer="layout" svg:width="0.5cm" svg:height="0.5cm" svg:x="21.485cm" svg:y="5.093cm">
            <text:p/>
          </draw:rect>
          <draw:frame draw:style-name="gr5" draw:text-style-name="P5" draw:layer="layout" svg:width="2.471cm" svg:height="0.725cm" svg:x="21.985cm" svg:y="4.961cm">
            <draw:text-box>
              <text:p text:style-name="P4"><text:span text:style-name="T3">config</text:span></text:p>
            </draw:text-box>
          </draw:frame>
        </draw:g>
        <draw:g xml:id="id130" draw:id="id130">
          <draw:rect draw:style-name="gr3" draw:text-style-name="P3" draw:layer="layout" svg:width="0.5cm" svg:height="0.5cm" svg:x="21.472cm" svg:y="5.793cm">
            <text:p/>
          </draw:rect>
          <draw:frame draw:style-name="gr5" draw:text-style-name="P5" draw:layer="layout" svg:width="2.471cm" svg:height="0.725cm" svg:x="21.972cm" svg:y="5.661cm">
            <draw:text-box>
              <text:p text:style-name="P4"><text:span text:style-name="T3">write</text:span></text:p>
            </draw:text-box>
          </draw:frame>
        </draw:g>
        <draw:g xml:id="id131" draw:id="id131">
          <draw:rect draw:style-name="gr3" draw:text-style-name="P3" draw:layer="layout" svg:width="0.5cm" svg:height="0.5cm" svg:x="25.193cm" svg:y="5.793cm">
            <text:p/>
          </draw:rect>
          <draw:frame draw:style-name="gr4" draw:text-style-name="P5" draw:layer="layout" svg:width="2.246cm" svg:height="0.725cm" svg:x="23.033cm" svg:y="5.661cm">
            <draw:text-box>
              <text:p text:style-name="P4"><text:span text:style-name="T3">read</text:span></text:p>
            </draw:text-box>
          </draw:frame>
        </draw:g>
        <draw:g xml:id="id128" draw:id="id128">
          <draw:rect draw:style-name="gr3" draw:text-style-name="P3" draw:layer="layout" svg:width="0.5cm" svg:height="0.5cm" svg:x="25.193cm" svg:y="5.093cm">
            <text:p/>
          </draw:rect>
          <draw:frame draw:style-name="gr4" draw:text-style-name="P5" draw:layer="layout" svg:width="2.246cm" svg:height="0.725cm" svg:x="23.033cm" svg:y="4.961cm">
            <draw:text-box>
              <text:p text:style-name="P4"><text:span text:style-name="T3">uart</text:span></text:p>
            </draw:text-box>
          </draw:frame>
        </draw:g>
        <draw:connector draw:style-name="gr8" draw:text-style-name="P3" draw:layer="layout" svg:x1="26.693cm" svg:y1="5.323cm" svg:x2="25.693cm" svg:y2="5.323cm" draw:start-shape="id127" draw:start-glue-point="3" draw:end-shape="id128" draw:end-glue-point="1" svg:d="M26693 5323h-1000">
          <text:p/>
        </draw:connector>
        <draw:g xml:id="id127" draw:id="id127">
          <draw:rect draw:style-name="gr3" draw:text-style-name="P3" draw:layer="layout" svg:width="0.5cm" svg:height="0.5cm" svg:x="26.693cm" svg:y="5.093cm">
            <text:p/>
          </draw:rect>
          <draw:frame draw:style-name="gr5" draw:text-style-name="P5" draw:layer="layout" svg:width="2.471cm" svg:height="0.725cm" svg:x="27.193cm" svg:y="4.961cm">
            <draw:text-box>
              <text:p text:style-name="P4"><text:span text:style-name="T3">uart</text:span></text:p>
            </draw:text-box>
          </draw:frame>
        </draw:g>
        <draw:g xml:id="id132" draw:id="id132">
          <draw:rect draw:style-name="gr3" draw:text-style-name="P3" draw:layer="layout" svg:width="0.5cm" svg:height="0.5cm" svg:x="18.187cm" svg:y="8.375cm">
            <text:p/>
          </draw:rect>
          <draw:frame draw:style-name="gr4" draw:text-style-name="P5" draw:layer="layout" svg:width="2.246cm" svg:height="0.725cm" svg:x="16.027cm" svg:y="8.243cm">
            <draw:text-box>
              <text:p text:style-name="P4"><text:span text:style-name="T3">bus</text:span></text:p>
            </draw:text-box>
          </draw:frame>
        </draw:g>
        <draw:connector draw:style-name="gr8" draw:text-style-name="P3" draw:layer="layout" draw:line-skew="-0.383cm" svg:x1="21.485cm" svg:y1="5.323cm" svg:x2="20.193cm" svg:y2="9.468cm" draw:start-shape="id129" draw:start-glue-point="3" svg:d="M21485 5323h-1292v4145">
          <text:p/>
        </draw:connector>
        <draw:connector draw:style-name="gr8" draw:text-style-name="P3" draw:layer="layout" draw:line-skew="-0.05cm" svg:x1="21.472cm" svg:y1="6.023cm" svg:x2="20.846cm" svg:y2="9.486cm" draw:start-shape="id130" draw:start-glue-point="3" svg:d="M21472 6023h-626v3463">
          <text:p/>
        </draw:connector>
        <draw:connector draw:style-name="gr31" draw:text-style-name="P3" draw:layer="layout" svg:x1="26.231cm" svg:y1="7.664cm" svg:x2="25.693cm" svg:y2="6.023cm" draw:end-shape="id131" draw:end-glue-point="1" svg:d="M26231 7664h-5v-1641h-533">
          <text:p/>
        </draw:connector>
        <draw:connector draw:style-name="gr8" draw:text-style-name="P3" draw:layer="layout" svg:x1="19.851cm" svg:y1="8.686cm" svg:x2="18.687cm" svg:y2="8.605cm" draw:end-shape="id132" draw:end-glue-point="1" svg:d="M19851 8686h-318v-81h-846">
          <text:p/>
        </draw:connector>
        <draw:g>
          <draw:rect draw:style-name="gr3" draw:text-style-name="P3" draw:layer="layout" svg:width="0.5cm" svg:height="0.5cm" svg:x="16.01cm" svg:y="5.866cm">
            <text:p/>
          </draw:rect>
          <draw:frame draw:style-name="gr16" draw:text-style-name="P5" draw:layer="layout" svg:width="2.576cm" svg:height="0.725cm" svg:x="16.454cm" svg:y="5.734cm">
            <draw:text-box>
              <text:p text:style-name="P4"><text:span text:style-name="T3">valid : Bool</text:span></text:p>
            </draw:text-box>
          </draw:frame>
        </draw:g>
        <draw:g>
          <draw:rect draw:style-name="gr17" draw:text-style-name="P3" draw:layer="layout" svg:width="0.5cm" svg:height="0.5cm" svg:x="16.01cm" svg:y="6.391cm">
            <text:p/>
          </draw:rect>
          <draw:frame draw:style-name="gr18" draw:text-style-name="P5" draw:layer="layout" svg:width="2.767cm" svg:height="0.725cm" svg:x="16.454cm" svg:y="6.259cm">
            <draw:text-box>
              <text:p text:style-name="P4"><text:span text:style-name="T3">ready : Bool</text:span></text:p>
            </draw:text-box>
          </draw:frame>
        </draw:g>
        <draw:g>
          <draw:rect draw:style-name="gr3" draw:text-style-name="P3" draw:layer="layout" svg:width="0.5cm" svg:height="0.5cm" svg:x="16.01cm" svg:y="7.017cm">
            <text:p/>
          </draw:rect>
          <draw:frame draw:style-name="gr62" draw:text-style-name="P5" draw:layer="layout" svg:width="3.69cm" svg:height="0.725cm" svg:x="16.454cm" svg:y="6.885cm">
            <draw:text-box>
              <text:p text:style-name="P4"><text:span text:style-name="T3">data : Bits(8 bits)</text:span></text:p>
            </draw:text-box>
          </draw:frame>
        </draw:g>
        <draw:g>
          <draw:rect draw:style-name="gr3" draw:text-style-name="P3" draw:layer="layout" svg:width="0.5cm" svg:height="0.5cm" svg:x="30.505cm" svg:y="6.192cm">
            <text:p/>
          </draw:rect>
          <draw:frame draw:style-name="gr16" draw:text-style-name="P5" draw:layer="layout" svg:width="2.576cm" svg:height="0.725cm" svg:x="30.949cm" svg:y="6.06cm">
            <draw:text-box>
              <text:p text:style-name="P4"><text:span text:style-name="T3">valid : Bool</text:span></text:p>
            </draw:text-box>
          </draw:frame>
        </draw:g>
        <draw:g>
          <draw:rect draw:style-name="gr3" draw:text-style-name="P3" draw:layer="layout" svg:width="0.5cm" svg:height="0.5cm" svg:x="30.505cm" svg:y="6.818cm">
            <text:p/>
          </draw:rect>
          <draw:frame draw:style-name="gr62" draw:text-style-name="P5" draw:layer="layout" svg:width="3.69cm" svg:height="0.725cm" svg:x="30.949cm" svg:y="6.686cm">
            <draw:text-box>
              <text:p text:style-name="P4"><text:span text:style-name="T3">data : Bits(8 bits)</text:span></text:p>
            </draw:text-box>
          </draw:frame>
        </draw:g>
        <draw:g>
          <draw:custom-shape draw:style-name="gr19" draw:text-style-name="P3" draw:layer="layout" svg:width="0.266cm" svg:height="1.5cm" svg:x="15.559cm" svg:y="6.0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855cm" svg:y="6.187cm">
            <draw:text-box>
              <text:p><text:span text:style-name="T4">Stream Bits(8 bit)</text:span></text:p>
            </draw:text-box>
          </draw:frame>
        </draw:g>
        <draw:g>
          <draw:custom-shape draw:style-name="gr19" draw:text-style-name="P3" draw:layer="layout" svg:width="0.267cm" svg:height="1.119cm" svg:x="30.16cm" svg:y="6.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6.192cm">
            <draw:text-box>
              <text:p><text:span text:style-name="T4">Flow Bits(8 bit)</text:span></text:p>
            </draw:text-box>
          </draw:frame>
        </draw:g>
        <draw:line draw:style-name="gr15" draw:text-style-name="P3" draw:layer="layout" svg:x1="26.927cm" svg:y1="6.661cm" svg:x2="26.251cm" svg:y2="6.661cm">
          <text:p/>
        </draw:line>
        <draw:line draw:style-name="gr15" draw:text-style-name="P3" draw:layer="layout" svg:x1="20.846cm" svg:y1="6.583cm" svg:x2="19.459cm" svg:y2="6.583cm">
          <text:p/>
        </draw:line>
        <draw:g>
          <draw:rect draw:style-name="gr3" draw:text-style-name="P3" draw:layer="layout" svg:width="0.5cm" svg:height="0.5cm" svg:x="30.505cm" svg:y="4.374cm">
            <text:p/>
          </draw:rect>
          <draw:frame draw:style-name="gr16" draw:text-style-name="P5" draw:layer="layout" svg:width="2.576cm" svg:height="0.725cm" svg:x="30.949cm" svg:y="4.242cm">
            <draw:text-box>
              <text:p text:style-name="P4"><text:span text:style-name="T3">tx : Bool</text:span></text:p>
            </draw:text-box>
          </draw:frame>
        </draw:g>
        <draw:g>
          <draw:rect draw:style-name="gr17" draw:text-style-name="P3" draw:layer="layout" svg:width="0.5cm" svg:height="0.5cm" svg:x="30.505cm" svg:y="5cm">
            <text:p/>
          </draw:rect>
          <draw:frame draw:style-name="gr29" draw:text-style-name="P5" draw:layer="layout" svg:width="2.369cm" svg:height="0.725cm" svg:x="30.949cm" svg:y="4.868cm">
            <draw:text-box>
              <text:p text:style-name="P4"><text:span text:style-name="T3">rx : Bool</text:span></text:p>
            </draw:text-box>
          </draw:frame>
        </draw:g>
        <draw:g>
          <draw:custom-shape draw:style-name="gr19" draw:text-style-name="P3" draw:layer="layout" svg:width="0.267cm" svg:height="1.119cm" svg:x="30.16cm" svg:y="4.381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4.374cm">
            <draw:text-box>
              <text:p><text:span text:style-name="T4">Uart</text:span></text:p>
            </draw:text-box>
          </draw:frame>
        </draw:g>
        <draw:line draw:style-name="gr15" draw:text-style-name="P3" draw:layer="layout" svg:x1="29.078cm" svg:y1="4.961cm" svg:x2="28.328cm" svg:y2="5.455cm">
          <text:p/>
        </draw:line>
        <draw:g>
          <draw:rect draw:style-name="gr3" draw:text-style-name="P3" draw:layer="layout" svg:width="0.5cm" svg:height="0.5cm" svg:x="16.005cm" svg:y="3.747cm">
            <text:p/>
          </draw:rect>
          <draw:frame draw:style-name="gr63" draw:text-style-name="P5" draw:layer="layout" svg:width="5.036cm" svg:height="0.725cm" svg:x="16.449cm" svg:y="3.615cm">
            <draw:text-box>
              <text:p text:style-name="P4"><text:span text:style-name="T3">dataLength : Uint(3 bits)</text:span></text:p>
            </draw:text-box>
          </draw:frame>
        </draw:g>
        <draw:g>
          <draw:rect draw:style-name="gr3" draw:text-style-name="P3" draw:layer="layout" svg:width="0.5cm" svg:height="0.5cm" svg:x="16.005cm" svg:y="4.775cm">
            <text:p/>
          </draw:rect>
          <draw:frame draw:style-name="gr37" draw:text-style-name="P5" draw:layer="layout" svg:width="2.775cm" svg:height="0.725cm" svg:x="16.449cm" svg:y="4.643cm">
            <draw:text-box>
              <text:p text:style-name="P4"><text:span text:style-name="T3">stop : Enum</text:span></text:p>
            </draw:text-box>
          </draw:frame>
        </draw:g>
        <draw:g>
          <draw:custom-shape draw:style-name="gr19" draw:text-style-name="P3" draw:layer="layout" svg:width="0.266cm" svg:height="2.134cm" svg:x="15.554cm" svg:y="3.2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447cm" svg:y="3.476cm">
            <draw:text-box>
              <text:p text:style-name="P12"><text:span text:style-name="T5">UartCtrlConfig</text:span></text:p>
            </draw:text-box>
          </draw:frame>
        </draw:g>
        <draw:g>
          <draw:rect draw:style-name="gr3" draw:text-style-name="P3" draw:layer="layout" svg:width="0.5cm" svg:height="0.5cm" svg:x="16.005cm" svg:y="4.256cm">
            <text:p/>
          </draw:rect>
          <draw:frame draw:style-name="gr39" draw:text-style-name="P5" draw:layer="layout" svg:width="3.122cm" svg:height="0.725cm" svg:x="16.449cm" svg:y="4.124cm">
            <draw:text-box>
              <text:p text:style-name="P4"><text:span text:style-name="T3">parity : Enum</text:span></text:p>
            </draw:text-box>
          </draw:frame>
        </draw:g>
        <draw:line draw:style-name="gr15" draw:text-style-name="P3" draw:layer="layout" svg:x1="19.571cm" svg:y1="4.31cm" svg:x2="20.193cm" svg:y2="5.323cm">
          <text:p/>
        </draw:line>
        <draw:g>
          <draw:rect draw:style-name="gr3" draw:text-style-name="P3" draw:layer="layout" svg:width="0.5cm" svg:height="0.5cm" svg:x="14.427cm" svg:y="9.812cm">
            <text:p/>
          </draw:rect>
          <draw:frame draw:style-name="gr127" draw:text-style-name="P5" draw:layer="layout" svg:width="3.669cm" svg:height="0.725cm" svg:x="14.871cm" svg:y="9.68cm">
            <draw:text-box>
              <text:p text:style-name="P4"><text:span text:style-name="T3">PENABLE : Bool</text:span></text:p>
            </draw:text-box>
          </draw:frame>
        </draw:g>
        <draw:g>
          <draw:custom-shape draw:style-name="gr19" draw:text-style-name="P3" draw:layer="layout" svg:width="0.266cm" svg:height="3.278cm" svg:x="13.986cm" svg:y="9.44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0" draw:text-style-name="P17" draw:layer="layout" svg:width="3.237cm" svg:height="2.376cm" svg:x="10.828cm" svg:y="9.813cm">
            <draw:text-box>
              <text:p text:style-name="P12"><text:span text:style-name="T5">AMBA-APB3</text:span></text:p>
            </draw:text-box>
          </draw:frame>
        </draw:g>
        <draw:g>
          <draw:rect draw:style-name="gr3" draw:text-style-name="P3" draw:layer="layout" svg:width="0.5cm" svg:height="0.5cm" svg:x="14.427cm" svg:y="9.293cm">
            <text:p/>
          </draw:rect>
          <draw:frame draw:style-name="gr39" draw:text-style-name="P5" draw:layer="layout" svg:width="3.122cm" svg:height="0.725cm" svg:x="14.871cm" svg:y="9.161cm">
            <draw:text-box>
              <text:p text:style-name="P4"><text:span text:style-name="T3">PSEL : Bool</text:span></text:p>
            </draw:text-box>
          </draw:frame>
        </draw:g>
        <draw:line draw:style-name="gr15" draw:text-style-name="P3" draw:layer="layout" svg:x1="16.493cm" svg:y1="9.161cm" svg:x2="17.181cm" svg:y2="8.615cm">
          <text:p/>
        </draw:line>
        <draw:g>
          <draw:rect draw:style-name="gr3" draw:text-style-name="P3" draw:layer="layout" svg:width="0.5cm" svg:height="0.5cm" svg:x="14.427cm" svg:y="10.843cm">
            <text:p/>
          </draw:rect>
          <draw:frame draw:style-name="gr68" draw:text-style-name="P5" draw:layer="layout" svg:width="4.418cm" svg:height="0.725cm" svg:x="14.871cm" svg:y="10.711cm">
            <draw:text-box>
              <text:p text:style-name="P4"><text:span text:style-name="T3">PADDR : Uint(4 bits)</text:span></text:p>
            </draw:text-box>
          </draw:frame>
        </draw:g>
        <draw:g>
          <draw:rect draw:style-name="gr3" draw:text-style-name="P3" draw:layer="layout" svg:width="0.5cm" svg:height="0.5cm" svg:x="14.427cm" svg:y="11.348cm">
            <text:p/>
          </draw:rect>
          <draw:frame draw:style-name="gr128" draw:text-style-name="P5" draw:layer="layout" svg:width="4.85cm" svg:height="0.725cm" svg:x="14.871cm" svg:y="11.216cm">
            <draw:text-box>
              <text:p text:style-name="P4"><text:span text:style-name="T3">PWDATA : Bits(32 bits)</text:span></text:p>
            </draw:text-box>
          </draw:frame>
        </draw:g>
        <draw:g>
          <draw:rect draw:style-name="gr17" draw:text-style-name="P3" draw:layer="layout" svg:width="0.5cm" svg:height="0.5cm" svg:x="14.427cm" svg:y="12.372cm">
            <text:p/>
          </draw:rect>
          <draw:frame draw:style-name="gr70" draw:text-style-name="P5" draw:layer="layout" svg:width="4.257cm" svg:height="0.725cm" svg:x="14.871cm" svg:y="12.24cm">
            <draw:text-box>
              <text:p text:style-name="P4"><text:span text:style-name="T3">PREADY : Bool</text:span></text:p>
            </draw:text-box>
          </draw:frame>
        </draw:g>
        <draw:g>
          <draw:rect draw:style-name="gr17" draw:text-style-name="P3" draw:layer="layout" svg:width="0.5cm" svg:height="0.5cm" svg:x="14.429cm" svg:y="11.867cm">
            <text:p/>
          </draw:rect>
          <draw:frame draw:style-name="gr71" draw:text-style-name="P5" draw:layer="layout" svg:width="4.778cm" svg:height="0.725cm" svg:x="14.873cm" svg:y="11.735cm">
            <draw:text-box>
              <text:p text:style-name="P4"><text:span text:style-name="T3">PRDATA : Bits(32 bits)</text:span></text:p>
            </draw:text-box>
          </draw:frame>
        </draw:g>
        <draw:g>
          <draw:rect draw:style-name="gr3" draw:text-style-name="P3" draw:layer="layout" svg:width="0.5cm" svg:height="0.5cm" svg:x="16.005cm" svg:y="3.23cm">
            <text:p/>
          </draw:rect>
          <draw:frame draw:style-name="gr72" draw:text-style-name="P5" draw:layer="layout" svg:width="5.421cm" svg:height="0.725cm" svg:x="16.449cm" svg:y="3.098cm">
            <draw:text-box>
              <text:p text:style-name="P4"><text:span text:style-name="T3">clockDivider : Uint(20 bits)</text:span></text:p>
            </draw:text-box>
          </draw:frame>
        </draw:g>
        <draw:rect draw:style-name="gr1" draw:text-style-name="P2" draw:layer="layout" svg:width="3.75cm" svg:height="1cm" svg:x="21.686cm" svg:y="3.712cm">
          <text:p text:style-name="P1"><text:span text:style-name="T1">UartCtrl</text:span></text:p>
        </draw:rect>
        <draw:rect draw:style-name="gr2" draw:text-style-name="P3" draw:layer="layout" svg:width="3.75cm" svg:height="2cm" svg:x="21.686cm" svg:y="4.712cm">
          <text:p/>
        </draw:rect>
        <draw:g xml:id="id134" draw:id="id134">
          <draw:rect draw:style-name="gr3" draw:text-style-name="P3" draw:layer="layout" svg:width="0.5cm" svg:height="0.5cm" svg:x="21.478cm" svg:y="5.094cm">
            <text:p/>
          </draw:rect>
          <draw:frame draw:style-name="gr5" draw:text-style-name="P5" draw:layer="layout" svg:width="2.471cm" svg:height="0.725cm" svg:x="21.978cm" svg:y="4.962cm">
            <draw:text-box>
              <text:p text:style-name="P4"><text:span text:style-name="T3">config</text:span></text:p>
            </draw:text-box>
          </draw:frame>
        </draw:g>
        <draw:g xml:id="id135" draw:id="id135">
          <draw:rect draw:style-name="gr3" draw:text-style-name="P3" draw:layer="layout" svg:width="0.5cm" svg:height="0.5cm" svg:x="21.465cm" svg:y="5.794cm">
            <text:p/>
          </draw:rect>
          <draw:frame draw:style-name="gr5" draw:text-style-name="P5" draw:layer="layout" svg:width="2.471cm" svg:height="0.725cm" svg:x="21.965cm" svg:y="5.662cm">
            <draw:text-box>
              <text:p text:style-name="P4"><text:span text:style-name="T3">write</text:span></text:p>
            </draw:text-box>
          </draw:frame>
        </draw:g>
        <draw:g>
          <draw:rect draw:style-name="gr3" draw:text-style-name="P3" draw:layer="layout" svg:width="0.5cm" svg:height="0.5cm" svg:x="25.186cm" svg:y="5.794cm">
            <text:p/>
          </draw:rect>
          <draw:frame draw:style-name="gr4" draw:text-style-name="P5" draw:layer="layout" svg:width="2.246cm" svg:height="0.725cm" svg:x="23.026cm" svg:y="5.662cm">
            <draw:text-box>
              <text:p text:style-name="P4"><text:span text:style-name="T3">read</text:span></text:p>
            </draw:text-box>
          </draw:frame>
        </draw:g>
        <draw:g xml:id="id133" draw:id="id133">
          <draw:rect draw:style-name="gr3" draw:text-style-name="P3" draw:layer="layout" svg:width="0.5cm" svg:height="0.5cm" svg:x="25.186cm" svg:y="5.094cm">
            <text:p/>
          </draw:rect>
          <draw:frame draw:style-name="gr4" draw:text-style-name="P5" draw:layer="layout" svg:width="2.246cm" svg:height="0.725cm" svg:x="23.026cm" svg:y="4.962cm">
            <draw:text-box>
              <text:p text:style-name="P4"><text:span text:style-name="T3">uart</text:span></text:p>
            </draw:text-box>
          </draw:frame>
        </draw:g>
        <draw:connector draw:style-name="gr8" draw:text-style-name="P3" draw:layer="layout" svg:x1="26.686cm" svg:y1="5.324cm" svg:x2="25.686cm" svg:y2="5.324cm" draw:end-shape="id133" draw:end-glue-point="1" svg:d="M26686 5324h-1000">
          <text:p/>
        </draw:connector>
        <draw:connector draw:style-name="gr8" draw:text-style-name="P3" draw:layer="layout" draw:line-skew="-0.383cm" svg:x1="21.478cm" svg:y1="5.324cm" svg:x2="20.186cm" svg:y2="9.469cm" draw:start-shape="id134" draw:start-glue-point="3" svg:d="M21478 5324h-1292v4145">
          <text:p/>
        </draw:connector>
        <draw:connector draw:style-name="gr8" draw:text-style-name="P3" draw:layer="layout" draw:line-skew="-0.05cm" svg:x1="21.465cm" svg:y1="6.024cm" svg:x2="20.839cm" svg:y2="9.487cm" draw:start-shape="id135" draw:start-glue-point="3" svg:d="M21465 6024h-626v3463">
          <text:p/>
        </draw:connector>
        <draw:connector draw:style-name="gr8" draw:text-style-name="P3" draw:layer="layout" svg:x1="19.844cm" svg:y1="8.687cm" svg:x2="18.68cm" svg:y2="8.606cm" svg:d="M19844 8687h-318v-81h-846">
          <text:p/>
        </draw:connector>
        <draw:line draw:style-name="gr15" draw:text-style-name="P3" draw:layer="layout" svg:x1="26.92cm" svg:y1="6.662cm" svg:x2="26.244cm" svg:y2="6.662cm">
          <text:p/>
        </draw:line>
        <draw:line draw:style-name="gr15" draw:text-style-name="P3" draw:layer="layout" svg:x1="20.839cm" svg:y1="6.584cm" svg:x2="19.452cm" svg:y2="6.584cm">
          <text:p/>
        </draw:line>
        <draw:line draw:style-name="gr15" draw:text-style-name="P3" draw:layer="layout" svg:x1="19.564cm" svg:y1="4.311cm" svg:x2="20.186cm" svg:y2="5.324cm">
          <text:p/>
        </draw:line>
        <draw:custom-shape draw:style-name="gr32" draw:text-style-name="P11" draw:layer="layout" svg:width="8.25cm" svg:height="3.185cm" svg:x="19.132cm" svg:y="7.489cm">
          <text:p text:style-name="P1"><text:span text:style-name="T1">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51" draw:text-style-name="P3" draw:layer="layout" svg:width="5.247cm" svg:height="1cm" svg:x="-1.952cm" svg:y="7.196cm">
          <text:p text:style-name="P3">BusSlaveFactory</text:p>
        </draw:rect>
        <draw:rect draw:style-name="gr73" draw:text-style-name="P3" draw:layer="layout" svg:width="7.5cm" svg:height="1cm" svg:x="-3.026cm" svg:y="10.497cm">
          <text:p text:style-name="P3">AvalonMMSlaveFactory</text:p>
        </draw:rect>
        <draw:line draw:style-name="gr52" draw:text-style-name="P3" draw:layer="layout" svg:x1="-0.457cm" svg:y1="9.092cm" svg:x2="-0.457cm" svg:y2="8.246cm">
          <text:p/>
        </draw:line>
        <draw:rect draw:style-name="gr73" draw:text-style-name="P3" draw:layer="layout" svg:width="7.5cm" svg:height="1cm" svg:x="-7.62cm" svg:y="9.092cm">
          <text:p text:style-name="P3">Apb3SlaveFactory</text:p>
        </draw:rect>
        <draw:rect draw:style-name="gr73" draw:text-style-name="P3" draw:layer="layout" svg:width="7.5cm" svg:height="1cm" svg:x="1.448cm" svg:y="9.121cm">
          <text:p text:style-name="P3">AxiLite4SlaveFactory</text:p>
        </draw:rect>
        <draw:line draw:style-name="gr52" draw:text-style-name="P3" draw:layer="layout" svg:x1="0.673cm" svg:y1="10.497cm" svg:x2="0.674cm" svg:y2="8.246cm">
          <text:p/>
        </draw:line>
        <draw:line draw:style-name="gr52" draw:text-style-name="P3" draw:layer="layout" svg:x1="1.815cm" svg:y1="9.121cm" svg:x2="1.815cm" svg:y2="8.275cm">
          <text:p/>
        </draw:line>
        <draw:g>
          <draw:rect draw:style-name="gr3" draw:text-style-name="P3" draw:layer="layout" svg:width="0.5cm" svg:height="0.5cm" svg:x="-4.981cm" svg:y="18.202cm">
            <text:p/>
          </draw:rect>
          <draw:frame draw:style-name="gr131" draw:text-style-name="P5" draw:layer="layout" svg:width="3.207cm" svg:height="0.725cm" svg:x="-8.102cm" svg:y="18.07cm">
            <draw:text-box>
              <text:p text:style-name="P4"><text:span text:style-name="T3">bus.PSEL <text:s text:c="6"/></text:span></text:p>
            </draw:text-box>
          </draw:frame>
        </draw:g>
        <draw:g>
          <draw:rect draw:style-name="gr3" draw:text-style-name="P3" draw:layer="layout" svg:width="0.5cm" svg:height="0.5cm" svg:x="-4.981cm" svg:y="18.834cm">
            <text:p/>
          </draw:rect>
          <draw:frame draw:style-name="gr132" draw:text-style-name="P5" draw:layer="layout" svg:width="3.266cm" svg:height="0.725cm" svg:x="-8.161cm" svg:y="18.702cm">
            <draw:text-box>
              <text:p text:style-name="P4"><text:span text:style-name="T3">bus.PENABLE</text:span></text:p>
            </draw:text-box>
          </draw:frame>
        </draw:g>
        <draw:g>
          <draw:rect draw:style-name="gr3" draw:text-style-name="P3" draw:layer="layout" svg:width="0.5cm" svg:height="0.5cm" svg:x="-4.978cm" svg:y="19.453cm">
            <text:p/>
          </draw:rect>
          <draw:frame draw:style-name="gr133" draw:text-style-name="P5" draw:layer="layout" svg:width="3.216cm" svg:height="0.725cm" svg:x="-8.108cm" svg:y="19.321cm">
            <draw:text-box>
              <text:p text:style-name="P4"><text:span text:style-name="T3">bus.PWRITE <text:s/></text:span></text:p>
            </draw:text-box>
          </draw:frame>
        </draw:g>
        <draw:connector draw:style-name="gr8" draw:text-style-name="P3" draw:layer="layout" svg:x1="-2.834cm" svg:y1="19.032cm" svg:x2="-2.263cm" svg:y2="19.054cm" svg:d="M-2834 19032h549v22h22">
          <text:p/>
        </draw:connector>
        <draw:frame draw:style-name="gr134" draw:text-style-name="P5" draw:layer="layout" svg:width="1.975cm" svg:height="0.725cm" svg:x="-2.349cm" svg:y="18.657cm">
          <draw:text-box>
            <text:p text:style-name="P4"><text:span text:style-name="T3">doWrite</text:span></text:p>
          </draw:text-box>
        </draw:frame>
        <draw:g>
          <draw:rect draw:style-name="gr3" draw:text-style-name="P3" draw:layer="layout" svg:width="0.5cm" svg:height="0.5cm" svg:x="-4.995cm" svg:y="20.46cm">
            <text:p/>
          </draw:rect>
          <draw:frame draw:style-name="gr131" draw:text-style-name="P5" draw:layer="layout" svg:width="3.207cm" svg:height="0.725cm" svg:x="-8.116cm" svg:y="20.328cm">
            <draw:text-box>
              <text:p text:style-name="P4"><text:span text:style-name="T3">bus.PSEL <text:s text:c="6"/></text:span></text:p>
            </draw:text-box>
          </draw:frame>
        </draw:g>
        <draw:g>
          <draw:rect draw:style-name="gr3" draw:text-style-name="P3" draw:layer="layout" svg:width="0.5cm" svg:height="0.5cm" svg:x="-4.995cm" svg:y="21.092cm">
            <text:p/>
          </draw:rect>
          <draw:frame draw:style-name="gr132" draw:text-style-name="P5" draw:layer="layout" svg:width="3.266cm" svg:height="0.725cm" svg:x="-8.175cm" svg:y="20.96cm">
            <draw:text-box>
              <text:p text:style-name="P4"><text:span text:style-name="T3">bus.PENABLE</text:span></text:p>
            </draw:text-box>
          </draw:frame>
        </draw:g>
        <draw:g>
          <draw:rect draw:style-name="gr3" draw:text-style-name="P3" draw:layer="layout" svg:width="0.5cm" svg:height="0.5cm" svg:x="-4.992cm" svg:y="21.711cm">
            <text:p/>
          </draw:rect>
          <draw:frame draw:style-name="gr133" draw:text-style-name="P5" draw:layer="layout" svg:width="3.216cm" svg:height="0.725cm" svg:x="-8.122cm" svg:y="21.579cm">
            <draw:text-box>
              <text:p text:style-name="P4"><text:span text:style-name="T3">bus.PWRITE <text:s/></text:span></text:p>
            </draw:text-box>
          </draw:frame>
        </draw:g>
        <draw:connector draw:style-name="gr8" draw:text-style-name="P3" draw:layer="layout" svg:x1="-2.848cm" svg:y1="21.29cm" svg:x2="-2.277cm" svg:y2="21.312cm" svg:d="M-2848 21290h549v22h22">
          <text:p/>
        </draw:connector>
        <draw:frame draw:style-name="gr135" draw:text-style-name="P5" draw:layer="layout" svg:width="1.992cm" svg:height="0.725cm" svg:x="-2.372cm" svg:y="20.915cm">
          <draw:text-box>
            <text:p text:style-name="P4"><text:span text:style-name="T3">doRead</text:span></text:p>
          </draw:text-box>
        </draw:frame>
        <draw:line draw:style-name="gr81" draw:text-style-name="P3" draw:layer="layout" svg:x1="3.839cm" svg:y1="16.136cm" svg:x2="4.832cm" svg:y2="16.136cm">
          <text:p/>
        </draw:line>
        <draw:path draw:style-name="gr93" draw:text-style-name="P13" draw:layer="layout" svg:width="0.749cm" svg:height="0.749cm" svg:x="4.808cm" svg:y="15.973cm" svg:viewBox="0 0 750 750" svg:d="M375 0c213 0 375 162 375 375s-162 375-375 375-375-162-375-375 162-375 375-375z">
          <text:p text:style-name="P13">=</text:p>
        </draw:path>
        <draw:line draw:style-name="gr81" draw:text-style-name="P3" draw:layer="layout" svg:x1="4.591cm" svg:y1="16.536cm" svg:x2="4.832cm" svg:y2="16.536cm">
          <text:p/>
        </draw:line>
        <draw:g>
          <draw:frame draw:style-name="gr117" draw:text-style-name="P5" draw:layer="layout" svg:width="1.211cm" svg:height="0.725cm" svg:x="3.569cm" svg:y="16.178cm">
            <draw:text-box>
              <text:p text:style-name="P4"><text:span text:style-name="T3">0</text:span></text:p>
            </draw:text-box>
          </draw:frame>
        </draw:g>
        <draw:custom-shape draw:style-name="gr46" draw:text-style-name="P3" draw:layer="layout" svg:width="1.103cm" svg:height="1.031cm" svg:x="6.745cm" svg:y="14.949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8cm" svg:y="14.806cm">
          <draw:text-box>
            <text:p text:style-name="P4"><text:span text:style-name="T3">doWrite</text:span></text:p>
          </draw:text-box>
        </draw:frame>
        <draw:connector draw:style-name="gr8" draw:text-style-name="P3" draw:layer="layout" svg:x1="6.174cm" svg:y1="15.161cm" svg:x2="6.745cm" svg:y2="15.183cm" svg:d="M6174 15161h549v22h22">
          <text:p/>
        </draw:connector>
        <draw:g>
          <draw:rect draw:style-name="gr3" draw:text-style-name="P3" draw:layer="layout" svg:width="0.5cm" svg:height="0.5cm" svg:x="3.314cm" svg:y="15.916cm">
            <text:p/>
          </draw:rect>
          <draw:frame draw:style-name="gr136" draw:text-style-name="P5" draw:layer="layout" svg:width="2.758cm" svg:height="0.725cm" svg:x="0.642cm" svg:y="15.784cm">
            <draw:text-box>
              <text:p text:style-name="P4"><text:span text:style-name="T3">bus.PADDR</text:span></text:p>
            </draw:text-box>
          </draw:frame>
        </draw:g>
        <draw:g>
          <draw:g>
            <draw:rect draw:style-name="gr2" draw:text-style-name="P3" draw:layer="layout" svg:width="1cm" svg:height="1.747cm" svg:x="16.715cm" svg:y="15.413cm">
              <text:p/>
            </draw:rect>
            <draw:custom-shape draw:style-name="gr40" draw:text-style-name="P13" draw:layer="layout" svg:width="0.3cm" svg:height="0.3cm" draw:transform="rotate (-1.57079632679579) translate (17.015cm 16.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6.558cm" svg:y="15.435cm">
            <draw:text-box>
              <text:p text:style-name="P4"><text:span text:style-name="T3">D</text:span></text:p>
            </draw:text-box>
          </draw:frame>
          <draw:frame draw:style-name="gr84" draw:text-style-name="P5" draw:layer="layout" svg:width="0.832cm" svg:height="0.725cm" svg:x="17.059cm" svg:y="15.436cm">
            <draw:text-box>
              <text:p text:style-name="P4"><text:span text:style-name="T3">Q</text:span></text:p>
            </draw:text-box>
          </draw:frame>
        </draw:g>
        <draw:frame draw:style-name="gr89" draw:text-style-name="P5" draw:layer="layout" svg:width="1.281cm" svg:height="0.725cm" svg:x="15.434cm" svg:y="16.435cm">
          <draw:text-box>
            <text:p text:style-name="P4"><text:span text:style-name="T3">clk</text:span></text:p>
          </draw:text-box>
        </draw:frame>
        <draw:line draw:style-name="gr81" draw:text-style-name="P3" draw:layer="layout" svg:x1="16.434cm" svg:y1="16.781cm" svg:x2="16.715cm" svg:y2="16.781cm">
          <text:p/>
        </draw:line>
        <draw:line draw:style-name="gr81" draw:text-style-name="P3" draw:layer="layout" svg:x1="17.715cm" svg:y1="15.832cm" svg:x2="19.138cm" svg:y2="15.832cm">
          <text:p/>
        </draw:line>
        <draw:line draw:style-name="gr81" draw:text-style-name="P3" draw:layer="layout" svg:x1="18.055cm" svg:y1="15.997cm" svg:x2="18.236cm" svg:y2="15.636cm">
          <text:p/>
        </draw:line>
        <draw:frame draw:style-name="gr89" draw:text-style-name="P5" draw:layer="layout" svg:width="1.281cm" svg:height="0.725cm" svg:x="17.495cm" svg:y="15.027cm">
          <draw:text-box>
            <text:p text:style-name="P4"><text:span text:style-name="T3">20</text:span></text:p>
          </draw:text-box>
        </draw:frame>
        <draw:frame draw:style-name="gr95" draw:text-style-name="P5" draw:layer="layout" svg:width="0.786cm" svg:height="0.725cm" svg:x="16.549cm" svg:y="15.939cm">
          <draw:text-box>
            <text:p text:style-name="P4"><text:span text:style-name="T3">E</text:span></text:p>
          </draw:text-box>
        </draw:frame>
        <draw:line draw:style-name="gr81" draw:text-style-name="P3" draw:layer="layout" svg:x1="16.425cm" svg:y1="16.285cm" svg:x2="16.706cm" svg:y2="16.285cm">
          <text:p/>
        </draw:line>
        <draw:line draw:style-name="gr81" draw:text-style-name="P3" draw:layer="layout" svg:x1="6.179cm" svg:y1="15.774cm" svg:x2="6.745cm" svg:y2="15.774cm">
          <text:p/>
        </draw:line>
        <draw:line draw:style-name="gr81" draw:text-style-name="P3" draw:layer="layout" svg:x1="6.179cm" svg:y1="15.774cm" svg:x2="6.179cm" svg:y2="16.348cm">
          <text:p/>
        </draw:line>
        <draw:line draw:style-name="gr81" draw:text-style-name="P3" draw:layer="layout" svg:x1="5.558cm" svg:y1="16.348cm" svg:x2="6.179cm" svg:y2="16.348cm">
          <text:p/>
        </draw:line>
        <draw:custom-shape draw:style-name="gr46" draw:text-style-name="P3" draw:layer="layout" svg:width="1.103cm" svg:height="1.031cm" svg:x="6.745cm" svg:y="16.749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74cm" svg:y1="16.961cm" svg:x2="6.745cm" svg:y2="16.983cm" svg:d="M6174 16961h549v22h22">
          <text:p/>
        </draw:connector>
        <draw:line draw:style-name="gr81" draw:text-style-name="P3" draw:layer="layout" svg:x1="6.179cm" svg:y1="17.574cm" svg:x2="6.745cm" svg:y2="17.574cm">
          <text:p/>
        </draw:line>
        <draw:line draw:style-name="gr81" draw:text-style-name="P3" draw:layer="layout" svg:x1="6.179cm" svg:y1="16.374cm" svg:x2="6.179cm" svg:y2="16.948cm">
          <text:p/>
        </draw:line>
        <draw:frame draw:style-name="gr135" draw:text-style-name="P5" draw:layer="layout" svg:width="1.992cm" svg:height="0.725cm" svg:x="4.387cm" svg:y="17.183cm">
          <draw:text-box>
            <text:p text:style-name="P4"><text:span text:style-name="T3">doRead</text:span></text:p>
          </draw:text-box>
        </draw:frame>
        <draw:line draw:style-name="gr81" draw:text-style-name="P3" draw:layer="layout" svg:x1="7.848cm" svg:y1="17.269cm" svg:x2="8.414cm" svg:y2="17.269cm">
          <text:p/>
        </draw:line>
        <draw:line draw:style-name="gr81" draw:text-style-name="P3" draw:layer="layout" svg:x1="7.848cm" svg:y1="15.457cm" svg:x2="8.414cm" svg:y2="15.457cm">
          <text:p/>
        </draw:line>
        <draw:frame draw:style-name="gr137" draw:text-style-name="P5" draw:layer="layout" svg:width="2.229cm" svg:height="0.725cm" svg:x="8.281cm" svg:y="16.913cm">
          <draw:text-box>
            <text:p text:style-name="P4"><text:span text:style-name="T3">doRead0</text:span></text:p>
          </draw:text-box>
        </draw:frame>
        <draw:frame draw:style-name="gr138" draw:text-style-name="P5" draw:layer="layout" svg:width="2.212cm" svg:height="0.725cm" svg:x="8.29cm" svg:y="15.072cm">
          <draw:text-box>
            <text:p text:style-name="P4"><text:span text:style-name="T3">doWrite0</text:span></text:p>
          </draw:text-box>
        </draw:frame>
        <draw:frame draw:style-name="gr138" draw:text-style-name="P5" draw:layer="layout" svg:width="2.212cm" svg:height="0.725cm" svg:x="14.373cm" svg:y="15.939cm">
          <draw:text-box>
            <text:p text:style-name="P4"><text:span text:style-name="T3">doWrite0</text:span></text:p>
          </draw:text-box>
        </draw:frame>
        <draw:line draw:style-name="gr81" draw:text-style-name="P3" draw:layer="layout" svg:x1="15.946cm" svg:y1="15.785cm" svg:x2="16.707cm" svg:y2="15.785cm">
          <text:p/>
        </draw:line>
        <draw:frame draw:style-name="gr139" draw:text-style-name="P5" draw:layer="layout" svg:width="5.988cm" svg:height="0.725cm" svg:x="19.138cm" svg:y="15.45cm">
          <draw:text-box>
            <text:p text:style-name="P4"><text:span text:style-name="T3">uartCtrl.io.config.clockDivider</text:span></text:p>
          </draw:text-box>
        </draw:frame>
        <draw:line draw:style-name="gr81" draw:text-style-name="P3" draw:layer="layout" svg:x1="16.281cm" svg:y1="15.972cm" svg:x2="16.462cm" svg:y2="15.611cm">
          <text:p/>
        </draw:line>
        <draw:frame draw:style-name="gr89" draw:text-style-name="P5" draw:layer="layout" svg:width="1.281cm" svg:height="0.725cm" svg:x="15.721cm" svg:y="15.002cm">
          <draw:text-box>
            <text:p text:style-name="P4"><text:span text:style-name="T3">20</text:span></text:p>
          </draw:text-box>
        </draw:frame>
        <draw:g>
          <draw:rect draw:style-name="gr3" draw:text-style-name="P3" draw:layer="layout" svg:width="0.5cm" svg:height="0.5cm" svg:x="15.538cm" svg:y="15.546cm">
            <text:p/>
          </draw:rect>
          <draw:frame draw:style-name="gr140" draw:text-style-name="P5" draw:layer="layout" svg:width="3.084cm" svg:height="0.725cm" svg:x="12.54cm" svg:y="15.414cm">
            <draw:text-box>
              <text:p text:style-name="P4"><text:span text:style-name="T3">bus.PWDATA</text:span></text:p>
            </draw:text-box>
          </draw:frame>
        </draw:g>
        <draw:custom-shape draw:style-name="gr100" draw:text-style-name="P3" draw:layer="layout" svg:width="1.443cm" svg:height="0.421cm" draw:transform="rotate (1.5707963267946) translate (19.148cm 17.6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9.342cm" svg:y1="17.926cm" svg:x2="19.342cm" svg:y2="17.471cm">
          <text:p/>
        </draw:line>
        <draw:g>
          <draw:rect draw:style-name="gr3" draw:text-style-name="P3" draw:layer="layout" svg:width="0.5cm" svg:height="0.5cm" svg:x="20.519cm" svg:y="16.736cm">
            <text:p/>
          </draw:rect>
          <draw:frame draw:style-name="gr141" draw:text-style-name="P5" draw:layer="layout" svg:width="2.97cm" svg:height="0.725cm" svg:x="20.963cm" svg:y="16.586cm">
            <draw:text-box>
              <text:p text:style-name="P4"><text:span text:style-name="T3">bus.PRDATA</text:span></text:p>
            </draw:text-box>
          </draw:frame>
        </draw:g>
        <draw:line draw:style-name="gr81" draw:text-style-name="P3" draw:layer="layout" svg:x1="19.542cm" svg:y1="16.968cm" svg:x2="19.899cm" svg:y2="16.968cm">
          <text:p/>
        </draw:line>
        <draw:frame draw:style-name="gr137" draw:text-style-name="P5" draw:layer="layout" svg:width="2.229cm" svg:height="0.725cm" svg:x="18.326cm" svg:y="17.915cm">
          <draw:text-box>
            <text:p text:style-name="P4"><text:span text:style-name="T3">doRead0</text:span></text:p>
          </draw:text-box>
        </draw:frame>
        <draw:line draw:style-name="gr81" draw:text-style-name="P3" draw:layer="layout" svg:x1="18.547cm" svg:y1="16.611cm" svg:x2="19.111cm" svg:y2="16.611cm">
          <text:p/>
        </draw:line>
        <draw:line draw:style-name="gr81" draw:text-style-name="P3" draw:layer="layout" svg:x1="18.574cm" svg:y1="16.611cm" svg:x2="18.574cm" svg:y2="15.832cm">
          <text:p/>
        </draw:line>
        <draw:line draw:style-name="gr81" draw:text-style-name="P3" draw:layer="layout" svg:x1="18.557cm" svg:y1="17.287cm" svg:x2="19.121cm" svg:y2="17.287cm">
          <text:p/>
        </draw:line>
        <draw:frame draw:style-name="gr142" draw:text-style-name="P25" draw:layer="layout" svg:width="0.858cm" svg:height="0.738cm" svg:x="17.89cm" svg:y="16.812cm">
          <draw:text-box>
            <text:p text:style-name="P4"><text:span text:style-name="T14">...</text:span></text:p>
          </draw:text-box>
        </draw:frame>
        <draw:frame draw:style-name="gr142" draw:text-style-name="P25" draw:layer="layout" svg:width="0.858cm" svg:height="0.738cm" svg:x="19.756cm" svg:y="16.495cm">
          <draw:text-box>
            <text:p text:style-name="P4"><text:span text:style-name="T14">...</text:span></text:p>
          </draw:text-box>
        </draw:frame>
        <draw:custom-shape draw:style-name="gr46" draw:text-style-name="P3" draw:layer="layout" svg:width="1.103cm" svg:height="1.031cm" svg:x="-3.883cm" svg:y="18.52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6" draw:text-style-name="P3" draw:layer="layout" svg:width="1.103cm" svg:height="1.031cm" svg:x="-3.883cm" svg:y="20.761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4.481cm" svg:y1="18.45cm" svg:x2="-4.2cm" svg:y2="18.45cm">
          <text:p/>
        </draw:line>
        <draw:line draw:style-name="gr81" draw:text-style-name="P3" draw:layer="layout" svg:x1="-4.48cm" svg:y1="19.083cm" svg:x2="-3.883cm" svg:y2="19.083cm">
          <text:p/>
        </draw:line>
        <draw:line draw:style-name="gr81" draw:text-style-name="P3" draw:layer="layout" svg:x1="-4.444cm" svg:y1="19.745cm" svg:x2="-4.163cm" svg:y2="19.745cm">
          <text:p/>
        </draw:line>
        <draw:line draw:style-name="gr81" draw:text-style-name="P3" draw:layer="layout" svg:x1="-4.164cm" svg:y1="19.374cm" svg:x2="-3.883cm" svg:y2="19.374cm">
          <text:p/>
        </draw:line>
        <draw:line draw:style-name="gr81" draw:text-style-name="P3" draw:layer="layout" svg:x1="-4.164cm" svg:y1="18.769cm" svg:x2="-3.883cm" svg:y2="18.769cm">
          <text:p/>
        </draw:line>
        <draw:line draw:style-name="gr81" draw:text-style-name="P3" draw:layer="layout" svg:x1="-4.163cm" svg:y1="19.374cm" svg:x2="-4.163cm" svg:y2="19.745cm">
          <text:p/>
        </draw:line>
        <draw:line draw:style-name="gr81" draw:text-style-name="P3" draw:layer="layout" svg:x1="-4.164cm" svg:y1="18.45cm" svg:x2="-4.164cm" svg:y2="18.769cm">
          <text:p/>
        </draw:line>
        <draw:line draw:style-name="gr81" draw:text-style-name="P3" draw:layer="layout" svg:x1="-4.493cm" svg:y1="20.675cm" svg:x2="-4.212cm" svg:y2="20.675cm">
          <text:p/>
        </draw:line>
        <draw:line draw:style-name="gr81" draw:text-style-name="P3" draw:layer="layout" svg:x1="-4.492cm" svg:y1="21.308cm" svg:x2="-3.895cm" svg:y2="21.308cm">
          <text:p/>
        </draw:line>
        <draw:line draw:style-name="gr81" draw:text-style-name="P3" draw:layer="layout" svg:x1="-4.456cm" svg:y1="21.97cm" svg:x2="-4.175cm" svg:y2="21.97cm">
          <text:p/>
        </draw:line>
        <draw:line draw:style-name="gr81" draw:text-style-name="P3" draw:layer="layout" svg:x1="-4.176cm" svg:y1="21.599cm" svg:x2="-3.895cm" svg:y2="21.599cm">
          <text:p/>
        </draw:line>
        <draw:line draw:style-name="gr81" draw:text-style-name="P3" draw:layer="layout" svg:x1="-4.176cm" svg:y1="20.994cm" svg:x2="-3.895cm" svg:y2="20.994cm">
          <text:p/>
        </draw:line>
        <draw:line draw:style-name="gr81" draw:text-style-name="P3" draw:layer="layout" svg:x1="-4.175cm" svg:y1="21.599cm" svg:x2="-4.175cm" svg:y2="21.97cm">
          <text:p/>
        </draw:line>
        <draw:line draw:style-name="gr81" draw:text-style-name="P3" draw:layer="layout" svg:x1="-4.176cm" svg:y1="20.675cm" svg:x2="-4.176cm" svg:y2="20.994cm">
          <text:p/>
        </draw:line>
        <draw:custom-shape draw:style-name="gr56" draw:text-style-name="P3" draw:layer="layout" svg:width="0.25cm" svg:height="0.25cm" svg:x="-4.121cm" svg:y="21.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1" draw:text-style-name="P3" draw:layer="layout" svg:x1="3.823cm" svg:y1="19.872cm" svg:x2="4.816cm" svg:y2="19.872cm">
          <text:p/>
        </draw:line>
        <draw:path draw:style-name="gr93" draw:text-style-name="P13" draw:layer="layout" svg:width="0.749cm" svg:height="0.749cm" svg:x="4.792cm" svg:y="19.709cm" svg:viewBox="0 0 750 750" svg:d="M375 0c213 0 375 162 375 375s-162 375-375 375-375-162-375-375 162-375 375-375z">
          <text:p text:style-name="P13">=</text:p>
        </draw:path>
        <draw:line draw:style-name="gr81" draw:text-style-name="P3" draw:layer="layout" svg:x1="4.575cm" svg:y1="20.272cm" svg:x2="4.816cm" svg:y2="20.272cm">
          <text:p/>
        </draw:line>
        <draw:g>
          <draw:frame draw:style-name="gr117" draw:text-style-name="P5" draw:layer="layout" svg:width="1.211cm" svg:height="0.725cm" svg:x="3.553cm" svg:y="19.914cm">
            <draw:text-box>
              <text:p text:style-name="P4"><text:span text:style-name="T3">4</text:span></text:p>
            </draw:text-box>
          </draw:frame>
        </draw:g>
        <draw:custom-shape draw:style-name="gr46" draw:text-style-name="P3" draw:layer="layout" svg:width="1.103cm" svg:height="1.031cm" svg:x="6.729cm" svg:y="18.685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64cm" svg:y="18.542cm">
          <draw:text-box>
            <text:p text:style-name="P4"><text:span text:style-name="T3">doWrite</text:span></text:p>
          </draw:text-box>
        </draw:frame>
        <draw:connector draw:style-name="gr8" draw:text-style-name="P3" draw:layer="layout" svg:x1="6.158cm" svg:y1="18.897cm" svg:x2="6.729cm" svg:y2="18.919cm" svg:d="M6158 18897h549v22h22">
          <text:p/>
        </draw:connector>
        <draw:g>
          <draw:rect draw:style-name="gr3" draw:text-style-name="P3" draw:layer="layout" svg:width="0.5cm" svg:height="0.5cm" svg:x="3.298cm" svg:y="19.652cm">
            <text:p/>
          </draw:rect>
          <draw:frame draw:style-name="gr136" draw:text-style-name="P5" draw:layer="layout" svg:width="2.758cm" svg:height="0.725cm" svg:x="0.626cm" svg:y="19.52cm">
            <draw:text-box>
              <text:p text:style-name="P4"><text:span text:style-name="T3">bus.PADDR</text:span></text:p>
            </draw:text-box>
          </draw:frame>
        </draw:g>
        <draw:line draw:style-name="gr81" draw:text-style-name="P3" draw:layer="layout" svg:x1="6.163cm" svg:y1="19.51cm" svg:x2="6.729cm" svg:y2="19.51cm">
          <text:p/>
        </draw:line>
        <draw:line draw:style-name="gr81" draw:text-style-name="P3" draw:layer="layout" svg:x1="6.163cm" svg:y1="19.51cm" svg:x2="6.163cm" svg:y2="20.084cm">
          <text:p/>
        </draw:line>
        <draw:line draw:style-name="gr81" draw:text-style-name="P3" draw:layer="layout" svg:x1="5.542cm" svg:y1="20.084cm" svg:x2="6.163cm" svg:y2="20.084cm">
          <text:p/>
        </draw:line>
        <draw:custom-shape draw:style-name="gr46" draw:text-style-name="P3" draw:layer="layout" svg:width="1.103cm" svg:height="1.031cm" svg:x="6.729cm" svg:y="20.485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58cm" svg:y1="20.697cm" svg:x2="6.729cm" svg:y2="20.719cm" svg:d="M6158 20697h549v22h22">
          <text:p/>
        </draw:connector>
        <draw:line draw:style-name="gr81" draw:text-style-name="P3" draw:layer="layout" svg:x1="6.163cm" svg:y1="21.31cm" svg:x2="6.729cm" svg:y2="21.31cm">
          <text:p/>
        </draw:line>
        <draw:line draw:style-name="gr81" draw:text-style-name="P3" draw:layer="layout" svg:x1="6.163cm" svg:y1="20.11cm" svg:x2="6.163cm" svg:y2="20.684cm">
          <text:p/>
        </draw:line>
        <draw:frame draw:style-name="gr135" draw:text-style-name="P5" draw:layer="layout" svg:width="1.992cm" svg:height="0.725cm" svg:x="4.371cm" svg:y="20.919cm">
          <draw:text-box>
            <text:p text:style-name="P4"><text:span text:style-name="T3">doRead</text:span></text:p>
          </draw:text-box>
        </draw:frame>
        <draw:line draw:style-name="gr81" draw:text-style-name="P3" draw:layer="layout" svg:x1="7.832cm" svg:y1="21.005cm" svg:x2="8.398cm" svg:y2="21.005cm">
          <text:p/>
        </draw:line>
        <draw:line draw:style-name="gr81" draw:text-style-name="P3" draw:layer="layout" svg:x1="7.832cm" svg:y1="19.193cm" svg:x2="8.398cm" svg:y2="19.193cm">
          <text:p/>
        </draw:line>
        <draw:frame draw:style-name="gr137" draw:text-style-name="P5" draw:layer="layout" svg:width="2.229cm" svg:height="0.725cm" svg:x="8.265cm" svg:y="20.649cm">
          <draw:text-box>
            <text:p text:style-name="P4"><text:span text:style-name="T3">doRead4</text:span></text:p>
          </draw:text-box>
        </draw:frame>
        <draw:frame draw:style-name="gr138" draw:text-style-name="P5" draw:layer="layout" svg:width="2.212cm" svg:height="0.725cm" svg:x="8.274cm" svg:y="18.808cm">
          <draw:text-box>
            <text:p text:style-name="P4"><text:span text:style-name="T3">doWrite4</text:span></text:p>
          </draw:text-box>
        </draw:frame>
        <draw:g>
          <draw:g>
            <draw:rect draw:style-name="gr2" draw:text-style-name="P3" draw:layer="layout" svg:width="1cm" svg:height="1.747cm" svg:x="16.715cm" svg:y="19.959cm">
              <text:p/>
            </draw:rect>
            <draw:custom-shape draw:style-name="gr40" draw:text-style-name="P13" draw:layer="layout" svg:width="0.3cm" svg:height="0.3cm" draw:transform="rotate (-1.57079632679579) translate (17.015cm 21.1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6.558cm" svg:y="19.981cm">
            <draw:text-box>
              <text:p text:style-name="P4"><text:span text:style-name="T3">D</text:span></text:p>
            </draw:text-box>
          </draw:frame>
          <draw:frame draw:style-name="gr84" draw:text-style-name="P5" draw:layer="layout" svg:width="0.832cm" svg:height="0.725cm" svg:x="17.059cm" svg:y="19.982cm">
            <draw:text-box>
              <text:p text:style-name="P4"><text:span text:style-name="T3">Q</text:span></text:p>
            </draw:text-box>
          </draw:frame>
        </draw:g>
        <draw:frame draw:style-name="gr89" draw:text-style-name="P5" draw:layer="layout" svg:width="1.281cm" svg:height="0.725cm" svg:x="15.434cm" svg:y="20.981cm">
          <draw:text-box>
            <text:p text:style-name="P4"><text:span text:style-name="T3">clk</text:span></text:p>
          </draw:text-box>
        </draw:frame>
        <draw:line draw:style-name="gr81" draw:text-style-name="P3" draw:layer="layout" svg:x1="16.434cm" svg:y1="21.327cm" svg:x2="16.715cm" svg:y2="21.327cm">
          <text:p/>
        </draw:line>
        <draw:line draw:style-name="gr81" draw:text-style-name="P3" draw:layer="layout" svg:x1="17.715cm" svg:y1="20.378cm" svg:x2="19.138cm" svg:y2="20.378cm">
          <text:p/>
        </draw:line>
        <draw:line draw:style-name="gr81" draw:text-style-name="P3" draw:layer="layout" svg:x1="18.055cm" svg:y1="20.543cm" svg:x2="18.236cm" svg:y2="20.182cm">
          <text:p/>
        </draw:line>
        <draw:frame draw:style-name="gr89" draw:text-style-name="P5" draw:layer="layout" svg:width="1.281cm" svg:height="0.725cm" svg:x="17.495cm" svg:y="19.573cm">
          <draw:text-box>
            <text:p text:style-name="P4"><text:span text:style-name="T3">6</text:span></text:p>
          </draw:text-box>
        </draw:frame>
        <draw:frame draw:style-name="gr95" draw:text-style-name="P5" draw:layer="layout" svg:width="0.786cm" svg:height="0.725cm" svg:x="16.549cm" svg:y="20.485cm">
          <draw:text-box>
            <text:p text:style-name="P4"><text:span text:style-name="T3">E</text:span></text:p>
          </draw:text-box>
        </draw:frame>
        <draw:line draw:style-name="gr81" draw:text-style-name="P3" draw:layer="layout" svg:x1="16.425cm" svg:y1="20.831cm" svg:x2="16.706cm" svg:y2="20.831cm">
          <text:p/>
        </draw:line>
        <draw:frame draw:style-name="gr138" draw:text-style-name="P5" draw:layer="layout" svg:width="2.212cm" svg:height="0.725cm" svg:x="14.373cm" svg:y="20.485cm">
          <draw:text-box>
            <text:p text:style-name="P4"><text:span text:style-name="T3">doWrite4</text:span></text:p>
          </draw:text-box>
        </draw:frame>
        <draw:line draw:style-name="gr81" draw:text-style-name="P3" draw:layer="layout" svg:x1="15.946cm" svg:y1="20.331cm" svg:x2="16.707cm" svg:y2="20.331cm">
          <text:p/>
        </draw:line>
        <draw:frame draw:style-name="gr143" draw:text-style-name="P5" draw:layer="layout" svg:width="4.803cm" svg:height="0.725cm" svg:x="19.131cm" svg:y="19.996cm">
          <draw:text-box>
            <text:p text:style-name="P4"><text:span text:style-name="T3">uartCtrl.io.config.frame</text:span></text:p>
          </draw:text-box>
        </draw:frame>
        <draw:line draw:style-name="gr81" draw:text-style-name="P3" draw:layer="layout" svg:x1="16.281cm" svg:y1="20.518cm" svg:x2="16.462cm" svg:y2="20.157cm">
          <text:p/>
        </draw:line>
        <draw:frame draw:style-name="gr89" draw:text-style-name="P5" draw:layer="layout" svg:width="1.281cm" svg:height="0.725cm" svg:x="15.721cm" svg:y="19.548cm">
          <draw:text-box>
            <text:p text:style-name="P4"><text:span text:style-name="T3">6</text:span></text:p>
          </draw:text-box>
        </draw:frame>
        <draw:g>
          <draw:rect draw:style-name="gr3" draw:text-style-name="P3" draw:layer="layout" svg:width="0.5cm" svg:height="0.5cm" svg:x="15.538cm" svg:y="20.092cm">
            <text:p/>
          </draw:rect>
          <draw:frame draw:style-name="gr140" draw:text-style-name="P5" draw:layer="layout" svg:width="3.084cm" svg:height="0.725cm" svg:x="12.54cm" svg:y="19.96cm">
            <draw:text-box>
              <text:p text:style-name="P4"><text:span text:style-name="T3">bus.PWDATA</text:span></text:p>
            </draw:text-box>
          </draw:frame>
        </draw:g>
        <draw:custom-shape draw:style-name="gr100" draw:text-style-name="P3" draw:layer="layout" svg:width="1.443cm" svg:height="0.421cm" draw:transform="rotate (1.5707963267946) translate (19.148cm 22.21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9.369cm" svg:y1="22.472cm" svg:x2="19.369cm" svg:y2="22.017cm">
          <text:p/>
        </draw:line>
        <draw:g>
          <draw:rect draw:style-name="gr3" draw:text-style-name="P3" draw:layer="layout" svg:width="0.5cm" svg:height="0.5cm" svg:x="20.519cm" svg:y="21.282cm">
            <text:p/>
          </draw:rect>
          <draw:frame draw:style-name="gr141" draw:text-style-name="P5" draw:layer="layout" svg:width="2.97cm" svg:height="0.725cm" svg:x="20.963cm" svg:y="21.132cm">
            <draw:text-box>
              <text:p text:style-name="P4"><text:span text:style-name="T3">bus.PRDATA</text:span></text:p>
            </draw:text-box>
          </draw:frame>
        </draw:g>
        <draw:line draw:style-name="gr81" draw:text-style-name="P3" draw:layer="layout" svg:x1="19.569cm" svg:y1="21.514cm" svg:x2="19.926cm" svg:y2="21.514cm">
          <text:p/>
        </draw:line>
        <draw:frame draw:style-name="gr137" draw:text-style-name="P5" draw:layer="layout" svg:width="2.229cm" svg:height="0.725cm" svg:x="18.353cm" svg:y="22.461cm">
          <draw:text-box>
            <text:p text:style-name="P4"><text:span text:style-name="T3">doRead4</text:span></text:p>
          </draw:text-box>
        </draw:frame>
        <draw:line draw:style-name="gr81" draw:text-style-name="P3" draw:layer="layout" svg:x1="18.574cm" svg:y1="21.157cm" svg:x2="19.138cm" svg:y2="21.157cm">
          <text:p/>
        </draw:line>
        <draw:line draw:style-name="gr81" draw:text-style-name="P3" draw:layer="layout" svg:x1="18.574cm" svg:y1="21.157cm" svg:x2="18.574cm" svg:y2="20.378cm">
          <text:p/>
        </draw:line>
        <draw:line draw:style-name="gr81" draw:text-style-name="P3" draw:layer="layout" svg:x1="18.584cm" svg:y1="21.833cm" svg:x2="19.148cm" svg:y2="21.833cm">
          <text:p/>
        </draw:line>
        <draw:frame draw:style-name="gr142" draw:text-style-name="P25" draw:layer="layout" svg:width="0.858cm" svg:height="0.738cm" svg:x="17.89cm" svg:y="21.358cm">
          <draw:text-box>
            <text:p text:style-name="P4"><text:span text:style-name="T14">...</text:span></text:p>
          </draw:text-box>
        </draw:frame>
        <draw:frame draw:style-name="gr142" draw:text-style-name="P25" draw:layer="layout" svg:width="0.858cm" svg:height="0.738cm" svg:x="19.783cm" svg:y="21.041cm">
          <draw:text-box>
            <text:p text:style-name="P4"><text:span text:style-name="T14">...</text:span></text:p>
          </draw:text-box>
        </draw:frame>
        <draw:line draw:style-name="gr81" draw:text-style-name="P3" draw:layer="layout" svg:x1="3.823cm" svg:y1="25.028cm" svg:x2="4.816cm" svg:y2="25.028cm">
          <text:p/>
        </draw:line>
        <draw:path draw:style-name="gr93" draw:text-style-name="P13" draw:layer="layout" svg:width="0.749cm" svg:height="0.749cm" svg:x="4.792cm" svg:y="24.865cm" svg:viewBox="0 0 750 750" svg:d="M375 0c213 0 375 162 375 375s-162 375-375 375-375-162-375-375 162-375 375-375z">
          <text:p text:style-name="P13">=</text:p>
        </draw:path>
        <draw:line draw:style-name="gr81" draw:text-style-name="P3" draw:layer="layout" svg:x1="4.575cm" svg:y1="25.428cm" svg:x2="4.816cm" svg:y2="25.428cm">
          <text:p/>
        </draw:line>
        <draw:g>
          <draw:frame draw:style-name="gr117" draw:text-style-name="P5" draw:layer="layout" svg:width="1.211cm" svg:height="0.725cm" svg:x="3.553cm" svg:y="25.07cm">
            <draw:text-box>
              <text:p text:style-name="P4"><text:span text:style-name="T3">8</text:span></text:p>
            </draw:text-box>
          </draw:frame>
        </draw:g>
        <draw:custom-shape draw:style-name="gr46" draw:text-style-name="P3" draw:layer="layout" svg:width="1.103cm" svg:height="1.031cm" svg:x="6.729cm" svg:y="24.419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64cm" svg:y="24.276cm">
          <draw:text-box>
            <text:p text:style-name="P4"><text:span text:style-name="T3">doWrite</text:span></text:p>
          </draw:text-box>
        </draw:frame>
        <draw:connector draw:style-name="gr8" draw:text-style-name="P3" draw:layer="layout" svg:x1="6.158cm" svg:y1="24.631cm" svg:x2="6.729cm" svg:y2="24.653cm" svg:d="M6158 24631h549v22h22">
          <text:p/>
        </draw:connector>
        <draw:g>
          <draw:rect draw:style-name="gr3" draw:text-style-name="P3" draw:layer="layout" svg:width="0.5cm" svg:height="0.5cm" svg:x="3.298cm" svg:y="24.808cm">
            <text:p/>
          </draw:rect>
          <draw:frame draw:style-name="gr136" draw:text-style-name="P5" draw:layer="layout" svg:width="2.758cm" svg:height="0.725cm" svg:x="0.626cm" svg:y="24.676cm">
            <draw:text-box>
              <text:p text:style-name="P4"><text:span text:style-name="T3">bus.PADDR</text:span></text:p>
            </draw:text-box>
          </draw:frame>
        </draw:g>
        <draw:line draw:style-name="gr81" draw:text-style-name="P3" draw:layer="layout" svg:x1="5.542cm" svg:y1="25.24cm" svg:x2="6.729cm" svg:y2="25.232cm">
          <text:p/>
        </draw:line>
        <draw:line draw:style-name="gr81" draw:text-style-name="P3" draw:layer="layout" svg:x1="7.832cm" svg:y1="24.927cm" svg:x2="8.398cm" svg:y2="24.927cm">
          <text:p/>
        </draw:line>
        <draw:frame draw:style-name="gr138" draw:text-style-name="P5" draw:layer="layout" svg:width="2.212cm" svg:height="0.725cm" svg:x="8.274cm" svg:y="24.542cm">
          <draw:text-box>
            <text:p text:style-name="P4"><text:span text:style-name="T3">doWrite8</text:span></text:p>
          </draw:text-box>
        </draw:frame>
        <draw:line draw:style-name="gr81" draw:text-style-name="P3" draw:layer="layout" svg:x1="14.156cm" svg:y1="25.027cm" svg:x2="15.266cm" svg:y2="25.028cm">
          <text:p/>
        </draw:line>
        <draw:frame draw:style-name="gr88" draw:text-style-name="P5" draw:layer="layout" svg:width="1.446cm" svg:height="0.725cm" svg:x="15.566cm" svg:y="24.652cm">
          <draw:text-box>
            <text:p text:style-name="P4"><text:span text:style-name="T3">valid</text:span></text:p>
          </draw:text-box>
        </draw:frame>
        <draw:frame draw:style-name="gr144" draw:text-style-name="P5" draw:layer="layout" svg:width="1.988cm" svg:height="0.725cm" svg:x="15.299cm" svg:y="25.378cm">
          <draw:text-box>
            <text:p text:style-name="P4"><text:span text:style-name="T3">payload</text:span></text:p>
          </draw:text-box>
        </draw:frame>
        <draw:frame draw:style-name="gr138" draw:text-style-name="P5" draw:layer="layout" svg:width="2.212cm" svg:height="0.725cm" svg:x="12.044cm" svg:y="24.666cm">
          <draw:text-box>
            <text:p text:style-name="P4"><text:span text:style-name="T3">doWrite8</text:span></text:p>
          </draw:text-box>
        </draw:frame>
        <draw:line draw:style-name="gr81" draw:text-style-name="P3" draw:layer="layout" svg:x1="14.472cm" svg:y1="25.749cm" svg:x2="15.233cm" svg:y2="25.749cm">
          <text:p/>
        </draw:line>
        <draw:line draw:style-name="gr81" draw:text-style-name="P3" draw:layer="layout" svg:x1="14.807cm" svg:y1="25.936cm" svg:x2="14.988cm" svg:y2="25.575cm">
          <text:p/>
        </draw:line>
        <draw:frame draw:style-name="gr89" draw:text-style-name="P5" draw:layer="layout" svg:width="1.281cm" svg:height="0.725cm" svg:x="14.247cm" svg:y="25.791cm">
          <draw:text-box>
            <text:p text:style-name="P4"><text:span text:style-name="T3">8</text:span></text:p>
          </draw:text-box>
        </draw:frame>
        <draw:g>
          <draw:rect draw:style-name="gr3" draw:text-style-name="P3" draw:layer="layout" svg:width="0.5cm" svg:height="0.5cm" svg:x="14.064cm" svg:y="25.51cm">
            <text:p/>
          </draw:rect>
          <draw:frame draw:style-name="gr140" draw:text-style-name="P5" draw:layer="layout" svg:width="3.084cm" svg:height="0.725cm" svg:x="11.066cm" svg:y="25.378cm">
            <draw:text-box>
              <text:p text:style-name="P4"><text:span text:style-name="T3">bus.PWDATA</text:span></text:p>
            </draw:text-box>
          </draw:frame>
        </draw:g>
        <draw:frame draw:style-name="gr145" draw:text-style-name="P5" draw:layer="layout" svg:width="1.56cm" svg:height="0.725cm" svg:x="20.607cm" svg:y="26.141cm">
          <draw:text-box>
            <text:p text:style-name="P4"><text:span text:style-name="T3">ready</text:span></text:p>
          </draw:text-box>
        </draw:frame>
        <draw:line draw:style-name="gr81" draw:text-style-name="P3" draw:layer="layout" svg:x1="17.287cm" svg:y1="25.795cm" svg:x2="20.25cm" svg:y2="25.795cm">
          <text:p/>
        </draw:line>
        <draw:rect draw:style-name="gr42" draw:text-style-name="P3" draw:layer="layout" svg:width="2.021cm" svg:height="1.451cm" svg:x="15.266cm" svg:y="24.652cm">
          <text:p/>
        </draw:rect>
        <draw:frame draw:style-name="gr44" draw:text-style-name="P26" draw:layer="layout" svg:width="3.918cm" svg:height="0.963cm" svg:x="14.768cm" svg:y="23.711cm">
          <draw:text-box>
            <text:p><text:span text:style-name="T15">writeFlow</text:span></text:p>
          </draw:text-box>
        </draw:frame>
        <draw:line draw:style-name="gr81" draw:text-style-name="P3" draw:layer="layout" svg:x1="17.266cm" svg:y1="25.026cm" svg:x2="20.25cm" svg:y2="25cm">
          <text:p/>
        </draw:line>
        <draw:frame draw:style-name="gr88" draw:text-style-name="P5" draw:layer="layout" svg:width="1.446cm" svg:height="0.725cm" svg:x="20.607cm" svg:y="24.69cm">
          <draw:text-box>
            <text:p text:style-name="P4"><text:span text:style-name="T3">valid</text:span></text:p>
          </draw:text-box>
        </draw:frame>
        <draw:frame draw:style-name="gr144" draw:text-style-name="P5" draw:layer="layout" svg:width="1.988cm" svg:height="0.725cm" svg:x="20.34cm" svg:y="25.416cm">
          <draw:text-box>
            <text:p text:style-name="P4"><text:span text:style-name="T3">payload</text:span></text:p>
          </draw:text-box>
        </draw:frame>
        <draw:rect draw:style-name="gr42" draw:text-style-name="P3" draw:layer="layout" svg:width="2.021cm" svg:height="2.176cm" svg:x="20.307cm" svg:y="24.69cm">
          <text:p/>
        </draw:rect>
        <draw:frame draw:style-name="gr44" draw:text-style-name="P26" draw:layer="layout" svg:width="3.918cm" svg:height="0.963cm" svg:x="17.409cm" svg:y="24.149cm">
          <draw:text-box>
            <text:p><text:span text:style-name="T15">toStream</text:span></text:p>
          </draw:text-box>
        </draw:frame>
        <draw:line draw:style-name="gr81" draw:text-style-name="P3" draw:layer="layout" svg:x1="22.349cm" svg:y1="25.781cm" svg:x2="22.918cm" svg:y2="25.781cm">
          <text:p/>
        </draw:line>
        <draw:line draw:style-name="gr81" draw:text-style-name="P3" draw:layer="layout" svg:x1="22.328cm" svg:y1="26.556cm" svg:x2="23.594cm" svg:y2="26.547cm">
          <text:p/>
        </draw:line>
        <draw:g>
          <draw:g>
            <draw:rect draw:style-name="gr2" draw:text-style-name="P3" draw:layer="layout" svg:width="1cm" svg:height="1.747cm" svg:x="24.619cm" svg:y="29.198cm">
              <text:p/>
            </draw:rect>
            <draw:custom-shape draw:style-name="gr40" draw:text-style-name="P13" draw:layer="layout" svg:width="0.3cm" svg:height="0.3cm" draw:transform="rotate (-1.57079632679579) translate (24.919cm 30.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462cm" svg:y="29.22cm">
            <draw:text-box>
              <text:p text:style-name="P4"><text:span text:style-name="T3">D</text:span></text:p>
            </draw:text-box>
          </draw:frame>
          <draw:frame draw:style-name="gr84" draw:text-style-name="P5" draw:layer="layout" svg:width="0.832cm" svg:height="0.725cm" svg:x="24.963cm" svg:y="29.221cm">
            <draw:text-box>
              <text:p text:style-name="P4"><text:span text:style-name="T3">Q</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68cm" svg:y="24.6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98cm 25.7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523cm" svg:y="24.672cm">
              <draw:text-box>
                <text:p text:style-name="P4"><text:span text:style-name="T3">D</text:span></text:p>
              </draw:text-box>
            </draw:frame>
            <draw:frame draw:style-name="gr84" draw:text-style-name="P5" draw:layer="layout" svg:width="0.832cm" svg:height="0.725cm" svg:x="25.024cm" svg:y="24.673cm">
              <draw:text-box>
                <text:p text:style-name="P4"><text:span text:style-name="T3">Q</text:span></text:p>
              </draw:text-box>
            </draw:frame>
          </draw:g>
          <draw:frame draw:style-name="gr87" draw:text-style-name="P18" draw:layer="layout" svg:width="1.205cm" svg:height="0.725cm" svg:x="24.58cm" svg:y="25.851cm">
            <draw:text-box>
              <text:p text:style-name="P4"><text:span text:style-name="T9">CLR</text:span></text:p>
            </draw:text-box>
          </draw:frame>
        </draw:g>
        <draw:frame draw:style-name="gr89" draw:text-style-name="P5" draw:layer="layout" svg:width="1.281cm" svg:height="0.725cm" svg:x="23.338cm" svg:y="30.22cm">
          <draw:text-box>
            <text:p text:style-name="P4"><text:span text:style-name="T3">clk</text:span></text:p>
          </draw:text-box>
        </draw:frame>
        <draw:line draw:style-name="gr81" draw:text-style-name="P3" draw:layer="layout" svg:x1="24.338cm" svg:y1="30.566cm" svg:x2="24.619cm" svg:y2="30.566cm">
          <text:p/>
        </draw:line>
        <draw:line draw:style-name="gr81" draw:text-style-name="P3" draw:layer="layout" svg:x1="25.619cm" svg:y1="29.617cm" svg:x2="26.521cm" svg:y2="29.626cm">
          <text:p/>
        </draw:line>
        <draw:frame draw:style-name="gr89" draw:text-style-name="P5" draw:layer="layout" svg:width="1.281cm" svg:height="0.725cm" svg:x="23.442cm" svg:y="25.529cm">
          <draw:text-box>
            <text:p text:style-name="P4"><text:span text:style-name="T3">clk</text:span></text:p>
          </draw:text-box>
        </draw:frame>
        <draw:line draw:style-name="gr81" draw:text-style-name="P3" draw:layer="layout" svg:x1="24.406cm" svg:y1="25.875cm" svg:x2="24.687cm" svg:y2="25.875cm">
          <text:p/>
        </draw:line>
        <draw:line draw:style-name="gr81" draw:text-style-name="P3" draw:layer="layout" svg:x1="25.68cm" svg:y1="25.011cm" svg:x2="27.524cm" svg:y2="25.011cm">
          <text:p/>
        </draw:line>
        <draw:line draw:style-name="gr81" draw:text-style-name="P3" draw:layer="layout" svg:x1="25.191cm" svg:y1="26.397cm" svg:x2="25.191cm" svg:y2="26.926cm">
          <text:p/>
        </draw:line>
        <draw:frame draw:style-name="gr88" draw:text-style-name="P5" draw:layer="layout" svg:width="1.446cm" svg:height="0.725cm" svg:x="24.439cm" svg:y="26.863cm">
          <draw:text-box>
            <text:p text:style-name="P4"><text:span text:style-name="T3">reset</text:span></text:p>
          </draw:text-box>
        </draw:frame>
        <draw:frame draw:style-name="gr95" draw:text-style-name="P5" draw:layer="layout" svg:width="0.786cm" svg:height="0.725cm" svg:x="24.453cm" svg:y="29.724cm">
          <draw:text-box>
            <text:p text:style-name="P4"><text:span text:style-name="T3">E</text:span></text:p>
          </draw:text-box>
        </draw:frame>
        <draw:line draw:style-name="gr81" draw:text-style-name="P3" draw:layer="layout" svg:x1="23.549cm" svg:y1="30.07cm" svg:x2="24.61cm" svg:y2="30.07cm">
          <text:p/>
        </draw:line>
        <draw:frame draw:style-name="gr95" draw:text-style-name="P5" draw:layer="layout" svg:width="0.786cm" svg:height="0.725cm" svg:x="24.508cm" svg:y="25.126cm">
          <draw:text-box>
            <text:p text:style-name="P4"><text:span text:style-name="T3">E</text:span></text:p>
          </draw:text-box>
        </draw:frame>
        <draw:line draw:style-name="gr81" draw:text-style-name="P3" draw:layer="layout" svg:x1="23.594cm" svg:y1="25.472cm" svg:x2="24.665cm" svg:y2="25.472cm">
          <text:p/>
        </draw:line>
        <draw:line draw:style-name="gr81" draw:text-style-name="P3" draw:layer="layout" svg:x1="24.68cm" svg:y1="25.011cm" svg:x2="22.328cm" svg:y2="25.011cm">
          <text:p/>
        </draw:line>
        <draw:custom-shape draw:style-name="gr46" draw:text-style-name="P3" draw:layer="layout" svg:width="-1.103cm" svg:height="-1.031cm" svg:x="25.542cm" svg:y="28.61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draw:layer="layout" svg:width="-0.25cm" svg:height="-0.25cm" svg:x="25.78cm" svg:y="2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1" draw:text-style-name="P3" draw:layer="layout" svg:x1="25.78cm" svg:y1="27.836cm" svg:x2="26.186cm" svg:y2="27.836cm">
          <text:p/>
        </draw:line>
        <draw:line draw:style-name="gr81" draw:text-style-name="P3" draw:layer="layout" svg:x1="26.143cm" svg:y1="27.836cm" svg:x2="26.143cm" svg:y2="25.011cm">
          <text:p/>
        </draw:line>
        <draw:line draw:style-name="gr81" draw:text-style-name="P3" draw:layer="layout" svg:x1="23.548cm" svg:y1="28.078cm" svg:x2="24.439cm" svg:y2="28.078cm">
          <text:p/>
        </draw:line>
        <draw:line draw:style-name="gr81" draw:text-style-name="P3" draw:layer="layout" svg:x1="23.549cm" svg:y1="28.078cm" svg:x2="23.594cm" svg:y2="25.472cm">
          <text:p/>
        </draw:line>
        <draw:line draw:style-name="gr81" draw:text-style-name="P3" draw:layer="layout" svg:x1="25.542cm" svg:y1="28.421cm" svg:x2="26.976cm" svg:y2="28.421cm">
          <text:p/>
        </draw:line>
        <draw:line draw:style-name="gr81" draw:text-style-name="P3" draw:layer="layout" svg:x1="23.548cm" svg:y1="28.078cm" svg:x2="23.549cm" svg:y2="30.07cm">
          <text:p/>
        </draw:line>
        <draw:custom-shape draw:style-name="gr146" draw:text-style-name="P3" draw:layer="layout" svg:width="0.526cm" svg:height="0.54cm" svg:x="23.287cm" svg:y="29.29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3.913cm" svg:y1="29.572cm" svg:x2="24.619cm" svg:y2="29.572cm">
          <text:p/>
        </draw:line>
        <draw:line draw:style-name="gr81" draw:text-style-name="P3" draw:layer="layout" svg:x1="23.813cm" svg:y1="29.572cm" svg:x2="24.619cm" svg:y2="29.572cm">
          <text:p/>
        </draw:line>
        <draw:line draw:style-name="gr81" draw:text-style-name="P3" draw:layer="layout" svg:x1="22.918cm" svg:y1="29.573cm" svg:x2="23.287cm" svg:y2="29.573cm">
          <text:p/>
        </draw:line>
        <draw:line draw:style-name="gr81" draw:text-style-name="P3" draw:layer="layout" svg:x1="22.918cm" svg:y1="26.298cm" svg:x2="22.919cm" svg:y2="25.781cm">
          <text:p/>
        </draw:line>
        <draw:custom-shape draw:style-name="gr146" draw:text-style-name="P3" draw:layer="layout" svg:width="0.526cm" svg:height="0.54cm" draw:transform="rotate (1.5707963267946) translate (22.625cm 26.824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2.918cm" svg:y1="29.573cm" svg:x2="22.918cm" svg:y2="26.824cm">
          <text:p/>
        </draw:line>
        <draw:frame draw:style-name="gr44" draw:text-style-name="P26" draw:layer="layout" svg:width="3.918cm" svg:height="0.963cm" svg:x="24.227cm" svg:y="23.749cm">
          <draw:text-box>
            <text:p><text:span text:style-name="T15">stage</text:span></text:p>
          </draw:text-box>
        </draw:frame>
        <draw:frame draw:style-name="gr145" draw:text-style-name="P5" draw:layer="layout" svg:width="1.56cm" svg:height="0.725cm" svg:x="12.096cm" svg:y="33.801cm">
          <draw:text-box>
            <text:p text:style-name="P4"><text:span text:style-name="T3">ready</text:span></text:p>
          </draw:text-box>
        </draw:frame>
        <draw:frame draw:style-name="gr88" draw:text-style-name="P5" draw:layer="layout" svg:width="1.446cm" svg:height="0.725cm" svg:x="12.096cm" svg:y="32.35cm">
          <draw:text-box>
            <text:p text:style-name="P4"><text:span text:style-name="T3">valid</text:span></text:p>
          </draw:text-box>
        </draw:frame>
        <draw:frame draw:style-name="gr144" draw:text-style-name="P5" draw:layer="layout" svg:width="1.988cm" svg:height="0.725cm" svg:x="11.829cm" svg:y="33.076cm">
          <draw:text-box>
            <text:p text:style-name="P4"><text:span text:style-name="T3">payload</text:span></text:p>
          </draw:text-box>
        </draw:frame>
        <draw:rect draw:style-name="gr42" draw:text-style-name="P3" draw:layer="layout" svg:width="2.021cm" svg:height="2.176cm" svg:x="11.796cm" svg:y="32.35cm">
          <text:p/>
        </draw:rect>
        <draw:frame draw:style-name="gr147" draw:text-style-name="P26" draw:layer="layout" svg:width="4.439cm" svg:height="0.963cm" svg:x="10.598cm" svg:y="31.409cm">
          <draw:text-box>
            <text:p><text:span text:style-name="T15">uartCtrl.io.write</text:span></text:p>
          </draw:text-box>
        </draw:frame>
        <draw:custom-shape draw:style-name="gr146" draw:text-style-name="P3" draw:layer="layout" svg:width="0.526cm" svg:height="0.54cm" draw:transform="rotate (1.5707963267946) translate (26.209cm 28.677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6.976cm" svg:y1="26.575cm" svg:x2="26.976cm" svg:y2="28.421cm">
          <text:p/>
        </draw:line>
        <draw:line draw:style-name="gr81" draw:text-style-name="P3" draw:layer="layout" svg:x1="26.521cm" svg:y1="28.677cm" svg:x2="26.521cm" svg:y2="29.617cm">
          <text:p/>
        </draw:line>
        <draw:line draw:style-name="gr81" draw:text-style-name="P3" draw:layer="layout" svg:x1="26.521cm" svg:y1="25.815cm" svg:x2="26.521cm" svg:y2="28.151cm">
          <text:p/>
        </draw:line>
        <draw:line draw:style-name="gr81" draw:text-style-name="P3" draw:layer="layout" svg:x1="26.521cm" svg:y1="25.815cm" svg:x2="27.524cm" svg:y2="25.815cm">
          <text:p/>
        </draw:line>
        <draw:line draw:style-name="gr81" draw:text-style-name="P3" draw:layer="layout" svg:x1="4.015cm" svg:y1="32.176cm" svg:x2="5.008cm" svg:y2="32.176cm">
          <text:p/>
        </draw:line>
        <draw:path draw:style-name="gr93" draw:text-style-name="P13" draw:layer="layout" svg:width="0.749cm" svg:height="0.749cm" svg:x="4.984cm" svg:y="32.013cm" svg:viewBox="0 0 750 750" svg:d="M375 0c213 0 375 162 375 375s-162 375-375 375-375-162-375-375 162-375 375-375z">
          <text:p text:style-name="P13">=</text:p>
        </draw:path>
        <draw:line draw:style-name="gr81" draw:text-style-name="P3" draw:layer="layout" svg:x1="4.767cm" svg:y1="32.576cm" svg:x2="5.008cm" svg:y2="32.576cm">
          <text:p/>
        </draw:line>
        <draw:g>
          <draw:frame draw:style-name="gr117" draw:text-style-name="P5" draw:layer="layout" svg:width="1.211cm" svg:height="0.725cm" svg:x="3.745cm" svg:y="32.218cm">
            <draw:text-box>
              <text:p text:style-name="P4"><text:span text:style-name="T3">8</text:span></text:p>
            </draw:text-box>
          </draw:frame>
        </draw:g>
        <draw:custom-shape draw:style-name="gr46" draw:text-style-name="P3" draw:layer="layout" svg:width="1.103cm" svg:height="1.031cm" svg:x="6.921cm" svg:y="31.567cm">
          <text:p/>
          <draw:enhanced-geometry svg:viewBox="0 0 21600 21600" draw:glue-points="10800 0 0 10800 10800 21600 21600 10800" draw:text-areas="0 3100 18500 18500" draw:type="flowchart-delay" draw:enhanced-path="M 10800 0 X 21600 10800 10800 21600 L 0 21600 0 0 Z N"/>
        </draw:custom-shape>
        <draw:frame draw:style-name="gr135" draw:text-style-name="P5" draw:layer="layout" svg:width="1.992cm" svg:height="0.725cm" svg:x="4.547cm" svg:y="31.424cm">
          <draw:text-box>
            <text:p text:style-name="P4"><text:span text:style-name="T3">doRead</text:span></text:p>
          </draw:text-box>
        </draw:frame>
        <draw:connector draw:style-name="gr8" draw:text-style-name="P3" draw:layer="layout" svg:x1="6.35cm" svg:y1="31.779cm" svg:x2="6.921cm" svg:y2="31.801cm" svg:d="M6350 31779h549v22h22">
          <text:p/>
        </draw:connector>
        <draw:g>
          <draw:rect draw:style-name="gr3" draw:text-style-name="P3" draw:layer="layout" svg:width="0.5cm" svg:height="0.5cm" svg:x="3.49cm" svg:y="31.956cm">
            <text:p/>
          </draw:rect>
          <draw:frame draw:style-name="gr136" draw:text-style-name="P5" draw:layer="layout" svg:width="2.758cm" svg:height="0.725cm" svg:x="0.818cm" svg:y="31.824cm">
            <draw:text-box>
              <text:p text:style-name="P4"><text:span text:style-name="T3">bus.PADDR</text:span></text:p>
            </draw:text-box>
          </draw:frame>
        </draw:g>
        <draw:line draw:style-name="gr81" draw:text-style-name="P3" draw:layer="layout" svg:x1="5.734cm" svg:y1="32.345cm" svg:x2="6.921cm" svg:y2="32.337cm">
          <text:p/>
        </draw:line>
        <draw:line draw:style-name="gr81" draw:text-style-name="P3" draw:layer="layout" svg:x1="8.024cm" svg:y1="32.075cm" svg:x2="8.59cm" svg:y2="32.075cm">
          <text:p/>
        </draw:line>
        <draw:custom-shape draw:style-name="gr100" draw:text-style-name="P3" draw:layer="layout" svg:width="1.443cm" svg:height="0.421cm" draw:transform="rotate (1.5707963267946) translate (16.032cm 33.8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253cm" svg:y1="34.102cm" svg:x2="16.253cm" svg:y2="33.647cm">
          <text:p/>
        </draw:line>
        <draw:g>
          <draw:rect draw:style-name="gr3" draw:text-style-name="P3" draw:layer="layout" svg:width="0.5cm" svg:height="0.5cm" svg:x="17.403cm" svg:y="32.912cm">
            <text:p/>
          </draw:rect>
          <draw:frame draw:style-name="gr141" draw:text-style-name="P5" draw:layer="layout" svg:width="2.97cm" svg:height="0.725cm" svg:x="17.847cm" svg:y="32.762cm">
            <draw:text-box>
              <text:p text:style-name="P4"><text:span text:style-name="T3">bus.PRDATA</text:span></text:p>
            </draw:text-box>
          </draw:frame>
        </draw:g>
        <draw:line draw:style-name="gr81" draw:text-style-name="P3" draw:layer="layout" svg:x1="16.453cm" svg:y1="33.144cm" svg:x2="16.81cm" svg:y2="33.144cm">
          <text:p/>
        </draw:line>
        <draw:frame draw:style-name="gr137" draw:text-style-name="P5" draw:layer="layout" svg:width="2.229cm" svg:height="0.725cm" svg:x="15.237cm" svg:y="34.091cm">
          <draw:text-box>
            <text:p text:style-name="P4"><text:span text:style-name="T3">doRead8</text:span></text:p>
          </draw:text-box>
        </draw:frame>
        <draw:line draw:style-name="gr81" draw:text-style-name="P3" draw:layer="layout" svg:x1="13.817cm" svg:y1="32.787cm" svg:x2="16.022cm" svg:y2="32.787cm">
          <text:p/>
        </draw:line>
        <draw:line draw:style-name="gr81" draw:text-style-name="P3" draw:layer="layout" svg:x1="15.468cm" svg:y1="33.463cm" svg:x2="16.032cm" svg:y2="33.463cm">
          <text:p/>
        </draw:line>
        <draw:frame draw:style-name="gr142" draw:text-style-name="P25" draw:layer="layout" svg:width="0.858cm" svg:height="0.738cm" svg:x="14.774cm" svg:y="32.988cm">
          <draw:text-box>
            <text:p text:style-name="P4"><text:span text:style-name="T14">...</text:span></text:p>
          </draw:text-box>
        </draw:frame>
        <draw:frame draw:style-name="gr142" draw:text-style-name="P25" draw:layer="layout" svg:width="0.858cm" svg:height="0.738cm" svg:x="16.667cm" svg:y="32.671cm">
          <draw:text-box>
            <text:p text:style-name="P4"><text:span text:style-name="T14">...</text:span></text:p>
          </draw:text-box>
        </draw:frame>
        <draw:frame draw:style-name="gr145" draw:text-style-name="P5" draw:layer="layout" svg:width="1.56cm" svg:height="0.725cm" svg:x="27.825cm" svg:y="26.141cm">
          <draw:text-box>
            <text:p text:style-name="P4"><text:span text:style-name="T3">ready</text:span></text:p>
          </draw:text-box>
        </draw:frame>
        <draw:frame draw:style-name="gr88" draw:text-style-name="P5" draw:layer="layout" svg:width="1.446cm" svg:height="0.725cm" svg:x="27.825cm" svg:y="24.69cm">
          <draw:text-box>
            <text:p text:style-name="P4"><text:span text:style-name="T3">valid</text:span></text:p>
          </draw:text-box>
        </draw:frame>
        <draw:frame draw:style-name="gr144" draw:text-style-name="P5" draw:layer="layout" svg:width="1.988cm" svg:height="0.725cm" svg:x="27.558cm" svg:y="25.416cm">
          <draw:text-box>
            <text:p text:style-name="P4"><text:span text:style-name="T3">payload</text:span></text:p>
          </draw:text-box>
        </draw:frame>
        <draw:rect draw:style-name="gr42" draw:text-style-name="P3" draw:layer="layout" svg:width="2.021cm" svg:height="2.176cm" svg:x="27.525cm" svg:y="24.69cm">
          <text:p/>
        </draw:rect>
        <draw:line draw:style-name="gr81" draw:text-style-name="P3" draw:layer="layout" svg:x1="26.977cm" svg:y1="26.575cm" svg:x2="27.525cm" svg:y2="26.576cm">
          <text:p/>
        </draw:line>
        <draw:line draw:style-name="gr81" draw:text-style-name="P3" draw:layer="layout" svg:x1="3.631cm" svg:y1="36.879cm" svg:x2="4.624cm" svg:y2="36.879cm">
          <text:p/>
        </draw:line>
        <draw:path draw:style-name="gr93" draw:text-style-name="P13" draw:layer="layout" svg:width="0.749cm" svg:height="0.749cm" svg:x="4.6cm" svg:y="36.716cm" svg:viewBox="0 0 750 750" svg:d="M375 0c213 0 375 162 375 375s-162 375-375 375-375-162-375-375 162-375 375-375z">
          <text:p text:style-name="P13">=</text:p>
        </draw:path>
        <draw:line draw:style-name="gr81" draw:text-style-name="P3" draw:layer="layout" svg:x1="4.383cm" svg:y1="37.279cm" svg:x2="4.624cm" svg:y2="37.279cm">
          <text:p/>
        </draw:line>
        <draw:g>
          <draw:frame draw:style-name="gr117" draw:text-style-name="P5" draw:layer="layout" svg:width="1.211cm" svg:height="0.725cm" svg:x="3.361cm" svg:y="36.921cm">
            <draw:text-box>
              <text:p text:style-name="P4"><text:span text:style-name="T3">12</text:span></text:p>
            </draw:text-box>
          </draw:frame>
        </draw:g>
        <draw:custom-shape draw:style-name="gr46" draw:text-style-name="P3" draw:layer="layout" svg:width="1.103cm" svg:height="1.031cm" svg:x="6.537cm" svg:y="36.27cm">
          <text:p/>
          <draw:enhanced-geometry svg:viewBox="0 0 21600 21600" draw:glue-points="10800 0 0 10800 10800 21600 21600 10800" draw:text-areas="0 3100 18500 18500" draw:type="flowchart-delay" draw:enhanced-path="M 10800 0 X 21600 10800 10800 21600 L 0 21600 0 0 Z N"/>
        </draw:custom-shape>
        <draw:frame draw:style-name="gr135" draw:text-style-name="P5" draw:layer="layout" svg:width="1.992cm" svg:height="0.725cm" svg:x="4.163cm" svg:y="36.127cm">
          <draw:text-box>
            <text:p text:style-name="P4"><text:span text:style-name="T3">doRead</text:span></text:p>
          </draw:text-box>
        </draw:frame>
        <draw:connector draw:style-name="gr8" draw:text-style-name="P3" draw:layer="layout" svg:x1="5.966cm" svg:y1="36.482cm" svg:x2="6.537cm" svg:y2="36.504cm" svg:d="M5966 36482h549v22h22">
          <text:p/>
        </draw:connector>
        <draw:g>
          <draw:rect draw:style-name="gr3" draw:text-style-name="P3" draw:layer="layout" svg:width="0.5cm" svg:height="0.5cm" svg:x="3.106cm" svg:y="36.659cm">
            <text:p/>
          </draw:rect>
          <draw:frame draw:style-name="gr136" draw:text-style-name="P5" draw:layer="layout" svg:width="2.758cm" svg:height="0.725cm" svg:x="0.434cm" svg:y="36.527cm">
            <draw:text-box>
              <text:p text:style-name="P4"><text:span text:style-name="T3">bus.PADDR</text:span></text:p>
            </draw:text-box>
          </draw:frame>
        </draw:g>
        <draw:line draw:style-name="gr81" draw:text-style-name="P3" draw:layer="layout" svg:x1="5.35cm" svg:y1="37.091cm" svg:x2="6.537cm" svg:y2="37.083cm">
          <text:p/>
        </draw:line>
        <draw:line draw:style-name="gr81" draw:text-style-name="P3" draw:layer="layout" svg:x1="7.64cm" svg:y1="36.778cm" svg:x2="8.206cm" svg:y2="36.778cm">
          <text:p/>
        </draw:line>
        <draw:frame draw:style-name="gr137" draw:text-style-name="P5" draw:layer="layout" svg:width="2.229cm" svg:height="0.725cm" svg:x="8.454cm" svg:y="31.688cm">
          <draw:text-box>
            <text:p text:style-name="P4"><text:span text:style-name="T3">doRead8</text:span></text:p>
          </draw:text-box>
        </draw:frame>
        <draw:frame draw:style-name="gr148" draw:text-style-name="P5" draw:layer="layout" svg:width="2.466cm" svg:height="0.725cm" svg:x="8.066cm" svg:y="36.431cm">
          <draw:text-box>
            <text:p text:style-name="P4"><text:span text:style-name="T3">doRead12</text:span></text:p>
          </draw:text-box>
        </draw:frame>
        <draw:frame draw:style-name="gr88" draw:text-style-name="P5" draw:layer="layout" svg:width="1.446cm" svg:height="0.725cm" svg:x="12.268cm" svg:y="37.418cm">
          <draw:text-box>
            <text:p text:style-name="P4"><text:span text:style-name="T3">valid</text:span></text:p>
          </draw:text-box>
        </draw:frame>
        <draw:frame draw:style-name="gr144" draw:text-style-name="P5" draw:layer="layout" svg:width="1.988cm" svg:height="0.725cm" svg:x="12.001cm" svg:y="38.144cm">
          <draw:text-box>
            <text:p text:style-name="P4"><text:span text:style-name="T3">payload</text:span></text:p>
          </draw:text-box>
        </draw:frame>
        <draw:line draw:style-name="gr81" draw:text-style-name="P3" draw:layer="layout" svg:x1="11.174cm" svg:y1="38.515cm" svg:x2="11.935cm" svg:y2="38.515cm">
          <text:p/>
        </draw:line>
        <draw:line draw:style-name="gr81" draw:text-style-name="P3" draw:layer="layout" svg:x1="11.509cm" svg:y1="38.702cm" svg:x2="11.69cm" svg:y2="38.341cm">
          <text:p/>
        </draw:line>
        <draw:frame draw:style-name="gr89" draw:text-style-name="P5" draw:layer="layout" svg:width="1.281cm" svg:height="0.725cm" svg:x="10.949cm" svg:y="38.557cm">
          <draw:text-box>
            <text:p text:style-name="P4"><text:span text:style-name="T3">8</text:span></text:p>
          </draw:text-box>
        </draw:frame>
        <draw:frame draw:style-name="gr145" draw:text-style-name="P5" draw:layer="layout" svg:width="1.56cm" svg:height="0.725cm" svg:x="17.109cm" svg:y="38.907cm">
          <draw:text-box>
            <text:p text:style-name="P4"><text:span text:style-name="T3">ready</text:span></text:p>
          </draw:text-box>
        </draw:frame>
        <draw:line draw:style-name="gr81" draw:text-style-name="P3" draw:layer="layout" svg:x1="14.002cm" svg:y1="38.561cm" svg:x2="16.809cm" svg:y2="38.55cm">
          <text:p/>
        </draw:line>
        <draw:rect draw:style-name="gr42" draw:text-style-name="P3" draw:layer="layout" svg:width="2.021cm" svg:height="1.451cm" svg:x="11.968cm" svg:y="37.418cm">
          <text:p/>
        </draw:rect>
        <draw:frame draw:style-name="gr149" draw:text-style-name="P26" draw:layer="layout" svg:width="4.308cm" svg:height="0.963cm" svg:x="10.97cm" svg:y="36.277cm">
          <draw:text-box>
            <text:p><text:span text:style-name="T15">uartCtrl.io.read</text:span></text:p>
          </draw:text-box>
        </draw:frame>
        <draw:line draw:style-name="gr81" draw:text-style-name="P3" draw:layer="layout" svg:x1="13.968cm" svg:y1="37.792cm" svg:x2="16.756cm" svg:y2="37.795cm">
          <text:p/>
        </draw:line>
        <draw:frame draw:style-name="gr88" draw:text-style-name="P5" draw:layer="layout" svg:width="1.446cm" svg:height="0.725cm" svg:x="17.109cm" svg:y="37.456cm">
          <draw:text-box>
            <text:p text:style-name="P4"><text:span text:style-name="T3">valid</text:span></text:p>
          </draw:text-box>
        </draw:frame>
        <draw:frame draw:style-name="gr144" draw:text-style-name="P5" draw:layer="layout" svg:width="1.988cm" svg:height="0.725cm" svg:x="16.842cm" svg:y="38.182cm">
          <draw:text-box>
            <text:p text:style-name="P4"><text:span text:style-name="T3">payload</text:span></text:p>
          </draw:text-box>
        </draw:frame>
        <draw:rect draw:style-name="gr42" draw:text-style-name="P3" draw:layer="layout" svg:width="2.021cm" svg:height="2.176cm" svg:x="16.809cm" svg:y="37.456cm">
          <text:p/>
        </draw:rect>
        <draw:frame draw:style-name="gr44" draw:text-style-name="P26" draw:layer="layout" svg:width="3.918cm" svg:height="0.963cm" svg:x="14.039cm" svg:y="36.99cm">
          <draw:text-box>
            <text:p><text:span text:style-name="T15">toStream</text:span></text:p>
          </draw:text-box>
        </draw:frame>
        <draw:rect draw:style-name="gr1" draw:text-style-name="P2" draw:layer="layout" svg:width="6.415cm" svg:height="1cm" svg:x="20.328cm" svg:y="36.248cm">
          <text:p text:style-name="P1"><text:span text:style-name="T1">Fifo</text:span></text:p>
        </draw:rect>
        <draw:rect draw:style-name="gr2" draw:text-style-name="P3" draw:layer="layout" svg:width="6.415cm" svg:height="3.148cm" svg:x="20.328cm" svg:y="37.265cm">
          <text:p/>
        </draw:rect>
        <draw:g>
          <draw:rect draw:style-name="gr3" draw:text-style-name="P3" draw:layer="layout" svg:width="0.5cm" svg:height="0.5cm" svg:x="20.107cm" svg:y="37.655cm">
            <text:p/>
          </draw:rect>
          <draw:frame draw:style-name="gr5" draw:text-style-name="P5" draw:layer="layout" svg:width="2.471cm" svg:height="0.725cm" svg:x="20.607cm" svg:y="37.523cm">
            <draw:text-box>
              <text:p text:style-name="P4"><text:span text:style-name="T3">push.valid</text:span></text:p>
            </draw:text-box>
          </draw:frame>
        </draw:g>
        <draw:g>
          <draw:rect draw:style-name="gr3" draw:text-style-name="P3" draw:layer="layout" svg:width="0.5cm" svg:height="0.5cm" svg:x="26.488cm" svg:y="37.655cm">
            <text:p/>
          </draw:rect>
          <draw:frame draw:style-name="gr150" draw:text-style-name="P5" draw:layer="layout" svg:width="2.411cm" svg:height="0.725cm" svg:x="24.163cm" svg:y="37.523cm">
            <draw:text-box>
              <text:p text:style-name="P4"><text:span text:style-name="T3">push.valid</text:span></text:p>
            </draw:text-box>
          </draw:frame>
        </draw:g>
        <draw:line draw:style-name="gr81" draw:text-style-name="P3" draw:layer="layout" svg:x1="18.83cm" svg:y1="38.615cm" svg:x2="20.107cm" svg:y2="38.604cm">
          <text:p/>
        </draw:line>
        <draw:frame draw:style-name="gr151" draw:text-style-name="P26" draw:layer="layout" svg:width="5.387cm" svg:height="0.963cm" svg:x="20.91cm" svg:y="35.285cm">
          <draw:text-box>
            <text:p><text:span text:style-name="T15">queue(rxFifoDepth)</text:span></text:p>
          </draw:text-box>
        </draw:frame>
        <draw:line draw:style-name="gr81" draw:text-style-name="P3" draw:layer="layout" svg:x1="18.83cm" svg:y1="37.863cm" svg:x2="20.107cm" svg:y2="37.863cm">
          <text:p/>
        </draw:line>
        <draw:line draw:style-name="gr81" draw:text-style-name="P3" draw:layer="layout" svg:x1="18.83cm" svg:y1="39.302cm" svg:x2="20.108cm" svg:y2="39.302cm">
          <text:p/>
        </draw:line>
        <draw:g>
          <draw:rect draw:style-name="gr3" draw:text-style-name="P3" draw:layer="layout" svg:width="0.5cm" svg:height="0.5cm" svg:x="20.094cm" svg:y="38.356cm">
            <text:p/>
          </draw:rect>
          <draw:frame draw:style-name="gr152" draw:text-style-name="P5" draw:layer="layout" svg:width="3.029cm" svg:height="0.725cm" svg:x="20.594cm" svg:y="38.224cm">
            <draw:text-box>
              <text:p text:style-name="P4"><text:span text:style-name="T3">push.payload</text:span></text:p>
            </draw:text-box>
          </draw:frame>
        </draw:g>
        <draw:g>
          <draw:rect draw:style-name="gr17" draw:text-style-name="P3" draw:layer="layout" svg:width="-0.5cm" svg:height="-0.5cm" svg:x="20.604cm" svg:y="39.563cm">
            <text:p/>
          </draw:rect>
          <draw:frame draw:style-name="gr153" draw:text-style-name="P5" draw:layer="layout" svg:width="2.602cm" svg:height="0.725cm" svg:x="20.596cm" svg:y="38.925cm">
            <draw:text-box>
              <text:p text:style-name="P4"><text:span text:style-name="T3">push.ready</text:span></text:p>
            </draw:text-box>
          </draw:frame>
        </draw:g>
        <draw:g>
          <draw:rect draw:style-name="gr3" draw:text-style-name="P3" draw:layer="layout" svg:width="0.5cm" svg:height="0.5cm" svg:x="26.487cm" svg:y="38.356cm">
            <text:p/>
          </draw:rect>
          <draw:frame draw:style-name="gr154" draw:text-style-name="P5" draw:layer="layout" svg:width="3.029cm" svg:height="0.725cm" svg:x="23.544cm" svg:y="38.224cm">
            <draw:text-box>
              <text:p text:style-name="P4"><text:span text:style-name="T3">push.payload</text:span></text:p>
            </draw:text-box>
          </draw:frame>
        </draw:g>
        <draw:g>
          <draw:rect draw:style-name="gr17" draw:text-style-name="P3" draw:layer="layout" svg:width="0.5cm" svg:height="0.5cm" svg:x="26.486cm" svg:y="39.057cm">
            <text:p/>
          </draw:rect>
          <draw:frame draw:style-name="gr155" draw:text-style-name="P5" draw:layer="layout" svg:width="2.602cm" svg:height="0.725cm" svg:x="23.97cm" svg:y="38.925cm">
            <draw:text-box>
              <text:p text:style-name="P4"><text:span text:style-name="T3">push.ready</text:span></text:p>
            </draw:text-box>
          </draw:frame>
        </draw:g>
        <draw:line draw:style-name="gr81" draw:text-style-name="P3" draw:layer="layout" svg:x1="26.987cm" svg:y1="39.303cm" svg:x2="27.553cm" svg:y2="39.303cm">
          <text:p/>
        </draw:line>
        <draw:frame draw:style-name="gr148" draw:text-style-name="P5" draw:layer="layout" svg:width="2.466cm" svg:height="0.725cm" svg:x="27.413cm" svg:y="38.956cm">
          <draw:text-box>
            <text:p text:style-name="P4"><text:span text:style-name="T3">doRead12</text:span></text:p>
          </draw:text-box>
        </draw:frame>
        <draw:custom-shape draw:style-name="gr100" draw:text-style-name="P3" draw:layer="layout" svg:width="1.443cm" svg:height="0.421cm" draw:transform="rotate (1.5707963267946) translate (30.737cm 38.9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30.958cm" svg:y1="39.3cm" svg:x2="30.958cm" svg:y2="38.791cm">
          <text:p/>
        </draw:line>
        <draw:g>
          <draw:rect draw:style-name="gr3" draw:text-style-name="P3" draw:layer="layout" svg:width="0.5cm" svg:height="0.5cm" svg:x="32.108cm" svg:y="38.056cm">
            <text:p/>
          </draw:rect>
          <draw:frame draw:style-name="gr141" draw:text-style-name="P5" draw:layer="layout" svg:width="2.97cm" svg:height="0.725cm" svg:x="32.552cm" svg:y="37.906cm">
            <draw:text-box>
              <text:p text:style-name="P4"><text:span text:style-name="T3">bus.PRDATA</text:span></text:p>
            </draw:text-box>
          </draw:frame>
        </draw:g>
        <draw:line draw:style-name="gr81" draw:text-style-name="P3" draw:layer="layout" svg:x1="31.158cm" svg:y1="38.288cm" svg:x2="31.515cm" svg:y2="38.288cm">
          <text:p/>
        </draw:line>
        <draw:line draw:style-name="gr81" draw:text-style-name="P3" draw:layer="layout" svg:x1="26.988cm" svg:y1="37.931cm" svg:x2="30.727cm" svg:y2="37.931cm">
          <text:p/>
        </draw:line>
        <draw:line draw:style-name="gr81" draw:text-style-name="P3" draw:layer="layout" svg:x1="30.173cm" svg:y1="38.607cm" svg:x2="30.737cm" svg:y2="38.607cm">
          <text:p/>
        </draw:line>
        <draw:frame draw:style-name="gr142" draw:text-style-name="P25" draw:layer="layout" svg:width="0.858cm" svg:height="0.738cm" svg:x="29.479cm" svg:y="38.132cm">
          <draw:text-box>
            <text:p text:style-name="P4"><text:span text:style-name="T14">...</text:span></text:p>
          </draw:text-box>
        </draw:frame>
        <draw:frame draw:style-name="gr142" draw:text-style-name="P25" draw:layer="layout" svg:width="0.858cm" svg:height="0.738cm" svg:x="31.372cm" svg:y="37.815cm">
          <draw:text-box>
            <text:p text:style-name="P4"><text:span text:style-name="T14">...</text:span></text:p>
          </draw:text-box>
        </draw:frame>
        <draw:line draw:style-name="gr81" draw:text-style-name="P3" draw:layer="layout" svg:x1="30.958cm" svg:y1="39.291cm" svg:x2="29.692cm" svg:y2="39.3cm">
          <text:p/>
        </draw:line>
        <draw:line draw:style-name="gr81" draw:text-style-name="P3" draw:layer="layout" svg:x1="26.987cm" svg:y1="38.607cm" svg:x2="28.552cm" svg:y2="38.607cm">
          <text:p/>
        </draw:line>
        <draw:line draw:style-name="gr81" draw:text-style-name="P3" draw:layer="layout" svg:x1="28.553cm" svg:y1="37.931cm" svg:x2="28.553cm" svg:y2="38.607cm">
          <text:p/>
        </draw:line>
        <draw:frame draw:style-name="gr156" draw:text-style-name="P26" draw:layer="layout" svg:width="6.683cm" svg:height="0.963cm" svg:x="27.567cm" svg:y="36.249cm">
          <draw:text-box>
            <text:p><text:span text:style-name="T15">readStreamNonBlocking</text:span></text:p>
          </draw:text-box>
        </draw:frame>
        <draw:frame draw:style-name="gr145" draw:text-style-name="P5" draw:layer="layout" svg:width="1.56cm" svg:height="0.725cm" svg:x="31.626cm" svg:y="26.162cm">
          <draw:text-box>
            <text:p text:style-name="P4"><text:span text:style-name="T3">ready</text:span></text:p>
          </draw:text-box>
        </draw:frame>
        <draw:frame draw:style-name="gr88" draw:text-style-name="P5" draw:layer="layout" svg:width="1.446cm" svg:height="0.725cm" svg:x="31.626cm" svg:y="24.711cm">
          <draw:text-box>
            <text:p text:style-name="P4"><text:span text:style-name="T3">valid</text:span></text:p>
          </draw:text-box>
        </draw:frame>
        <draw:frame draw:style-name="gr144" draw:text-style-name="P5" draw:layer="layout" svg:width="1.988cm" svg:height="0.725cm" svg:x="31.359cm" svg:y="25.437cm">
          <draw:text-box>
            <text:p text:style-name="P4"><text:span text:style-name="T3">payload</text:span></text:p>
          </draw:text-box>
        </draw:frame>
        <draw:rect draw:style-name="gr42" draw:text-style-name="P3" draw:layer="layout" svg:width="2.021cm" svg:height="2.176cm" svg:x="31.326cm" svg:y="24.711cm">
          <text:p/>
        </draw:rect>
        <draw:frame draw:style-name="gr147" draw:text-style-name="P26" draw:layer="layout" svg:width="4.439cm" svg:height="0.963cm" svg:x="30.044cm" svg:y="23.57cm">
          <draw:text-box>
            <text:p><text:span text:style-name="T15">uartCtrl.io.write</text:span></text:p>
          </draw:text-box>
        </draw:frame>
        <draw:line draw:style-name="gr81" draw:text-style-name="P3" draw:layer="layout" svg:x1="29.546cm" svg:y1="25.012cm" svg:x2="31.325cm" svg:y2="25.012cm">
          <text:p/>
        </draw:line>
        <draw:line draw:style-name="gr81" draw:text-style-name="P3" draw:layer="layout" svg:x1="29.546cm" svg:y1="25.816cm" svg:x2="31.325cm" svg:y2="25.816cm">
          <text:p/>
        </draw:line>
        <draw:line draw:style-name="gr81" draw:text-style-name="P3" draw:layer="layout" svg:x1="29.546cm" svg:y1="26.571cm" svg:x2="31.326cm" svg:y2="26.577cm">
          <text:p/>
        </draw:line>
        <draw:frame draw:style-name="gr147" draw:text-style-name="P26" draw:layer="layout" svg:width="4.439cm" svg:height="0.963cm" svg:x="29.881cm" svg:y="24.249cm">
          <draw:text-box>
            <text:p><text:span text:style-name="T15">&gt;&gt;</text:span></text:p>
          </draw:text-box>
        </draw:frame>
        <draw:g>
          <draw:rect draw:style-name="gr3" draw:text-style-name="P3" draw:layer="layout" svg:width="0.5cm" svg:height="0.5cm" svg:x="14.433cm" svg:y="10.332cm">
            <text:p/>
          </draw:rect>
          <draw:frame draw:style-name="gr127" draw:text-style-name="P5" draw:layer="layout" svg:width="3.669cm" svg:height="0.725cm" svg:x="14.877cm" svg:y="10.2cm">
            <draw:text-box>
              <text:p text:style-name="P4"><text:span text:style-name="T3">PWRITE : Bool</text:span></text:p>
            </draw:text-box>
          </draw:frame>
        </draw:g>
        <draw:g>
          <draw:rect draw:style-name="gr3" draw:text-style-name="P3" draw:layer="layout" svg:width="0.5cm" svg:height="0.436cm" svg:x="-10.612cm" svg:y="30.23cm">
            <text:p/>
          </draw:rect>
          <draw:frame draw:style-name="gr4" draw:text-style-name="P5" draw:layer="layout" svg:width="2.246cm" svg:height="0.725cm" svg:x="-12.772cm" svg:y="30.069cm">
            <draw:text-box>
              <text:p text:style-name="P4"><text:span text:style-name="T3">valid</text:span></text:p>
            </draw:text-box>
          </draw:frame>
        </draw:g>
        <draw:g>
          <draw:rect draw:style-name="gr3" draw:text-style-name="P3" draw:layer="layout" svg:width="0.5cm" svg:height="0.5cm" svg:x="-10.625cm" svg:y="32.475cm">
            <text:p/>
          </draw:rect>
          <draw:frame draw:style-name="gr4" draw:text-style-name="P5" draw:layer="layout" svg:width="2.246cm" svg:height="0.725cm" svg:x="-12.785cm" svg:y="32.343cm">
            <draw:text-box>
              <text:p text:style-name="P4"><text:span text:style-name="T3">payload</text:span></text:p>
            </draw:text-box>
          </draw:frame>
        </draw:g>
        <draw:g>
          <draw:rect draw:style-name="gr17" draw:text-style-name="P3" draw:layer="layout" svg:width="0.5cm" svg:height="0.5cm" svg:x="-6.625cm" svg:y="35.433cm">
            <text:p/>
          </draw:rect>
          <draw:frame draw:style-name="gr29" draw:text-style-name="P5" draw:layer="layout" svg:width="2.369cm" svg:height="0.725cm" svg:x="-6.181cm" svg:y="35.301cm">
            <draw:text-box>
              <text:p text:style-name="P4"><text:span text:style-name="T3">ready</text:span></text:p>
            </draw:text-box>
          </draw:frame>
        </draw:g>
        <draw:g>
          <draw:rect draw:style-name="gr17" draw:text-style-name="P3" draw:layer="layout" svg:width="0.5cm" svg:height="0.5cm" svg:x="-10.725cm" svg:y="35.208cm">
            <text:p/>
          </draw:rect>
          <draw:frame draw:style-name="gr4" draw:text-style-name="P5" draw:layer="layout" svg:width="2.246cm" svg:height="0.725cm" svg:x="-12.885cm" svg:y="35.076cm">
            <draw:text-box>
              <text:p text:style-name="P4"><text:span text:style-name="T3">ready</text:span></text:p>
            </draw:text-box>
          </draw:frame>
        </draw:g>
        <draw:g>
          <draw:rect draw:style-name="gr3" draw:text-style-name="P3" draw:layer="layout" svg:width="0.5cm" svg:height="0.5cm" svg:x="-6.686cm" svg:y="32.433cm">
            <text:p/>
          </draw:rect>
          <draw:frame draw:style-name="gr29" draw:text-style-name="P5" draw:layer="layout" svg:width="2.369cm" svg:height="0.725cm" svg:x="-6.242cm" svg:y="32.301cm">
            <draw:text-box>
              <text:p text:style-name="P4"><text:span text:style-name="T3">payload</text:span></text:p>
            </draw:text-box>
          </draw:frame>
        </draw:g>
        <draw:g>
          <draw:rect draw:style-name="gr3" draw:text-style-name="P3" draw:layer="layout" svg:width="0.5cm" svg:height="0.5cm" svg:x="-6.688cm" svg:y="30.158cm">
            <text:p/>
          </draw:rect>
          <draw:frame draw:style-name="gr29" draw:text-style-name="P5" draw:layer="layout" svg:width="2.369cm" svg:height="0.725cm" svg:x="-6.244cm" svg:y="30.026cm">
            <draw:text-box>
              <text:p text:style-name="P4"><text:span text:style-name="T3">valid</text:span></text:p>
            </draw:text-box>
          </draw:frame>
        </draw:g>
        <draw:rect draw:style-name="gr42" draw:text-style-name="P3" draw:layer="layout" svg:width="2.621cm" svg:height="6.613cm" svg:x="-6.925cm" svg:y="29.663cm">
          <text:p/>
        </draw:rect>
        <draw:rect draw:style-name="gr42" draw:text-style-name="P3" draw:layer="layout" svg:width="2.678cm" svg:height="6.181cm" svg:x="-12.553cm" svg:y="29.813cm">
          <text:p/>
        </draw:rect>
        <draw:frame draw:style-name="gr53" draw:layer="layout" svg:width="2.441cm" svg:height="0.963cm" svg:x="-12.525cm" svg:y="28.913cm">
          <draw:text-box>
            <text:p>Master</text:p>
          </draw:text-box>
        </draw:frame>
        <draw:frame draw:style-name="gr157" draw:layer="layout" svg:width="2.258cm" svg:height="0.963cm" svg:x="-6.625cm" svg:y="28.8cm">
          <draw:text-box>
            <text:p>Slave</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8cm" svg:y="32.3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8cm 33.4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015cm" svg:y="32.351cm">
              <draw:text-box>
                <text:p text:style-name="P4"><text:span text:style-name="T3">D</text:span></text:p>
              </draw:text-box>
            </draw:frame>
            <draw:frame draw:style-name="gr84" draw:text-style-name="P5" draw:layer="layout" svg:width="0.832cm" svg:height="0.725cm" svg:x="-8.514cm" svg:y="32.352cm">
              <draw:text-box>
                <text:p text:style-name="P4"><text:span text:style-name="T3">Q</text:span></text:p>
              </draw:text-box>
            </draw:frame>
            <draw:frame draw:style-name="gr83" draw:text-style-name="P5" draw:layer="layout" svg:width="0.807cm" svg:height="0.725cm" svg:x="-9.014cm" svg:y="32.801cm">
              <draw:text-box>
                <text:p text:style-name="P4"><text:span text:style-name="T3">E</text:span></text:p>
              </draw:text-box>
            </draw:frame>
          </draw:g>
        </draw:g>
        <draw:line draw:style-name="gr81" draw:text-style-name="P3" draw:layer="layout" svg:x1="-8.112cm" svg:y1="35.669cm" svg:x2="-6.625cm" svg:y2="35.669cm">
          <text:p/>
        </draw:line>
        <draw:custom-shape draw:style-name="gr56" draw:text-style-name="P3" draw:layer="layout" svg:width="-0.25cm" svg:height="-0.25cm" svg:x="-7.777cm" svg:y="3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079cm" svg:height="1.03cm" svg:x="-8.979cm" svg:y="34.933cm" svg:viewBox="0 0 1080 1031" svg:d="M540 1031c-270 0-540-257-540-515s270-516 540-516c180 0 360 0 540 0-99 169-213 214-213 516 10 303 134 327 213 515-180 0-360 0-540 0z">
          <text:p/>
        </draw:path>
        <draw:line draw:style-name="gr81" draw:text-style-name="P3" draw:layer="layout" svg:x1="-7.768cm" svg:y1="35.202cm" svg:x2="-7.381cm" svg:y2="35.202cm">
          <text:p/>
        </draw:line>
        <draw:line draw:style-name="gr81" draw:text-style-name="P3" draw:layer="layout" svg:x1="-7.38cm" svg:y1="30.41cm" svg:x2="-7.38cm" svg:y2="35.202cm">
          <text:p/>
        </draw:line>
        <draw:line draw:style-name="gr81" draw:text-style-name="P3" draw:layer="layout" svg:x1="-7.38cm" svg:y1="30.41cm" svg:x2="-6.688cm" svg:y2="30.41cm">
          <text:p/>
        </draw:line>
        <draw:line draw:style-name="gr158" draw:text-style-name="P3" draw:layer="layout" svg:x1="-7.858cm" svg:y1="32.677cm" svg:x2="-6.686cm" svg:y2="32.677cm">
          <text:p/>
        </draw:line>
        <draw:line draw:style-name="gr81" draw:text-style-name="P3" draw:layer="layout" svg:x1="-10.225cm" svg:y1="35.449cm" svg:x2="-8.979cm" svg:y2="35.449cm">
          <text:p/>
        </draw:line>
        <draw:line draw:style-name="gr159" draw:text-style-name="P3" draw:layer="layout" svg:x1="-10.125cm" svg:y1="32.701cm" svg:x2="-8.879cm" svg:y2="32.701cm">
          <text:p/>
        </draw:line>
        <draw:line draw:style-name="gr81" draw:text-style-name="P3" draw:layer="layout" svg:x1="-9.389cm" svg:y1="30.867cm" svg:x2="-9.39cm" svg:y2="35.449cm">
          <text:p/>
        </draw:line>
        <draw:line draw:style-name="gr81" draw:text-style-name="P3" draw:layer="layout" svg:x1="-9.39cm" svg:y1="33.132cm" svg:x2="-8.858cm" svg:y2="33.13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7cm" svg:y="30.06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7cm 31.1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014cm" svg:y="30.086cm">
              <draw:text-box>
                <text:p text:style-name="P4"><text:span text:style-name="T3">D</text:span></text:p>
              </draw:text-box>
            </draw:frame>
            <draw:frame draw:style-name="gr84" draw:text-style-name="P5" draw:layer="layout" svg:width="0.832cm" svg:height="0.725cm" svg:x="-8.513cm" svg:y="30.087cm">
              <draw:text-box>
                <text:p text:style-name="P4"><text:span text:style-name="T3">Q</text:span></text:p>
              </draw:text-box>
            </draw:frame>
            <draw:frame draw:style-name="gr83" draw:text-style-name="P5" draw:layer="layout" svg:width="0.807cm" svg:height="0.725cm" svg:x="-9.013cm" svg:y="30.536cm">
              <draw:text-box>
                <text:p text:style-name="P4"><text:span text:style-name="T3">E</text:span></text:p>
              </draw:text-box>
            </draw:frame>
          </draw:g>
        </draw:g>
        <draw:line draw:style-name="gr160" draw:text-style-name="P3" draw:layer="layout" svg:x1="-7.857cm" svg:y1="30.412cm" svg:x2="-6.685cm" svg:y2="30.412cm">
          <text:p/>
        </draw:line>
        <draw:line draw:style-name="gr159" draw:text-style-name="P3" draw:layer="layout" svg:x1="-10.124cm" svg:y1="30.436cm" svg:x2="-8.878cm" svg:y2="30.436cm">
          <text:p/>
        </draw:line>
        <draw:line draw:style-name="gr81" draw:text-style-name="P3" draw:layer="layout" svg:x1="-9.389cm" svg:y1="30.867cm" svg:x2="-8.857cm" svg:y2="30.867cm">
          <text:p/>
        </draw:line>
      </draw:page>
      <draw:page draw:name="page4" draw:style-name="dp1" draw:master-page-name="Standard">
        <draw:line draw:style-name="gr81" draw:text-style-name="P3" draw:layer="layout" svg:x1="10.051cm" svg:y1="9.665cm" svg:x2="10.051cm" svg:y2="10.194cm">
          <text:p/>
        </draw:line>
        <draw:frame draw:style-name="gr88" draw:text-style-name="P5" draw:layer="layout" svg:width="1.446cm" svg:height="0.725cm" svg:x="9.299cm" svg:y="10.131cm">
          <draw:text-box>
            <text:p text:style-name="P4"><text:span text:style-name="T3">reset</text:span></text:p>
          </draw:text-box>
        </draw:frame>
        <draw:frame draw:style-name="gr89" draw:text-style-name="P5" draw:layer="layout" svg:width="1.281cm" svg:height="0.725cm" svg:x="8.221cm" svg:y="8.805cm">
          <draw:text-box>
            <text:p text:style-name="P4"><text:span text:style-name="T3">clk</text:span></text:p>
          </draw:text-box>
        </draw:frame>
        <draw:line draw:style-name="gr81" draw:text-style-name="P3" draw:layer="layout" svg:x1="9.221cm" svg:y1="9.151cm" svg:x2="9.50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54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84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392cm" svg:y="7.92cm">
              <draw:text-box>
                <text:p text:style-name="P4"><text:span text:style-name="T3">D</text:span></text:p>
              </draw:text-box>
            </draw:frame>
            <draw:frame draw:style-name="gr84" draw:text-style-name="P5" draw:layer="layout" svg:width="0.832cm" svg:height="0.725cm" svg:x="9.893cm" svg:y="7.921cm">
              <draw:text-box>
                <text:p text:style-name="P4"><text:span text:style-name="T3">Q</text:span></text:p>
              </draw:text-box>
            </draw:frame>
            <draw:frame draw:style-name="gr83" draw:text-style-name="P5" draw:layer="layout" svg:width="0.807cm" svg:height="0.725cm" svg:x="9.393cm" svg:y="8.37cm">
              <draw:text-box>
                <text:p text:style-name="P4"><text:span text:style-name="T3">E</text:span></text:p>
              </draw:text-box>
            </draw:frame>
          </draw:g>
          <draw:frame draw:style-name="gr87" draw:text-style-name="P18" draw:layer="layout" svg:width="1.205cm" svg:height="0.725cm" svg:x="9.449cm" svg:y="9.099cm">
            <draw:text-box>
              <text:p text:style-name="P4"><text:span text:style-name="T9">SET</text:span></text:p>
            </draw:text-box>
          </draw:frame>
        </draw:g>
        <draw:g>
          <draw:rect draw:style-name="gr3" draw:text-style-name="P3" draw:layer="layout" svg:width="0.5cm" svg:height="0.5cm" svg:x="2.879cm" svg:y="8.043cm">
            <text:p/>
          </draw:rect>
          <draw:frame draw:style-name="gr4" draw:text-style-name="P5" draw:layer="layout" svg:width="2.246cm" svg:height="0.725cm" svg:x="0.719cm" svg:y="7.911cm">
            <draw:text-box>
              <text:p text:style-name="P4"><text:span text:style-name="T3">io.rxd</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4cm" svg:y="7.9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4.34cm 9.03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883cm" svg:y="7.962cm">
              <draw:text-box>
                <text:p text:style-name="P4"><text:span text:style-name="T3">D</text:span></text:p>
              </draw:text-box>
            </draw:frame>
            <draw:frame draw:style-name="gr84" draw:text-style-name="P5" draw:layer="layout" svg:width="0.832cm" svg:height="0.725cm" svg:x="4.384cm" svg:y="7.963cm">
              <draw:text-box>
                <text:p text:style-name="P4"><text:span text:style-name="T3">Q</text:span></text:p>
              </draw:text-box>
            </draw:frame>
          </draw:g>
          <draw:frame draw:style-name="gr87" draw:text-style-name="P18" draw:layer="layout" svg:width="1.205cm" svg:height="0.725cm" svg:x="3.94cm" svg:y="9.141cm">
            <draw:text-box>
              <text:p text:style-name="P4"><text:span text:style-name="T9">SET</text:span></text:p>
            </draw:text-box>
          </draw:frame>
        </draw:g>
        <draw:line draw:style-name="gr81" draw:text-style-name="P3" draw:layer="layout" svg:x1="4.542cm" svg:y1="9.685cm" svg:x2="4.542cm" svg:y2="10.214cm">
          <text:p/>
        </draw:line>
        <draw:frame draw:style-name="gr89" draw:text-style-name="P5" draw:layer="layout" svg:width="1.281cm" svg:height="0.725cm" svg:x="2.759cm" svg:y="8.862cm">
          <draw:text-box>
            <text:p text:style-name="P4"><text:span text:style-name="T3">clk</text:span></text:p>
          </draw:text-box>
        </draw:frame>
        <draw:line draw:style-name="gr81" draw:text-style-name="P3" draw:layer="layout" svg:x1="3.759cm" svg:y1="9.208cm" svg:x2="4.04cm" svg:y2="9.208cm">
          <text:p/>
        </draw:line>
        <draw:g>
          <draw:rect draw:style-name="gr3" draw:text-style-name="P3" draw:layer="layout" svg:width="0.5cm" svg:height="0.5cm" svg:x="7.397cm" svg:y="11.129cm">
            <text:p/>
          </draw:rect>
          <draw:frame draw:style-name="gr161" draw:text-style-name="P5" draw:layer="layout" svg:width="3.41cm" svg:height="0.725cm" svg:x="4.073cm" svg:y="10.997cm">
            <draw:text-box>
              <text:p text:style-name="P4"><text:span text:style-name="T3">io.samplingTick</text:span></text:p>
            </draw:text-box>
          </draw:frame>
        </draw:g>
        <draw:line draw:style-name="gr81" draw:text-style-name="P3" draw:layer="layout" svg:x1="3.398cm" svg:y1="8.308cm" svg:x2="4.041cm" svg:y2="8.308cm">
          <text:p/>
        </draw:line>
        <draw:line draw:style-name="gr81" draw:text-style-name="P3" draw:layer="layout" svg:x1="3.76cm" svg:y1="9.208cm" svg:x2="4.041cm" svg:y2="9.20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6.321cm" svg:y="7.9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6.621cm 9.0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164cm" svg:y="7.942cm">
              <draw:text-box>
                <text:p text:style-name="P4"><text:span text:style-name="T3">D</text:span></text:p>
              </draw:text-box>
            </draw:frame>
            <draw:frame draw:style-name="gr84" draw:text-style-name="P5" draw:layer="layout" svg:width="0.832cm" svg:height="0.725cm" svg:x="6.665cm" svg:y="7.943cm">
              <draw:text-box>
                <text:p text:style-name="P4"><text:span text:style-name="T3">Q</text:span></text:p>
              </draw:text-box>
            </draw:frame>
          </draw:g>
          <draw:frame draw:style-name="gr87" draw:text-style-name="P18" draw:layer="layout" svg:width="1.205cm" svg:height="0.725cm" svg:x="6.221cm" svg:y="9.121cm">
            <draw:text-box>
              <text:p text:style-name="P4"><text:span text:style-name="T9">SET</text:span></text:p>
            </draw:text-box>
          </draw:frame>
        </draw:g>
        <draw:line draw:style-name="gr81" draw:text-style-name="P3" draw:layer="layout" svg:x1="6.823cm" svg:y1="9.665cm" svg:x2="6.823cm" svg:y2="10.194cm">
          <text:p/>
        </draw:line>
        <draw:frame draw:style-name="gr88" draw:text-style-name="P5" draw:layer="layout" svg:width="1.446cm" svg:height="0.725cm" svg:x="6.071cm" svg:y="10.131cm">
          <draw:text-box>
            <text:p text:style-name="P4"><text:span text:style-name="T3">reset</text:span></text:p>
          </draw:text-box>
        </draw:frame>
        <draw:frame draw:style-name="gr89" draw:text-style-name="P5" draw:layer="layout" svg:width="1.281cm" svg:height="0.725cm" svg:x="5.04cm" svg:y="8.842cm">
          <draw:text-box>
            <text:p text:style-name="P4"><text:span text:style-name="T3">clk</text:span></text:p>
          </draw:text-box>
        </draw:frame>
        <draw:line draw:style-name="gr81" draw:text-style-name="P3" draw:layer="layout" svg:x1="6.04cm" svg:y1="9.188cm" svg:x2="6.321cm" svg:y2="9.188cm">
          <text:p/>
        </draw:line>
        <draw:line draw:style-name="gr81" draw:text-style-name="P3" draw:layer="layout" svg:x1="5.04cm" svg:y1="8.301cm" svg:x2="6.322cm" svg:y2="8.288cm">
          <text:p/>
        </draw:line>
        <draw:line draw:style-name="gr81" draw:text-style-name="P3" draw:layer="layout" svg:x1="6.041cm" svg:y1="9.188cm" svg:x2="6.322cm" svg:y2="9.188cm">
          <text:p/>
        </draw:line>
        <draw:line draw:style-name="gr81" draw:text-style-name="P3" draw:layer="layout" svg:x1="7.321cm" svg:y1="8.289cm" svg:x2="9.522cm" svg:y2="8.289cm">
          <text:p/>
        </draw:line>
        <draw:line draw:style-name="gr81" draw:text-style-name="P3" draw:layer="layout" svg:x1="8.221cm" svg:y1="8.745cm" svg:x2="9.522cm" svg:y2="8.745cm">
          <text:p/>
        </draw:line>
        <draw:line draw:style-name="gr81" draw:text-style-name="P3" draw:layer="layout" svg:x1="8.222cm" svg:y1="8.745cm" svg:x2="8.222cm" svg:y2="11.355cm">
          <text:p/>
        </draw:line>
        <draw:line draw:style-name="gr81" draw:text-style-name="P3" draw:layer="layout" svg:x1="7.86cm" svg:y1="11.351cm" svg:x2="8.222cm" svg:y2="11.355cm">
          <text:p/>
        </draw:line>
        <draw:line draw:style-name="gr81" draw:text-style-name="P3" draw:layer="layout" svg:x1="12.831cm" svg:y1="9.665cm" svg:x2="12.831cm" svg:y2="10.194cm">
          <text:p/>
        </draw:line>
        <draw:frame draw:style-name="gr88" draw:text-style-name="P5" draw:layer="layout" svg:width="1.446cm" svg:height="0.725cm" svg:x="12.079cm" svg:y="10.131cm">
          <draw:text-box>
            <text:p text:style-name="P4"><text:span text:style-name="T3">reset</text:span></text:p>
          </draw:text-box>
        </draw:frame>
        <draw:frame draw:style-name="gr89" draw:text-style-name="P5" draw:layer="layout" svg:width="1.281cm" svg:height="0.725cm" svg:x="11.001cm" svg:y="8.805cm">
          <draw:text-box>
            <text:p text:style-name="P4"><text:span text:style-name="T3">clk</text:span></text:p>
          </draw:text-box>
        </draw:frame>
        <draw:line draw:style-name="gr81" draw:text-style-name="P3" draw:layer="layout" svg:x1="12.001cm" svg:y1="9.151cm" svg:x2="12.28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32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2.62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2.172cm" svg:y="7.92cm">
              <draw:text-box>
                <text:p text:style-name="P4"><text:span text:style-name="T3">D</text:span></text:p>
              </draw:text-box>
            </draw:frame>
            <draw:frame draw:style-name="gr84" draw:text-style-name="P5" draw:layer="layout" svg:width="0.832cm" svg:height="0.725cm" svg:x="12.673cm" svg:y="7.921cm">
              <draw:text-box>
                <text:p text:style-name="P4"><text:span text:style-name="T3">Q</text:span></text:p>
              </draw:text-box>
            </draw:frame>
            <draw:frame draw:style-name="gr83" draw:text-style-name="P5" draw:layer="layout" svg:width="0.807cm" svg:height="0.725cm" svg:x="12.173cm" svg:y="8.37cm">
              <draw:text-box>
                <text:p text:style-name="P4"><text:span text:style-name="T3">E</text:span></text:p>
              </draw:text-box>
            </draw:frame>
          </draw:g>
          <draw:frame draw:style-name="gr87" draw:text-style-name="P18" draw:layer="layout" svg:width="1.205cm" svg:height="0.725cm" svg:x="12.229cm" svg:y="9.099cm">
            <draw:text-box>
              <text:p text:style-name="P4"><text:span text:style-name="T9">SET</text:span></text:p>
            </draw:text-box>
          </draw:frame>
        </draw:g>
        <draw:line draw:style-name="gr81" draw:text-style-name="P3" draw:layer="layout" svg:x1="10.549cm" svg:y1="8.289cm" svg:x2="12.302cm" svg:y2="8.289cm">
          <text:p/>
        </draw:line>
        <draw:line draw:style-name="gr81" draw:text-style-name="P3" draw:layer="layout" svg:x1="11.001cm" svg:y1="8.745cm" svg:x2="12.302cm" svg:y2="8.745cm">
          <text:p/>
        </draw:line>
        <draw:line draw:style-name="gr81" draw:text-style-name="P3" draw:layer="layout" svg:x1="11.002cm" svg:y1="8.745cm" svg:x2="11.002cm" svg:y2="11.355cm">
          <text:p/>
        </draw:line>
        <draw:line draw:style-name="gr81" draw:text-style-name="P3" draw:layer="layout" svg:x1="8.222cm" svg:y1="11.355cm" svg:x2="11.002cm" svg:y2="11.355cm">
          <text:p/>
        </draw:line>
        <draw:line draw:style-name="gr81" draw:text-style-name="P3" draw:layer="layout" svg:x1="15.612cm" svg:y1="9.665cm" svg:x2="15.612cm" svg:y2="10.194cm">
          <text:p/>
        </draw:line>
        <draw:frame draw:style-name="gr88" draw:text-style-name="P5" draw:layer="layout" svg:width="1.446cm" svg:height="0.725cm" svg:x="14.86cm" svg:y="10.131cm">
          <draw:text-box>
            <text:p text:style-name="P4"><text:span text:style-name="T3">reset</text:span></text:p>
          </draw:text-box>
        </draw:frame>
        <draw:frame draw:style-name="gr89" draw:text-style-name="P5" draw:layer="layout" svg:width="1.281cm" svg:height="0.725cm" svg:x="13.782cm" svg:y="8.805cm">
          <draw:text-box>
            <text:p text:style-name="P4"><text:span text:style-name="T3">clk</text:span></text:p>
          </draw:text-box>
        </draw:frame>
        <draw:line draw:style-name="gr81" draw:text-style-name="P3" draw:layer="layout" svg:x1="14.782cm" svg:y1="9.151cm" svg:x2="15.0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1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4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953cm" svg:y="7.92cm">
              <draw:text-box>
                <text:p text:style-name="P4"><text:span text:style-name="T3">D</text:span></text:p>
              </draw:text-box>
            </draw:frame>
            <draw:frame draw:style-name="gr84" draw:text-style-name="P5" draw:layer="layout" svg:width="0.832cm" svg:height="0.725cm" svg:x="15.454cm" svg:y="7.921cm">
              <draw:text-box>
                <text:p text:style-name="P4"><text:span text:style-name="T3">Q</text:span></text:p>
              </draw:text-box>
            </draw:frame>
            <draw:frame draw:style-name="gr83" draw:text-style-name="P5" draw:layer="layout" svg:width="0.807cm" svg:height="0.725cm" svg:x="14.954cm" svg:y="8.37cm">
              <draw:text-box>
                <text:p text:style-name="P4"><text:span text:style-name="T3">E</text:span></text:p>
              </draw:text-box>
            </draw:frame>
          </draw:g>
          <draw:frame draw:style-name="gr87" draw:text-style-name="P18" draw:layer="layout" svg:width="1.205cm" svg:height="0.725cm" svg:x="15.01cm" svg:y="9.099cm">
            <draw:text-box>
              <text:p text:style-name="P4"><text:span text:style-name="T9">SET</text:span></text:p>
            </draw:text-box>
          </draw:frame>
        </draw:g>
        <draw:line draw:style-name="gr81" draw:text-style-name="P3" draw:layer="layout" svg:x1="13.33cm" svg:y1="8.289cm" svg:x2="15.083cm" svg:y2="8.289cm">
          <text:p/>
        </draw:line>
        <draw:line draw:style-name="gr81" draw:text-style-name="P3" draw:layer="layout" svg:x1="13.782cm" svg:y1="8.745cm" svg:x2="15.083cm" svg:y2="8.745cm">
          <text:p/>
        </draw:line>
        <draw:line draw:style-name="gr81" draw:text-style-name="P3" draw:layer="layout" svg:x1="13.783cm" svg:y1="8.745cm" svg:x2="13.783cm" svg:y2="11.355cm">
          <text:p/>
        </draw:line>
        <draw:line draw:style-name="gr81" draw:text-style-name="P3" draw:layer="layout" svg:x1="11.003cm" svg:y1="11.355cm" svg:x2="13.783cm" svg:y2="11.355cm">
          <text:p/>
        </draw:line>
        <draw:line draw:style-name="gr81" draw:text-style-name="P3" draw:layer="layout" svg:x1="18.412cm" svg:y1="9.665cm" svg:x2="18.412cm" svg:y2="10.194cm">
          <text:p/>
        </draw:line>
        <draw:frame draw:style-name="gr88" draw:text-style-name="P5" draw:layer="layout" svg:width="1.446cm" svg:height="0.725cm" svg:x="17.66cm" svg:y="10.131cm">
          <draw:text-box>
            <text:p text:style-name="P4"><text:span text:style-name="T3">reset</text:span></text:p>
          </draw:text-box>
        </draw:frame>
        <draw:frame draw:style-name="gr89" draw:text-style-name="P5" draw:layer="layout" svg:width="1.281cm" svg:height="0.725cm" svg:x="16.582cm" svg:y="8.805cm">
          <draw:text-box>
            <text:p text:style-name="P4"><text:span text:style-name="T3">clk</text:span></text:p>
          </draw:text-box>
        </draw:frame>
        <draw:line draw:style-name="gr81" draw:text-style-name="P3" draw:layer="layout" svg:x1="17.582cm" svg:y1="9.151cm" svg:x2="17.8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7.9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8.2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753cm" svg:y="7.92cm">
              <draw:text-box>
                <text:p text:style-name="P4"><text:span text:style-name="T3">D</text:span></text:p>
              </draw:text-box>
            </draw:frame>
            <draw:frame draw:style-name="gr84" draw:text-style-name="P5" draw:layer="layout" svg:width="0.832cm" svg:height="0.725cm" svg:x="18.254cm" svg:y="7.921cm">
              <draw:text-box>
                <text:p text:style-name="P4"><text:span text:style-name="T3">Q</text:span></text:p>
              </draw:text-box>
            </draw:frame>
            <draw:frame draw:style-name="gr83" draw:text-style-name="P5" draw:layer="layout" svg:width="0.807cm" svg:height="0.725cm" svg:x="17.754cm" svg:y="8.37cm">
              <draw:text-box>
                <text:p text:style-name="P4"><text:span text:style-name="T3">E</text:span></text:p>
              </draw:text-box>
            </draw:frame>
          </draw:g>
          <draw:frame draw:style-name="gr87" draw:text-style-name="P18" draw:layer="layout" svg:width="1.205cm" svg:height="0.725cm" svg:x="17.81cm" svg:y="9.099cm">
            <draw:text-box>
              <text:p text:style-name="P4"><text:span text:style-name="T9">SET</text:span></text:p>
            </draw:text-box>
          </draw:frame>
        </draw:g>
        <draw:line draw:style-name="gr81" draw:text-style-name="P3" draw:layer="layout" svg:x1="16.13cm" svg:y1="8.289cm" svg:x2="17.883cm" svg:y2="8.289cm">
          <text:p/>
        </draw:line>
        <draw:line draw:style-name="gr81" draw:text-style-name="P3" draw:layer="layout" svg:x1="16.582cm" svg:y1="8.745cm" svg:x2="17.883cm" svg:y2="8.745cm">
          <text:p/>
        </draw:line>
        <draw:line draw:style-name="gr81" draw:text-style-name="P3" draw:layer="layout" svg:x1="16.583cm" svg:y1="8.745cm" svg:x2="16.583cm" svg:y2="11.355cm">
          <text:p/>
        </draw:line>
        <draw:line draw:style-name="gr81" draw:text-style-name="P3" draw:layer="layout" svg:x1="13.803cm" svg:y1="11.355cm" svg:x2="25.045cm" svg:y2="11.355cm">
          <text:p/>
        </draw:line>
        <draw:line draw:style-name="gr81" draw:text-style-name="P3" draw:layer="layout" svg:x1="18.931cm" svg:y1="8.289cm" svg:x2="19.357cm" svg:y2="8.289cm">
          <text:p/>
        </draw:line>
        <draw:line draw:style-name="gr81" draw:text-style-name="P3" draw:layer="layout" svg:x1="16.62cm" svg:y1="8.25cm" svg:x2="16.62cm" svg:y2="7.51cm">
          <text:p/>
        </draw:line>
        <draw:line draw:style-name="gr81" draw:text-style-name="P3" draw:layer="layout" svg:x1="19.357cm" svg:y1="7.768cm" svg:x2="19.357cm" svg:y2="8.289cm">
          <text:p/>
        </draw:line>
        <draw:line draw:style-name="gr81" draw:text-style-name="P3" draw:layer="layout" svg:x1="20.25cm" svg:y1="7.5cm" svg:x2="16.62cm" svg:y2="7.51cm">
          <text:p/>
        </draw:line>
        <draw:line draw:style-name="gr81" draw:text-style-name="P3" draw:layer="layout" svg:x1="13.82cm" svg:y1="8.25cm" svg:x2="13.82cm" svg:y2="7.263cm">
          <text:p/>
        </draw:line>
        <draw:line draw:style-name="gr81" draw:text-style-name="P3" draw:layer="layout" svg:x1="20.215cm" svg:y1="7.25cm" svg:x2="13.82cm" svg:y2="7.263cm">
          <text:p/>
        </draw:line>
        <draw:line draw:style-name="gr81" draw:text-style-name="P3" draw:layer="layout" svg:x1="11.021cm" svg:y1="8.25cm" svg:x2="11.021cm" svg:y2="7.017cm">
          <text:p/>
        </draw:line>
        <draw:line draw:style-name="gr81" draw:text-style-name="P3" draw:layer="layout" svg:x1="20.25cm" svg:y1="7cm" svg:x2="11.021cm" svg:y2="7.017cm">
          <text:p/>
        </draw:line>
        <draw:line draw:style-name="gr81" draw:text-style-name="P3" draw:layer="layout" svg:x1="8.258cm" svg:y1="8.25cm" svg:x2="8.258cm" svg:y2="6.77cm">
          <text:p/>
        </draw:line>
        <draw:line draw:style-name="gr81" draw:text-style-name="P3" draw:layer="layout" svg:x1="20.25cm" svg:y1="6.75cm" svg:x2="8.258cm" svg:y2="6.77cm">
          <text:p/>
        </draw:line>
        <draw:line draw:style-name="gr162" draw:text-style-name="P27" draw:layer="layout" svg:x1="19.357cm" svg:y1="7.768cm" svg:x2="20.25cm" svg:y2="7.75cm">
          <text:p/>
        </draw:line>
        <draw:custom-shape draw:style-name="gr32" draw:text-style-name="P19" draw:layer="layout" svg:width="4.852cm" svg:height="2.254cm" svg:x="19.751cm" svg:y="6.091cm">
          <text:p text:style-name="P1"><text:span text:style-name="T10">MajorityVo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3" draw:text-style-name="P5" draw:layer="layout" svg:width="3.118cm" svg:height="0.725cm" svg:x="26.783cm" svg:y="6.884cm">
          <draw:text-box>
            <text:p text:style-name="P4"><text:span text:style-name="T3">sampler.value</text:span></text:p>
          </draw:text-box>
        </draw:frame>
        <draw:line draw:style-name="gr81" draw:text-style-name="P3" draw:layer="layout" svg:x1="24.608cm" svg:y1="7.25cm" svg:x2="25.25cm" svg:y2="7.25cm">
          <text:p/>
        </draw:line>
        <draw:line draw:style-name="gr81" draw:text-style-name="P3" draw:layer="layout" svg:x1="18.931cm" svg:y1="8.289cm" svg:x2="19.357cm" svg:y2="8.28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255cm" svg:y="6.90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555cm 7.9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5.098cm" svg:y="6.923cm">
              <draw:text-box>
                <text:p text:style-name="P4"><text:span text:style-name="T3">D</text:span></text:p>
              </draw:text-box>
            </draw:frame>
            <draw:frame draw:style-name="gr84" draw:text-style-name="P5" draw:layer="layout" svg:width="0.832cm" svg:height="0.725cm" svg:x="25.599cm" svg:y="6.924cm">
              <draw:text-box>
                <text:p text:style-name="P4"><text:span text:style-name="T3">Q</text:span></text:p>
              </draw:text-box>
            </draw:frame>
          </draw:g>
          <draw:frame draw:style-name="gr87" draw:text-style-name="P18" draw:layer="layout" svg:width="1.205cm" svg:height="0.725cm" svg:x="25.155cm" svg:y="8.102cm">
            <draw:text-box>
              <text:p text:style-name="P4"><text:span text:style-name="T9">SET</text:span></text:p>
            </draw:text-box>
          </draw:frame>
        </draw:g>
        <draw:line draw:style-name="gr81" draw:text-style-name="P3" draw:layer="layout" svg:x1="25.757cm" svg:y1="8.646cm" svg:x2="25.757cm" svg:y2="9.175cm">
          <text:p/>
        </draw:line>
        <draw:frame draw:style-name="gr88" draw:text-style-name="P5" draw:layer="layout" svg:width="1.446cm" svg:height="0.725cm" svg:x="25.005cm" svg:y="9.112cm">
          <draw:text-box>
            <text:p text:style-name="P4"><text:span text:style-name="T3">reset</text:span></text:p>
          </draw:text-box>
        </draw:frame>
        <draw:frame draw:style-name="gr89" draw:text-style-name="P5" draw:layer="layout" svg:width="1.281cm" svg:height="0.725cm" svg:x="23.974cm" svg:y="7.823cm">
          <draw:text-box>
            <text:p text:style-name="P4"><text:span text:style-name="T3">clk</text:span></text:p>
          </draw:text-box>
        </draw:frame>
        <draw:line draw:style-name="gr81" draw:text-style-name="P3" draw:layer="layout" svg:x1="24.974cm" svg:y1="8.169cm" svg:x2="25.255cm" svg:y2="8.169cm">
          <text:p/>
        </draw:line>
        <draw:line draw:style-name="gr81" draw:text-style-name="P3" draw:layer="layout" svg:x1="24.975cm" svg:y1="8.169cm" svg:x2="25.256cm" svg:y2="8.169cm">
          <text:p/>
        </draw:line>
        <draw:line draw:style-name="gr81" draw:text-style-name="P3" draw:layer="layout" svg:x1="26.268cm" svg:y1="7.25cm" svg:x2="26.91cm" svg:y2="7.25cm">
          <text:p/>
        </draw:line>
        <draw:frame draw:style-name="gr164" draw:text-style-name="P5" draw:layer="layout" svg:width="2.741cm" svg:height="0.725cm" svg:x="26.662cm" svg:y="10.985cm">
          <draw:text-box>
            <text:p text:style-name="P4"><text:span text:style-name="T3">sampler.tick</text:span></text:p>
          </draw:text-box>
        </draw:frame>
        <draw:line draw:style-name="gr81" draw:text-style-name="P3" draw:layer="layout" svg:x1="24.501cm" svg:y1="11.351cm" svg:x2="25.143cm" svg:y2="11.3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148cm" svg:y="11.00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448cm 12.0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991cm" svg:y="11.024cm">
              <draw:text-box>
                <text:p text:style-name="P4"><text:span text:style-name="T3">D</text:span></text:p>
              </draw:text-box>
            </draw:frame>
            <draw:frame draw:style-name="gr84" draw:text-style-name="P5" draw:layer="layout" svg:width="0.832cm" svg:height="0.725cm" svg:x="25.492cm" svg:y="11.025cm">
              <draw:text-box>
                <text:p text:style-name="P4"><text:span text:style-name="T3">Q</text:span></text:p>
              </draw:text-box>
            </draw:frame>
          </draw:g>
          <draw:frame draw:style-name="gr87" draw:text-style-name="P18" draw:layer="layout" svg:width="1.205cm" svg:height="0.725cm" svg:x="25.048cm" svg:y="12.203cm">
            <draw:text-box>
              <text:p text:style-name="P4"><text:span text:style-name="T9">SET</text:span></text:p>
            </draw:text-box>
          </draw:frame>
        </draw:g>
        <draw:line draw:style-name="gr81" draw:text-style-name="P3" draw:layer="layout" svg:x1="25.65cm" svg:y1="12.747cm" svg:x2="25.65cm" svg:y2="13.276cm">
          <text:p/>
        </draw:line>
        <draw:frame draw:style-name="gr88" draw:text-style-name="P5" draw:layer="layout" svg:width="1.446cm" svg:height="0.725cm" svg:x="24.898cm" svg:y="13.213cm">
          <draw:text-box>
            <text:p text:style-name="P4"><text:span text:style-name="T3">reset</text:span></text:p>
          </draw:text-box>
        </draw:frame>
        <draw:line draw:style-name="gr81" draw:text-style-name="P3" draw:layer="layout" svg:x1="24.867cm" svg:y1="12.27cm" svg:x2="25.148cm" svg:y2="12.27cm">
          <text:p/>
        </draw:line>
        <draw:line draw:style-name="gr81" draw:text-style-name="P3" draw:layer="layout" svg:x1="24.868cm" svg:y1="12.27cm" svg:x2="25.149cm" svg:y2="12.27cm">
          <text:p/>
        </draw:line>
        <draw:line draw:style-name="gr81" draw:text-style-name="P3" draw:layer="layout" svg:x1="26.161cm" svg:y1="11.351cm" svg:x2="26.803cm" svg:y2="11.351cm">
          <text:p/>
        </draw:line>
        <draw:frame draw:style-name="gr89" draw:text-style-name="P5" draw:layer="layout" svg:width="1.281cm" svg:height="0.725cm" svg:x="7.71cm" svg:y="18.583cm">
          <draw:text-box>
            <text:p text:style-name="P4"><text:span text:style-name="T3">clk</text:span></text:p>
          </draw:text-box>
        </draw:frame>
        <draw:line draw:style-name="gr81" draw:text-style-name="P3" draw:layer="layout" svg:x1="8.71cm" svg:y1="18.929cm" svg:x2="8.991cm" svg:y2="18.92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018cm" svg:y="17.67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318cm 18.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8.861cm" svg:y="17.698cm">
              <draw:text-box>
                <text:p text:style-name="P4"><text:span text:style-name="T3">D</text:span></text:p>
              </draw:text-box>
            </draw:frame>
            <draw:frame draw:style-name="gr84" draw:text-style-name="P5" draw:layer="layout" svg:width="0.832cm" svg:height="0.725cm" svg:x="9.362cm" svg:y="17.699cm">
              <draw:text-box>
                <text:p text:style-name="P4"><text:span text:style-name="T3">Q</text:span></text:p>
              </draw:text-box>
            </draw:frame>
          </draw:g>
        </draw:g>
        <draw:line draw:style-name="gr81" draw:text-style-name="P3" draw:layer="layout" svg:x1="8.12cm" svg:y1="18.029cm" svg:x2="8.992cm" svg:y2="18.029cm">
          <text:p/>
        </draw:line>
        <draw:line draw:style-name="gr81" draw:text-style-name="P3" draw:layer="layout" svg:x1="10.038cm" svg:y1="18.029cm" svg:x2="10.494cm" svg:y2="18.029cm">
          <text:p/>
        </draw:line>
        <draw:line draw:style-name="gr81" draw:text-style-name="P3" draw:layer="layout" svg:x1="10.494cm" svg:y1="16.795cm" svg:x2="10.494cm" svg:y2="18.072cm">
          <text:p/>
        </draw:line>
        <draw:line draw:style-name="gr81" draw:text-style-name="P3" draw:layer="layout" svg:x1="10.494cm" svg:y1="16.795cm" svg:x2="7.208cm" svg:y2="16.795cm">
          <text:p/>
        </draw:line>
        <draw:frame draw:style-name="gr88" draw:text-style-name="P5" draw:layer="layout" svg:width="1.446cm" svg:height="0.725cm" svg:x="3.79cm" svg:y="10.152cm">
          <draw:text-box>
            <text:p text:style-name="P4"><text:span text:style-name="T3">reset</text:span></text:p>
          </draw:text-box>
        </draw:frame>
        <draw:line draw:style-name="gr81" draw:text-style-name="P13" draw:layer="layout" svg:x1="10.494cm" svg:y1="18.029cm" svg:x2="11.818cm" svg:y2="18.007cm">
          <text:p/>
        </draw:line>
        <draw:frame draw:style-name="gr165" draw:text-style-name="P5" draw:layer="layout" svg:width="0.746cm" svg:height="0.725cm" svg:x="11.027cm" svg:y="17.282cm">
          <draw:text-box>
            <text:p text:style-name="P4"><text:span text:style-name="T3">0</text:span></text:p>
          </draw:text-box>
        </draw:frame>
        <draw:line draw:style-name="gr81" draw:text-style-name="P13" draw:layer="layout" svg:x1="11.639cm" svg:y1="17.633cm" svg:x2="12.018cm" svg:y2="17.633cm">
          <text:p/>
        </draw:line>
        <draw:line draw:style-name="gr81" draw:text-style-name="P13" draw:layer="layout" svg:x1="12.568cm" svg:y1="17.816cm" svg:x2="13.071cm" svg:y2="17.816cm">
          <text:p/>
        </draw:line>
        <draw:line draw:style-name="gr81" draw:text-style-name="P3" draw:layer="layout" svg:x1="6.011cm" svg:y1="17.838cm" svg:x2="6.467cm" svg:y2="17.838cm">
          <text:p/>
        </draw:line>
        <draw:frame draw:style-name="gr166" draw:text-style-name="P5" draw:layer="layout" svg:width="3.673cm" svg:height="0.725cm" svg:x="2.506cm" svg:y="17.476cm">
          <draw:text-box>
            <text:p text:style-name="P4"><text:span text:style-name="T3">bitTimer.recenter</text:span></text:p>
          </draw:text-box>
        </draw:frame>
        <draw:path draw:style-name="gr93" draw:text-style-name="P13" draw:layer="layout" svg:width="0.749cm" svg:height="0.749cm" svg:x="11.818cm" svg:y="17.441cm" svg:viewBox="0 0 750 750" svg:d="M375 0c213 0 375 162 375 375s-162 375-375 375-375-162-375-375 162-375 375-375z">
          <text:p text:style-name="P13">=</text:p>
        </draw:path>
        <draw:frame draw:style-name="gr167" draw:text-style-name="P5" draw:layer="layout" svg:width="2.75cm" svg:height="0.725cm" svg:x="9.987cm" svg:y="18.072cm">
          <draw:text-box>
            <text:p text:style-name="P4"><text:span text:style-name="T3">sampler.tick</text:span></text:p>
          </draw:text-box>
        </draw:frame>
        <draw:frame draw:style-name="gr164" draw:text-style-name="P5" draw:layer="layout" svg:width="2.741cm" svg:height="0.725cm" svg:x="3.47cm" svg:y="18.001cm">
          <draw:text-box>
            <text:p text:style-name="P4"><text:span text:style-name="T3">sampler.tick</text:span></text:p>
          </draw:text-box>
        </draw:frame>
        <draw:frame draw:style-name="gr89" draw:text-style-name="P5" draw:layer="layout" svg:width="1.281cm" svg:height="0.725cm" svg:x="23.88cm" svg:y="11.91cm">
          <draw:text-box>
            <text:p text:style-name="P4"><text:span text:style-name="T3">clk</text:span></text:p>
          </draw:text-box>
        </draw:frame>
        <draw:frame draw:style-name="gr89" draw:text-style-name="P5" draw:layer="layout" svg:width="1.281cm" svg:height="0.725cm" svg:x="23.115cm" svg:y="18.536cm">
          <draw:text-box>
            <text:p text:style-name="P4"><text:span text:style-name="T3">clk</text:span></text:p>
          </draw:text-box>
        </draw:frame>
        <draw:line draw:style-name="gr81" draw:text-style-name="P3" draw:layer="layout" svg:x1="24.115cm" svg:y1="18.882cm" svg:x2="24.396cm" svg:y2="18.8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443cm" svg:y="17.6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743cm 18.7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286cm" svg:y="17.651cm">
              <draw:text-box>
                <text:p text:style-name="P4"><text:span text:style-name="T3">D</text:span></text:p>
              </draw:text-box>
            </draw:frame>
            <draw:frame draw:style-name="gr84" draw:text-style-name="P5" draw:layer="layout" svg:width="0.832cm" svg:height="0.725cm" svg:x="24.787cm" svg:y="17.652cm">
              <draw:text-box>
                <text:p text:style-name="P4"><text:span text:style-name="T3">Q</text:span></text:p>
              </draw:text-box>
            </draw:frame>
          </draw:g>
        </draw:g>
        <draw:line draw:style-name="gr81" draw:text-style-name="P3" draw:layer="layout" svg:x1="25.443cm" svg:y1="17.982cm" svg:x2="26.271cm" svg:y2="18.002cm">
          <text:p/>
        </draw:line>
        <draw:line draw:style-name="gr81" draw:text-style-name="P3" draw:layer="layout" svg:x1="21.379cm" svg:y1="17.821cm" svg:x2="21.835cm" svg:y2="17.821cm">
          <text:p/>
        </draw:line>
        <draw:frame draw:style-name="gr168" draw:text-style-name="P5" draw:layer="layout" svg:width="3.474cm" svg:height="0.725cm" svg:x="18.04cm" svg:y="17.459cm">
          <draw:text-box>
            <text:p text:style-name="P4"><text:span text:style-name="T3">bitCounter.clear</text:span></text:p>
          </draw:text-box>
        </draw:frame>
        <draw:frame draw:style-name="gr167" draw:text-style-name="P5" draw:layer="layout" svg:width="2.75cm" svg:height="0.725cm" svg:x="18.829cm" svg:y="17.996cm">
          <draw:text-box>
            <text:p text:style-name="P4"><text:span text:style-name="T3">bitTimer.tick</text:span></text:p>
          </draw:text-box>
        </draw:frame>
        <draw:frame draw:style-name="gr169" draw:text-style-name="P5" draw:layer="layout" svg:width="3.567cm" svg:height="0.725cm" svg:x="26.122cm" svg:y="17.653cm">
          <draw:text-box>
            <text:p text:style-name="P4"><text:span text:style-name="T3">bitCounter.value</text:span></text:p>
          </draw:text-box>
        </draw:frame>
        <draw:g>
          <draw:rect draw:style-name="gr3" draw:text-style-name="P3" draw:layer="layout" svg:width="0.5cm" svg:height="0.5cm" svg:x="18.871cm" svg:y="23.721cm">
            <text:p/>
          </draw:rect>
          <draw:frame draw:style-name="gr170" draw:text-style-name="P5" draw:layer="layout" svg:width="2.788cm" svg:height="0.725cm" svg:x="19.315cm" svg:y="23.571cm">
            <draw:text-box>
              <text:p text:style-name="P4"><text:span text:style-name="T3">io.read.valid</text:span></text:p>
            </draw:text-box>
          </draw:frame>
        </draw:g>
        <draw:g>
          <draw:rect draw:style-name="gr3" draw:text-style-name="P3" draw:layer="layout" svg:width="0.5cm" svg:height="0.5cm" svg:x="18.871cm" svg:y="24.372cm">
            <text:p/>
          </draw:rect>
          <draw:frame draw:style-name="gr171" draw:text-style-name="P5" draw:layer="layout" svg:width="3.406cm" svg:height="0.725cm" svg:x="19.315cm" svg:y="24.222cm">
            <draw:text-box>
              <text:p text:style-name="P4"><text:span text:style-name="T3">io.read.payload</text:span></text:p>
            </draw:text-box>
          </draw:frame>
        </draw:g>
        <draw:line draw:style-name="gr81" draw:text-style-name="P13" draw:layer="layout" svg:x1="18.008cm" svg:y1="23.962cm" svg:x2="18.871cm" svg:y2="23.962cm">
          <text:p/>
        </draw:line>
        <draw:line draw:style-name="gr81" draw:text-style-name="P13" draw:layer="layout" svg:x1="18.008cm" svg:y1="24.617cm" svg:x2="18.871cm" svg:y2="24.617cm">
          <text:p/>
        </draw:line>
        <draw:custom-shape draw:style-name="gr32" draw:text-style-name="P19" draw:layer="layout" svg:width="4.852cm" svg:height="2.254cm" svg:x="13.409cm" svg:y="23.35cm">
          <text:p text:style-name="P1"><text:span text:style-name="T10">F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2" draw:text-style-name="P13" draw:layer="layout" svg:x1="11.504cm" svg:y1="24.242cm" svg:x2="13.4cm" svg:y2="24.242cm">
          <text:p/>
        </draw:line>
        <draw:line draw:style-name="gr172" draw:text-style-name="P13" draw:layer="layout" svg:x1="12.591cm" svg:y1="23.357cm" svg:x2="13.832cm" svg:y2="23.891cm">
          <text:p/>
        </draw:line>
        <draw:frame draw:style-name="gr173" draw:text-style-name="P29" draw:layer="layout" svg:width="3.744cm" svg:height="1.649cm" svg:x="9.569cm" svg:y="22.184cm">
          <draw:text-box>
            <text:p text:style-name="P28"><text:span text:style-name="T16">sampler.tick</text:span></text:p>
            <text:p text:style-name="P28"><text:span text:style-name="T16">sampler.value</text:span></text:p>
          </draw:text-box>
        </draw:frame>
        <draw:frame draw:style-name="gr174" draw:text-style-name="P5" draw:layer="layout" svg:width="3.707cm" svg:height="1.385cm" svg:x="8.869cm" svg:y="23.743cm">
          <draw:text-box>
            <text:p text:style-name="P28"><text:span text:style-name="T16">bitTimer.tick</text:span></text:p>
            <text:p text:style-name="P28"><text:span text:style-name="T16">bitTimer.recenter</text:span></text:p>
          </draw:text-box>
        </draw:frame>
        <draw:frame draw:style-name="gr175" draw:text-style-name="P5" draw:layer="layout" svg:width="3.597cm" svg:height="1.385cm" svg:x="9.42cm" svg:y="25.389cm">
          <draw:text-box>
            <text:p text:style-name="P28"><text:span text:style-name="T16">bitCounter.value</text:span></text:p>
            <text:p text:style-name="P28"><text:span text:style-name="T16">bitCounter.clear</text:span></text:p>
          </draw:text-box>
        </draw:frame>
        <draw:line draw:style-name="gr172" draw:text-style-name="P13" draw:layer="layout" svg:x1="13.598cm" svg:y1="24.759cm" svg:x2="12.39cm" svg:y2="24.783cm">
          <text:p/>
        </draw:line>
        <draw:line draw:style-name="gr172" draw:text-style-name="P13" draw:layer="layout" svg:x1="12.881cm" svg:y1="25.816cm" svg:x2="13.861cm" svg:y2="25.209cm">
          <text:p/>
        </draw:line>
        <draw:line draw:style-name="gr172" draw:text-style-name="P13" draw:layer="layout" svg:x1="14.364cm" svg:y1="25.389cm" svg:x2="12.881cm" svg:y2="26.453cm">
          <text:p/>
        </draw:line>
        <draw:rect draw:style-name="gr42" draw:text-style-name="P3" draw:layer="layout" svg:width="29.96cm" svg:height="8.688cm" svg:x="1cm" svg:y="5.497cm">
          <text:p/>
        </draw:rect>
        <draw:frame draw:style-name="gr176" draw:text-style-name="P30" draw:layer="layout" svg:width="4.02cm" svg:height="1.348cm" svg:x="13.952cm" svg:y="4.149cm">
          <draw:text-box>
            <text:p text:style-name="P4"><text:span text:style-name="T17">sampler</text:span></text:p>
          </draw:text-box>
        </draw:frame>
        <draw:rect draw:style-name="gr42" draw:text-style-name="P3" draw:layer="layout" svg:width="11.63cm" svg:height="3.986cm" svg:x="18.04cm" svg:y="15.933cm">
          <text:p/>
        </draw:rect>
        <draw:frame draw:style-name="gr177" draw:text-style-name="P30" draw:layer="layout" svg:width="5.066cm" svg:height="1.348cm" svg:x="22.266cm" svg:y="14.585cm">
          <draw:text-box>
            <text:p text:style-name="P4"><text:span text:style-name="T17">bitCounter</text:span></text:p>
          </draw:text-box>
        </draw:frame>
        <draw:rect draw:style-name="gr42" draw:text-style-name="P3" draw:layer="layout" svg:width="14.634cm" svg:height="3.986cm" svg:x="2.506cm" svg:y="15.988cm">
          <text:p/>
        </draw:rect>
        <draw:frame draw:style-name="gr178" draw:text-style-name="P30" draw:layer="layout" svg:width="4.033cm" svg:height="1.348cm" svg:x="7.003cm" svg:y="14.685cm">
          <draw:text-box>
            <text:p text:style-name="P4"><text:span text:style-name="T17">bitTimer</text:span></text:p>
          </draw:text-box>
        </draw:frame>
        <draw:rect draw:style-name="gr42" draw:text-style-name="P3" draw:layer="layout" svg:width="14.329cm" svg:height="4.919cm" svg:x="8.592cm" svg:y="22.046cm">
          <text:p/>
        </draw:rect>
        <draw:frame draw:style-name="gr179" draw:text-style-name="P30" draw:layer="layout" svg:width="7.18cm" svg:height="1.348cm" svg:x="12.227cm" svg:y="20.598cm">
          <draw:text-box>
            <text:p text:style-name="P4"><text:span text:style-name="T17">stateMachine</text:span></text:p>
          </draw:text-box>
        </draw:frame>
        <draw:custom-shape draw:style-name="gr46" draw:text-style-name="P3" draw:layer="layout" svg:width="1.103cm" svg:height="1.031cm" svg:x="13.037cm" svg:y="17.565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13" draw:layer="layout" svg:x1="12.534cm" svg:y1="18.396cm" svg:x2="13.037cm" svg:y2="18.396cm">
          <text:p/>
        </draw:line>
        <draw:line draw:style-name="gr81" draw:text-style-name="P13" draw:layer="layout" svg:x1="14.14cm" svg:y1="18.06cm" svg:x2="14.449cm" svg:y2="18.06cm">
          <text:p/>
        </draw:line>
        <draw:frame draw:style-name="gr167" draw:text-style-name="P5" draw:layer="layout" svg:width="2.75cm" svg:height="0.725cm" svg:x="14.39cm" svg:y="17.687cm">
          <draw:text-box>
            <text:p text:style-name="P4"><text:span text:style-name="T3">bitTimer.tick</text:span></text:p>
          </draw:text-box>
        </draw:frame>
        <draw:line draw:style-name="gr81" draw:text-style-name="P3" draw:layer="layout" svg:x1="23.852cm" svg:y1="18.19cm" svg:x2="24.033cm" svg:y2="17.829cm">
          <text:p/>
        </draw:line>
        <draw:frame draw:style-name="gr89" draw:text-style-name="P5" draw:layer="layout" svg:width="1.281cm" svg:height="0.725cm" svg:x="23.262cm" svg:y="18.105cm">
          <draw:text-box>
            <text:p text:style-name="P4"><text:span text:style-name="T3">3</text:span></text:p>
          </draw:text-box>
        </draw:frame>
        <draw:line draw:style-name="gr81" draw:text-style-name="P3" draw:layer="layout" svg:x1="8.476cm" svg:y1="18.233cm" svg:x2="8.657cm" svg:y2="17.872cm">
          <text:p/>
        </draw:line>
        <draw:frame draw:style-name="gr89" draw:text-style-name="P5" draw:layer="layout" svg:width="1.281cm" svg:height="0.725cm" svg:x="7.886cm" svg:y="18.148cm">
          <draw:text-box>
            <text:p text:style-name="P4"><text:span text:style-name="T3">3</text:span></text:p>
          </draw:text-box>
        </draw:frame>
        <draw:line draw:style-name="gr172" draw:text-style-name="P13" draw:layer="layout" svg:x1="12.465cm" svg:y1="22.778cm" svg:x2="14.28cm" svg:y2="23.558cm">
          <text:p/>
        </draw:line>
        <draw:path draw:style-name="gr104" draw:text-style-name="P13" draw:layer="layout" svg:width="0.749cm" svg:height="0.749cm" svg:x="-11.237cm" svg:y="11.557cm" svg:viewBox="0 0 750 750" svg:d="M375 0c213 0 375 162 375 375s-162 375-375 375-375-162-375-375 162-375 375-375z">
          <text:p/>
        </draw:path>
        <draw:path draw:style-name="gr93" draw:text-style-name="P20" draw:layer="layout" svg:width="1.894cm" svg:height="1.894cm" svg:x="-11.782cm" svg:y="13.734cm" svg:viewBox="0 0 1895 1895" svg:d="M947 0c538 0 948 409 948 947s-410 948-948 948-947-410-947-948 409-947 947-947z">
          <text:p text:style-name="P13"><text:span text:style-name="T11">IDLE</text:span></text:p>
        </draw:path>
        <draw:path draw:style-name="gr93" draw:text-style-name="P20" draw:layer="layout" svg:width="1.894cm" svg:height="1.894cm" svg:x="-11.775cm" svg:y="17.057cm" svg:viewBox="0 0 1895 1895" svg:d="M947 0c538 0 948 409 948 947s-410 948-948 948-947-410-947-948 409-947 947-947z">
          <text:p text:style-name="P13"><text:span text:style-name="T11">START</text:span></text:p>
        </draw:path>
        <draw:path draw:style-name="gr93" draw:text-style-name="P20" draw:layer="layout" svg:width="1.894cm" svg:height="1.894cm" svg:x="-11.784cm" svg:y="20.412cm" svg:viewBox="0 0 1895 1895" svg:d="M947 0c538 0 948 409 948 947s-410 948-948 948-947-410-947-948 409-947 947-947z">
          <text:p text:style-name="P13"><text:span text:style-name="T11">DATA</text:span></text:p>
        </draw:path>
        <draw:line draw:style-name="gr50" draw:text-style-name="P3" draw:layer="layout" svg:x1="-10.862cm" svg:y1="12.307cm" svg:x2="-10.862cm" svg:y2="13.734cm">
          <text:p/>
        </draw:line>
        <draw:line draw:style-name="gr50" draw:text-style-name="P3" draw:layer="layout" svg:x1="-10.835cm" svg:y1="15.629cm" svg:x2="-10.835cm" svg:y2="17.056cm">
          <text:p/>
        </draw:line>
        <draw:line draw:style-name="gr50" draw:text-style-name="P3" draw:layer="layout" svg:x1="-10.827cm" svg:y1="18.952cm" svg:x2="-10.827cm" svg:y2="20.379cm">
          <text:p/>
        </draw:line>
        <draw:line draw:style-name="gr50" draw:text-style-name="P3" draw:layer="layout" svg:x1="-12.896cm" svg:y1="14.681cm" svg:x2="-11.782cm" svg:y2="14.681cm">
          <text:p/>
        </draw:line>
        <draw:line draw:style-name="gr105" draw:text-style-name="P3" draw:layer="layout" svg:x1="-12.916cm" svg:y1="14.681cm" svg:x2="-12.916cm" svg:y2="26.767cm">
          <text:p/>
        </draw:line>
        <draw:path draw:style-name="gr93" draw:text-style-name="P20" draw:layer="layout" svg:width="1.894cm" svg:height="1.894cm" svg:x="-11.784cm" svg:y="23.767cm" svg:viewBox="0 0 1895 1895" svg:d="M947 0c538 0 948 409 948 947s-410 948-948 948-947-410-947-948 409-947 947-947z">
          <text:p text:style-name="P13"><text:span text:style-name="T11">STOP</text:span></text:p>
        </draw:path>
        <draw:line draw:style-name="gr50" draw:text-style-name="P3" draw:layer="layout" svg:x1="-10.827cm" svg:y1="22.307cm" svg:x2="-10.827cm" svg:y2="23.734cm">
          <text:p/>
        </draw:line>
        <draw:line draw:style-name="gr105" draw:text-style-name="P3" draw:layer="layout" svg:x1="-10.837cm" svg:y1="26.767cm" svg:x2="-12.916cm" svg:y2="26.767cm">
          <text:p/>
        </draw:line>
        <draw:frame draw:style-name="gr180" draw:text-style-name="P31" draw:layer="layout" svg:width="4.71cm" svg:height="1.513cm" svg:x="-10.734cm" svg:y="15.544cm">
          <draw:text-box>
            <text:p text:style-name="P28"><text:span text:style-name="T18"><text:s text:c="2"/></text:span><text:span text:style-name="T18">sampler.tick &amp;&amp;</text:span></text:p>
            <text:p text:style-name="P28"><text:span text:style-name="T18">! sampler.value</text:span></text:p>
          </draw:text-box>
        </draw:frame>
        <draw:frame draw:style-name="gr181" draw:text-style-name="P31" draw:layer="layout" svg:width="3.965cm" svg:height="0.882cm" svg:x="-11.063cm" svg:y="19.181cm">
          <draw:text-box>
            <text:p text:style-name="P28"><text:span text:style-name="T18"><text:s text:c="3"/></text:span><text:span text:style-name="T18">bitTimer.tick</text:span></text:p>
          </draw:text-box>
        </draw:frame>
        <draw:frame draw:style-name="gr182" draw:text-style-name="P31" draw:layer="layout" svg:width="6.806cm" svg:height="1.513cm" svg:x="-11.577cm" svg:y="22.221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frame draw:style-name="gr181" draw:text-style-name="P31" draw:layer="layout" svg:width="3.965cm" svg:height="0.882cm" svg:x="-11.072cm" svg:y="25.662cm">
          <draw:text-box>
            <text:p text:style-name="P28"><text:span text:style-name="T18"><text:s text:c="3"/></text:span><text:span text:style-name="T18">bitTimer.tick</text:span></text:p>
          </draw:text-box>
        </draw:frame>
        <draw:line draw:style-name="gr81" draw:text-style-name="P3" draw:layer="layout" svg:x1="-5.932cm" svg:y1="15.544cm" svg:x2="-5.932cm" svg:y2="17.057cm">
          <text:p/>
        </draw:line>
        <draw:frame draw:style-name="gr183" draw:text-style-name="P31" draw:layer="layout" svg:width="6.636cm" svg:height="0.882cm" svg:x="-5.932cm" svg:y="15.859cm">
          <draw:text-box>
            <text:p text:style-name="P28"><text:span text:style-name="T18">bitTimer.recenter := True</text:span></text:p>
          </draw:text-box>
        </draw:frame>
        <draw:line draw:style-name="gr50" draw:text-style-name="P3" draw:layer="layout" svg:x1="-8.957cm" svg:y1="20.877cm" svg:x2="-10.089cm" svg:y2="20.877cm">
          <text:p/>
        </draw:line>
        <draw:line draw:style-name="gr105" draw:text-style-name="P3" draw:layer="layout" svg:x1="-8.957cm" svg:y1="21.627cm" svg:x2="-9.921cm" svg:y2="21.627cm">
          <text:p/>
        </draw:line>
        <draw:line draw:style-name="gr105" draw:text-style-name="P3" draw:layer="layout" svg:x1="-8.957cm" svg:y1="20.877cm" svg:x2="-8.957cm" svg:y2="21.627cm">
          <text:p/>
        </draw:line>
        <draw:line draw:style-name="gr81" draw:text-style-name="P3" draw:layer="layout" svg:x1="-7.098cm" svg:y1="19.181cm" svg:x2="-7.098cm" svg:y2="20.062cm">
          <text:p/>
        </draw:line>
        <draw:frame draw:style-name="gr184" draw:text-style-name="P31" draw:layer="layout" svg:width="6.378cm" svg:height="0.882cm" svg:x="-6.966cm" svg:y="19.18cm">
          <draw:text-box>
            <text:p text:style-name="P28"><text:span text:style-name="T18">bitCounter.clear := True</text:span></text:p>
          </draw:text-box>
        </draw:frame>
        <draw:line draw:style-name="gr105" draw:text-style-name="P3" draw:layer="layout" svg:x1="-10.837cm" svg:y1="26.767cm" svg:x2="-10.837cm" svg:y2="25.662cm">
          <text:p/>
        </draw:line>
        <draw:line draw:style-name="gr81" draw:text-style-name="P3" draw:layer="layout" svg:x1="7.208cm" svg:y1="17.914cm" svg:x2="7.208cm" svg:y2="16.795cm">
          <text:p/>
        </draw:line>
        <draw:line draw:style-name="gr81" draw:text-style-name="P3" draw:layer="layout" svg:x1="6.011cm" svg:y1="18.338cm" svg:x2="6.467cm" svg:y2="18.338cm">
          <text:p/>
        </draw:line>
        <draw:custom-shape draw:style-name="gr41" draw:text-style-name="P19" draw:layer="layout" svg:width="1.838cm" svg:height="1.547cm" svg:x="6.279cm" svg:y="17.3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1.379cm" svg:y1="18.376cm" svg:x2="21.835cm" svg:y2="18.376cm">
          <text:p/>
        </draw:line>
        <draw:line draw:style-name="gr81" draw:text-style-name="P3" draw:layer="layout" svg:x1="23.162cm" svg:y1="18.005cm" svg:x2="24.443cm" svg:y2="18.005cm">
          <text:p/>
        </draw:line>
        <draw:line draw:style-name="gr81" draw:text-style-name="P3" draw:layer="layout" svg:x1="25.822cm" svg:y1="16.676cm" svg:x2="25.822cm" svg:y2="17.953cm">
          <text:p/>
        </draw:line>
        <draw:line draw:style-name="gr81" draw:text-style-name="P3" draw:layer="layout" svg:x1="25.822cm" svg:y1="16.676cm" svg:x2="22.536cm" svg:y2="16.676cm">
          <text:p/>
        </draw:line>
        <draw:line draw:style-name="gr81" draw:text-style-name="P3" draw:layer="layout" svg:x1="22.536cm" svg:y1="17.795cm" svg:x2="22.536cm" svg:y2="16.676cm">
          <text:p/>
        </draw:line>
        <draw:custom-shape draw:style-name="gr41" draw:text-style-name="P19" draw:layer="layout" svg:width="1.838cm" svg:height="1.551cm" svg:x="21.677cm" svg:y="17.2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6" draw:text-style-name="P5" draw:layer="layout" svg:width="3.673cm" svg:height="0.725cm" svg:x="20.542cm" svg:y="17.48cm">
          <draw:text-box>
            <text:p text:style-name="P4"><text:span text:style-name="T3">=&gt; 0</text:span></text:p>
          </draw:text-box>
        </draw:frame>
        <draw:frame draw:style-name="gr164" draw:text-style-name="P5" draw:layer="layout" svg:width="2.741cm" svg:height="0.725cm" svg:x="21.106cm" svg:y="18.005cm">
          <draw:text-box>
            <text:p text:style-name="P4"><text:span text:style-name="T3">=&gt; +1</text:span></text:p>
          </draw:text-box>
        </draw:frame>
        <draw:frame draw:style-name="gr166" draw:text-style-name="P5" draw:layer="layout" svg:width="3.673cm" svg:height="0.725cm" svg:x="5.215cm" svg:y="17.523cm">
          <draw:text-box>
            <text:p text:style-name="P4"><text:span text:style-name="T3">=&gt; C</text:span></text:p>
          </draw:text-box>
        </draw:frame>
        <draw:frame draw:style-name="gr164" draw:text-style-name="P5" draw:layer="layout" svg:width="2.741cm" svg:height="0.725cm" svg:x="5.679cm" svg:y="18.048cm">
          <draw:text-box>
            <text:p text:style-name="P4"><text:span text:style-name="T3">=&gt; -1</text:span></text:p>
          </draw:text-box>
        </draw:frame>
        <draw:line draw:style-name="gr81" draw:text-style-name="P3" draw:layer="layout" svg:x1="-13.716cm" svg:y1="7.432cm" svg:x2="-12.716cm" svg:y2="7.432cm">
          <text:p/>
        </draw:line>
        <draw:line draw:style-name="gr81" draw:text-style-name="P3" draw:layer="layout" svg:x1="-12.466cm" svg:y1="9.432cm" svg:x2="-12.716cm" svg:y2="7.432cm">
          <text:p/>
        </draw:line>
        <draw:line draw:style-name="gr81" draw:text-style-name="P3" draw:layer="layout" svg:x1="-12.466cm" svg:y1="9.432cm" svg:x2="-9.216cm" svg:y2="9.432cm">
          <text:p/>
        </draw:line>
        <draw:line draw:style-name="gr81" draw:text-style-name="P3" draw:layer="layout" svg:x1="-8.966cm" svg:y1="7.432cm" svg:x2="-9.216cm" svg:y2="9.432cm">
          <text:p/>
        </draw:line>
        <draw:line draw:style-name="gr81" draw:text-style-name="P3" draw:layer="layout" svg:x1="-8.966cm" svg:y1="7.432cm" svg:x2="-1.216cm" svg:y2="7.432cm">
          <text:p/>
        </draw:line>
        <draw:line draw:style-name="gr81" draw:text-style-name="P3" draw:layer="layout" svg:x1="-9.216cm" svg:y1="9.432cm" svg:x2="-1.216cm" svg:y2="9.432cm">
          <text:p/>
        </draw:line>
        <draw:line draw:style-name="gr81" draw:text-style-name="P3" draw:layer="layout" svg:x1="-5.466cm" svg:y1="7.432cm" svg:x2="-5.716cm" svg:y2="9.432cm">
          <text:p/>
        </draw:line>
        <draw:line draw:style-name="gr81" draw:text-style-name="P3" draw:layer="layout" svg:x1="-5.716cm" svg:y1="7.432cm" svg:x2="-5.466cm" svg:y2="9.432cm">
          <text:p/>
        </draw:line>
        <draw:line draw:style-name="gr81" draw:text-style-name="P3" draw:layer="layout" svg:x1="-1.966cm" svg:y1="7.432cm" svg:x2="-2.216cm" svg:y2="9.432cm">
          <text:p/>
        </draw:line>
        <draw:line draw:style-name="gr81" draw:text-style-name="P3" draw:layer="layout" svg:x1="-2.216cm" svg:y1="7.432cm" svg:x2="-1.966cm" svg:y2="9.432cm">
          <text:p/>
        </draw:line>
        <draw:line draw:style-name="gr81" draw:text-style-name="P3" draw:layer="layout" svg:x1="-12.716cm" svg:y1="6.682cm" svg:x2="-12.716cm" svg:y2="7.182cm">
          <text:p/>
        </draw:line>
        <draw:line draw:style-name="gr81" draw:text-style-name="P3" draw:layer="layout" svg:x1="-12.216cm" svg:y1="6.682cm" svg:x2="-12.216cm" svg:y2="7.182cm">
          <text:p/>
        </draw:line>
        <draw:line draw:style-name="gr81" draw:text-style-name="P3" draw:layer="layout" svg:x1="-11.716cm" svg:y1="6.682cm" svg:x2="-11.716cm" svg:y2="7.182cm">
          <text:p/>
        </draw:line>
        <draw:line draw:style-name="gr81" draw:text-style-name="P3" draw:layer="layout" svg:x1="-11.216cm" svg:y1="6.682cm" svg:x2="-11.216cm" svg:y2="7.182cm">
          <text:p/>
        </draw:line>
        <draw:line draw:style-name="gr81" draw:text-style-name="P3" draw:layer="layout" svg:x1="-9.216cm" svg:y1="6.681cm" svg:x2="-9.216cm" svg:y2="7.181cm">
          <text:p/>
        </draw:line>
        <draw:frame draw:style-name="gr165" draw:text-style-name="P5" draw:layer="layout" svg:width="0.746cm" svg:height="0.725cm" svg:x="-12.566cm" svg:y="7.184cm">
          <draw:text-box>
            <text:p text:style-name="P4"><text:span text:style-name="T3">1</text:span></text:p>
          </draw:text-box>
        </draw:frame>
        <draw:frame draw:style-name="gr165" draw:text-style-name="P5" draw:layer="layout" svg:width="0.746cm" svg:height="0.725cm" svg:x="-12.084cm" svg:y="7.182cm">
          <draw:text-box>
            <text:p text:style-name="P4"><text:span text:style-name="T3">2</text:span></text:p>
          </draw:text-box>
        </draw:frame>
        <draw:frame draw:style-name="gr165" draw:text-style-name="P5" draw:layer="layout" svg:width="0.746cm" svg:height="0.725cm" svg:x="-11.561cm" svg:y="7.182cm">
          <draw:text-box>
            <text:p text:style-name="P4"><text:span text:style-name="T3">3</text:span></text:p>
          </draw:text-box>
        </draw:frame>
        <draw:line draw:style-name="gr81" draw:text-style-name="P3" draw:layer="layout" svg:x1="-5.882cm" svg:y1="6.665cm" svg:x2="-5.882cm" svg:y2="7.165cm">
          <text:p/>
        </draw:line>
        <draw:line draw:style-name="gr81" draw:text-style-name="P3" draw:layer="layout" svg:x1="-2.466cm" svg:y1="6.682cm" svg:x2="-2.466cm" svg:y2="7.182cm">
          <text:p/>
        </draw:line>
        <draw:frame draw:style-name="gr167" draw:text-style-name="P5" draw:layer="layout" svg:width="2.75cm" svg:height="0.725cm" svg:x="-7.238cm" svg:y="5.999cm">
          <draw:text-box>
            <text:p text:style-name="P4"><text:span text:style-name="T3">bitTimer.tick</text:span></text:p>
          </draw:text-box>
        </draw:frame>
        <draw:frame draw:style-name="gr167" draw:text-style-name="P5" draw:layer="layout" svg:width="2.75cm" svg:height="0.725cm" svg:x="-3.845cm" svg:y="6.035cm">
          <draw:text-box>
            <text:p text:style-name="P4"><text:span text:style-name="T3">bitTimer.tick</text:span></text:p>
          </draw:text-box>
        </draw:frame>
        <draw:frame draw:style-name="gr167" draw:text-style-name="P5" draw:layer="layout" svg:width="2.75cm" svg:height="0.725cm" svg:x="-10.387cm" svg:y="6.035cm">
          <draw:text-box>
            <text:p text:style-name="P4"><text:span text:style-name="T3">bitTimer.tick</text:span></text:p>
          </draw:text-box>
        </draw:frame>
        <draw:frame draw:style-name="gr185" draw:text-style-name="P4" draw:layer="layout" svg:width="2.741cm" svg:height="0.726cm" svg:x="-13.304cm" svg:y="6.006cm">
          <draw:text-box>
            <text:p text:style-name="P4"><text:span text:style-name="T3">sampler.tick</text:span></text:p>
          </draw:text-box>
        </draw:frame>
        <draw:frame draw:style-name="gr186" draw:text-style-name="P29" draw:layer="layout" svg:width="3.877cm" svg:height="0.725cm" svg:x="-13.233cm" svg:y="9.707cm">
          <draw:text-box>
            <text:p text:style-name="P28"><text:span text:style-name="T4">bitTimer.recenter </text:span></text:p>
          </draw:text-box>
        </draw:frame>
        <draw:custom-shape draw:style-name="gr46" draw:text-style-name="P3" draw:layer="layout" svg:width="1.9cm" svg:height="0.459cm" draw:transform="rotate (-1.57079632679579) translate (-10.979cm 7.807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2" draw:text-style-name="P31" draw:layer="layout" svg:width="6.806cm" svg:height="1.513cm" svg:x="-9.857cm" svg:y="20.508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custom-shape draw:style-name="gr46" draw:text-style-name="P3" draw:layer="layout" svg:width="2.413cm" svg:height="0.459cm" draw:transform="rotate (1.3089969389955) translate (-10.184cm 9.648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8.697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5.355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5" draw:style-name="dp1" draw:master-page-name="Standard">
        <draw:rect draw:style-name="gr1" draw:text-style-name="P2" draw:layer="layout" svg:width="6.088cm" svg:height="1cm" svg:x="3.861cm" svg:y="15.203cm">
          <text:p text:style-name="P1"><text:span text:style-name="T1">RISCV</text:span></text:p>
        </draw:rect>
        <draw:rect draw:style-name="gr2" draw:text-style-name="P3" draw:layer="layout" svg:width="6.088cm" svg:height="2cm" svg:x="3.861cm" svg:y="16.203cm">
          <text:p/>
        </draw:rect>
        <draw:g>
          <draw:rect draw:style-name="gr3" draw:text-style-name="P3" draw:layer="layout" svg:width="0.5cm" svg:height="0.5cm" svg:x="9.649cm" svg:y="16.535cm">
            <text:p/>
          </draw:rect>
          <draw:frame draw:style-name="gr187" draw:text-style-name="P5" draw:layer="layout" svg:width="3.194cm" svg:height="0.725cm" svg:x="6.541cm" svg:y="16.403cm">
            <draw:text-box>
              <text:p text:style-name="P4"><text:span text:style-name="T3">InstructionBus</text:span></text:p>
            </draw:text-box>
          </draw:frame>
        </draw:g>
        <draw:g>
          <draw:rect draw:style-name="gr3" draw:text-style-name="P3" draw:layer="layout" svg:width="0.5cm" svg:height="0.5cm" svg:x="9.646cm" svg:y="17.261cm">
            <text:p/>
          </draw:rect>
          <draw:frame draw:style-name="gr4" draw:text-style-name="P5" draw:layer="layout" svg:width="2.246cm" svg:height="0.725cm" svg:x="7.486cm" svg:y="17.129cm">
            <draw:text-box>
              <text:p text:style-name="P4"><text:span text:style-name="T3">DataBus</text:span></text:p>
            </draw:text-box>
          </draw:frame>
        </draw:g>
        <draw:g>
          <draw:rect draw:style-name="gr3" draw:text-style-name="P3" draw:layer="layout" svg:width="0.5cm" svg:height="0.5cm" svg:x="3.602cm" svg:y="16.536cm">
            <text:p/>
          </draw:rect>
          <draw:frame draw:style-name="gr5" draw:text-style-name="P5" draw:layer="layout" svg:width="2.471cm" svg:height="0.725cm" svg:x="4.102cm" svg:y="16.404cm">
            <draw:text-box>
              <text:p text:style-name="P4"><text:span text:style-name="T3">debugBus</text:span></text:p>
            </draw:text-box>
          </draw:frame>
        </draw:g>
        <draw:g>
          <draw:rect draw:style-name="gr3" draw:text-style-name="P3" draw:layer="layout" svg:width="0.5cm" svg:height="0.5cm" svg:x="3.589cm" svg:y="17.26cm">
            <text:p/>
          </draw:rect>
          <draw:frame draw:style-name="gr5" draw:text-style-name="P5" draw:layer="layout" svg:width="2.471cm" svg:height="0.725cm" svg:x="4.089cm" svg:y="17.128cm">
            <draw:text-box>
              <text:p text:style-name="P4"><text:span text:style-name="T3">interrupt</text:span></text:p>
            </draw:text-box>
          </draw:frame>
        </draw:g>
        <draw:rect draw:style-name="gr1" draw:text-style-name="P2" draw:layer="layout" svg:width="4.075cm" svg:height="1cm" svg:x="17.593cm" svg:y="12.519cm">
          <text:p text:style-name="P1"><text:span text:style-name="T1">SdramCtrl</text:span></text:p>
        </draw:rect>
        <draw:rect draw:style-name="gr2" draw:text-style-name="P3" draw:layer="layout" svg:width="4.075cm" svg:height="1.176cm" svg:x="17.593cm" svg:y="13.519cm">
          <text:p/>
        </draw:rect>
        <draw:g>
          <draw:rect draw:style-name="gr3" draw:text-style-name="P3" draw:layer="layout" svg:width="0.5cm" svg:height="0.5cm" svg:x="21.368cm" svg:y="13.851cm">
            <text:p/>
          </draw:rect>
          <draw:frame draw:style-name="gr4" draw:text-style-name="P5" draw:layer="layout" svg:width="2.246cm" svg:height="0.725cm" svg:x="19.208cm" svg:y="13.719cm">
            <draw:text-box>
              <text:p text:style-name="P4"><text:span text:style-name="T3">sdram</text:span></text:p>
            </draw:text-box>
          </draw:frame>
        </draw:g>
        <draw:g>
          <draw:rect draw:style-name="gr3" draw:text-style-name="P3" draw:layer="layout" svg:width="0.5cm" svg:height="0.5cm" svg:x="17.334cm" svg:y="13.852cm">
            <text:p/>
          </draw:rect>
          <draw:frame draw:style-name="gr5" draw:text-style-name="P5" draw:layer="layout" svg:width="2.471cm" svg:height="0.725cm" svg:x="17.834cm" svg:y="13.72cm">
            <draw:text-box>
              <text:p text:style-name="P4"><text:span text:style-name="T3">axi</text:span></text:p>
            </draw:text-box>
          </draw:frame>
        </draw:g>
        <draw:rect draw:style-name="gr1" draw:text-style-name="P2" draw:layer="layout" svg:width="4.075cm" svg:height="1cm" svg:x="17.593cm" svg:y="18.393cm">
          <text:p text:style-name="P1"><text:span text:style-name="T1">OnChipRam</text:span></text:p>
        </draw:rect>
        <draw:rect draw:style-name="gr2" draw:text-style-name="P3" draw:layer="layout" svg:width="4.075cm" svg:height="1.176cm" svg:x="17.593cm" svg:y="19.393cm">
          <text:p/>
        </draw:rect>
        <draw:g>
          <draw:rect draw:style-name="gr3" draw:text-style-name="P3" draw:layer="layout" svg:width="0.5cm" svg:height="0.5cm" svg:x="17.334cm" svg:y="19.726cm">
            <text:p/>
          </draw:rect>
          <draw:frame draw:style-name="gr5" draw:text-style-name="P5" draw:layer="layout" svg:width="2.471cm" svg:height="0.725cm" svg:x="17.834cm" svg:y="19.594cm">
            <draw:text-box>
              <text:p text:style-name="P4"><text:span text:style-name="T3">axi</text:span></text:p>
            </draw:text-box>
          </draw:frame>
        </draw:g>
        <draw:rect draw:style-name="gr1" draw:text-style-name="P2" draw:layer="layout" svg:width="4.075cm" svg:height="1cm" svg:x="17.538cm" svg:y="23.867cm">
          <text:p text:style-name="P1"><text:span text:style-name="T1">APB3Bridge</text:span></text:p>
        </draw:rect>
        <draw:rect draw:style-name="gr2" draw:text-style-name="P3" draw:layer="layout" svg:width="4.075cm" svg:height="1.176cm" svg:x="17.538cm" svg:y="24.867cm">
          <text:p/>
        </draw:rect>
        <draw:g>
          <draw:rect draw:style-name="gr3" draw:text-style-name="P3" draw:layer="layout" svg:width="0.5cm" svg:height="0.5cm" svg:x="21.313cm" svg:y="25.199cm">
            <text:p/>
          </draw:rect>
          <draw:frame draw:style-name="gr4" draw:text-style-name="P5" draw:layer="layout" svg:width="2.246cm" svg:height="0.725cm" svg:x="19.153cm" svg:y="25.067cm">
            <draw:text-box>
              <text:p text:style-name="P4"><text:span text:style-name="T3">apb</text:span></text:p>
            </draw:text-box>
          </draw:frame>
        </draw:g>
        <draw:g>
          <draw:rect draw:style-name="gr3" draw:text-style-name="P3" draw:layer="layout" svg:width="0.5cm" svg:height="0.5cm" svg:x="17.279cm" svg:y="25.2cm">
            <text:p/>
          </draw:rect>
          <draw:frame draw:style-name="gr5" draw:text-style-name="P5" draw:layer="layout" svg:width="2.471cm" svg:height="0.725cm" svg:x="17.779cm" svg:y="25.068cm">
            <draw:text-box>
              <text:p text:style-name="P4"><text:span text:style-name="T3">axi</text:span></text:p>
            </draw:text-box>
          </draw:frame>
        </draw:g>
        <draw:rect draw:style-name="gr1" draw:text-style-name="P2" draw:layer="layout" svg:width="4.075cm" svg:height="1cm" svg:x="6.7cm" svg:y="23.668cm">
          <text:p text:style-name="P1"><text:span text:style-name="T1">JtagCtrl</text:span></text:p>
        </draw:rect>
        <draw:rect draw:style-name="gr2" draw:text-style-name="P3" draw:layer="layout" svg:width="4.075cm" svg:height="1.176cm" svg:x="6.7cm" svg:y="24.668cm">
          <text:p/>
        </draw:rect>
        <draw:g>
          <draw:rect draw:style-name="gr3" draw:text-style-name="P3" draw:layer="layout" svg:width="0.5cm" svg:height="0.5cm" svg:x="10.475cm" svg:y="25cm">
            <text:p/>
          </draw:rect>
          <draw:frame draw:style-name="gr4" draw:text-style-name="P5" draw:layer="layout" svg:width="2.246cm" svg:height="0.725cm" svg:x="8.315cm" svg:y="24.868cm">
            <draw:text-box>
              <text:p text:style-name="P4"><text:span text:style-name="T3">axi</text:span></text:p>
            </draw:text-box>
          </draw:frame>
        </draw:g>
        <draw:g>
          <draw:rect draw:style-name="gr3" draw:text-style-name="P3" draw:layer="layout" svg:width="0.5cm" svg:height="0.5cm" svg:x="6.441cm" svg:y="25.001cm">
            <text:p/>
          </draw:rect>
          <draw:frame draw:style-name="gr5" draw:text-style-name="P5" draw:layer="layout" svg:width="2.471cm" svg:height="0.725cm" svg:x="6.941cm" svg:y="24.869cm">
            <draw:text-box>
              <text:p text:style-name="P4"><text:span text:style-name="T3">jtag</text:span></text:p>
            </draw:text-box>
          </draw:frame>
        </draw:g>
        <draw:rect draw:style-name="gr42" draw:text-style-name="P3" draw:layer="layout" svg:width="5.242cm" svg:height="17.499cm" svg:x="11.754cm" svg:y="10.603cm">
          <text:p/>
        </draw:rect>
        <draw:rect draw:style-name="gr1" draw:text-style-name="P2" draw:layer="layout" svg:width="4.075cm" svg:height="1cm" svg:x="24.477cm" svg:y="26.7cm">
          <text:p text:style-name="P1"><text:span text:style-name="T1">UartCtrl</text:span></text:p>
        </draw:rect>
        <draw:rect draw:style-name="gr2" draw:text-style-name="P3" draw:layer="layout" svg:width="4.075cm" svg:height="1.814cm" svg:x="24.477cm" svg:y="27.7cm">
          <text:p/>
        </draw:rect>
        <draw:g>
          <draw:rect draw:style-name="gr3" draw:text-style-name="P3" draw:layer="layout" svg:width="0.5cm" svg:height="0.5cm" svg:x="28.252cm" svg:y="28.032cm">
            <text:p/>
          </draw:rect>
          <draw:frame draw:style-name="gr4" draw:text-style-name="P5" draw:layer="layout" svg:width="2.246cm" svg:height="0.725cm" svg:x="26.092cm" svg:y="27.9cm">
            <draw:text-box>
              <text:p text:style-name="P4"><text:span text:style-name="T3">uart</text:span></text:p>
            </draw:text-box>
          </draw:frame>
        </draw:g>
        <draw:g>
          <draw:rect draw:style-name="gr3" draw:text-style-name="P3" draw:layer="layout" svg:width="0.5cm" svg:height="0.5cm" svg:x="24.218cm" svg:y="28.033cm">
            <text:p/>
          </draw:rect>
          <draw:frame draw:style-name="gr5" draw:text-style-name="P5" draw:layer="layout" svg:width="2.471cm" svg:height="0.725cm" svg:x="24.718cm" svg:y="27.901cm">
            <draw:text-box>
              <text:p text:style-name="P4"><text:span text:style-name="T3">apb</text:span></text:p>
            </draw:text-box>
          </draw:frame>
        </draw:g>
        <draw:rect draw:style-name="gr1" draw:text-style-name="P2" draw:layer="layout" svg:width="4.075cm" svg:height="1cm" svg:x="24.507cm" svg:y="18.532cm">
          <text:p text:style-name="P1"><text:span text:style-name="T1">GPIO</text:span></text:p>
        </draw:rect>
        <draw:rect draw:style-name="gr2" draw:text-style-name="P3" draw:layer="layout" svg:width="4.075cm" svg:height="1.176cm" svg:x="24.507cm" svg:y="19.532cm">
          <text:p/>
        </draw:rect>
        <draw:g>
          <draw:rect draw:style-name="gr3" draw:text-style-name="P3" draw:layer="layout" svg:width="0.5cm" svg:height="0.5cm" svg:x="28.282cm" svg:y="19.864cm">
            <text:p/>
          </draw:rect>
          <draw:frame draw:style-name="gr4" draw:text-style-name="P5" draw:layer="layout" svg:width="2.246cm" svg:height="0.725cm" svg:x="26.122cm" svg:y="19.732cm">
            <draw:text-box>
              <text:p text:style-name="P4"><text:span text:style-name="T3">gpio</text:span></text:p>
            </draw:text-box>
          </draw:frame>
        </draw:g>
        <draw:g>
          <draw:rect draw:style-name="gr3" draw:text-style-name="P3" draw:layer="layout" svg:width="0.5cm" svg:height="0.5cm" svg:x="24.248cm" svg:y="19.865cm">
            <text:p/>
          </draw:rect>
          <draw:frame draw:style-name="gr5" draw:text-style-name="P5" draw:layer="layout" svg:width="2.471cm" svg:height="0.725cm" svg:x="24.748cm" svg:y="19.733cm">
            <draw:text-box>
              <text:p text:style-name="P4"><text:span text:style-name="T3">apb</text:span></text:p>
            </draw:text-box>
          </draw:frame>
        </draw:g>
        <draw:rect draw:style-name="gr1" draw:text-style-name="P2" draw:layer="layout" svg:width="4.075cm" svg:height="1cm" svg:x="24.507cm" svg:y="21.124cm">
          <text:p text:style-name="P1"><text:span text:style-name="T1">GPIO</text:span></text:p>
        </draw:rect>
        <draw:rect draw:style-name="gr2" draw:text-style-name="P3" draw:layer="layout" svg:width="4.075cm" svg:height="1.176cm" svg:x="24.507cm" svg:y="22.124cm">
          <text:p/>
        </draw:rect>
        <draw:g>
          <draw:rect draw:style-name="gr3" draw:text-style-name="P3" draw:layer="layout" svg:width="0.5cm" svg:height="0.5cm" svg:x="28.282cm" svg:y="22.456cm">
            <text:p/>
          </draw:rect>
          <draw:frame draw:style-name="gr4" draw:text-style-name="P5" draw:layer="layout" svg:width="2.246cm" svg:height="0.725cm" svg:x="26.122cm" svg:y="22.324cm">
            <draw:text-box>
              <text:p text:style-name="P4"><text:span text:style-name="T3">gpio</text:span></text:p>
            </draw:text-box>
          </draw:frame>
        </draw:g>
        <draw:g>
          <draw:rect draw:style-name="gr3" draw:text-style-name="P3" draw:layer="layout" svg:width="0.5cm" svg:height="0.5cm" svg:x="24.248cm" svg:y="22.457cm">
            <text:p/>
          </draw:rect>
          <draw:frame draw:style-name="gr5" draw:text-style-name="P5" draw:layer="layout" svg:width="2.471cm" svg:height="0.725cm" svg:x="24.748cm" svg:y="22.325cm">
            <draw:text-box>
              <text:p text:style-name="P4"><text:span text:style-name="T3">apb</text:span></text:p>
            </draw:text-box>
          </draw:frame>
        </draw:g>
        <draw:rect draw:style-name="gr1" draw:text-style-name="P2" draw:layer="layout" svg:width="4.075cm" svg:height="1cm" svg:x="24.477cm" svg:y="23.87cm">
          <text:p text:style-name="P1"><text:span text:style-name="T1">Timer</text:span></text:p>
        </draw:rect>
        <draw:rect draw:style-name="gr2" draw:text-style-name="P3" draw:layer="layout" svg:width="4.075cm" svg:height="1.176cm" svg:x="24.477cm" svg:y="24.87cm">
          <text:p/>
        </draw:rect>
        <draw:g>
          <draw:rect draw:style-name="gr3" draw:text-style-name="P3" draw:layer="layout" svg:width="0.5cm" svg:height="0.5cm" svg:x="28.252cm" svg:y="25.202cm">
            <text:p/>
          </draw:rect>
          <draw:frame draw:style-name="gr4" draw:text-style-name="P5" draw:layer="layout" svg:width="2.246cm" svg:height="0.725cm" svg:x="26.092cm" svg:y="25.07cm">
            <draw:text-box>
              <text:p text:style-name="P4"><text:span text:style-name="T3">interrupt</text:span></text:p>
            </draw:text-box>
          </draw:frame>
        </draw:g>
        <draw:g>
          <draw:rect draw:style-name="gr3" draw:text-style-name="P3" draw:layer="layout" svg:width="0.5cm" svg:height="0.5cm" svg:x="24.218cm" svg:y="25.203cm">
            <text:p/>
          </draw:rect>
          <draw:frame draw:style-name="gr5" draw:text-style-name="P5" draw:layer="layout" svg:width="2.471cm" svg:height="0.725cm" svg:x="24.718cm" svg:y="25.071cm">
            <draw:text-box>
              <text:p text:style-name="P4"><text:span text:style-name="T3">apb</text:span></text:p>
            </draw:text-box>
          </draw:frame>
        </draw:g>
        <draw:rect draw:style-name="gr1" draw:text-style-name="P2" draw:layer="layout" svg:width="4.075cm" svg:height="1cm" svg:x="24.499cm" svg:y="30.119cm">
          <text:p text:style-name="P1"><text:span text:style-name="T1">VgaCtrl</text:span></text:p>
        </draw:rect>
        <draw:rect draw:style-name="gr2" draw:text-style-name="P3" draw:layer="layout" svg:width="4.075cm" svg:height="1.836cm" svg:x="24.499cm" svg:y="31.119cm">
          <text:p/>
        </draw:rect>
        <draw:g>
          <draw:rect draw:style-name="gr3" draw:text-style-name="P3" draw:layer="layout" svg:width="0.5cm" svg:height="0.5cm" svg:x="28.274cm" svg:y="31.451cm">
            <text:p/>
          </draw:rect>
          <draw:frame draw:style-name="gr4" draw:text-style-name="P5" draw:layer="layout" svg:width="2.246cm" svg:height="0.725cm" svg:x="26.114cm" svg:y="31.319cm">
            <draw:text-box>
              <text:p text:style-name="P4"><text:span text:style-name="T3">axi</text:span></text:p>
            </draw:text-box>
          </draw:frame>
        </draw:g>
        <draw:g>
          <draw:rect draw:style-name="gr3" draw:text-style-name="P3" draw:layer="layout" svg:width="0.5cm" svg:height="0.5cm" svg:x="24.24cm" svg:y="31.452cm">
            <text:p/>
          </draw:rect>
          <draw:frame draw:style-name="gr5" draw:text-style-name="P5" draw:layer="layout" svg:width="2.471cm" svg:height="0.725cm" svg:x="24.74cm" svg:y="31.32cm">
            <draw:text-box>
              <text:p text:style-name="P4"><text:span text:style-name="T3">apb</text:span></text:p>
            </draw:text-box>
          </draw:frame>
        </draw:g>
        <draw:g>
          <draw:rect draw:style-name="gr3" draw:text-style-name="P3" draw:layer="layout" svg:width="0.5cm" svg:height="0.5cm" svg:x="28.288cm" svg:y="32.177cm">
            <text:p/>
          </draw:rect>
          <draw:frame draw:style-name="gr4" draw:text-style-name="P5" draw:layer="layout" svg:width="2.246cm" svg:height="0.725cm" svg:x="26.128cm" svg:y="32.045cm">
            <draw:text-box>
              <text:p text:style-name="P4"><text:span text:style-name="T3">vga</text:span></text:p>
            </draw:text-box>
          </draw:frame>
        </draw:g>
        <draw:custom-shape draw:style-name="gr100" draw:text-style-name="P28" draw:layer="layout" svg:width="15.826cm" svg:height="0.977cm" draw:transform="rotate (-1.57079632679579) translate (23.485cm 16.6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15.746cm 16.0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485cm" svg:y1="20.156cm" svg:x2="24.209cm" svg:y2="20.156cm">
          <text:p/>
        </draw:line>
        <draw:line draw:style-name="gr81" draw:text-style-name="P3" draw:layer="layout" svg:x1="23.485cm" svg:y1="22.709cm" svg:x2="24.209cm" svg:y2="22.709cm">
          <text:p/>
        </draw:line>
        <draw:line draw:style-name="gr81" draw:text-style-name="P3" draw:layer="layout" svg:x1="23.485cm" svg:y1="25.454cm" svg:x2="24.209cm" svg:y2="25.454cm">
          <text:p/>
        </draw:line>
        <draw:line draw:style-name="gr81" draw:text-style-name="P3" draw:layer="layout" svg:x1="23.504cm" svg:y1="28.259cm" svg:x2="24.228cm" svg:y2="28.259cm">
          <text:p/>
        </draw:line>
        <draw:line draw:style-name="gr81" draw:text-style-name="P3" draw:layer="layout" svg:x1="23.49cm" svg:y1="31.632cm" svg:x2="24.214cm" svg:y2="31.632cm">
          <text:p/>
        </draw:line>
        <draw:line draw:style-name="gr81" draw:text-style-name="P3" draw:layer="layout" svg:x1="22.534cm" svg:y1="25.454cm" svg:x2="21.794cm" svg:y2="25.454cm">
          <text:p/>
        </draw:line>
        <draw:frame draw:style-name="gr181" draw:text-style-name="P29" draw:layer="layout" svg:width="3.965cm" svg:height="0.882cm" svg:x="28.911cm" svg:y="31.234cm">
          <draw:text-box>
            <text:p text:style-name="P28"><text:span text:style-name="T4">vgaCtrl.io.axi</text:span></text:p>
          </draw:text-box>
        </draw:frame>
        <draw:frame draw:style-name="gr188" draw:text-style-name="P31" draw:layer="layout" svg:width="3.93cm" svg:height="0.882cm" draw:transform="rotate (1.5707963267946) translate (22.603cm 27.49cm)">
          <draw:text-box>
            <text:p text:style-name="P28"><text:span text:style-name="T18">APB Decoder</text:span></text:p>
          </draw:text-box>
        </draw:frame>
        <draw:line draw:style-name="gr81" draw:text-style-name="P3" draw:layer="layout" svg:x1="16.61cm" svg:y1="14.084cm" svg:x2="17.334cm" svg:y2="14.084cm">
          <text:p/>
        </draw:line>
        <draw:custom-shape draw:style-name="gr100" draw:text-style-name="P3" draw:layer="layout" svg:width="4.025cm" svg:height="0.852cm" draw:transform="rotate (1.5707963267946) translate (15.721cm 21.971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585cm" svg:y1="19.962cm" svg:x2="17.309cm" svg:y2="19.962cm">
          <text:p/>
        </draw:line>
        <draw:custom-shape draw:style-name="gr100" draw:text-style-name="P3" draw:layer="layout" svg:width="4.025cm" svg:height="0.852cm" draw:transform="rotate (1.5707963267946) translate (15.694cm 27.4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558cm" svg:y1="25.415cm" svg:x2="17.282cm" svg:y2="25.415cm">
          <text:p/>
        </draw:line>
        <draw:custom-shape draw:style-name="gr100" draw:text-style-name="P3" draw:layer="layout" svg:width="4.025cm" svg:height="0.852cm" draw:transform="rotate (-1.57079632679579) translate (13.037cm 23.35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2.996cm" svg:y1="13.43cm" svg:x2="15.746cm" svg:y2="13.43cm">
          <text:p/>
        </draw:line>
        <draw:line draw:style-name="gr81" draw:text-style-name="P3" draw:layer="layout" svg:x1="13.003cm" svg:y1="15.018cm" svg:x2="15.721cm" svg:y2="18.783cm">
          <text:p/>
        </draw:line>
        <draw:line draw:style-name="gr81" draw:text-style-name="P3" draw:layer="layout" svg:x1="13cm" svg:y1="20cm" svg:x2="15.75cm" svg:y2="20cm">
          <text:p/>
        </draw:line>
        <draw:line draw:style-name="gr81" draw:text-style-name="P3" draw:layer="layout" svg:x1="13.003cm" svg:y1="18.783cm" svg:x2="15.746cm" svg:y2="14.467cm">
          <text:p/>
        </draw:line>
        <draw:line draw:style-name="gr81" draw:text-style-name="P3" draw:layer="layout" svg:x1="12.971cm" svg:y1="21.085cm" svg:x2="15.694cm" svg:y2="24.465cm">
          <text:p/>
        </draw:line>
        <draw:line draw:style-name="gr81" draw:text-style-name="P3" draw:layer="layout" svg:x1="13.037cm" svg:y1="24.086cm" svg:x2="15.746cm" svg:y2="15.486cm">
          <text:p/>
        </draw:line>
        <draw:line draw:style-name="gr81" draw:text-style-name="P3" draw:layer="layout" svg:x1="13.044cm" svg:y1="26.677cm" svg:x2="15.694cm" svg:y2="26.677cm">
          <text:p/>
        </draw:line>
        <draw:line draw:style-name="gr81" draw:text-style-name="P3" draw:layer="layout" svg:x1="13.038cm" svg:y1="25.467cm" svg:x2="15.694cm" svg:y2="21.085cm">
          <text:p/>
        </draw:line>
        <draw:line draw:style-name="gr81" draw:text-style-name="P3" draw:layer="layout" svg:x1="10.146cm" svg:y1="17.511cm" svg:x2="11cm" svg:y2="17.5cm">
          <text:p/>
        </draw:line>
        <draw:line draw:style-name="gr81" draw:text-style-name="P3" draw:layer="layout" svg:x1="11cm" svg:y1="20cm" svg:x2="11cm" svg:y2="17.5cm">
          <text:p/>
        </draw:line>
        <draw:line draw:style-name="gr81" draw:text-style-name="P3" draw:layer="layout" svg:x1="11cm" svg:y1="20cm" svg:x2="12.25cm" svg:y2="20cm">
          <text:p/>
        </draw:line>
        <draw:line draw:style-name="gr81" draw:text-style-name="P3" draw:layer="layout" svg:x1="10.149cm" svg:y1="16.782cm" svg:x2="11.003cm" svg:y2="16.771cm">
          <text:p/>
        </draw:line>
        <draw:line draw:style-name="gr81" draw:text-style-name="P3" draw:layer="layout" svg:x1="11cm" svg:y1="14cm" svg:x2="11.003cm" svg:y2="16.771cm">
          <text:p/>
        </draw:line>
        <draw:line draw:style-name="gr81" draw:text-style-name="P3" draw:layer="layout" svg:x1="11cm" svg:y1="14cm" svg:x2="12.25cm" svg:y2="14cm">
          <text:p/>
        </draw:line>
        <draw:custom-shape draw:style-name="gr100" draw:text-style-name="P3" draw:layer="layout" svg:width="4.025cm" svg:height="0.852cm" draw:transform="rotate (-1.57079632679579) translate (12.978cm 12.01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7.244cm" svg:y="10.844cm">
          <draw:text-box>
            <text:p text:style-name="P28"><text:span text:style-name="T18">vgaCtrl.io.axi</text:span></text:p>
          </draw:text-box>
        </draw:frame>
        <draw:line draw:style-name="gr81" draw:text-style-name="P3" draw:layer="layout" svg:x1="11.027cm" svg:y1="11.242cm" svg:x2="12.819cm" svg:y2="11.242cm">
          <text:p/>
        </draw:line>
        <draw:line draw:style-name="gr81" draw:text-style-name="P3" draw:layer="layout" svg:x1="15.746cm" svg:y1="12.59cm" svg:x2="12.819cm" svg:y2="11.242cm">
          <text:p/>
        </draw:line>
        <draw:line draw:style-name="gr81" draw:text-style-name="P3" draw:layer="layout" svg:x1="10.935cm" svg:y1="25.23cm" svg:x2="12.185cm" svg:y2="25.23cm">
          <text:p/>
        </draw:line>
        <draw:line draw:style-name="gr81" draw:text-style-name="P3" draw:layer="layout" svg:x1="11cm" svg:y1="20cm" svg:x2="12.25cm" svg:y2="20cm">
          <text:p/>
        </draw:line>
        <draw:line draw:style-name="gr81" draw:text-style-name="P3" draw:layer="layout" svg:x1="23.485cm" svg:y1="17.806cm" svg:x2="24.209cm" svg:y2="17.806cm">
          <text:p/>
        </draw:line>
        <draw:frame draw:style-name="gr189" draw:text-style-name="P31" draw:layer="layout" svg:width="4.892cm" svg:height="0.882cm" svg:x="24.146cm" svg:y="17.324cm">
          <draw:text-box>
            <text:p text:style-name="P28"><text:span text:style-name="T18">core.io.debugBus</text:span></text:p>
          </draw:text-box>
        </draw:frame>
        <draw:frame draw:style-name="gr181" draw:text-style-name="P29" draw:layer="layout" svg:width="3.965cm" svg:height="0.882cm" svg:x="-0.959cm" svg:y="16.299cm">
          <draw:text-box>
            <text:p text:style-name="P28"><text:span text:style-name="T4">core.io.debugBus</text:span></text:p>
          </draw:text-box>
        </draw:frame>
        <draw:line draw:style-name="gr81" draw:text-style-name="P3" draw:layer="layout" svg:x1="2.878cm" svg:y1="16.791cm" svg:x2="3.602cm" svg:y2="16.791cm">
          <text:p/>
        </draw:line>
        <draw:line draw:style-name="gr81" draw:text-style-name="P3" draw:layer="layout" svg:x1="2.865cm" svg:y1="17.46cm" svg:x2="3.589cm" svg:y2="17.46cm">
          <text:p/>
        </draw:line>
        <draw:frame draw:style-name="gr181" draw:text-style-name="P31" draw:layer="layout" svg:width="3.965cm" svg:height="0.882cm" svg:x="-0.059cm" svg:y="16.981cm">
          <draw:text-box>
            <text:p text:style-name="P28"><text:span text:style-name="T4">interrupt</text:span></text:p>
          </draw:text-box>
        </draw:frame>
        <draw:frame draw:style-name="gr181" draw:text-style-name="P29" draw:layer="layout" svg:width="3.965cm" svg:height="0.882cm" svg:x="28.652cm" svg:y="25.006cm">
          <draw:text-box>
            <text:p text:style-name="P28"><text:span text:style-name="T4">interrupt(1)</text:span></text:p>
          </draw:text-box>
        </draw:frame>
        <draw:line draw:style-name="gr81" draw:text-style-name="P3" draw:layer="layout" svg:x1="28.752cm" svg:y1="25.443cm" svg:x2="29.476cm" svg:y2="25.443cm">
          <text:p/>
        </draw:line>
        <draw:g>
          <draw:rect draw:style-name="gr3" draw:text-style-name="P3" draw:layer="layout" svg:width="0.5cm" svg:height="0.5cm" svg:x="28.252cm" svg:y="28.721cm">
            <text:p/>
          </draw:rect>
          <draw:frame draw:style-name="gr4" draw:text-style-name="P5" draw:layer="layout" svg:width="2.246cm" svg:height="0.725cm" svg:x="26.092cm" svg:y="28.589cm">
            <draw:text-box>
              <text:p text:style-name="P4"><text:span text:style-name="T3">interrupt</text:span></text:p>
            </draw:text-box>
          </draw:frame>
        </draw:g>
        <draw:frame draw:style-name="gr181" draw:text-style-name="P29" draw:layer="layout" svg:width="3.965cm" svg:height="0.882cm" svg:x="28.652cm" svg:y="28.525cm">
          <draw:text-box>
            <text:p text:style-name="P28"><text:span text:style-name="T4">interrupt(0)</text:span></text:p>
          </draw:text-box>
        </draw:frame>
        <draw:line draw:style-name="gr81" draw:text-style-name="P3" draw:layer="layout" svg:x1="28.752cm" svg:y1="28.962cm" svg:x2="29.476cm" svg:y2="28.962cm">
          <text:p/>
        </draw:line>
        <draw:line draw:style-name="gr81" draw:text-style-name="P3" draw:layer="layout" svg:x1="28.774cm" svg:y1="31.685cm" svg:x2="29.498cm" svg:y2="31.685cm">
          <text:p/>
        </draw:line>
        <draw:rect draw:style-name="gr42" draw:text-style-name="P3" draw:layer="layout" svg:width="2.65cm" svg:height="0.882cm" svg:x="13.014cm" svg:y="29.7cm">
          <text:p/>
        </draw:rect>
        <draw:frame draw:style-name="gr181" draw:text-style-name="P31" draw:layer="layout" svg:width="3.965cm" svg:height="0.882cm" svg:x="12.315cm" svg:y="29.7cm">
          <draw:text-box>
            <text:p text:style-name="P28"><text:span text:style-name="T18">resetCtrl</text:span></text:p>
          </draw:text-box>
        </draw:frame>
        <draw:g>
          <draw:rect draw:style-name="gr3" draw:text-style-name="P3" draw:layer="layout" svg:width="0.5cm" svg:height="0.5cm" svg:x="29.533cm" svg:y="32.195cm">
            <text:p/>
          </draw:rect>
          <draw:frame draw:style-name="gr5" draw:text-style-name="P5" draw:layer="layout" svg:width="2.471cm" svg:height="0.725cm" svg:x="30.033cm" svg:y="32.063cm">
            <draw:text-box>
              <text:p text:style-name="P4"><text:span text:style-name="T3">vga</text:span></text:p>
            </draw:text-box>
          </draw:frame>
        </draw:g>
        <draw:line draw:style-name="gr81" draw:text-style-name="P3" draw:layer="layout" svg:x1="28.788cm" svg:y1="32.422cm" svg:x2="29.512cm" svg:y2="32.422cm">
          <text:p/>
        </draw:line>
        <draw:g>
          <draw:rect draw:style-name="gr3" draw:text-style-name="P3" draw:layer="layout" svg:width="0.5cm" svg:height="0.5cm" svg:x="29.497cm" svg:y="28.039cm">
            <text:p/>
          </draw:rect>
          <draw:frame draw:style-name="gr5" draw:text-style-name="P5" draw:layer="layout" svg:width="2.471cm" svg:height="0.725cm" svg:x="29.997cm" svg:y="27.907cm">
            <draw:text-box>
              <text:p text:style-name="P4"><text:span text:style-name="T3">uart</text:span></text:p>
            </draw:text-box>
          </draw:frame>
        </draw:g>
        <draw:line draw:style-name="gr81" draw:text-style-name="P3" draw:layer="layout" svg:x1="28.752cm" svg:y1="28.266cm" svg:x2="29.476cm" svg:y2="28.266cm">
          <text:p/>
        </draw:line>
        <draw:g>
          <draw:rect draw:style-name="gr3" draw:text-style-name="P3" draw:layer="layout" svg:width="0.5cm" svg:height="0.5cm" svg:x="29.527cm" svg:y="22.478cm">
            <text:p/>
          </draw:rect>
          <draw:frame draw:style-name="gr5" draw:text-style-name="P5" draw:layer="layout" svg:width="2.471cm" svg:height="0.725cm" svg:x="30.027cm" svg:y="22.346cm">
            <draw:text-box>
              <text:p text:style-name="P4"><text:span text:style-name="T3">gpioB</text:span></text:p>
            </draw:text-box>
          </draw:frame>
        </draw:g>
        <draw:line draw:style-name="gr81" draw:text-style-name="P3" draw:layer="layout" svg:x1="28.782cm" svg:y1="22.705cm" svg:x2="29.506cm" svg:y2="22.705cm">
          <text:p/>
        </draw:line>
        <draw:g>
          <draw:rect draw:style-name="gr3" draw:text-style-name="P3" draw:layer="layout" svg:width="0.5cm" svg:height="0.5cm" svg:x="29.527cm" svg:y="19.864cm">
            <text:p/>
          </draw:rect>
          <draw:frame draw:style-name="gr5" draw:text-style-name="P5" draw:layer="layout" svg:width="2.471cm" svg:height="0.725cm" svg:x="30.027cm" svg:y="19.732cm">
            <draw:text-box>
              <text:p text:style-name="P4"><text:span text:style-name="T3">gpioA</text:span></text:p>
            </draw:text-box>
          </draw:frame>
        </draw:g>
        <draw:line draw:style-name="gr81" draw:text-style-name="P3" draw:layer="layout" svg:x1="28.782cm" svg:y1="20.091cm" svg:x2="29.506cm" svg:y2="20.091cm">
          <text:p/>
        </draw:line>
        <draw:g>
          <draw:rect draw:style-name="gr3" draw:text-style-name="P3" draw:layer="layout" svg:width="0.5cm" svg:height="0.5cm" svg:x="22.613cm" svg:y="13.858cm">
            <text:p/>
          </draw:rect>
          <draw:frame draw:style-name="gr5" draw:text-style-name="P5" draw:layer="layout" svg:width="2.471cm" svg:height="0.725cm" svg:x="23.113cm" svg:y="13.726cm">
            <draw:text-box>
              <text:p text:style-name="P4"><text:span text:style-name="T3">sdram</text:span></text:p>
            </draw:text-box>
          </draw:frame>
        </draw:g>
        <draw:line draw:style-name="gr81" draw:text-style-name="P3" draw:layer="layout" svg:x1="21.868cm" svg:y1="14.085cm" svg:x2="22.592cm" svg:y2="14.085cm">
          <text:p/>
        </draw:line>
        <draw:g>
          <draw:rect draw:style-name="gr3" draw:text-style-name="P3" draw:layer="layout" svg:width="0.5cm" svg:height="0.5cm" svg:x="5.209cm" svg:y="24.996cm">
            <text:p/>
          </draw:rect>
          <draw:frame draw:style-name="gr4" draw:text-style-name="P5" draw:layer="layout" svg:width="2.246cm" svg:height="0.725cm" svg:x="3.049cm" svg:y="24.864cm">
            <draw:text-box>
              <text:p text:style-name="P4"><text:span text:style-name="T3">jtag</text:span></text:p>
            </draw:text-box>
          </draw:frame>
        </draw:g>
        <draw:line draw:style-name="gr81" draw:text-style-name="P3" draw:layer="layout" svg:x1="5.717cm" svg:y1="25.237cm" svg:x2="6.441cm" svg:y2="25.237cm">
          <text:p/>
        </draw:line>
        <draw:frame draw:style-name="gr190" draw:text-style-name="P32" draw:layer="layout" svg:width="5.531cm" svg:height="1.216cm" svg:x="11.638cm" svg:y="9.555cm">
          <draw:text-box>
            <text:p text:style-name="P28"><text:span text:style-name="T19">AxiCrossbar</text:span></text:p>
          </draw:text-box>
        </draw:frame>
        <draw:custom-shape draw:style-name="gr100" draw:text-style-name="P3" draw:layer="layout" svg:width="4.025cm" svg:height="0.852cm" draw:transform="rotate (-1.57079632679579) translate (13.003cm 17.9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ge>
      <draw:page draw:name="page6" draw:style-name="dp1" draw:master-page-name="Standard">
        <draw:rect draw:style-name="gr1" draw:text-style-name="P2" draw:layer="layout" svg:width="11.15cm" svg:height="1cm" svg:x="36.515cm" svg:y="14.173cm">
          <text:p text:style-name="P1"><text:span text:style-name="T2">WavePlayer</text:span></text:p>
        </draw:rect>
        <draw:rect draw:style-name="gr2" draw:text-style-name="P3" draw:layer="layout" svg:width="11.15cm" svg:height="3.471cm" svg:x="36.515cm" svg:y="15.173cm">
          <text:p/>
        </draw:rect>
        <draw:line draw:style-name="gr81" draw:text-style-name="P3" draw:layer="layout" svg:x1="39.475cm" svg:y1="16.885cm" svg:x2="45.011cm" svg:y2="16.885cm">
          <text:p/>
        </draw:line>
        <draw:g xml:id="id136" draw:id="id136">
          <draw:rect draw:style-name="gr3" draw:text-style-name="P3" draw:layer="layout" svg:width="0.5cm" svg:height="0.5cm" svg:x="1.504cm" svg:y="-8.779cm">
            <text:p/>
          </draw:rect>
          <draw:frame draw:style-name="gr4" draw:text-style-name="P5" draw:layer="layout" svg:width="2.246cm" svg:height="0.725cm" svg:x="-0.656cm" svg:y="-8.911cm">
            <draw:text-box>
              <text:p text:style-name="P4"><text:span text:style-name="T3">pixelTask</text:span></text:p>
            </draw:text-box>
          </draw:frame>
        </draw:g>
        <draw:rect draw:style-name="gr1" draw:text-style-name="P2" draw:layer="layout" svg:width="5cm" svg:height="1cm" svg:x="3.241cm" svg:y="-10.161cm">
          <text:p text:style-name="P1"><text:span text:style-name="T2">Dispatcher</text:span></text:p>
        </draw:rect>
        <draw:rect draw:style-name="gr2" draw:text-style-name="P3" draw:layer="layout" svg:width="5cm" svg:height="3cm" svg:x="3.241cm" svg:y="-9.161cm">
          <text:p/>
        </draw:rect>
        <draw:g xml:id="id138" draw:id="id138">
          <draw:rect draw:style-name="gr3" draw:text-style-name="P3" draw:layer="layout" svg:width="0.5cm" svg:height="0.5cm" svg:x="8.005cm" svg:y="-8.779cm">
            <text:p/>
          </draw:rect>
          <draw:frame draw:style-name="gr191" draw:text-style-name="P5" draw:layer="layout" svg:width="2.415cm" svg:height="0.725cm" svg:x="5.676cm" svg:y="-8.911cm">
            <draw:text-box>
              <text:p text:style-name="P4"><text:span text:style-name="T3">outputs(0)</text:span></text:p>
            </draw:text-box>
          </draw:frame>
        </draw:g>
        <draw:g xml:id="id137" draw:id="id137">
          <draw:rect draw:style-name="gr3" draw:text-style-name="P3" draw:layer="layout" svg:width="0.5cm" svg:height="0.5cm" svg:x="3.004cm" svg:y="-8.779cm">
            <text:p/>
          </draw:rect>
          <draw:frame draw:style-name="gr7" draw:text-style-name="P5" draw:layer="layout" svg:width="1.425cm" svg:height="0.725cm" svg:x="3.448cm" svg:y="-8.911cm">
            <draw:text-box>
              <text:p text:style-name="P4"><text:span text:style-name="T3">input</text:span></text:p>
            </draw:text-box>
          </draw:frame>
        </draw:g>
        <draw:g xml:id="id144" draw:id="id144">
          <draw:rect draw:style-name="gr3" draw:text-style-name="P3" draw:layer="layout" svg:width="0.5cm" svg:height="0.5cm" svg:x="8.005cm" svg:y="-8.147cm">
            <text:p/>
          </draw:rect>
          <draw:frame draw:style-name="gr191" draw:text-style-name="P5" draw:layer="layout" svg:width="2.415cm" svg:height="0.725cm" svg:x="5.676cm" svg:y="-8.279cm">
            <draw:text-box>
              <text:p text:style-name="P4"><text:span text:style-name="T3">outputs(1)</text:span></text:p>
            </draw:text-box>
          </draw:frame>
        </draw:g>
        <draw:g xml:id="id142" draw:id="id142">
          <draw:rect draw:style-name="gr3" draw:text-style-name="P3" draw:layer="layout" svg:width="0.5cm" svg:height="0.5cm" svg:x="8.005cm" svg:y="-7.504cm">
            <text:p/>
          </draw:rect>
          <draw:frame draw:style-name="gr191" draw:text-style-name="P5" draw:layer="layout" svg:width="2.415cm" svg:height="0.725cm" svg:x="5.676cm" svg:y="-7.636cm">
            <draw:text-box>
              <text:p text:style-name="P4"><text:span text:style-name="T3">outputs(2)</text:span></text:p>
            </draw:text-box>
          </draw:frame>
        </draw:g>
        <draw:g xml:id="id140" draw:id="id140">
          <draw:rect draw:style-name="gr3" draw:text-style-name="P3" draw:layer="layout" svg:width="0.5cm" svg:height="0.5cm" svg:x="8.004cm" svg:y="-6.872cm">
            <text:p/>
          </draw:rect>
          <draw:frame draw:style-name="gr191" draw:text-style-name="P5" draw:layer="layout" svg:width="2.415cm" svg:height="0.725cm" svg:x="5.675cm" svg:y="-7.004cm">
            <draw:text-box>
              <text:p text:style-name="P4"><text:span text:style-name="T3">outputs(3)</text:span></text:p>
            </draw:text-box>
          </draw:frame>
        </draw:g>
        <draw:connector draw:style-name="gr8" draw:text-style-name="P3" draw:layer="layout" svg:x1="2.004cm" svg:y1="-8.549cm" svg:x2="3.004cm" svg:y2="-8.549cm" draw:start-shape="id136" draw:start-glue-point="1" draw:end-shape="id137" draw:end-glue-point="3" svg:d="M2004-8549h1000">
          <text:p/>
        </draw:connector>
        <draw:rect draw:style-name="gr1" draw:text-style-name="P2" draw:layer="layout" svg:width="5cm" svg:height="1cm" svg:x="10.342cm" svg:y="-10.161cm">
          <text:p text:style-name="P1"><text:span text:style-name="T2">PixelSolver</text:span></text:p>
        </draw:rect>
        <draw:rect draw:style-name="gr2" draw:text-style-name="P3" draw:layer="layout" svg:width="5cm" svg:height="1.25cm" svg:x="10.342cm" svg:y="-9.161cm">
          <text:p/>
        </draw:rect>
        <draw:g xml:id="id147" draw:id="id147">
          <draw:rect draw:style-name="gr3" draw:text-style-name="P3" draw:layer="layout" svg:width="0.5cm" svg:height="0.5cm" svg:x="15.092cm" svg:y="-8.779cm">
            <text:p/>
          </draw:rect>
          <draw:frame draw:style-name="gr9" draw:text-style-name="P5" draw:layer="layout" svg:width="2.673cm" svg:height="1.673cm" svg:x="12.505cm" svg:y="-9.386cm">
            <draw:text-box>
              <text:p text:style-name="P4"><text:span text:style-name="T3">pixelResult</text:span></text:p>
            </draw:text-box>
          </draw:frame>
        </draw:g>
        <draw:g xml:id="id139" draw:id="id139">
          <draw:rect draw:style-name="gr3" draw:text-style-name="P3" draw:layer="layout" svg:width="0.5cm" svg:height="0.5cm" svg:x="10.105cm" svg:y="-8.779cm">
            <text:p/>
          </draw:rect>
          <draw:frame draw:style-name="gr10" draw:text-style-name="P5" draw:layer="layout" svg:width="2.246cm" svg:height="0.725cm" svg:x="10.549cm" svg:y="-8.911cm">
            <draw:text-box>
              <text:p text:style-name="P4"><text:span text:style-name="T3">pixelTask</text:span></text:p>
            </draw:text-box>
          </draw:frame>
        </draw:g>
        <draw:rect draw:style-name="gr1" draw:text-style-name="P2" draw:layer="layout" svg:width="5cm" svg:height="1cm" svg:x="10.342cm" svg:y="-7.411cm">
          <text:p text:style-name="P1"><text:span text:style-name="T2">PixelSolver</text:span></text:p>
        </draw:rect>
        <draw:rect draw:style-name="gr2" draw:text-style-name="P3" draw:layer="layout" svg:width="5cm" svg:height="1.25cm" svg:x="10.342cm" svg:y="-6.411cm">
          <text:p/>
        </draw:rect>
        <draw:g xml:id="id145" draw:id="id145">
          <draw:rect draw:style-name="gr3" draw:text-style-name="P3" draw:layer="layout" svg:width="0.5cm" svg:height="0.5cm" svg:x="10.105cm" svg:y="-6.029cm">
            <text:p/>
          </draw:rect>
          <draw:frame draw:style-name="gr10" draw:text-style-name="P5" draw:layer="layout" svg:width="2.246cm" svg:height="0.725cm" svg:x="10.549cm" svg:y="-6.161cm">
            <draw:text-box>
              <text:p text:style-name="P4"><text:span text:style-name="T3">pixelTask</text:span></text:p>
            </draw:text-box>
          </draw:frame>
        </draw:g>
        <draw:rect draw:style-name="gr1" draw:text-style-name="P2" draw:layer="layout" svg:width="5cm" svg:height="1cm" svg:x="10.342cm" svg:y="-4.661cm">
          <text:p text:style-name="P1"><text:span text:style-name="T2">PixelSolver</text:span></text:p>
        </draw:rect>
        <draw:rect draw:style-name="gr2" draw:text-style-name="P3" draw:layer="layout" svg:width="5cm" svg:height="1.25cm" svg:x="10.342cm" svg:y="-3.661cm">
          <text:p/>
        </draw:rect>
        <draw:g xml:id="id143" draw:id="id143">
          <draw:rect draw:style-name="gr3" draw:text-style-name="P3" draw:layer="layout" svg:width="0.5cm" svg:height="0.5cm" svg:x="10.105cm" svg:y="-3.279cm">
            <text:p/>
          </draw:rect>
          <draw:frame draw:style-name="gr10" draw:text-style-name="P5" draw:layer="layout" svg:width="2.246cm" svg:height="0.725cm" svg:x="10.549cm" svg:y="-3.411cm">
            <draw:text-box>
              <text:p text:style-name="P4"><text:span text:style-name="T3">pixelTask</text:span></text:p>
            </draw:text-box>
          </draw:frame>
        </draw:g>
        <draw:rect draw:style-name="gr1" draw:text-style-name="P2" draw:layer="layout" svg:width="5cm" svg:height="1cm" svg:x="10.355cm" svg:y="-1.911cm">
          <text:p text:style-name="P1"><text:span text:style-name="T2">PixelSolver</text:span></text:p>
        </draw:rect>
        <draw:rect draw:style-name="gr2" draw:text-style-name="P3" draw:layer="layout" svg:width="5cm" svg:height="1.25cm" svg:x="10.355cm" svg:y="-0.911cm">
          <text:p/>
        </draw:rect>
        <draw:g xml:id="id141" draw:id="id141">
          <draw:rect draw:style-name="gr3" draw:text-style-name="P3" draw:layer="layout" svg:width="0.5cm" svg:height="0.5cm" svg:x="10.118cm" svg:y="-0.529cm">
            <text:p/>
          </draw:rect>
          <draw:frame draw:style-name="gr10" draw:text-style-name="P5" draw:layer="layout" svg:width="2.246cm" svg:height="0.725cm" svg:x="10.562cm" svg:y="-0.661cm">
            <draw:text-box>
              <text:p text:style-name="P4"><text:span text:style-name="T3">pixelTask</text:span></text:p>
            </draw:text-box>
          </draw:frame>
        </draw:g>
        <draw:connector draw:style-name="gr8" draw:text-style-name="P3" draw:layer="layout" svg:x1="8.505cm" svg:y1="-8.549cm" svg:x2="10.105cm" svg:y2="-8.549cm" draw:start-shape="id138" draw:start-glue-point="1" draw:end-shape="id139" draw:end-glue-point="3" svg:d="M8505-8549h1600">
          <text:p/>
        </draw:connector>
        <draw:connector draw:style-name="gr8" draw:text-style-name="P3" draw:layer="layout" draw:line-skew="-0.556cm" svg:x1="8.504cm" svg:y1="-6.642cm" svg:x2="10.118cm" svg:y2="-0.299cm" draw:start-shape="id140" draw:start-glue-point="1" draw:end-shape="id141" draw:end-glue-point="3" svg:d="M8504-6642h251v6343h1363">
          <text:p/>
        </draw:connector>
        <draw:connector draw:style-name="gr8" draw:text-style-name="P3" draw:layer="layout" draw:line-skew="-0.05cm" svg:x1="8.505cm" svg:y1="-7.274cm" svg:x2="10.105cm" svg:y2="-3.049cm" draw:start-shape="id142" draw:start-glue-point="1" draw:end-shape="id143" draw:end-glue-point="3" svg:d="M8505-7274h750v4225h850">
          <text:p/>
        </draw:connector>
        <draw:connector draw:style-name="gr8" draw:text-style-name="P3" draw:layer="layout" draw:line-skew="0.45cm" svg:x1="8.505cm" svg:y1="-7.917cm" svg:x2="10.105cm" svg:y2="-5.799cm" draw:start-shape="id144" draw:start-glue-point="1" draw:end-shape="id145" draw:end-glue-point="3" svg:d="M8505-7917h1250v2118h350">
          <text:p/>
        </draw:connector>
        <draw:rect draw:style-name="gr1" draw:text-style-name="P2" draw:layer="layout" svg:width="4.764cm" svg:height="1cm" svg:x="17.491cm" svg:y="-10.161cm">
          <text:p text:style-name="P1"><text:span text:style-name="T2">Arbiter</text:span></text:p>
        </draw:rect>
        <draw:rect draw:style-name="gr2" draw:text-style-name="P3" draw:layer="layout" svg:width="4.764cm" svg:height="3cm" svg:x="17.491cm" svg:y="-9.161cm">
          <text:p/>
        </draw:rect>
        <draw:g xml:id="id153" draw:id="id153">
          <draw:rect draw:style-name="gr3" draw:text-style-name="P3" draw:layer="layout" svg:width="0.5cm" svg:height="0.5cm" svg:x="22.005cm" svg:y="-8.754cm">
            <text:p/>
          </draw:rect>
          <draw:frame draw:style-name="gr11" draw:text-style-name="P5" draw:layer="layout" svg:width="1.687cm" svg:height="0.725cm" svg:x="20.404cm" svg:y="-8.886cm">
            <draw:text-box>
              <text:p text:style-name="P4"><text:span text:style-name="T3">output</text:span></text:p>
            </draw:text-box>
          </draw:frame>
        </draw:g>
        <draw:g xml:id="id146" draw:id="id146">
          <draw:rect draw:style-name="gr3" draw:text-style-name="P3" draw:layer="layout" svg:width="0.5cm" svg:height="0.5cm" svg:x="17.255cm" svg:y="-8.779cm">
            <text:p/>
          </draw:rect>
          <draw:frame draw:style-name="gr192" draw:text-style-name="P5" draw:layer="layout" svg:width="2.153cm" svg:height="0.725cm" svg:x="17.699cm" svg:y="-8.911cm">
            <draw:text-box>
              <text:p text:style-name="P4"><text:span text:style-name="T3">inputs(0)</text:span></text:p>
            </draw:text-box>
          </draw:frame>
        </draw:g>
        <draw:g xml:id="id151" draw:id="id151">
          <draw:rect draw:style-name="gr3" draw:text-style-name="P3" draw:layer="layout" svg:width="0.5cm" svg:height="0.5cm" svg:x="17.255cm" svg:y="-8.147cm">
            <text:p/>
          </draw:rect>
          <draw:frame draw:style-name="gr192" draw:text-style-name="P5" draw:layer="layout" svg:width="2.153cm" svg:height="0.725cm" svg:x="17.699cm" svg:y="-8.279cm">
            <draw:text-box>
              <text:p text:style-name="P4"><text:span text:style-name="T3">inputs(1)</text:span></text:p>
            </draw:text-box>
          </draw:frame>
        </draw:g>
        <draw:g xml:id="id149" draw:id="id149">
          <draw:rect draw:style-name="gr3" draw:text-style-name="P3" draw:layer="layout" svg:width="0.5cm" svg:height="0.5cm" svg:x="17.255cm" svg:y="-7.514cm">
            <text:p/>
          </draw:rect>
          <draw:frame draw:style-name="gr192" draw:text-style-name="P5" draw:layer="layout" svg:width="2.153cm" svg:height="0.725cm" svg:x="17.699cm" svg:y="-7.646cm">
            <draw:text-box>
              <text:p text:style-name="P4"><text:span text:style-name="T3">inputs(2)</text:span></text:p>
            </draw:text-box>
          </draw:frame>
        </draw:g>
        <draw:g xml:id="id148" draw:id="id148">
          <draw:rect draw:style-name="gr3" draw:text-style-name="P3" draw:layer="layout" svg:width="0.5cm" svg:height="0.5cm" svg:x="17.255cm" svg:y="-6.882cm">
            <text:p/>
          </draw:rect>
          <draw:frame draw:style-name="gr192" draw:text-style-name="P5" draw:layer="layout" svg:width="2.153cm" svg:height="0.725cm" svg:x="17.699cm" svg:y="-7.014cm">
            <draw:text-box>
              <text:p text:style-name="P4"><text:span text:style-name="T3">inputs(3)</text:span></text:p>
            </draw:text-box>
          </draw:frame>
        </draw:g>
        <draw:connector draw:style-name="gr8" draw:text-style-name="P3" draw:layer="layout" svg:x1="17.255cm" svg:y1="-8.549cm" svg:x2="15.592cm" svg:y2="-8.55cm" draw:start-shape="id146" draw:start-glue-point="3" draw:end-shape="id147" draw:end-glue-point="1" svg:d="M17255-8549h-831v-1h-832">
          <text:p/>
        </draw:connector>
        <draw:connector draw:style-name="gr8" draw:text-style-name="P3" draw:layer="layout" draw:line-skew="0.783cm" svg:x1="17.255cm" svg:y1="-6.652cm" svg:x2="15.716cm" svg:y2="-0.287cm" draw:start-shape="id148" draw:start-glue-point="3" svg:d="M17255-6652h-250v6365h-1289">
          <text:p/>
        </draw:connector>
        <draw:connector draw:style-name="gr8" draw:text-style-name="P3" draw:layer="layout" draw:line-skew="0.081cm" svg:x1="17.255cm" svg:y1="-7.284cm" svg:x2="15.592cm" svg:y2="-3.075cm" draw:start-shape="id149" draw:start-glue-point="3" draw:end-shape="id150" draw:end-glue-point="1" svg:d="M17255-7284h-750v4209h-913">
          <text:p/>
        </draw:connector>
        <draw:connector draw:style-name="gr8" draw:text-style-name="P3" draw:layer="layout" draw:line-skew="-0.419cm" svg:x1="17.255cm" svg:y1="-7.917cm" svg:x2="15.592cm" svg:y2="-5.816cm" draw:start-shape="id151" draw:start-glue-point="3" draw:end-shape="id152" draw:end-glue-point="1" svg:d="M17255-7917h-1250v2101h-413">
          <text:p/>
        </draw:connector>
        <draw:g xml:id="id152" draw:id="id152">
          <draw:rect draw:style-name="gr3" draw:text-style-name="P3" draw:layer="layout" svg:width="0.5cm" svg:height="0.5cm" svg:x="15.092cm" svg:y="-6.045cm">
            <text:p/>
          </draw:rect>
          <draw:frame draw:style-name="gr9" draw:text-style-name="P5" draw:layer="layout" svg:width="2.673cm" svg:height="1.673cm" svg:x="12.505cm" svg:y="-6.652cm">
            <draw:text-box>
              <text:p text:style-name="P4"><text:span text:style-name="T3">pixelResult</text:span></text:p>
            </draw:text-box>
          </draw:frame>
        </draw:g>
        <draw:g xml:id="id150" draw:id="id150">
          <draw:rect draw:style-name="gr3" draw:text-style-name="P3" draw:layer="layout" svg:width="0.5cm" svg:height="0.5cm" svg:x="15.092cm" svg:y="-3.304cm">
            <text:p/>
          </draw:rect>
          <draw:frame draw:style-name="gr9" draw:text-style-name="P5" draw:layer="layout" svg:width="2.673cm" svg:height="1.673cm" svg:x="12.505cm" svg:y="-3.911cm">
            <draw:text-box>
              <text:p text:style-name="P4"><text:span text:style-name="T3">pixelResult</text:span></text:p>
            </draw:text-box>
          </draw:frame>
        </draw:g>
        <draw:g>
          <draw:rect draw:style-name="gr3" draw:text-style-name="P3" draw:layer="layout" svg:width="0.5cm" svg:height="0.5cm" svg:x="15.105cm" svg:y="-0.554cm">
            <text:p/>
          </draw:rect>
          <draw:frame draw:style-name="gr9" draw:text-style-name="P5" draw:layer="layout" svg:width="2.673cm" svg:height="1.673cm" svg:x="12.518cm" svg:y="-1.161cm">
            <draw:text-box>
              <text:p text:style-name="P4"><text:span text:style-name="T3">pixelResult</text:span></text:p>
            </draw:text-box>
          </draw:frame>
        </draw:g>
        <draw:connector draw:style-name="gr8" draw:text-style-name="P3" draw:layer="layout" svg:x1="23.954cm" svg:y1="-8.52cm" svg:x2="22.505cm" svg:y2="-8.524cm" draw:end-shape="id153" draw:end-glue-point="1" svg:d="M23954-8520h-461v-4h-988">
          <text:p/>
        </draw:connector>
        <draw:g>
          <draw:rect draw:style-name="gr3" draw:text-style-name="P3" draw:layer="layout" svg:width="0.5cm" svg:height="0.5cm" svg:x="5.667cm" svg:y="-13.679cm">
            <text:p/>
          </draw:rect>
          <draw:frame draw:style-name="gr16" draw:text-style-name="P5" draw:layer="layout" svg:width="2.576cm" svg:height="0.725cm" svg:x="6.111cm" svg:y="-13.811cm">
            <draw:text-box>
              <text:p text:style-name="P4"><text:span text:style-name="T3">valid : Bool</text:span></text:p>
            </draw:text-box>
          </draw:frame>
        </draw:g>
        <draw:g>
          <draw:rect draw:style-name="gr17" draw:text-style-name="P3" draw:layer="layout" svg:width="0.5cm" svg:height="0.5cm" svg:x="5.667cm" svg:y="-13.154cm">
            <text:p/>
          </draw:rect>
          <draw:frame draw:style-name="gr18" draw:text-style-name="P5" draw:layer="layout" svg:width="2.767cm" svg:height="0.725cm" svg:x="6.111cm" svg:y="-13.286cm">
            <draw:text-box>
              <text:p text:style-name="P4"><text:span text:style-name="T3">ready : Bool</text:span></text:p>
            </draw:text-box>
          </draw:frame>
        </draw:g>
        <draw:g>
          <draw:custom-shape draw:style-name="gr19" draw:text-style-name="P3" draw:layer="layout" svg:width="0.25cm" svg:height="1cm" svg:x="5.286cm" svg:y="-13.6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3.486cm" svg:y="-13.566cm">
            <draw:text-box>
              <text:p><text:span text:style-name="T4">Stream</text:span></text:p>
            </draw:text-box>
          </draw:frame>
        </draw:g>
        <draw:g>
          <draw:rect draw:style-name="gr3" draw:text-style-name="P3" draw:layer="layout" svg:width="0.5cm" svg:height="0.5cm" svg:x="5.668cm" svg:y="-12.125cm">
            <text:p/>
          </draw:rect>
          <draw:frame draw:style-name="gr24" draw:text-style-name="P5" draw:layer="layout" svg:width="5.883cm" svg:height="0.725cm" svg:x="6.112cm" svg:y="-12.257cm">
            <draw:text-box>
              <text:p text:style-name="P4"><text:span text:style-name="T3">y : SFix</text:span></text:p>
            </draw:text-box>
          </draw:frame>
        </draw:g>
        <draw:g>
          <draw:custom-shape draw:style-name="gr19" draw:text-style-name="P3" draw:layer="layout" svg:width="0.25cm" svg:height="0.692cm" svg:x="5.287cm" svg:y="-12.48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3" draw:text-style-name="P8" draw:layer="layout" svg:width="2.606cm" svg:height="1.364cm" svg:x="2.755cm" svg:y="-12.841cm">
            <draw:text-box>
              <text:p><text:span text:style-name="T4">PixelTask</text:span></text:p>
            </draw:text-box>
          </draw:frame>
        </draw:g>
        <draw:line draw:style-name="gr15" draw:text-style-name="P3" draw:layer="layout" svg:x1="16.435cm" svg:y1="-10.761cm" svg:x2="16.435cm" svg:y2="-8.761cm">
          <text:p/>
        </draw:line>
        <draw:g>
          <draw:rect draw:style-name="gr3" draw:text-style-name="P3" draw:layer="layout" svg:width="0.5cm" svg:height="0.5cm" svg:x="19.618cm" svg:y="-13.079cm">
            <text:p/>
          </draw:rect>
          <draw:frame draw:style-name="gr16" draw:text-style-name="P5" draw:layer="layout" svg:width="2.576cm" svg:height="0.725cm" svg:x="20.062cm" svg:y="-13.211cm">
            <draw:text-box>
              <text:p text:style-name="P4"><text:span text:style-name="T3">valid : Bool</text:span></text:p>
            </draw:text-box>
          </draw:frame>
        </draw:g>
        <draw:g>
          <draw:rect draw:style-name="gr17" draw:text-style-name="P3" draw:layer="layout" svg:width="0.5cm" svg:height="0.5cm" svg:x="19.618cm" svg:y="-12.554cm">
            <text:p/>
          </draw:rect>
          <draw:frame draw:style-name="gr18" draw:text-style-name="P5" draw:layer="layout" svg:width="2.767cm" svg:height="0.725cm" svg:x="20.062cm" svg:y="-12.686cm">
            <draw:text-box>
              <text:p text:style-name="P4"><text:span text:style-name="T3">ready : Bool</text:span></text:p>
            </draw:text-box>
          </draw:frame>
        </draw:g>
        <draw:g>
          <draw:custom-shape draw:style-name="gr19" draw:text-style-name="P3" draw:layer="layout" svg:width="0.25cm" svg:height="1cm" svg:x="19.237cm" svg:y="-13.0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7.437cm" svg:y="-12.966cm">
            <draw:text-box>
              <text:p><text:span text:style-name="T4">Stream</text:span></text:p>
            </draw:text-box>
          </draw:frame>
        </draw:g>
        <draw:g>
          <draw:rect draw:style-name="gr3" draw:text-style-name="P3" draw:layer="layout" svg:width="0.5cm" svg:height="0.5cm" svg:x="19.619cm" svg:y="-12.029cm">
            <text:p/>
          </draw:rect>
          <draw:frame draw:style-name="gr26" draw:text-style-name="P5" draw:layer="layout" svg:width="3.385cm" svg:height="0.725cm" svg:x="20.063cm" svg:y="-12.161cm">
            <draw:text-box>
              <text:p text:style-name="P4"><text:span text:style-name="T3">iteration : UInt</text:span></text:p>
            </draw:text-box>
          </draw:frame>
        </draw:g>
        <draw:g>
          <draw:custom-shape draw:style-name="gr19" draw:text-style-name="P3" draw:layer="layout" svg:width="0.308cm" svg:height="0.408cm" svg:x="19.18cm" svg:y="-11.9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16.057cm" svg:y="-12.383cm">
            <draw:text-box>
              <text:p><text:span text:style-name="T4">PixelResult</text:span></text:p>
            </draw:text-box>
          </draw:frame>
        </draw:g>
        <draw:line draw:style-name="gr15" draw:text-style-name="P3" draw:layer="layout" svg:x1="2.505cm" svg:y1="-10.911cm" svg:x2="2.505cm" svg:y2="-8.911cm">
          <text:p/>
        </draw:line>
        <draw:line draw:style-name="gr15" draw:text-style-name="P3" draw:layer="layout" svg:x1="9.255cm" svg:y1="-10.911cm" svg:x2="9.255cm" svg:y2="-8.911cm">
          <text:p/>
        </draw:line>
        <draw:line draw:style-name="gr15" draw:text-style-name="P3" draw:layer="layout" svg:x1="9.255cm" svg:y1="-10.911cm" svg:x2="2.505cm" svg:y2="-10.911cm">
          <text:p/>
        </draw:line>
        <draw:line draw:style-name="gr15" draw:text-style-name="P3" draw:layer="layout" svg:x1="5.905cm" svg:y1="-11.436cm" svg:x2="5.905cm" svg:y2="-10.911cm">
          <text:p/>
        </draw:line>
        <draw:line draw:style-name="gr15" draw:text-style-name="P3" draw:layer="layout" svg:x1="22.933cm" svg:y1="-10.761cm" svg:x2="22.933cm" svg:y2="-8.761cm">
          <text:p/>
        </draw:line>
        <draw:line draw:style-name="gr15" draw:text-style-name="P3" draw:layer="layout" svg:x1="22.933cm" svg:y1="-10.761cm" svg:x2="16.435cm" svg:y2="-10.761cm">
          <text:p/>
        </draw:line>
        <draw:line draw:style-name="gr15" draw:text-style-name="P3" draw:layer="layout" svg:x1="19.835cm" svg:y1="-11.286cm" svg:x2="19.835cm" svg:y2="-10.761cm">
          <text:p/>
        </draw:line>
        <draw:g>
          <draw:rect draw:style-name="gr3" draw:text-style-name="P3" draw:layer="layout" svg:width="0.5cm" svg:height="0.5cm" svg:x="23.954cm" svg:y="-8.744cm">
            <text:p/>
          </draw:rect>
          <draw:frame draw:style-name="gr194" draw:text-style-name="P5" draw:layer="layout" svg:width="2.572cm" svg:height="0.725cm" svg:x="24.398cm" svg:y="-8.876cm">
            <draw:text-box>
              <text:p text:style-name="P4"><text:span text:style-name="T3">pixelResult</text:span></text:p>
            </draw:text-box>
          </draw:frame>
        </draw:g>
        <draw:g>
          <draw:rect draw:style-name="gr3" draw:text-style-name="P3" draw:layer="layout" svg:width="0.5cm" svg:height="0.5cm" svg:x="5.669cm" svg:y="-12.643cm">
            <text:p/>
          </draw:rect>
          <draw:frame draw:style-name="gr24" draw:text-style-name="P5" draw:layer="layout" svg:width="5.883cm" svg:height="0.725cm" svg:x="6.113cm" svg:y="-12.775cm">
            <draw:text-box>
              <text:p text:style-name="P4"><text:span text:style-name="T3">x : SFix</text:span></text:p>
            </draw:text-box>
          </draw:frame>
        </draw:g>
        <draw:g>
          <draw:rect draw:style-name="gr3" draw:text-style-name="P3" draw:layer="layout" svg:width="0.5cm" svg:height="0.5cm" svg:x="4.881cm" svg:y="5.443cm">
            <text:p/>
          </draw:rect>
          <draw:frame draw:style-name="gr195" draw:text-style-name="P5" draw:layer="layout" svg:width="2.449cm" svg:height="0.725cm" svg:x="2.518cm" svg:y="5.311cm">
            <draw:text-box>
              <text:p text:style-name="P4"><text:span text:style-name="T3">memWrite</text:span></text:p>
            </draw:text-box>
          </draw:frame>
        </draw:g>
        <draw:g>
          <draw:rect draw:style-name="gr3" draw:text-style-name="P3" draw:layer="layout" svg:width="0.5cm" svg:height="0.5cm" svg:x="4.881cm" svg:y="6.238cm">
            <text:p/>
          </draw:rect>
          <draw:frame draw:style-name="gr4" draw:text-style-name="P5" draw:layer="layout" svg:width="2.246cm" svg:height="0.725cm" svg:x="2.721cm" svg:y="6.106cm">
            <draw:text-box>
              <text:p text:style-name="P4"><text:span text:style-name="T3">cmdA</text:span></text:p>
            </draw:text-box>
          </draw:frame>
        </draw:g>
        <draw:g>
          <draw:rect draw:style-name="gr3" draw:text-style-name="P3" draw:layer="layout" svg:width="0.5cm" svg:height="0.5cm" svg:x="4.881cm" svg:y="7.063cm">
            <text:p/>
          </draw:rect>
          <draw:frame draw:style-name="gr4" draw:text-style-name="P5" draw:layer="layout" svg:width="2.246cm" svg:height="0.725cm" svg:x="2.721cm" svg:y="6.931cm">
            <draw:text-box>
              <text:p text:style-name="P4"><text:span text:style-name="T3">cmdB</text:span></text:p>
            </draw:text-box>
          </draw:frame>
        </draw:g>
        <draw:line draw:style-name="gr81" draw:text-style-name="P3" draw:layer="layout" svg:x1="5.381cm" svg:y1="5.697cm" svg:x2="6.673cm" svg:y2="5.697cm">
          <text:p/>
        </draw:line>
        <draw:rect draw:style-name="gr45" draw:text-style-name="P3" draw:layer="layout" svg:width="1.423cm" svg:height="0.768cm" draw:transform="rotate (1.5707963267946) translate (10.65cm 7.57cm)">
          <text:p text:style-name="P3">Join</text:p>
        </draw:rect>
        <draw:frame draw:style-name="gr92" draw:text-style-name="P5" draw:layer="layout" svg:width="2.242cm" svg:height="0.725cm" svg:x="5.148cm" svg:y="5.072cm">
          <draw:text-box>
            <text:p text:style-name="P4"><text:span text:style-name="T3">W</text:span></text:p>
          </draw:text-box>
        </draw:frame>
        <draw:line draw:style-name="gr81" draw:text-style-name="P3" draw:layer="layout" svg:x1="5.381cm" svg:y1="6.483cm" svg:x2="6.69cm" svg:y2="6.483cm">
          <text:p/>
        </draw:line>
        <draw:frame draw:style-name="gr92" draw:text-style-name="P5" draw:layer="layout" svg:width="2.242cm" svg:height="0.725cm" svg:x="5.153cm" svg:y="5.898cm">
          <draw:text-box>
            <text:p text:style-name="P4"><text:span text:style-name="T3">R</text:span></text:p>
          </draw:text-box>
        </draw:frame>
        <draw:line draw:style-name="gr81" draw:text-style-name="P3" draw:layer="layout" svg:x1="9.682cm" svg:y1="6.483cm" svg:x2="10.691cm" svg:y2="6.483cm">
          <text:p/>
        </draw:line>
        <draw:path draw:style-name="gr93" draw:text-style-name="P33" draw:layer="layout" svg:width="1.597cm" svg:height="1.597cm" svg:x="11.991cm" svg:y="6.072cm" svg:viewBox="0 0 1598 1598" svg:d="M799 0c454 0 799 345 799 799s-345 799-799 799-799-345-799-799 345-799 799-799z">
          <text:p text:style-name="P13"><text:span text:style-name="T18">XOR</text:span></text:p>
        </draw:path>
        <draw:custom-shape draw:style-name="gr32" draw:text-style-name="P19" draw:layer="layout" svg:width="3.601cm" svg:height="2.254cm" svg:x="6.59cm" svg:y="4.793cm">
          <text:p text:style-name="P1"><text:span text:style-name="T10">RAM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5.382cm" svg:y1="7.303cm" svg:x2="10.691cm" svg:y2="7.303cm">
          <text:p/>
        </draw:line>
        <draw:g>
          <draw:rect draw:style-name="gr3" draw:text-style-name="P3" draw:layer="layout" svg:width="0.5cm" svg:height="0.5cm" svg:x="14.367cm" svg:y="6.622cm">
            <text:p/>
          </draw:rect>
          <draw:frame draw:style-name="gr12" draw:text-style-name="P5" draw:layer="layout" svg:width="1.941cm" svg:height="0.725cm" svg:x="14.811cm" svg:y="6.49cm">
            <draw:text-box>
              <text:p text:style-name="P4"><text:span text:style-name="T3">rsp</text:span></text:p>
            </draw:text-box>
          </draw:frame>
        </draw:g>
        <draw:line draw:style-name="gr81" draw:text-style-name="P3" draw:layer="layout" svg:x1="13.589cm" svg:y1="6.871cm" svg:x2="14.367cm" svg:y2="6.871cm">
          <text:p/>
        </draw:line>
        <draw:line draw:style-name="gr196" draw:text-style-name="P3" draw:layer="layout" svg:x1="6.69cm" svg:y1="6.483cm" svg:x2="9.692cm" svg:y2="6.483cm">
          <text:p/>
        </draw:line>
        <draw:line draw:style-name="gr81" draw:text-style-name="P3" draw:layer="layout" svg:x1="11.427cm" svg:y1="7.298cm" svg:x2="12.12cm" svg:y2="7.298cm">
          <text:p/>
        </draw:line>
        <draw:line draw:style-name="gr81" draw:text-style-name="P3" draw:layer="layout" svg:x1="11.418cm" svg:y1="6.492cm" svg:x2="12.111cm" svg:y2="6.492cm">
          <text:p/>
        </draw:line>
        <draw:g>
          <draw:frame draw:style-name="gr197" draw:text-style-name="P5" draw:layer="layout" svg:width="3.36cm" svg:height="0.725cm" svg:x="1.641cm" svg:y="9.55cm">
            <draw:text-box>
              <text:p text:style-name="P4"><text:span text:style-name="T3">io.cmd.payload</text:span></text:p>
            </draw:text-box>
          </draw:frame>
        </draw:g>
        <draw:g>
          <draw:frame draw:style-name="gr198" draw:text-style-name="P5" draw:layer="layout" svg:width="2.344cm" svg:height="0.725cm" svg:x="4.832cm" svg:y="9.911cm">
            <draw:text-box>
              <text:p text:style-name="P4"><text:span text:style-name="T3">header(0)</text:span></text:p>
            </draw:text-box>
          </draw:frame>
        </draw:g>
        <draw:line draw:style-name="gr81" draw:text-style-name="P3" draw:layer="layout" svg:x1="4.832cm" svg:y1="9.887cm" svg:x2="7.199cm" svg:y2="9.887cm">
          <text:p/>
        </draw:line>
        <draw:path draw:style-name="gr93" draw:text-style-name="P13" draw:layer="layout" svg:width="0.749cm" svg:height="0.749cm" svg:x="7.176cm" svg:y="9.724cm" svg:viewBox="0 0 750 750" svg:d="M375 0c213 0 375 162 375 375s-162 375-375 375-375-162-375-375 162-375 375-375z">
          <text:p text:style-name="P13">=</text:p>
        </draw:path>
        <draw:line draw:style-name="gr81" draw:text-style-name="P3" draw:layer="layout" svg:x1="7.932cm" svg:y1="10.099cm" svg:x2="8.732cm" svg:y2="10.099cm">
          <text:p/>
        </draw:line>
        <draw:line draw:style-name="gr81" draw:text-style-name="P3" draw:layer="layout" svg:x1="6.963cm" svg:y1="10.287cm" svg:x2="7.204cm" svg:y2="10.287cm">
          <text:p/>
        </draw:line>
        <draw:g>
          <draw:frame draw:style-name="gr98" draw:text-style-name="P5" draw:layer="layout" svg:width="2.462cm" svg:height="0.725cm" svg:x="7.808cm" svg:y="9.756cm">
            <draw:text-box>
              <text:p text:style-name="P4"><text:span text:style-name="T3">hits(0)</text:span></text:p>
            </draw:text-box>
          </draw:frame>
        </draw:g>
        <draw:g>
          <draw:frame draw:style-name="gr197" draw:text-style-name="P5" draw:layer="layout" svg:width="3.36cm" svg:height="0.725cm" svg:x="1.642cm" svg:y="10.65cm">
            <draw:text-box>
              <text:p text:style-name="P4"><text:span text:style-name="T3">io.cmd.payload</text:span></text:p>
            </draw:text-box>
          </draw:frame>
        </draw:g>
        <draw:g>
          <draw:frame draw:style-name="gr198" draw:text-style-name="P5" draw:layer="layout" svg:width="2.344cm" svg:height="0.725cm" svg:x="4.833cm" svg:y="11.011cm">
            <draw:text-box>
              <text:p text:style-name="P4"><text:span text:style-name="T3">header(1)</text:span></text:p>
            </draw:text-box>
          </draw:frame>
        </draw:g>
        <draw:line draw:style-name="gr81" draw:text-style-name="P3" draw:layer="layout" svg:x1="4.833cm" svg:y1="10.987cm" svg:x2="7.2cm" svg:y2="10.987cm">
          <text:p/>
        </draw:line>
        <draw:path draw:style-name="gr93" draw:text-style-name="P13" draw:layer="layout" svg:width="0.749cm" svg:height="0.749cm" svg:x="7.177cm" svg:y="10.824cm" svg:viewBox="0 0 750 750" svg:d="M375 0c213 0 375 162 375 375s-162 375-375 375-375-162-375-375 162-375 375-375z">
          <text:p text:style-name="P13">=</text:p>
        </draw:path>
        <draw:line draw:style-name="gr81" draw:text-style-name="P3" draw:layer="layout" svg:x1="7.933cm" svg:y1="11.199cm" svg:x2="8.733cm" svg:y2="11.199cm">
          <text:p/>
        </draw:line>
        <draw:line draw:style-name="gr81" draw:text-style-name="P3" draw:layer="layout" svg:x1="6.964cm" svg:y1="11.387cm" svg:x2="7.205cm" svg:y2="11.387cm">
          <text:p/>
        </draw:line>
        <draw:g>
          <draw:frame draw:style-name="gr98" draw:text-style-name="P5" draw:layer="layout" svg:width="2.462cm" svg:height="0.725cm" svg:x="7.809cm" svg:y="10.856cm">
            <draw:text-box>
              <text:p text:style-name="P4"><text:span text:style-name="T3">hits(1)</text:span></text:p>
            </draw:text-box>
          </draw:frame>
        </draw:g>
        <draw:path draw:style-name="gr82" draw:text-style-name="P13" draw:layer="layout" svg:width="0.199cm" svg:height="0.199cm" svg:x="7.42cm" svg:y="11.736cm" svg:viewBox="0 0 200 200" svg:d="M100 0c57 0 100 43 100 100s-43 100-100 100-100-43-100-100 43-100 100-100z">
          <text:p/>
        </draw:path>
        <draw:path draw:style-name="gr82" draw:text-style-name="P13" draw:layer="layout" svg:width="0.199cm" svg:height="0.199cm" svg:x="7.42cm" svg:y="12.136cm" svg:viewBox="0 0 200 200" svg:d="M100 0c57 0 100 43 100 100s-43 100-100 100-100-43-100-100 43-100 100-100z">
          <text:p/>
        </draw:path>
        <draw:path draw:style-name="gr82" draw:text-style-name="P13" draw:layer="layout" svg:width="0.199cm" svg:height="0.199cm" svg:x="7.42cm" svg:y="11.737cm" svg:viewBox="0 0 200 200" svg:d="M100 0c57 0 100 43 100 100s-43 100-100 100-100-43-100-100 43-100 100-100z">
          <text:p/>
        </draw:path>
        <draw:path draw:style-name="gr82" draw:text-style-name="P13" draw:layer="layout" svg:width="0.199cm" svg:height="0.199cm" svg:x="7.42cm" svg:y="12.137cm" svg:viewBox="0 0 200 200" svg:d="M100 0c57 0 100 43 100 100s-43 100-100 100-100-43-100-100 43-100 100-100z">
          <text:p/>
        </draw:path>
        <draw:g>
          <draw:frame draw:style-name="gr197" draw:text-style-name="P5" draw:layer="layout" svg:width="3.36cm" svg:height="0.725cm" svg:x="1.642cm" svg:y="12.394cm">
            <draw:text-box>
              <text:p text:style-name="P4"><text:span text:style-name="T3">io.cmd.payload</text:span></text:p>
            </draw:text-box>
          </draw:frame>
        </draw:g>
        <draw:g>
          <draw:frame draw:style-name="gr198" draw:text-style-name="P5" draw:layer="layout" svg:width="2.344cm" svg:height="0.725cm" svg:x="4.833cm" svg:y="12.755cm">
            <draw:text-box>
              <text:p text:style-name="P4"><text:span text:style-name="T3">header(n)</text:span></text:p>
            </draw:text-box>
          </draw:frame>
        </draw:g>
        <draw:line draw:style-name="gr81" draw:text-style-name="P3" draw:layer="layout" svg:x1="4.833cm" svg:y1="12.731cm" svg:x2="7.2cm" svg:y2="12.731cm">
          <text:p/>
        </draw:line>
        <draw:path draw:style-name="gr93" draw:text-style-name="P13" draw:layer="layout" svg:width="0.749cm" svg:height="0.749cm" svg:x="7.177cm" svg:y="12.568cm" svg:viewBox="0 0 750 750" svg:d="M375 0c213 0 375 162 375 375s-162 375-375 375-375-162-375-375 162-375 375-375z">
          <text:p text:style-name="P13">=</text:p>
        </draw:path>
        <draw:line draw:style-name="gr81" draw:text-style-name="P3" draw:layer="layout" svg:x1="7.933cm" svg:y1="12.943cm" svg:x2="8.733cm" svg:y2="12.943cm">
          <text:p/>
        </draw:line>
        <draw:line draw:style-name="gr81" draw:text-style-name="P3" draw:layer="layout" svg:x1="6.964cm" svg:y1="13.131cm" svg:x2="7.205cm" svg:y2="13.131cm">
          <text:p/>
        </draw:line>
        <draw:g>
          <draw:frame draw:style-name="gr98" draw:text-style-name="P5" draw:layer="layout" svg:width="2.462cm" svg:height="0.725cm" svg:x="7.809cm" svg:y="12.6cm">
            <draw:text-box>
              <text:p text:style-name="P4"><text:span text:style-name="T3">hits(n)</text:span></text:p>
            </draw:text-box>
          </draw:frame>
        </draw:g>
        <draw:custom-shape draw:style-name="gr100" draw:text-style-name="P3" draw:layer="layout" svg:width="3.565cm" svg:height="0.528cm" draw:transform="rotate (1.5707963267946) translate (10.951cm 13.33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0.133cm" svg:y1="10.099cm" svg:x2="10.933cm" svg:y2="10.099cm">
          <text:p/>
        </draw:line>
        <draw:line draw:style-name="gr81" draw:text-style-name="P3" draw:layer="layout" svg:x1="10.134cm" svg:y1="11.199cm" svg:x2="10.934cm" svg:y2="11.199cm">
          <text:p/>
        </draw:line>
        <draw:line draw:style-name="gr81" draw:text-style-name="P3" draw:layer="layout" svg:x1="10.134cm" svg:y1="12.943cm" svg:x2="10.934cm" svg:y2="12.943cm">
          <text:p/>
        </draw:line>
        <draw:line draw:style-name="gr81" draw:text-style-name="P3" draw:layer="layout" svg:x1="11.256cm" svg:y1="10.179cm" svg:x2="11.25cm" svg:y2="9.57cm">
          <text:p/>
        </draw:line>
        <draw:line draw:style-name="gr81" draw:text-style-name="P3" draw:layer="layout" svg:x1="11.479cm" svg:y1="11.493cm" svg:x2="12.279cm" svg:y2="11.493cm">
          <text:p/>
        </draw:line>
        <draw:line draw:style-name="gr81" draw:text-style-name="P3" draw:layer="layout" svg:x1="13.5cm" svg:y1="9.57cm" svg:x2="11.25cm" svg:y2="9.57cm">
          <text:p/>
        </draw:line>
        <draw:line draw:style-name="gr81" draw:text-style-name="P3" draw:layer="layout" svg:x1="13.5cm" svg:y1="9.57cm" svg:x2="13.5cm" svg:y2="10.57cm">
          <text:p/>
        </draw:line>
        <draw:line draw:style-name="gr81" draw:text-style-name="P3" draw:layer="layout" svg:x1="16.605cm" svg:y1="11.493cm" svg:x2="17.405cm" svg:y2="11.493cm">
          <text:p/>
        </draw:line>
        <draw:custom-shape draw:style-name="gr32" draw:text-style-name="P19" draw:layer="layout" svg:width="4.342cm" svg:height="3.104cm" svg:x="12.263cm" svg:y="9.959cm">
          <text:p text:style-name="P1"><text:span text:style-name="T10">Logic + Counter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6cm" svg:y="16.88cm">
            <text:p/>
          </draw:rect>
          <draw:frame draw:style-name="gr191" draw:text-style-name="P5" draw:layer="layout" svg:width="2.415cm" svg:height="0.725cm" svg:x="2.271cm" svg:y="16.748cm">
            <draw:text-box>
              <text:p text:style-name="P4"><text:span text:style-name="T3">cmd</text:span></text:p>
            </draw:text-box>
          </draw:frame>
        </draw:g>
        <draw:g>
          <draw:rect draw:style-name="gr3" draw:text-style-name="P3" draw:layer="layout" svg:width="0.5cm" svg:height="0.5cm" svg:x="21.871cm" svg:y="16.862cm">
            <text:p/>
          </draw:rect>
          <draw:frame draw:style-name="gr194" draw:text-style-name="P5" draw:layer="layout" svg:width="2.572cm" svg:height="0.725cm" svg:x="22.315cm" svg:y="16.73cm">
            <draw:text-box>
              <text:p text:style-name="P4"><text:span text:style-name="T3">rsp</text:span></text:p>
            </draw:text-box>
          </draw:frame>
        </draw:g>
        <draw:rect draw:style-name="gr42" draw:text-style-name="P3" draw:layer="layout" svg:width="5.242cm" svg:height="4.373cm" svg:x="-6.425cm" svg:y="21.442cm">
          <text:p/>
        </draw:rect>
        <draw:frame draw:style-name="gr190" draw:text-style-name="P32" draw:layer="layout" svg:width="5.531cm" svg:height="1.216cm" svg:x="-6.541cm" svg:y="20.394cm">
          <draw:text-box>
            <text:p text:style-name="P28"><text:span text:style-name="T19">AxiCrossbar</text:span></text:p>
          </draw:text-box>
        </draw:frame>
        <draw:custom-shape draw:style-name="gr100" draw:text-style-name="P3" draw:layer="layout" svg:width="1.755cm" svg:height="0.528cm" draw:transform="rotate (1.5707963267946) translate (5.708cm 18.449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5.098cm" svg:y1="17.104cm" svg:x2="5.7cm" svg:y2="17.104cm">
          <text:p/>
        </draw:line>
        <draw:line draw:style-name="gr81" draw:text-style-name="P3" draw:layer="layout" svg:x1="7.933cm" svg:y1="12.943cm" svg:x2="8.733cm" svg:y2="12.943cm">
          <text:p/>
        </draw:line>
        <draw:line draw:style-name="gr81" draw:text-style-name="P3" draw:layer="layout" svg:x1="21.261cm" svg:y1="18.069cm" svg:x2="21.852cm" svg:y2="18.069cm">
          <text:p/>
        </draw:line>
        <draw:line draw:style-name="gr81" draw:text-style-name="P3" draw:layer="layout" svg:x1="21.862cm" svg:y1="18.069cm" svg:x2="21.862cm" svg:y2="19.637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19cm" svg:y="17.14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19cm 18.23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062cm" svg:y="17.164cm">
              <draw:text-box>
                <text:p text:style-name="P4"><text:span text:style-name="T3">D</text:span></text:p>
              </draw:text-box>
            </draw:frame>
            <draw:frame draw:style-name="gr84" draw:text-style-name="P5" draw:layer="layout" svg:width="0.832cm" svg:height="0.725cm" svg:x="7.563cm" svg:y="17.165cm">
              <draw:text-box>
                <text:p text:style-name="P4"><text:span text:style-name="T3">Q</text:span></text:p>
              </draw:text-box>
            </draw:frame>
          </draw:g>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972cm" svg:y="17.19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272cm 18.28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2.815cm" svg:y="17.213cm">
              <draw:text-box>
                <text:p text:style-name="P4"><text:span text:style-name="T3">D</text:span></text:p>
              </draw:text-box>
            </draw:frame>
            <draw:frame draw:style-name="gr84" draw:text-style-name="P5" draw:layer="layout" svg:width="0.832cm" svg:height="0.725cm" svg:x="13.316cm" svg:y="17.214cm">
              <draw:text-box>
                <text:p text:style-name="P4"><text:span text:style-name="T3">Q</text:span></text:p>
              </draw:text-box>
            </draw:frame>
          </draw:g>
        </draw:g>
        <draw:line draw:style-name="gr81" draw:text-style-name="P3" draw:layer="layout" svg:x1="6.281cm" svg:y1="17.543cm" svg:x2="7.219cm" svg:y2="17.543cm">
          <text:p/>
        </draw:line>
        <draw:line draw:style-name="gr81" draw:text-style-name="P3" draw:layer="layout" svg:x1="8.219cm" svg:y1="17.531cm" svg:x2="12.972cm" svg:y2="17.53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8.724cm" svg:y="17.17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9.024cm 18.27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567cm" svg:y="17.201cm">
              <draw:text-box>
                <text:p text:style-name="P4"><text:span text:style-name="T3">D</text:span></text:p>
              </draw:text-box>
            </draw:frame>
            <draw:frame draw:style-name="gr84" draw:text-style-name="P5" draw:layer="layout" svg:width="0.832cm" svg:height="0.725cm" svg:x="19.068cm" svg:y="17.202cm">
              <draw:text-box>
                <text:p text:style-name="P4"><text:span text:style-name="T3">Q</text:span></text:p>
              </draw:text-box>
            </draw:frame>
          </draw:g>
        </draw:g>
        <draw:line draw:style-name="gr81" draw:text-style-name="P3" draw:layer="layout" svg:x1="13.972cm" svg:y1="17.565cm" svg:x2="18.725cm" svg:y2="17.565cm">
          <text:p/>
        </draw:line>
        <draw:custom-shape draw:style-name="gr32" draw:text-style-name="P19" draw:layer="layout" svg:width="3.226cm" svg:height="2.464cm" svg:x="14.802cm" svg:y="16.49cm">
          <text:p text:style-name="P1"><text:span text:style-name="T10">Add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9.724cm" svg:y1="17.576cm" svg:x2="20.65cm" svg:y2="17.576cm">
          <text:p/>
        </draw:line>
        <draw:custom-shape draw:style-name="gr100" draw:text-style-name="P3" draw:layer="layout" svg:width="1.755cm" svg:height="0.528cm" draw:transform="rotate (-1.57079632679579) translate (21.228cm 16.7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28cm" svg:y1="17.086cm" svg:x2="21.846cm" svg:y2="17.086cm">
          <text:p/>
        </draw:line>
        <draw:line draw:style-name="gr81" draw:text-style-name="P3" draw:layer="layout" svg:x1="5.083cm" svg:y1="19.714cm" svg:x2="21.862cm" svg:y2="19.637cm">
          <text:p/>
        </draw:line>
        <draw:line draw:style-name="gr81" draw:text-style-name="P3" draw:layer="layout" svg:x1="5.082cm" svg:y1="18.146cm" svg:x2="5.673cm" svg:y2="18.146cm">
          <text:p/>
        </draw:line>
        <draw:line draw:style-name="gr81" draw:text-style-name="P3" draw:layer="layout" svg:x1="5.083cm" svg:y1="18.146cm" svg:x2="5.083cm" svg:y2="19.714cm">
          <text:p/>
        </draw:line>
        <draw:custom-shape draw:style-name="gr32" draw:text-style-name="P19" draw:layer="layout" svg:width="3.226cm" svg:height="2.464cm" svg:x="8.876cm" svg:y="16.429cm">
          <text:p text:style-name="P1"><text:span text:style-name="T10">Mul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7" draw:text-style-name="P5" draw:layer="layout" svg:width="2.75cm" svg:height="0.725cm" svg:x="4.686cm" svg:y="16.023cm">
          <draw:text-box>
            <text:p text:style-name="P4"><text:span text:style-name="T3">Inserter</text:span></text:p>
          </draw:text-box>
        </draw:frame>
        <draw:frame draw:style-name="gr167" draw:text-style-name="P5" draw:layer="layout" svg:width="2.75cm" svg:height="0.725cm" svg:x="19.665cm" svg:y="16.005cm">
          <draw:text-box>
            <text:p text:style-name="P4"><text:span text:style-name="T3">Router</text:span></text:p>
          </draw:text-box>
        </draw:frame>
        <draw:rect draw:style-name="gr1" draw:text-style-name="P2" draw:layer="layout" svg:width="12.862cm" svg:height="1cm" svg:x="35.954cm" svg:y="3.399cm">
          <text:p text:style-name="P1"><text:span text:style-name="T2">AxiLite4WavePlayer</text:span></text:p>
        </draw:rect>
        <draw:rect draw:style-name="gr2" draw:text-style-name="P3" draw:layer="layout" svg:width="12.862cm" svg:height="4.166cm" svg:x="35.954cm" svg:y="4.399cm">
          <text:p/>
        </draw:rect>
        <draw:g>
          <draw:rect draw:style-name="gr3" draw:text-style-name="P3" draw:layer="layout" svg:width="0.5cm" svg:height="0.5cm" svg:x="35.654cm" svg:y="6.4cm">
            <text:p/>
          </draw:rect>
          <draw:frame draw:style-name="gr199" draw:text-style-name="P5" draw:layer="layout" svg:width="1.725cm" svg:height="0.725cm" svg:x="34.015cm" svg:y="6.268cm">
            <draw:text-box>
              <text:p text:style-name="P4"><text:span text:style-name="T3">axiLite</text:span></text:p>
            </draw:text-box>
          </draw:frame>
        </draw:g>
        <draw:g>
          <draw:rect draw:style-name="gr3" draw:text-style-name="P3" draw:layer="layout" svg:width="0.5cm" svg:height="0.5cm" svg:x="48.533cm" svg:y="6.263cm">
            <text:p/>
          </draw:rect>
          <draw:frame draw:style-name="gr192" draw:text-style-name="P5" draw:layer="layout" svg:width="2.153cm" svg:height="0.725cm" svg:x="48.977cm" svg:y="6.131cm">
            <draw:text-box>
              <text:p text:style-name="P4"><text:span text:style-name="T3">wave</text:span></text:p>
            </draw:text-box>
          </draw:frame>
        </draw:g>
        <draw:line draw:style-name="gr81" draw:text-style-name="P3" draw:layer="layout" svg:x1="36.083cm" svg:y1="6.649cm" svg:x2="48.533cm" svg:y2="6.524cm">
          <text:p/>
        </draw:line>
        <draw:custom-shape draw:style-name="gr32" draw:text-style-name="P19" draw:layer="layout" svg:width="2.66cm" svg:height="1.902cm" svg:x="37.369cm" svg:y="5.738cm">
          <text:p text:style-name="P1"><text:span text:style-name="T10">factory</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53cm" svg:height="2.539cm" svg:x="44.023cm" svg:y="5.296cm">
          <text:p text:style-name="P1"><text:span text:style-name="T10">wavePlay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2.824cm" svg:height="2.019cm" svg:x="40.602cm" svg:y="5.668cm">
          <text:p text:style-name="P1"><text:span text:style-name="T10">mapp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2.66cm" svg:height="1.902cm" svg:x="37.294cm" svg:y="15.963cm">
          <text:p text:style-name="P1"><text:span text:style-name="T10">pha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2.824cm" svg:height="2.019cm" svg:x="40.527cm" svg:y="15.893cm">
          <text:p text:style-name="P1"><text:span text:style-name="T10">samp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2.824cm" svg:height="2.019cm" svg:x="44.128cm" svg:y="15.893cm">
          <text:p text:style-name="P1"><text:span text:style-name="T10">filt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0" draw:text-style-name="P10" draw:layer="layout" svg:width="7.273cm" svg:height="2.999cm" svg:x="26.332cm" svg:y="4.202cm">
          <text:p text:style-name="P10">BusSlaveFactory which</text:p>
          <text:p text:style-name="P10">offer primitives to create</text:p>
          <text:p text:style-name="P10">a register bank from the </text:p>
          <text:p text:style-name="P10">AxiLite4 bus.</text:p>
          <draw:enhanced-geometry svg:viewBox="0 0 21600 21600" draw:mirror-horizontal="true" draw:type="line-callout-1" draw:modifiers="-11949.1888919439 15004.8 -739.400604894144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8.614cm" svg:height="2.999cm" svg:x="28.159cm" svg:y="9.271cm">
          <text:p text:style-name="P10">Part of the design which </text:p>
          <text:p text:style-name="P10">will use the factory primitives</text:p>
          <text:p text:style-name="P10">to create the wavePlayer </text:p>
          <text:p text:style-name="P10">register bank.</text:p>
          <draw:enhanced-geometry svg:viewBox="0 0 21600 21600" draw:mirror-horizontal="true" draw:type="line-callout-1" draw:modifiers="-11169.8200812536 -12182.4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8.614cm" svg:height="2.999cm" svg:x="37.854cm" svg:y="9.872cm">
          <text:p text:style-name="P10">Part of the design which </text:p>
          <text:p text:style-name="P10">will define a phase counter, </text:p>
          <text:p text:style-name="P10">a sinus ROM sampler </text:p>
          <text:p text:style-name="P10">and a first order filter</text:p>
          <draw:enhanced-geometry svg:viewBox="0 0 21600 21600" draw:mirror-horizontal="true" draw:type="line-callout-1" draw:modifiers="-1211.00406268137 -17640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7.902cm" svg:height="1.866cm" svg:x="26.58cm" svg:y="16.409cm">
          <text:p text:style-name="P10">Contains a programmable </text:p>
          <text:p text:style-name="P10">phase counter</text:p>
          <draw:enhanced-geometry svg:viewBox="0 0 21600 21600" draw:mirror-horizontal="true" draw:type="line-callout-1" draw:modifiers="-7592.66101480451 5668.98768077129 -677.818549917753 6409.426888055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8.614cm" svg:height="2.999cm" svg:x="27.852cm" svg:y="19.276cm">
          <text:p text:style-name="P10">Instanciate a ROM with </text:p>
          <text:p text:style-name="P10">a preloaded sinus wave. </text:p>
          <text:p text:style-name="P10">Read the rom by using </text:p>
          <text:p text:style-name="P10">the phase MSBs as address</text:p>
          <draw:enhanced-geometry svg:viewBox="0 0 21600 21600" draw:mirror-horizontal="true" draw:type="line-callout-1" draw:modifiers="-11169.8200812536 -12182.4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9.101cm" svg:height="1.031cm" svg:x="33.943cm" svg:y="22.699cm">
          <text:p text:style-name="P10">Programmable first order filter.</text:p>
          <text:p text:style-name="P10"/>
          <draw:enhanced-geometry svg:viewBox="0 0 21600 21600" draw:mirror-horizontal="true" draw:type="line-callout-1" draw:modifiers="-5712.06328279499 -96676.7441860465 -590.903098220171 11616.279069767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draw:rect draw:style-name="gr3" draw:text-style-name="P3" draw:layer="layout" svg:width="0.5cm" svg:height="0.5cm" svg:x="7.193cm" svg:y="26.299cm">
            <text:p/>
          </draw:rect>
          <draw:frame draw:style-name="gr4" draw:text-style-name="P5" draw:layer="layout" svg:width="2.246cm" svg:height="0.725cm" svg:x="5.033cm" svg:y="26.167cm">
            <draw:text-box>
              <text:p text:style-name="P4"><text:span text:style-name="T3">cmdA</text:span></text:p>
            </draw:text-box>
          </draw:frame>
        </draw:g>
        <draw:g>
          <draw:rect draw:style-name="gr3" draw:text-style-name="P3" draw:layer="layout" svg:width="0.5cm" svg:height="0.5cm" svg:x="7.193cm" svg:y="27.124cm">
            <text:p/>
          </draw:rect>
          <draw:frame draw:style-name="gr4" draw:text-style-name="P5" draw:layer="layout" svg:width="2.246cm" svg:height="0.725cm" svg:x="5.033cm" svg:y="26.992cm">
            <draw:text-box>
              <text:p text:style-name="P4"><text:span text:style-name="T3">cmdB</text:span></text:p>
            </draw:text-box>
          </draw:frame>
        </draw:g>
        <draw:rect draw:style-name="gr45" draw:text-style-name="P3" draw:layer="layout" svg:width="1.729cm" svg:height="0.768cm" draw:transform="rotate (1.5707963267946) translate (8.662cm 27.791cm)">
          <text:p text:style-name="P3">Join</text:p>
        </draw:rect>
        <draw:line draw:style-name="gr81" draw:text-style-name="P3" draw:layer="layout" svg:x1="7.693cm" svg:y1="26.544cm" svg:x2="8.661cm" svg:y2="26.544cm">
          <text:p/>
        </draw:line>
        <draw:path draw:style-name="gr93" draw:text-style-name="P33" draw:layer="layout" svg:width="1.597cm" svg:height="1.597cm" svg:x="11.762cm" svg:y="27.076cm" svg:viewBox="0 0 1598 1598" svg:d="M799 0c454 0 799 345 799 799s-345 799-799 799-799-345-799-799 345-799 799-799z">
          <text:p text:style-name="P13"><text:span text:style-name="T18">XOR</text:span></text:p>
        </draw:path>
        <draw:line draw:style-name="gr81" draw:text-style-name="P3" draw:layer="layout" svg:x1="7.693cm" svg:y1="27.364cm" svg:x2="8.669cm" svg:y2="27.364cm">
          <text:p/>
        </draw:line>
        <draw:g>
          <draw:rect draw:style-name="gr3" draw:text-style-name="P3" draw:layer="layout" svg:width="0.5cm" svg:height="0.5cm" svg:x="14.138cm" svg:y="27.626cm">
            <text:p/>
          </draw:rect>
          <draw:frame draw:style-name="gr12" draw:text-style-name="P5" draw:layer="layout" svg:width="1.941cm" svg:height="0.725cm" svg:x="14.582cm" svg:y="27.494cm">
            <draw:text-box>
              <text:p text:style-name="P4"><text:span text:style-name="T3">rspXor</text:span></text:p>
            </draw:text-box>
          </draw:frame>
        </draw:g>
        <draw:line draw:style-name="gr81" draw:text-style-name="P3" draw:layer="layout" svg:x1="13.36cm" svg:y1="27.875cm" svg:x2="14.138cm" svg:y2="27.875cm">
          <text:p/>
        </draw:line>
        <draw:line draw:style-name="gr81" draw:text-style-name="P3" draw:layer="layout" svg:x1="11.069cm" svg:y1="27.875cm" svg:x2="11.762cm" svg:y2="27.875cm">
          <text:p/>
        </draw:line>
        <draw:rect draw:style-name="gr45" draw:text-style-name="P3" draw:layer="layout" svg:width="2.687cm" svg:height="0.768cm" draw:transform="rotate (1.5707963267946) translate (10.262cm 28.252cm)">
          <text:p text:style-name="P3">Fork</text:p>
        </draw:rect>
        <draw:line draw:style-name="gr81" draw:text-style-name="P3" draw:layer="layout" svg:x1="9.465cm" svg:y1="26.932cm" svg:x2="10.243cm" svg:y2="26.932cm">
          <text:p/>
        </draw:line>
        <draw:path draw:style-name="gr93" draw:text-style-name="P33" draw:layer="layout" svg:width="1.597cm" svg:height="1.597cm" svg:x="11.733cm" svg:y="25.237cm" svg:viewBox="0 0 1598 1598" svg:d="M799 0c454 0 799 345 799 799s-345 799-799 799-799-345-799-799 345-799 799-799z">
          <text:p text:style-name="P13"><text:span text:style-name="T18">MUL</text:span></text:p>
        </draw:path>
        <draw:g>
          <draw:rect draw:style-name="gr3" draw:text-style-name="P3" draw:layer="layout" svg:width="0.5cm" svg:height="0.5cm" svg:x="14.109cm" svg:y="25.787cm">
            <text:p/>
          </draw:rect>
          <draw:frame draw:style-name="gr12" draw:text-style-name="P5" draw:layer="layout" svg:width="1.941cm" svg:height="0.725cm" svg:x="14.553cm" svg:y="25.655cm">
            <draw:text-box>
              <text:p text:style-name="P4"><text:span text:style-name="T3">rspMul</text:span></text:p>
            </draw:text-box>
          </draw:frame>
        </draw:g>
        <draw:line draw:style-name="gr81" draw:text-style-name="P3" draw:layer="layout" svg:x1="13.331cm" svg:y1="26.036cm" svg:x2="14.109cm" svg:y2="26.036cm">
          <text:p/>
        </draw:line>
        <draw:line draw:style-name="gr81" draw:text-style-name="P3" draw:layer="layout" svg:x1="11.04cm" svg:y1="26.036cm" svg:x2="11.733cm" svg:y2="26.036cm">
          <text:p/>
        </draw:line>
      </draw:page>
      <draw:page draw:name="page7" draw:style-name="dp1" draw:master-page-name="Standard">
        <draw:rect draw:style-name="gr2" draw:text-style-name="P3" draw:layer="layout" svg:width="4.052cm" svg:height="4.61cm" svg:x="12.662cm" svg:y="12.219cm">
          <text:p/>
        </draw:rect>
        <draw:rect draw:style-name="gr45" draw:text-style-name="P3" draw:layer="layout" svg:width="8.222cm" svg:height="1cm" svg:x="2.936cm" svg:y="18.155cm">
          <text:p text:style-name="P3">SIM (Iverilog, Modelsim, ..)</text:p>
        </draw:rect>
        <draw:line draw:style-name="gr201" draw:text-style-name="P3" draw:layer="layout" svg:x1="14.614cm" svg:y1="15.079cm" svg:x2="14.62cm" svg:y2="13.679cm">
          <text:p/>
        </draw:line>
        <draw:rect draw:style-name="gr1" draw:text-style-name="P2" draw:layer="layout" svg:width="4.052cm" svg:height="1cm" svg:x="12.662cm" svg:y="11.219cm">
          <text:p text:style-name="P1"><text:span text:style-name="T1">Simulator</text:span></text:p>
        </draw:rect>
        <draw:rect draw:style-name="gr2" draw:text-style-name="P3" draw:layer="layout" svg:width="4.91cm" svg:height="4.61cm" svg:x="6.09cm" svg:y="12.202cm">
          <text:p/>
        </draw:rect>
        <draw:rect draw:style-name="gr45" draw:text-style-name="P3" draw:layer="layout" svg:width="2.622cm" svg:height="1cm" svg:x="5.66cm" svg:y="22.941cm">
          <text:p text:style-name="P3">Cocotb </text:p>
        </draw:rect>
        <draw:line draw:style-name="gr201" draw:text-style-name="P3" draw:layer="layout" svg:x1="6.937cm" svg:y1="25.248cm" svg:x2="6.943cm" svg:y2="23.848cm">
          <text:p/>
        </draw:line>
        <draw:rect draw:style-name="gr1" draw:text-style-name="P2" draw:layer="layout" svg:width="4.875cm" svg:height="1cm" svg:x="6.108cm" svg:y="11.202cm">
          <text:p text:style-name="P1"><text:span text:style-name="T1">Cocotb</text:span></text:p>
        </draw:rect>
        <draw:rect draw:style-name="gr45" draw:text-style-name="P3" draw:layer="layout" svg:width="5.187cm" svg:height="1cm" svg:x="4.499cm" svg:y="20.562cm">
          <text:p text:style-name="P3">VPI interface (C)</text:p>
        </draw:rect>
        <draw:rect draw:style-name="gr45" draw:text-style-name="P3" draw:layer="layout" svg:width="5.649cm" svg:height="1cm" svg:x="4.164cm" svg:y="25.248cm">
          <text:p text:style-name="P3">Python testbench </text:p>
        </draw:rect>
        <draw:line draw:style-name="gr201" draw:text-style-name="P3" draw:layer="layout" svg:x1="6.983cm" svg:y1="22.941cm" svg:x2="6.989cm" svg:y2="21.541cm">
          <text:p/>
        </draw:line>
        <draw:line draw:style-name="gr201" draw:text-style-name="P3" draw:layer="layout" svg:x1="7.029cm" svg:y1="20.562cm" svg:x2="7.035cm" svg:y2="19.162cm">
          <text:p/>
        </draw:line>
        <draw:custom-shape draw:style-name="gr32" draw:text-style-name="P19" draw:layer="layout" svg:width="3.75cm" svg:height="2.25cm" svg:x="5.873cm" svg:y="39.107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2" draw:text-style-name="P3" draw:layer="layout" svg:x1="7.771cm" svg:y1="39.207cm" svg:x2="7.777cm" svg:y2="37.807cm">
          <text:p/>
        </draw:line>
        <draw:line draw:style-name="gr202" draw:text-style-name="P3" draw:layer="layout" svg:x1="11.756cm" svg:y1="39.153cm" svg:x2="11.762cm" svg:y2="37.753cm">
          <text:p/>
        </draw:line>
        <draw:line draw:style-name="gr202" draw:text-style-name="P3" draw:layer="layout" svg:x1="10.5cm" svg:y1="42cm" svg:x2="11.152cm" svg:y2="41.103cm">
          <text:p/>
        </draw:line>
        <draw:custom-shape draw:style-name="gr32" draw:text-style-name="P19" draw:layer="layout" svg:width="3.75cm" svg:height="2.25cm" svg:x="10.044cm" svg:y="39.053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5.558cm" svg:y="37.092cm">
          <text:p text:style-name="P3">Digital Hardware description</text:p>
        </draw:rect>
        <draw:line draw:style-name="gr202" draw:text-style-name="P3" draw:layer="layout" svg:x1="9.614cm" svg:y1="37.092cm" svg:x2="9.62cm" svg:y2="35.692cm">
          <text:p/>
        </draw:line>
        <draw:custom-shape draw:style-name="gr32" draw:text-style-name="P19" draw:layer="layout" svg:width="4.115cm" svg:height="2.116cm" svg:x="7.525cm" svg:y="33.829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7.187cm" svg:y="39.108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2.505cm" svg:height="1cm" svg:x="20.567cm" svg:y="42.062cm">
          <text:p text:style-name="P3">ASIC</text:p>
        </draw:rect>
        <draw:rect draw:style-name="gr45" draw:text-style-name="P3" draw:layer="layout" svg:width="2.505cm" svg:height="1cm" svg:x="23.592cm" svg:y="42.089cm">
          <text:p text:style-name="P3">FPGA</text:p>
        </draw:rect>
        <draw:line draw:style-name="gr202" draw:text-style-name="P3" draw:layer="layout" svg:x1="19.085cm" svg:y1="39.208cm" svg:x2="19.091cm" svg:y2="37.808cm">
          <text:p/>
        </draw:line>
        <draw:line draw:style-name="gr202" draw:text-style-name="P3" draw:layer="layout" svg:x1="23.07cm" svg:y1="39.154cm" svg:x2="23.076cm" svg:y2="37.754cm">
          <text:p/>
        </draw:line>
        <draw:line draw:style-name="gr202" draw:text-style-name="P3" draw:layer="layout" svg:x1="22.555cm" svg:y1="42.062cm" svg:x2="22.555cm" svg:y2="41.004cm">
          <text:p/>
        </draw:line>
        <draw:line draw:style-name="gr202" draw:text-style-name="P3" draw:layer="layout" svg:x1="23.997cm" svg:y1="42.062cm" svg:x2="23.997cm" svg:y2="41.004cm">
          <text:p/>
        </draw:line>
        <draw:custom-shape draw:style-name="gr32" draw:text-style-name="P19" draw:layer="layout" svg:width="3.75cm" svg:height="2.25cm" svg:x="21.358cm" svg:y="39.054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16.53cm" svg:y="36.946cm">
          <text:p text:style-name="P3">Digital Hardware description</text:p>
        </draw:rect>
        <draw:line draw:style-name="gr202" draw:text-style-name="P3" draw:layer="layout" svg:x1="20.857cm" svg:y1="36.946cm" svg:x2="20.863cm" svg:y2="35.546cm">
          <text:p/>
        </draw:line>
        <draw:line draw:style-name="gr202" draw:text-style-name="P3" draw:layer="layout" svg:x1="20.928cm" svg:y1="31.693cm" svg:x2="20.934cm" svg:y2="30.293cm">
          <text:p/>
        </draw:line>
        <draw:custom-shape draw:style-name="gr32" draw:text-style-name="P19" draw:layer="layout" svg:width="4.115cm" svg:height="2.116cm" svg:x="18.839cm" svg:y="28.43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985cm" svg:y="33.593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2" draw:text-style-name="P3" draw:layer="layout" svg:x1="20.883cm" svg:y1="33.693cm" svg:x2="20.889cm" svg:y2="32.293cm">
          <text:p/>
        </draw:line>
        <draw:rect draw:style-name="gr45" draw:text-style-name="P3" draw:layer="layout" svg:width="8.642cm" svg:height="1cm" svg:x="16.872cm" svg:y="31.693cm">
          <text:p text:style-name="P3">SpinalHDL description</text:p>
        </draw:rect>
        <draw:line draw:style-name="gr203" draw:text-style-name="P3" draw:layer="layout" svg:x1="41.863cm" svg:y1="39.746cm" svg:x2="41.869cm" svg:y2="38.346cm">
          <text:p/>
        </draw:line>
        <draw:line draw:style-name="gr203" draw:text-style-name="P3" draw:layer="layout" svg:x1="45.848cm" svg:y1="39.692cm" svg:x2="45.854cm" svg:y2="38.292cm">
          <text:p/>
        </draw:line>
        <draw:rect draw:style-name="gr45" draw:text-style-name="P3" draw:layer="layout" svg:width="8.642cm" svg:height="1cm" svg:x="39.308cm" svg:y="37.484cm">
          <text:p text:style-name="P3">Digital Hardware description</text:p>
        </draw:rect>
        <draw:line draw:style-name="gr202" draw:text-style-name="P3" draw:layer="layout" svg:x1="43.635cm" svg:y1="37.484cm" svg:x2="43.641cm" svg:y2="36.084cm">
          <text:p/>
        </draw:line>
        <draw:line draw:style-name="gr203" draw:text-style-name="P3" draw:layer="layout" svg:x1="43.706cm" svg:y1="32.231cm" svg:x2="43.712cm" svg:y2="30.831cm">
          <text:p/>
        </draw:line>
        <draw:custom-shape draw:style-name="gr32" draw:text-style-name="P19" draw:layer="layout" svg:width="3.75cm" svg:height="2.25cm" svg:x="41.763cm" svg:y="34.131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2" draw:text-style-name="P3" draw:layer="layout" svg:x1="43.661cm" svg:y1="34.231cm" svg:x2="43.667cm" svg:y2="32.831cm">
          <text:p/>
        </draw:line>
        <draw:rect draw:style-name="gr45" draw:text-style-name="P3" draw:layer="layout" svg:width="8.642cm" svg:height="1cm" svg:x="39.65cm" svg:y="32.231cm">
          <text:p text:style-name="P3">Alternative description</text:p>
        </draw:rect>
        <draw:rect draw:style-name="gr45" draw:text-style-name="P3" draw:layer="layout" svg:width="8.642cm" svg:height="1cm" svg:x="39.308cm" svg:y="37.484cm">
          <text:p text:style-name="P3">Digital Hardware description</text:p>
        </draw:rect>
        <draw:line draw:style-name="gr203" draw:text-style-name="P3" draw:layer="layout" svg:x1="31.184cm" svg:y1="36.883cm" svg:x2="31.19cm" svg:y2="35.483cm">
          <text:p/>
        </draw:line>
        <draw:line draw:style-name="gr203" draw:text-style-name="P3" draw:layer="layout" svg:x1="35.169cm" svg:y1="36.829cm" svg:x2="35.175cm" svg:y2="35.429cm">
          <text:p/>
        </draw:line>
        <draw:rect draw:style-name="gr45" draw:text-style-name="P3" draw:layer="layout" svg:width="8.642cm" svg:height="1cm" svg:x="28.629cm" svg:y="34.621cm">
          <text:p text:style-name="P3">Digital Hardware description</text:p>
        </draw:rect>
        <draw:line draw:style-name="gr203" draw:text-style-name="P3" draw:layer="layout" svg:x1="32.956cm" svg:y1="34.621cm" svg:x2="32.962cm" svg:y2="33.221cm">
          <text:p/>
        </draw:line>
        <draw:rect draw:style-name="gr45" draw:text-style-name="P3" draw:layer="layout" svg:width="8.642cm" svg:height="1cm" svg:x="28.629cm" svg:y="34.621cm">
          <text:p text:style-name="P3">Digital Hardware description</text:p>
        </draw:rect>
        <draw:custom-shape draw:style-name="gr46" draw:text-style-name="P3" draw:layer="layout" svg:width="1.103cm" svg:height="1.031cm" svg:x="8.872cm" svg:y="42.241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8.301cm" svg:y1="42.453cm" svg:x2="8.872cm" svg:y2="42.475cm" svg:d="M8301 42453h549v22h22">
          <text:p/>
        </draw:connector>
        <draw:line draw:style-name="gr81" draw:text-style-name="P3" draw:layer="layout" svg:x1="9.975cm" svg:y1="42.787cm" svg:x2="10.541cm" svg:y2="42.787cm">
          <text:p/>
        </draw:line>
        <draw:connector draw:style-name="gr8" draw:text-style-name="P3" draw:layer="layout" svg:x1="8.302cm" svg:y1="43.053cm" svg:x2="8.873cm" svg:y2="43.075cm" svg:d="M8302 43053h549v22h22">
          <text:p/>
        </draw:connector>
        <draw:path draw:style-name="gr57" draw:text-style-name="P3" draw:layer="layout" svg:width="1.079cm" svg:height="1.03cm" svg:x="10.409cm" svg:y="42.499cm" svg:viewBox="0 0 1080 1031" svg:d="M540 0c270 0 540 257 540 515s-270 516-540 516c-180 0-360 0-540 0 99-169 213-214 213-516-10-303-134-327-213-515 180 0 360 0 540 0z">
          <text:p/>
        </draw:path>
        <draw:connector draw:style-name="gr8" draw:text-style-name="P3" draw:layer="layout" svg:x1="9.975cm" svg:y1="43.272cm" svg:x2="10.546cm" svg:y2="43.294cm" svg:d="M9975 43272h549v22h22">
          <text:p/>
        </draw:connector>
        <draw:connector draw:style-name="gr8" draw:text-style-name="P3" draw:layer="layout" svg:x1="11.489cm" svg:y1="43.014cm" svg:x2="12.06cm" svg:y2="43.036cm" svg:d="M11489 43014h549v22h22">
          <text:p/>
        </draw:connector>
        <draw:rect draw:style-name="gr45" draw:text-style-name="P3" draw:layer="layout" svg:width="1.795cm" svg:height="1.895cm" svg:x="13.203cm" svg:y="42.126cm">
          <text:p text:style-name="P3">LUT</text:p>
        </draw:rect>
        <draw:connector draw:style-name="gr8" draw:text-style-name="P3" draw:layer="layout" svg:x1="12.632cm" svg:y1="42.278cm" svg:x2="13.203cm" svg:y2="42.3cm" svg:d="M12632 42278h549v22h22">
          <text:p/>
        </draw:connector>
        <draw:connector draw:style-name="gr8" draw:text-style-name="P3" draw:layer="layout" svg:x1="12.632cm" svg:y1="42.756cm" svg:x2="13.203cm" svg:y2="42.778cm" svg:d="M12632 42756h549v22h22">
          <text:p/>
        </draw:connector>
        <draw:connector draw:style-name="gr8" draw:text-style-name="P3" draw:layer="layout" svg:x1="12.632cm" svg:y1="43.278cm" svg:x2="13.203cm" svg:y2="43.3cm" svg:d="M12632 43278h549v22h22">
          <text:p/>
        </draw:connector>
        <draw:connector draw:style-name="gr8" draw:text-style-name="P3" draw:layer="layout" svg:x1="12.632cm" svg:y1="43.778cm" svg:x2="13.203cm" svg:y2="43.8cm" svg:d="M12632 43778h549v22h22">
          <text:p/>
        </draw:connector>
        <draw:connector draw:style-name="gr8" draw:text-style-name="P3" draw:layer="layout" svg:x1="14.998cm" svg:y1="43.031cm" svg:x2="15.569cm" svg:y2="43.053cm" svg:d="M14998 43031h549v22h22">
          <text:p/>
        </draw:connector>
        <draw:line draw:style-name="gr204" draw:text-style-name="P3" draw:layer="layout" svg:x1="12.294cm" svg:y1="41.155cm" svg:x2="13cm" svg:y2="4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2cm" svg:y="17.14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2cm 18.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063cm" svg:y="17.165cm">
              <draw:text-box>
                <text:p text:style-name="P4"><text:span text:style-name="T3">D</text:span></text:p>
              </draw:text-box>
            </draw:frame>
            <draw:frame draw:style-name="gr84" draw:text-style-name="P5" draw:layer="layout" svg:width="0.832cm" svg:height="0.725cm" svg:x="7.564cm" svg:y="17.166cm">
              <draw:text-box>
                <text:p text:style-name="P4"><text:span text:style-name="T3">Q</text:span></text:p>
              </draw:text-box>
            </draw:frame>
          </draw:g>
        </draw:g>
        <draw:custom-shape draw:style-name="gr32" draw:text-style-name="P19" draw:layer="layout" svg:width="3.75cm" svg:height="2.25cm" svg:x="6.105cm" svg:y="52.307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2" draw:text-style-name="P3" draw:layer="layout" svg:x1="8.003cm" svg:y1="52.407cm" svg:x2="8.009cm" svg:y2="51.007cm">
          <text:p/>
        </draw:line>
        <draw:line draw:style-name="gr202" draw:text-style-name="P3" draw:layer="layout" svg:x1="11.988cm" svg:y1="52.353cm" svg:x2="11.994cm" svg:y2="50.953cm">
          <text:p/>
        </draw:line>
        <draw:custom-shape draw:style-name="gr32" draw:text-style-name="P19" draw:layer="layout" svg:width="3.75cm" svg:height="2.25cm" svg:x="10.276cm" svg:y="52.253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5.79cm" svg:y="50.292cm">
          <text:p text:style-name="P3">Digital Hardware description</text:p>
        </draw:rect>
        <draw:line draw:style-name="gr202" draw:text-style-name="P3" draw:layer="layout" svg:x1="9.846cm" svg:y1="50.292cm" svg:x2="9.852cm" svg:y2="48.892cm">
          <text:p/>
        </draw:line>
        <draw:custom-shape draw:style-name="gr32" draw:text-style-name="P19" draw:layer="layout" svg:width="4.115cm" svg:height="2.116cm" svg:x="7.757cm" svg:y="47.029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5" draw:text-style-name="P34" draw:layer="layout" svg:width="2.128cm" svg:height="2.128cm" svg:x="16.562cm" svg:y="48.937cm">
          <text:p text:style-name="P3"><text:span text:style-name="T20">!</text:span></text:p>
          <text:p text:style-name="P3"><text:span text:style-name="T21"/></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45" draw:text-style-name="P3" draw:layer="layout" svg:width="2.117cm" svg:height="1cm" svg:x="21.851cm" svg:y="16.229cm">
          <text:p text:style-name="P3">Scala</text:p>
        </draw:rect>
        <draw:rect draw:style-name="gr45" draw:text-style-name="P3" draw:layer="layout" svg:width="8.1cm" svg:height="1.13cm" svg:x="18.817cm" svg:y="21.003cm">
          <text:p text:style-name="P3">Compiled C++ RTL model </text:p>
        </draw:rect>
        <draw:line draw:style-name="gr202" draw:text-style-name="P3" draw:layer="layout" svg:x1="22.888cm" svg:y1="18.636cm" svg:x2="22.894cm" svg:y2="17.236cm">
          <text:p/>
        </draw:line>
        <draw:rect draw:style-name="gr45" draw:text-style-name="P3" draw:layer="layout" svg:width="1.6cm" svg:height="1cm" svg:x="22.1cm" svg:y="18.662cm">
          <text:p text:style-name="P3">JNI</text:p>
        </draw:rect>
        <draw:line draw:style-name="gr202" draw:text-style-name="P3" draw:layer="layout" svg:x1="22.897cm" svg:y1="21.062cm" svg:x2="22.903cm" svg:y2="19.662cm">
          <text:p/>
        </draw:line>
        <draw:rect draw:style-name="gr45" draw:text-style-name="P3" draw:layer="layout" svg:width="6.134cm" svg:height="1cm" svg:x="30.916cm" svg:y="18.026cm">
          <text:p text:style-name="P3">Update sensitivities</text:p>
        </draw:rect>
        <draw:line draw:style-name="gr202" draw:text-style-name="P3" draw:layer="layout" svg:x1="34.005cm" svg:y1="20.433cm" svg:x2="34.011cm" svg:y2="19.033cm">
          <text:p/>
        </draw:line>
        <draw:rect draw:style-name="gr45" draw:text-style-name="P3" draw:layer="layout" svg:width="6.134cm" svg:height="1cm" svg:x="30.883cm" svg:y="20.409cm">
          <text:p text:style-name="P3">Run</text:p>
        </draw:rect>
      </draw:page>
      <draw:page draw:name="page8" draw:style-name="dp1" draw:master-page-name="Standard">
        <draw:custom-shape draw:name="Rectangle 1" draw:style-name="gr206" draw:text-style-name="P36" draw:layer="layout" svg:width="14.236cm" svg:height="7.881cm" svg:x="3.297cm" svg:y="29.31cm">
          <text:list text:style-name="L2">
            <text:list-header>
              <text:p text:style-name="P35"><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207" draw:text-style-name="P37" draw:layer="layout" svg:width="1.645cm" svg:height="0.599cm" svg:x="18.464cm" svg:y="32.92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08" draw:text-style-name="P27" draw:layer="layout" svg:width="1cm" svg:height="1.747cm" svg:x="24.463cm" svg:y="31.927cm">
              <text:p/>
            </draw:rect>
            <draw:custom-shape draw:style-name="gr209" draw:text-style-name="P38" draw:layer="layout" svg:width="0.3cm" svg:height="0.3cm" draw:transform="rotate (-1.57079632679579) translate (24.763cm 33.1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10" draw:text-style-name="P40" draw:layer="layout" svg:width="0.807cm" svg:height="0.758cm" svg:x="24.306cm" svg:y="31.932cm">
            <draw:text-box>
              <text:p text:style-name="P39"><text:span text:style-name="T27">D</text:span></text:p>
            </draw:text-box>
          </draw:frame>
          <draw:frame draw:style-name="gr211" draw:text-style-name="P40" draw:layer="layout" svg:width="0.832cm" svg:height="0.758cm" svg:x="24.807cm" svg:y="31.933cm">
            <draw:text-box>
              <text:p text:style-name="P39"><text:span text:style-name="T27">Q</text:span></text:p>
            </draw:text-box>
          </draw:frame>
        </draw:g>
        <draw:frame draw:style-name="gr212" draw:text-style-name="P40" draw:layer="layout" svg:width="2.64cm" svg:height="0.725cm" svg:x="23.661cm" svg:y="31.201cm">
          <draw:text-box>
            <text:p text:style-name="P39"><text:span text:style-name="T27">myRegister</text:span></text:p>
          </draw:text-box>
        </draw:frame>
        <draw:frame draw:style-name="gr213" draw:text-style-name="P40" draw:layer="layout" svg:width="1.281cm" svg:height="0.725cm" svg:x="23.182cm" svg:y="32.948cm">
          <draw:text-box>
            <text:p text:style-name="P39"><text:span text:style-name="T27">clk</text:span></text:p>
          </draw:text-box>
        </draw:frame>
        <draw:line draw:style-name="gr214" draw:text-style-name="P27" draw:layer="layout" svg:x1="24.182cm" svg:y1="33.295cm" svg:x2="24.463cm" svg:y2="33.295cm">
          <text:p/>
        </draw:line>
        <draw:frame draw:style-name="gr215" draw:text-style-name="P40" draw:layer="layout" svg:width="2.242cm" svg:height="0.725cm" svg:x="24.915cm" svg:y="28.322cm">
          <draw:text-box>
            <text:p text:style-name="P39"><text:span text:style-name="T27">mySignal</text:span></text:p>
          </draw:text-box>
        </draw:frame>
        <draw:connector draw:style-name="gr216" draw:text-style-name="P27" draw:layer="layout" svg:x1="23.558cm" svg:y1="31.481cm" svg:x2="24.463cm" svg:y2="32.302cm" draw:start-shape="id154" draw:start-glue-point="2" svg:d="M23558 31481v681h905v140">
          <text:p/>
        </draw:connector>
        <draw:path draw:style-name="gr217" draw:text-style-name="P38" xml:id="id154" draw:id="id154" draw:layer="layout" svg:width="0.749cm" svg:height="0.749cm" svg:x="23.183cm" svg:y="30.731cm" svg:viewBox="0 0 750 750" svg:d="M375 0c213 0 375 162 375 375s-162 375-375 375-375-162-375-375 162-375 375-375z">
          <text:p text:style-name="P41"><text:span text:style-name="T28">+</text:span></text:p>
        </draw:path>
        <draw:connector draw:style-name="gr218" draw:text-style-name="P27" draw:layer="layout" svg:x1="23.933cm" svg:y1="31.106cm" svg:x2="26.221cm" svg:y2="31.096cm" draw:start-shape="id154" draw:start-glue-point="1" svg:d="M23933 31106h1414v-10h874">
          <text:p/>
        </draw:connector>
        <draw:connector draw:style-name="gr219" draw:text-style-name="P27" draw:layer="layout" svg:x1="26.221cm" svg:y1="32.346cm" svg:x2="26.221cm" svg:y2="31.097cm" svg:d="M26221 32346v-1249">
          <text:p/>
        </draw:connector>
        <draw:line draw:style-name="gr220" draw:text-style-name="P27" draw:layer="layout" svg:x1="25.463cm" svg:y1="32.346cm" svg:x2="26.221cm" svg:y2="32.346cm">
          <text:p/>
        </draw:line>
        <draw:connector draw:style-name="gr221" draw:text-style-name="P27" draw:layer="layout" svg:x1="22.716cm" svg:y1="31.105cm" svg:x2="23.183cm" svg:y2="31.108cm" svg:d="M22716 31105h234v3h233">
          <text:p/>
        </draw:connector>
        <draw:frame draw:style-name="gr222" draw:text-style-name="P40" draw:layer="layout" svg:width="1.281cm" svg:height="0.725cm" svg:x="21.862cm" svg:y="30.73cm">
          <draw:text-box>
            <text:p text:style-name="P39"><text:span text:style-name="T27">1</text:span></text:p>
          </draw:text-box>
        </draw:frame>
        <draw:frame draw:style-name="gr223" draw:text-style-name="P40" draw:layer="layout" svg:width="4.617cm" svg:height="0.725cm" svg:x="22.58cm" svg:y="34.488cm">
          <draw:text-box>
            <text:p text:style-name="P39"><text:span text:style-name="T27">myRegisterWithReset</text:span></text:p>
          </draw:text-box>
        </draw:frame>
        <draw:path draw:style-name="gr224" draw:text-style-name="P38" draw:layer="layout" svg:width="0.749cm" svg:height="0.749cm" svg:x="22.149cm" svg:y="34.063cm" svg:viewBox="0 0 750 750" svg:d="M375 0c213 0 375 162 375 375s-162 375-375 375-375-162-375-375 162-375 375-375z">
          <text:p text:style-name="P41"><text:span text:style-name="T28">+</text:span></text:p>
        </draw:path>
        <draw:line draw:style-name="gr225" draw:text-style-name="P27" draw:layer="layout" svg:x1="25.37cm" svg:y1="35.575cm" svg:x2="27.197cm" svg:y2="35.575cm">
          <text:p/>
        </draw:line>
        <draw:connector draw:style-name="gr226" draw:text-style-name="P27" draw:layer="layout" svg:x1="21.722cm" svg:y1="34.377cm" svg:x2="22.189cm" svg:y2="34.38cm" svg:d="M21722 34377h234v3h233">
          <text:p/>
        </draw:connector>
        <draw:frame draw:style-name="gr227" draw:text-style-name="P40" draw:layer="layout" svg:width="1.281cm" svg:height="0.725cm" svg:x="20.868cm" svg:y="34.002cm">
          <draw:text-box>
            <text:p text:style-name="P39"><text:span text:style-name="T27">1</text:span></text:p>
          </draw:text-box>
        </draw:frame>
        <draw:line draw:style-name="gr228" draw:text-style-name="P27" draw:layer="layout" svg:x1="26.017cm" svg:y1="35.775cm" svg:x2="26.198cm" svg:y2="35.414cm">
          <text:p/>
        </draw:line>
        <draw:frame draw:style-name="gr229" draw:text-style-name="P40" draw:layer="layout" svg:width="1.281cm" svg:height="0.725cm" svg:x="25.427cm" svg:y="35.689cm">
          <draw:text-box>
            <text:p text:style-name="P39"><text:span text:style-name="T27">4</text:span></text:p>
          </draw:text-box>
        </draw:frame>
        <draw:line draw:style-name="gr230" draw:text-style-name="P27" draw:layer="layout" svg:x1="25.803cm" svg:y1="32.511cm" svg:x2="25.984cm" svg:y2="32.15cm">
          <text:p/>
        </draw:line>
        <draw:frame draw:style-name="gr231" draw:text-style-name="P40" draw:layer="layout" svg:width="1.281cm" svg:height="0.725cm" svg:x="25.213cm" svg:y="32.425cm">
          <draw:text-box>
            <text:p text:style-name="P39"><text:span text:style-name="T27">4</text:span></text:p>
          </draw:text-box>
        </draw:frame>
        <draw:frame draw:style-name="gr232" draw:text-style-name="P40" draw:layer="layout" svg:width="0.786cm" svg:height="0.725cm" svg:x="24.297cm" svg:y="32.452cm">
          <draw:text-box>
            <text:p text:style-name="P39"><text:span text:style-name="T27">E</text:span></text:p>
          </draw:text-box>
        </draw:frame>
        <draw:frame draw:style-name="gr233" draw:text-style-name="P40" draw:layer="layout" svg:width="1.425cm" svg:height="0.725cm" svg:x="22.901cm" svg:y="32.452cm">
          <draw:text-box>
            <text:p text:style-name="P39"><text:span text:style-name="T27">cond</text:span></text:p>
          </draw:text-box>
        </draw:frame>
        <draw:line draw:style-name="gr234" draw:text-style-name="P27" draw:layer="layout" svg:x1="24.173cm" svg:y1="32.799cm" svg:x2="24.454cm" svg:y2="32.799cm">
          <text:p/>
        </draw:line>
        <draw:line draw:style-name="gr235" draw:text-style-name="P27" draw:layer="layout" svg:x1="27.197cm" svg:y1="34.489cm" svg:x2="27.198cm" svg:y2="35.575cm">
          <text:p/>
        </draw:line>
        <draw:line draw:style-name="gr236" draw:text-style-name="P27" draw:layer="layout" svg:x1="27.198cm" svg:y1="34.489cm" svg:x2="22.899cm" svg:y2="34.438cm">
          <text:p/>
        </draw:line>
        <draw:g>
          <draw:g>
            <draw:rect draw:style-name="gr237" draw:text-style-name="P27" draw:layer="layout" svg:width="1cm" svg:height="1.989cm" svg:x="24.34cm" svg:y="35.274cm">
              <text:p/>
            </draw:rect>
            <draw:custom-shape draw:style-name="gr238" draw:text-style-name="P38" draw:layer="layout" svg:width="0.3cm" svg:height="0.3cm" draw:transform="rotate (-1.57079632679579) translate (24.64cm 36.47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39" draw:text-style-name="P40" draw:layer="layout" svg:width="0.919cm" svg:height="0.825cm" svg:x="24.183cm" svg:y="35.246cm">
            <draw:text-box>
              <text:p text:style-name="P39"><text:span text:style-name="T27">D</text:span></text:p>
            </draw:text-box>
          </draw:frame>
          <draw:frame draw:style-name="gr240" draw:text-style-name="P40" draw:layer="layout" svg:width="0.947cm" svg:height="0.826cm" svg:x="24.684cm" svg:y="35.247cm">
            <draw:text-box>
              <text:p text:style-name="P39"><text:span text:style-name="T27">Q</text:span></text:p>
            </draw:text-box>
          </draw:frame>
        </draw:g>
        <draw:frame draw:style-name="gr241" draw:text-style-name="P40" draw:layer="layout" svg:width="1.281cm" svg:height="0.725cm" svg:x="23.059cm" svg:y="36.295cm">
          <draw:text-box>
            <text:p text:style-name="P39"><text:span text:style-name="T27">clk</text:span></text:p>
          </draw:text-box>
        </draw:frame>
        <draw:line draw:style-name="gr242" draw:text-style-name="P27" draw:layer="layout" svg:x1="24.059cm" svg:y1="36.642cm" svg:x2="24.34cm" svg:y2="36.642cm">
          <text:p/>
        </draw:line>
        <draw:frame draw:style-name="gr243" draw:text-style-name="P40" draw:layer="layout" svg:width="0.786cm" svg:height="0.725cm" svg:x="24.174cm" svg:y="35.799cm">
          <draw:text-box>
            <text:p text:style-name="P39"><text:span text:style-name="T27">E</text:span></text:p>
          </draw:text-box>
        </draw:frame>
        <draw:frame draw:style-name="gr244" draw:text-style-name="P40" draw:layer="layout" svg:width="1.425cm" svg:height="0.725cm" svg:x="22.778cm" svg:y="35.799cm">
          <draw:text-box>
            <text:p text:style-name="P39"><text:span text:style-name="T27">cond</text:span></text:p>
          </draw:text-box>
        </draw:frame>
        <draw:line draw:style-name="gr245" draw:text-style-name="P27" draw:layer="layout" svg:x1="24.05cm" svg:y1="36.146cm" svg:x2="24.331cm" svg:y2="36.146cm">
          <text:p/>
        </draw:line>
        <draw:line draw:style-name="gr246" draw:text-style-name="P27" draw:layer="layout" svg:x1="24.34cm" svg:y1="35.647cm" svg:x2="22.521cm" svg:y2="35.647cm">
          <text:p/>
        </draw:line>
        <draw:line draw:style-name="gr247" draw:text-style-name="P27" draw:layer="layout" svg:x1="22.524cm" svg:y1="34.813cm" svg:x2="22.522cm" svg:y2="35.647cm">
          <text:p/>
        </draw:line>
        <draw:custom-shape draw:style-name="gr248" draw:text-style-name="P27" draw:layer="layout" svg:width="1.443cm" svg:height="0.421cm" draw:transform="rotate (1.5707963267946) translate (24.237cm 29.4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49" draw:text-style-name="P27" draw:layer="layout" svg:x1="24.458cm" svg:y1="29.681cm" svg:x2="24.458cm" svg:y2="29.226cm">
          <text:p/>
        </draw:line>
        <draw:line draw:style-name="gr250" draw:text-style-name="P27" draw:layer="layout" svg:x1="24.658cm" svg:y1="28.723cm" svg:x2="25.015cm" svg:y2="28.723cm">
          <text:p/>
        </draw:line>
        <draw:line draw:style-name="gr251" draw:text-style-name="P27" draw:layer="layout" svg:x1="23.663cm" svg:y1="28.366cm" svg:x2="24.227cm" svg:y2="28.366cm">
          <text:p/>
        </draw:line>
        <draw:line draw:style-name="gr252" draw:text-style-name="P27" draw:layer="layout" svg:x1="23.673cm" svg:y1="29.042cm" svg:x2="24.237cm" svg:y2="29.042cm">
          <text:p/>
        </draw:line>
        <draw:frame draw:style-name="gr253" draw:text-style-name="P40" draw:layer="layout" svg:width="1.425cm" svg:height="0.725cm" svg:x="22.374cm" svg:y="28.678cm">
          <draw:text-box>
            <text:p text:style-name="P39"><text:span text:style-name="T27">True</text:span></text:p>
          </draw:text-box>
        </draw:frame>
        <draw:frame draw:style-name="gr254" draw:text-style-name="P40" draw:layer="layout" svg:width="1.539cm" svg:height="0.725cm" svg:x="22.318cm" svg:y="27.979cm">
          <draw:text-box>
            <text:p text:style-name="P39"><text:span text:style-name="T27">False</text:span></text:p>
          </draw:text-box>
        </draw:frame>
        <draw:frame draw:style-name="gr255" draw:text-style-name="P40" draw:layer="layout" svg:width="1.425cm" svg:height="0.725cm" svg:x="23.714cm" svg:y="29.687cm">
          <draw:text-box>
            <text:p text:style-name="P39"><text:span text:style-name="T27">cond</text:span></text:p>
          </draw:text-box>
        </draw:frame>
        <draw:frame draw:style-name="gr256" draw:text-style-name="P40" draw:layer="layout" svg:width="1.349cm" svg:height="0.725cm" svg:x="24.154cm" svg:y="36.639cm">
          <draw:text-box>
            <text:p text:style-name="P39"><text:span text:style-name="T27">CLR</text:span></text:p>
          </draw:text-box>
        </draw:frame>
        <draw:line draw:style-name="gr257" draw:text-style-name="P27" draw:layer="layout" svg:x1="24.798cm" svg:y1="37.263cm" svg:x2="24.798cm" svg:y2="37.792cm">
          <text:p/>
        </draw:line>
        <draw:g>
          <draw:rect draw:style-name="gr258" draw:text-style-name="P27" draw:layer="layout" svg:width="0.5cm" svg:height="0.5cm" svg:x="24.05cm" svg:y="37.574cm">
            <text:p/>
          </draw:rect>
          <draw:frame draw:style-name="gr259" draw:text-style-name="P40" draw:layer="layout" svg:width="2.437cm" svg:height="0.758cm" svg:x="21.699cm" svg:y="37.425cm">
            <draw:text-box>
              <text:p text:style-name="P39"><text:span text:style-name="T27">reset</text:span></text:p>
            </draw:text-box>
          </draw:frame>
        </draw:g>
        <draw:line draw:style-name="gr260" draw:text-style-name="P27" draw:layer="layout" svg:x1="24.55cm" svg:y1="37.789cm" svg:x2="24.798cm" svg:y2="37.793cm">
          <text:p/>
        </draw:line>
        <draw:g>
          <draw:frame draw:style-name="gr261" draw:text-style-name="P42" draw:layer="layout" svg:width="7.788cm" svg:height="1.055cm" svg:x="11.453cm" svg:y="27.242cm">
            <draw:text-box>
              <text:p text:style-name="P4"><text:span text:style-name="T29">RTL dedicated syntax</text:span></text:p>
            </draw:text-box>
          </draw:frame>
        </draw:g>
        <draw:rect draw:style-name="gr262" draw:text-style-name="P3" draw:layer="layout" svg:width="25.832cm" svg:height="12.27cm" svg:x="2.626cm" svg:y="26.679cm">
          <text:p/>
        </draw:rect>
        <draw:g>
          <draw:frame draw:style-name="gr115" draw:text-style-name="P5" draw:layer="layout" svg:width="2.979cm" svg:height="0.725cm" svg:x="5.987cm" svg:y="52.244cm">
            <draw:text-box>
              <text:p text:style-name="P4"><text:span text:style-name="T3">addresses(0)</text:span></text:p>
            </draw:text-box>
          </draw:frame>
        </draw:g>
        <draw:frame draw:style-name="gr115" draw:text-style-name="P5" draw:layer="layout" svg:width="2.979cm" svg:height="0.725cm" svg:x="5.987cm" svg:y="54.594cm">
          <draw:text-box>
            <text:p text:style-name="P4"><text:span text:style-name="T3">addresses(2)</text:span></text:p>
          </draw:text-box>
        </draw:frame>
        <draw:frame draw:style-name="gr116" draw:text-style-name="P5" draw:layer="layout" svg:width="3.046cm" svg:height="0.725cm" svg:x="5.906cm" svg:y="55.77cm">
          <draw:text-box>
            <text:p text:style-name="P4"><text:span text:style-name="T3">addresses(N)</text:span></text:p>
          </draw:text-box>
        </draw:frame>
        <draw:path draw:style-name="gr82" draw:text-style-name="P13" draw:layer="layout" svg:width="0.199cm" svg:height="0.199cm" svg:x="7.627cm" svg:y="55.219cm" svg:viewBox="0 0 200 200" svg:d="M100 0c57 0 100 43 100 100s-43 100-100 100-100-43-100-100 43-100 100-100z">
          <text:p/>
        </draw:path>
        <draw:path draw:style-name="gr82" draw:text-style-name="P13" draw:layer="layout" svg:width="0.199cm" svg:height="0.199cm" svg:x="7.627cm" svg:y="55.619cm" svg:viewBox="0 0 200 200" svg:d="M100 0c57 0 100 43 100 100s-43 100-100 100-100-43-100-100 43-100 100-100z">
          <text:p/>
        </draw:path>
        <draw:frame draw:style-name="gr115" draw:text-style-name="P5" draw:layer="layout" svg:width="2.979cm" svg:height="0.725cm" svg:x="5.981cm" svg:y="53.368cm">
          <draw:text-box>
            <text:p text:style-name="P4"><text:span text:style-name="T3">addresses(1)</text:span></text:p>
          </draw:text-box>
        </draw:frame>
        <draw:line draw:style-name="gr81" draw:text-style-name="P3" draw:layer="layout" svg:x1="8.773cm" svg:y1="53.747cm" svg:x2="9.766cm" svg:y2="53.747cm">
          <text:p/>
        </draw:line>
        <draw:path draw:style-name="gr93" draw:text-style-name="P43" draw:layer="layout" svg:width="0.749cm" svg:height="0.749cm" svg:x="9.742cm" svg:y="53.584cm" svg:viewBox="0 0 750 750" svg:d="M375 0c213 0 375 162 375 375s-162 375-375 375-375-162-375-375 162-375 375-375z">
          <text:p text:style-name="P13"><text:span text:style-name="T30">=</text:span></text:p>
        </draw:path>
        <draw:g>
          <draw:frame draw:style-name="gr117" draw:text-style-name="P5" draw:layer="layout" svg:width="1.211cm" svg:height="0.725cm" svg:x="8.525cm" svg:y="52.569cm">
            <draw:text-box>
              <text:p text:style-name="P4"><text:span text:style-name="T3">key</text:span></text:p>
            </draw:text-box>
          </draw:frame>
        </draw:g>
        <draw:line draw:style-name="gr81" draw:text-style-name="P3" draw:layer="layout" svg:x1="8.773cm" svg:y1="54.941cm" svg:x2="9.766cm" svg:y2="54.941cm">
          <text:p/>
        </draw:line>
        <draw:path draw:style-name="gr93" draw:text-style-name="P43" draw:layer="layout" svg:width="0.749cm" svg:height="0.749cm" svg:x="9.742cm" svg:y="54.778cm" svg:viewBox="0 0 750 750" svg:d="M375 0c213 0 375 162 375 375s-162 375-375 375-375-162-375-375 162-375 375-375z">
          <text:p text:style-name="P13"><text:span text:style-name="T30">=</text:span></text:p>
        </draw:path>
        <draw:line draw:style-name="gr81" draw:text-style-name="P3" draw:layer="layout" svg:x1="8.766cm" svg:y1="52.581cm" svg:x2="9.759cm" svg:y2="52.581cm">
          <text:p/>
        </draw:line>
        <draw:path draw:style-name="gr93" draw:text-style-name="P43" draw:layer="layout" svg:width="0.749cm" svg:height="0.749cm" svg:x="9.736cm" svg:y="52.418cm" svg:viewBox="0 0 750 750" svg:d="M375 0c213 0 375 162 375 375s-162 375-375 375-375-162-375-375 162-375 375-375z">
          <text:p text:style-name="P13"><text:span text:style-name="T30">=</text:span></text:p>
        </draw:path>
        <draw:line draw:style-name="gr81" draw:text-style-name="P3" draw:layer="layout" svg:x1="8.773cm" svg:y1="56.155cm" svg:x2="9.766cm" svg:y2="56.155cm">
          <text:p/>
        </draw:line>
        <draw:path draw:style-name="gr93" draw:text-style-name="P43" draw:layer="layout" svg:width="0.749cm" svg:height="0.749cm" svg:x="9.742cm" svg:y="55.992cm" svg:viewBox="0 0 750 750" svg:d="M375 0c213 0 375 162 375 375s-162 375-375 375-375-162-375-375 162-375 375-375z">
          <text:p text:style-name="P13"><text:span text:style-name="T30">=</text:span></text:p>
        </draw:path>
        <draw:path draw:style-name="gr57" draw:text-style-name="P3" draw:layer="layout" svg:width="1.079cm" svg:height="1.03cm" svg:x="13.322cm" svg:y="53.161cm" svg:viewBox="0 0 1080 1031" svg:d="M540 0c270 0 540 257 540 515s-270 516-540 516c-180 0-360 0-540 0 99-169 213-214 213-516-10-303-134-327-213-515 180 0 360 0 540 0z">
          <text:p/>
        </draw:path>
        <draw:line draw:style-name="gr81" draw:text-style-name="P3" draw:layer="layout" svg:x1="12.692cm" svg:y1="53.959cm" svg:x2="13.492cm" svg:y2="53.959cm">
          <text:p/>
        </draw:line>
        <draw:line draw:style-name="gr81" draw:text-style-name="P3" draw:layer="layout" svg:x1="12.686cm" svg:y1="52.793cm" svg:x2="13.015cm" svg:y2="52.793cm">
          <text:p/>
        </draw:line>
        <draw:line draw:style-name="gr81" draw:text-style-name="P3" draw:layer="layout" svg:x1="13.016cm" svg:y1="53.331cm" svg:x2="13.015cm" svg:y2="52.793cm">
          <text:p/>
        </draw:line>
        <draw:line draw:style-name="gr81" draw:text-style-name="P3" draw:layer="layout" svg:x1="13.017cm" svg:y1="53.331cm" svg:x2="13.446cm" svg:y2="53.331cm">
          <text:p/>
        </draw:line>
        <draw:path draw:style-name="gr57" draw:text-style-name="P3" draw:layer="layout" svg:width="1.079cm" svg:height="1.03cm" svg:x="15.039cm" svg:y="54.345cm" svg:viewBox="0 0 1080 1031" svg:d="M540 0c270 0 540 257 540 515s-270 516-540 516c-180 0-360 0-540 0 99-169 213-214 213-516-10-303-134-327-213-515 180 0 360 0 540 0z">
          <text:p/>
        </draw:path>
        <draw:line draw:style-name="gr81" draw:text-style-name="P3" draw:layer="layout" svg:x1="12.692cm" svg:y1="55.153cm" svg:x2="15.209cm" svg:y2="55.143cm">
          <text:p/>
        </draw:line>
        <draw:line draw:style-name="gr81" draw:text-style-name="P3" draw:layer="layout" svg:x1="14.403cm" svg:y1="53.677cm" svg:x2="14.732cm" svg:y2="53.677cm">
          <text:p/>
        </draw:line>
        <draw:line draw:style-name="gr81" draw:text-style-name="P3" draw:layer="layout" svg:x1="14.734cm" svg:y1="54.515cm" svg:x2="14.732cm" svg:y2="53.677cm">
          <text:p/>
        </draw:line>
        <draw:line draw:style-name="gr81" draw:text-style-name="P3" draw:layer="layout" svg:x1="14.734cm" svg:y1="54.515cm" svg:x2="15.163cm" svg:y2="54.515cm">
          <text:p/>
        </draw:line>
        <draw:path draw:style-name="gr57" draw:text-style-name="P3" draw:layer="layout" svg:width="1.079cm" svg:height="1.03cm" svg:x="16.755cm" svg:y="55.55cm" svg:viewBox="0 0 1080 1031" svg:d="M540 0c270 0 540 257 540 515s-270 516-540 516c-180 0-360 0-540 0 99-169 213-214 213-516-10-303-134-327-213-515 180 0 360 0 540 0z">
          <text:p/>
        </draw:path>
        <draw:line draw:style-name="gr81" draw:text-style-name="P3" draw:layer="layout" svg:x1="12.692cm" svg:y1="56.348cm" svg:x2="16.925cm" svg:y2="56.348cm">
          <text:p/>
        </draw:line>
        <draw:line draw:style-name="gr81" draw:text-style-name="P3" draw:layer="layout" svg:x1="16.119cm" svg:y1="54.86cm" svg:x2="16.448cm" svg:y2="54.86cm">
          <text:p/>
        </draw:line>
        <draw:line draw:style-name="gr81" draw:text-style-name="P3" draw:layer="layout" svg:x1="16.45cm" svg:y1="55.72cm" svg:x2="16.448cm" svg:y2="54.86cm">
          <text:p/>
        </draw:line>
        <draw:line draw:style-name="gr81" draw:text-style-name="P3" draw:layer="layout" svg:x1="16.45cm" svg:y1="55.72cm" svg:x2="16.879cm" svg:y2="55.72cm">
          <text:p/>
        </draw:line>
        <draw:line draw:style-name="gr81" draw:text-style-name="P3" draw:layer="layout" svg:x1="10.498cm" svg:y1="53.959cm" svg:x2="11.298cm" svg:y2="53.959cm">
          <text:p/>
        </draw:line>
        <draw:line draw:style-name="gr81" draw:text-style-name="P3" draw:layer="layout" svg:x1="10.498cm" svg:y1="55.153cm" svg:x2="11.298cm" svg:y2="55.153cm">
          <text:p/>
        </draw:line>
        <draw:line draw:style-name="gr81" draw:text-style-name="P3" draw:layer="layout" svg:x1="10.492cm" svg:y1="52.793cm" svg:x2="11.292cm" svg:y2="52.793cm">
          <text:p/>
        </draw:line>
        <draw:line draw:style-name="gr81" draw:text-style-name="P3" draw:layer="layout" svg:x1="10.498cm" svg:y1="56.367cm" svg:x2="11.298cm" svg:y2="56.367cm">
          <text:p/>
        </draw:line>
        <draw:line draw:style-name="gr81" draw:text-style-name="P3" draw:layer="layout" svg:x1="9.525cm" svg:y1="54.147cm" svg:x2="9.766cm" svg:y2="54.147cm">
          <text:p/>
        </draw:line>
        <draw:line draw:style-name="gr81" draw:text-style-name="P3" draw:layer="layout" svg:x1="9.525cm" svg:y1="55.341cm" svg:x2="9.766cm" svg:y2="55.341cm">
          <text:p/>
        </draw:line>
        <draw:line draw:style-name="gr81" draw:text-style-name="P3" draw:layer="layout" svg:x1="9.523cm" svg:y1="52.981cm" svg:x2="9.764cm" svg:y2="52.981cm">
          <text:p/>
        </draw:line>
        <draw:line draw:style-name="gr81" draw:text-style-name="P3" draw:layer="layout" svg:x1="9.525cm" svg:y1="56.555cm" svg:x2="9.766cm" svg:y2="56.555cm">
          <text:p/>
        </draw:line>
        <draw:g>
          <draw:frame draw:style-name="gr117" draw:text-style-name="P5" draw:layer="layout" svg:width="1.211cm" svg:height="0.725cm" svg:x="8.507cm" svg:y="53.747cm">
            <draw:text-box>
              <text:p text:style-name="P4"><text:span text:style-name="T3">key</text:span></text:p>
            </draw:text-box>
          </draw:frame>
        </draw:g>
        <draw:g>
          <draw:frame draw:style-name="gr117" draw:text-style-name="P5" draw:layer="layout" svg:width="1.211cm" svg:height="0.725cm" svg:x="8.531cm" svg:y="54.941cm">
            <draw:text-box>
              <text:p text:style-name="P4"><text:span text:style-name="T3">key</text:span></text:p>
            </draw:text-box>
          </draw:frame>
        </draw:g>
        <draw:g>
          <draw:frame draw:style-name="gr117" draw:text-style-name="P5" draw:layer="layout" svg:width="1.211cm" svg:height="0.725cm" svg:x="8.531cm" svg:y="56.155cm">
            <draw:text-box>
              <text:p text:style-name="P4"><text:span text:style-name="T3">key</text:span></text:p>
            </draw:text-box>
          </draw:frame>
        </draw:g>
        <draw:g>
          <draw:frame draw:style-name="gr98" draw:text-style-name="P5" draw:layer="layout" svg:width="2.462cm" svg:height="0.725cm" svg:x="10.368cm" svg:y="52.45cm">
            <draw:text-box>
              <text:p text:style-name="P4"><text:span text:style-name="T3">hits(0)</text:span></text:p>
            </draw:text-box>
          </draw:frame>
        </draw:g>
        <draw:frame draw:style-name="gr98" draw:text-style-name="P5" draw:layer="layout" svg:width="2.462cm" svg:height="0.725cm" svg:x="10.368cm" svg:y="54.8cm">
          <draw:text-box>
            <text:p text:style-name="P4"><text:span text:style-name="T3">hits(2)</text:span></text:p>
          </draw:text-box>
        </draw:frame>
        <draw:frame draw:style-name="gr99" draw:text-style-name="P5" draw:layer="layout" svg:width="2.53cm" svg:height="0.725cm" svg:x="10.386cm" svg:y="55.976cm">
          <draw:text-box>
            <text:p text:style-name="P4"><text:span text:style-name="T3">hits(N)</text:span></text:p>
          </draw:text-box>
        </draw:frame>
        <draw:frame draw:style-name="gr98" draw:text-style-name="P5" draw:layer="layout" svg:width="2.462cm" svg:height="0.725cm" svg:x="10.362cm" svg:y="53.574cm">
          <draw:text-box>
            <text:p text:style-name="P4"><text:span text:style-name="T3">hits(1)</text:span></text:p>
          </draw:text-box>
        </draw:frame>
        <draw:line draw:style-name="gr81" draw:text-style-name="P3" draw:layer="layout" svg:x1="17.835cm" svg:y1="56.065cm" svg:x2="18.164cm" svg:y2="56.065cm">
          <text:p/>
        </draw:line>
        <draw:g>
          <draw:frame draw:style-name="gr117" draw:text-style-name="P5" draw:layer="layout" svg:width="1.211cm" svg:height="0.725cm" svg:x="17.832cm" svg:y="55.7cm">
            <draw:text-box>
              <text:p text:style-name="P4"><text:span text:style-name="T3">hit</text:span></text:p>
            </draw:text-box>
          </draw:frame>
        </draw:g>
        <draw:custom-shape draw:name="Rectangle 3" draw:style-name="gr263" draw:text-style-name="P36" draw:layer="layout" svg:width="14.468cm" svg:height="3.309cm" svg:x="4.997cm" svg:y="46.436cm">
          <text:list text:style-name="L2">
            <text:list-header>
              <text:p text:style-name="P35"><text:span text:style-name="T22">val </text:span><text:span text:style-name="T23">addresses </text:span><text:span text:style-name="T24">= Vec(UInt(</text:span><text:span text:style-name="T26">8 </text:span><text:span text:style-name="T24">bits), </text:span><text:span text:style-name="T26">4</text:span><text:span text:style-name="T24">)</text:span><text:span text:style-name="T24"><text:line-break/></text:span><text:span text:style-name="T22">val </text:span><text:span text:style-name="T23">key <text:s/></text:span><text:span text:style-name="T24">= UInt(</text:span><text:span text:style-name="T26">8 </text:span><text:span text:style-name="T24">bits)</text:span><text:span text:style-name="T24"><text:line-break/></text:span><text:span text:style-name="T22">val </text:span><text:span text:style-name="T23">hits </text:span><text:span text:style-name="T24">= </text:span><text:span text:style-name="T23">addresses</text:span><text:span text:style-name="T24">.map(address =&gt; address === </text:span><text:span text:style-name="T23">key</text:span><text:span text:style-name="T24">)</text:span><text:span text:style-name="T24"><text:line-break/></text:span><text:span text:style-name="T22">val </text:span><text:span text:style-name="T23">hit <text:s/></text:span><text:span text:style-name="T24">= </text:span><text:span text:style-name="T23">hits</text:span><text:span text:style-name="T24">.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264" draw:text-style-name="P37"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5" draw:text-style-name="P42" draw:layer="layout" svg:width="9.069cm" svg:height="1.085cm" svg:x="6.797cm" svg:y="45.387cm">
            <draw:text-box>
              <text:p text:style-name="P4"><text:span text:style-name="T29">Functional programming</text:span></text:p>
            </draw:text-box>
          </draw:frame>
        </draw:g>
        <draw:rect draw:style-name="gr262" draw:text-style-name="P3" draw:layer="layout" svg:width="25.832cm" svg:height="12.27cm" svg:x="4.463cm" svg:y="45.103cm">
          <text:p/>
        </draw:rect>
        <draw:rect draw:style-name="gr45" draw:text-style-name="P44" draw:layer="layout" svg:width="2.5cm" svg:height="1.233cm" svg:x="21.995cm" svg:y="47.005cm">
          <text:p text:style-name="P3"><text:span text:style-name="T30">*.scala</text:span></text:p>
        </draw:rect>
        <draw:line draw:style-name="gr50" draw:text-style-name="P3" draw:layer="layout" svg:x1="23.195cm" svg:y1="48.238cm" svg:x2="23.195cm" svg:y2="49.238cm">
          <text:p/>
        </draw:line>
        <draw:rect draw:style-name="gr45" draw:text-style-name="P44" draw:layer="layout" svg:width="5cm" svg:height="1.233cm" svg:x="22.695cm" svg:y="52.222cm">
          <text:p text:style-name="P3"><text:span text:style-name="T30">*.vhd / *.v</text:span></text:p>
        </draw:rect>
        <draw:line draw:style-name="gr50" draw:text-style-name="P3" draw:layer="layout" svg:x1="23.145cm" svg:y1="53.455cm" svg:x2="23.145cm" svg:y2="54.455cm">
          <text:p/>
        </draw:line>
        <draw:line draw:style-name="gr50" draw:text-style-name="P3" draw:layer="layout" svg:x1="23.195cm" svg:y1="51.188cm" svg:x2="23.195cm" svg:y2="52.288cm">
          <text:p/>
        </draw:line>
        <draw:custom-shape draw:style-name="gr32" draw:text-style-name="P19" draw:layer="layout" svg:width="3.75cm" svg:height="2.25cm" svg:x="25.195cm" svg:y="54.372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21.245cm" svg:y="54.372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27.145cm" svg:y1="53.455cm" svg:x2="27.145cm" svg:y2="54.455cm">
          <text:p/>
        </draw:line>
        <draw:rect draw:style-name="gr45" draw:text-style-name="P44" draw:layer="layout" svg:width="4.5cm" svg:height="1.233cm" svg:x="24.995cm" svg:y="47.022cm">
          <text:p text:style-name="P3"><text:span text:style-name="T30">*.vhd / *.v <text:s/>(IP)</text:span></text:p>
        </draw:rect>
        <draw:line draw:style-name="gr50" draw:text-style-name="P3" draw:layer="layout" svg:x1="27.195cm" svg:y1="48.255cm" svg:x2="27.195cm" svg:y2="52.222cm">
          <text:p/>
        </draw:line>
        <draw:custom-shape draw:style-name="gr32" draw:text-style-name="P19" draw:layer="layout" svg:width="4.115cm" svg:height="2.116cm" svg:x="21.145cm" svg:y="49.072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6" draw:text-style-name="P42" draw:layer="layout" svg:width="3.389cm" svg:height="1.055cm" svg:x="23.535cm" svg:y="45.603cm">
            <draw:text-box>
              <text:p text:style-name="P4"><text:span text:style-name="T29">The flow</text:span></text:p>
            </draw:text-box>
          </draw:frame>
        </draw:g>
        <draw:frame draw:style-name="gr267" draw:text-style-name="P45" draw:layer="layout" svg:width="23.114cm" svg:height="8.001cm" svg:x="11.74cm" svg:y="2.298cm">
          <draw:text-box>
            <text:p text:style-name="P12"><text:span text:style-name="T31">case class </text:span><text:span text:style-name="T32">RGB(redWidth : Int,greenWidth : Int,blueWidth : Int) </text:span><text:span text:style-name="T31">extends </text:span><text:span text:style-name="T32">Bundle{</text:span><text:span text:style-name="T32"><text:line-break/></text:span><text:span text:style-name="T32"> <text:s/></text:span><text:span text:style-name="T31">val </text:span><text:span text:style-name="T33">r </text:span><text:span text:style-name="T32">= UInt(redWidth bits)</text:span><text:span text:style-name="T32"><text:line-break/></text:span><text:span text:style-name="T32"> <text:s/></text:span><text:span text:style-name="T31">val </text:span><text:span text:style-name="T33">g </text:span><text:span text:style-name="T32">= UInt(greenWidth bits)</text:span><text:span text:style-name="T32"><text:line-break/></text:span><text:span text:style-name="T32"> <text:s/></text:span><text:span text:style-name="T31">val </text:span><text:span text:style-name="T33">b </text:span><text:span text:style-name="T32">= UInt(blueWidth bits)</text:span><text:span text:style-name="T32"><text:line-break/></text:span><text:span text:style-name="T32"><text:line-break/></text:span><text:span text:style-name="T32"> <text:s/></text:span><text:span text:style-name="T31">def </text:span><text:span text:style-name="T32">isBlack() : Bool = (</text:span><text:span text:style-name="T33">r </text:span><text:span text:style-name="T32">=== </text:span><text:span text:style-name="T34">0 </text:span><text:span text:style-name="T32">&amp;&amp; </text:span><text:span text:style-name="T33">g </text:span><text:span text:style-name="T32">=== </text:span><text:span text:style-name="T34">0 </text:span><text:span text:style-name="T32">&amp;&amp; </text:span><text:span text:style-name="T33">b </text:span><text:span text:style-name="T32">=== </text:span><text:span text:style-name="T34">0</text:span><text:span text:style-name="T32">)</text:span><text:span text:style-name="T32"><text:line-break/></text:span><text:span text:style-name="T32">}</text:span><text:span text:style-name="T32"><text:line-break/></text:span><text:span text:style-name="T32"><text:line-break/></text:span><text:span text:style-name="T31">val </text:span><text:span text:style-name="T33">source</text:span><text:span text:style-name="T32">,</text:span><text:span text:style-name="T33">sink </text:span><text:span text:style-name="T32">= Stream(</text:span><text:span text:style-name="T35">RGB</text:span><text:span text:style-name="T32">(</text:span><text:span text:style-name="T34">5</text:span><text:span text:style-name="T32">,</text:span><text:span text:style-name="T34">6</text:span><text:span text:style-name="T32">,</text:span><text:span text:style-name="T34">5</text:span><text:span text:style-name="T32">))</text:span><text:span text:style-name="T32"><text:line-break/></text:span><text:span text:style-name="T33">sink </text:span><text:span text:style-name="T32">&lt;-&lt; </text:span><text:span text:style-name="T33">source</text:span><text:span text:style-name="T32">.throwWhen(</text:span><text:span text:style-name="T33">source</text:span><text:span text:style-name="T32">.</text:span><text:span text:style-name="T33">payload</text:span><text:span text:style-name="T36">.isBlack())</text:span></text:p>
          </draw:text-box>
        </draw:frame>
        <draw:g>
          <draw:rect draw:style-name="gr3" draw:text-style-name="P3" draw:layer="layout" svg:width="0.5cm" svg:height="0.436cm" svg:x="14.955cm" svg:y="14.996cm">
            <text:p/>
          </draw:rect>
          <draw:frame draw:style-name="gr4" draw:text-style-name="P5" draw:layer="layout" svg:width="2.246cm" svg:height="0.725cm" svg:x="12.795cm" svg:y="14.835cm">
            <draw:text-box>
              <text:p text:style-name="P4"><text:span text:style-name="T3">valid</text:span></text:p>
            </draw:text-box>
          </draw:frame>
        </draw:g>
        <draw:g>
          <draw:rect draw:style-name="gr3" draw:text-style-name="P3" draw:layer="layout" svg:width="0.5cm" svg:height="0.5cm" svg:x="14.909cm" svg:y="17.363cm">
            <text:p/>
          </draw:rect>
          <draw:frame draw:style-name="gr4" draw:text-style-name="P5" draw:layer="layout" svg:width="2.246cm" svg:height="0.725cm" svg:x="12.749cm" svg:y="17.231cm">
            <draw:text-box>
              <text:p text:style-name="P4"><text:span text:style-name="T3">red</text:span></text:p>
            </draw:text-box>
          </draw:frame>
        </draw:g>
        <draw:g>
          <draw:rect draw:style-name="gr17" draw:text-style-name="P3" draw:layer="layout" svg:width="0.5cm" svg:height="0.5cm" svg:x="25.252cm" svg:y="20.464cm">
            <text:p/>
          </draw:rect>
          <draw:frame draw:style-name="gr29" draw:text-style-name="P5" draw:layer="layout" svg:width="2.369cm" svg:height="0.725cm" svg:x="25.696cm" svg:y="20.332cm">
            <draw:text-box>
              <text:p text:style-name="P4"><text:span text:style-name="T3">ready</text:span></text:p>
            </draw:text-box>
          </draw:frame>
        </draw:g>
        <draw:g>
          <draw:rect draw:style-name="gr17" draw:text-style-name="P3" draw:layer="layout" svg:width="0.5cm" svg:height="0.5cm" svg:x="14.909cm" svg:y="20.024cm">
            <text:p/>
          </draw:rect>
          <draw:frame draw:style-name="gr4" draw:text-style-name="P5" draw:layer="layout" svg:width="2.246cm" svg:height="0.725cm" svg:x="12.749cm" svg:y="19.892cm">
            <draw:text-box>
              <text:p text:style-name="P4"><text:span text:style-name="T3">ready</text:span></text:p>
            </draw:text-box>
          </draw:frame>
        </draw:g>
        <draw:g>
          <draw:rect draw:style-name="gr3" draw:text-style-name="P3" draw:layer="layout" svg:width="0.5cm" svg:height="0.5cm" svg:x="25.191cm" svg:y="17.291cm">
            <text:p/>
          </draw:rect>
          <draw:frame draw:style-name="gr29" draw:text-style-name="P5" draw:layer="layout" svg:width="2.369cm" svg:height="0.725cm" svg:x="25.635cm" svg:y="17.159cm">
            <draw:text-box>
              <text:p text:style-name="P4"><text:span text:style-name="T3">red</text:span></text:p>
            </draw:text-box>
          </draw:frame>
        </draw:g>
        <draw:g>
          <draw:rect draw:style-name="gr3" draw:text-style-name="P3" draw:layer="layout" svg:width="0.5cm" svg:height="0.5cm" svg:x="25.189cm" svg:y="15.189cm">
            <text:p/>
          </draw:rect>
          <draw:frame draw:style-name="gr29" draw:text-style-name="P5" draw:layer="layout" svg:width="2.369cm" svg:height="0.725cm" svg:x="25.633cm" svg:y="15.057cm">
            <draw:text-box>
              <text:p text:style-name="P4"><text:span text:style-name="T3">valid</text:span></text:p>
            </draw:text-box>
          </draw:frame>
        </draw:g>
        <draw:g xml:id="id155" draw:id="id155">
          <draw:rect draw:style-name="gr2" draw:text-style-name="P3" draw:layer="layout" svg:width="1cm" svg:height="2cm" svg:x="22.852cm" svg:y="17.357cm">
            <text:p/>
          </draw:rect>
          <draw:custom-shape draw:style-name="gr40" draw:text-style-name="P13" draw:layer="layout" svg:width="0.5cm" svg:height="0.5cm" draw:transform="rotate (-1.57079632679579) translate (23.352cm 18.6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6" draw:id="id156">
          <draw:rect draw:style-name="gr2" draw:text-style-name="P3" draw:layer="layout" svg:width="1cm" svg:height="2cm" svg:x="22.852cm" svg:y="14.857cm">
            <text:p/>
          </draw:rect>
          <draw:custom-shape draw:style-name="gr40" draw:text-style-name="P13" draw:layer="layout" svg:width="0.5cm" svg:height="0.5cm" draw:transform="rotate (-1.57079632679579) translate (23.352cm 16.1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22.852cm" svg:y1="18.357cm" svg:x2="23.039cm" svg:y2="20.671cm" draw:start-shape="id155" draw:start-glue-point="3" svg:d="M22852 18357h-542v2314h729">
          <text:p/>
        </draw:connector>
        <draw:connector draw:style-name="gr8" draw:text-style-name="P3" draw:layer="layout" svg:x1="22.852cm" svg:y1="15.857cm" svg:x2="23.04cm" svg:y2="20.671cm" draw:start-shape="id156" draw:start-glue-point="3" svg:d="M22852 15857h-542v4814h730">
          <text:p/>
        </draw:connector>
        <draw:rect draw:style-name="gr42" draw:text-style-name="P3" draw:layer="layout" svg:width="2.15cm" svg:height="6.613cm" svg:x="24.952cm" svg:y="14.694cm">
          <text:p/>
        </draw:rect>
        <draw:rect draw:style-name="gr42" draw:text-style-name="P3" draw:layer="layout" svg:width="2.25cm" svg:height="6.063cm" svg:x="13.509cm" svg:y="14.668cm">
          <text:p/>
        </draw:rect>
        <draw:frame draw:style-name="gr54" draw:layer="layout" svg:width="2.403cm" svg:height="0.963cm" svg:x="13.412cm" svg:y="13.768cm">
          <draw:text-box>
            <text:p>source</text:p>
          </draw:text-box>
        </draw:frame>
        <draw:frame draw:style-name="gr44" draw:layer="layout" svg:width="3.918cm" svg:height="0.963cm" svg:x="25.315cm" svg:y="13.768cm">
          <draw:text-box>
            <text:p>sink</text:p>
          </draw:text-box>
        </draw:frame>
        <draw:g>
          <draw:rect draw:style-name="gr3" draw:text-style-name="P3" draw:layer="layout" svg:width="0.5cm" svg:height="0.5cm" svg:x="14.909cm" svg:y="17.854cm">
            <text:p/>
          </draw:rect>
          <draw:frame draw:style-name="gr4" draw:text-style-name="P5" draw:layer="layout" svg:width="2.246cm" svg:height="0.725cm" svg:x="12.749cm" svg:y="17.722cm">
            <draw:text-box>
              <text:p text:style-name="P4"><text:span text:style-name="T3">green</text:span></text:p>
            </draw:text-box>
          </draw:frame>
        </draw:g>
        <draw:g>
          <draw:rect draw:style-name="gr3" draw:text-style-name="P3" draw:layer="layout" svg:width="0.5cm" svg:height="0.5cm" svg:x="14.923cm" svg:y="18.354cm">
            <text:p/>
          </draw:rect>
          <draw:frame draw:style-name="gr4" draw:text-style-name="P5" draw:layer="layout" svg:width="2.246cm" svg:height="0.725cm" svg:x="12.763cm" svg:y="18.222cm">
            <draw:text-box>
              <text:p text:style-name="P4"><text:span text:style-name="T3">blue</text:span></text:p>
            </draw:text-box>
          </draw:frame>
        </draw:g>
        <draw:g>
          <draw:rect draw:style-name="gr3" draw:text-style-name="P3" draw:layer="layout" svg:width="0.5cm" svg:height="0.5cm" svg:x="25.191cm" svg:y="17.84cm">
            <text:p/>
          </draw:rect>
          <draw:frame draw:style-name="gr29" draw:text-style-name="P5" draw:layer="layout" svg:width="2.369cm" svg:height="0.725cm" svg:x="25.635cm" svg:y="17.708cm">
            <draw:text-box>
              <text:p text:style-name="P4"><text:span text:style-name="T3">green</text:span></text:p>
            </draw:text-box>
          </draw:frame>
        </draw:g>
        <draw:g>
          <draw:rect draw:style-name="gr3" draw:text-style-name="P3" draw:layer="layout" svg:width="0.5cm" svg:height="0.5cm" svg:x="25.191cm" svg:y="18.365cm">
            <text:p/>
          </draw:rect>
          <draw:frame draw:style-name="gr29" draw:text-style-name="P5" draw:layer="layout" svg:width="2.369cm" svg:height="0.725cm" svg:x="25.635cm" svg:y="18.233cm">
            <draw:text-box>
              <text:p text:style-name="P4"><text:span text:style-name="T3">blue</text:span></text:p>
            </draw:text-box>
          </draw:frame>
        </draw:g>
        <draw:g>
          <draw:rect draw:style-name="gr3" draw:text-style-name="P3" draw:layer="layout" svg:width="0.5cm" svg:height="0.436cm" svg:x="19.505cm" svg:y="15.215cm">
            <text:p/>
          </draw:rect>
        </draw:g>
        <draw:g>
          <draw:rect draw:style-name="gr3" draw:text-style-name="P3" draw:layer="layout" svg:width="0.5cm" svg:height="0.5cm" svg:x="19.459cm" svg:y="17.326cm">
            <text:p/>
          </draw:rect>
        </draw:g>
        <draw:g>
          <draw:rect draw:style-name="gr17" draw:text-style-name="P3" draw:layer="layout" svg:width="0.5cm" svg:height="0.5cm" svg:x="19.459cm" svg:y="20.226cm">
            <text:p/>
          </draw:rect>
        </draw:g>
        <draw:rect draw:style-name="gr42" draw:text-style-name="P3" draw:layer="layout" svg:width="1.194cm" svg:height="6.613cm" svg:x="19.115cm" svg:y="14.631cm">
          <text:p/>
        </draw:rect>
        <draw:g>
          <draw:rect draw:style-name="gr3" draw:text-style-name="P3" draw:layer="layout" svg:width="0.5cm" svg:height="0.5cm" svg:x="19.459cm" svg:y="17.817cm">
            <text:p/>
          </draw:rect>
        </draw:g>
        <draw:g>
          <draw:rect draw:style-name="gr3" draw:text-style-name="P3" draw:layer="layout" svg:width="0.5cm" svg:height="0.5cm" svg:x="19.473cm" svg:y="18.317cm">
            <text:p/>
          </draw:rect>
        </draw:g>
        <draw:custom-shape draw:style-name="gr46" draw:text-style-name="P3" draw:layer="layout" svg:width="1cm" svg:height="1cm" svg:x="17.915cm" svg:y="14.931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15.455cm" svg:y1="15.231cm" svg:x2="17.915cm" svg:y2="15.231cm">
          <text:p/>
        </draw:line>
        <draw:line draw:style-name="gr55" draw:text-style-name="P3" draw:layer="layout" svg:x1="16.984cm" svg:y1="20.481cm" svg:x2="19.459cm" svg:y2="20.481cm">
          <text:p/>
        </draw:line>
        <draw:line draw:style-name="gr55" draw:text-style-name="P3" draw:layer="layout" svg:x1="15.409cm" svg:y1="20.242cm" svg:x2="15.984cm" svg:y2="20.242cm">
          <text:p/>
        </draw:line>
        <draw:line draw:style-name="gr55" draw:text-style-name="P3" draw:layer="layout" svg:x1="19.505cm" svg:y1="15.449cm" svg:x2="18.915cm" svg:y2="15.449cm">
          <text:p/>
        </draw:line>
        <draw:line draw:style-name="gr55" draw:text-style-name="P3" draw:layer="layout" svg:x1="15.423cm" svg:y1="18.599cm" svg:x2="19.473cm" svg:y2="18.599cm">
          <text:p/>
        </draw:line>
        <draw:line draw:style-name="gr55" draw:text-style-name="P3" draw:layer="layout" svg:x1="16.465cm" svg:y1="17.599cm" svg:x2="16.465cm" svg:y2="17.231cm">
          <text:p/>
        </draw:line>
        <draw:line draw:style-name="gr55" draw:text-style-name="P3" draw:layer="layout" svg:x1="16.665cm" svg:y1="18.099cm" svg:x2="16.665cm" svg:y2="17.231cm">
          <text:p/>
        </draw:line>
        <draw:line draw:style-name="gr55" draw:text-style-name="P3" draw:layer="layout" svg:x1="16.865cm" svg:y1="18.599cm" svg:x2="16.865cm" svg:y2="16.981cm">
          <text:p/>
        </draw:line>
        <draw:custom-shape draw:style-name="gr32" draw:text-style-name="P11" draw:layer="layout" svg:width="1.25cm" svg:height="1cm" svg:x="15.965cm" svg:y="16.231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16.984cm" svg:y1="19.981cm" svg:x2="17.465cm" svg:y2="19.981cm">
          <text:p/>
        </draw:line>
        <draw:line draw:style-name="gr55" draw:text-style-name="P3" draw:layer="layout" svg:x1="17.465cm" svg:y1="15.731cm" svg:x2="17.466cm" svg:y2="19.981cm">
          <text:p/>
        </draw:line>
        <draw:line draw:style-name="gr55" draw:text-style-name="P3" draw:layer="layout" svg:x1="17.666cm" svg:y1="15.731cm" svg:x2="17.915cm" svg:y2="15.731cm">
          <text:p/>
        </draw:line>
        <draw:line draw:style-name="gr55" draw:text-style-name="P3" draw:layer="layout" svg:x1="17.215cm" svg:y1="16.731cm" svg:x2="17.466cm" svg:y2="16.731cm">
          <text:p/>
        </draw:line>
        <draw:custom-shape draw:style-name="gr56" draw:text-style-name="P3" draw:layer="layout" svg:width="0.25cm" svg:height="0.25cm" svg:x="17.666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15.965cm" svg:y="19.732cm" svg:viewBox="0 0 1168 1002" svg:d="M501 1000c-83 0-501 2-501-499s418-501 501-501c278 0 389 2 667 2-84 0-168 311-168 499s84 501 168 501c-278 0-389-2-667-2z">
          <text:p/>
        </draw:path>
        <draw:line draw:style-name="gr55" draw:text-style-name="P3" draw:layer="layout" svg:x1="17.666cm" svg:y1="15.731cm" svg:x2="17.465cm" svg:y2="15.731cm">
          <text:p/>
        </draw:line>
        <draw:line draw:style-name="gr55" draw:text-style-name="P3" draw:layer="layout" svg:x1="15.409cm" svg:y1="18.072cm" svg:x2="19.459cm" svg:y2="18.072cm">
          <text:p/>
        </draw:line>
        <draw:line draw:style-name="gr55" draw:text-style-name="P3" draw:layer="layout" svg:x1="15.409cm" svg:y1="17.572cm" svg:x2="19.459cm" svg:y2="17.572cm">
          <text:p/>
        </draw:line>
        <draw:line draw:style-name="gr55" draw:text-style-name="P3" draw:layer="layout" svg:x1="20.005cm" svg:y1="15.445cm" svg:x2="22.852cm" svg:y2="15.445cm">
          <text:p/>
        </draw:line>
        <draw:line draw:style-name="gr55" draw:text-style-name="P3" draw:layer="layout" svg:x1="15.409cm" svg:y1="17.572cm" svg:x2="19.459cm" svg:y2="17.572cm">
          <text:p/>
        </draw:line>
        <draw:line draw:style-name="gr55" draw:text-style-name="P3" draw:layer="layout" svg:x1="22.852cm" svg:y1="17.831cm" svg:x2="19.973cm" svg:y2="18.581cm">
          <text:p/>
        </draw:line>
        <draw:line draw:style-name="gr55" draw:text-style-name="P3" draw:layer="layout" svg:x1="22.853cm" svg:y1="17.731cm" svg:x2="19.974cm" svg:y2="18.076cm">
          <text:p/>
        </draw:line>
        <draw:line draw:style-name="gr55" draw:text-style-name="P3" draw:layer="layout" svg:x1="22.852cm" svg:y1="17.576cm" svg:x2="19.973cm" svg:y2="17.576cm">
          <text:p/>
        </draw:line>
        <draw:line draw:style-name="gr55" draw:text-style-name="P3" draw:layer="layout" svg:x1="23.852cm" svg:y1="17.731cm" svg:x2="25.191cm" svg:y2="18.581cm">
          <text:p/>
        </draw:line>
        <draw:line draw:style-name="gr55" draw:text-style-name="P3" draw:layer="layout" svg:x1="23.852cm" svg:y1="17.67cm" svg:x2="25.191cm" svg:y2="18.081cm">
          <text:p/>
        </draw:line>
        <draw:line draw:style-name="gr55" draw:text-style-name="P3" draw:layer="layout" svg:x1="23.852cm" svg:y1="17.561cm" svg:x2="25.191cm" svg:y2="17.561cm">
          <text:p/>
        </draw:line>
        <draw:line draw:style-name="gr55" draw:text-style-name="P3" draw:layer="layout" svg:x1="19.959cm" svg:y1="20.481cm" svg:x2="22.434cm" svg:y2="20.481cm">
          <text:p/>
        </draw:line>
        <draw:line draw:style-name="gr55" draw:text-style-name="P3" draw:layer="layout" svg:x1="22.777cm" svg:y1="20.72cm" svg:x2="25.252cm" svg:y2="20.72cm">
          <text:p/>
        </draw:line>
        <draw:custom-shape draw:style-name="gr41" draw:text-style-name="P11" draw:layer="layout" svg:width="2.75cm" svg:height="1.7cm" svg:x="21.802cm" svg:y="19.8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5.189cm" svg:y1="15.445cm" svg:x2="23.852cm" svg:y2="15.445cm">
          <text:p/>
        </draw:line>
        <draw:custom-shape draw:style-name="gr46" draw:text-style-name="P3" draw:layer="layout" svg:width="0.75cm" svg:height="2.286cm" svg:x="17.065cm" svg:y="12.4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11.565cm" svg:y="11.481cm">
          <draw:text-box>
            <text:p><text:span text:style-name="T7">source.throwWhen(source.payload.isBlack)</text:span></text:p>
          </draw:text-box>
        </draw:frame>
        <draw:custom-shape draw:style-name="gr46" draw:text-style-name="P3" draw:layer="layout" svg:width="0.75cm" svg:height="1.25cm" svg:x="21.815cm" svg:y="13.7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20.815cm" svg:y="12.718cm">
          <draw:text-box>
            <text:p><text:span text:style-name="T7">Sink &lt;-&lt; ...</text:span></text:p>
          </draw:text-box>
        </draw:frame>
      </draw:page>
      <draw:page draw:name="page9" draw:style-name="dp1" draw:master-page-name="Standard">
        <draw:custom-shape draw:name="Rectangle 1" draw:style-name="gr268" draw:text-style-name="P36" draw:layer="layout" svg:width="14.236cm" svg:height="7.881cm" svg:x="5.134cm" svg:y="35.364cm">
          <text:list text:style-name="L2">
            <text:list-header>
              <text:p text:style-name="P35"><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269" draw:text-style-name="P37" draw:layer="layout" svg:width="1.645cm" svg:height="0.599cm" svg:x="20.301cm" svg:y="38.97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70" draw:text-style-name="P27" draw:layer="layout" svg:width="1cm" svg:height="1.747cm" svg:x="26.3cm" svg:y="37.981cm">
              <text:p/>
            </draw:rect>
            <draw:custom-shape draw:style-name="gr271" draw:text-style-name="P38" draw:layer="layout" svg:width="0.3cm" svg:height="0.3cm" draw:transform="rotate (-1.57079632679579) translate (26.6cm 39.17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72" draw:text-style-name="P40" draw:layer="layout" svg:width="0.807cm" svg:height="0.758cm" svg:x="26.143cm" svg:y="37.986cm">
            <draw:text-box>
              <text:p text:style-name="P39"><text:span text:style-name="T27">D</text:span></text:p>
            </draw:text-box>
          </draw:frame>
          <draw:frame draw:style-name="gr273" draw:text-style-name="P40" draw:layer="layout" svg:width="0.832cm" svg:height="0.758cm" svg:x="26.644cm" svg:y="37.987cm">
            <draw:text-box>
              <text:p text:style-name="P39"><text:span text:style-name="T27">Q</text:span></text:p>
            </draw:text-box>
          </draw:frame>
        </draw:g>
        <draw:frame draw:style-name="gr274" draw:text-style-name="P40" draw:layer="layout" svg:width="2.64cm" svg:height="0.725cm" svg:x="25.498cm" svg:y="37.255cm">
          <draw:text-box>
            <text:p text:style-name="P39"><text:span text:style-name="T27">myRegister</text:span></text:p>
          </draw:text-box>
        </draw:frame>
        <draw:frame draw:style-name="gr275" draw:text-style-name="P40" draw:layer="layout" svg:width="1.281cm" svg:height="0.725cm" svg:x="25.019cm" svg:y="39.002cm">
          <draw:text-box>
            <text:p text:style-name="P39"><text:span text:style-name="T27">clk</text:span></text:p>
          </draw:text-box>
        </draw:frame>
        <draw:line draw:style-name="gr276" draw:text-style-name="P27" draw:layer="layout" svg:x1="26.019cm" svg:y1="39.349cm" svg:x2="26.3cm" svg:y2="39.349cm">
          <text:p/>
        </draw:line>
        <draw:frame draw:style-name="gr277" draw:text-style-name="P40" draw:layer="layout" svg:width="2.242cm" svg:height="0.725cm" svg:x="26.752cm" svg:y="34.376cm">
          <draw:text-box>
            <text:p text:style-name="P39"><text:span text:style-name="T27">mySignal</text:span></text:p>
          </draw:text-box>
        </draw:frame>
        <draw:connector draw:style-name="gr278" draw:text-style-name="P27" draw:layer="layout" svg:x1="25.395cm" svg:y1="37.535cm" svg:x2="26.3cm" svg:y2="38.356cm" draw:start-shape="id157" draw:start-glue-point="2" svg:d="M25395 37535v681h905v140">
          <text:p/>
        </draw:connector>
        <draw:path draw:style-name="gr279" draw:text-style-name="P38" xml:id="id157" draw:id="id157" draw:layer="layout" svg:width="0.749cm" svg:height="0.749cm" svg:x="25.02cm" svg:y="36.785cm" svg:viewBox="0 0 750 750" svg:d="M375 0c213 0 375 162 375 375s-162 375-375 375-375-162-375-375 162-375 375-375z">
          <text:p text:style-name="P41"><text:span text:style-name="T28">+</text:span></text:p>
        </draw:path>
        <draw:connector draw:style-name="gr280" draw:text-style-name="P27" draw:layer="layout" svg:x1="25.77cm" svg:y1="37.16cm" svg:x2="28.058cm" svg:y2="37.15cm" draw:start-shape="id157" draw:start-glue-point="1" svg:d="M25770 37160h1414v-10h874">
          <text:p/>
        </draw:connector>
        <draw:connector draw:style-name="gr281" draw:text-style-name="P27" draw:layer="layout" svg:x1="28.058cm" svg:y1="38.4cm" svg:x2="28.058cm" svg:y2="37.151cm" svg:d="M28058 38400v-1249">
          <text:p/>
        </draw:connector>
        <draw:line draw:style-name="gr282" draw:text-style-name="P27" draw:layer="layout" svg:x1="27.3cm" svg:y1="38.4cm" svg:x2="28.058cm" svg:y2="38.4cm">
          <text:p/>
        </draw:line>
        <draw:connector draw:style-name="gr283" draw:text-style-name="P27" draw:layer="layout" svg:x1="24.553cm" svg:y1="37.159cm" svg:x2="25.02cm" svg:y2="37.162cm" svg:d="M24553 37159h234v3h233">
          <text:p/>
        </draw:connector>
        <draw:frame draw:style-name="gr284" draw:text-style-name="P40" draw:layer="layout" svg:width="1.281cm" svg:height="0.725cm" svg:x="23.699cm" svg:y="36.784cm">
          <draw:text-box>
            <text:p text:style-name="P39"><text:span text:style-name="T27">1</text:span></text:p>
          </draw:text-box>
        </draw:frame>
        <draw:frame draw:style-name="gr285" draw:text-style-name="P40" draw:layer="layout" svg:width="4.617cm" svg:height="0.725cm" svg:x="24.417cm" svg:y="40.542cm">
          <draw:text-box>
            <text:p text:style-name="P39"><text:span text:style-name="T27">myRegisterWithReset</text:span></text:p>
          </draw:text-box>
        </draw:frame>
        <draw:path draw:style-name="gr286" draw:text-style-name="P38" draw:layer="layout" svg:width="0.749cm" svg:height="0.749cm" svg:x="23.986cm" svg:y="40.117cm" svg:viewBox="0 0 750 750" svg:d="M375 0c213 0 375 162 375 375s-162 375-375 375-375-162-375-375 162-375 375-375z">
          <text:p text:style-name="P41"><text:span text:style-name="T28">+</text:span></text:p>
        </draw:path>
        <draw:line draw:style-name="gr287" draw:text-style-name="P27" draw:layer="layout" svg:x1="27.207cm" svg:y1="41.629cm" svg:x2="29.034cm" svg:y2="41.629cm">
          <text:p/>
        </draw:line>
        <draw:connector draw:style-name="gr288" draw:text-style-name="P27" draw:layer="layout" svg:x1="23.559cm" svg:y1="40.431cm" svg:x2="24.026cm" svg:y2="40.434cm" svg:d="M23559 40431h234v3h233">
          <text:p/>
        </draw:connector>
        <draw:frame draw:style-name="gr289" draw:text-style-name="P40" draw:layer="layout" svg:width="1.281cm" svg:height="0.725cm" svg:x="22.705cm" svg:y="40.056cm">
          <draw:text-box>
            <text:p text:style-name="P39"><text:span text:style-name="T27">1</text:span></text:p>
          </draw:text-box>
        </draw:frame>
        <draw:line draw:style-name="gr290" draw:text-style-name="P27" draw:layer="layout" svg:x1="27.854cm" svg:y1="41.829cm" svg:x2="28.035cm" svg:y2="41.468cm">
          <text:p/>
        </draw:line>
        <draw:frame draw:style-name="gr291" draw:text-style-name="P40" draw:layer="layout" svg:width="1.281cm" svg:height="0.725cm" svg:x="27.264cm" svg:y="41.743cm">
          <draw:text-box>
            <text:p text:style-name="P39"><text:span text:style-name="T27">4</text:span></text:p>
          </draw:text-box>
        </draw:frame>
        <draw:line draw:style-name="gr292" draw:text-style-name="P27" draw:layer="layout" svg:x1="27.58cm" svg:y1="38.565cm" svg:x2="27.761cm" svg:y2="38.204cm">
          <text:p/>
        </draw:line>
        <draw:frame draw:style-name="gr293" draw:text-style-name="P40" draw:layer="layout" svg:width="1.281cm" svg:height="0.725cm" svg:x="27.05cm" svg:y="38.479cm">
          <draw:text-box>
            <text:p text:style-name="P39"><text:span text:style-name="T27">4</text:span></text:p>
          </draw:text-box>
        </draw:frame>
        <draw:frame draw:style-name="gr294" draw:text-style-name="P40" draw:layer="layout" svg:width="0.786cm" svg:height="0.725cm" svg:x="26.134cm" svg:y="38.506cm">
          <draw:text-box>
            <text:p text:style-name="P39"><text:span text:style-name="T27">E</text:span></text:p>
          </draw:text-box>
        </draw:frame>
        <draw:frame draw:style-name="gr295" draw:text-style-name="P40" draw:layer="layout" svg:width="1.425cm" svg:height="0.725cm" svg:x="24.738cm" svg:y="38.506cm">
          <draw:text-box>
            <text:p text:style-name="P39"><text:span text:style-name="T27">cond</text:span></text:p>
          </draw:text-box>
        </draw:frame>
        <draw:line draw:style-name="gr296" draw:text-style-name="P27" draw:layer="layout" svg:x1="26.01cm" svg:y1="38.853cm" svg:x2="26.291cm" svg:y2="38.853cm">
          <text:p/>
        </draw:line>
        <draw:line draw:style-name="gr297" draw:text-style-name="P27" draw:layer="layout" svg:x1="29.034cm" svg:y1="40.543cm" svg:x2="29.035cm" svg:y2="41.629cm">
          <text:p/>
        </draw:line>
        <draw:line draw:style-name="gr298" draw:text-style-name="P27" draw:layer="layout" svg:x1="29.035cm" svg:y1="40.543cm" svg:x2="24.736cm" svg:y2="40.492cm">
          <text:p/>
        </draw:line>
        <draw:g>
          <draw:g>
            <draw:rect draw:style-name="gr299" draw:text-style-name="P27" draw:layer="layout" svg:width="1cm" svg:height="1.989cm" svg:x="26.177cm" svg:y="41.328cm">
              <text:p/>
            </draw:rect>
            <draw:custom-shape draw:style-name="gr300" draw:text-style-name="P38" draw:layer="layout" svg:width="0.3cm" svg:height="0.3cm" draw:transform="rotate (-1.57079632679579) translate (26.477cm 42.5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01" draw:text-style-name="P40" draw:layer="layout" svg:width="0.919cm" svg:height="0.825cm" svg:x="26.02cm" svg:y="41.3cm">
            <draw:text-box>
              <text:p text:style-name="P39"><text:span text:style-name="T27">D</text:span></text:p>
            </draw:text-box>
          </draw:frame>
          <draw:frame draw:style-name="gr302" draw:text-style-name="P40" draw:layer="layout" svg:width="0.947cm" svg:height="0.826cm" svg:x="26.521cm" svg:y="41.301cm">
            <draw:text-box>
              <text:p text:style-name="P39"><text:span text:style-name="T27">Q</text:span></text:p>
            </draw:text-box>
          </draw:frame>
        </draw:g>
        <draw:frame draw:style-name="gr303" draw:text-style-name="P40" draw:layer="layout" svg:width="1.281cm" svg:height="0.725cm" svg:x="24.896cm" svg:y="42.349cm">
          <draw:text-box>
            <text:p text:style-name="P39"><text:span text:style-name="T27">clk</text:span></text:p>
          </draw:text-box>
        </draw:frame>
        <draw:line draw:style-name="gr304" draw:text-style-name="P27" draw:layer="layout" svg:x1="25.896cm" svg:y1="42.696cm" svg:x2="26.177cm" svg:y2="42.696cm">
          <text:p/>
        </draw:line>
        <draw:frame draw:style-name="gr305" draw:text-style-name="P40" draw:layer="layout" svg:width="0.786cm" svg:height="0.725cm" svg:x="26.011cm" svg:y="41.853cm">
          <draw:text-box>
            <text:p text:style-name="P39"><text:span text:style-name="T27">E</text:span></text:p>
          </draw:text-box>
        </draw:frame>
        <draw:frame draw:style-name="gr306" draw:text-style-name="P40" draw:layer="layout" svg:width="1.425cm" svg:height="0.725cm" svg:x="24.615cm" svg:y="41.853cm">
          <draw:text-box>
            <text:p text:style-name="P39"><text:span text:style-name="T27">cond</text:span></text:p>
          </draw:text-box>
        </draw:frame>
        <draw:line draw:style-name="gr307" draw:text-style-name="P27" draw:layer="layout" svg:x1="25.887cm" svg:y1="42.2cm" svg:x2="26.168cm" svg:y2="42.2cm">
          <text:p/>
        </draw:line>
        <draw:line draw:style-name="gr308" draw:text-style-name="P27" draw:layer="layout" svg:x1="26.177cm" svg:y1="41.701cm" svg:x2="24.358cm" svg:y2="41.701cm">
          <text:p/>
        </draw:line>
        <draw:line draw:style-name="gr309" draw:text-style-name="P27" draw:layer="layout" svg:x1="24.361cm" svg:y1="40.867cm" svg:x2="24.359cm" svg:y2="41.701cm">
          <text:p/>
        </draw:line>
        <draw:custom-shape draw:style-name="gr310" draw:text-style-name="P27" draw:layer="layout" svg:width="1.443cm" svg:height="0.421cm" draw:transform="rotate (1.5707963267946) translate (26.074cm 35.4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11" draw:text-style-name="P27" draw:layer="layout" svg:x1="26.295cm" svg:y1="35.735cm" svg:x2="26.295cm" svg:y2="35.28cm">
          <text:p/>
        </draw:line>
        <draw:line draw:style-name="gr312" draw:text-style-name="P27" draw:layer="layout" svg:x1="26.495cm" svg:y1="34.777cm" svg:x2="26.852cm" svg:y2="34.777cm">
          <text:p/>
        </draw:line>
        <draw:line draw:style-name="gr313" draw:text-style-name="P27" draw:layer="layout" svg:x1="25.5cm" svg:y1="34.42cm" svg:x2="26.064cm" svg:y2="34.42cm">
          <text:p/>
        </draw:line>
        <draw:line draw:style-name="gr314" draw:text-style-name="P27" draw:layer="layout" svg:x1="25.51cm" svg:y1="35.096cm" svg:x2="26.074cm" svg:y2="35.096cm">
          <text:p/>
        </draw:line>
        <draw:frame draw:style-name="gr315" draw:text-style-name="P40" draw:layer="layout" svg:width="1.425cm" svg:height="0.725cm" svg:x="24.211cm" svg:y="34.732cm">
          <draw:text-box>
            <text:p text:style-name="P39"><text:span text:style-name="T27">True</text:span></text:p>
          </draw:text-box>
        </draw:frame>
        <draw:frame draw:style-name="gr316" draw:text-style-name="P40" draw:layer="layout" svg:width="1.539cm" svg:height="0.725cm" svg:x="24.155cm" svg:y="34.033cm">
          <draw:text-box>
            <text:p text:style-name="P39"><text:span text:style-name="T27">False</text:span></text:p>
          </draw:text-box>
        </draw:frame>
        <draw:frame draw:style-name="gr317" draw:text-style-name="P40" draw:layer="layout" svg:width="1.425cm" svg:height="0.725cm" svg:x="25.551cm" svg:y="35.741cm">
          <draw:text-box>
            <text:p text:style-name="P39"><text:span text:style-name="T27">cond</text:span></text:p>
          </draw:text-box>
        </draw:frame>
        <draw:frame draw:style-name="gr318" draw:text-style-name="P40" draw:layer="layout" svg:width="1.349cm" svg:height="0.725cm" svg:x="25.991cm" svg:y="42.693cm">
          <draw:text-box>
            <text:p text:style-name="P39"><text:span text:style-name="T27">CLR</text:span></text:p>
          </draw:text-box>
        </draw:frame>
        <draw:line draw:style-name="gr319" draw:text-style-name="P27" draw:layer="layout" svg:x1="26.635cm" svg:y1="43.317cm" svg:x2="26.635cm" svg:y2="43.846cm">
          <text:p/>
        </draw:line>
        <draw:g>
          <draw:rect draw:style-name="gr320" draw:text-style-name="P27" draw:layer="layout" svg:width="0.5cm" svg:height="0.5cm" svg:x="25.887cm" svg:y="43.628cm">
            <text:p/>
          </draw:rect>
          <draw:frame draw:style-name="gr321" draw:text-style-name="P40" draw:layer="layout" svg:width="2.437cm" svg:height="0.758cm" svg:x="23.536cm" svg:y="43.479cm">
            <draw:text-box>
              <text:p text:style-name="P39"><text:span text:style-name="T27">reset</text:span></text:p>
            </draw:text-box>
          </draw:frame>
        </draw:g>
        <draw:line draw:style-name="gr322" draw:text-style-name="P27" draw:layer="layout" svg:x1="26.387cm" svg:y1="43.843cm" svg:x2="26.635cm" svg:y2="43.847cm">
          <text:p/>
        </draw:line>
        <draw:g>
          <draw:frame draw:style-name="gr261" draw:text-style-name="P42" draw:layer="layout" svg:width="7.788cm" svg:height="1.055cm" svg:x="13.29cm" svg:y="33.296cm">
            <draw:text-box>
              <text:p text:style-name="P4"><text:span text:style-name="T29">RTL dedicated syntax</text:span></text:p>
            </draw:text-box>
          </draw:frame>
        </draw:g>
        <draw:rect draw:style-name="gr323" draw:text-style-name="P3" draw:layer="layout" svg:width="25.832cm" svg:height="12.27cm" svg:x="4.463cm" svg:y="32.833cm">
          <text:p/>
        </draw:rect>
        <draw:g>
          <draw:frame draw:style-name="gr115" draw:text-style-name="P5" draw:layer="layout" svg:width="2.979cm" svg:height="0.725cm" svg:x="5.987cm" svg:y="52.244cm">
            <draw:text-box>
              <text:p text:style-name="P4"><text:span text:style-name="T3">addresses(0)</text:span></text:p>
            </draw:text-box>
          </draw:frame>
        </draw:g>
        <draw:frame draw:style-name="gr115" draw:text-style-name="P5" draw:layer="layout" svg:width="2.979cm" svg:height="0.725cm" svg:x="5.987cm" svg:y="54.594cm">
          <draw:text-box>
            <text:p text:style-name="P4"><text:span text:style-name="T3">addresses(2)</text:span></text:p>
          </draw:text-box>
        </draw:frame>
        <draw:frame draw:style-name="gr116" draw:text-style-name="P5" draw:layer="layout" svg:width="3.046cm" svg:height="0.725cm" svg:x="5.906cm" svg:y="55.77cm">
          <draw:text-box>
            <text:p text:style-name="P4"><text:span text:style-name="T3">addresses(N)</text:span></text:p>
          </draw:text-box>
        </draw:frame>
        <draw:path draw:style-name="gr82" draw:text-style-name="P13" draw:layer="layout" svg:width="0.199cm" svg:height="0.199cm" svg:x="7.627cm" svg:y="55.219cm" svg:viewBox="0 0 200 200" svg:d="M100 0c57 0 100 43 100 100s-43 100-100 100-100-43-100-100 43-100 100-100z">
          <text:p/>
        </draw:path>
        <draw:path draw:style-name="gr82" draw:text-style-name="P13" draw:layer="layout" svg:width="0.199cm" svg:height="0.199cm" svg:x="7.627cm" svg:y="55.619cm" svg:viewBox="0 0 200 200" svg:d="M100 0c57 0 100 43 100 100s-43 100-100 100-100-43-100-100 43-100 100-100z">
          <text:p/>
        </draw:path>
        <draw:frame draw:style-name="gr115" draw:text-style-name="P5" draw:layer="layout" svg:width="2.979cm" svg:height="0.725cm" svg:x="5.981cm" svg:y="53.368cm">
          <draw:text-box>
            <text:p text:style-name="P4"><text:span text:style-name="T3">addresses(1)</text:span></text:p>
          </draw:text-box>
        </draw:frame>
        <draw:line draw:style-name="gr81" draw:text-style-name="P3" draw:layer="layout" svg:x1="8.773cm" svg:y1="53.747cm" svg:x2="9.766cm" svg:y2="53.747cm">
          <text:p/>
        </draw:line>
        <draw:path draw:style-name="gr93" draw:text-style-name="P43" draw:layer="layout" svg:width="0.749cm" svg:height="0.749cm" svg:x="9.742cm" svg:y="53.584cm" svg:viewBox="0 0 750 750" svg:d="M375 0c213 0 375 162 375 375s-162 375-375 375-375-162-375-375 162-375 375-375z">
          <text:p text:style-name="P13"><text:span text:style-name="T30">=</text:span></text:p>
        </draw:path>
        <draw:g>
          <draw:frame draw:style-name="gr117" draw:text-style-name="P5" draw:layer="layout" svg:width="1.211cm" svg:height="0.725cm" svg:x="8.525cm" svg:y="52.569cm">
            <draw:text-box>
              <text:p text:style-name="P4"><text:span text:style-name="T3">key</text:span></text:p>
            </draw:text-box>
          </draw:frame>
        </draw:g>
        <draw:line draw:style-name="gr81" draw:text-style-name="P3" draw:layer="layout" svg:x1="8.773cm" svg:y1="54.941cm" svg:x2="9.766cm" svg:y2="54.941cm">
          <text:p/>
        </draw:line>
        <draw:path draw:style-name="gr93" draw:text-style-name="P43" draw:layer="layout" svg:width="0.749cm" svg:height="0.749cm" svg:x="9.742cm" svg:y="54.778cm" svg:viewBox="0 0 750 750" svg:d="M375 0c213 0 375 162 375 375s-162 375-375 375-375-162-375-375 162-375 375-375z">
          <text:p text:style-name="P13"><text:span text:style-name="T30">=</text:span></text:p>
        </draw:path>
        <draw:line draw:style-name="gr81" draw:text-style-name="P3" draw:layer="layout" svg:x1="8.766cm" svg:y1="52.581cm" svg:x2="9.759cm" svg:y2="52.581cm">
          <text:p/>
        </draw:line>
        <draw:path draw:style-name="gr93" draw:text-style-name="P43" draw:layer="layout" svg:width="0.749cm" svg:height="0.749cm" svg:x="9.736cm" svg:y="52.418cm" svg:viewBox="0 0 750 750" svg:d="M375 0c213 0 375 162 375 375s-162 375-375 375-375-162-375-375 162-375 375-375z">
          <text:p text:style-name="P13"><text:span text:style-name="T30">=</text:span></text:p>
        </draw:path>
        <draw:line draw:style-name="gr81" draw:text-style-name="P3" draw:layer="layout" svg:x1="8.773cm" svg:y1="56.155cm" svg:x2="9.766cm" svg:y2="56.155cm">
          <text:p/>
        </draw:line>
        <draw:path draw:style-name="gr93" draw:text-style-name="P43" draw:layer="layout" svg:width="0.749cm" svg:height="0.749cm" svg:x="9.742cm" svg:y="55.992cm" svg:viewBox="0 0 750 750" svg:d="M375 0c213 0 375 162 375 375s-162 375-375 375-375-162-375-375 162-375 375-375z">
          <text:p text:style-name="P13"><text:span text:style-name="T30">=</text:span></text:p>
        </draw:path>
        <draw:path draw:style-name="gr57" draw:text-style-name="P3" draw:layer="layout" svg:width="1.079cm" svg:height="1.03cm" svg:x="13.322cm" svg:y="53.161cm" svg:viewBox="0 0 1080 1031" svg:d="M540 0c270 0 540 257 540 515s-270 516-540 516c-180 0-360 0-540 0 99-169 213-214 213-516-10-303-134-327-213-515 180 0 360 0 540 0z">
          <text:p/>
        </draw:path>
        <draw:line draw:style-name="gr81" draw:text-style-name="P3" draw:layer="layout" svg:x1="12.692cm" svg:y1="53.959cm" svg:x2="13.492cm" svg:y2="53.959cm">
          <text:p/>
        </draw:line>
        <draw:line draw:style-name="gr81" draw:text-style-name="P3" draw:layer="layout" svg:x1="12.686cm" svg:y1="52.793cm" svg:x2="13.015cm" svg:y2="52.793cm">
          <text:p/>
        </draw:line>
        <draw:line draw:style-name="gr81" draw:text-style-name="P3" draw:layer="layout" svg:x1="13.016cm" svg:y1="53.331cm" svg:x2="13.015cm" svg:y2="52.793cm">
          <text:p/>
        </draw:line>
        <draw:line draw:style-name="gr81" draw:text-style-name="P3" draw:layer="layout" svg:x1="13.017cm" svg:y1="53.331cm" svg:x2="13.446cm" svg:y2="53.331cm">
          <text:p/>
        </draw:line>
        <draw:path draw:style-name="gr57" draw:text-style-name="P3" draw:layer="layout" svg:width="1.079cm" svg:height="1.03cm" svg:x="15.039cm" svg:y="54.345cm" svg:viewBox="0 0 1080 1031" svg:d="M540 0c270 0 540 257 540 515s-270 516-540 516c-180 0-360 0-540 0 99-169 213-214 213-516-10-303-134-327-213-515 180 0 360 0 540 0z">
          <text:p/>
        </draw:path>
        <draw:line draw:style-name="gr81" draw:text-style-name="P3" draw:layer="layout" svg:x1="12.692cm" svg:y1="55.153cm" svg:x2="15.209cm" svg:y2="55.143cm">
          <text:p/>
        </draw:line>
        <draw:line draw:style-name="gr81" draw:text-style-name="P3" draw:layer="layout" svg:x1="14.403cm" svg:y1="53.677cm" svg:x2="14.732cm" svg:y2="53.677cm">
          <text:p/>
        </draw:line>
        <draw:line draw:style-name="gr81" draw:text-style-name="P3" draw:layer="layout" svg:x1="14.734cm" svg:y1="54.515cm" svg:x2="14.732cm" svg:y2="53.677cm">
          <text:p/>
        </draw:line>
        <draw:line draw:style-name="gr81" draw:text-style-name="P3" draw:layer="layout" svg:x1="14.734cm" svg:y1="54.515cm" svg:x2="15.163cm" svg:y2="54.515cm">
          <text:p/>
        </draw:line>
        <draw:path draw:style-name="gr57" draw:text-style-name="P3" draw:layer="layout" svg:width="1.079cm" svg:height="1.03cm" svg:x="16.755cm" svg:y="55.55cm" svg:viewBox="0 0 1080 1031" svg:d="M540 0c270 0 540 257 540 515s-270 516-540 516c-180 0-360 0-540 0 99-169 213-214 213-516-10-303-134-327-213-515 180 0 360 0 540 0z">
          <text:p/>
        </draw:path>
        <draw:line draw:style-name="gr81" draw:text-style-name="P3" draw:layer="layout" svg:x1="12.692cm" svg:y1="56.348cm" svg:x2="16.925cm" svg:y2="56.348cm">
          <text:p/>
        </draw:line>
        <draw:line draw:style-name="gr81" draw:text-style-name="P3" draw:layer="layout" svg:x1="16.119cm" svg:y1="54.86cm" svg:x2="16.448cm" svg:y2="54.86cm">
          <text:p/>
        </draw:line>
        <draw:line draw:style-name="gr81" draw:text-style-name="P3" draw:layer="layout" svg:x1="16.45cm" svg:y1="55.72cm" svg:x2="16.448cm" svg:y2="54.86cm">
          <text:p/>
        </draw:line>
        <draw:line draw:style-name="gr81" draw:text-style-name="P3" draw:layer="layout" svg:x1="16.45cm" svg:y1="55.72cm" svg:x2="16.879cm" svg:y2="55.72cm">
          <text:p/>
        </draw:line>
        <draw:line draw:style-name="gr81" draw:text-style-name="P3" draw:layer="layout" svg:x1="10.498cm" svg:y1="53.959cm" svg:x2="11.298cm" svg:y2="53.959cm">
          <text:p/>
        </draw:line>
        <draw:line draw:style-name="gr81" draw:text-style-name="P3" draw:layer="layout" svg:x1="10.498cm" svg:y1="55.153cm" svg:x2="11.298cm" svg:y2="55.153cm">
          <text:p/>
        </draw:line>
        <draw:line draw:style-name="gr81" draw:text-style-name="P3" draw:layer="layout" svg:x1="10.492cm" svg:y1="52.793cm" svg:x2="11.292cm" svg:y2="52.793cm">
          <text:p/>
        </draw:line>
        <draw:line draw:style-name="gr81" draw:text-style-name="P3" draw:layer="layout" svg:x1="10.498cm" svg:y1="56.367cm" svg:x2="11.298cm" svg:y2="56.367cm">
          <text:p/>
        </draw:line>
        <draw:line draw:style-name="gr81" draw:text-style-name="P3" draw:layer="layout" svg:x1="9.525cm" svg:y1="54.147cm" svg:x2="9.766cm" svg:y2="54.147cm">
          <text:p/>
        </draw:line>
        <draw:line draw:style-name="gr81" draw:text-style-name="P3" draw:layer="layout" svg:x1="9.525cm" svg:y1="55.341cm" svg:x2="9.766cm" svg:y2="55.341cm">
          <text:p/>
        </draw:line>
        <draw:line draw:style-name="gr81" draw:text-style-name="P3" draw:layer="layout" svg:x1="9.523cm" svg:y1="52.981cm" svg:x2="9.764cm" svg:y2="52.981cm">
          <text:p/>
        </draw:line>
        <draw:line draw:style-name="gr81" draw:text-style-name="P3" draw:layer="layout" svg:x1="9.525cm" svg:y1="56.555cm" svg:x2="9.766cm" svg:y2="56.555cm">
          <text:p/>
        </draw:line>
        <draw:g>
          <draw:frame draw:style-name="gr117" draw:text-style-name="P5" draw:layer="layout" svg:width="1.211cm" svg:height="0.725cm" svg:x="8.507cm" svg:y="53.747cm">
            <draw:text-box>
              <text:p text:style-name="P4"><text:span text:style-name="T3">key</text:span></text:p>
            </draw:text-box>
          </draw:frame>
        </draw:g>
        <draw:g>
          <draw:frame draw:style-name="gr117" draw:text-style-name="P5" draw:layer="layout" svg:width="1.211cm" svg:height="0.725cm" svg:x="8.531cm" svg:y="54.941cm">
            <draw:text-box>
              <text:p text:style-name="P4"><text:span text:style-name="T3">key</text:span></text:p>
            </draw:text-box>
          </draw:frame>
        </draw:g>
        <draw:g>
          <draw:frame draw:style-name="gr117" draw:text-style-name="P5" draw:layer="layout" svg:width="1.211cm" svg:height="0.725cm" svg:x="8.531cm" svg:y="56.155cm">
            <draw:text-box>
              <text:p text:style-name="P4"><text:span text:style-name="T3">key</text:span></text:p>
            </draw:text-box>
          </draw:frame>
        </draw:g>
        <draw:g>
          <draw:frame draw:style-name="gr98" draw:text-style-name="P5" draw:layer="layout" svg:width="2.462cm" svg:height="0.725cm" svg:x="10.368cm" svg:y="52.45cm">
            <draw:text-box>
              <text:p text:style-name="P4"><text:span text:style-name="T3">hits(0)</text:span></text:p>
            </draw:text-box>
          </draw:frame>
        </draw:g>
        <draw:frame draw:style-name="gr98" draw:text-style-name="P5" draw:layer="layout" svg:width="2.462cm" svg:height="0.725cm" svg:x="10.368cm" svg:y="54.8cm">
          <draw:text-box>
            <text:p text:style-name="P4"><text:span text:style-name="T3">hits(2)</text:span></text:p>
          </draw:text-box>
        </draw:frame>
        <draw:frame draw:style-name="gr99" draw:text-style-name="P5" draw:layer="layout" svg:width="2.53cm" svg:height="0.725cm" svg:x="10.386cm" svg:y="55.976cm">
          <draw:text-box>
            <text:p text:style-name="P4"><text:span text:style-name="T3">hits(N)</text:span></text:p>
          </draw:text-box>
        </draw:frame>
        <draw:frame draw:style-name="gr98" draw:text-style-name="P5" draw:layer="layout" svg:width="2.462cm" svg:height="0.725cm" svg:x="10.362cm" svg:y="53.574cm">
          <draw:text-box>
            <text:p text:style-name="P4"><text:span text:style-name="T3">hits(1)</text:span></text:p>
          </draw:text-box>
        </draw:frame>
        <draw:line draw:style-name="gr81" draw:text-style-name="P3" draw:layer="layout" svg:x1="17.835cm" svg:y1="56.065cm" svg:x2="18.164cm" svg:y2="56.065cm">
          <text:p/>
        </draw:line>
        <draw:g>
          <draw:frame draw:style-name="gr117" draw:text-style-name="P5" draw:layer="layout" svg:width="1.211cm" svg:height="0.725cm" svg:x="17.832cm" svg:y="55.7cm">
            <draw:text-box>
              <text:p text:style-name="P4"><text:span text:style-name="T3">hit</text:span></text:p>
            </draw:text-box>
          </draw:frame>
        </draw:g>
        <draw:custom-shape draw:name="Rectangle 3" draw:style-name="gr324" draw:text-style-name="P36" draw:layer="layout" svg:width="14.468cm" svg:height="3.309cm" svg:x="4.997cm" svg:y="46.436cm">
          <text:list text:style-name="L2">
            <text:list-header>
              <text:p text:style-name="P35"><text:span text:style-name="T22">val </text:span><text:span text:style-name="T23">addresses </text:span><text:span text:style-name="T24">= Vec(UInt(</text:span><text:span text:style-name="T26">8 </text:span><text:span text:style-name="T24">bits), </text:span><text:span text:style-name="T26">4</text:span><text:span text:style-name="T24">)</text:span><text:span text:style-name="T24"><text:line-break/></text:span><text:span text:style-name="T22">val </text:span><text:span text:style-name="T23">key <text:s/></text:span><text:span text:style-name="T24">= UInt(</text:span><text:span text:style-name="T26">8 </text:span><text:span text:style-name="T24">bits)</text:span><text:span text:style-name="T24"><text:line-break/></text:span><text:span text:style-name="T22">val </text:span><text:span text:style-name="T23">hits </text:span><text:span text:style-name="T24">= </text:span><text:span text:style-name="T23">addresses</text:span><text:span text:style-name="T24">.map(address =&gt; address === </text:span><text:span text:style-name="T23">key</text:span><text:span text:style-name="T24">)</text:span><text:span text:style-name="T24"><text:line-break/></text:span><text:span text:style-name="T22">val </text:span><text:span text:style-name="T23">hit <text:s/></text:span><text:span text:style-name="T24">= </text:span><text:span text:style-name="T23">hits</text:span><text:span text:style-name="T24">.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325" draw:text-style-name="P37"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5" draw:text-style-name="P42" draw:layer="layout" svg:width="9.069cm" svg:height="1.085cm" svg:x="6.797cm" svg:y="45.387cm">
            <draw:text-box>
              <text:p text:style-name="P4"><text:span text:style-name="T29">Functional programming</text:span></text:p>
            </draw:text-box>
          </draw:frame>
        </draw:g>
        <draw:rect draw:style-name="gr323" draw:text-style-name="P3" draw:layer="layout" svg:width="16.118cm" svg:height="12.27cm" svg:x="4.463cm" svg:y="45.103cm">
          <text:p/>
        </draw:rect>
        <draw:rect draw:style-name="gr45" draw:text-style-name="P44" draw:layer="layout" svg:width="2.5cm" svg:height="1.233cm" svg:x="21.995cm" svg:y="47.005cm">
          <text:p text:style-name="P3"><text:span text:style-name="T30">*.scala</text:span></text:p>
        </draw:rect>
        <draw:line draw:style-name="gr50" draw:text-style-name="P3" draw:layer="layout" svg:x1="23.195cm" svg:y1="48.238cm" svg:x2="23.195cm" svg:y2="49.238cm">
          <text:p/>
        </draw:line>
        <draw:rect draw:style-name="gr45" draw:text-style-name="P44" draw:layer="layout" svg:width="5cm" svg:height="1.233cm" svg:x="22.695cm" svg:y="52.222cm">
          <text:p text:style-name="P3"><text:span text:style-name="T30">*.vhd / *.v</text:span></text:p>
        </draw:rect>
        <draw:line draw:style-name="gr50" draw:text-style-name="P3" draw:layer="layout" svg:x1="23.145cm" svg:y1="53.455cm" svg:x2="23.145cm" svg:y2="54.455cm">
          <text:p/>
        </draw:line>
        <draw:line draw:style-name="gr50" draw:text-style-name="P3" draw:layer="layout" svg:x1="23.195cm" svg:y1="51.188cm" svg:x2="23.195cm" svg:y2="52.288cm">
          <text:p/>
        </draw:line>
        <draw:custom-shape draw:style-name="gr32" draw:text-style-name="P19" draw:layer="layout" svg:width="3.75cm" svg:height="2.25cm" svg:x="25.195cm" svg:y="54.372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21.245cm" svg:y="54.372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27.145cm" svg:y1="53.455cm" svg:x2="27.145cm" svg:y2="54.455cm">
          <text:p/>
        </draw:line>
        <draw:rect draw:style-name="gr45" draw:text-style-name="P44" draw:layer="layout" svg:width="4.5cm" svg:height="1.233cm" svg:x="24.995cm" svg:y="47.022cm">
          <text:p text:style-name="P3"><text:span text:style-name="T30">*.vhd / *.v <text:s/>(IP)</text:span></text:p>
        </draw:rect>
        <draw:line draw:style-name="gr50" draw:text-style-name="P3" draw:layer="layout" svg:x1="27.195cm" svg:y1="48.255cm" svg:x2="27.195cm" svg:y2="52.222cm">
          <text:p/>
        </draw:line>
        <draw:custom-shape draw:style-name="gr32" draw:text-style-name="P19" draw:layer="layout" svg:width="4.115cm" svg:height="2.116cm" svg:x="21.145cm" svg:y="49.072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6" draw:text-style-name="P42" draw:layer="layout" svg:width="3.389cm" svg:height="1.055cm" svg:x="23.535cm" svg:y="45.603cm">
            <draw:text-box>
              <text:p text:style-name="P4"><text:span text:style-name="T29">The flow</text:span></text:p>
            </draw:text-box>
          </draw:frame>
        </draw:g>
        <draw:frame draw:style-name="gr326" draw:text-style-name="P45" draw:layer="layout" svg:width="23.114cm" svg:height="8.898cm" svg:x="6.129cm" svg:y="15.121cm">
          <draw:text-box>
            <text:p text:style-name="P12"><text:span text:style-name="T31">case <text:s/>class <text:s/></text:span><text:span text:style-name="T32">RGB(redWidth <text:s/>: <text:s/>Int,greenWidth <text:s/>: <text:s/>Int,blueWidth <text:s/>: <text:s/>Int) <text:s/></text:span><text:span text:style-name="T31">extends <text:s/></text:span><text:span text:style-name="T32">Bundle{</text:span><text:span text:style-name="T32"><text:line-break/></text:span><text:span text:style-name="T32"> <text:s text:c="3"/></text:span><text:span text:style-name="T31">val <text:s/></text:span><text:span text:style-name="T33">r <text:s/></text:span><text:span text:style-name="T32">= <text:s/>UInt(redWidth <text:s/>bits)</text:span><text:span text:style-name="T32"><text:line-break/></text:span><text:span text:style-name="T32"> <text:s text:c="3"/></text:span><text:span text:style-name="T31">val <text:s/></text:span><text:span text:style-name="T33">g <text:s/></text:span><text:span text:style-name="T32">= <text:s/>UInt(greenWidth <text:s/>bits)</text:span><text:span text:style-name="T32"><text:line-break/></text:span><text:span text:style-name="T32"> <text:s text:c="3"/></text:span><text:span text:style-name="T31">val <text:s/></text:span><text:span text:style-name="T33">b <text:s/></text:span><text:span text:style-name="T32">= <text:s/>UInt(blueWidth <text:s/>bits)</text:span><text:span text:style-name="T32"><text:line-break/></text:span><text:span text:style-name="T32"><text:line-break/></text:span><text:span text:style-name="T32"> <text:s text:c="3"/></text:span><text:span text:style-name="T31">def <text:s/></text:span><text:span text:style-name="T32">isBlack() <text:s/>: <text:s/>Bool <text:s/>= <text:s/>(</text:span><text:span text:style-name="T33">r <text:s/></text:span><text:span text:style-name="T32">=== <text:s/></text:span><text:span text:style-name="T34">0 <text:s/></text:span><text:span text:style-name="T32">&amp;&amp; <text:s/></text:span><text:span text:style-name="T33">g <text:s/></text:span><text:span text:style-name="T32">=== <text:s/></text:span><text:span text:style-name="T34">0 <text:s/></text:span><text:span text:style-name="T32">&amp;&amp; <text:s/></text:span><text:span text:style-name="T33">b <text:s/></text:span><text:span text:style-name="T32">=== <text:s/></text:span><text:span text:style-name="T34">0</text:span><text:span text:style-name="T32">)</text:span><text:span text:style-name="T32"><text:line-break/></text:span><text:span text:style-name="T32">}</text:span><text:span text:style-name="T32"><text:line-break/></text:span><text:span text:style-name="T32"><text:line-break/></text:span><text:span text:style-name="T31">val <text:s/></text:span><text:span text:style-name="T33">source</text:span><text:span text:style-name="T32">,</text:span><text:span text:style-name="T33">sink <text:s/></text:span><text:span text:style-name="T32">= <text:s/>Stream(</text:span><text:span text:style-name="T35">RGB</text:span><text:span text:style-name="T32">(</text:span><text:span text:style-name="T34">5</text:span><text:span text:style-name="T32">,</text:span><text:span text:style-name="T34">6</text:span><text:span text:style-name="T32">,</text:span><text:span text:style-name="T34">5</text:span><text:span text:style-name="T32">))</text:span><text:span text:style-name="T32"><text:line-break/></text:span><text:span text:style-name="T33">sink <text:s/></text:span><text:span text:style-name="T32">&lt;-&lt; <text:s/></text:span><text:span text:style-name="T33">source</text:span><text:span text:style-name="T32">.throwWhen(</text:span><text:span text:style-name="T33">source</text:span><text:span text:style-name="T32">.</text:span><text:span text:style-name="T33">payload</text:span><text:span text:style-name="T36">.isBlack())</text:span></text:p>
          </draw:text-box>
        </draw:frame>
        <draw:g>
          <draw:rect draw:style-name="gr3" draw:text-style-name="P3" draw:layer="layout" svg:width="0.5cm" svg:height="0.436cm" svg:x="11.744cm" svg:y="25.919cm">
            <text:p/>
          </draw:rect>
          <draw:frame draw:style-name="gr327" draw:text-style-name="P5" draw:layer="layout" svg:width="2.498cm" svg:height="0.806cm" svg:x="9.332cm" svg:y="25.718cm">
            <draw:text-box>
              <text:p text:style-name="P4"><text:span text:style-name="T3">valid</text:span></text:p>
            </draw:text-box>
          </draw:frame>
        </draw:g>
        <draw:g>
          <draw:rect draw:style-name="gr3" draw:text-style-name="P3" draw:layer="layout" svg:width="0.5cm" svg:height="0.5cm" svg:x="11.698cm" svg:y="28.286cm">
            <text:p/>
          </draw:rect>
          <draw:frame draw:style-name="gr328" draw:text-style-name="P5" draw:layer="layout" svg:width="2.497cm" svg:height="0.807cm" svg:x="9.287cm" svg:y="28.113cm">
            <draw:text-box>
              <text:p text:style-name="P4"><text:span text:style-name="T3">red</text:span></text:p>
            </draw:text-box>
          </draw:frame>
        </draw:g>
        <draw:g>
          <draw:rect draw:style-name="gr17" draw:text-style-name="P3" draw:layer="layout" svg:width="0.5cm" svg:height="0.5cm" svg:x="22.041cm" svg:y="31.387cm">
            <text:p/>
          </draw:rect>
          <draw:frame draw:style-name="gr329" draw:text-style-name="P5" draw:layer="layout" svg:width="2.635cm" svg:height="0.806cm" svg:x="22.485cm" svg:y="31.215cm">
            <draw:text-box>
              <text:p text:style-name="P4"><text:span text:style-name="T3">ready</text:span></text:p>
            </draw:text-box>
          </draw:frame>
        </draw:g>
        <draw:g>
          <draw:rect draw:style-name="gr17" draw:text-style-name="P3" draw:layer="layout" svg:width="0.5cm" svg:height="0.5cm" svg:x="11.698cm" svg:y="30.947cm">
            <text:p/>
          </draw:rect>
          <draw:frame draw:style-name="gr330" draw:text-style-name="P5" draw:layer="layout" svg:width="2.497cm" svg:height="0.806cm" svg:x="9.287cm" svg:y="30.775cm">
            <draw:text-box>
              <text:p text:style-name="P4"><text:span text:style-name="T3">ready</text:span></text:p>
            </draw:text-box>
          </draw:frame>
        </draw:g>
        <draw:g>
          <draw:rect draw:style-name="gr3" draw:text-style-name="P3" draw:layer="layout" svg:width="0.5cm" svg:height="0.5cm" svg:x="21.98cm" svg:y="28.214cm">
            <text:p/>
          </draw:rect>
          <draw:frame draw:style-name="gr331" draw:text-style-name="P5" draw:layer="layout" svg:width="2.635cm" svg:height="0.807cm" svg:x="22.424cm" svg:y="28.041cm">
            <draw:text-box>
              <text:p text:style-name="P4"><text:span text:style-name="T3">red</text:span></text:p>
            </draw:text-box>
          </draw:frame>
        </draw:g>
        <draw:g>
          <draw:rect draw:style-name="gr3" draw:text-style-name="P3" draw:layer="layout" svg:width="0.5cm" svg:height="0.5cm" svg:x="21.978cm" svg:y="26.112cm">
            <text:p/>
          </draw:rect>
          <draw:frame draw:style-name="gr329" draw:text-style-name="P5" draw:layer="layout" svg:width="2.635cm" svg:height="0.806cm" svg:x="22.422cm" svg:y="25.94cm">
            <draw:text-box>
              <text:p text:style-name="P4"><text:span text:style-name="T3">valid</text:span></text:p>
            </draw:text-box>
          </draw:frame>
        </draw:g>
        <draw:g xml:id="id158" draw:id="id158">
          <draw:rect draw:style-name="gr2" draw:text-style-name="P3" draw:layer="layout" svg:width="1cm" svg:height="2cm" svg:x="19.641cm" svg:y="28.28cm">
            <text:p/>
          </draw:rect>
          <draw:custom-shape draw:style-name="gr40" draw:text-style-name="P13" draw:layer="layout" svg:width="0.5cm" svg:height="0.5cm" draw:transform="rotate (-1.57079632679579) translate (20.141cm 29.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9" draw:id="id159">
          <draw:rect draw:style-name="gr2" draw:text-style-name="P3" draw:layer="layout" svg:width="1cm" svg:height="2cm" svg:x="19.641cm" svg:y="25.78cm">
            <text:p/>
          </draw:rect>
          <draw:custom-shape draw:style-name="gr40" draw:text-style-name="P13" draw:layer="layout" svg:width="0.5cm" svg:height="0.5cm" draw:transform="rotate (-1.57079632679579) translate (20.141cm 27.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19.641cm" svg:y1="29.28cm" svg:x2="19.828cm" svg:y2="31.594cm" draw:start-shape="id158" draw:start-glue-point="3" svg:d="M19641 29280h-542v2314h729">
          <text:p/>
        </draw:connector>
        <draw:connector draw:style-name="gr8" draw:text-style-name="P3" draw:layer="layout" svg:x1="19.641cm" svg:y1="26.78cm" svg:x2="19.829cm" svg:y2="31.594cm" draw:start-shape="id159" draw:start-glue-point="3" svg:d="M19641 26780h-542v4814h730">
          <text:p/>
        </draw:connector>
        <draw:rect draw:style-name="gr42" draw:text-style-name="P3" draw:layer="layout" svg:width="2.15cm" svg:height="6.613cm" svg:x="21.741cm" svg:y="25.617cm">
          <text:p/>
        </draw:rect>
        <draw:rect draw:style-name="gr42" draw:text-style-name="P3" draw:layer="layout" svg:width="2.25cm" svg:height="6.063cm" svg:x="10.298cm" svg:y="25.591cm">
          <text:p/>
        </draw:rect>
        <draw:frame draw:style-name="gr332" draw:text-style-name="P46" draw:layer="layout" svg:width="2.672cm" svg:height="1.071cm" svg:x="10.201cm" svg:y="24.691cm">
          <draw:text-box>
            <text:p><text:span text:style-name="T30">source</text:span></text:p>
          </draw:text-box>
        </draw:frame>
        <draw:frame draw:style-name="gr333" draw:text-style-name="P46" draw:layer="layout" svg:width="4.357cm" svg:height="1.071cm" svg:x="22.004cm" svg:y="24.791cm">
          <draw:text-box>
            <text:p><text:span text:style-name="T30">sink</text:span></text:p>
          </draw:text-box>
        </draw:frame>
        <draw:g>
          <draw:rect draw:style-name="gr3" draw:text-style-name="P3" draw:layer="layout" svg:width="0.5cm" svg:height="0.5cm" svg:x="11.698cm" svg:y="28.777cm">
            <text:p/>
          </draw:rect>
          <draw:frame draw:style-name="gr328" draw:text-style-name="P5" draw:layer="layout" svg:width="2.497cm" svg:height="0.807cm" svg:x="9.287cm" svg:y="28.604cm">
            <draw:text-box>
              <text:p text:style-name="P4"><text:span text:style-name="T3">green</text:span></text:p>
            </draw:text-box>
          </draw:frame>
        </draw:g>
        <draw:g>
          <draw:rect draw:style-name="gr3" draw:text-style-name="P3" draw:layer="layout" svg:width="0.5cm" svg:height="0.5cm" svg:x="11.712cm" svg:y="29.277cm">
            <text:p/>
          </draw:rect>
          <draw:frame draw:style-name="gr334" draw:text-style-name="P5" draw:layer="layout" svg:width="2.498cm" svg:height="0.807cm" svg:x="9.3cm" svg:y="29.104cm">
            <draw:text-box>
              <text:p text:style-name="P4"><text:span text:style-name="T3">blue</text:span></text:p>
            </draw:text-box>
          </draw:frame>
        </draw:g>
        <draw:g>
          <draw:rect draw:style-name="gr3" draw:text-style-name="P3" draw:layer="layout" svg:width="0.5cm" svg:height="0.5cm" svg:x="21.98cm" svg:y="28.763cm">
            <text:p/>
          </draw:rect>
          <draw:frame draw:style-name="gr329" draw:text-style-name="P5" draw:layer="layout" svg:width="2.635cm" svg:height="0.806cm" svg:x="22.424cm" svg:y="28.591cm">
            <draw:text-box>
              <text:p text:style-name="P4"><text:span text:style-name="T3">green</text:span></text:p>
            </draw:text-box>
          </draw:frame>
        </draw:g>
        <draw:g>
          <draw:rect draw:style-name="gr3" draw:text-style-name="P3" draw:layer="layout" svg:width="0.5cm" svg:height="0.5cm" svg:x="21.98cm" svg:y="29.288cm">
            <text:p/>
          </draw:rect>
          <draw:frame draw:style-name="gr329" draw:text-style-name="P5" draw:layer="layout" svg:width="2.635cm" svg:height="0.806cm" svg:x="22.424cm" svg:y="29.116cm">
            <draw:text-box>
              <text:p text:style-name="P4"><text:span text:style-name="T3">blue</text:span></text:p>
            </draw:text-box>
          </draw:frame>
        </draw:g>
        <draw:g>
          <draw:rect draw:style-name="gr3" draw:text-style-name="P3" draw:layer="layout" svg:width="0.5cm" svg:height="0.436cm" svg:x="16.294cm" svg:y="26.138cm">
            <text:p/>
          </draw:rect>
        </draw:g>
        <draw:g>
          <draw:rect draw:style-name="gr3" draw:text-style-name="P3" draw:layer="layout" svg:width="0.5cm" svg:height="0.5cm" svg:x="16.248cm" svg:y="28.249cm">
            <text:p/>
          </draw:rect>
        </draw:g>
        <draw:g>
          <draw:rect draw:style-name="gr17" draw:text-style-name="P3" draw:layer="layout" svg:width="0.5cm" svg:height="0.5cm" svg:x="16.248cm" svg:y="31.149cm">
            <text:p/>
          </draw:rect>
        </draw:g>
        <draw:rect draw:style-name="gr42" draw:text-style-name="P3" draw:layer="layout" svg:width="1.194cm" svg:height="6.613cm" svg:x="15.904cm" svg:y="25.554cm">
          <text:p/>
        </draw:rect>
        <draw:g>
          <draw:rect draw:style-name="gr3" draw:text-style-name="P3" draw:layer="layout" svg:width="0.5cm" svg:height="0.5cm" svg:x="16.248cm" svg:y="28.74cm">
            <text:p/>
          </draw:rect>
        </draw:g>
        <draw:g>
          <draw:rect draw:style-name="gr3" draw:text-style-name="P3" draw:layer="layout" svg:width="0.5cm" svg:height="0.5cm" svg:x="16.262cm" svg:y="29.24cm">
            <text:p/>
          </draw:rect>
        </draw:g>
        <draw:custom-shape draw:style-name="gr46" draw:text-style-name="P3" draw:layer="layout" svg:width="1cm" svg:height="1cm" svg:x="14.704cm" svg:y="25.854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line draw:style-name="gr55" draw:text-style-name="P3" draw:layer="layout" svg:x1="12.244cm" svg:y1="26.154cm" svg:x2="14.704cm" svg:y2="26.154cm">
          <text:p/>
        </draw:line>
        <draw:line draw:style-name="gr55" draw:text-style-name="P3" draw:layer="layout" svg:x1="13.773cm" svg:y1="31.404cm" svg:x2="16.248cm" svg:y2="31.404cm">
          <text:p/>
        </draw:line>
        <draw:line draw:style-name="gr55" draw:text-style-name="P3" draw:layer="layout" svg:x1="12.198cm" svg:y1="31.165cm" svg:x2="12.773cm" svg:y2="31.165cm">
          <text:p/>
        </draw:line>
        <draw:line draw:style-name="gr55" draw:text-style-name="P3" draw:layer="layout" svg:x1="16.294cm" svg:y1="26.372cm" svg:x2="15.704cm" svg:y2="26.372cm">
          <text:p/>
        </draw:line>
        <draw:line draw:style-name="gr55" draw:text-style-name="P3" draw:layer="layout" svg:x1="12.212cm" svg:y1="29.522cm" svg:x2="16.262cm" svg:y2="29.522cm">
          <text:p/>
        </draw:line>
        <draw:line draw:style-name="gr55" draw:text-style-name="P3" draw:layer="layout" svg:x1="13.254cm" svg:y1="28.522cm" svg:x2="13.254cm" svg:y2="28.154cm">
          <text:p/>
        </draw:line>
        <draw:line draw:style-name="gr55" draw:text-style-name="P3" draw:layer="layout" svg:x1="13.454cm" svg:y1="29.022cm" svg:x2="13.454cm" svg:y2="28.154cm">
          <text:p/>
        </draw:line>
        <draw:line draw:style-name="gr55" draw:text-style-name="P3" draw:layer="layout" svg:x1="13.654cm" svg:y1="29.522cm" svg:x2="13.654cm" svg:y2="27.904cm">
          <text:p/>
        </draw:line>
        <draw:custom-shape draw:style-name="gr32" draw:text-style-name="P11" draw:layer="layout" svg:width="1.25cm" svg:height="1cm" svg:x="12.754cm" svg:y="27.154cm">
          <text:p text:style-name="P1"><text:span text:style-name="T6">isBlac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13.773cm" svg:y1="30.904cm" svg:x2="14.254cm" svg:y2="30.904cm">
          <text:p/>
        </draw:line>
        <draw:line draw:style-name="gr55" draw:text-style-name="P3" draw:layer="layout" svg:x1="14.254cm" svg:y1="26.654cm" svg:x2="14.255cm" svg:y2="30.904cm">
          <text:p/>
        </draw:line>
        <draw:line draw:style-name="gr55" draw:text-style-name="P3" draw:layer="layout" svg:x1="14.455cm" svg:y1="26.654cm" svg:x2="14.704cm" svg:y2="26.654cm">
          <text:p/>
        </draw:line>
        <draw:line draw:style-name="gr55" draw:text-style-name="P3" draw:layer="layout" svg:x1="14.004cm" svg:y1="27.654cm" svg:x2="14.255cm" svg:y2="27.654cm">
          <text:p/>
        </draw:line>
        <draw:custom-shape draw:style-name="gr56" draw:text-style-name="P3" draw:layer="layout" svg:width="0.25cm" svg:height="0.25cm" svg:x="14.455cm" svg:y="26.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12.754cm" svg:y="30.655cm" svg:viewBox="0 0 1168 1002" svg:d="M501 1000c-83 0-501 2-501-499s418-501 501-501c278 0 389 2 667 2-84 0-168 311-168 499s84 501 168 501c-278 0-389-2-667-2z">
          <text:p/>
        </draw:path>
        <draw:line draw:style-name="gr55" draw:text-style-name="P3" draw:layer="layout" svg:x1="14.455cm" svg:y1="26.654cm" svg:x2="14.254cm" svg:y2="26.654cm">
          <text:p/>
        </draw:line>
        <draw:line draw:style-name="gr55" draw:text-style-name="P3" draw:layer="layout" svg:x1="12.198cm" svg:y1="28.995cm" svg:x2="16.248cm" svg:y2="28.995cm">
          <text:p/>
        </draw:line>
        <draw:line draw:style-name="gr55" draw:text-style-name="P3" draw:layer="layout" svg:x1="12.198cm" svg:y1="28.495cm" svg:x2="16.248cm" svg:y2="28.495cm">
          <text:p/>
        </draw:line>
        <draw:line draw:style-name="gr55" draw:text-style-name="P3" draw:layer="layout" svg:x1="16.794cm" svg:y1="26.368cm" svg:x2="19.641cm" svg:y2="26.368cm">
          <text:p/>
        </draw:line>
        <draw:line draw:style-name="gr55" draw:text-style-name="P3" draw:layer="layout" svg:x1="12.198cm" svg:y1="28.495cm" svg:x2="16.248cm" svg:y2="28.495cm">
          <text:p/>
        </draw:line>
        <draw:line draw:style-name="gr55" draw:text-style-name="P3" draw:layer="layout" svg:x1="19.641cm" svg:y1="28.754cm" svg:x2="16.762cm" svg:y2="29.504cm">
          <text:p/>
        </draw:line>
        <draw:line draw:style-name="gr55" draw:text-style-name="P3" draw:layer="layout" svg:x1="19.642cm" svg:y1="28.654cm" svg:x2="16.763cm" svg:y2="28.999cm">
          <text:p/>
        </draw:line>
        <draw:line draw:style-name="gr55" draw:text-style-name="P3" draw:layer="layout" svg:x1="19.641cm" svg:y1="28.499cm" svg:x2="16.762cm" svg:y2="28.499cm">
          <text:p/>
        </draw:line>
        <draw:line draw:style-name="gr55" draw:text-style-name="P3" draw:layer="layout" svg:x1="20.641cm" svg:y1="28.654cm" svg:x2="21.98cm" svg:y2="29.504cm">
          <text:p/>
        </draw:line>
        <draw:line draw:style-name="gr55" draw:text-style-name="P3" draw:layer="layout" svg:x1="20.641cm" svg:y1="28.593cm" svg:x2="21.98cm" svg:y2="29.004cm">
          <text:p/>
        </draw:line>
        <draw:line draw:style-name="gr55" draw:text-style-name="P3" draw:layer="layout" svg:x1="20.641cm" svg:y1="28.484cm" svg:x2="21.98cm" svg:y2="28.484cm">
          <text:p/>
        </draw:line>
        <draw:line draw:style-name="gr55" draw:text-style-name="P3" draw:layer="layout" svg:x1="16.748cm" svg:y1="31.404cm" svg:x2="19.223cm" svg:y2="31.404cm">
          <text:p/>
        </draw:line>
        <draw:line draw:style-name="gr55" draw:text-style-name="P3" draw:layer="layout" svg:x1="19.566cm" svg:y1="31.643cm" svg:x2="22.041cm" svg:y2="31.643cm">
          <text:p/>
        </draw:line>
        <draw:custom-shape draw:style-name="gr41" draw:text-style-name="P11" draw:layer="layout" svg:width="2.75cm" svg:height="1.7cm" svg:x="18.591cm" svg:y="30.7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1.978cm" svg:y1="26.368cm" svg:x2="20.641cm" svg:y2="26.368cm">
          <text:p/>
        </draw:line>
        <draw:rect draw:style-name="gr323" draw:text-style-name="P3" draw:layer="layout" svg:width="25.845cm" svg:height="19.007cm" svg:x="4.463cm" svg:y="13.826cm">
          <text:p/>
        </draw:rect>
        <draw:custom-shape draw:name="Flèche droite 9" draw:style-name="gr335" draw:text-style-name="P37" draw:layer="layout" svg:width="1.645cm" svg:height="0.599cm" draw:transform="rotate (-1.57079632679579) translate (16.714cm 23.167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23" draw:text-style-name="P3" draw:layer="layout" svg:width="9.714cm" svg:height="12.27cm" svg:x="20.581cm" svg:y="45.103cm">
          <text:p/>
        </draw:rect>
        <draw:g>
          <draw:frame draw:style-name="gr261" draw:text-style-name="P42" draw:layer="layout" svg:width="7.788cm" svg:height="1.055cm" svg:x="13.29cm" svg:y="14.066cm">
            <draw:text-box>
              <text:p text:style-name="P4"><text:span text:style-name="T29">Stream methodology</text:span></text:p>
            </draw:text-box>
          </draw:frame>
        </draw:g>
      </draw:page>
      <draw:page draw:name="page10" draw:style-name="dp1" draw:master-page-name="Standard">
        <draw:rect draw:style-name="gr323" draw:text-style-name="P3" draw:layer="layout" svg:width="21.533cm" svg:height="18.607cm" svg:x="3.591cm" svg:y="13.416cm">
          <text:p/>
        </draw:rect>
        <draw:g>
          <draw:frame draw:style-name="gr261" draw:text-style-name="P42" draw:layer="layout" svg:width="7.788cm" svg:height="1.055cm" svg:x="10.396cm" svg:y="13.656cm">
            <draw:text-box>
              <text:p text:style-name="P4"><text:span text:style-name="T29">Bus definition</text:span></text:p>
            </draw:text-box>
          </draw:frame>
        </draw:g>
        <draw:frame draw:style-name="gr336" draw:text-style-name="P45" draw:layer="layout" svg:width="21.814cm" svg:height="17.301cm" svg:x="4.336cm" svg:y="15.132cm">
          <draw:text-box>
            <text:p text:style-name="P12"><text:span text:style-name="T31">case <text:s/>class <text:s/></text:span><text:span text:style-name="T32">Apb3Config(addressWidth <text:s text:c="3"/>: <text:s/>Int,</text:span><text:span text:style-name="T32"><text:line-break/></text:span><text:span text:style-name="T32"> <text:s text:c="43"/>dataWidth <text:s text:c="9"/>: <text:s/>Int,</text:span><text:span text:style-name="T32"><text:line-break/></text:span><text:span text:style-name="T32"> <text:s text:c="43"/>selWidth <text:s text:c="11"/>: <text:s/>Int <text:s text:c="9"/>= <text:s/></text:span><text:span text:style-name="T34">1</text:span><text:span text:style-name="T32">,</text:span><text:span text:style-name="T32"><text:line-break/></text:span><text:span text:style-name="T32"> <text:s text:c="43"/>useSlaveError <text:s/>: <text:s/>Boolean <text:s/>= <text:s/></text:span><text:span text:style-name="T31">true</text:span><text:span text:style-name="T32">)</text:span><text:span text:style-name="T32"><text:line-break/></text:span><text:span text:style-name="T32"><text:line-break/></text:span><text:span text:style-name="T31">case <text:s/>class <text:s/></text:span><text:span text:style-name="T32">Apb3(config: <text:s/>Apb3Config) <text:s/></text:span><text:span text:style-name="T31">extends <text:s/></text:span><text:span text:style-name="T32">Bundle <text:s/></text:span><text:span text:style-name="T31">with <text:s/></text:span><text:span text:style-name="T32">IMasterSlave <text:s/>{</text:span><text:span text:style-name="T32"><text:line-break/></text:span><text:span text:style-name="T32"> <text:s text:c="3"/></text:span><text:span text:style-name="T31">val <text:s/></text:span><text:span text:style-name="T33">PADDR <text:s text:c="11"/></text:span><text:span text:style-name="T32">= <text:s/>UInt(config.addressWidth <text:s/>bit)</text:span><text:span text:style-name="T32"><text:line-break/></text:span><text:span text:style-name="T32"> <text:s text:c="3"/></text:span><text:span text:style-name="T31">val <text:s/></text:span><text:span text:style-name="T33">PSEL <text:s text:c="13"/></text:span><text:span text:style-name="T32">= <text:s/>Bits(config.selWidth <text:s/>bits)</text:span><text:span text:style-name="T32"><text:line-break/></text:span><text:span text:style-name="T32"> <text:s text:c="3"/></text:span><text:span text:style-name="T31">val <text:s/></text:span><text:span text:style-name="T33">PENABLE <text:s text:c="7"/></text:span><text:span text:style-name="T32">= <text:s/>Bool</text:span><text:span text:style-name="T32"><text:line-break/></text:span><text:span text:style-name="T32"> <text:s text:c="3"/></text:span><text:span text:style-name="T31">val <text:s/></text:span><text:span text:style-name="T33">PREADY <text:s text:c="9"/></text:span><text:span text:style-name="T32">= <text:s/>Bool</text:span><text:span text:style-name="T32"><text:line-break/></text:span><text:span text:style-name="T32"> <text:s text:c="3"/></text:span><text:span text:style-name="T31">val <text:s/></text:span><text:span text:style-name="T33">PWRITE <text:s text:c="9"/></text:span><text:span text:style-name="T32">= <text:s/>Bool</text:span><text:span text:style-name="T32"><text:line-break/></text:span><text:span text:style-name="T32"> <text:s text:c="3"/></text:span><text:span text:style-name="T31">val <text:s/></text:span><text:span text:style-name="T33">PWDATA <text:s text:c="9"/></text:span><text:span text:style-name="T32">= <text:s/>Bits(config.dataWidth <text:s/>bit)</text:span><text:span text:style-name="T32"><text:line-break/></text:span><text:span text:style-name="T32"> <text:s text:c="3"/></text:span><text:span text:style-name="T31">val <text:s/></text:span><text:span text:style-name="T33">PRDATA <text:s text:c="9"/></text:span><text:span text:style-name="T32">= <text:s/>Bits(config.dataWidth <text:s/>bit)</text:span><text:span text:style-name="T32"><text:line-break/></text:span><text:span text:style-name="T32"> <text:s text:c="3"/></text:span><text:span text:style-name="T31">val <text:s/></text:span><text:span text:style-name="T33">PSLVERROR <text:s text:c="3"/></text:span><text:span text:style-name="T32">= <text:s/></text:span><text:span text:style-name="T31">if</text:span><text:span text:style-name="T32">(config.useSlaveError) <text:s/>Bool <text:s/></text:span><text:span text:style-name="T31">else <text:s/>null</text:span><text:span text:style-name="T31"><text:line-break/></text:span><text:span text:style-name="T31"><text:line-break/></text:span><text:span text:style-name="T31"> <text:s text:c="3"/>override <text:s/>def <text:s/></text:span><text:span text:style-name="T32">asMaster(): <text:s/>Unit <text:s/>= <text:s/>{</text:span><text:span text:style-name="T32"><text:line-break/></text:span><text:span text:style-name="T32"> <text:s text:c="7"/>out(</text:span><text:span text:style-name="T33">PADDR</text:span><text:span text:style-name="T32">,</text:span><text:span text:style-name="T33">PSEL</text:span><text:span text:style-name="T32">,</text:span><text:span text:style-name="T33">PENABLE</text:span><text:span text:style-name="T32">,</text:span><text:span text:style-name="T33">PWRITE</text:span><text:span text:style-name="T32">,</text:span><text:span text:style-name="T33">PWDATA</text:span><text:span text:style-name="T32">)</text:span><text:span text:style-name="T32"><text:line-break/></text:span><text:span text:style-name="T32"> <text:s text:c="7"/>in(</text:span><text:span text:style-name="T33">PREADY</text:span><text:span text:style-name="T32">,</text:span><text:span text:style-name="T33">PRDATA</text:span><text:span text:style-name="T32">)</text:span><text:span text:style-name="T32"><text:line-break/></text:span><text:span text:style-name="T32"> <text:s text:c="7"/></text:span><text:span text:style-name="T31">if</text:span><text:span text:style-name="T32">(config.useSlaveError) <text:s/>in(</text:span><text:span text:style-name="T33">PSLVERROR</text:span><text:span text:style-name="T36">)</text:span><text:span text:style-name="T36"><text:line-break/></text:span><text:span text:style-name="T36"> <text:s text:c="3"/>}</text:span><text:span text:style-name="T36"><text:line-break/></text:span><text:span text:style-name="T36">}</text:span></text:p>
          </draw:text-box>
        </draw:frame>
        <draw:frame draw:style-name="gr337" draw:text-style-name="P45" draw:layer="layout" svg:width="11.889cm" svg:height="13.426cm" svg:x="25.417cm" svg:y="14.837cm">
          <draw:text-box>
            <text:p text:style-name="P12"><text:span text:style-name="T31">val <text:s/></text:span><text:span text:style-name="T33">apbConfig <text:s/></text:span><text:span text:style-name="T32">= <text:s/></text:span><text:span text:style-name="T35">Apb3Config</text:span><text:span text:style-name="T32">(</text:span><text:span text:style-name="T32"><text:line-break/></text:span><text:span text:style-name="T32"> <text:s text:c="3"/>addressWidth <text:s text:c="3"/>= <text:s/></text:span><text:span text:style-name="T34">16</text:span><text:span text:style-name="T32">,</text:span><text:span text:style-name="T32"><text:line-break/></text:span><text:span text:style-name="T32"> <text:s text:c="3"/>dataWidth <text:s text:c="9"/>= <text:s/></text:span><text:span text:style-name="T34">32</text:span><text:span text:style-name="T32">,</text:span><text:span text:style-name="T32"><text:line-break/></text:span><text:span text:style-name="T32"> <text:s text:c="3"/>selWidth <text:s text:c="11"/>= <text:s/></text:span><text:span text:style-name="T34">1</text:span><text:span text:style-name="T32">,</text:span><text:span text:style-name="T32"><text:line-break/></text:span><text:span text:style-name="T32"> <text:s text:c="3"/>useSlaveError <text:s/>= <text:s/></text:span><text:span text:style-name="T31">false</text:span><text:span text:style-name="T31"><text:line-break/></text:span><text:span text:style-name="T32">)</text:span><text:span text:style-name="T32"><text:line-break/></text:span><text:span text:style-name="T32"><text:line-break/></text:span><text:span text:style-name="T31">val <text:s/></text:span><text:span text:style-name="T33">io <text:s/></text:span><text:span text:style-name="T32">= <text:s/></text:span><text:span text:style-name="T31">new <text:s/></text:span><text:span text:style-name="T32">Bundle{</text:span><text:span text:style-name="T32"><text:line-break/></text:span><text:span text:style-name="T32"> <text:s text:c="3"/></text:span><text:span text:style-name="T31">val <text:s/></text:span><text:span text:style-name="T33">apb <text:s/></text:span><text:span text:style-name="T32">= <text:s/></text:span><text:span text:style-name="T35">slave</text:span><text:span text:style-name="T32">(</text:span><text:span text:style-name="T35">Apb3</text:span><text:span text:style-name="T32">(</text:span><text:span text:style-name="T33">apbConfig</text:span><text:span text:style-name="T32">))</text:span><text:span text:style-name="T32"><text:line-break/></text:span><text:span text:style-name="T32">}</text:span><text:span text:style-name="T32"><text:line-break/></text:span><text:span text:style-name="T32"><text:line-break/></text:span><text:span text:style-name="T33">io</text:span><text:span text:style-name="T32">.</text:span><text:span text:style-name="T33">apb</text:span><text:span text:style-name="T32">.</text:span><text:span text:style-name="T33">PREADY <text:s/></text:span><text:span text:style-name="T32">:= <text:s/></text:span><text:span text:style-name="T35">True</text:span><text:span text:style-name="T35"><text:line-break/></text:span><text:span text:style-name="T35">when</text:span><text:span text:style-name="T32">(</text:span><text:span text:style-name="T33">io</text:span><text:span text:style-name="T32">.</text:span><text:span text:style-name="T33">apb</text:span><text:span text:style-name="T32">.</text:span><text:span text:style-name="T33">PSEL</text:span><text:span text:style-name="T32">(</text:span><text:span text:style-name="T34">0</text:span><text:span text:style-name="T32">) <text:s/>&amp;&amp; <text:s/></text:span><text:span text:style-name="T33">io</text:span><text:span text:style-name="T32">.</text:span><text:span text:style-name="T33">apb</text:span><text:span text:style-name="T32">.</text:span><text:span text:style-name="T33">PENABLE</text:span><text:span text:style-name="T32">){</text:span><text:span text:style-name="T32"><text:line-break/></text:span><text:span text:style-name="T32"> <text:s text:c="3"/></text:span><text:span text:style-name="T37">//...</text:span><text:span text:style-name="T37"><text:line-break/></text:span><text:span text:style-name="T36">}</text:span></text:p>
          </draw:text-box>
        </draw:frame>
        <draw:rect draw:style-name="gr323" draw:text-style-name="P3" draw:layer="layout" svg:width="12.082cm" svg:height="18.607cm" svg:x="25.124cm" svg:y="13.416cm">
          <text:p/>
        </draw:rect>
        <draw:g>
          <draw:frame draw:style-name="gr261" draw:text-style-name="P42" draw:layer="layout" svg:width="7.788cm" svg:height="1.055cm" svg:x="25.724cm" svg:y="13.656cm">
            <draw:text-box>
              <text:p text:style-name="P4"><text:span text:style-name="T29">Bus usage</text:span></text:p>
            </draw:text-box>
          </draw:frame>
        </draw:g>
        <draw:rect draw:style-name="gr323" draw:text-style-name="P3" draw:layer="layout" svg:width="19.058cm" svg:height="12.844cm" svg:x="3.591cm" svg:y="32.023cm">
          <text:p/>
        </draw:rect>
        <draw:g>
          <draw:frame draw:style-name="gr261" draw:text-style-name="P47" draw:layer="layout" svg:width="7.788cm" svg:height="1.055cm" svg:x="7.288cm" svg:y="32.263cm">
            <draw:text-box>
              <text:p text:style-name="P6"><text:span text:style-name="T29">JTAG factory</text:span></text:p>
            </draw:text-box>
          </draw:frame>
        </draw:g>
        <draw:frame draw:style-name="gr338" draw:text-style-name="P45" draw:layer="layout" svg:width="18.758cm" svg:height="11.876cm" svg:x="3.891cm" svg:y="33.584cm">
          <draw:text-box>
            <text:p text:style-name="P12"><text:span text:style-name="T31">class <text:s/></text:span><text:span text:style-name="T32">SimpleJtagTap <text:s/></text:span><text:span text:style-name="T31">extends <text:s/></text:span><text:span text:style-name="T32">Component <text:s/>{</text:span><text:span text:style-name="T32"><text:line-break/></text:span><text:span text:style-name="T32"> <text:s text:c="3"/></text:span><text:span text:style-name="T31">val <text:s/></text:span><text:span text:style-name="T33">io <text:s/></text:span><text:span text:style-name="T32">= <text:s/></text:span><text:span text:style-name="T31">new <text:s/></text:span><text:span text:style-name="T32">Bundle <text:s/>{</text:span><text:span text:style-name="T32"><text:line-break/></text:span><text:span text:style-name="T32"> <text:s text:c="7"/></text:span><text:span text:style-name="T31">val <text:s/></text:span><text:span text:style-name="T33">jtag <text:s text:c="13"/></text:span><text:span text:style-name="T32">= <text:s/></text:span><text:span text:style-name="T35">slave</text:span><text:span text:style-name="T32">(</text:span><text:span text:style-name="T35">Jtag</text:span><text:span text:style-name="T32">())</text:span><text:span text:style-name="T32"><text:line-break/></text:span><text:span text:style-name="T32"> <text:s text:c="7"/></text:span><text:span text:style-name="T31">val <text:s/></text:span><text:span text:style-name="T33">switchs <text:s/></text:span><text:span text:style-name="T32">= <text:s/>in <text:s text:c="3"/>Bits(</text:span><text:span text:style-name="T34">8 <text:s/></text:span><text:span text:style-name="T32">bit)</text:span><text:span text:style-name="T32"><text:line-break/></text:span><text:span text:style-name="T32"> <text:s text:c="7"/></text:span><text:span text:style-name="T31">val <text:s/></text:span><text:span text:style-name="T33">keys <text:s text:c="11"/></text:span><text:span text:style-name="T32">= <text:s/>in <text:s text:c="3"/>Bits(</text:span><text:span text:style-name="T34">4 <text:s/></text:span><text:span text:style-name="T32">bit)</text:span><text:span text:style-name="T32"><text:line-break/></text:span><text:span text:style-name="T32"> <text:s text:c="7"/></text:span><text:span text:style-name="T31">val <text:s/></text:span><text:span text:style-name="T33">leds <text:s text:c="13"/></text:span><text:span text:style-name="T32">= <text:s/>out <text:s/>Bits(</text:span><text:span text:style-name="T34">8 <text:s/></text:span><text:span text:style-name="T32">bit)</text:span><text:span text:style-name="T32"><text:line-break/></text:span><text:span text:style-name="T32"> <text:s text:c="3"/>}</text:span><text:span text:style-name="T32"><text:line-break/></text:span><text:span text:style-name="T32"><text:line-break/></text:span><text:span text:style-name="T32"> <text:s text:c="3"/></text:span><text:span text:style-name="T31">val <text:s/></text:span><text:span text:style-name="T33">tap <text:s/></text:span><text:span text:style-name="T32">= <text:s/></text:span><text:span text:style-name="T31">new <text:s/></text:span><text:span text:style-name="T32">JtagTap(</text:span><text:span text:style-name="T33">io</text:span><text:span text:style-name="T32">.</text:span><text:span text:style-name="T33">jtag</text:span><text:span text:style-name="T32">, <text:s/></text:span><text:span text:style-name="T34">8</text:span><text:span text:style-name="T32">)</text:span><text:span text:style-name="T32"><text:line-break/></text:span><text:span text:style-name="T32"> <text:s text:c="3"/></text:span><text:span text:style-name="T31">val <text:s/></text:span><text:span text:style-name="T33">idcodeArea <text:s text:c="3"/></text:span><text:span text:style-name="T32">= <text:s/></text:span><text:span text:style-name="T33">tap</text:span><text:span text:style-name="T32">.idcode(</text:span><text:span text:style-name="T38">B"x87654321"</text:span><text:span text:style-name="T32">)(instructionId=</text:span><text:span text:style-name="T34">4</text:span><text:span text:style-name="T32">)</text:span><text:span text:style-name="T32"><text:line-break/></text:span><text:span text:style-name="T32"> <text:s text:c="3"/></text:span><text:span text:style-name="T31">val <text:s/></text:span><text:span text:style-name="T33">switchsArea <text:s/></text:span><text:span text:style-name="T32">= <text:s/></text:span><text:span text:style-name="T33">tap</text:span><text:span text:style-name="T32">.read(</text:span><text:span text:style-name="T33">io</text:span><text:span text:style-name="T32">.</text:span><text:span text:style-name="T33">switchs</text:span><text:span text:style-name="T32">) <text:s text:c="7"/>(instructionId=</text:span><text:span text:style-name="T34">5</text:span><text:span text:style-name="T32">)</text:span><text:span text:style-name="T32"><text:line-break/></text:span><text:span text:style-name="T32"> <text:s text:c="3"/></text:span><text:span text:style-name="T31">val <text:s/></text:span><text:span text:style-name="T33">keysArea <text:s text:c="7"/></text:span><text:span text:style-name="T32">= <text:s/></text:span><text:span text:style-name="T33">tap</text:span><text:span text:style-name="T32">.read(</text:span><text:span text:style-name="T33">io</text:span><text:span text:style-name="T32">.</text:span><text:span text:style-name="T33">keys</text:span><text:span text:style-name="T32">) <text:s text:c="13"/>(instructionId=</text:span><text:span text:style-name="T34">6</text:span><text:span text:style-name="T32">)</text:span><text:span text:style-name="T32"><text:line-break/></text:span><text:span text:style-name="T32"> <text:s text:c="3"/></text:span><text:span text:style-name="T31">val <text:s/></text:span><text:span text:style-name="T33">ledsArea <text:s text:c="7"/></text:span><text:span text:style-name="T32">= <text:s/></text:span><text:span text:style-name="T33">tap</text:span><text:span text:style-name="T32">.write(</text:span><text:span text:style-name="T33">io</text:span><text:span text:style-name="T32">.</text:span><text:span text:style-name="T33">leds</text:span><text:span text:style-name="T36">) <text:s text:c="11"/>(instructionId=</text:span><text:span text:style-name="T39">7</text:span><text:span text:style-name="T36">)</text:span><text:span text:style-name="T36"><text:line-break/></text:span><text:span text:style-name="T36">}</text:span></text:p>
          </draw:text-box>
        </draw:frame>
      </draw:page>
      <draw:page draw:name="page11" draw:style-name="dp1" draw:master-page-name="Standard">
        <draw:frame draw:style-name="gr339" draw:text-style-name="P45" draw:layer="layout" svg:width="27.847cm" svg:height="32.801cm" draw:transform="rotate (1.5707963267946) translate (5.131cm 52.807cm)">
          <draw:text-box>
            <text:p text:style-name="P12"><text:span text:style-name="T31">case <text:s/>class <text:s/></text:span><text:span text:style-name="T32">Timer(width <text:s/>: <text:s/>Int) <text:s/></text:span><text:span text:style-name="T31">extends <text:s/></text:span><text:span text:style-name="T32">Component{</text:span><text:span text:style-name="T32"><text:line-break/></text:span><text:span text:style-name="T32"> <text:s text:c="3"/></text:span><text:span text:style-name="T31">val <text:s/></text:span><text:span text:style-name="T33">io <text:s/></text:span><text:span text:style-name="T32">= <text:s/></text:span><text:span text:style-name="T31">new <text:s/></text:span><text:span text:style-name="T32">Bundle{</text:span><text:span text:style-name="T32"><text:line-break/></text:span><text:span text:style-name="T32"> <text:s text:c="7"/></text:span><text:span text:style-name="T31">val <text:s/></text:span><text:span text:style-name="T33">tick <text:s text:c="8"/></text:span><text:span text:style-name="T32">= <text:s/>in <text:s/>Bool</text:span><text:span text:style-name="T32"><text:line-break/></text:span><text:span text:style-name="T32"> <text:s text:c="7"/></text:span><text:span text:style-name="T31">val <text:s/></text:span><text:span text:style-name="T33">clear <text:s text:c="6"/></text:span><text:span text:style-name="T32">= <text:s/>in <text:s/>Bool</text:span><text:span text:style-name="T32"><text:line-break/></text:span><text:span text:style-name="T32"> <text:s text:c="7"/></text:span><text:span text:style-name="T31">val <text:s/></text:span><text:span text:style-name="T33">limit <text:s text:c="6"/></text:span><text:span text:style-name="T32">= <text:s/>in <text:s/>UInt(width <text:s/>bits)</text:span><text:span text:style-name="T32"><text:line-break/></text:span><text:span text:style-name="T32"><text:line-break/></text:span><text:span text:style-name="T32"> <text:s text:c="7"/></text:span><text:span text:style-name="T31">val <text:s/></text:span><text:span text:style-name="T33">full <text:s text:c="8"/></text:span><text:span text:style-name="T32">= <text:s/>out <text:s/>Bool</text:span><text:span text:style-name="T32"><text:line-break/></text:span><text:span text:style-name="T32"> <text:s text:c="7"/></text:span><text:span text:style-name="T31">val <text:s/></text:span><text:span text:style-name="T33">value <text:s text:c="4"/></text:span><text:span text:style-name="T32">= <text:s/>out <text:s/>UInt(width <text:s/>bits)</text:span><text:span text:style-name="T32"><text:line-break/></text:span><text:span text:style-name="T32"> <text:s text:c="3"/>}</text:span><text:span text:style-name="T32"><text:line-break/></text:span><text:span text:style-name="T32"> <text:s text:c="3"/></text:span><text:span text:style-name="T32"><text:line-break/></text:span><text:span text:style-name="T32"> <text:s text:c="3"/></text:span><text:span text:style-name="T31">val <text:s/></text:span><text:span text:style-name="T33">counter <text:s/></text:span><text:span text:style-name="T32">= <text:s/></text:span><text:span text:style-name="T35">Reg</text:span><text:span text:style-name="T32">(UInt(width <text:s/>bits))</text:span><text:span text:style-name="T32"><text:line-break/></text:span><text:span text:style-name="T32"> <text:s text:c="3"/></text:span><text:span text:style-name="T35">when</text:span><text:span text:style-name="T32">(</text:span><text:span text:style-name="T33">io</text:span><text:span text:style-name="T32">.</text:span><text:span text:style-name="T33">tick <text:s/></text:span><text:span text:style-name="T32">&amp;&amp; <text:s/>!</text:span><text:span text:style-name="T33">io</text:span><text:span text:style-name="T32">.</text:span><text:span text:style-name="T33">full</text:span><text:span text:style-name="T32">){</text:span><text:span text:style-name="T32"><text:line-break/></text:span><text:span text:style-name="T32"> <text:s text:c="7"/></text:span><text:span text:style-name="T33">counter <text:s/></text:span><text:span text:style-name="T32">:= <text:s/></text:span><text:span text:style-name="T33">counter <text:s/></text:span><text:span text:style-name="T32">+ <text:s/></text:span><text:span text:style-name="T34">1</text:span><text:span text:style-name="T34"><text:line-break/></text:span><text:span text:style-name="T34"> <text:s text:c="3"/></text:span><text:span text:style-name="T32">}</text:span><text:span text:style-name="T32"><text:line-break/></text:span><text:span text:style-name="T32"> <text:s text:c="3"/></text:span><text:span text:style-name="T35">when</text:span><text:span text:style-name="T32">(</text:span><text:span text:style-name="T33">io</text:span><text:span text:style-name="T32">.</text:span><text:span text:style-name="T33">clear</text:span><text:span text:style-name="T32">){</text:span><text:span text:style-name="T32"><text:line-break/></text:span><text:span text:style-name="T32"> <text:s text:c="7"/></text:span><text:span text:style-name="T33">counter <text:s/></text:span><text:span text:style-name="T32">:= <text:s/></text:span><text:span text:style-name="T34">0</text:span><text:span text:style-name="T34"><text:line-break/></text:span><text:span text:style-name="T34"> <text:s text:c="3"/></text:span><text:span text:style-name="T32">}</text:span><text:span text:style-name="T32"><text:line-break/></text:span><text:span text:style-name="T32"><text:line-break/></text:span><text:span text:style-name="T32"> <text:s text:c="3"/></text:span><text:span text:style-name="T33">io</text:span><text:span text:style-name="T32">.</text:span><text:span text:style-name="T33">full <text:s/></text:span><text:span text:style-name="T32">:= <text:s/></text:span><text:span text:style-name="T33">counter <text:s/></text:span><text:span text:style-name="T32">=== <text:s/></text:span><text:span text:style-name="T33">io</text:span><text:span text:style-name="T32">.</text:span><text:span text:style-name="T33">limit <text:s/></text:span><text:span text:style-name="T32">&amp;&amp; <text:s/></text:span><text:span text:style-name="T33">io</text:span><text:span text:style-name="T32">.</text:span><text:span text:style-name="T33">tick</text:span><text:span text:style-name="T33"><text:line-break/></text:span><text:span text:style-name="T33"> <text:s text:c="3"/>io</text:span><text:span text:style-name="T32">.</text:span><text:span text:style-name="T33">value <text:s/></text:span><text:span text:style-name="T32">:= <text:s/></text:span><text:span text:style-name="T33">counter</text:span></text:p>
            <text:p text:style-name="P12"><text:span text:style-name="T36"/></text:p>
            <text:p text:style-name="P12"><text:span text:style-name="T33"><text:s text:c="2"/></text:span><text:span text:style-name="T40">def <text:s/></text:span><text:span text:style-name="T35">driveFrom(busCtrl <text:s/>: <text:s/>BusSlaveFactory,baseAddress <text:s/>: <text:s/></text:span><text:span text:style-name="T41">BigInt</text:span><text:span text:style-name="T35">)</text:span></text:p>
            <text:p text:style-name="P12"><text:span text:style-name="T35"><text:s text:c="29"/></text:span><text:span text:style-name="T35">(ticks <text:s/>: <text:s/></text:span><text:span text:style-name="T41">Seq</text:span><text:span text:style-name="T35">[Bool],clears <text:s/>: <text:s/></text:span><text:span text:style-name="T41">Seq</text:span><text:span text:style-name="T35">[Bool]) <text:s/>= <text:s/></text:span><text:span text:style-name="T40">new <text:s/></text:span><text:span text:style-name="T35">Area <text:s/>{</text:span><text:span text:style-name="T35"><text:line-break/></text:span><text:span text:style-name="T35"> <text:s text:c="7"/></text:span><text:span text:style-name="T37">//Address <text:s/>0 <text:s/>=&gt; <text:s/>clear/tick <text:s/>masks <text:s/>+ <text:s/>bus</text:span><text:span text:style-name="T37"><text:line-break/></text:span><text:span text:style-name="T37"> <text:s text:c="7"/></text:span><text:span text:style-name="T40">val <text:s/></text:span><text:span text:style-name="T33">ticksEnable <text:s text:c="3"/></text:span><text:span text:style-name="T35">= <text:s/>busCtrl.createReadWrite(Bits(ticks.length <text:s/>bits) <text:s/>,baseAddress <text:s/>+ <text:s/></text:span><text:span text:style-name="T42">0</text:span><text:span text:style-name="T35">,</text:span><text:span text:style-name="T42">0</text:span><text:span text:style-name="T35">) <text:s/>init(</text:span><text:span text:style-name="T42">0</text:span><text:span text:style-name="T35">)</text:span><text:span text:style-name="T35"><text:line-break/></text:span><text:span text:style-name="T35"> <text:s text:c="7"/></text:span><text:span text:style-name="T40">val <text:s/></text:span><text:span text:style-name="T33">clearsEnable <text:s/></text:span><text:span text:style-name="T35">= <text:s/>busCtrl.createReadWrite(Bits(clears.length <text:s/>bits),baseAddress <text:s/>+ <text:s/></text:span><text:span text:style-name="T42">0</text:span><text:span text:style-name="T35">,</text:span><text:span text:style-name="T42">16</text:span><text:span text:style-name="T35">) <text:s/>init(</text:span><text:span text:style-name="T42">0</text:span><text:span text:style-name="T35">)</text:span><text:span text:style-name="T35"><text:line-break/></text:span><text:span text:style-name="T35"> <text:s text:c="7"/></text:span><text:span text:style-name="T40">val <text:s/></text:span><text:span text:style-name="T33">busClearing <text:s text:c="3"/></text:span><text:span text:style-name="T35">= <text:s/>False</text:span><text:span text:style-name="T35"><text:line-break/></text:span><text:span text:style-name="T35"><text:line-break/></text:span><text:span text:style-name="T35"> <text:s text:c="7"/></text:span><text:span text:style-name="T33">io</text:span><text:span text:style-name="T35">.</text:span><text:span text:style-name="T33">clear <text:s/></text:span><text:span text:style-name="T35">:= <text:s/>(</text:span><text:span text:style-name="T33">clearsEnable <text:s/></text:span><text:span text:style-name="T35">&amp; <text:s/>clears.asBits).orR <text:s/>| <text:s/></text:span><text:span text:style-name="T33">busClearing</text:span><text:span text:style-name="T33"><text:line-break/></text:span><text:span text:style-name="T33"> <text:s text:c="7"/>io</text:span><text:span text:style-name="T35">.</text:span><text:span text:style-name="T33">tick <text:s text:c="3"/></text:span><text:span text:style-name="T35">:= <text:s/>(</text:span><text:span text:style-name="T33">ticksEnable <text:s text:c="3"/></text:span><text:span text:style-name="T35">&amp; <text:s/>ticks.asBits <text:s/>).orR</text:span><text:span text:style-name="T35"><text:line-break/></text:span><text:span text:style-name="T35"><text:line-break/></text:span><text:span text:style-name="T35"> <text:s text:c="7"/></text:span><text:span text:style-name="T37">//Address <text:s/>4 <text:s/>=&gt; <text:s/>read/write <text:s/>limit <text:s/>(+ <text:s/>auto <text:s/>clear)</text:span><text:span text:style-name="T37"><text:line-break/></text:span><text:span text:style-name="T37"> <text:s text:c="7"/></text:span><text:span text:style-name="T35">busCtrl.driveAndRead(</text:span><text:span text:style-name="T33">io</text:span><text:span text:style-name="T35">.</text:span><text:span text:style-name="T33">limit</text:span><text:span text:style-name="T35">,baseAddress <text:s/>+ <text:s/></text:span><text:span text:style-name="T42">4</text:span><text:span text:style-name="T35">)</text:span><text:span text:style-name="T35"><text:line-break/></text:span><text:span text:style-name="T35"> <text:s text:c="7"/></text:span><text:span text:style-name="T33">busClearing</text:span><text:span text:style-name="T35">.setWhen(busCtrl.isWriting(baseAddress <text:s/>+ <text:s/></text:span><text:span text:style-name="T42">4</text:span><text:span text:style-name="T35">))</text:span><text:span text:style-name="T35"><text:line-break/></text:span><text:span text:style-name="T35"><text:line-break/></text:span><text:span text:style-name="T35"> <text:s text:c="7"/></text:span><text:span text:style-name="T37">//Address <text:s/>8 <text:s/>=&gt; <text:s/>read <text:s/>timer <text:s/>value <text:s/>/ <text:s/>write <text:s/>=&gt; <text:s/>clear <text:s/>timer <text:s/>value</text:span><text:span text:style-name="T37"><text:line-break/></text:span><text:span text:style-name="T37"> <text:s text:c="7"/></text:span><text:span text:style-name="T35">busCtrl.read(</text:span><text:span text:style-name="T33">io</text:span><text:span text:style-name="T35">.</text:span><text:span text:style-name="T33">value</text:span><text:span text:style-name="T35">,baseAddress <text:s/>+ <text:s/></text:span><text:span text:style-name="T42">8</text:span><text:span text:style-name="T35">)</text:span><text:span text:style-name="T35"><text:line-break/></text:span><text:span text:style-name="T35"> <text:s text:c="7"/></text:span><text:span text:style-name="T33">busClearing</text:span><text:span text:style-name="T36">.setWhen(busCtrl.isWriting(baseAddress <text:s/>+ <text:s/></text:span><text:span text:style-name="T39">8</text:span><text:span text:style-name="T36">))</text:span><text:span text:style-name="T36"><text:line-break/></text:span><text:span text:style-name="T36"> <text:s text:c="3"/>}</text:span><text:span text:style-name="T36"><text:line-break/></text:span><text:span text:style-name="T36">}</text:span></text:p>
          </draw:text-box>
        </draw:frame>
        <draw:frame draw:style-name="gr340" draw:text-style-name="P45" draw:layer="layout" svg:width="17.808cm" svg:height="27.376cm" draw:transform="rotate (1.5707963267946) translate (8.808cm 24.969cm)">
          <draw:text-box>
            <text:p text:style-name="P12"><text:span text:style-name="T31">val <text:s/></text:span><text:span text:style-name="T33">apb <text:s/></text:span><text:span text:style-name="T32">= <text:s/></text:span><text:span text:style-name="T35">Apb3</text:span><text:span text:style-name="T32">(addressWidth <text:s/>= <text:s/></text:span><text:span text:style-name="T34">8</text:span><text:span text:style-name="T32">, <text:s/>dataWidth <text:s/>= <text:s/></text:span><text:span text:style-name="T34">32</text:span><text:span text:style-name="T32">)</text:span><text:span text:style-name="T32"><text:line-break/></text:span><text:span text:style-name="T31">val <text:s/></text:span><text:span text:style-name="T33">external <text:s/></text:span><text:span text:style-name="T32">= <text:s/></text:span><text:span text:style-name="T31">new <text:s/></text:span><text:span text:style-name="T32">Bundle{</text:span><text:span text:style-name="T32"><text:line-break/></text:span><text:span text:style-name="T32"> <text:s text:c="3"/></text:span><text:span text:style-name="T31">val <text:s/></text:span><text:span text:style-name="T33">clear</text:span><text:span text:style-name="T32">,</text:span><text:span text:style-name="T33">tick <text:s/></text:span><text:span text:style-name="T32">= <text:s/>Bool</text:span><text:span text:style-name="T32"><text:line-break/></text:span><text:span text:style-name="T32">}</text:span><text:span text:style-name="T32"><text:line-break/></text:span><text:span text:style-name="T32"><text:line-break/></text:span><text:span text:style-name="T31">val <text:s/></text:span><text:span text:style-name="T33">prescaler <text:s/></text:span><text:span text:style-name="T32">= <text:s/></text:span><text:span text:style-name="T35">Prescaler</text:span><text:span text:style-name="T32">(</text:span><text:span text:style-name="T34">16</text:span><text:span text:style-name="T32">)</text:span><text:span text:style-name="T32"><text:line-break/></text:span><text:span text:style-name="T31">val <text:s/></text:span><text:span text:style-name="T33">timerA <text:s/></text:span><text:span text:style-name="T32">= <text:s/></text:span><text:span text:style-name="T35">Timer</text:span><text:span text:style-name="T32">(</text:span><text:span text:style-name="T34">32</text:span><text:span text:style-name="T32">)</text:span><text:span text:style-name="T32"><text:line-break/></text:span><text:span text:style-name="T31">val <text:s/></text:span><text:span text:style-name="T33">timerB</text:span><text:span text:style-name="T32">,</text:span><text:span text:style-name="T33">timerC</text:span><text:span text:style-name="T32">,</text:span><text:span text:style-name="T33">timerD <text:s/></text:span><text:span text:style-name="T32">= <text:s/></text:span><text:span text:style-name="T35">Timer</text:span><text:span text:style-name="T32">(</text:span><text:span text:style-name="T34">16</text:span><text:span text:style-name="T32">)</text:span><text:span text:style-name="T32"><text:line-break/></text:span><text:span text:style-name="T32"><text:line-break/></text:span><text:span text:style-name="T31">val <text:s/></text:span><text:span text:style-name="T33">busCtrl <text:s/></text:span><text:span text:style-name="T32">= <text:s/></text:span><text:span text:style-name="T35">Apb3SlaveFactory</text:span><text:span text:style-name="T32">(</text:span><text:span text:style-name="T33">apb</text:span><text:span text:style-name="T32">)</text:span><text:span text:style-name="T32"><text:line-break/></text:span><text:span text:style-name="T31">val <text:s/></text:span><text:span text:style-name="T33">prescalerBridge <text:s/></text:span><text:span text:style-name="T32">= <text:s/></text:span><text:span text:style-name="T33">prescaler</text:span><text:span text:style-name="T32">.driveFrom(</text:span><text:span text:style-name="T33">busCtrl</text:span><text:span text:style-name="T32">,</text:span><text:span text:style-name="T34">0x00</text:span><text:span text:style-name="T32">)</text:span><text:span text:style-name="T32"><text:line-break/></text:span><text:span text:style-name="T32"><text:line-break/></text:span><text:span text:style-name="T31">val <text:s/></text:span><text:span text:style-name="T33">timerABridge <text:s/></text:span><text:span text:style-name="T32">= <text:s/></text:span><text:span text:style-name="T33">timerA</text:span><text:span text:style-name="T32">.driveFrom(</text:span><text:span text:style-name="T33">busCtrl</text:span><text:span text:style-name="T32">,</text:span><text:span text:style-name="T34">0x4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text:span><text:span text:style-name="T32"><text:line-break/></text:span><text:span text:style-name="T32"> <text:s text:c="3"/>clears <text:s/>= <text:s/></text:span><text:span text:style-name="T33">List</text:span><text:span text:style-name="T32">(</text:span><text:span text:style-name="T33">timerA</text:span><text:span text:style-name="T32">.</text:span><text:span text:style-name="T33">io</text:span><text:span text:style-name="T32">.</text:span><text:span text:style-name="T33">full</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BBridge <text:s/></text:span><text:span text:style-name="T32">= <text:s/></text:span><text:span text:style-name="T33">timerB</text:span><text:span text:style-name="T32">.driveFrom(</text:span><text:span text:style-name="T33">busCtrl</text:span><text:span text:style-name="T32">,</text:span><text:span text:style-name="T34">0x5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B</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CBridge <text:s/></text:span><text:span text:style-name="T32">= <text:s/></text:span><text:span text:style-name="T33">timerC</text:span><text:span text:style-name="T32">.driveFrom(</text:span><text:span text:style-name="T33">busCtrl</text:span><text:span text:style-name="T32">,</text:span><text:span text:style-name="T34">0x6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C</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DBridge <text:s/></text:span><text:span text:style-name="T32">= <text:s/></text:span><text:span text:style-name="T33">timerD</text:span><text:span text:style-name="T32">.driveFrom(</text:span><text:span text:style-name="T33">busCtrl</text:span><text:span text:style-name="T32">,</text:span><text:span text:style-name="T34">0x7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D</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6">)</text:span><text:span text:style-name="T36"><text:line-break/></text:span><text:span text:style-name="T36">)</text:span></text:p>
          </draw:text-box>
        </draw:frame>
        <draw:rect draw:style-name="gr323" draw:text-style-name="P3" draw:layer="layout" svg:width="27.496cm" svg:height="32.73cm" draw:transform="rotate (1.5707963267946) translate (3.845cm 52.989cm)">
          <text:p/>
        </draw:rect>
        <draw:g>
          <draw:frame draw:style-name="gr341" draw:text-style-name="P47" draw:layer="layout" svg:width="11.496cm" svg:height="1.055cm" draw:transform="rotate (1.5707963267946) translate (4.085cm 46.947cm)">
            <draw:text-box>
              <text:p text:style-name="P6"><text:span text:style-name="T29">Timer with bus bridging function</text:span></text:p>
            </draw:text-box>
          </draw:frame>
        </draw:g>
        <draw:rect draw:style-name="gr323" draw:text-style-name="P3" draw:layer="layout" svg:width="16.68cm" svg:height="32.73cm" draw:transform="rotate (1.5707963267946) translate (3.845cm 25.493cm)">
          <text:p/>
        </draw:rect>
        <draw:g>
          <draw:frame draw:style-name="gr261" draw:text-style-name="P47" draw:layer="layout" svg:width="7.788cm" svg:height="1.055cm" draw:transform="rotate (1.5707963267946) translate (3.845cm 21.191cm)">
            <draw:text-box>
              <text:p text:style-name="P6"><text:span text:style-name="T29">Usage of the Timer</text:span></text:p>
            </draw:text-box>
          </draw:frame>
        </draw:g>
      </draw:page>
      <draw:page draw:name="page12" draw:style-name="dp1" draw:master-page-name="Standard">
        <draw:g>
          <draw:frame draw:style-name="gr261" draw:text-style-name="P42" draw:layer="layout" svg:width="7.788cm" svg:height="1.055cm" svg:x="13.807cm" svg:y="4.414cm">
            <draw:text-box>
              <text:p text:style-name="P4"><text:span text:style-name="T29">Pinsec SoC</text:span></text:p>
            </draw:text-box>
          </draw:frame>
        </draw:g>
        <draw:frame draw:style-name="gr342" draw:text-style-name="P45" draw:layer="layout" svg:width="18.762cm" svg:height="21.951cm" svg:x="5.631cm" svg:y="30.911cm">
          <draw:text-box>
            <text:p text:style-name="P12"><text:span text:style-name="T31">val </text:span><text:span text:style-name="T33">timerCtrl </text:span><text:span text:style-name="T36">= PinsecTimerCtrl()</text:span></text:p>
            <text:p text:style-name="P12"><text:span text:style-name="T31"/></text:p>
            <text:p text:style-name="P12"><text:span text:style-name="T31">val <text:s/></text:span><text:span text:style-name="T33">apbBridge <text:s/></text:span><text:span text:style-name="T32">= <text:s/></text:span><text:span text:style-name="T35">Axi4SharedToApb3Bridge</text:span><text:span text:style-name="T36">(</text:span><text:span text:style-name="T36"><text:line-break/></text:span><text:span text:style-name="T36"> <text:s text:c="3"/>addressWidth <text:s/>= <text:s/></text:span><text:span text:style-name="T39">20</text:span><text:span text:style-name="T36">,</text:span><text:span text:style-name="T36"><text:line-break/></text:span><text:span text:style-name="T36"> <text:s text:c="3"/>dataWidth <text:s text:c="7"/>= <text:s/></text:span><text:span text:style-name="T39">32</text:span><text:span text:style-name="T36">,</text:span><text:span text:style-name="T36"><text:line-break/></text:span><text:span text:style-name="T36"> <text:s text:c="3"/>idWidth <text:s text:c="12"/>= <text:s/></text:span><text:span text:style-name="T39">4</text:span><text:span text:style-name="T39"><text:line-break/></text:span><text:span text:style-name="T36">)</text:span></text:p>
            <text:p text:style-name="P12"><text:span text:style-name="T36"/></text:p>
            <text:p text:style-name="P12"><text:span text:style-name="T43">val <text:s/></text:span><text:span text:style-name="T33">apbDecoder <text:s/></text:span><text:span text:style-name="T36">= <text:s/>Apb3Decoder(</text:span><text:span text:style-name="T36"><text:line-break/></text:span><text:span text:style-name="T36"> <text:s text:c="3"/>master <text:s/>= <text:s/></text:span><text:span text:style-name="T33">apbBridge</text:span><text:span text:style-name="T36">.io.apb,</text:span><text:span text:style-name="T36"><text:line-break/></text:span><text:span text:style-name="T36"> <text:s text:c="3"/>slaves <text:s/>= <text:s/></text:span><text:span text:style-name="T33">List</text:span><text:span text:style-name="T36">(</text:span><text:span text:style-name="T36"><text:line-break/></text:span><text:span text:style-name="T36"> <text:s text:c="7"/>gpioACtrl.io.apb <text:s text:c="5"/>-&gt; <text:s/>(</text:span><text:span text:style-name="T39">0x00000</text:span><text:span text:style-name="T36">, <text:s/></text:span><text:span text:style-name="T39">4 <text:s/></text:span><text:span text:style-name="T36">kB),</text:span><text:span text:style-name="T36"><text:line-break/></text:span><text:span text:style-name="T36"> <text:s text:c="7"/>gpioBCtrl.io.apb <text:s text:c="5"/>-&gt; <text:s/>(</text:span><text:span text:style-name="T39">0x01000</text:span><text:span text:style-name="T36">, <text:s/></text:span><text:span text:style-name="T39">4 <text:s/></text:span><text:span text:style-name="T36">kB),</text:span><text:span text:style-name="T36"><text:line-break/></text:span><text:span text:style-name="T36"> <text:s text:c="7"/>uartCtrl.io.apb <text:s text:c="8"/>-&gt; <text:s/>(</text:span><text:span text:style-name="T39">0x10000</text:span><text:span text:style-name="T36">, <text:s/></text:span><text:span text:style-name="T39">4 <text:s/></text:span><text:span text:style-name="T36">kB),</text:span><text:span text:style-name="T36"><text:line-break/></text:span><text:span text:style-name="T36"> <text:s text:c="7"/>timerCtrl.io.apb <text:s text:c="5"/>-&gt; <text:s/>(</text:span><text:span text:style-name="T39">0x20000</text:span><text:span text:style-name="T36">, <text:s/></text:span><text:span text:style-name="T39">4 <text:s/></text:span><text:span text:style-name="T36">kB),</text:span><text:span text:style-name="T36"><text:line-break/></text:span><text:span text:style-name="T36"> <text:s text:c="7"/>vgaCtrl.io.apb <text:s text:c="9"/>-&gt; <text:s/>(</text:span><text:span text:style-name="T39">0x30000</text:span><text:span text:style-name="T36">, <text:s/></text:span><text:span text:style-name="T39">4 <text:s/></text:span><text:span text:style-name="T36">kB),</text:span><text:span text:style-name="T36"><text:line-break/></text:span><text:span text:style-name="T36"> <text:s text:c="7"/>core.io.debugBus <text:s text:c="2"/>-&gt; <text:s/>(</text:span><text:span text:style-name="T39">0xF0000</text:span><text:span text:style-name="T36">, <text:s/></text:span><text:span text:style-name="T39">4 <text:s/></text:span><text:span text:style-name="T36">kB)</text:span><text:span text:style-name="T36"><text:line-break/></text:span><text:span text:style-name="T36"> <text:s text:c="3"/>)</text:span><text:span text:style-name="T36"><text:line-break/></text:span><text:span text:style-name="T36">)</text:span></text:p>
            <text:p text:style-name="P12"><text:span text:style-name="T36"/></text:p>
            <text:p text:style-name="P12"><text:span text:style-name="T36"/></text:p>
            <text:p><text:span text:style-name="T43">val </text:span><text:span text:style-name="T33">sdramCtrl </text:span><text:span text:style-name="T36">= </text:span><text:span text:style-name="T35">Axi4SharedSdramCtrl</text:span><text:span text:style-name="T36">(</text:span><text:span text:style-name="T36"><text:line-break/></text:span><text:span text:style-name="T36"> <text:s text:c="3"/>axiDataWidth = </text:span><text:span text:style-name="T39">32</text:span><text:span text:style-name="T36">,</text:span><text:span text:style-name="T36"><text:line-break/></text:span><text:span text:style-name="T36"> <text:s text:c="3"/>axiIdWidth <text:s text:c="6"/>= </text:span><text:span text:style-name="T39">4</text:span><text:span text:style-name="T36">,</text:span><text:span text:style-name="T36"><text:line-break/></text:span><text:span text:style-name="T36"> <text:s text:c="3"/>layout <text:s text:c="15"/>= IS42x320D.layout,</text:span><text:span text:style-name="T36"><text:line-break/></text:span><text:span text:style-name="T36"> <text:s text:c="3"/>timing <text:s text:c="14"/>= IS42x320D.</text:span><text:span text:style-name="T35">timingGrade7</text:span><text:span text:style-name="T36">,</text:span><text:span text:style-name="T36"><text:line-break/></text:span><text:span text:style-name="T36"> <text:s text:c="3"/>CAS <text:s text:c="19"/>= </text:span><text:span text:style-name="T39">3</text:span><text:span text:style-name="T39"><text:line-break/></text:span><text:span text:style-name="T36">)</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593cm" svg:y1="21.864cm" svg:x2="16.843cm" svg:y2="21.864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3" draw:text-style-name="P45" draw:layer="layout" svg:width="22.023cm" svg:height="25.051cm" svg:x="18.977cm" svg:y="30.911cm">
          <draw:text-box>
            <text:p text:style-name="P12"><text:span text:style-name="T31">val <text:s/></text:span><text:span text:style-name="T33">axiCrossbar <text:s/></text:span><text:span text:style-name="T32">= <text:s/></text:span><text:span text:style-name="T35">Axi4CrossbarFactory</text:span><text:span text:style-name="T32">()</text:span><text:span text:style-name="T32"><text:line-break/></text:span><text:span text:style-name="T32"><text:line-break/></text:span><text:span text:style-name="T33">axiCrossbar</text:span><text:span text:style-name="T32">.addSlaves(</text:span><text:span text:style-name="T32"><text:line-break/></text:span><text:span text:style-name="T32"> <text:s text:c="3"/></text:span><text:span text:style-name="T33">ram</text:span><text:span text:style-name="T32">.</text:span><text:span text:style-name="T33">io</text:span><text:span text:style-name="T32">.</text:span><text:span text:style-name="T33">axi <text:s text:c="13"/></text:span><text:span text:style-name="T32">-&gt; <text:s/>(</text:span><text:span text:style-name="T34">0x00000000L</text:span><text:span text:style-name="T32">, <text:s text:c="2"/>onChipRamSize),</text:span><text:span text:style-name="T32"><text:line-break/></text:span><text:span text:style-name="T32"> <text:s text:c="3"/></text:span><text:span text:style-name="T33">sdramCtrl</text:span><text:span text:style-name="T32">.</text:span><text:span text:style-name="T33">io</text:span><text:span text:style-name="T32">.</text:span><text:span text:style-name="T33">axi <text:s text:c="2"/></text:span><text:span text:style-name="T32">-&gt; <text:s/>(</text:span><text:span text:style-name="T34">0x40000000L</text:span><text:span text:style-name="T32">, <text:s text:c="2"/>sdramLayout.capacity),</text:span><text:span text:style-name="T32"><text:line-break/></text:span><text:span text:style-name="T32"> <text:s text:c="3"/></text:span><text:span text:style-name="T33">apbBridge</text:span><text:span text:style-name="T32">.</text:span><text:span text:style-name="T33">io</text:span><text:span text:style-name="T32">.</text:span><text:span text:style-name="T33">axi <text:s/></text:span><text:span text:style-name="T32">-&gt; <text:s/>(</text:span><text:span text:style-name="T34">0xF0000000L</text:span><text:span text:style-name="T32">, <text:s text:c="2"/></text:span><text:span text:style-name="T34">1 <text:s/></text:span><text:span text:style-name="T32">MB)</text:span><text:span text:style-name="T32"><text:line-break/></text:span><text:span text:style-name="T32">)</text:span><text:span text:style-name="T32"><text:line-break/></text:span><text:span text:style-name="T32"><text:line-break/></text:span><text:span text:style-name="T33">axiCrossbar</text:span><text:span text:style-name="T32">.addConnections(</text:span><text:span text:style-name="T32"><text:line-break/></text:span><text:span text:style-name="T32"> <text:s text:c="3"/></text:span><text:span text:style-name="T33">core</text:span><text:span text:style-name="T32">.</text:span><text:span text:style-name="T33">io</text:span><text:span text:style-name="T32">.</text:span><text:span text:style-name="T33">i <text:s text:c="11"/></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core</text:span><text:span text:style-name="T32">.</text:span><text:span text:style-name="T33">io</text:span><text:span text:style-name="T32">.</text:span><text:span text:style-name="T33">d <text:s text:c="10"/></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jtagCtrl</text:span>.<text:span text:style-name="T33">io</text:span><text:span text:style-name="T32">.</text:span><text:span text:style-name="T33">axi <text:s/></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vgaCtrl</text:span><text:span text:style-name="T32">.</text:span><text:span text:style-name="T33">io</text:span><text:span text:style-name="T32">.</text:span><text:span text:style-name="T33">axi <text:s/></text:span><text:span text:style-name="T32">-&gt; <text:s/></text:span><text:span text:style-name="T33">List</text:span><text:span text:style-name="T32">( <text:s text:c="21"/></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text:span></text:p>
            <text:p text:style-name="P12"><text:span text:style-name="T32"/></text:p>
            <text:p text:style-name="P12"><text:span text:style-name="T32">// OPTIONAL</text:span><text:span text:style-name="T32"><text:line-break/></text:span><text:span text:style-name="T33">axiCrossbar</text:span><text:span text:style-name="T32">.addPipelining(</text:span><text:span text:style-name="T33">apbBridge</text:span><text:span text:style-name="T32">.</text:span><text:span text:style-name="T33">io</text:span><text:span text:style-name="T32">.</text:span><text:span text:style-name="T33">axi</text:span><text:span text:style-name="T32">,(crossbar,bridge) <text:s/>=&gt; <text:s/>{</text:span><text:span text:style-name="T32"><text:line-break/></text:span><text:span text:style-name="T32"> <text:s text:c="3"/>crossbar.sharedCmd.halfPipe() <text:s text:c="2"/>&gt;&gt; <text:s/>bridge.sharedCmd</text:span><text:span text:style-name="T32"><text:line-break/></text:span><text:span text:style-name="T32"> <text:s text:c="3"/>crossbar.writeData.halfPipe() <text:s text:c="5"/>&gt;&gt; <text:s/>bridge.writeData</text:span><text:span text:style-name="T32"><text:line-break/></text:span><text:span text:style-name="T32"> <text:s text:c="3"/>crossbar.writeRsp <text:s text:c="26"/>&lt;&lt; <text:s/>bridge.writeRsp</text:span><text:span text:style-name="T32"><text:line-break/></text:span><text:span text:style-name="T32"> <text:s text:c="3"/>crossbar.readRsp <text:s text:c="28"/>&lt;&lt; <text:s/>bridge.readRsp</text:span><text:span text:style-name="T32"><text:line-break/></text:span><text:span text:style-name="T32">})</text:span></text:p>
            <text:p text:style-name="P12"><text:span text:style-name="T32"><text:line-break/></text:span><text:span text:style-name="T32">// OPTIONAL</text:span><text:span text:style-name="T32"><text:line-break/></text:span><text:span text:style-name="T33">axiCrossbar</text:span><text:span text:style-name="T32">.addPipelining(</text:span><text:span text:style-name="T33">sdramCtrl</text:span><text:span text:style-name="T32">.</text:span><text:span text:style-name="T33">io</text:span><text:span text:style-name="T32">.</text:span><text:span text:style-name="T33">axi</text:span><text:span text:style-name="T32">,(crossbar,ctrl) <text:s/>=&gt; <text:s/>{</text:span><text:span text:style-name="T32"><text:line-break/></text:span><text:span text:style-name="T32"> <text:s text:c="3"/>crossbar.sharedCmd.halfPipe() <text:s text:c="3"/>&gt;&gt; <text:s text:c="3"/>ctrl.sharedCmd</text:span><text:span text:style-name="T32"><text:line-break/></text:span><text:span text:style-name="T32"> <text:s text:c="3"/>crossbar.writeData <text:s text:c="23"/>&gt;/-&gt; <text:s/>ctrl.writeData</text:span><text:span text:style-name="T32"><text:line-break/></text:span><text:span text:style-name="T32"> <text:s text:c="3"/>crossbar.writeRsp <text:s text:c="27"/>&lt;&lt; <text:s text:c="3"/>ctrl.writeRsp</text:span><text:span text:style-name="T32"><text:line-break/></text:span><text:span text:style-name="T32"> <text:s text:c="3"/>crossbar.readRsp <text:s text:c="28"/>&lt;&lt; <text:s text:c="3"/>ctrl.readRsp</text:span><text:span text:style-name="T32"><text:line-break/></text:span><text:span text:style-name="T32">})</text:span><text:span text:style-name="T32"><text:line-break/></text:span><text:span text:style-name="T32"><text:line-break/></text:span><text:span text:style-name="T33">axiCrossbar</text:span><text:span text:style-name="T36">.build()</text:span></text:p>
          </draw:text-box>
        </draw:frame>
      </draw:page>
      <draw:page draw:name="page13" draw:style-name="dp1" draw:master-page-name="Standard">
        <draw:g>
          <draw:frame draw:style-name="gr261" draw:text-style-name="P42" draw:layer="layout" svg:width="7.788cm" svg:height="1.055cm" svg:x="13.207cm" svg:y="4.414cm">
            <draw:text-box>
              <text:p text:style-name="P4"><text:span text:style-name="T29">Briey SoC</text:span></text:p>
            </draw:text-box>
          </draw:frame>
        </draw:g>
        <draw:frame draw:style-name="gr342" draw:text-style-name="P45" draw:layer="layout" svg:width="18.762cm" svg:height="21.951cm" svg:x="5.631cm" svg:y="30.911cm">
          <draw:text-box>
            <text:p text:style-name="P12"><text:span text:style-name="T31">val </text:span><text:span text:style-name="T33">timerCtrl </text:span><text:span text:style-name="T36">= PinsecTimerCtrl()</text:span></text:p>
            <text:p text:style-name="P12"><text:span text:style-name="T31"/></text:p>
            <text:p text:style-name="P12"><text:span text:style-name="T31">val <text:s/></text:span><text:span text:style-name="T33">apbBridge <text:s/></text:span><text:span text:style-name="T32">= <text:s/></text:span><text:span text:style-name="T35">Axi4SharedToApb3Bridge</text:span><text:span text:style-name="T36">(</text:span><text:span text:style-name="T36"><text:line-break/></text:span><text:span text:style-name="T36"> <text:s text:c="3"/>addressWidth <text:s/>= <text:s/></text:span><text:span text:style-name="T39">20</text:span><text:span text:style-name="T36">,</text:span><text:span text:style-name="T36"><text:line-break/></text:span><text:span text:style-name="T36"> <text:s text:c="3"/>dataWidth <text:s text:c="7"/>= <text:s/></text:span><text:span text:style-name="T39">32</text:span><text:span text:style-name="T36">,</text:span><text:span text:style-name="T36"><text:line-break/></text:span><text:span text:style-name="T36"> <text:s text:c="3"/>idWidth <text:s text:c="12"/>= <text:s/></text:span><text:span text:style-name="T39">4</text:span><text:span text:style-name="T39"><text:line-break/></text:span><text:span text:style-name="T36">)</text:span></text:p>
            <text:p text:style-name="P12"><text:span text:style-name="T36"/></text:p>
            <text:p text:style-name="P12"><text:span text:style-name="T43">val <text:s/></text:span><text:span text:style-name="T33">apbDecoder <text:s/></text:span><text:span text:style-name="T36">= <text:s/>Apb3Decoder(</text:span><text:span text:style-name="T36"><text:line-break/></text:span><text:span text:style-name="T36"> <text:s text:c="3"/>master <text:s/>= <text:s/></text:span><text:span text:style-name="T33">apbBridge</text:span><text:span text:style-name="T36">.io.apb,</text:span><text:span text:style-name="T36"><text:line-break/></text:span><text:span text:style-name="T36"> <text:s text:c="3"/>slaves <text:s/>= <text:s/></text:span><text:span text:style-name="T33">List</text:span><text:span text:style-name="T36">(</text:span><text:span text:style-name="T36"><text:line-break/></text:span><text:span text:style-name="T36"> <text:s text:c="7"/>gpioACtrl.io.apb <text:s text:c="5"/>-&gt; <text:s/>(</text:span><text:span text:style-name="T39">0x00000</text:span><text:span text:style-name="T36">, <text:s/></text:span><text:span text:style-name="T39">4 <text:s/></text:span><text:span text:style-name="T36">kB),</text:span><text:span text:style-name="T36"><text:line-break/></text:span><text:span text:style-name="T36"> <text:s text:c="7"/>gpioBCtrl.io.apb <text:s text:c="5"/>-&gt; <text:s/>(</text:span><text:span text:style-name="T39">0x01000</text:span><text:span text:style-name="T36">, <text:s/></text:span><text:span text:style-name="T39">4 <text:s/></text:span><text:span text:style-name="T36">kB),</text:span><text:span text:style-name="T36"><text:line-break/></text:span><text:span text:style-name="T36"> <text:s text:c="7"/>uartCtrl.io.apb <text:s text:c="8"/>-&gt; <text:s/>(</text:span><text:span text:style-name="T39">0x10000</text:span><text:span text:style-name="T36">, <text:s/></text:span><text:span text:style-name="T39">4 <text:s/></text:span><text:span text:style-name="T36">kB),</text:span><text:span text:style-name="T36"><text:line-break/></text:span><text:span text:style-name="T36"> <text:s text:c="7"/>timerCtrl.io.apb <text:s text:c="5"/>-&gt; <text:s/>(</text:span><text:span text:style-name="T39">0x20000</text:span><text:span text:style-name="T36">, <text:s/></text:span><text:span text:style-name="T39">4 <text:s/></text:span><text:span text:style-name="T36">kB),</text:span><text:span text:style-name="T36"><text:line-break/></text:span><text:span text:style-name="T36"> <text:s text:c="7"/>vgaCtrl.io.apb <text:s text:c="9"/>-&gt; <text:s/>(</text:span><text:span text:style-name="T39">0x30000</text:span><text:span text:style-name="T36">, <text:s/></text:span><text:span text:style-name="T39">4 <text:s/></text:span><text:span text:style-name="T36">kB),</text:span><text:span text:style-name="T36"><text:line-break/></text:span><text:span text:style-name="T36"> <text:s text:c="7"/>core.io.debugBus <text:s text:c="2"/>-&gt; <text:s/>(</text:span><text:span text:style-name="T39">0xF0000</text:span><text:span text:style-name="T36">, <text:s/></text:span><text:span text:style-name="T39">4 <text:s/></text:span><text:span text:style-name="T36">kB)</text:span><text:span text:style-name="T36"><text:line-break/></text:span><text:span text:style-name="T36"> <text:s text:c="3"/>)</text:span><text:span text:style-name="T36"><text:line-break/></text:span><text:span text:style-name="T36">)</text:span></text:p>
            <text:p text:style-name="P12"><text:span text:style-name="T36"/></text:p>
            <text:p text:style-name="P12"><text:span text:style-name="T36"/></text:p>
            <text:p><text:span text:style-name="T43">val </text:span><text:span text:style-name="T33">sdramCtrl </text:span><text:span text:style-name="T36">= </text:span><text:span text:style-name="T35">Axi4SharedSdramCtrl</text:span><text:span text:style-name="T36">(</text:span><text:span text:style-name="T36"><text:line-break/></text:span><text:span text:style-name="T36"> <text:s text:c="3"/>axiDataWidth = </text:span><text:span text:style-name="T39">32</text:span><text:span text:style-name="T36">,</text:span><text:span text:style-name="T36"><text:line-break/></text:span><text:span text:style-name="T36"> <text:s text:c="3"/>axiIdWidth <text:s text:c="6"/>= </text:span><text:span text:style-name="T39">4</text:span><text:span text:style-name="T36">,</text:span><text:span text:style-name="T36"><text:line-break/></text:span><text:span text:style-name="T36"> <text:s text:c="3"/>layout <text:s text:c="15"/>= IS42x320D.layout,</text:span><text:span text:style-name="T36"><text:line-break/></text:span><text:span text:style-name="T36"> <text:s text:c="3"/>timing <text:s text:c="14"/>= IS42x320D.</text:span><text:span text:style-name="T35">timingGrade7</text:span><text:span text:style-name="T36">,</text:span><text:span text:style-name="T36"><text:line-break/></text:span><text:span text:style-name="T36"> <text:s text:c="3"/>CAS <text:s text:c="19"/>= </text:span><text:span text:style-name="T39">3</text:span><text:span text:style-name="T39"><text:line-break/></text:span><text:span text:style-name="T36">)</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5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g>
          <draw:rect draw:style-name="gr344" draw:text-style-name="P3" draw:layer="layout" svg:width="0.5cm" svg:height="0.5cm" svg:x="11.256cm" svg:y="15.068cm">
            <text:p/>
          </draw:rect>
          <draw:frame draw:style-name="gr5" draw:text-style-name="P5" draw:layer="layout" svg:width="2.471cm" svg:height="0.725cm" svg:x="10.915cm" svg:y="14.311cm">
            <draw:text-box>
              <text:p text:style-name="P4"><text:span text:style-name="T3">jtag</text:span></text:p>
            </draw:text-box>
          </draw:frame>
        </draw:g>
        <draw:rect draw:style-name="gr42" draw:text-style-name="P3" draw:layer="layout" svg:width="5.242cm" svg:height="15.386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line draw:style-name="gr81" draw:text-style-name="P3" draw:layer="layout" svg:x1="21.216cm" svg:y1="22.049cm" svg:x2="21.94cm" svg:y2="22.049cm">
          <text:p/>
        </draw:lin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1.216cm" svg:y2="22.04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10.263cm" svg:y="16.099cm">
            <text:p/>
          </draw:rect>
          <draw:frame draw:style-name="gr4" draw:text-style-name="P5" draw:layer="layout" svg:width="2.246cm" svg:height="0.725cm" svg:x="8.103cm" svg:y="15.967cm">
            <draw:text-box>
              <text:p text:style-name="P4"><text:span text:style-name="T3">jtag</text:span></text:p>
            </draw:text-box>
          </draw:frame>
        </draw:g>
        <draw:line draw:style-name="gr81" draw:text-style-name="P3" draw:layer="layout" svg:x1="10.771cm" svg:y1="16.34cm" svg:x2="11.495cm" svg:y2="16.34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3" draw:text-style-name="P45" draw:layer="layout" svg:width="22.023cm" svg:height="25.051cm" svg:x="18.977cm" svg:y="30.911cm">
          <draw:text-box>
            <text:p text:style-name="P12"><text:span text:style-name="T31">val <text:s/></text:span><text:span text:style-name="T33">axiCrossbar <text:s/></text:span><text:span text:style-name="T32">= <text:s/></text:span><text:span text:style-name="T35">Axi4CrossbarFactory</text:span><text:span text:style-name="T32">()</text:span><text:span text:style-name="T32"><text:line-break/></text:span><text:span text:style-name="T32"><text:line-break/></text:span><text:span text:style-name="T33">axiCrossbar</text:span><text:span text:style-name="T32">.addSlaves(</text:span><text:span text:style-name="T32"><text:line-break/></text:span><text:span text:style-name="T32"> <text:s text:c="3"/></text:span><text:span text:style-name="T33">ram</text:span><text:span text:style-name="T32">.</text:span><text:span text:style-name="T33">io</text:span><text:span text:style-name="T32">.</text:span><text:span text:style-name="T33">axi <text:s text:c="13"/></text:span><text:span text:style-name="T32">-&gt; <text:s/>(</text:span><text:span text:style-name="T34">0x00000000L</text:span><text:span text:style-name="T32">, <text:s text:c="2"/>onChipRamSize),</text:span><text:span text:style-name="T32"><text:line-break/></text:span><text:span text:style-name="T32"> <text:s text:c="3"/></text:span><text:span text:style-name="T33">sdramCtrl</text:span><text:span text:style-name="T32">.</text:span><text:span text:style-name="T33">io</text:span><text:span text:style-name="T32">.</text:span><text:span text:style-name="T33">axi <text:s text:c="2"/></text:span><text:span text:style-name="T32">-&gt; <text:s/>(</text:span><text:span text:style-name="T34">0x40000000L</text:span><text:span text:style-name="T32">, <text:s text:c="2"/>sdramLayout.capacity),</text:span><text:span text:style-name="T32"><text:line-break/></text:span><text:span text:style-name="T32"> <text:s text:c="3"/></text:span><text:span text:style-name="T33">apbBridge</text:span><text:span text:style-name="T32">.</text:span><text:span text:style-name="T33">io</text:span><text:span text:style-name="T32">.</text:span><text:span text:style-name="T33">axi <text:s/></text:span><text:span text:style-name="T32">-&gt; <text:s/>(</text:span><text:span text:style-name="T34">0xF0000000L</text:span><text:span text:style-name="T32">, <text:s text:c="2"/></text:span><text:span text:style-name="T34">1 <text:s/></text:span><text:span text:style-name="T32">MB)</text:span><text:span text:style-name="T32"><text:line-break/></text:span><text:span text:style-name="T32">)</text:span><text:span text:style-name="T32"><text:line-break/></text:span><text:span text:style-name="T32"><text:line-break/></text:span><text:span text:style-name="T33">axiCrossbar</text:span><text:span text:style-name="T32">.addConnections(</text:span><text:span text:style-name="T32"><text:line-break/></text:span><text:span text:style-name="T32"> <text:s text:c="3"/></text:span><text:span text:style-name="T33">core</text:span><text:span text:style-name="T32">.</text:span><text:span text:style-name="T33">io</text:span><text:span text:style-name="T32">.</text:span><text:span text:style-name="T33">i <text:s text:c="11"/></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core</text:span><text:span text:style-name="T32">.</text:span><text:span text:style-name="T33">io</text:span><text:span text:style-name="T32">.</text:span><text:span text:style-name="T33">d <text:s text:c="10"/></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jtagCtrl</text:span><text:span text:style-name="T32">.</text:span><text:span text:style-name="T33">io</text:span><text:span text:style-name="T32">.</text:span><text:span text:style-name="T33">axi <text:s/></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vgaCtrl</text:span><text:span text:style-name="T32">.</text:span><text:span text:style-name="T33">io</text:span><text:span text:style-name="T32">.</text:span><text:span text:style-name="T33">axi <text:s/></text:span><text:span text:style-name="T32">-&gt; <text:s/></text:span><text:span text:style-name="T33">List</text:span><text:span text:style-name="T32">( <text:s text:c="21"/></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text:span></text:p>
            <text:p text:style-name="P12"><text:span text:style-name="T32"/></text:p>
            <text:p text:style-name="P12"><text:span text:style-name="T32">// OPTIONAL</text:span><text:span text:style-name="T32"><text:line-break/></text:span><text:span text:style-name="T33">axiCrossbar</text:span><text:span text:style-name="T32">.addPipelining(</text:span><text:span text:style-name="T33">apbBridge</text:span><text:span text:style-name="T32">.</text:span><text:span text:style-name="T33">io</text:span><text:span text:style-name="T32">.</text:span><text:span text:style-name="T33">axi</text:span><text:span text:style-name="T32">,(crossbar,bridge) <text:s/>=&gt; <text:s/>{</text:span><text:span text:style-name="T32"><text:line-break/></text:span><text:span text:style-name="T32"> <text:s text:c="3"/>crossbar.sharedCmd.halfPipe() <text:s text:c="2"/>&gt;&gt; <text:s/>bridge.sharedCmd</text:span><text:span text:style-name="T32"><text:line-break/></text:span><text:span text:style-name="T32"> <text:s text:c="3"/>crossbar.writeData.halfPipe() <text:s text:c="5"/>&gt;&gt; <text:s/>bridge.writeData</text:span><text:span text:style-name="T32"><text:line-break/></text:span><text:span text:style-name="T32"> <text:s text:c="3"/>crossbar.writeRsp <text:s text:c="26"/>&lt;&lt; <text:s/>bridge.writeRsp</text:span><text:span text:style-name="T32"><text:line-break/></text:span><text:span text:style-name="T32"> <text:s text:c="3"/>crossbar.readRsp <text:s text:c="28"/>&lt;&lt; <text:s/>bridge.readRsp</text:span><text:span text:style-name="T32"><text:line-break/></text:span><text:span text:style-name="T32">})</text:span></text:p>
            <text:p text:style-name="P12"><text:span text:style-name="T32"><text:line-break/></text:span><text:span text:style-name="T32">// OPTIONAL</text:span><text:span text:style-name="T32"><text:line-break/></text:span><text:span text:style-name="T33">axiCrossbar</text:span><text:span text:style-name="T32">.addPipelining(</text:span><text:span text:style-name="T33">sdramCtrl</text:span><text:span text:style-name="T32">.</text:span><text:span text:style-name="T33">io</text:span><text:span text:style-name="T32">.</text:span><text:span text:style-name="T33">axi</text:span><text:span text:style-name="T32">,(crossbar,ctrl) <text:s/>=&gt; <text:s/>{</text:span><text:span text:style-name="T32"><text:line-break/></text:span><text:span text:style-name="T32"> <text:s text:c="3"/>crossbar.sharedCmd.halfPipe() <text:s text:c="3"/>&gt;&gt; <text:s text:c="3"/>ctrl.sharedCmd</text:span><text:span text:style-name="T32"><text:line-break/></text:span><text:span text:style-name="T32"> <text:s text:c="3"/>crossbar.writeData <text:s text:c="23"/>&gt;/-&gt; <text:s/>ctrl.writeData</text:span><text:span text:style-name="T32"><text:line-break/></text:span><text:span text:style-name="T32"> <text:s text:c="3"/>crossbar.writeRsp <text:s text:c="27"/>&lt;&lt; <text:s text:c="3"/>ctrl.writeRsp</text:span><text:span text:style-name="T32"><text:line-break/></text:span><text:span text:style-name="T32"> <text:s text:c="3"/>crossbar.readRsp <text:s text:c="28"/>&lt;&lt; <text:s text:c="3"/>ctrl.readRsp</text:span><text:span text:style-name="T32"><text:line-break/></text:span><text:span text:style-name="T32">})</text:span><text:span text:style-name="T32"><text:line-break/></text:span><text:span text:style-name="T32"><text:line-break/></text:span><text:span text:style-name="T33">axiCrossbar</text:span><text:span text:style-name="T36">.build()</text:span></text:p>
          </draw:text-box>
        </draw:frame>
        <draw:line draw:style-name="gr81" draw:text-style-name="P3" draw:layer="layout" svg:x1="11.506cm" svg:y1="15.568cm" svg:x2="11.506cm" svg:y2="16.34cm">
          <text:p/>
        </draw:line>
      </draw:page>
      <draw:page draw:name="page14" draw:style-name="dp1" draw:master-page-name="Standard">
        <draw:g>
          <draw:frame draw:style-name="gr345" draw:text-style-name="P48" draw:layer="layout" svg:width="10.218cm" svg:height="2.22cm" svg:x="14.924cm" svg:y="1.612cm">
            <draw:text-box>
              <text:p text:style-name="P4"><text:span text:style-name="T44">Pinsec SoC</text:span></text:p>
            </draw:text-box>
          </draw:frame>
        </draw:g>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593cm" svg:y1="21.864cm" svg:x2="16.843cm" svg:y2="21.864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6" draw:layer="layout" svg:width="29.259cm" svg:height="11.644cm" svg:x="1.527cm" svg:y="29.404cm">
          <draw:text-box>
            <text:p>The Pinsec SoC is an example of project fully implemented in SpinalHDL. It integrates following things:</text:p>
            <text:p>- RISCV CPU</text:p>
            <text:p><text:s text:c="2"/>- 5 stages pipeline</text:p>
            <text:p><text:s text:c="2"/>- MUL, DIV, Barrel shifter</text:p>
            <text:p><text:s text:c="2"/>- Interrupt controller</text:p>
            <text:p><text:s text:c="2"/>- Instruction cache</text:p>
            <text:p><text:s text:c="2"/>- Debug interface</text:p>
            <text:p><text:s text:c="2"/>- Dynamic branch prediction</text:p>
            <text:p>- SDRAM SDR controller</text:p>
            <text:p>- JTAG debug interface</text:p>
            <text:p>- AXI4 high speed Interconnect</text:p>
            <text:p>- APB3 peripherals interconnect</text:p>
            <text:p><text:s text:c="2"/>- GPIO</text:p>
            <text:p><text:s text:c="2"/>- UART</text:p>
            <text:p><text:s text:c="2"/>- Timer</text:p>
            <text:p><text:s text:c="2"/>- VGA with DMA</text:p>
          </draw:text-box>
        </draw:frame>
      </draw:page>
      <draw:page draw:name="page15" draw:style-name="dp1" draw:master-page-name="Standard">
        <draw:g>
          <draw:frame draw:style-name="gr261" draw:text-style-name="P42" draw:layer="layout" svg:width="7.788cm" svg:height="1.055cm" svg:x="13.807cm" svg:y="4.414cm">
            <draw:text-box>
              <text:p text:style-name="P4"><text:span text:style-name="T29">Pinsec SoC</text:span></text:p>
            </draw:text-box>
          </draw:frame>
        </draw:g>
        <draw:rect draw:style-name="gr1" draw:text-style-name="P2" draw:layer="layout" svg:width="4.054cm" svg:height="1cm" svg:x="10.8cm" svg:y="30.05cm">
          <text:p text:style-name="P1"><text:span text:style-name="T1">RISCV CPU</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15.91cm" svg:y="32.976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10.792cm" svg:y="32.96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0.981cm" svg:y="32.97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5.876cm" svg:y="30.031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0.87cm" svg:y="36.003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10.777cm" svg:y="35.934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15.929cm" svg:y="35.987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6.064cm" svg:y="36.021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2.84cm" svg:y1="31.98cm" svg:x2="22.924cm" svg:y2="31.98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2.84cm" svg:y1="34.976cm" svg:x2="26.995cm" svg:y2="34.976cm">
          <text:p/>
        </draw:line>
        <draw:line draw:style-name="gr81" draw:text-style-name="P3" draw:layer="layout" svg:x1="12.84cm" svg:y1="31.05cm" svg:x2="12.84cm" svg:y2="31.98cm">
          <text:p/>
        </draw:line>
        <draw:line draw:style-name="gr81" draw:text-style-name="P3" draw:layer="layout" svg:x1="17.959cm" svg:y1="31.05cm" svg:x2="17.959cm" svg:y2="31.98cm">
          <text:p/>
        </draw:line>
        <draw:line draw:style-name="gr81" draw:text-style-name="P3" draw:layer="layout" svg:x1="12.84cm" svg:y1="31.98cm" svg:x2="12.84cm" svg:y2="32.96cm">
          <text:p/>
        </draw:line>
        <draw:line draw:style-name="gr81" draw:text-style-name="P3" draw:layer="layout" svg:x1="17.959cm" svg:y1="31.98cm" svg:x2="17.959cm" svg:y2="32.976cm">
          <text:p/>
        </draw:line>
        <draw:line draw:style-name="gr81" draw:text-style-name="P3" draw:layer="layout" svg:x1="22.924cm" svg:y1="31.98cm" svg:x2="22.924cm" svg:y2="32.97cm">
          <text:p/>
        </draw:line>
        <draw:line draw:style-name="gr81" draw:text-style-name="P3" draw:layer="layout" svg:x1="22.924cm" svg:y1="33.97cm" svg:x2="22.924cm" svg:y2="34.976cm">
          <text:p/>
        </draw:line>
        <draw:line draw:style-name="gr81" draw:text-style-name="P3" draw:layer="layout" svg:x1="12.84cm" svg:y1="34.98cm" svg:x2="12.84cm" svg:y2="35.96cm">
          <text:p/>
        </draw:line>
        <draw:line draw:style-name="gr81" draw:text-style-name="P3" draw:layer="layout" svg:x1="17.959cm" svg:y1="34.98cm" svg:x2="17.959cm" svg:y2="35.976cm">
          <text:p/>
        </draw:line>
        <draw:line draw:style-name="gr81" draw:text-style-name="P3" draw:layer="layout" svg:x1="22.924cm" svg:y1="34.98cm" svg:x2="22.924cm" svg:y2="35.97cm">
          <text:p/>
        </draw:line>
        <draw:line draw:style-name="gr81" draw:text-style-name="P3" draw:layer="layout" svg:x1="26.995cm" svg:y1="34.976cm" svg:x2="26.995cm" svg:y2="36.021cm">
          <text:p/>
        </draw:line>
        <draw:line draw:style-name="gr81" draw:text-style-name="P3" draw:layer="layout" svg:x1="28.995cm" svg:y1="30.972cm" svg:x2="28.995cm" svg:y2="36.022cm">
          <text:p/>
        </draw:line>
        <draw:line draw:style-name="gr81" draw:text-style-name="P3" draw:layer="layout" svg:x1="22.924cm" svg:y1="30.98cm" svg:x2="22.924cm" svg:y2="31.97cm">
          <text:p/>
        </draw:line>
        <draw:line draw:style-name="gr81" draw:text-style-name="P3" draw:layer="layout" svg:x1="22.924cm" svg:y1="30.98cm" svg:x2="28.995cm" svg:y2="30.98cm">
          <text:p/>
        </draw:line>
      </draw:page>
      <draw:page draw:name="page16" draw:style-name="dp1" draw:master-page-name="Standard">
        <draw:connector draw:style-name="gr8" draw:text-style-name="P3" draw:layer="layout" draw:line-skew="0.646cm" svg:x1="17.868cm" svg:y1="2.852cm" svg:x2="18.453cm" svg:y2="2.847cm" svg:d="M17868 2852h939v-5h-354">
          <text:p/>
        </draw:connector>
        <draw:custom-shape draw:style-name="gr46" draw:text-style-name="P3" xml:id="id163" draw:id="id163" draw:layer="layout" svg:width="1.103cm" svg:height="1.031cm" svg:x="4.438cm" svg:y="8.752cm">
          <text:p/>
          <draw:enhanced-geometry svg:viewBox="0 0 21600 21600" draw:glue-points="10800 0 0 10800 10800 21600 21600 10800" draw:text-areas="0 3100 18500 18500" draw:type="flowchart-delay" draw:enhanced-path="M 10800 0 X 21600 10800 10800 21600 L 0 21600 0 0 Z N"/>
        </draw:custom-shape>
        <draw:g xml:id="id164" draw:id="id164">
          <draw:frame draw:style-name="gr29" draw:text-style-name="P5" draw:layer="layout" svg:width="2.369cm" svg:height="0.725cm" svg:x="7.912cm" svg:y="9.635cm">
            <draw:text-box>
              <text:p text:style-name="P4"><text:span text:style-name="T3">result</text:span></text:p>
            </draw:text-box>
          </draw:frame>
        </draw:g>
        <draw:g xml:id="id160" draw:id="id160">
          <draw:frame draw:style-name="gr4" draw:text-style-name="P5" draw:layer="layout" svg:width="2.246cm" svg:height="0.725cm" svg:x="1.63cm" svg:y="8.603cm">
            <draw:text-box>
              <text:p text:style-name="P4"><text:span text:style-name="T3">a</text:span></text:p>
            </draw:text-box>
          </draw:frame>
        </draw:g>
        <draw:connector draw:style-name="gr8" draw:text-style-name="P3" draw:layer="layout" svg:x1="3.876cm" svg:y1="8.965cm" svg:x2="4.461cm" svg:y2="8.96cm" draw:start-shape="id160" draw:start-glue-point="1" svg:d="M3876 8965h543v-5h42">
          <text:p/>
        </draw:connector>
        <draw:g xml:id="id161" draw:id="id161">
          <draw:frame draw:style-name="gr4" draw:text-style-name="P5" draw:layer="layout" svg:width="2.246cm" svg:height="0.725cm" svg:x="1.63cm" svg:y="9.235cm">
            <draw:text-box>
              <text:p text:style-name="P4"><text:span text:style-name="T3">b</text:span></text:p>
            </draw:text-box>
          </draw:frame>
        </draw:g>
        <draw:connector draw:style-name="gr8" draw:text-style-name="P3" draw:layer="layout" svg:x1="3.876cm" svg:y1="9.597cm" svg:x2="4.461cm" svg:y2="9.619cm" draw:start-shape="id161" draw:start-glue-point="1" svg:d="M3876 9597h543v22h42">
          <text:p/>
        </draw:connector>
        <draw:g>
          <draw:frame draw:style-name="gr4" draw:text-style-name="P5" draw:layer="layout" svg:width="2.246cm" svg:height="0.725cm" svg:x="1.73cm" svg:y="9.868cm">
            <draw:text-box>
              <text:p text:style-name="P4"><text:span text:style-name="T3">c </text:span></text:p>
            </draw:text-box>
          </draw:frame>
        </draw:g>
        <draw:connector draw:style-name="gr8" draw:text-style-name="P3" draw:layer="layout" svg:x1="3.89cm" svg:y1="10.252cm" svg:x2="4.48cm" svg:y2="10.245cm" draw:end-shape="id162" svg:d="M3890 10252h25v-7h565">
          <text:p/>
        </draw:connector>
        <draw:connector draw:style-name="gr8" draw:text-style-name="P3" draw:layer="layout" draw:line-skew="-0.423cm" svg:x1="5.541cm" svg:y1="9.268cm" svg:x2="6.325cm" svg:y2="9.71cm" draw:start-shape="id163" draw:start-glue-point="7" svg:d="M5541 9268h240v442h544">
          <text:p/>
        </draw:connector>
        <draw:connector draw:style-name="gr8" draw:text-style-name="P3" draw:layer="layout" svg:x1="7.261cm" svg:y1="10.009cm" svg:x2="7.912cm" svg:y2="9.997cm" draw:end-shape="id164" svg:d="M7261 10009h76v-12h575">
          <text:p/>
        </draw:connector>
        <draw:path draw:style-name="gr57" draw:text-style-name="P3" draw:layer="layout" svg:width="1.079cm" svg:height="1.03cm" svg:x="6.214cm" svg:y="9.484cm" svg:viewBox="0 0 1080 1031" svg:d="M540 0c270 0 540 257 540 515s-270 516-540 516c-180 0-360 0-540 0 99-169 213-214 213-516-10-303-134-327-213-515 180 0 360 0 540 0z">
          <text:p/>
        </draw:path>
        <draw:path draw:style-name="gr82" draw:text-style-name="P13" xml:id="id162" draw:id="id162" draw:layer="layout" svg:width="0.659cm" svg:height="0.559cm" svg:x="4.48cm" svg:y="9.965cm" svg:viewBox="0 0 660 560" svg:d="M473 280l-473 280v-560zM566 186c54 0 94 41 94 94s-40 93-94 93c-53 0-93-40-93-93s40-94 93-94z">
          <text:p/>
        </draw:path>
        <draw:connector draw:style-name="gr8" draw:text-style-name="P3" draw:layer="layout" svg:x1="5.14cm" svg:y1="10.252cm" svg:x2="6.39cm" svg:y2="10.259cm" svg:d="M5140 10252h625v7h625">
          <text:p/>
        </draw:connector>
        <draw:rect draw:style-name="gr2" draw:text-style-name="P3" draw:layer="layout" svg:width="1cm" svg:height="1cm" svg:x="5cm" svg:y="5cm">
          <text:p/>
        </draw:rect>
        <draw:line draw:style-name="gr81" draw:text-style-name="P3" draw:layer="layout" svg:x1="4.75cm" svg:y1="5.917cm" svg:x2="5cm" svg:y2="5.917cm">
          <text:p/>
        </draw:line>
        <draw:line draw:style-name="gr81" draw:text-style-name="P3" draw:layer="layout" svg:x1="4.75cm" svg:y1="5.717cm" svg:x2="5cm" svg:y2="5.717cm">
          <text:p/>
        </draw:line>
        <draw:line draw:style-name="gr81" draw:text-style-name="P3" draw:layer="layout" svg:x1="4.75cm" svg:y1="5.517cm" svg:x2="5cm" svg:y2="5.517cm">
          <text:p/>
        </draw:line>
        <draw:line draw:style-name="gr81" draw:text-style-name="P3" draw:layer="layout" svg:x1="4.75cm" svg:y1="5.317cm" svg:x2="5cm" svg:y2="5.317cm">
          <text:p/>
        </draw:line>
        <draw:line draw:style-name="gr81" draw:text-style-name="P3" draw:layer="layout" svg:x1="4.75cm" svg:y1="5.117cm" svg:x2="5cm" svg:y2="5.117cm">
          <text:p/>
        </draw:line>
        <draw:line draw:style-name="gr81" draw:text-style-name="P3" draw:layer="layout" svg:x1="6.006cm" svg:y1="5.917cm" svg:x2="6.256cm" svg:y2="5.917cm">
          <text:p/>
        </draw:line>
        <draw:line draw:style-name="gr81" draw:text-style-name="P3" draw:layer="layout" svg:x1="6.006cm" svg:y1="5.717cm" svg:x2="6.256cm" svg:y2="5.717cm">
          <text:p/>
        </draw:line>
        <draw:line draw:style-name="gr81" draw:text-style-name="P3" draw:layer="layout" svg:x1="6.006cm" svg:y1="5.517cm" svg:x2="6.256cm" svg:y2="5.517cm">
          <text:p/>
        </draw:line>
        <draw:line draw:style-name="gr81" draw:text-style-name="P3" draw:layer="layout" svg:x1="6.006cm" svg:y1="5.317cm" svg:x2="6.256cm" svg:y2="5.317cm">
          <text:p/>
        </draw:line>
        <draw:line draw:style-name="gr81" draw:text-style-name="P3" draw:layer="layout" svg:x1="6.006cm" svg:y1="5.117cm" svg:x2="6.256cm" svg:y2="5.117cm">
          <text:p/>
        </draw:line>
        <draw:line draw:style-name="gr81" draw:text-style-name="P3" draw:layer="layout" svg:x1="5.118cm" svg:y1="4.744cm" svg:x2="5.118cm" svg:y2="4.994cm">
          <text:p/>
        </draw:line>
        <draw:line draw:style-name="gr81" draw:text-style-name="P3" draw:layer="layout" svg:x1="5.318cm" svg:y1="4.744cm" svg:x2="5.318cm" svg:y2="4.994cm">
          <text:p/>
        </draw:line>
        <draw:line draw:style-name="gr81" draw:text-style-name="P3" draw:layer="layout" svg:x1="5.518cm" svg:y1="4.744cm" svg:x2="5.518cm" svg:y2="4.994cm">
          <text:p/>
        </draw:line>
        <draw:line draw:style-name="gr81" draw:text-style-name="P3" draw:layer="layout" svg:x1="5.718cm" svg:y1="4.744cm" svg:x2="5.718cm" svg:y2="4.994cm">
          <text:p/>
        </draw:line>
        <draw:line draw:style-name="gr81" draw:text-style-name="P3" draw:layer="layout" svg:x1="5.918cm" svg:y1="4.744cm" svg:x2="5.918cm" svg:y2="4.994cm">
          <text:p/>
        </draw:line>
        <draw:line draw:style-name="gr81" draw:text-style-name="P3" draw:layer="layout" svg:x1="5.118cm" svg:y1="6cm" svg:x2="5.118cm" svg:y2="6.25cm">
          <text:p/>
        </draw:line>
        <draw:line draw:style-name="gr81" draw:text-style-name="P3" draw:layer="layout" svg:x1="5.318cm" svg:y1="6cm" svg:x2="5.318cm" svg:y2="6.25cm">
          <text:p/>
        </draw:line>
        <draw:line draw:style-name="gr81" draw:text-style-name="P3" draw:layer="layout" svg:x1="5.518cm" svg:y1="6cm" svg:x2="5.518cm" svg:y2="6.25cm">
          <text:p/>
        </draw:line>
        <draw:line draw:style-name="gr81" draw:text-style-name="P3" draw:layer="layout" svg:x1="5.718cm" svg:y1="6cm" svg:x2="5.718cm" svg:y2="6.25cm">
          <text:p/>
        </draw:line>
        <draw:line draw:style-name="gr81" draw:text-style-name="P3" draw:layer="layout" svg:x1="5.918cm" svg:y1="6cm" svg:x2="5.918cm" svg:y2="6.25cm">
          <text:p/>
        </draw:line>
        <draw:custom-shape draw:style-name="gr46" draw:text-style-name="P3" xml:id="id168" draw:id="id168" draw:layer="layout" svg:width="1.103cm" svg:height="1.031cm" svg:x="19.636cm" svg:y="16.384cm">
          <text:p/>
          <draw:enhanced-geometry svg:viewBox="0 0 21600 21600" draw:glue-points="10800 0 0 10800 10800 21600 21600 10800" draw:text-areas="0 3100 18500 18500" draw:type="flowchart-delay" draw:enhanced-path="M 10800 0 X 21600 10800 10800 21600 L 0 21600 0 0 Z N"/>
        </draw:custom-shape>
        <draw:g xml:id="id169" draw:id="id169">
          <draw:rect draw:style-name="gr3" draw:text-style-name="P3" draw:layer="layout" svg:width="0.5cm" svg:height="0.5cm" svg:x="23.166cm" svg:y="17.417cm">
            <text:p/>
          </draw:rect>
          <draw:frame draw:style-name="gr29" draw:text-style-name="P5" draw:layer="layout" svg:width="2.369cm" svg:height="0.725cm" svg:x="23.61cm" svg:y="17.267cm">
            <draw:text-box>
              <text:p text:style-name="P4"><text:span text:style-name="T3">result</text:span></text:p>
            </draw:text-box>
          </draw:frame>
        </draw:g>
        <draw:g xml:id="id165" draw:id="id165">
          <draw:rect draw:style-name="gr3" draw:text-style-name="P3" draw:layer="layout" svg:width="0.5cm" svg:height="0.5cm" svg:x="18.588cm" svg:y="16.367cm">
            <text:p/>
          </draw:rect>
          <draw:frame draw:style-name="gr4" draw:text-style-name="P5" draw:layer="layout" svg:width="2.246cm" svg:height="0.725cm" svg:x="16.428cm" svg:y="16.235cm">
            <draw:text-box>
              <text:p text:style-name="P4"><text:span text:style-name="T3">a</text:span></text:p>
            </draw:text-box>
          </draw:frame>
        </draw:g>
        <draw:connector draw:style-name="gr8" draw:text-style-name="P3" draw:layer="layout" svg:x1="19.088cm" svg:y1="16.597cm" svg:x2="19.659cm" svg:y2="16.592cm" draw:start-shape="id165" draw:start-glue-point="1" svg:d="M19088 16597h549v-5h22">
          <text:p/>
        </draw:connector>
        <draw:g xml:id="id166" draw:id="id166">
          <draw:rect draw:style-name="gr3" draw:text-style-name="P3" draw:layer="layout" svg:width="0.5cm" svg:height="0.5cm" svg:x="18.588cm" svg:y="16.999cm">
            <text:p/>
          </draw:rect>
          <draw:frame draw:style-name="gr4" draw:text-style-name="P5" draw:layer="layout" svg:width="2.246cm" svg:height="0.725cm" svg:x="16.428cm" svg:y="16.867cm">
            <draw:text-box>
              <text:p text:style-name="P4"><text:span text:style-name="T3">b</text:span></text:p>
            </draw:text-box>
          </draw:frame>
        </draw:g>
        <draw:connector draw:style-name="gr8" draw:text-style-name="P3" draw:layer="layout" svg:x1="19.088cm" svg:y1="17.229cm" svg:x2="19.659cm" svg:y2="17.251cm" draw:start-shape="id166" draw:start-glue-point="1" svg:d="M19088 17229h549v22h22">
          <text:p/>
        </draw:connector>
        <draw:g>
          <draw:rect draw:style-name="gr3" draw:text-style-name="P3" draw:layer="layout" svg:width="0.5cm" svg:height="0.5cm" svg:x="18.588cm" svg:y="17.632cm">
            <text:p/>
          </draw:rect>
          <draw:frame draw:style-name="gr4" draw:text-style-name="P5" draw:layer="layout" svg:width="2.246cm" svg:height="0.725cm" svg:x="16.428cm" svg:y="17.5cm">
            <draw:text-box>
              <text:p text:style-name="P4"><text:span text:style-name="T3">c</text:span></text:p>
            </draw:text-box>
          </draw:frame>
        </draw:g>
        <draw:connector draw:style-name="gr8" draw:text-style-name="P3" draw:layer="layout" svg:x1="19.088cm" svg:y1="17.884cm" svg:x2="19.678cm" svg:y2="17.877cm" draw:end-shape="id167" svg:d="M19088 17884h25v-7h565">
          <text:p/>
        </draw:connector>
        <draw:connector draw:style-name="gr8" draw:text-style-name="P3" draw:layer="layout" draw:line-skew="-0.423cm" svg:x1="20.739cm" svg:y1="16.9cm" svg:x2="21.523cm" svg:y2="17.342cm" draw:start-shape="id168" draw:start-glue-point="7" svg:d="M20739 16900h240v442h544">
          <text:p/>
        </draw:connector>
        <draw:connector draw:style-name="gr8" draw:text-style-name="P3" draw:layer="layout" svg:x1="22.459cm" svg:y1="17.641cm" svg:x2="23.166cm" svg:y2="17.629cm" draw:end-shape="id169" svg:d="M22459 17641h90v-12h617">
          <text:p/>
        </draw:connector>
        <draw:path draw:style-name="gr57" draw:text-style-name="P3" draw:layer="layout" svg:width="1.079cm" svg:height="1.03cm" svg:x="21.412cm" svg:y="17.116cm" svg:viewBox="0 0 1080 1031" svg:d="M540 0c270 0 540 257 540 515s-270 516-540 516c-180 0-360 0-540 0 99-169 213-214 213-516-10-303-134-327-213-515 180 0 360 0 540 0z">
          <text:p/>
        </draw:path>
        <draw:path draw:style-name="gr82" draw:text-style-name="P13" xml:id="id167" draw:id="id167" draw:layer="layout" svg:width="0.659cm" svg:height="0.559cm" svg:x="19.678cm" svg:y="17.597cm" svg:viewBox="0 0 660 560" svg:d="M473 280l-473 280v-560zM566 186c54 0 94 41 94 94s-40 93-94 93c-53 0-93-40-93-93s40-94 93-94z">
          <text:p/>
        </draw:path>
        <draw:connector draw:style-name="gr8" draw:text-style-name="P3" draw:layer="layout" svg:x1="20.338cm" svg:y1="17.884cm" svg:x2="21.588cm" svg:y2="17.891cm" svg:d="M20338 17884h625v7h625">
          <text:p/>
        </draw:connector>
        <draw:path draw:style-name="gr93" draw:text-style-name="P49" draw:layer="layout" svg:width="0.987cm" svg:height="0.987cm" svg:x="19.98cm" svg:y="10.898cm" svg:viewBox="0 0 988 988" svg:d="M494 0c281 0 494 213 494 494s-213 494-494 494-494-213-494-494 213-494 494-494z">
          <text:p text:style-name="P13"><text:span text:style-name="T45">&amp;&amp;</text:span></text:p>
        </draw:path>
        <draw:path draw:style-name="gr93" draw:text-style-name="P50" draw:layer="layout" svg:width="0.987cm" svg:height="0.987cm" svg:x="20.114cm" svg:y="2.629cm" svg:viewBox="0 0 988 988" svg:d="M494 0c281 0 494 213 494 494s-213 494-494 494-494-213-494-494 213-494 494-494z">
          <text:p text:style-name="P3"><text:span text:style-name="T46">x</text:span></text:p>
        </draw:path>
        <draw:frame draw:style-name="gr347" draw:text-style-name="P31" draw:layer="layout" svg:width="0.815cm" svg:height="0.882cm" svg:x="18.865cm" svg:y="9.436cm">
          <draw:text-box>
            <text:p text:style-name="P28"><text:span text:style-name="T18">a</text:span></text:p>
          </draw:text-box>
        </draw:frame>
        <draw:frame draw:style-name="gr347" draw:text-style-name="P31" draw:layer="layout" svg:width="0.815cm" svg:height="0.882cm" svg:x="21.237cm" svg:y="9.451cm">
          <draw:text-box>
            <text:p text:style-name="P28"><text:span text:style-name="T18">b</text:span></text:p>
          </draw:text-box>
        </draw:frame>
        <draw:frame draw:style-name="gr348" draw:text-style-name="P31" draw:layer="layout" svg:width="0.786cm" svg:height="0.882cm" svg:x="23.222cm" svg:y="9.471cm">
          <draw:text-box>
            <text:p text:style-name="P28"><text:span text:style-name="T18">c</text:span></text:p>
          </draw:text-box>
        </draw:frame>
        <draw:line draw:style-name="gr349" draw:text-style-name="P3" draw:layer="layout" svg:x1="19.369cm" svg:y1="10.218cm" svg:x2="19.98cm" svg:y2="11.161cm">
          <text:p/>
        </draw:line>
        <draw:line draw:style-name="gr349" draw:text-style-name="P3" draw:layer="layout" svg:x1="21.501cm" svg:y1="10.186cm" svg:x2="20.89cm" svg:y2="11.129cm">
          <text:p/>
        </draw:line>
        <draw:line draw:style-name="gr349" draw:text-style-name="P3" draw:layer="layout" svg:x1="20.458cm" svg:y1="11.924cm" svg:x2="21.069cm" svg:y2="12.867cm">
          <text:p/>
        </draw:line>
        <draw:line draw:style-name="gr349" draw:text-style-name="P3" draw:layer="layout" svg:x1="22.59cm" svg:y1="11.892cm" svg:x2="21.979cm" svg:y2="12.835cm">
          <text:p/>
        </draw:line>
        <draw:path draw:style-name="gr93" draw:text-style-name="P50" draw:layer="layout" svg:width="0.987cm" svg:height="0.987cm" svg:x="22.09cm" svg:y="10.904cm" svg:viewBox="0 0 988 988" svg:d="M494 0c281 0 494 213 494 494s-213 494-494 494-494-213-494-494 213-494 494-494z">
          <text:p text:style-name="P3"><text:span text:style-name="T46">!</text:span></text:p>
        </draw:path>
        <draw:line draw:style-name="gr349" draw:text-style-name="P3" draw:layer="layout" svg:x1="23.622cm" svg:y1="10.261cm" svg:x2="23.011cm" svg:y2="11.204cm">
          <text:p/>
        </draw:line>
        <draw:line draw:style-name="gr349" draw:text-style-name="P3" draw:layer="layout" svg:x1="21.54cm" svg:y1="13.565cm" svg:x2="21.54cm" svg:y2="14.565cm">
          <text:p/>
        </draw:line>
        <draw:frame draw:style-name="gr350" draw:text-style-name="P31" draw:layer="layout" svg:width="1.882cm" svg:height="0.882cm" svg:x="20.613cm" svg:y="14.418cm">
          <draw:text-box>
            <text:p text:style-name="P28"><text:span text:style-name="T18">result</text:span></text:p>
          </draw:text-box>
        </draw:frame>
        <draw:path draw:style-name="gr93" draw:text-style-name="P49" draw:layer="layout" svg:width="0.987cm" svg:height="0.987cm" svg:x="26.869cm" svg:y="10.868cm" svg:viewBox="0 0 988 988" svg:d="M494 0c281 0 494 213 494 494s-213 494-494 494-494-213-494-494 213-494 494-494z">
          <text:p text:style-name="P13"><text:span text:style-name="T45">&amp;&amp;</text:span></text:p>
        </draw:path>
        <draw:path draw:style-name="gr93" draw:text-style-name="P50" draw:layer="layout" svg:width="0.987cm" svg:height="0.987cm" svg:x="27.945cm" svg:y="12.561cm" svg:viewBox="0 0 988 988" svg:d="M494 0c281 0 494 213 494 494s-213 494-494 494-494-213-494-494 213-494 494-494z">
          <text:p text:style-name="P3"><text:span text:style-name="T46">||</text:span></text:p>
        </draw:path>
        <draw:frame draw:style-name="gr347" draw:text-style-name="P31" draw:layer="layout" svg:width="0.815cm" svg:height="0.882cm" svg:x="25.754cm" svg:y="9.406cm">
          <draw:text-box>
            <text:p text:style-name="P28"><text:span text:style-name="T18">a</text:span></text:p>
          </draw:text-box>
        </draw:frame>
        <draw:frame draw:style-name="gr347" draw:text-style-name="P31" draw:layer="layout" svg:width="0.815cm" svg:height="0.882cm" svg:x="28.126cm" svg:y="9.421cm">
          <draw:text-box>
            <text:p text:style-name="P28"><text:span text:style-name="T18">b</text:span></text:p>
          </draw:text-box>
        </draw:frame>
        <draw:frame draw:style-name="gr348" draw:text-style-name="P31" draw:layer="layout" svg:width="0.786cm" svg:height="0.882cm" svg:x="29.041cm" svg:y="9.106cm">
          <draw:text-box>
            <text:p text:style-name="P28"><text:span text:style-name="T18">c</text:span></text:p>
          </draw:text-box>
        </draw:frame>
        <draw:line draw:style-name="gr349" draw:text-style-name="P3" draw:layer="layout" svg:x1="26.258cm" svg:y1="10.188cm" svg:x2="26.869cm" svg:y2="11.131cm">
          <text:p/>
        </draw:line>
        <draw:line draw:style-name="gr349" draw:text-style-name="P3" draw:layer="layout" svg:x1="28.39cm" svg:y1="10.156cm" svg:x2="27.779cm" svg:y2="11.099cm">
          <text:p/>
        </draw:line>
        <draw:line draw:style-name="gr349" draw:text-style-name="P3" draw:layer="layout" svg:x1="27.347cm" svg:y1="11.894cm" svg:x2="27.958cm" svg:y2="12.837cm">
          <text:p/>
        </draw:line>
        <draw:line draw:style-name="gr349" draw:text-style-name="P3" draw:layer="layout" svg:x1="29.479cm" svg:y1="11.862cm" svg:x2="28.868cm" svg:y2="12.805cm">
          <text:p/>
        </draw:line>
        <draw:path draw:style-name="gr93" draw:text-style-name="P50" draw:layer="layout" svg:width="0.987cm" svg:height="0.987cm" svg:x="28.979cm" svg:y="10.874cm" svg:viewBox="0 0 988 988" svg:d="M494 0c281 0 494 213 494 494s-213 494-494 494-494-213-494-494 213-494 494-494z">
          <text:p text:style-name="P3"><text:span text:style-name="T46">!</text:span></text:p>
        </draw:path>
        <draw:line draw:style-name="gr349" draw:text-style-name="P3" draw:layer="layout" svg:x1="28.429cm" svg:y1="13.535cm" svg:x2="28.429cm" svg:y2="14.535cm">
          <text:p/>
        </draw:line>
        <draw:frame draw:style-name="gr350" draw:text-style-name="P31" draw:layer="layout" svg:width="1.882cm" svg:height="0.882cm" svg:x="27.502cm" svg:y="14.388cm">
          <draw:text-box>
            <text:p text:style-name="P28"><text:span text:style-name="T18">result</text:span></text:p>
          </draw:text-box>
        </draw:frame>
        <draw:line draw:style-name="gr349" draw:text-style-name="P3" draw:layer="layout" svg:x1="29.473cm" svg:y1="9.874cm" svg:x2="29.473cm" svg:y2="10.874cm">
          <text:p/>
        </draw:line>
        <draw:frame draw:style-name="gr351" draw:text-style-name="P40" draw:layer="layout" svg:width="2.242cm" svg:height="0.725cm" svg:x="19.861cm" svg:y="21.156cm">
          <draw:text-box>
            <text:p text:style-name="P39"><text:span text:style-name="T27">result</text:span></text:p>
          </draw:text-box>
        </draw:frame>
        <draw:custom-shape draw:style-name="gr352" draw:text-style-name="P27" draw:layer="layout" svg:width="1.443cm" svg:height="0.421cm" draw:transform="rotate (1.5707963267946) translate (19.483cm 22.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53" draw:text-style-name="P27" draw:layer="layout" svg:x1="19.704cm" svg:y1="22.515cm" svg:x2="19.704cm" svg:y2="22.06cm">
          <text:p/>
        </draw:line>
        <draw:line draw:style-name="gr354" draw:text-style-name="P27" draw:layer="layout" svg:x1="19.904cm" svg:y1="21.557cm" svg:x2="20.261cm" svg:y2="21.557cm">
          <text:p/>
        </draw:line>
        <draw:line draw:style-name="gr355" draw:text-style-name="P27" draw:layer="layout" svg:x1="18.909cm" svg:y1="21.2cm" svg:x2="19.473cm" svg:y2="21.2cm">
          <text:p/>
        </draw:line>
        <draw:line draw:style-name="gr356" draw:text-style-name="P27" draw:layer="layout" svg:x1="18.919cm" svg:y1="21.876cm" svg:x2="19.483cm" svg:y2="21.876cm">
          <text:p/>
        </draw:line>
        <draw:frame draw:style-name="gr357" draw:text-style-name="P40" draw:layer="layout" svg:width="1.425cm" svg:height="0.725cm" svg:x="17.62cm" svg:y="21.512cm">
          <draw:text-box>
            <text:p text:style-name="P39"><text:span text:style-name="T27">data</text:span></text:p>
          </draw:text-box>
        </draw:frame>
        <draw:frame draw:style-name="gr358" draw:text-style-name="P40" draw:layer="layout" svg:width="1.539cm" svg:height="0.725cm" svg:x="17.564cm" svg:y="20.813cm">
          <draw:text-box>
            <text:p text:style-name="P39"><text:span text:style-name="T27">False</text:span></text:p>
          </draw:text-box>
        </draw:frame>
        <draw:frame draw:style-name="gr359" draw:text-style-name="P40" draw:layer="layout" svg:width="2.462cm" svg:height="0.725cm" svg:x="18.544cm" svg:y="22.521cm">
          <draw:text-box>
            <text:p text:style-name="P39"><text:span text:style-name="T27">something</text:span></text:p>
          </draw:text-box>
        </draw:frame>
        <draw:line draw:style-name="gr360" draw:text-style-name="P3" draw:layer="layout" svg:x1="5.068cm" svg:y1="12.848cm" svg:x2="6.645cm" svg:y2="13.657cm">
          <text:p/>
        </draw:line>
        <draw:line draw:style-name="gr360" draw:text-style-name="P3" draw:layer="layout" svg:x1="5.069cm" svg:y1="13.658cm" svg:x2="6.645cm" svg:y2="12.848cm">
          <text:p/>
        </draw:line>
        <draw:path draw:style-name="gr93" draw:text-style-name="P49" draw:layer="layout" svg:width="0.987cm" svg:height="0.987cm" svg:x="7.919cm" svg:y="18.894cm" svg:viewBox="0 0 988 988" svg:d="M494 0c281 0 494 213 494 494s-213 494-494 494-494-213-494-494 213-494 494-494z">
          <text:p text:style-name="P13"><text:span text:style-name="T45">&amp;&amp;</text:span></text:p>
        </draw:path>
        <draw:path draw:style-name="gr93" draw:text-style-name="P50" draw:layer="layout" svg:width="0.987cm" svg:height="0.987cm" svg:x="8.995cm" svg:y="22.187cm" svg:viewBox="0 0 988 988" svg:d="M494 0c281 0 494 213 494 494s-213 494-494 494-494-213-494-494 213-494 494-494z">
          <text:p text:style-name="P3"><text:span text:style-name="T46">||</text:span></text:p>
        </draw:path>
        <draw:frame draw:style-name="gr361" draw:text-style-name="P31" draw:layer="layout" svg:width="2.415cm" svg:height="0.882cm" svg:x="5.807cm" svg:y="17.432cm">
          <draw:text-box>
            <text:p text:style-name="P28"><text:span text:style-name="T18">a : Bool</text:span></text:p>
          </draw:text-box>
        </draw:frame>
        <draw:frame draw:style-name="gr361" draw:text-style-name="P31" draw:layer="layout" svg:width="2.415cm" svg:height="0.882cm" svg:x="8.276cm" svg:y="17.447cm">
          <draw:text-box>
            <text:p text:style-name="P28"><text:span text:style-name="T18">b : Bool</text:span></text:p>
          </draw:text-box>
        </draw:frame>
        <draw:frame draw:style-name="gr362" draw:text-style-name="P31" draw:layer="layout" svg:width="2.386cm" svg:height="0.882cm" svg:x="10.861cm" svg:y="17.467cm">
          <draw:text-box>
            <text:p text:style-name="P28"><text:span text:style-name="T18">c : Bool</text:span></text:p>
          </draw:text-box>
        </draw:frame>
        <draw:line draw:style-name="gr349" draw:text-style-name="P3" draw:layer="layout" svg:x1="7.308cm" svg:y1="18.214cm" svg:x2="7.919cm" svg:y2="19.157cm">
          <text:p/>
        </draw:line>
        <draw:line draw:style-name="gr349" draw:text-style-name="P3" draw:layer="layout" svg:x1="9.44cm" svg:y1="18.182cm" svg:x2="8.829cm" svg:y2="19.125cm">
          <text:p/>
        </draw:line>
        <draw:line draw:style-name="gr349" draw:text-style-name="P3" draw:layer="layout" svg:x1="8.397cm" svg:y1="21.52cm" svg:x2="9.008cm" svg:y2="22.463cm">
          <text:p/>
        </draw:line>
        <draw:line draw:style-name="gr349" draw:text-style-name="P3" draw:layer="layout" svg:x1="10.529cm" svg:y1="21.488cm" svg:x2="9.918cm" svg:y2="22.431cm">
          <text:p/>
        </draw:line>
        <draw:path draw:style-name="gr93" draw:text-style-name="P50" draw:layer="layout" svg:width="0.987cm" svg:height="0.987cm" svg:x="10.029cm" svg:y="18.9cm" svg:viewBox="0 0 988 988" svg:d="M494 0c281 0 494 213 494 494s-213 494-494 494-494-213-494-494 213-494 494-494z">
          <text:p text:style-name="P3"><text:span text:style-name="T46">!</text:span></text:p>
        </draw:path>
        <draw:line draw:style-name="gr349" draw:text-style-name="P3" draw:layer="layout" svg:x1="11.561cm" svg:y1="18.257cm" svg:x2="10.95cm" svg:y2="19.2cm">
          <text:p/>
        </draw:line>
        <draw:line draw:style-name="gr349" draw:text-style-name="P3" draw:layer="layout" svg:x1="9.479cm" svg:y1="23.161cm" svg:x2="9.479cm" svg:y2="24.161cm">
          <text:p/>
        </draw:line>
        <draw:frame draw:style-name="gr363" draw:text-style-name="P31" draw:layer="layout" svg:width="2.288cm" svg:height="0.882cm" svg:x="8.349cm" svg:y="24.014cm">
          <draw:text-box>
            <text:p text:style-name="P28"><text:span text:style-name="T18">- : Bool</text:span></text:p>
          </draw:text-box>
        </draw:frame>
        <draw:line draw:style-name="gr349" draw:text-style-name="P3" draw:layer="layout" svg:x1="8.374cm" svg:y1="19.888cm" svg:x2="8.374cm" svg:y2="20.888cm">
          <text:p/>
        </draw:line>
        <draw:frame draw:style-name="gr363" draw:text-style-name="P31" draw:layer="layout" svg:width="2.288cm" svg:height="0.882cm" svg:x="7.243cm" svg:y="20.741cm">
          <draw:text-box>
            <text:p text:style-name="P28"><text:span text:style-name="T18">- : Bool</text:span></text:p>
          </draw:text-box>
        </draw:frame>
        <draw:line draw:style-name="gr349" draw:text-style-name="P3" draw:layer="layout" svg:x1="10.574cm" svg:y1="19.869cm" svg:x2="10.574cm" svg:y2="20.869cm">
          <text:p/>
        </draw:line>
        <draw:frame draw:style-name="gr363" draw:text-style-name="P31" draw:layer="layout" svg:width="2.288cm" svg:height="0.882cm" svg:x="9.443cm" svg:y="20.722cm">
          <draw:text-box>
            <text:p text:style-name="P28"><text:span text:style-name="T18">- : Bool</text:span></text:p>
          </draw:text-box>
        </draw:frame>
        <draw:line draw:style-name="gr349" draw:text-style-name="P3" draw:layer="layout" svg:x1="9.479cm" svg:y1="24.842cm" svg:x2="9.479cm" svg:y2="25.842cm">
          <text:p/>
        </draw:line>
        <draw:frame draw:style-name="gr364" draw:text-style-name="P31" draw:layer="layout" svg:width="3.482cm" svg:height="0.882cm" svg:x="7.752cm" svg:y="25.695cm">
          <draw:text-box>
            <text:p text:style-name="P28"><text:span text:style-name="T18">result : Bool</text:span></text:p>
          </draw:text-box>
        </draw:frame>
        <draw:path draw:style-name="gr93" draw:text-style-name="P49" draw:layer="layout" svg:width="0.987cm" svg:height="0.987cm" svg:x="21.953cm" svg:y="27.623cm" svg:viewBox="0 0 988 988" svg:d="M494 0c281 0 494 213 494 494s-213 494-494 494-494-213-494-494 213-494 494-494z">
          <text:p text:style-name="P13"><text:span text:style-name="T45">&amp;&amp;</text:span></text:p>
        </draw:path>
        <draw:frame draw:style-name="gr365" draw:text-style-name="P31" draw:layer="layout" svg:width="2.538cm" svg:height="0.882cm" svg:x="22.657cm" svg:y="26.176cm">
          <draw:text-box>
            <text:p text:style-name="P28"><text:span text:style-name="T18">bools(1)</text:span></text:p>
          </draw:text-box>
        </draw:frame>
        <draw:line draw:style-name="gr349" draw:text-style-name="P3" draw:layer="layout" svg:x1="21.342cm" svg:y1="26.943cm" svg:x2="21.953cm" svg:y2="27.886cm">
          <text:p/>
        </draw:line>
        <draw:line draw:style-name="gr349" draw:text-style-name="P3" draw:layer="layout" svg:x1="23.474cm" svg:y1="26.911cm" svg:x2="22.863cm" svg:y2="27.854cm">
          <text:p/>
        </draw:line>
        <draw:line draw:style-name="gr349" draw:text-style-name="P3" draw:layer="layout" svg:x1="22.408cm" svg:y1="28.617cm" svg:x2="22.408cm" svg:y2="29.617cm">
          <text:p/>
        </draw:line>
        <draw:frame draw:style-name="gr363" draw:text-style-name="P31" draw:layer="layout" svg:width="2.288cm" svg:height="0.882cm" svg:x="21.277cm" svg:y="29.47cm">
          <draw:text-box>
            <text:p text:style-name="P28"><text:span text:style-name="T18">- : Bool</text:span></text:p>
          </draw:text-box>
        </draw:frame>
        <draw:path draw:style-name="gr93" draw:text-style-name="P49" draw:layer="layout" svg:width="0.987cm" svg:height="0.987cm" svg:x="23.039cm" svg:y="30.968cm" svg:viewBox="0 0 988 988" svg:d="M494 0c281 0 494 213 494 494s-213 494-494 494-494-213-494-494 213-494 494-494z">
          <text:p text:style-name="P13"><text:span text:style-name="T45">&amp;&amp;</text:span></text:p>
        </draw:path>
        <draw:frame draw:style-name="gr365" draw:text-style-name="P31" draw:layer="layout" svg:width="2.538cm" svg:height="0.882cm" svg:x="23.443cm" svg:y="29.521cm">
          <draw:text-box>
            <text:p text:style-name="P28"><text:span text:style-name="T18">bools(2)</text:span></text:p>
          </draw:text-box>
        </draw:frame>
        <draw:line draw:style-name="gr349" draw:text-style-name="P3" draw:layer="layout" svg:x1="22.428cm" svg:y1="30.288cm" svg:x2="23.039cm" svg:y2="31.231cm">
          <text:p/>
        </draw:line>
        <draw:line draw:style-name="gr349" draw:text-style-name="P3" draw:layer="layout" svg:x1="24.56cm" svg:y1="30.256cm" svg:x2="23.949cm" svg:y2="31.199cm">
          <text:p/>
        </draw:line>
        <draw:line draw:style-name="gr349" draw:text-style-name="P3" draw:layer="layout" svg:x1="23.494cm" svg:y1="31.962cm" svg:x2="23.494cm" svg:y2="32.962cm">
          <text:p/>
        </draw:line>
        <draw:frame draw:style-name="gr363" draw:text-style-name="P31" draw:layer="layout" svg:width="2.288cm" svg:height="0.882cm" svg:x="22.389cm" svg:y="32.962cm">
          <draw:text-box>
            <text:p text:style-name="P28"><text:span text:style-name="T18">- : Bool</text:span></text:p>
          </draw:text-box>
        </draw:frame>
        <draw:frame draw:style-name="gr365" draw:text-style-name="P31" draw:layer="layout" svg:width="2.538cm" svg:height="0.882cm" svg:x="19.944cm" svg:y="26.176cm">
          <draw:text-box>
            <text:p text:style-name="P28"><text:span text:style-name="T18">bools(0)</text:span></text:p>
          </draw:text-box>
        </draw:frame>
        <draw:line draw:style-name="gr349" draw:text-style-name="P3" draw:layer="layout" svg:x1="23.52cm" svg:y1="33.844cm" svg:x2="23.52cm" svg:y2="34.844cm">
          <text:p/>
        </draw:line>
        <draw:frame draw:style-name="gr366" draw:text-style-name="P31" draw:layer="layout" svg:width="3.669cm" svg:height="0.882cm" svg:x="21.7cm" svg:y="34.697cm">
          <draw:text-box>
            <text:p text:style-name="P28"><text:span text:style-name="T18">output : Bool</text:span></text:p>
          </draw:text-box>
        </draw:frame>
        <draw:custom-shape draw:style-name="gr46" draw:text-style-name="P3" xml:id="id171" draw:id="id171" draw:layer="layout" svg:width="1.103cm" svg:height="1.031cm" svg:x="12.647cm" svg:y="31.89cm">
          <text:p/>
          <draw:enhanced-geometry svg:viewBox="0 0 21600 21600" draw:glue-points="10800 0 0 10800 10800 21600 21600 10800" draw:text-areas="0 3100 18500 18500" draw:type="flowchart-delay" draw:enhanced-path="M 10800 0 X 21600 10800 10800 21600 L 0 21600 0 0 Z N"/>
        </draw:custom-shape>
        <draw:g xml:id="id172" draw:id="id172">
          <draw:rect draw:style-name="gr3" draw:text-style-name="P3" draw:layer="layout" svg:width="0.5cm" svg:height="0.5cm" svg:x="16.177cm" svg:y="32.923cm">
            <text:p/>
          </draw:rect>
          <draw:frame draw:style-name="gr29" draw:text-style-name="P5" draw:layer="layout" svg:width="2.369cm" svg:height="0.725cm" svg:x="16.621cm" svg:y="32.773cm">
            <draw:text-box>
              <text:p text:style-name="P4"><text:span text:style-name="T3">output</text:span></text:p>
            </draw:text-box>
          </draw:frame>
        </draw:g>
        <draw:connector draw:style-name="gr8" draw:text-style-name="P3" draw:layer="layout" svg:x1="12.099cm" svg:y1="32.103cm" svg:x2="12.67cm" svg:y2="32.098cm" svg:d="M12099 32103h286v-5h285">
          <text:p/>
        </draw:connector>
        <draw:g xml:id="id170" draw:id="id170">
          <draw:rect draw:style-name="gr3" draw:text-style-name="P3" draw:layer="layout" svg:width="0.5cm" svg:height="0.5cm" svg:x="11.599cm" svg:y="32.505cm">
            <text:p/>
          </draw:rect>
          <draw:frame draw:style-name="gr4" draw:text-style-name="P5" draw:layer="layout" svg:width="2.246cm" svg:height="0.725cm" svg:x="9.439cm" svg:y="32.373cm">
            <draw:text-box>
              <text:p text:style-name="P4"><text:span text:style-name="T3">bools(1)</text:span></text:p>
            </draw:text-box>
          </draw:frame>
        </draw:g>
        <draw:connector draw:style-name="gr8" draw:text-style-name="P3" draw:layer="layout" svg:x1="12.099cm" svg:y1="32.735cm" svg:x2="12.67cm" svg:y2="32.757cm" draw:start-shape="id170" draw:start-glue-point="1" svg:d="M12099 32735h549v22h22">
          <text:p/>
        </draw:connector>
        <draw:g>
          <draw:rect draw:style-name="gr3" draw:text-style-name="P3" draw:layer="layout" svg:width="0.5cm" svg:height="0.5cm" svg:x="11.599cm" svg:y="33.138cm">
            <text:p/>
          </draw:rect>
          <draw:frame draw:style-name="gr4" draw:text-style-name="P5" draw:layer="layout" svg:width="2.246cm" svg:height="0.725cm" svg:x="9.439cm" svg:y="33.006cm">
            <draw:text-box>
              <text:p text:style-name="P4"><text:span text:style-name="T3">bools(2)</text:span></text:p>
            </draw:text-box>
          </draw:frame>
        </draw:g>
        <draw:connector draw:style-name="gr8" draw:text-style-name="P3" draw:layer="layout" draw:line-skew="-0.423cm" svg:x1="13.75cm" svg:y1="32.406cm" svg:x2="14.534cm" svg:y2="32.848cm" draw:start-shape="id171" draw:start-glue-point="7" svg:d="M13750 32406h240v442h544">
          <text:p/>
        </draw:connector>
        <draw:connector draw:style-name="gr8" draw:text-style-name="P3" draw:layer="layout" svg:x1="15.47cm" svg:y1="33.147cm" svg:x2="16.177cm" svg:y2="33.135cm" draw:end-shape="id172" svg:d="M15470 33147h90v-12h617">
          <text:p/>
        </draw:connector>
        <draw:custom-shape draw:style-name="gr46" draw:text-style-name="P3" draw:layer="layout" svg:width="1.103cm" svg:height="1.031cm" svg:x="14.534cm" svg:y="32.606cm">
          <text:p/>
          <draw:enhanced-geometry svg:viewBox="0 0 21600 21600" draw:glue-points="10800 0 0 10800 10800 21600 21600 10800" draw:text-areas="0 3100 18500 18500" draw:type="flowchart-delay" draw:enhanced-path="M 10800 0 X 21600 10800 10800 21600 L 0 21600 0 0 Z N"/>
        </draw:custom-shape>
        <draw:line draw:style-name="gr367" draw:text-style-name="P27" draw:layer="layout" svg:x1="12.099cm" svg:y1="33.386cm" svg:x2="14.534cm" svg:y2="33.386cm">
          <text:p/>
        </draw:line>
        <draw:g>
          <draw:rect draw:style-name="gr3" draw:text-style-name="P3" draw:layer="layout" svg:width="0.5cm" svg:height="0.5cm" svg:x="11.613cm" svg:y="31.869cm">
            <text:p/>
          </draw:rect>
          <draw:frame draw:style-name="gr4" draw:text-style-name="P5" draw:layer="layout" svg:width="2.246cm" svg:height="0.725cm" svg:x="9.453cm" svg:y="31.737cm">
            <draw:text-box>
              <text:p text:style-name="P4"><text:span text:style-name="T3">bools(0)</text:span></text:p>
            </draw:text-box>
          </draw:frame>
        </draw:g>
        <draw:rect draw:style-name="gr1" draw:text-style-name="P2" draw:layer="layout" svg:width="4.167cm" svg:height="1cm" svg:x="17.363cm" svg:y="44.797cm">
          <text:p text:style-name="P1"><text:span text:style-name="T1">Timer</text:span></text:p>
        </draw:rect>
        <draw:rect draw:style-name="gr2" draw:text-style-name="P3" draw:layer="layout" svg:width="4.167cm" svg:height="2.544cm" svg:x="17.363cm" svg:y="45.797cm">
          <text:p/>
        </draw:rect>
        <draw:g>
          <draw:rect draw:style-name="gr3" draw:text-style-name="P3" draw:layer="layout" svg:width="0.5cm" svg:height="0.5cm" svg:x="21.251cm" svg:y="46.129cm">
            <text:p/>
          </draw:rect>
          <draw:frame draw:style-name="gr187" draw:text-style-name="P5" draw:layer="layout" svg:width="3.194cm" svg:height="0.725cm" svg:x="18.143cm" svg:y="45.997cm">
            <draw:text-box>
              <text:p text:style-name="P4"><text:span text:style-name="T3">full</text:span></text:p>
            </draw:text-box>
          </draw:frame>
        </draw:g>
        <draw:g>
          <draw:rect draw:style-name="gr3" draw:text-style-name="P3" draw:layer="layout" svg:width="0.5cm" svg:height="0.5cm" svg:x="21.248cm" svg:y="46.855cm">
            <text:p/>
          </draw:rect>
          <draw:frame draw:style-name="gr4" draw:text-style-name="P5" draw:layer="layout" svg:width="2.246cm" svg:height="0.725cm" svg:x="19.088cm" svg:y="46.723cm">
            <draw:text-box>
              <text:p text:style-name="P4"><text:span text:style-name="T3">value</text:span></text:p>
            </draw:text-box>
          </draw:frame>
        </draw:g>
        <draw:g>
          <draw:rect draw:style-name="gr3" draw:text-style-name="P3" draw:layer="layout" svg:width="0.5cm" svg:height="0.5cm" svg:x="17.104cm" svg:y="46.13cm">
            <text:p/>
          </draw:rect>
          <draw:frame draw:style-name="gr5" draw:text-style-name="P5" draw:layer="layout" svg:width="2.471cm" svg:height="0.725cm" svg:x="17.604cm" svg:y="45.998cm">
            <draw:text-box>
              <text:p text:style-name="P4"><text:span text:style-name="T3">tick</text:span></text:p>
            </draw:text-box>
          </draw:frame>
        </draw:g>
        <draw:g>
          <draw:rect draw:style-name="gr3" draw:text-style-name="P3" draw:layer="layout" svg:width="0.5cm" svg:height="0.5cm" svg:x="17.091cm" svg:y="46.854cm">
            <text:p/>
          </draw:rect>
          <draw:frame draw:style-name="gr5" draw:text-style-name="P5" draw:layer="layout" svg:width="2.471cm" svg:height="0.725cm" svg:x="17.591cm" svg:y="46.722cm">
            <draw:text-box>
              <text:p text:style-name="P4"><text:span text:style-name="T3">clear</text:span></text:p>
            </draw:text-box>
          </draw:frame>
        </draw:g>
        <draw:line draw:style-name="gr81" draw:text-style-name="P3" draw:layer="layout" svg:x1="16.047cm" svg:y1="46.385cm" svg:x2="17.104cm" svg:y2="46.385cm">
          <text:p/>
        </draw:line>
        <draw:line draw:style-name="gr81" draw:text-style-name="P3" draw:layer="layout" svg:x1="16.367cm" svg:y1="47.054cm" svg:x2="17.091cm" svg:y2="47.054cm">
          <text:p/>
        </draw:line>
        <draw:g>
          <draw:rect draw:style-name="gr3" draw:text-style-name="P3" draw:layer="layout" svg:width="0.5cm" svg:height="0.5cm" svg:x="17.098cm" svg:y="47.555cm">
            <text:p/>
          </draw:rect>
          <draw:frame draw:style-name="gr5" draw:text-style-name="P5" draw:layer="layout" svg:width="2.471cm" svg:height="0.725cm" svg:x="17.598cm" svg:y="47.423cm">
            <draw:text-box>
              <text:p text:style-name="P4"><text:span text:style-name="T3">limit</text:span></text:p>
            </draw:text-box>
          </draw:frame>
        </draw:g>
        <draw:line draw:style-name="gr81" draw:text-style-name="P3" draw:layer="layout" svg:x1="16.732cm" svg:y1="47.814cm" svg:x2="17.091cm" svg:y2="47.814cm">
          <text:p/>
        </draw:line>
        <draw:line draw:style-name="gr81" draw:text-style-name="P3" draw:layer="layout" svg:x1="16.048cm" svg:y1="46.385cm" svg:x2="16.048cm" svg:y2="49.268cm">
          <text:p/>
        </draw:line>
        <draw:line draw:style-name="gr81" draw:text-style-name="P3" draw:layer="layout" svg:x1="16.367cm" svg:y1="47.054cm" svg:x2="16.367cm" svg:y2="49.429cm">
          <text:p/>
        </draw:line>
        <draw:line draw:style-name="gr81" draw:text-style-name="P3" draw:layer="layout" svg:x1="16.733cm" svg:y1="47.814cm" svg:x2="16.733cm" svg:y2="49.504cm">
          <text:p/>
        </draw:line>
        <draw:line draw:style-name="gr81" draw:text-style-name="P3" draw:layer="layout" svg:x1="21.748cm" svg:y1="47.079cm" svg:x2="22.109cm" svg:y2="47.079cm">
          <text:p/>
        </draw:line>
        <draw:line draw:style-name="gr81" draw:text-style-name="P3" draw:layer="layout" svg:x1="22.109cm" svg:y1="47.079cm" svg:x2="22.109cm" svg:y2="49.454cm">
          <text:p/>
        </draw:line>
        <draw:g>
          <draw:rect draw:style-name="gr3" draw:text-style-name="P3" draw:layer="layout" svg:width="0.5cm" svg:height="0.5cm" svg:x="14.098cm" svg:y="49.465cm">
            <text:p/>
          </draw:rect>
          <draw:frame draw:style-name="gr4" draw:text-style-name="P5" draw:layer="layout" svg:width="2.246cm" svg:height="0.725cm" svg:x="11.938cm" svg:y="49.333cm">
            <draw:text-box>
              <text:p text:style-name="P4"><text:span text:style-name="T3">bus</text:span></text:p>
            </draw:text-box>
          </draw:frame>
        </draw:g>
        <draw:g>
          <draw:rect draw:style-name="gr3" draw:text-style-name="P3" draw:layer="layout" svg:width="0.5cm" svg:height="0.5cm" svg:x="10.343cm" svg:y="46.511cm">
            <text:p/>
          </draw:rect>
          <draw:frame draw:style-name="gr127" draw:text-style-name="P5" draw:layer="layout" svg:width="3.669cm" svg:height="0.725cm" svg:x="10.787cm" svg:y="46.379cm">
            <draw:text-box>
              <text:p text:style-name="P4"><text:span text:style-name="T3">PENABLE : Bool</text:span></text:p>
            </draw:text-box>
          </draw:frame>
        </draw:g>
        <draw:g>
          <draw:custom-shape draw:style-name="gr19" draw:text-style-name="P3" draw:layer="layout" svg:width="0.266cm" svg:height="2.75cm" svg:x="9.826cm" svg:y="46.216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6.668cm" svg:y="46.528cm">
            <draw:text-box>
              <text:p text:style-name="P12"><text:span text:style-name="T5">AMBA-APB3</text:span></text:p>
            </draw:text-box>
          </draw:frame>
        </draw:g>
        <draw:g>
          <draw:rect draw:style-name="gr3" draw:text-style-name="P3" draw:layer="layout" svg:width="0.5cm" svg:height="0.5cm" svg:x="10.343cm" svg:y="45.992cm">
            <text:p/>
          </draw:rect>
          <draw:frame draw:style-name="gr39" draw:text-style-name="P5" draw:layer="layout" svg:width="3.122cm" svg:height="0.725cm" svg:x="10.787cm" svg:y="45.86cm">
            <draw:text-box>
              <text:p text:style-name="P4"><text:span text:style-name="T3">PSEL : Bool</text:span></text:p>
            </draw:text-box>
          </draw:frame>
        </draw:g>
        <draw:line draw:style-name="gr15" draw:text-style-name="P3" draw:layer="layout" svg:x1="11.938cm" svg:y1="49.333cm" svg:x2="13.075cm" svg:y2="49.768cm">
          <text:p/>
        </draw:line>
        <draw:g>
          <draw:rect draw:style-name="gr3" draw:text-style-name="P3" draw:layer="layout" svg:width="0.5cm" svg:height="0.5cm" svg:x="10.343cm" svg:y="47.023cm">
            <text:p/>
          </draw:rect>
          <draw:frame draw:style-name="gr68" draw:text-style-name="P5" draw:layer="layout" svg:width="4.418cm" svg:height="0.725cm" svg:x="10.787cm" svg:y="46.891cm">
            <draw:text-box>
              <text:p text:style-name="P4"><text:span text:style-name="T3">PADDR : Uint(4 bits)</text:span></text:p>
            </draw:text-box>
          </draw:frame>
        </draw:g>
        <draw:g>
          <draw:rect draw:style-name="gr3" draw:text-style-name="P3" draw:layer="layout" svg:width="0.5cm" svg:height="0.5cm" svg:x="10.343cm" svg:y="47.528cm">
            <text:p/>
          </draw:rect>
          <draw:frame draw:style-name="gr128" draw:text-style-name="P5" draw:layer="layout" svg:width="4.85cm" svg:height="0.725cm" svg:x="10.787cm" svg:y="47.396cm">
            <draw:text-box>
              <text:p text:style-name="P4"><text:span text:style-name="T3">PWDATA : Bits(32 bits)</text:span></text:p>
            </draw:text-box>
          </draw:frame>
        </draw:g>
        <draw:g>
          <draw:rect draw:style-name="gr17" draw:text-style-name="P3" draw:layer="layout" svg:width="0.5cm" svg:height="0.5cm" svg:x="10.343cm" svg:y="48.552cm">
            <text:p/>
          </draw:rect>
          <draw:frame draw:style-name="gr70" draw:text-style-name="P5" draw:layer="layout" svg:width="4.257cm" svg:height="0.725cm" svg:x="10.787cm" svg:y="48.42cm">
            <draw:text-box>
              <text:p text:style-name="P4"><text:span text:style-name="T3">PREADY : Bool</text:span></text:p>
            </draw:text-box>
          </draw:frame>
        </draw:g>
        <draw:g>
          <draw:rect draw:style-name="gr17" draw:text-style-name="P3" draw:layer="layout" svg:width="0.5cm" svg:height="0.5cm" svg:x="10.345cm" svg:y="48.047cm">
            <text:p/>
          </draw:rect>
          <draw:frame draw:style-name="gr71" draw:text-style-name="P5" draw:layer="layout" svg:width="4.778cm" svg:height="0.725cm" svg:x="10.789cm" svg:y="47.915cm">
            <draw:text-box>
              <text:p text:style-name="P4"><text:span text:style-name="T3">PRDATA : Bits(32 bits)</text:span></text:p>
            </draw:text-box>
          </draw:frame>
        </draw:g>
        <draw:line draw:style-name="gr81" draw:text-style-name="P3" draw:layer="layout" svg:x1="14.623cm" svg:y1="49.695cm" svg:x2="15.68cm" svg:y2="49.695cm">
          <text:p/>
        </draw:line>
        <draw:line draw:style-name="gr81" draw:text-style-name="P3" draw:layer="layout" svg:x1="21.751cm" svg:y1="46.344cm" svg:x2="22.475cm" svg:y2="46.344cm">
          <text:p/>
        </draw:line>
        <draw:line draw:style-name="gr81" draw:text-style-name="P3" draw:layer="layout" svg:x1="22.475cm" svg:y1="46.344cm" svg:x2="22.491cm" svg:y2="49.352cm">
          <text:p/>
        </draw:line>
        <draw:g>
          <draw:rect draw:style-name="gr3" draw:text-style-name="P3" draw:layer="layout" svg:width="0.5cm" svg:height="0.5cm" svg:x="14.118cm" svg:y="50.09cm">
            <text:p/>
          </draw:rect>
          <draw:frame draw:style-name="gr368" draw:text-style-name="P5" draw:layer="layout" svg:width="3.008cm" svg:height="0.725cm" svg:x="11.196cm" svg:y="49.958cm">
            <draw:text-box>
              <text:p text:style-name="P4"><text:span text:style-name="T3">prescalerTick</text:span></text:p>
            </draw:text-box>
          </draw:frame>
        </draw:g>
        <draw:line draw:style-name="gr81" draw:text-style-name="P3" draw:layer="layout" svg:x1="14.643cm" svg:y1="50.32cm" svg:x2="15.7cm" svg:y2="50.32cm">
          <text:p/>
        </draw:line>
        <draw:g>
          <draw:rect draw:style-name="gr3" draw:text-style-name="P3" draw:layer="layout" svg:width="0.5cm" svg:height="0.5cm" svg:x="14.138cm" svg:y="50.715cm">
            <text:p/>
          </draw:rect>
          <draw:frame draw:style-name="gr369" draw:text-style-name="P5" draw:layer="layout" svg:width="3.021cm" svg:height="0.725cm" svg:x="11.203cm" svg:y="50.583cm">
            <draw:text-box>
              <text:p text:style-name="P4"><text:span text:style-name="T3">externalClear</text:span></text:p>
            </draw:text-box>
          </draw:frame>
        </draw:g>
        <draw:line draw:style-name="gr81" draw:text-style-name="P3" draw:layer="layout" svg:x1="14.663cm" svg:y1="50.945cm" svg:x2="15.72cm" svg:y2="50.945cm">
          <text:p/>
        </draw:line>
        <draw:custom-shape draw:style-name="gr41" draw:text-style-name="P11" draw:layer="layout" svg:width="8.25cm" svg:height="3.131cm" svg:x="15.18cm" svg:y="48.61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4" draw:text-style-name="P5" draw:layer="layout" svg:width="2.741cm" svg:height="0.725cm" svg:x="27.227cm" svg:y="18.771cm">
          <draw:text-box>
            <text:p text:style-name="P4"><text:span text:style-name="T3">ticksEnable</text:span></text:p>
          </draw:text-box>
        </draw:frame>
        <draw:line draw:style-name="gr81" draw:text-style-name="P3" draw:layer="layout" svg:x1="27.465cm" svg:y1="19.863cm" svg:x2="28.107cm" svg:y2="19.863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8.112cm" svg:y="19.51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8.412cm 20.61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7.955cm" svg:y="19.536cm">
              <draw:text-box>
                <text:p text:style-name="P4"><text:span text:style-name="T3">D</text:span></text:p>
              </draw:text-box>
            </draw:frame>
            <draw:frame draw:style-name="gr84" draw:text-style-name="P5" draw:layer="layout" svg:width="0.832cm" svg:height="0.725cm" svg:x="28.456cm" svg:y="19.537cm">
              <draw:text-box>
                <text:p text:style-name="P4"><text:span text:style-name="T3">Q</text:span></text:p>
              </draw:text-box>
            </draw:frame>
          </draw:g>
          <draw:frame draw:style-name="gr87" draw:text-style-name="P18" draw:layer="layout" svg:width="1.205cm" svg:height="0.725cm" svg:x="28.012cm" svg:y="20.715cm">
            <draw:text-box>
              <text:p text:style-name="P4"><text:span text:style-name="T9">SET</text:span></text:p>
            </draw:text-box>
          </draw:frame>
        </draw:g>
        <draw:line draw:style-name="gr81" draw:text-style-name="P3" draw:layer="layout" svg:x1="28.614cm" svg:y1="21.259cm" svg:x2="28.614cm" svg:y2="21.788cm">
          <text:p/>
        </draw:line>
        <draw:frame draw:style-name="gr88" draw:text-style-name="P5" draw:layer="layout" svg:width="1.446cm" svg:height="0.725cm" svg:x="27.862cm" svg:y="21.725cm">
          <draw:text-box>
            <text:p text:style-name="P4"><text:span text:style-name="T3">reset</text:span></text:p>
          </draw:text-box>
        </draw:frame>
        <draw:line draw:style-name="gr81" draw:text-style-name="P3" draw:layer="layout" svg:x1="27.831cm" svg:y1="20.782cm" svg:x2="28.112cm" svg:y2="20.782cm">
          <text:p/>
        </draw:line>
        <draw:line draw:style-name="gr81" draw:text-style-name="P3" draw:layer="layout" svg:x1="27.832cm" svg:y1="20.782cm" svg:x2="28.113cm" svg:y2="20.782cm">
          <text:p/>
        </draw:line>
        <draw:frame draw:style-name="gr89" draw:text-style-name="P5" draw:layer="layout" svg:width="1.281cm" svg:height="0.725cm" svg:x="26.844cm" svg:y="20.422cm">
          <draw:text-box>
            <text:p text:style-name="P4"><text:span text:style-name="T3">clk</text:span></text:p>
          </draw:text-box>
        </draw:frame>
        <draw:line draw:style-name="gr370" draw:text-style-name="P27" draw:layer="layout" svg:x1="29.112cm" svg:y1="19.88cm" svg:x2="29.87cm" svg:y2="19.88cm">
          <text:p/>
        </draw:line>
        <draw:line draw:style-name="gr371" draw:text-style-name="P27" draw:layer="layout" svg:x1="29.392cm" svg:y1="20.045cm" svg:x2="29.573cm" svg:y2="19.684cm">
          <text:p/>
        </draw:line>
        <draw:frame draw:style-name="gr372" draw:text-style-name="P40" draw:layer="layout" svg:width="1.281cm" svg:height="0.725cm" svg:x="28.862cm" svg:y="19.959cm">
          <draw:text-box>
            <text:p text:style-name="P39"><text:span text:style-name="T27">n</text:span></text:p>
          </draw:text-box>
        </draw:frame>
        <draw:custom-shape draw:style-name="gr46" draw:text-style-name="P3" draw:layer="layout" svg:width="1.103cm" svg:height="1.031cm" svg:x="30.032cm" svg:y="23.198cm">
          <text:p/>
          <draw:enhanced-geometry svg:viewBox="0 0 21600 21600" draw:glue-points="10800 0 0 10800 10800 21600 21600 10800" draw:text-areas="0 3100 18500 18500" draw:type="flowchart-delay" draw:enhanced-path="M 10800 0 X 21600 10800 10800 21600 L 0 21600 0 0 Z N"/>
        </draw:custom-shape>
        <draw:line draw:style-name="gr373" draw:text-style-name="P27" draw:layer="layout" svg:x1="29.458cm" svg:y1="23.385cm" svg:x2="30.022cm" svg:y2="23.385cm">
          <text:p/>
        </draw:line>
        <draw:line draw:style-name="gr374" draw:text-style-name="P27" draw:layer="layout" svg:x1="29.468cm" svg:y1="24.061cm" svg:x2="30.032cm" svg:y2="24.061cm">
          <text:p/>
        </draw:line>
        <draw:frame draw:style-name="gr375" draw:text-style-name="P40" draw:layer="layout" svg:width="3.19cm" svg:height="0.725cm" svg:x="26.425cm" svg:y="23.697cm">
          <draw:text-box>
            <text:p text:style-name="P4"><text:span text:style-name="T27">ticksEnable(0)</text:span></text:p>
          </draw:text-box>
        </draw:frame>
        <draw:frame draw:style-name="gr376" draw:text-style-name="P40" draw:layer="layout" svg:width="1.865cm" svg:height="0.725cm" svg:x="27.75cm" svg:y="22.998cm">
          <draw:text-box>
            <text:p text:style-name="P39"><text:span text:style-name="T27">ticks(0)</text:span></text:p>
          </draw:text-box>
        </draw:frame>
        <draw:line draw:style-name="gr377" draw:text-style-name="P27" draw:layer="layout" svg:x1="31.135cm" svg:y1="23.724cm" svg:x2="31.699cm" svg:y2="23.724cm">
          <text:p/>
        </draw:line>
        <draw:custom-shape draw:style-name="gr46" draw:text-style-name="P3" draw:layer="layout" svg:width="1.103cm" svg:height="1.031cm" svg:x="30.052cm" svg:y="24.622cm">
          <text:p/>
          <draw:enhanced-geometry svg:viewBox="0 0 21600 21600" draw:glue-points="10800 0 0 10800 10800 21600 21600 10800" draw:text-areas="0 3100 18500 18500" draw:type="flowchart-delay" draw:enhanced-path="M 10800 0 X 21600 10800 10800 21600 L 0 21600 0 0 Z N"/>
        </draw:custom-shape>
        <draw:line draw:style-name="gr378" draw:text-style-name="P27" draw:layer="layout" svg:x1="29.478cm" svg:y1="24.809cm" svg:x2="30.042cm" svg:y2="24.809cm">
          <text:p/>
        </draw:line>
        <draw:line draw:style-name="gr379" draw:text-style-name="P27" draw:layer="layout" svg:x1="29.488cm" svg:y1="25.485cm" svg:x2="30.052cm" svg:y2="25.485cm">
          <text:p/>
        </draw:line>
        <draw:frame draw:style-name="gr380" draw:text-style-name="P40" draw:layer="layout" svg:width="3.19cm" svg:height="0.725cm" svg:x="26.445cm" svg:y="25.121cm">
          <draw:text-box>
            <text:p text:style-name="P4"><text:span text:style-name="T27">ticksEnable(1)</text:span></text:p>
          </draw:text-box>
        </draw:frame>
        <draw:frame draw:style-name="gr381" draw:text-style-name="P40" draw:layer="layout" svg:width="1.865cm" svg:height="0.725cm" svg:x="27.77cm" svg:y="24.422cm">
          <draw:text-box>
            <text:p text:style-name="P39"><text:span text:style-name="T27">ticks(1)</text:span></text:p>
          </draw:text-box>
        </draw:frame>
        <draw:line draw:style-name="gr382" draw:text-style-name="P27" draw:layer="layout" svg:x1="31.155cm" svg:y1="25.148cm" svg:x2="31.719cm" svg:y2="25.148cm">
          <text:p/>
        </draw:line>
        <draw:path draw:style-name="gr57" draw:text-style-name="P3" draw:layer="layout" svg:width="1.079cm" svg:height="1.03cm" svg:x="32.078cm" svg:y="23.951cm" svg:viewBox="0 0 1080 1031" svg:d="M540 0c270 0 540 257 540 515s-270 516-540 516c-180 0-360 0-540 0 99-169 213-214 213-516-10-303-134-327-213-515 180 0 360 0 540 0z">
          <text:p/>
        </draw:path>
        <draw:line draw:style-name="gr383" draw:text-style-name="P27" draw:layer="layout" svg:x1="31.702cm" svg:y1="24.714cm" svg:x2="32.266cm" svg:y2="24.714cm">
          <text:p/>
        </draw:line>
        <draw:line draw:style-name="gr384" draw:text-style-name="P27" draw:layer="layout" svg:x1="31.713cm" svg:y1="24.225cm" svg:x2="32.277cm" svg:y2="24.225cm">
          <text:p/>
        </draw:line>
        <draw:line draw:style-name="gr385" draw:text-style-name="P27" draw:layer="layout" svg:x1="31.713cm" svg:y1="24.225cm" svg:x2="31.713cm" svg:y2="23.718cm">
          <text:p/>
        </draw:line>
        <draw:line draw:style-name="gr386" draw:text-style-name="P27" draw:layer="layout" svg:x1="31.702cm" svg:y1="24.714cm" svg:x2="31.719cm" svg:y2="25.148cm">
          <text:p/>
        </draw:line>
        <draw:line draw:style-name="gr387" draw:text-style-name="P27" draw:layer="layout" svg:x1="33.158cm" svg:y1="24.466cm" svg:x2="33.722cm" svg:y2="24.466cm">
          <text:p/>
        </draw:line>
        <draw:frame draw:style-name="gr388" draw:text-style-name="P40" draw:layer="layout" svg:width="1.586cm" svg:height="0.725cm" svg:x="33.631cm" svg:y="24.117cm">
          <draw:text-box>
            <text:p text:style-name="P39"><text:span text:style-name="T27">io.tick</text:span></text:p>
          </draw:text-box>
        </draw:frame>
        <draw:rect draw:style-name="gr1" draw:text-style-name="P2" draw:layer="layout" svg:width="3.75cm" svg:height="1cm" svg:x="5.455cm" svg:y="36.479cm">
          <text:p text:style-name="P1"><text:span text:style-name="T1">UartCtrl</text:span></text:p>
        </draw:rect>
        <draw:rect draw:style-name="gr2" draw:text-style-name="P3" draw:layer="layout" svg:width="3.75cm" svg:height="2cm" svg:x="5.455cm" svg:y="37.479cm">
          <text:p/>
        </draw:rect>
        <draw:g>
          <draw:rect draw:style-name="gr3" draw:text-style-name="P3" draw:layer="layout" svg:width="0.5cm" svg:height="0.5cm" svg:x="5.247cm" svg:y="37.861cm">
            <text:p/>
          </draw:rect>
          <draw:frame draw:style-name="gr5" draw:text-style-name="P5" draw:layer="layout" svg:width="2.471cm" svg:height="0.725cm" svg:x="5.747cm" svg:y="37.729cm">
            <draw:text-box>
              <text:p text:style-name="P4"><text:span text:style-name="T3">config</text:span></text:p>
            </draw:text-box>
          </draw:frame>
        </draw:g>
        <draw:rect draw:style-name="gr1" draw:text-style-name="P2" draw:layer="layout" svg:width="4.007cm" svg:height="1cm" svg:x="5.448cm" svg:y="36.48cm">
          <text:p text:style-name="P12"><text:span text:style-name="T47">SimpleJtagTap</text:span></text:p>
        </draw:rect>
        <draw:rect draw:style-name="gr2" draw:text-style-name="P3" draw:layer="layout" svg:width="4.007cm" svg:height="1.999cm" svg:x="5.448cm" svg:y="37.48cm">
          <text:p/>
        </draw:rect>
        <draw:g>
          <draw:rect draw:style-name="gr3" draw:text-style-name="P3" draw:layer="layout" svg:width="0.5cm" svg:height="0.5cm" svg:x="5.24cm" svg:y="37.862cm">
            <text:p/>
          </draw:rect>
          <draw:frame draw:style-name="gr5" draw:text-style-name="P5" draw:layer="layout" svg:width="2.471cm" svg:height="0.725cm" svg:x="5.74cm" svg:y="37.73cm">
            <draw:text-box>
              <text:p text:style-name="P4"><text:span text:style-name="T3">jtag</text:span></text:p>
            </draw:text-box>
          </draw:frame>
        </draw:g>
        <draw:g>
          <draw:rect draw:style-name="gr17" draw:text-style-name="P3" draw:layer="layout" svg:width="0.5cm" svg:height="0.5cm" svg:x="9.138cm" svg:y="37.861cm">
            <text:p/>
          </draw:rect>
          <draw:frame draw:style-name="gr4" draw:text-style-name="P5" draw:layer="layout" svg:width="2.246cm" svg:height="0.725cm" svg:x="6.978cm" svg:y="37.728cm">
            <draw:text-box>
              <text:p text:style-name="P4"><text:span text:style-name="T3">switchs</text:span></text:p>
            </draw:text-box>
          </draw:frame>
        </draw:g>
        <draw:g>
          <draw:rect draw:style-name="gr3" draw:text-style-name="P3" draw:layer="layout" svg:width="0.5cm" svg:height="0.5cm" svg:x="9.152cm" svg:y="38.562cm">
            <text:p/>
          </draw:rect>
          <draw:frame draw:style-name="gr4" draw:text-style-name="P5" draw:layer="layout" svg:width="2.246cm" svg:height="0.725cm" svg:x="6.992cm" svg:y="38.43cm">
            <draw:text-box>
              <text:p text:style-name="P4"><text:span text:style-name="T3">leds</text:span></text:p>
            </draw:text-box>
          </draw:frame>
        </draw:g>
        <draw:ellipse draw:style-name="gr389" draw:text-style-name="P3" draw:layer="layout" svg:width="11.548cm" svg:height="6.977cm" svg:x="12.014cm" svg:y="36.983cm">
          <text:p text:style-name="P3"><text:span text:style-name="T48">VHDL Specification</text:span></text:p>
          <text:p text:style-name="P3"/>
          <text:p text:style-name="P3"/>
          <text:p text:style-name="P3"/>
          <text:p text:style-name="P3"/>
          <text:p text:style-name="P3"/>
          <text:p text:style-name="P3"/>
        </draw:ellipse>
        <draw:ellipse draw:style-name="gr390" draw:text-style-name="P51" draw:layer="layout" svg:width="8.177cm" svg:height="4.94cm" svg:x="13.655cm" svg:y="39.02cm">
          <text:p text:style-name="P3"><text:span text:style-name="T49">Synthesizable subset</text:span></text:p>
          <text:p text:style-name="P3"><text:span text:style-name="T49"/></text:p>
          <text:p text:style-name="P3"><text:span text:style-name="T49"/></text:p>
          <text:p text:style-name="P3"><text:span text:style-name="T49"/></text:p>
        </draw:ellipse>
        <draw:ellipse draw:style-name="gr391" draw:text-style-name="P51" draw:layer="layout" svg:width="5.29cm" svg:height="3.196cm" svg:x="15.156cm" svg:y="40.764cm">
          <text:p text:style-name="P3"><text:span text:style-name="T49">Reality</text:span></text:p>
        </draw:ellipse>
        <draw:rect draw:style-name="gr1" draw:text-style-name="P2" draw:layer="layout" svg:width="4.167cm" svg:height="1cm" svg:x="26.525cm" svg:y="45.637cm">
          <text:p text:style-name="P1"><text:span text:style-name="T1">Timer</text:span></text:p>
        </draw:rect>
        <draw:rect draw:style-name="gr2" draw:text-style-name="P3" draw:layer="layout" svg:width="4.167cm" svg:height="2.544cm" svg:x="26.525cm" svg:y="46.637cm">
          <text:p/>
        </draw:rect>
        <draw:g>
          <draw:rect draw:style-name="gr3" draw:text-style-name="P3" draw:layer="layout" svg:width="0.5cm" svg:height="0.5cm" svg:x="30.413cm" svg:y="46.969cm">
            <text:p/>
          </draw:rect>
          <draw:frame draw:style-name="gr187" draw:text-style-name="P5" draw:layer="layout" svg:width="3.194cm" svg:height="0.725cm" svg:x="27.305cm" svg:y="46.837cm">
            <draw:text-box>
              <text:p text:style-name="P4"><text:span text:style-name="T3">full</text:span></text:p>
            </draw:text-box>
          </draw:frame>
        </draw:g>
        <draw:g>
          <draw:rect draw:style-name="gr3" draw:text-style-name="P3" draw:layer="layout" svg:width="0.5cm" svg:height="0.5cm" svg:x="26.266cm" svg:y="46.97cm">
            <text:p/>
          </draw:rect>
          <draw:frame draw:style-name="gr5" draw:text-style-name="P5" draw:layer="layout" svg:width="2.471cm" svg:height="0.725cm" svg:x="26.766cm" svg:y="46.838cm">
            <draw:text-box>
              <text:p text:style-name="P4"><text:span text:style-name="T3">tick</text:span></text:p>
            </draw:text-box>
          </draw:frame>
        </draw:g>
        <draw:g>
          <draw:rect draw:style-name="gr3" draw:text-style-name="P3" draw:layer="layout" svg:width="0.5cm" svg:height="0.5cm" svg:x="26.253cm" svg:y="47.694cm">
            <text:p/>
          </draw:rect>
          <draw:frame draw:style-name="gr5" draw:text-style-name="P5" draw:layer="layout" svg:width="2.471cm" svg:height="0.725cm" svg:x="26.753cm" svg:y="47.562cm">
            <draw:text-box>
              <text:p text:style-name="P4"><text:span text:style-name="T3">clear</text:span></text:p>
            </draw:text-box>
          </draw:frame>
        </draw:g>
        <draw:g>
          <draw:rect draw:style-name="gr3" draw:text-style-name="P3" draw:layer="layout" svg:width="0.5cm" svg:height="0.5cm" svg:x="26.26cm" svg:y="48.395cm">
            <text:p/>
          </draw:rect>
          <draw:frame draw:style-name="gr5" draw:text-style-name="P5" draw:layer="layout" svg:width="2.471cm" svg:height="0.725cm" svg:x="26.76cm" svg:y="48.263cm">
            <draw:text-box>
              <text:p text:style-name="P4"><text:span text:style-name="T3">limit</text:span></text:p>
            </draw:text-box>
          </draw:frame>
        </draw:g>
        <draw:g>
          <draw:frame draw:style-name="gr4" draw:text-style-name="P5" draw:layer="layout" svg:width="2.246cm" svg:height="0.725cm" svg:x="11.086cm" svg:y="3.393cm">
            <draw:text-box>
              <text:p text:style-name="P4"><text:span text:style-name="T3">bus</text:span></text:p>
            </draw:text-box>
          </draw:frame>
        </draw:g>
        <draw:frame draw:style-name="gr347" draw:text-style-name="P31" draw:layer="layout" svg:width="0.815cm" svg:height="0.882cm" svg:x="18.734cm" svg:y="2.346cm">
          <draw:text-box>
            <text:p text:style-name="P28"><text:span text:style-name="T18">a</text:span></text:p>
          </draw:text-box>
        </draw:frame>
        <draw:frame draw:style-name="gr347" draw:text-style-name="P31" draw:layer="layout" svg:width="0.815cm" svg:height="0.882cm" svg:x="18.726cm" svg:y="2.97cm">
          <draw:text-box>
            <text:p text:style-name="P28"><text:span text:style-name="T18">b</text:span></text:p>
          </draw:text-box>
        </draw:frame>
        <draw:connector draw:style-name="gr8" draw:text-style-name="P3" draw:layer="layout" draw:line-skew="0.646cm" svg:x1="17.867cm" svg:y1="3.465cm" svg:x2="18.452cm" svg:y2="3.46cm" svg:d="M17867 3465h939v-5h-354">
          <text:p/>
        </draw:connector>
        <draw:line draw:style-name="gr392" draw:text-style-name="P3" draw:layer="layout" svg:x1="19.401cm" svg:y1="2.854cm" svg:x2="20.204cm" svg:y2="2.854cm">
          <text:p/>
        </draw:line>
        <draw:line draw:style-name="gr81" draw:text-style-name="P3" draw:layer="layout" svg:x1="21.102cm" svg:y1="3.123cm" svg:x2="21.652cm" svg:y2="3.123cm">
          <text:p/>
        </draw:line>
        <draw:line draw:style-name="gr81" draw:text-style-name="P3" draw:layer="layout" svg:x1="21.102cm" svg:y1="3.123cm" svg:x2="21.652cm" svg:y2="3.123cm">
          <text:p/>
        </draw:line>
        <draw:frame draw:style-name="gr350" draw:text-style-name="P31" draw:layer="layout" svg:width="1.882cm" svg:height="0.882cm" svg:x="21.542cm" svg:y="2.675cm">
          <draw:text-box>
            <text:p text:style-name="P28"><text:span text:style-name="T18">result</text:span></text:p>
          </draw:text-box>
        </draw:frame>
        <draw:line draw:style-name="gr81" draw:text-style-name="P3" draw:layer="layout" svg:x1="22.435cm" svg:y1="4.572cm" svg:x2="22.445cm" svg:y2="3.457cm">
          <text:p/>
        </draw:line>
        <draw:line draw:style-name="gr392" draw:text-style-name="P3" draw:layer="layout" svg:x1="22.435cm" svg:y1="4.572cm" svg:x2="17.839cm" svg:y2="4.573cm">
          <text:p/>
        </draw:line>
        <draw:line draw:style-name="gr392" draw:text-style-name="P3" draw:layer="layout" svg:x1="19.401cm" svg:y1="3.454cm" svg:x2="20.204cm" svg:y2="3.454cm">
          <text:p/>
        </draw:line>
        <draw:custom-shape draw:style-name="gr41" draw:text-style-name="P11" draw:layer="layout" svg:width="3.972cm" svg:height="3.131cm" svg:x="14.425cm" svg:y="2.19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3" draw:text-style-name="P3" draw:layer="layout" svg:x1="13.181cm" svg:y1="3.774cm" svg:x2="14.425cm" svg:y2="3.774cm">
          <text:p/>
        </draw:line>
      </draw:page>
      <draw:page draw:name="page17" draw:style-name="dp1" draw:master-page-name="Standard">
        <draw:line draw:style-name="gr81" draw:text-style-name="P3" draw:layer="layout" svg:x1="-4.778cm" svg:y1="31.664cm" svg:x2="-4.318cm" svg:y2="31.664cm">
          <text:p/>
        </draw:line>
        <draw:custom-shape draw:style-name="gr32" draw:text-style-name="P16" draw:layer="layout" svg:width="3.244cm" svg:height="2.174cm" draw:transform="rotate (0.0160570291183448) translate (-7.748cm 31.083cm)">
          <text:p text:style-name="P1"><text:span text:style-name="T8">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5" draw:text-style-name="P3" draw:layer="layout" svg:x1="15.39cm" svg:y1="7.532cm" svg:x2="5.378cm" svg:y2="7.532cm">
          <text:p/>
        </draw:line>
        <draw:frame draw:style-name="gr394" draw:text-style-name="P31" draw:layer="layout" svg:width="1.912cm" svg:height="0.882cm" svg:x="1.61cm" svg:y="9.108cm">
          <draw:text-box>
            <text:p text:style-name="P28"><text:span text:style-name="T18">Fetch</text:span></text:p>
          </draw:text-box>
        </draw:frame>
        <draw:frame draw:style-name="gr395" draw:text-style-name="P31" draw:layer="layout" svg:width="2.602cm" svg:height="0.882cm" svg:x="1.203cm" svg:y="4.521cm">
          <draw:text-box>
            <text:p text:style-name="P28"><text:span text:style-name="T18">Prefetch</text:span></text:p>
          </draw:text-box>
        </draw:frame>
        <draw:g>
          <draw:g>
            <draw:rect draw:style-name="gr2" draw:text-style-name="P3" draw:layer="layout" svg:width="1cm" svg:height="1.747cm" draw:transform="rotate (-1.57079632679579) translate (7.78cm 6.961cm)">
              <text:p/>
            </draw:rect>
            <draw:custom-shape draw:style-name="gr40" draw:text-style-name="P13" draw:layer="layout" svg:width="-0.3cm" svg:height="-0.3cm" svg:x="6.583cm" svg:y="7.2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7.35cm" svg:y1="6.961cm" svg:x2="7.354cm" svg:y2="5.637cm">
          <text:p/>
        </draw:line>
        <draw:frame draw:style-name="gr350" draw:text-style-name="P29" draw:layer="layout" svg:width="1.882cm" svg:height="0.882cm" svg:x="5.933cm" svg:y="6.179cm">
          <draw:text-box>
            <text:p text:style-name="P28"><text:span text:style-name="T4">PC</text:span></text:p>
          </draw:text-box>
        </draw:frame>
        <draw:g>
          <draw:rect draw:style-name="gr3" draw:text-style-name="P3" draw:layer="layout" svg:width="0.5cm" svg:height="0.5cm" svg:x="4.343cm" svg:y="8.159cm">
            <text:p/>
          </draw:rect>
          <draw:frame draw:style-name="gr187" draw:text-style-name="P5" draw:layer="layout" svg:width="3.194cm" svg:height="0.725cm" svg:x="1.235cm" svg:y="8.027cm">
            <draw:text-box>
              <text:p text:style-name="P4"><text:span text:style-name="T3">iRsp</text:span></text:p>
            </draw:text-box>
          </draw:frame>
        </draw:g>
        <draw:g>
          <draw:rect draw:style-name="gr17" draw:text-style-name="P3" draw:layer="layout" svg:width="0.5cm" svg:height="0.5cm" svg:x="4.368cm" svg:y="5.843cm">
            <text:p/>
          </draw:rect>
          <draw:frame draw:style-name="gr187" draw:text-style-name="P5" draw:layer="layout" svg:width="3.194cm" svg:height="0.725cm" svg:x="1.26cm" svg:y="5.711cm">
            <draw:text-box>
              <text:p text:style-name="P4"><text:span text:style-name="T3">iCmd</text:span></text:p>
            </draw:text-box>
          </draw:frame>
        </draw:g>
        <draw:line draw:style-name="gr81" draw:text-style-name="P3" draw:layer="layout" svg:x1="4.868cm" svg:y1="6.133cm" svg:x2="7.354cm" svg:y2="6.133cm">
          <text:p/>
        </draw:line>
        <draw:line draw:style-name="gr81" draw:text-style-name="P3" draw:layer="layout" svg:x1="4.843cm" svg:y1="8.396cm" svg:x2="7.329cm" svg:y2="8.396cm">
          <text:p/>
        </draw:line>
        <draw:line draw:style-name="gr15" draw:text-style-name="P3" draw:layer="layout" svg:x1="16.552cm" svg:y1="10.561cm" svg:x2="5.281cm" svg:y2="10.561cm">
          <text:p/>
        </draw:line>
        <draw:frame draw:style-name="gr396" draw:text-style-name="P31" draw:layer="layout" svg:width="2.445cm" svg:height="0.882cm" svg:x="1.357cm" svg:y="12.346cm">
          <draw:text-box>
            <text:p text:style-name="P28"><text:span text:style-name="T18">Decode</text:span></text:p>
          </draw:text-box>
        </draw:frame>
        <draw:g>
          <draw:g>
            <draw:rect draw:style-name="gr2" draw:text-style-name="P3" draw:layer="layout" svg:width="1cm" svg:height="1.747cm" draw:transform="rotate (-1.57079632679579) translate (7.739cm 9.963cm)">
              <text:p/>
            </draw:rect>
            <draw:custom-shape draw:style-name="gr40" draw:text-style-name="P13" draw:layer="layout" svg:width="-0.3cm" svg:height="-0.3cm" svg:x="6.542cm" svg:y="10.2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7.352cm" svg:y1="9.963cm" svg:x2="7.329cm" svg:y2="8.396cm">
          <text:p/>
        </draw:line>
        <draw:frame draw:style-name="gr397" draw:text-style-name="P31" draw:layer="layout" svg:width="1.958cm" svg:height="0.882cm" svg:x="6.302cm" svg:y="4.755cm">
          <draw:text-box>
            <text:p text:style-name="P28"><text:span text:style-name="T4">PCNext</text:span></text:p>
          </draw:text-box>
        </draw:frame>
        <draw:frame draw:style-name="gr398" draw:text-style-name="P29" draw:layer="layout" svg:width="2.437cm" svg:height="0.882cm" svg:x="4.915cm" svg:y="9.081cm">
          <draw:text-box>
            <text:p text:style-name="P28"><text:span text:style-name="T4">instruction</text:span></text:p>
          </draw:text-box>
        </draw:frame>
        <draw:custom-shape draw:style-name="gr41" draw:text-style-name="P11" draw:layer="layout" svg:width="1.91cm" svg:height="1.285cm" svg:x="6.447cm" svg:y="3.02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7.358cm" svg:y1="4.755cm" svg:x2="7.358cm" svg:y2="4.312cm">
          <text:p/>
        </draw:line>
        <draw:line draw:style-name="gr15" draw:text-style-name="P3" draw:layer="layout" svg:x1="16.843cm" svg:y1="14.227cm" svg:x2="5.143cm" svg:y2="14.227cm">
          <text:p/>
        </draw:line>
        <draw:g>
          <draw:g>
            <draw:rect draw:style-name="gr2" draw:text-style-name="P3" draw:layer="layout" svg:width="1cm" svg:height="1.747cm" draw:transform="rotate (-1.57079632679579) translate (7.649cm 13.65cm)">
              <text:p/>
            </draw:rect>
            <draw:custom-shape draw:style-name="gr40" draw:text-style-name="P13" draw:layer="layout" svg:width="-0.3cm" svg:height="-0.3cm" svg:x="6.452cm" svg:y="1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5.102cm" svg:y="12.768cm">
          <draw:text-box>
            <text:p text:style-name="P28"><text:span text:style-name="T4">orders</text:span></text:p>
          </draw:text-box>
        </draw:frame>
        <draw:line draw:style-name="gr81" draw:text-style-name="P3" draw:layer="layout" svg:x1="7.353cm" svg:y1="11.692cm" svg:x2="7.33cm" svg:y2="10.963cm">
          <text:p/>
        </draw:line>
        <draw:custom-shape draw:style-name="gr32" draw:text-style-name="P52" draw:layer="layout" svg:width="1.91cm" svg:height="1.285cm" svg:x="6.405cm" svg:y="11.483cm">
          <text:p text:style-name="P1"><text:span text:style-name="T50">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7.331cm" svg:y1="13.65cm" svg:x2="7.331cm" svg:y2="12.768cm">
          <text:p/>
        </draw:line>
        <draw:g>
          <draw:g>
            <draw:rect draw:style-name="gr2" draw:text-style-name="P3" draw:layer="layout" svg:width="1cm" svg:height="1.747cm" draw:transform="rotate (-1.57079632679579) translate (11.565cm 10.032cm)">
              <text:p/>
            </draw:rect>
            <draw:custom-shape draw:style-name="gr40" draw:text-style-name="P13" draw:layer="layout" svg:width="-0.3cm" svg:height="-0.3cm" svg:x="10.368cm" svg:y="10.33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99" draw:text-style-name="P29" draw:layer="layout" svg:width="2.741cm" svg:height="0.882cm" svg:x="8.146cm" svg:y="9.15cm">
          <draw:text-box>
            <text:p text:style-name="P28"><text:span text:style-name="T4">Register file</text:span></text:p>
          </draw:text-box>
        </draw:frame>
        <draw:g>
          <draw:g>
            <draw:rect draw:style-name="gr2" draw:text-style-name="P3" draw:layer="layout" svg:width="1cm" svg:height="1.747cm" draw:transform="rotate (-1.57079632679579) translate (11.937cm 13.705cm)">
              <text:p/>
            </draw:rect>
            <draw:custom-shape draw:style-name="gr40" draw:text-style-name="P13" draw:layer="layout" svg:width="-0.3cm" svg:height="-0.3cm" svg:x="10.74cm" svg:y="14.0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11.387cm" svg:y1="10.032cm" svg:x2="11.364cm" svg:y2="8.465cm">
          <text:p/>
        </draw:line>
        <draw:line draw:style-name="gr81" draw:text-style-name="P3" draw:layer="layout" svg:x1="7.005cm" svg:y1="8.396cm" svg:x2="11.365cm" svg:y2="8.466cm">
          <text:p/>
        </draw:line>
        <draw:custom-shape draw:style-name="gr400" draw:text-style-name="P27" draw:layer="layout" svg:width="1.443cm" svg:height="0.421cm" svg:x="10.74cm" svg:y="12.92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01" draw:text-style-name="P27" draw:layer="layout" svg:x1="11.443cm" svg:y1="13.348cm" svg:x2="11.443cm" svg:y2="13.705cm">
          <text:p/>
        </draw:line>
        <draw:line draw:style-name="gr402" draw:text-style-name="P27" draw:layer="layout" svg:x1="11.8cm" svg:y1="12.353cm" svg:x2="11.8cm" svg:y2="12.917cm">
          <text:p/>
        </draw:line>
        <draw:line draw:style-name="gr403" draw:text-style-name="P27" draw:layer="layout" svg:x1="11.127cm" svg:y1="11.032cm" svg:x2="11.124cm" svg:y2="12.927cm">
          <text:p/>
        </draw:line>
        <draw:frame draw:style-name="gr350" draw:text-style-name="P29" draw:layer="layout" svg:width="1.882cm" svg:height="0.882cm" svg:x="8.858cm" svg:y="12.823cm">
          <draw:text-box>
            <text:p text:style-name="P28"><text:span text:style-name="T4">SRC1</text:span></text:p>
          </draw:text-box>
        </draw:frame>
        <draw:g>
          <draw:g>
            <draw:rect draw:style-name="gr2" draw:text-style-name="P3" draw:layer="layout" svg:width="1cm" svg:height="1.747cm" draw:transform="rotate (-1.57079632679579) translate (15.037cm 13.705cm)">
              <text:p/>
            </draw:rect>
            <draw:custom-shape draw:style-name="gr40" draw:text-style-name="P13" draw:layer="layout" svg:width="-0.3cm" svg:height="-0.3cm" svg:x="13.84cm" svg:y="14.0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404" draw:text-style-name="P27" draw:layer="layout" svg:width="1.443cm" svg:height="0.421cm" svg:x="13.84cm" svg:y="12.92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05" draw:text-style-name="P27" draw:layer="layout" svg:x1="14.543cm" svg:y1="13.348cm" svg:x2="14.543cm" svg:y2="13.705cm">
          <text:p/>
        </draw:line>
        <draw:line draw:style-name="gr406" draw:text-style-name="P27" draw:layer="layout" svg:x1="14.9cm" svg:y1="12.353cm" svg:x2="14.9cm" svg:y2="12.917cm">
          <text:p/>
        </draw:line>
        <draw:frame draw:style-name="gr350" draw:text-style-name="P29" draw:layer="layout" svg:width="1.882cm" svg:height="0.882cm" svg:x="11.958cm" svg:y="12.823cm">
          <draw:text-box>
            <text:p text:style-name="P28"><text:span text:style-name="T4">SRC2</text:span></text:p>
          </draw:text-box>
        </draw:frame>
        <draw:frame draw:style-name="gr350" draw:text-style-name="P29" draw:layer="layout" svg:width="1.882cm" svg:height="0.882cm" svg:x="11.124cm" svg:y="11.62cm">
          <draw:text-box>
            <text:p text:style-name="P28"><text:span text:style-name="T4">bypass</text:span></text:p>
          </draw:text-box>
        </draw:frame>
        <draw:frame draw:style-name="gr350" draw:text-style-name="P29" draw:layer="layout" svg:width="1.882cm" svg:height="0.882cm" svg:x="14.098cm" svg:y="11.551cm">
          <draw:text-box>
            <text:p text:style-name="P28"><text:span text:style-name="T4">bypass</text:span></text:p>
          </draw:text-box>
        </draw:frame>
        <draw:line draw:style-name="gr407" draw:text-style-name="P27" draw:layer="layout" svg:x1="14.21cm" svg:y1="11.551cm" svg:x2="14.21cm" svg:y2="12.927cm">
          <text:p/>
        </draw:line>
        <draw:line draw:style-name="gr408" draw:text-style-name="P27" draw:layer="layout" svg:x1="14.21cm" svg:y1="11.551cm" svg:x2="11.38cm" svg:y2="11.62cm">
          <text:p/>
        </draw:line>
        <draw:line draw:style-name="gr15" draw:text-style-name="P3" draw:layer="layout" svg:x1="16.843cm" svg:y1="18.134cm" svg:x2="5.143cm" svg:y2="18.134cm">
          <text:p/>
        </draw:line>
        <draw:frame draw:style-name="gr409" draw:text-style-name="P31" draw:layer="layout" svg:width="2.852cm" svg:height="0.882cm" svg:x="1.103cm" svg:y="15.771cm">
          <draw:text-box>
            <text:p text:style-name="P28"><text:span text:style-name="T18">Execute0</text:span></text:p>
          </draw:text-box>
        </draw:frame>
        <draw:custom-shape draw:style-name="gr32" draw:text-style-name="P52" draw:layer="layout" svg:width="1.91cm" svg:height="1.285cm" draw:transform="rotate (0.0160570291183448) translate (11.92cm 15.401cm)">
          <text:p text:style-name="P1"><text:span text:style-name="T50">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0" draw:text-style-name="P27" draw:layer="layout" svg:x1="11.443cm" svg:y1="14.705cm" svg:x2="12.176cm" svg:y2="15.582cm">
          <text:p/>
        </draw:line>
        <draw:line draw:style-name="gr411" draw:text-style-name="P27" draw:layer="layout" svg:x1="14.551cm" svg:y1="14.705cm" svg:x2="13.736cm" svg:y2="15.582cm">
          <text:p/>
        </draw:line>
        <draw:line draw:style-name="gr81" draw:text-style-name="P3" draw:layer="layout" svg:x1="7.366cm" svg:y1="15.532cm" svg:x2="7.366cm" svg:y2="14.65cm">
          <text:p/>
        </draw:line>
        <draw:line draw:style-name="gr81" draw:text-style-name="P3" draw:layer="layout" svg:x1="7.375cm" svg:y1="18.134cm" svg:x2="7.366cm" svg:y2="14.65cm">
          <text:p/>
        </draw:line>
        <draw:line draw:style-name="gr81" draw:text-style-name="P3" draw:layer="layout" svg:x1="7.366cm" svg:y1="15.532cm" svg:x2="8.322cm" svg:y2="15.513cm">
          <text:p/>
        </draw:line>
        <draw:g>
          <draw:g>
            <draw:rect draw:style-name="gr2" draw:text-style-name="P3" draw:layer="layout" svg:width="1cm" svg:height="1.747cm" draw:transform="rotate (-1.57079632679579) translate (7.671cm 17.594cm)">
              <text:p/>
            </draw:rect>
            <draw:custom-shape draw:style-name="gr40" draw:text-style-name="P13" draw:layer="layout" svg:width="-0.3cm" svg:height="-0.3cm" svg:x="6.474cm" svg:y="17.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5.124cm" svg:y="16.712cm">
          <draw:text-box>
            <text:p text:style-name="P28"><text:span text:style-name="T4">orders</text:span></text:p>
          </draw:text-box>
        </draw:frame>
        <draw:line draw:style-name="gr81" draw:text-style-name="P3" draw:layer="layout" svg:x1="12.917cm" svg:y1="18.134cm" svg:x2="12.908cm" svg:y2="16.686cm">
          <text:p/>
        </draw:line>
        <draw:g>
          <draw:g>
            <draw:rect draw:style-name="gr2" draw:text-style-name="P3" draw:layer="layout" svg:width="1cm" svg:height="1.747cm" draw:transform="rotate (-1.57079632679579) translate (13.352cm 17.568cm)">
              <text:p/>
            </draw:rect>
            <draw:custom-shape draw:style-name="gr40" draw:text-style-name="P13" draw:layer="layout" svg:width="-0.3cm" svg:height="-0.3cm" svg:x="12.155cm" svg:y="17.86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10.273cm" svg:y="16.686cm">
          <draw:text-box>
            <text:p text:style-name="P28"><text:span text:style-name="T4">result</text:span></text:p>
          </draw:text-box>
        </draw:frame>
        <draw:g>
          <draw:rect draw:style-name="gr17" draw:text-style-name="P3" draw:layer="layout" svg:width="0.5cm" svg:height="0.5cm" svg:x="10.114cm" svg:y="16.119cm">
            <text:p/>
          </draw:rect>
          <draw:frame draw:style-name="gr187" draw:text-style-name="P5" draw:layer="layout" svg:width="3.194cm" svg:height="0.725cm" svg:x="7.006cm" svg:y="15.987cm">
            <draw:text-box>
              <text:p text:style-name="P4"><text:span text:style-name="T3">dCmd</text:span></text:p>
            </draw:text-box>
          </draw:frame>
        </draw:g>
        <draw:line draw:style-name="gr81" draw:text-style-name="P3" draw:layer="layout" svg:x1="10.614cm" svg:y1="16.319cm" svg:x2="11.92cm" svg:y2="16.339cm">
          <text:p/>
        </draw:line>
        <draw:g>
          <draw:rect draw:style-name="gr3" draw:text-style-name="P3" draw:layer="layout" svg:width="0.5cm" svg:height="0.5cm" svg:x="9.614cm" svg:y="23.924cm">
            <text:p/>
          </draw:rect>
          <draw:frame draw:style-name="gr187" draw:text-style-name="P5" draw:layer="layout" svg:width="3.194cm" svg:height="0.725cm" svg:x="6.506cm" svg:y="23.792cm">
            <draw:text-box>
              <text:p text:style-name="P4"><text:span text:style-name="T3">iRsp</text:span></text:p>
            </draw:text-box>
          </draw:frame>
        </draw:g>
        <draw:line draw:style-name="gr15" draw:text-style-name="P3" draw:layer="layout" svg:x1="16.853cm" svg:y1="22.035cm" svg:x2="5.153cm" svg:y2="22.035cm">
          <text:p/>
        </draw:line>
        <draw:line draw:style-name="gr81" draw:text-style-name="P3" draw:layer="layout" svg:x1="7.385cm" svg:y1="22.035cm" svg:x2="7.376cm" svg:y2="18.551cm">
          <text:p/>
        </draw:line>
        <draw:line draw:style-name="gr81" draw:text-style-name="P3" draw:layer="layout" svg:x1="7.376cm" svg:y1="19.433cm" svg:x2="8.332cm" svg:y2="19.414cm">
          <text:p/>
        </draw:line>
        <draw:frame draw:style-name="gr350" draw:text-style-name="P29" draw:layer="layout" svg:width="1.882cm" svg:height="0.882cm" svg:x="5.134cm" svg:y="20.613cm">
          <draw:text-box>
            <text:p text:style-name="P28"><text:span text:style-name="T4">orders</text:span></text:p>
          </draw:text-box>
        </draw:frame>
        <draw:g>
          <draw:g>
            <draw:rect draw:style-name="gr2" draw:text-style-name="P3" draw:layer="layout" svg:width="1cm" svg:height="1.747cm" draw:transform="rotate (-1.57079632679579) translate (13.362cm 21.469cm)">
              <text:p/>
            </draw:rect>
            <draw:custom-shape draw:style-name="gr40" draw:text-style-name="P13" draw:layer="layout" svg:width="-0.3cm" svg:height="-0.3cm" svg:x="12.165cm" svg:y="21.7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10.283cm" svg:y="20.587cm">
          <draw:text-box>
            <text:p text:style-name="P28"><text:span text:style-name="T4">result</text:span></text:p>
          </draw:text-box>
        </draw:frame>
        <draw:g>
          <draw:g>
            <draw:rect draw:style-name="gr2" draw:text-style-name="P3" draw:layer="layout" svg:width="1cm" svg:height="1.747cm" draw:transform="rotate (-1.57079632679579) translate (7.844cm 21.495cm)">
              <text:p/>
            </draw:rect>
            <draw:custom-shape draw:style-name="gr40" draw:text-style-name="P13" draw:layer="layout" svg:width="-0.3cm" svg:height="-0.3cm" svg:x="6.647cm" svg:y="21.7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09" draw:text-style-name="P31" draw:layer="layout" svg:width="2.852cm" svg:height="0.882cm" svg:x="1.206cm" svg:y="19.488cm">
          <draw:text-box>
            <text:p text:style-name="P28"><text:span text:style-name="T18">Execute1</text:span></text:p>
          </draw:text-box>
        </draw:frame>
        <draw:frame draw:style-name="gr412" draw:text-style-name="P31" draw:layer="layout" svg:width="3.004cm" svg:height="0.882cm" svg:x="1cm" svg:y="22.979cm">
          <draw:text-box>
            <text:p text:style-name="P28"><text:span text:style-name="T18">Writeback</text:span></text:p>
          </draw:text-box>
        </draw:frame>
        <draw:line draw:style-name="gr81" draw:text-style-name="P3" draw:layer="layout" svg:x1="12.899cm" svg:y1="21.469cm" svg:x2="12.892cm" svg:y2="18.568cm">
          <text:p/>
        </draw:line>
        <draw:custom-shape draw:style-name="gr32" draw:text-style-name="P52" draw:layer="layout" svg:width="1.91cm" svg:height="1.285cm" draw:transform="rotate (0.0160570291183448) translate (14.261cm 19.597cm)">
          <text:p text:style-name="P1"><text:span text:style-name="T50">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7.35cm" svg:y1="23.358cm" svg:x2="7.341cm" svg:y2="22.495cm">
          <text:p/>
        </draw:line>
        <draw:line draw:style-name="gr81" draw:text-style-name="P3" draw:layer="layout" svg:x1="7.341cm" svg:y1="23.377cm" svg:x2="8.297cm" svg:y2="23.358cm">
          <text:p/>
        </draw:line>
        <draw:custom-shape draw:style-name="gr32" draw:text-style-name="P52" draw:layer="layout" svg:width="1.91cm" svg:height="1.285cm" draw:transform="rotate (0.0160570291183448) translate (10.589cm 23.548cm)">
          <text:p text:style-name="P1"><text:span text:style-name="T50">reforma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0.114cm" svg:y1="24.224cm" svg:x2="10.589cm" svg:y2="24.224cm">
          <text:p/>
        </draw:line>
        <draw:custom-shape draw:style-name="gr413" draw:text-style-name="P27" draw:layer="layout" svg:width="1.443cm" svg:height="0.421cm" svg:x="11.813cm" svg:y="25.20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14" draw:text-style-name="P27" draw:layer="layout" svg:x1="12.516cm" svg:y1="25.629cm" svg:x2="12.516cm" svg:y2="25.986cm">
          <text:p/>
        </draw:line>
        <draw:line draw:style-name="gr415" draw:text-style-name="P27" draw:layer="layout" svg:x1="12.873cm" svg:y1="22.469cm" svg:x2="12.873cm" svg:y2="25.198cm">
          <text:p/>
        </draw:line>
        <draw:line draw:style-name="gr416" draw:text-style-name="P27" draw:layer="layout" svg:x1="12.136cm" svg:y1="24.644cm" svg:x2="12.136cm" svg:y2="25.208cm">
          <text:p/>
        </draw:line>
        <draw:line draw:style-name="gr417" draw:text-style-name="P27" draw:layer="layout" svg:x1="18.158cm" svg:y1="26.031cm" svg:x2="12.516cm" svg:y2="25.987cm">
          <text:p/>
        </draw:line>
        <draw:line draw:style-name="gr418" draw:text-style-name="P27" draw:layer="layout" svg:x1="18.158cm" svg:y1="25.987cm" svg:x2="18.158cm" svg:y2="10.281cm">
          <text:p/>
        </draw:line>
        <draw:line draw:style-name="gr419" draw:text-style-name="P27" draw:layer="layout" svg:x1="11.565cm" svg:y1="10.311cm" svg:x2="18.158cm" svg:y2="10.281cm">
          <text:p/>
        </draw:line>
        <draw:frame draw:style-name="gr350" draw:text-style-name="P29" draw:layer="layout" svg:width="1.882cm" svg:height="0.882cm" svg:x="11.124cm" svg:y="9.52cm">
          <draw:text-box>
            <text:p text:style-name="P28"><text:span text:style-name="T4">W</text:span></text:p>
          </draw:text-box>
        </draw:frame>
        <draw:frame draw:style-name="gr350" draw:text-style-name="P29" draw:layer="layout" svg:width="1.882cm" svg:height="0.882cm" svg:x="10.75cm" svg:y="9.15cm">
          <draw:text-box>
            <text:p text:style-name="P28"><text:span text:style-name="T4">R</text:span></text:p>
          </draw:text-box>
        </draw:frame>
        <draw:line draw:style-name="gr81" draw:text-style-name="P3" draw:layer="layout" svg:x1="11.136cm" svg:y1="10.033cm" svg:x2="11.113cm" svg:y2="8.466cm">
          <text:p/>
        </draw:line>
        <draw:line draw:style-name="gr420" draw:text-style-name="P27" draw:layer="layout" svg:x1="11.38cm" svg:y1="11.032cm" svg:x2="11.38cm" svg:y2="11.621cm">
          <text:p/>
        </draw:line>
        <draw:line draw:style-name="gr421" draw:text-style-name="P27" draw:layer="layout" svg:x1="16.191cm" svg:y1="20.176cm" svg:x2="17.791cm" svg:y2="20.146cm">
          <text:p/>
        </draw:line>
        <draw:line draw:style-name="gr422" draw:text-style-name="P27" draw:layer="layout" svg:x1="17.769cm" svg:y1="3.568cm" svg:x2="17.791cm" svg:y2="20.146cm">
          <text:p/>
        </draw:line>
        <draw:line draw:style-name="gr423" draw:text-style-name="P27" draw:layer="layout" svg:x1="17.769cm" svg:y1="3.568cm" svg:x2="8.357cm" svg:y2="3.659cm">
          <text:p/>
        </draw:line>
        <draw:frame draw:style-name="gr350" draw:text-style-name="P29" draw:layer="layout" svg:width="1.882cm" svg:height="0.882cm" svg:x="4.207cm" svg:y="3.241cm">
          <draw:text-box>
            <text:p text:style-name="P28"><text:span text:style-name="T4">PC + 4</text:span></text:p>
          </draw:text-box>
        </draw:frame>
        <draw:line draw:style-name="gr81" draw:text-style-name="P3" draw:layer="layout" svg:x1="5.871cm" svg:y1="3.659cm" svg:x2="6.447cm" svg:y2="3.659cm">
          <text:p/>
        </draw:line>
        <draw:frame draw:style-name="gr394" draw:text-style-name="P31" draw:layer="layout" svg:width="1.912cm" svg:height="0.882cm" svg:x="-6.414cm" svg:y="29.369cm">
          <draw:text-box>
            <text:p text:style-name="P28"><text:span text:style-name="T18">Fetch</text:span></text:p>
          </draw:text-box>
        </draw:frame>
        <draw:frame draw:style-name="gr396" draw:text-style-name="P31" draw:layer="layout" svg:width="2.445cm" svg:height="0.882cm" svg:x="-3.11cm" svg:y="29.404cm">
          <draw:text-box>
            <text:p text:style-name="P28"><text:span text:style-name="T18">Decode</text:span></text:p>
          </draw:text-box>
        </draw:frame>
        <draw:frame draw:style-name="gr409" draw:text-style-name="P31" draw:layer="layout" svg:width="2.852cm" svg:height="0.882cm" svg:x="0.79cm" svg:y="29.404cm">
          <draw:text-box>
            <text:p text:style-name="P28"><text:span text:style-name="T18">Execute</text:span></text:p>
          </draw:text-box>
        </draw:frame>
        <draw:frame draw:style-name="gr409" draw:text-style-name="P31" draw:layer="layout" svg:width="2.852cm" svg:height="0.882cm" svg:x="4.801cm" svg:y="29.389cm">
          <draw:text-box>
            <text:p text:style-name="P28"><text:span text:style-name="T18">Memory</text:span></text:p>
          </draw:text-box>
        </draw:frame>
        <draw:frame draw:style-name="gr412" draw:text-style-name="P31" draw:layer="layout" svg:width="3.004cm" svg:height="0.882cm" svg:x="8.758cm" svg:y="29.4cm">
          <draw:text-box>
            <text:p text:style-name="P28"><text:span text:style-name="T18">Writeback</text:span></text:p>
          </draw:text-box>
        </draw:frame>
        <draw:line draw:style-name="gr15" draw:text-style-name="P3" draw:layer="layout" svg:x1="8.19cm" svg:y1="30.286cm" svg:x2="8.19cm" svg:y2="34.442cm">
          <text:p/>
        </draw:line>
        <draw:line draw:style-name="gr15" draw:text-style-name="P3" draw:layer="layout" svg:x1="4.19cm" svg:y1="30.286cm" svg:x2="4.19cm" svg:y2="34.442cm">
          <text:p/>
        </draw:line>
        <draw:line draw:style-name="gr15" draw:text-style-name="P3" draw:layer="layout" svg:x1="0.19cm" svg:y1="30.286cm" svg:x2="0.19cm" svg:y2="34.442cm">
          <text:p/>
        </draw:line>
        <draw:line draw:style-name="gr15" draw:text-style-name="P3" draw:layer="layout" svg:x1="-3.81cm" svg:y1="30.286cm" svg:x2="-3.81cm" svg:y2="34.442cm">
          <text:p/>
        </draw:line>
        <draw:g>
          <draw:rect draw:style-name="gr2" draw:text-style-name="P3" draw:layer="layout" svg:width="1cm" svg:height="2cm" svg:x="-4.318cm" svg:y="31.3cm">
            <text:p/>
          </draw:rect>
          <draw:custom-shape draw:style-name="gr40" draw:text-style-name="P13" draw:layer="layout" svg:width="0.5cm" svg:height="0.5cm" draw:transform="rotate (-1.57079632679579) translate (-3.818cm 32.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4.778cm" svg:y="31.231cm">
          <draw:text-box>
            <text:p text:style-name="P28"><text:span text:style-name="T4">PC</text:span></text:p>
          </draw:text-box>
        </draw:frame>
        <draw:line draw:style-name="gr15" draw:text-style-name="P3" draw:layer="layout" svg:x1="36.67cm" svg:y1="8.143cm" svg:x2="26.658cm" svg:y2="8.143cm">
          <text:p/>
        </draw:line>
        <draw:frame draw:style-name="gr394" draw:text-style-name="P31" draw:layer="layout" svg:width="1.912cm" svg:height="0.882cm" svg:x="22.89cm" svg:y="9.719cm">
          <draw:text-box>
            <text:p text:style-name="P28"><text:span text:style-name="T18">Fetch</text:span></text:p>
          </draw:text-box>
        </draw:frame>
        <draw:frame draw:style-name="gr395" draw:text-style-name="P31" draw:layer="layout" svg:width="2.602cm" svg:height="0.882cm" svg:x="22.483cm" svg:y="5.132cm">
          <draw:text-box>
            <text:p text:style-name="P28"><text:span text:style-name="T18">Prefetch</text:span></text:p>
          </draw:text-box>
        </draw:frame>
        <draw:g>
          <draw:g>
            <draw:rect draw:style-name="gr2" draw:text-style-name="P3" draw:layer="layout" svg:width="1cm" svg:height="1.747cm" draw:transform="rotate (-1.57079632679579) translate (29.06cm 7.572cm)">
              <text:p/>
            </draw:rect>
            <draw:custom-shape draw:style-name="gr40" draw:text-style-name="P13" draw:layer="layout" svg:width="-0.3cm" svg:height="-0.3cm" svg:x="27.863cm" svg:y="7.8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27.213cm" svg:y="6.79cm">
          <draw:text-box>
            <text:p text:style-name="P28"><text:span text:style-name="T4">PC</text:span></text:p>
          </draw:text-box>
        </draw:frame>
        <draw:line draw:style-name="gr81" draw:text-style-name="P3" draw:layer="layout" svg:x1="26.123cm" svg:y1="9.007cm" svg:x2="28.609cm" svg:y2="9.007cm">
          <text:p/>
        </draw:line>
        <draw:line draw:style-name="gr15" draw:text-style-name="P3" draw:layer="layout" svg:x1="37.832cm" svg:y1="11.172cm" svg:x2="26.561cm" svg:y2="11.172cm">
          <text:p/>
        </draw:line>
        <draw:frame draw:style-name="gr396" draw:text-style-name="P31" draw:layer="layout" svg:width="2.445cm" svg:height="0.882cm" svg:x="22.637cm" svg:y="12.957cm">
          <draw:text-box>
            <text:p text:style-name="P28"><text:span text:style-name="T18">Decode</text:span></text:p>
          </draw:text-box>
        </draw:frame>
        <draw:g>
          <draw:g>
            <draw:rect draw:style-name="gr2" draw:text-style-name="P3" draw:layer="layout" svg:width="1cm" svg:height="1.747cm" draw:transform="rotate (-1.57079632679579) translate (29.019cm 10.574cm)">
              <text:p/>
            </draw:rect>
            <draw:custom-shape draw:style-name="gr40" draw:text-style-name="P13" draw:layer="layout" svg:width="-0.3cm" svg:height="-0.3cm" svg:x="27.822cm" svg:y="10.8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28.632cm" svg:y1="10.574cm" svg:x2="28.609cm" svg:y2="9.007cm">
          <text:p/>
        </draw:line>
        <draw:frame draw:style-name="gr398" draw:text-style-name="P29" draw:layer="layout" svg:width="2.437cm" svg:height="0.882cm" svg:x="26.195cm" svg:y="9.692cm">
          <draw:text-box>
            <text:p text:style-name="P28"><text:span text:style-name="T4">instruction</text:span></text:p>
          </draw:text-box>
        </draw:frame>
        <draw:line draw:style-name="gr15" draw:text-style-name="P3" draw:layer="layout" svg:x1="38.123cm" svg:y1="14.838cm" svg:x2="26.423cm" svg:y2="14.838cm">
          <text:p/>
        </draw:line>
        <draw:g>
          <draw:g>
            <draw:rect draw:style-name="gr2" draw:text-style-name="P3" draw:layer="layout" svg:width="1cm" svg:height="1.747cm" draw:transform="rotate (-1.57079632679579) translate (28.929cm 14.261cm)">
              <text:p/>
            </draw:rect>
            <draw:custom-shape draw:style-name="gr40" draw:text-style-name="P13" draw:layer="layout" svg:width="-0.3cm" svg:height="-0.3cm" svg:x="27.732cm" svg:y="1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26.382cm" svg:y="13.379cm">
          <draw:text-box>
            <text:p text:style-name="P28"><text:span text:style-name="T4">orders</text:span></text:p>
          </draw:text-box>
        </draw:frame>
        <draw:line draw:style-name="gr81" draw:text-style-name="P3" draw:layer="layout" svg:x1="28.633cm" svg:y1="12.303cm" svg:x2="28.61cm" svg:y2="11.574cm">
          <text:p/>
        </draw:line>
        <draw:custom-shape draw:style-name="gr32" draw:text-style-name="P52" draw:layer="layout" svg:width="1.91cm" svg:height="1.285cm" svg:x="27.685cm" svg:y="12.094cm">
          <text:p text:style-name="P1"><text:span text:style-name="T50">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8.611cm" svg:y1="14.261cm" svg:x2="28.611cm" svg:y2="13.379cm">
          <text:p/>
        </draw:line>
        <draw:g>
          <draw:g>
            <draw:rect draw:style-name="gr2" draw:text-style-name="P3" draw:layer="layout" svg:width="1cm" svg:height="1.747cm" draw:transform="rotate (-1.57079632679579) translate (33.217cm 14.316cm)">
              <text:p/>
            </draw:rect>
            <draw:custom-shape draw:style-name="gr40" draw:text-style-name="P13" draw:layer="layout" svg:width="-0.3cm" svg:height="-0.3cm" svg:x="32.02cm" svg:y="14.6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424" draw:text-style-name="P27" draw:layer="layout" svg:x1="32.723cm" svg:y1="13.959cm" svg:x2="32.723cm" svg:y2="14.316cm">
          <text:p/>
        </draw:line>
        <draw:frame draw:style-name="gr350" draw:text-style-name="P29" draw:layer="layout" svg:width="1.882cm" svg:height="0.882cm" svg:x="30.138cm" svg:y="13.434cm">
          <draw:text-box>
            <text:p text:style-name="P28"><text:span text:style-name="T4">SRC1</text:span></text:p>
          </draw:text-box>
        </draw:frame>
        <draw:g>
          <draw:g>
            <draw:rect draw:style-name="gr2" draw:text-style-name="P3" draw:layer="layout" svg:width="1cm" svg:height="1.747cm" draw:transform="rotate (-1.57079632679579) translate (36.317cm 14.316cm)">
              <text:p/>
            </draw:rect>
            <draw:custom-shape draw:style-name="gr40" draw:text-style-name="P13" draw:layer="layout" svg:width="-0.3cm" svg:height="-0.3cm" svg:x="35.12cm" svg:y="14.6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425" draw:text-style-name="P27" draw:layer="layout" svg:x1="35.823cm" svg:y1="13.959cm" svg:x2="35.823cm" svg:y2="14.316cm">
          <text:p/>
        </draw:line>
        <draw:frame draw:style-name="gr350" draw:text-style-name="P29" draw:layer="layout" svg:width="1.882cm" svg:height="0.882cm" svg:x="33.238cm" svg:y="13.434cm">
          <draw:text-box>
            <text:p text:style-name="P28"><text:span text:style-name="T4">SRC2</text:span></text:p>
          </draw:text-box>
        </draw:frame>
        <draw:line draw:style-name="gr15" draw:text-style-name="P3" draw:layer="layout" svg:x1="38.123cm" svg:y1="18.745cm" svg:x2="26.423cm" svg:y2="18.745cm">
          <text:p/>
        </draw:line>
        <draw:frame draw:style-name="gr409" draw:text-style-name="P31" draw:layer="layout" svg:width="2.852cm" svg:height="0.882cm" svg:x="22.383cm" svg:y="16.382cm">
          <draw:text-box>
            <text:p text:style-name="P28"><text:span text:style-name="T18">Execute0</text:span></text:p>
          </draw:text-box>
        </draw:frame>
        <draw:custom-shape draw:style-name="gr32" draw:text-style-name="P52" draw:layer="layout" svg:width="1.91cm" svg:height="1.285cm" draw:transform="rotate (0.0160570291183448) translate (33.2cm 16.012cm)">
          <text:p text:style-name="P1"><text:span text:style-name="T50">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26" draw:text-style-name="P27" draw:layer="layout" svg:x1="32.723cm" svg:y1="15.316cm" svg:x2="33.456cm" svg:y2="16.193cm">
          <text:p/>
        </draw:line>
        <draw:line draw:style-name="gr427" draw:text-style-name="P27" draw:layer="layout" svg:x1="35.831cm" svg:y1="15.316cm" svg:x2="35.016cm" svg:y2="16.193cm">
          <text:p/>
        </draw:line>
        <draw:line draw:style-name="gr81" draw:text-style-name="P3" draw:layer="layout" svg:x1="28.646cm" svg:y1="16.143cm" svg:x2="28.646cm" svg:y2="15.261cm">
          <text:p/>
        </draw:line>
        <draw:line draw:style-name="gr81" draw:text-style-name="P3" draw:layer="layout" svg:x1="28.655cm" svg:y1="18.745cm" svg:x2="28.646cm" svg:y2="15.261cm">
          <text:p/>
        </draw:line>
        <draw:line draw:style-name="gr81" draw:text-style-name="P3" draw:layer="layout" svg:x1="28.646cm" svg:y1="16.143cm" svg:x2="29.602cm" svg:y2="16.124cm">
          <text:p/>
        </draw:line>
        <draw:g>
          <draw:g>
            <draw:rect draw:style-name="gr2" draw:text-style-name="P3" draw:layer="layout" svg:width="1cm" svg:height="1.747cm" draw:transform="rotate (-1.57079632679579) translate (28.951cm 18.205cm)">
              <text:p/>
            </draw:rect>
            <draw:custom-shape draw:style-name="gr40" draw:text-style-name="P13" draw:layer="layout" svg:width="-0.3cm" svg:height="-0.3cm" svg:x="27.754cm" svg:y="18.5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26.404cm" svg:y="17.323cm">
          <draw:text-box>
            <text:p text:style-name="P28"><text:span text:style-name="T4">orders</text:span></text:p>
          </draw:text-box>
        </draw:frame>
        <draw:line draw:style-name="gr81" draw:text-style-name="P3" draw:layer="layout" svg:x1="34.197cm" svg:y1="18.745cm" svg:x2="34.188cm" svg:y2="17.297cm">
          <text:p/>
        </draw:line>
        <draw:g>
          <draw:g>
            <draw:rect draw:style-name="gr2" draw:text-style-name="P3" draw:layer="layout" svg:width="1cm" svg:height="1.747cm" draw:transform="rotate (-1.57079632679579) translate (34.632cm 18.179cm)">
              <text:p/>
            </draw:rect>
            <draw:custom-shape draw:style-name="gr40" draw:text-style-name="P13" draw:layer="layout" svg:width="-0.3cm" svg:height="-0.3cm" svg:x="33.435cm" svg:y="18.4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31.553cm" svg:y="17.297cm">
          <draw:text-box>
            <text:p text:style-name="P28"><text:span text:style-name="T4">result</text:span></text:p>
          </draw:text-box>
        </draw:frame>
        <draw:g>
          <draw:rect draw:style-name="gr17" draw:text-style-name="P3" draw:layer="layout" svg:width="0.5cm" svg:height="0.5cm" svg:x="31.394cm" svg:y="16.73cm">
            <text:p/>
          </draw:rect>
          <draw:frame draw:style-name="gr187" draw:text-style-name="P5" draw:layer="layout" svg:width="3.194cm" svg:height="0.725cm" svg:x="28.286cm" svg:y="16.598cm">
            <draw:text-box>
              <text:p text:style-name="P4"><text:span text:style-name="T3">dCmd</text:span></text:p>
            </draw:text-box>
          </draw:frame>
        </draw:g>
        <draw:line draw:style-name="gr81" draw:text-style-name="P3" draw:layer="layout" svg:x1="31.894cm" svg:y1="16.93cm" svg:x2="33.2cm" svg:y2="16.95cm">
          <text:p/>
        </draw:line>
        <draw:line draw:style-name="gr15" draw:text-style-name="P3" draw:layer="layout" svg:x1="38.133cm" svg:y1="22.646cm" svg:x2="26.433cm" svg:y2="22.646cm">
          <text:p/>
        </draw:line>
        <draw:line draw:style-name="gr81" draw:text-style-name="P3" draw:layer="layout" svg:x1="28.665cm" svg:y1="22.646cm" svg:x2="28.656cm" svg:y2="19.162cm">
          <text:p/>
        </draw:line>
        <draw:line draw:style-name="gr81" draw:text-style-name="P3" draw:layer="layout" svg:x1="28.656cm" svg:y1="20.044cm" svg:x2="29.612cm" svg:y2="20.025cm">
          <text:p/>
        </draw:line>
        <draw:frame draw:style-name="gr350" draw:text-style-name="P29" draw:layer="layout" svg:width="1.882cm" svg:height="0.882cm" svg:x="26.414cm" svg:y="21.224cm">
          <draw:text-box>
            <text:p text:style-name="P28"><text:span text:style-name="T4">orders</text:span></text:p>
          </draw:text-box>
        </draw:frame>
        <draw:g>
          <draw:g>
            <draw:rect draw:style-name="gr2" draw:text-style-name="P3" draw:layer="layout" svg:width="1cm" svg:height="1.747cm" draw:transform="rotate (-1.57079632679579) translate (34.642cm 22.08cm)">
              <text:p/>
            </draw:rect>
            <draw:custom-shape draw:style-name="gr40" draw:text-style-name="P13" draw:layer="layout" svg:width="-0.3cm" svg:height="-0.3cm" svg:x="33.445cm" svg:y="22.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31.563cm" svg:y="21.198cm">
          <draw:text-box>
            <text:p text:style-name="P28"><text:span text:style-name="T4">result</text:span></text:p>
          </draw:text-box>
        </draw:frame>
        <draw:g>
          <draw:g>
            <draw:rect draw:style-name="gr2" draw:text-style-name="P3" draw:layer="layout" svg:width="1cm" svg:height="1.747cm" draw:transform="rotate (-1.57079632679579) translate (29.124cm 22.106cm)">
              <text:p/>
            </draw:rect>
            <draw:custom-shape draw:style-name="gr40" draw:text-style-name="P13" draw:layer="layout" svg:width="-0.3cm" svg:height="-0.3cm" svg:x="27.927cm" svg:y="22.40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09" draw:text-style-name="P31" draw:layer="layout" svg:width="2.852cm" svg:height="0.882cm" svg:x="22.486cm" svg:y="20.099cm">
          <draw:text-box>
            <text:p text:style-name="P28"><text:span text:style-name="T18">Execute1</text:span></text:p>
          </draw:text-box>
        </draw:frame>
        <draw:frame draw:style-name="gr412" draw:text-style-name="P31" draw:layer="layout" svg:width="3.004cm" svg:height="0.882cm" svg:x="22.28cm" svg:y="23.59cm">
          <draw:text-box>
            <text:p text:style-name="P28"><text:span text:style-name="T18">Writeback</text:span></text:p>
          </draw:text-box>
        </draw:frame>
        <draw:line draw:style-name="gr81" draw:text-style-name="P3" draw:layer="layout" svg:x1="34.179cm" svg:y1="22.08cm" svg:x2="34.172cm" svg:y2="19.179cm">
          <text:p/>
        </draw:line>
        <draw:custom-shape draw:style-name="gr32" draw:text-style-name="P52" draw:layer="layout" svg:width="1.91cm" svg:height="1.285cm" draw:transform="rotate (0.0160570291183448) translate (35.541cm 20.208cm)">
          <text:p text:style-name="P1"><text:span text:style-name="T50">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8.63cm" svg:y1="23.969cm" svg:x2="28.621cm" svg:y2="23.106cm">
          <text:p/>
        </draw:line>
        <draw:line draw:style-name="gr428" draw:text-style-name="P27" draw:layer="layout" svg:x1="34.153cm" svg:y1="23.08cm" svg:x2="34.153cm" svg:y2="25.809cm">
          <text:p/>
        </draw:line>
        <draw:line draw:style-name="gr429" draw:text-style-name="P27" draw:layer="layout" svg:x1="39.438cm" svg:y1="26.598cm" svg:x2="39.438cm" svg:y2="10.892cm">
          <text:p/>
        </draw:line>
        <draw:line draw:style-name="gr430" draw:text-style-name="P27" draw:layer="layout" svg:x1="37.471cm" svg:y1="20.787cm" svg:x2="39.071cm" svg:y2="20.757cm">
          <text:p/>
        </draw:line>
        <draw:g>
          <draw:rect draw:style-name="gr2" draw:text-style-name="P3" draw:layer="layout" svg:width="1cm" svg:height="2cm" svg:x="-0.282cm" svg:y="31.293cm">
            <text:p/>
          </draw:rect>
          <draw:custom-shape draw:style-name="gr40" draw:text-style-name="P13" draw:layer="layout" svg:width="0.5cm" svg:height="0.5cm" draw:transform="rotate (-1.57079632679579) translate (0.218cm 32.54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0.742cm" svg:y="31.224cm">
          <draw:text-box>
            <text:p text:style-name="P28"><text:span text:style-name="T4">PC</text:span></text:p>
          </draw:text-box>
        </draw:frame>
        <draw:g>
          <draw:rect draw:style-name="gr2" draw:text-style-name="P3" draw:layer="layout" svg:width="1cm" svg:height="2cm" svg:x="3.669cm" svg:y="31.35cm">
            <text:p/>
          </draw:rect>
          <draw:custom-shape draw:style-name="gr40" draw:text-style-name="P13" draw:layer="layout" svg:width="0.5cm" svg:height="0.5cm" draw:transform="rotate (-1.57079632679579) translate (4.169cm 3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3.209cm" svg:y="31.281cm">
          <draw:text-box>
            <text:p text:style-name="P28"><text:span text:style-name="T4">PC</text:span></text:p>
          </draw:text-box>
        </draw:frame>
        <draw:g>
          <draw:rect draw:style-name="gr2" draw:text-style-name="P3" draw:layer="layout" svg:width="1cm" svg:height="2cm" svg:x="7.676cm" svg:y="31.406cm">
            <text:p/>
          </draw:rect>
          <draw:custom-shape draw:style-name="gr40" draw:text-style-name="P13" draw:layer="layout" svg:width="0.5cm" svg:height="0.5cm" draw:transform="rotate (-1.57079632679579) translate (8.176cm 32.6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7.216cm" svg:y="31.337cm">
          <draw:text-box>
            <text:p text:style-name="P28"><text:span text:style-name="T4">PC</text:span></text:p>
          </draw:text-box>
        </draw:frame>
        <draw:frame draw:style-name="gr394" draw:text-style-name="P31" draw:layer="layout" svg:width="1.912cm" svg:height="0.882cm" svg:x="-6.414cm" svg:y="35.141cm">
          <draw:text-box>
            <text:p text:style-name="P28"><text:span text:style-name="T18">Fetch</text:span></text:p>
          </draw:text-box>
        </draw:frame>
        <draw:frame draw:style-name="gr396" draw:text-style-name="P31" draw:layer="layout" svg:width="2.445cm" svg:height="0.882cm" svg:x="-3.11cm" svg:y="35.176cm">
          <draw:text-box>
            <text:p text:style-name="P28"><text:span text:style-name="T18">Decode</text:span></text:p>
          </draw:text-box>
        </draw:frame>
        <draw:frame draw:style-name="gr409" draw:text-style-name="P31" draw:layer="layout" svg:width="2.852cm" svg:height="0.882cm" svg:x="0.79cm" svg:y="35.176cm">
          <draw:text-box>
            <text:p text:style-name="P28"><text:span text:style-name="T18">Execute</text:span></text:p>
          </draw:text-box>
        </draw:frame>
        <draw:frame draw:style-name="gr409" draw:text-style-name="P31" draw:layer="layout" svg:width="2.852cm" svg:height="0.882cm" svg:x="4.801cm" svg:y="35.161cm">
          <draw:text-box>
            <text:p text:style-name="P28"><text:span text:style-name="T18">Memory</text:span></text:p>
          </draw:text-box>
        </draw:frame>
        <draw:frame draw:style-name="gr412" draw:text-style-name="P31" draw:layer="layout" svg:width="3.004cm" svg:height="0.882cm" svg:x="8.758cm" svg:y="35.172cm">
          <draw:text-box>
            <text:p text:style-name="P28"><text:span text:style-name="T18">Writeback</text:span></text:p>
          </draw:text-box>
        </draw:frame>
        <draw:line draw:style-name="gr15" draw:text-style-name="P3" draw:layer="layout" svg:x1="8.19cm" svg:y1="36.058cm" svg:x2="8.19cm" svg:y2="41.784cm">
          <text:p/>
        </draw:line>
        <draw:line draw:style-name="gr15" draw:text-style-name="P3" draw:layer="layout" svg:x1="4.19cm" svg:y1="36.058cm" svg:x2="4.19cm" svg:y2="41.506cm">
          <text:p/>
        </draw:line>
        <draw:line draw:style-name="gr15" draw:text-style-name="P3" draw:layer="layout" svg:x1="0.19cm" svg:y1="36.058cm" svg:x2="0.19cm" svg:y2="41.306cm">
          <text:p/>
        </draw:line>
        <draw:line draw:style-name="gr15" draw:text-style-name="P3" draw:layer="layout" svg:x1="-3.81cm" svg:y1="36.058cm" svg:x2="-3.81cm" svg:y2="41.306cm">
          <text:p/>
        </draw:line>
        <draw:custom-shape draw:style-name="gr32" draw:text-style-name="P52" draw:layer="layout" svg:width="2.508cm" svg:height="1.68cm" draw:transform="skewX (0.000523598775598204) rotate (0.0160570291183448) translate (0.927cm 36.547cm)">
          <text:p text:style-name="P1"><text:span text:style-name="T50">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0.967cm 38.598cm)">
          <text:p text:style-name="P1"><text:span text:style-name="T50">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cm" draw:transform="skewX (0.000523598775598204) rotate (0.0160570291183448) translate (7.095cm 36.586cm)">
          <text:p text:style-name="P1"><text:span text:style-name="T50">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4.193cm" svg:height="2.808cm" draw:transform="skewX (0.000349065850398797) rotate (0.0160570291183448) translate (4.849cm 38.976cm)">
          <text:p text:style-name="P1"><text:span text:style-name="T50">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6.809cm 36.275cm)">
          <text:p text:style-name="P1"><text:span text:style-name="T50">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4.981cm 37.921cm)">
          <text:p text:style-name="P1"><text:span text:style-name="T50">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3.11cm 36.098cm)">
          <text:p text:style-name="P1"><text:span text:style-name="T50">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2.82cm 38.99cm)">
          <text:p text:style-name="P1"><text:span text:style-name="T50">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936cm" svg:height="1.966cm" draw:transform="skewX (0.000523598775598202) rotate (0.0160570291183448) translate (9.729cm 37.284cm)">
          <text:p text:style-name="P1"><text:span text:style-name="T50">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3.172cm" svg:height="2.125cm" draw:transform="skewX (0.000523598775598202) rotate (0.0160570291183448) translate (9.44cm 39.502cm)">
          <text:p text:style-name="P1"><text:span text:style-name="T50">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6.741cm 39.642cm)">
          <text:p text:style-name="P1"><text:span text:style-name="T50">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3.31cm" svg:y1="31.686cm" svg:x2="-0.31cm" svg:y2="31.686cm">
          <text:p/>
        </draw:line>
        <draw:line draw:style-name="gr81" draw:text-style-name="P3" draw:layer="layout" svg:x1="0.69cm" svg:y1="31.686cm" svg:x2="3.69cm" svg:y2="31.686cm">
          <text:p/>
        </draw:line>
        <draw:line draw:style-name="gr81" draw:text-style-name="P3" draw:layer="layout" svg:x1="4.69cm" svg:y1="31.686cm" svg:x2="7.69cm" svg:y2="31.686cm">
          <text:p/>
        </draw:line>
        <draw:line draw:style-name="gr81" draw:text-style-name="P3" draw:layer="layout" svg:x1="8.69cm" svg:y1="31.686cm" svg:x2="9.198cm" svg:y2="31.686cm">
          <text:p/>
        </draw:line>
        <draw:frame draw:style-name="gr394" draw:text-style-name="P29" draw:layer="layout" svg:width="1.912cm" svg:height="0.882cm" svg:x="-6.09cm" svg:y="31.231cm">
          <draw:text-box>
            <text:p text:style-name="P28"><text:span text:style-name="T4">X</text:span></text:p>
          </draw:text-box>
        </draw:frame>
        <draw:custom-shape draw:style-name="gr32" draw:text-style-name="P52" draw:layer="layout" svg:width="2.936cm" svg:height="1.966cm" draw:transform="skewX (0.000523598775598202) rotate (0.0160570291183448) translate (8.994cm 30.431cm)">
          <text:p text:style-name="P1"><text:span text:style-name="T50">EXCEPTION</text:span></text:p>
          <text:p text:style-name="P1"><text:span text:style-name="T50"/></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94" draw:text-style-name="P29" draw:layer="layout" svg:width="1.912cm" svg:height="0.882cm" svg:x="8.698cm" svg:y="31.237cm">
          <draw:text-box>
            <text:p text:style-name="P28"><text:span text:style-name="T4">Y</text:span></text:p>
          </draw:text-box>
        </draw:frame>
        <draw:frame draw:style-name="gr394" draw:text-style-name="P31" draw:layer="layout" svg:width="1.912cm" svg:height="0.882cm" svg:x="-6.44cm" svg:y="43.099cm">
          <draw:text-box>
            <text:p text:style-name="P28"><text:span text:style-name="T18">Fetch</text:span></text:p>
          </draw:text-box>
        </draw:frame>
        <draw:frame draw:style-name="gr396" draw:text-style-name="P31" draw:layer="layout" svg:width="2.445cm" svg:height="0.882cm" svg:x="-3.136cm" svg:y="43.134cm">
          <draw:text-box>
            <text:p text:style-name="P28"><text:span text:style-name="T18">Decode</text:span></text:p>
          </draw:text-box>
        </draw:frame>
        <draw:frame draw:style-name="gr409" draw:text-style-name="P31" draw:layer="layout" svg:width="2.852cm" svg:height="0.882cm" svg:x="0.764cm" svg:y="43.134cm">
          <draw:text-box>
            <text:p text:style-name="P28"><text:span text:style-name="T18">Execute</text:span></text:p>
          </draw:text-box>
        </draw:frame>
        <draw:frame draw:style-name="gr409" draw:text-style-name="P31" draw:layer="layout" svg:width="2.852cm" svg:height="0.882cm" svg:x="4.775cm" svg:y="43.119cm">
          <draw:text-box>
            <text:p text:style-name="P28"><text:span text:style-name="T18">Memory</text:span></text:p>
          </draw:text-box>
        </draw:frame>
        <draw:frame draw:style-name="gr412" draw:text-style-name="P31" draw:layer="layout" svg:width="3.004cm" svg:height="0.882cm" svg:x="8.732cm" svg:y="43.13cm">
          <draw:text-box>
            <text:p text:style-name="P28"><text:span text:style-name="T18">Writeback</text:span></text:p>
          </draw:text-box>
        </draw:frame>
        <draw:line draw:style-name="gr15" draw:text-style-name="P3" draw:layer="layout" svg:x1="8.164cm" svg:y1="44.016cm" svg:x2="8.164cm" svg:y2="47.317cm">
          <text:p/>
        </draw:line>
        <draw:line draw:style-name="gr15" draw:text-style-name="P3" draw:layer="layout" svg:x1="4.164cm" svg:y1="44.016cm" svg:x2="4.164cm" svg:y2="47.157cm">
          <text:p/>
        </draw:line>
        <draw:line draw:style-name="gr15" draw:text-style-name="P3" draw:layer="layout" svg:x1="0.164cm" svg:y1="44.016cm" svg:x2="0.164cm" svg:y2="46.774cm">
          <text:p/>
        </draw:line>
        <draw:line draw:style-name="gr15" draw:text-style-name="P3" draw:layer="layout" svg:x1="-3.836cm" svg:y1="44.016cm" svg:x2="-3.836cm" svg:y2="46.454cm">
          <text:p/>
        </draw:line>
        <draw:custom-shape draw:style-name="gr32" draw:text-style-name="P52" draw:layer="layout" svg:width="2.508cm" svg:height="1.681cm" draw:transform="rotate (0.0160570291183448) translate (1.082cm 44.656cm)">
          <text:p text:style-name="P1"><text:span text:style-name="T50">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6.735cm 44.785cm)">
          <text:p text:style-name="P1"><text:span text:style-name="T50">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936cm" svg:height="1.966cm" draw:transform="skewX (0.000523598775598202) rotate (0.0160570291183448) translate (8.732cm 44.56cm)">
          <text:p text:style-name="P1"><text:span text:style-name="T50">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337cm" svg:y1="47.437cm" svg:x2="2.337cm" svg:y2="46.337cm">
          <text:p/>
        </draw:line>
        <draw:line draw:style-name="gr81" draw:text-style-name="P3" draw:layer="layout" svg:x1="-1.718cm" svg:y1="47.136cm" svg:x2="-5.31cm" svg:y2="47.136cm">
          <text:p/>
        </draw:line>
        <draw:line draw:style-name="gr431" draw:text-style-name="P3" draw:layer="layout" svg:x1="-5.31cm" svg:y1="46.436cm" svg:x2="-5.31cm" svg:y2="47.096cm">
          <text:p/>
        </draw:line>
        <draw:line draw:style-name="gr81" draw:text-style-name="P3" draw:layer="layout" svg:x1="2.337cm" svg:y1="47.437cm" svg:x2="-5.799cm" svg:y2="47.456cm">
          <text:p/>
        </draw:line>
        <draw:line draw:style-name="gr431" draw:text-style-name="P3" draw:layer="layout" svg:x1="-5.799cm" svg:y1="46.356cm" svg:x2="-5.799cm" svg:y2="47.456cm">
          <text:p/>
        </draw:line>
        <draw:line draw:style-name="gr81" draw:text-style-name="P3" draw:layer="layout" svg:x1="10.19cm" svg:y1="47.786cm" svg:x2="-6.31cm" svg:y2="47.786cm">
          <text:p/>
        </draw:line>
        <draw:line draw:style-name="gr431" draw:text-style-name="P3" draw:layer="layout" svg:x1="-6.288cm" svg:y1="46.276cm" svg:x2="-6.31cm" svg:y2="47.786cm">
          <text:p/>
        </draw:line>
        <draw:custom-shape draw:style-name="gr32" draw:text-style-name="P52" draw:layer="layout" svg:width="2.863cm" svg:height="1.918cm" draw:transform="rotate (0.0160570291183448) translate (-3.12cm 44.635cm)">
          <text:p text:style-name="P1"><text:span text:style-name="T50">PREDICTION </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718cm" svg:y1="47.136cm" svg:x2="-1.718cm" svg:y2="46.553cm">
          <text:p/>
        </draw:line>
        <draw:line draw:style-name="gr81" draw:text-style-name="P3" draw:layer="layout" svg:x1="10.19cm" svg:y1="47.786cm" svg:x2="10.203cm" svg:y2="46.526cm">
          <text:p/>
        </draw:line>
        <draw:frame draw:style-name="gr432" draw:text-style-name="P29" draw:layer="layout" svg:width="3.131cm" svg:height="0.882cm" svg:x="7.201cm" svg:y="47.014cm">
          <draw:text-box>
            <text:p text:style-name="P28"><text:span text:style-name="T4">Wanna jump !</text:span></text:p>
          </draw:text-box>
        </draw:frame>
        <draw:frame draw:style-name="gr432" draw:text-style-name="P29" draw:layer="layout" svg:width="3.131cm" svg:height="0.882cm" svg:x="-0.694cm" svg:y="46.684cm">
          <draw:text-box>
            <text:p text:style-name="P28"><text:span text:style-name="T4">Wanna jump !</text:span></text:p>
          </draw:text-box>
        </draw:frame>
        <draw:frame draw:style-name="gr432" draw:text-style-name="P29" draw:layer="layout" svg:width="3.131cm" svg:height="0.882cm" svg:x="-4.767cm" svg:y="46.4cm">
          <draw:text-box>
            <text:p text:style-name="P28"><text:span text:style-name="T4">Wanna jump !</text:span></text:p>
          </draw:text-box>
        </draw:frame>
        <draw:frame draw:style-name="gr394" draw:text-style-name="P31" draw:layer="layout" svg:width="1.912cm" svg:height="0.882cm" svg:x="-7.436cm" svg:y="52.238cm">
          <draw:text-box>
            <text:p text:style-name="P28"><text:span text:style-name="T18">Fetch</text:span></text:p>
          </draw:text-box>
        </draw:frame>
        <draw:frame draw:style-name="gr396" draw:text-style-name="P31" draw:layer="layout" svg:width="2.445cm" svg:height="0.882cm" svg:x="-4.132cm" svg:y="52.273cm">
          <draw:text-box>
            <text:p text:style-name="P28"><text:span text:style-name="T18">Decode</text:span></text:p>
          </draw:text-box>
        </draw:frame>
        <draw:frame draw:style-name="gr409" draw:text-style-name="P31" draw:layer="layout" svg:width="2.852cm" svg:height="0.882cm" svg:x="-0.232cm" svg:y="52.273cm">
          <draw:text-box>
            <text:p text:style-name="P28"><text:span text:style-name="T18">Execute</text:span></text:p>
          </draw:text-box>
        </draw:frame>
        <draw:frame draw:style-name="gr409" draw:text-style-name="P31" draw:layer="layout" svg:width="2.852cm" svg:height="0.882cm" svg:x="3.779cm" svg:y="52.258cm">
          <draw:text-box>
            <text:p text:style-name="P28"><text:span text:style-name="T18">Memory</text:span></text:p>
          </draw:text-box>
        </draw:frame>
        <draw:frame draw:style-name="gr412" draw:text-style-name="P31" draw:layer="layout" svg:width="3.004cm" svg:height="0.882cm" svg:x="7.736cm" svg:y="52.269cm">
          <draw:text-box>
            <text:p text:style-name="P28"><text:span text:style-name="T18">Writeback</text:span></text:p>
          </draw:text-box>
        </draw:frame>
        <draw:line draw:style-name="gr15" draw:text-style-name="P3" draw:layer="layout" svg:x1="7.168cm" svg:y1="53.155cm" svg:x2="7.168cm" svg:y2="58.081cm">
          <text:p/>
        </draw:line>
        <draw:line draw:style-name="gr15" draw:text-style-name="P3" draw:layer="layout" svg:x1="3.168cm" svg:y1="53.155cm" svg:x2="3.168cm" svg:y2="57.436cm">
          <text:p/>
        </draw:line>
        <draw:line draw:style-name="gr15" draw:text-style-name="P3" draw:layer="layout" svg:x1="-0.832cm" svg:y1="53.155cm" svg:x2="-0.832cm" svg:y2="57.279cm">
          <text:p/>
        </draw:line>
        <draw:line draw:style-name="gr15" draw:text-style-name="P3" draw:layer="layout" svg:x1="-4.832cm" svg:y1="53.155cm" svg:x2="-4.832cm" svg:y2="57.279cm">
          <text:p/>
        </draw:line>
        <draw:custom-shape draw:style-name="gr32" draw:text-style-name="P52" draw:layer="layout" svg:width="2.508cm" svg:height="1.68cm" draw:transform="skewX (0.000523598775598204) rotate (0.0160570291183448) translate (-0.421cm 53.644cm)">
          <text:p text:style-name="P1"><text:span text:style-name="T50">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0.245cm 55.695cm)">
          <text:p text:style-name="P1"><text:span text:style-name="T50">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cm" draw:transform="skewX (0.000523598775598204) rotate (0.0160570291183448) translate (6.073cm 53.383cm)">
          <text:p text:style-name="P1"><text:span text:style-name="T50">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3.816cm" svg:height="2.555cm" draw:transform="skewX (0.000349065850398799) rotate (0.0160570291183448) translate (3.901cm 55.273cm)">
          <text:p text:style-name="P1"><text:span text:style-name="T50">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33" draw:text-style-name="P3" draw:layer="layout" svg:x1="-2.81cm" svg:y1="58.536cm" svg:x2="-2.81cm" svg:y2="56.436cm">
          <text:p/>
        </draw:line>
        <draw:frame draw:style-name="gr434" draw:text-style-name="P29" draw:layer="layout" svg:width="5.053cm" svg:height="0.882cm" svg:x="1.738cm" svg:y="58.712cm">
          <draw:text-box>
            <text:p text:style-name="P28"><text:span text:style-name="T4">New instruction for you !</text:span></text:p>
          </draw:text-box>
        </draw:frame>
        <draw:custom-shape draw:style-name="gr32" draw:text-style-name="P52" draw:layer="layout" svg:width="2.508cm" svg:height="1.681cm" draw:transform="rotate (0.0160570291183448) translate (-4.132cm 54.767cm)">
          <text:p text:style-name="P1"><text:span text:style-name="T50">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35" draw:text-style-name="P3" draw:layer="layout" svg:x1="-2.809cm" svg:y1="58.536cm" svg:x2="8.44cm" svg:y2="58.536cm">
          <text:p/>
        </draw:line>
        <draw:line draw:style-name="gr435" draw:text-style-name="P3" draw:layer="layout" svg:x1="-0.114cm" svg:y1="58.536cm" svg:x2="-0.155cm" svg:y2="55.023cm">
          <text:p/>
        </draw:line>
        <draw:line draw:style-name="gr435" draw:text-style-name="P3" draw:layer="layout" svg:x1="1.406cm" svg:y1="58.536cm" svg:x2="1.406cm" svg:y2="57.436cm">
          <text:p/>
        </draw:line>
        <draw:line draw:style-name="gr435" draw:text-style-name="P3" draw:layer="layout" svg:x1="6.038cm" svg:y1="58.536cm" svg:x2="6.038cm" svg:y2="57.828cm">
          <text:p/>
        </draw:line>
        <draw:line draw:style-name="gr435" draw:text-style-name="P3" draw:layer="layout" svg:x1="8.44cm" svg:y1="58.467cm" svg:x2="8.44cm" svg:y2="54.536cm">
          <text:p/>
        </draw:line>
        <draw:frame draw:style-name="gr434" draw:text-style-name="P29" draw:layer="layout" svg:width="5.053cm" svg:height="0.882cm" svg:x="-2.115cm" svg:y="59.212cm">
          <draw:text-box>
            <text:p text:style-name="P28"><text:span text:style-name="T4">New instruction for you !</text:span></text:p>
          </draw:text-box>
        </draw:frame>
        <draw:frame draw:style-name="gr434" draw:text-style-name="P29" draw:layer="layout" svg:width="5.053cm" svg:height="0.882cm" svg:x="1.494cm" svg:y="59.794cm">
          <draw:text-box>
            <text:p text:style-name="P28"><text:span text:style-name="T4">New instruction for you !</text:span></text:p>
          </draw:text-box>
        </draw:frame>
        <draw:frame draw:style-name="gr434" draw:text-style-name="P29" draw:layer="layout" svg:width="5.053cm" svg:height="0.882cm" svg:x="-3.559cm" svg:y="59.794cm">
          <draw:text-box>
            <text:p text:style-name="P28"><text:span text:style-name="T4">New instruction for you !</text:span></text:p>
          </draw:text-box>
        </draw:frame>
        <draw:frame draw:style-name="gr434" draw:text-style-name="P29" draw:layer="layout" svg:width="5.053cm" svg:height="0.882cm" svg:x="-3.558cm" svg:y="58.712cm">
          <draw:text-box>
            <text:p text:style-name="P28"><text:span text:style-name="T4">New instruction for you !</text:span></text:p>
          </draw:text-box>
        </draw:frame>
        <draw:frame draw:style-name="gr396" draw:text-style-name="P31" draw:layer="layout" svg:width="2.445cm" svg:height="0.882cm" svg:x="21.715cm" svg:y="31.417cm">
          <draw:text-box>
            <text:p text:style-name="P28"><text:span text:style-name="T18">Decode</text:span></text:p>
          </draw:text-box>
        </draw:frame>
        <draw:frame draw:style-name="gr409" draw:text-style-name="P31" draw:layer="layout" svg:width="2.852cm" svg:height="0.882cm" svg:x="25.615cm" svg:y="31.417cm">
          <draw:text-box>
            <text:p text:style-name="P28"><text:span text:style-name="T18">Execute</text:span></text:p>
          </draw:text-box>
        </draw:frame>
        <draw:frame draw:style-name="gr409" draw:text-style-name="P31" draw:layer="layout" svg:width="2.852cm" svg:height="0.882cm" svg:x="29.626cm" svg:y="31.402cm">
          <draw:text-box>
            <text:p text:style-name="P28"><text:span text:style-name="T18">Memory</text:span></text:p>
          </draw:text-box>
        </draw:frame>
        <draw:frame draw:style-name="gr412" draw:text-style-name="P31" draw:layer="layout" svg:width="3.004cm" svg:height="0.882cm" svg:x="33.583cm" svg:y="31.413cm">
          <draw:text-box>
            <text:p text:style-name="P28"><text:span text:style-name="T18">Writeback</text:span></text:p>
          </draw:text-box>
        </draw:frame>
        <draw:line draw:style-name="gr15" draw:text-style-name="P3" draw:layer="layout" svg:x1="33.015cm" svg:y1="32.299cm" svg:x2="33.015cm" svg:y2="36.455cm">
          <text:p/>
        </draw:line>
        <draw:line draw:style-name="gr15" draw:text-style-name="P3" draw:layer="layout" svg:x1="29.015cm" svg:y1="32.299cm" svg:x2="29.015cm" svg:y2="36.455cm">
          <text:p/>
        </draw:line>
        <draw:line draw:style-name="gr15" draw:text-style-name="P3" draw:layer="layout" svg:x1="25.015cm" svg:y1="32.299cm" svg:x2="25.015cm" svg:y2="36.455cm">
          <text:p/>
        </draw:line>
        <draw:g>
          <draw:rect draw:style-name="gr2" draw:text-style-name="P3" draw:layer="layout" svg:width="1cm" svg:height="2cm" svg:x="24.543cm" svg:y="33.306cm">
            <text:p/>
          </draw:rect>
          <draw:custom-shape draw:style-name="gr40" draw:text-style-name="P13" draw:layer="layout" svg:width="0.5cm" svg:height="0.5cm" draw:transform="rotate (-1.57079632679579) translate (25.043cm 34.5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24.083cm" svg:y="33.237cm">
          <draw:text-box>
            <text:p text:style-name="P28"><text:span text:style-name="T4">R</text:span></text:p>
          </draw:text-box>
        </draw:frame>
        <draw:g>
          <draw:rect draw:style-name="gr2" draw:text-style-name="P3" draw:layer="layout" svg:width="1cm" svg:height="2cm" svg:x="28.494cm" svg:y="33.363cm">
            <text:p/>
          </draw:rect>
          <draw:custom-shape draw:style-name="gr40" draw:text-style-name="P13" draw:layer="layout" svg:width="0.5cm" svg:height="0.5cm" draw:transform="rotate (-1.57079632679579) translate (28.994cm 34.6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28.034cm" svg:y="33.294cm">
          <draw:text-box>
            <text:p text:style-name="P28"><text:span text:style-name="T4">W</text:span></text:p>
          </draw:text-box>
        </draw:frame>
        <draw:g>
          <draw:rect draw:style-name="gr2" draw:text-style-name="P3" draw:layer="layout" svg:width="1cm" svg:height="2cm" svg:x="32.501cm" svg:y="33.419cm">
            <text:p/>
          </draw:rect>
          <draw:custom-shape draw:style-name="gr40" draw:text-style-name="P13" draw:layer="layout" svg:width="0.5cm" svg:height="0.5cm" draw:transform="rotate (-1.57079632679579) translate (33.001cm 34.6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32.041cm" svg:y="33.35cm">
          <draw:text-box>
            <text:p text:style-name="P28"><text:span text:style-name="T4">W</text:span></text:p>
          </draw:text-box>
        </draw:frame>
        <draw:line draw:style-name="gr81" draw:text-style-name="P3" draw:layer="layout" svg:x1="24.083cm" svg:y1="33.699cm" svg:x2="24.515cm" svg:y2="33.699cm">
          <text:p/>
        </draw:line>
        <draw:line draw:style-name="gr81" draw:text-style-name="P3" draw:layer="layout" svg:x1="29.515cm" svg:y1="33.699cm" svg:x2="32.515cm" svg:y2="33.699cm">
          <text:p/>
        </draw:line>
        <draw:frame draw:style-name="gr412" draw:text-style-name="P31" draw:layer="layout" svg:width="3.004cm" svg:height="0.882cm" svg:x="37.996cm" svg:y="31.427cm">
          <draw:text-box>
            <text:p text:style-name="P28"><text:span text:style-name="T18">regFile</text:span></text:p>
          </draw:text-box>
        </draw:frame>
        <draw:line draw:style-name="gr15" draw:text-style-name="P3" draw:layer="layout" svg:x1="37.428cm" svg:y1="32.313cm" svg:x2="37.428cm" svg:y2="36.469cm">
          <text:p/>
        </draw:line>
        <draw:g>
          <draw:rect draw:style-name="gr2" draw:text-style-name="P3" draw:layer="layout" svg:width="1cm" svg:height="2cm" svg:x="36.914cm" svg:y="33.433cm">
            <text:p/>
          </draw:rect>
          <draw:custom-shape draw:style-name="gr40" draw:text-style-name="P13" draw:layer="layout" svg:width="0.5cm" svg:height="0.5cm" draw:transform="rotate (-1.57079632679579) translate (37.414cm 34.68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36.454cm" svg:y="33.364cm">
          <draw:text-box>
            <text:p text:style-name="P28"><text:span text:style-name="T4">W</text:span></text:p>
          </draw:text-box>
        </draw:frame>
        <draw:line draw:style-name="gr81" draw:text-style-name="P3" draw:layer="layout" svg:x1="37.928cm" svg:y1="33.713cm" svg:x2="38.564cm" svg:y2="33.713cm">
          <text:p/>
        </draw:line>
        <draw:line draw:style-name="gr81" draw:text-style-name="P3" draw:layer="layout" svg:x1="33.501cm" svg:y1="33.732cm" svg:x2="36.914cm" svg:y2="33.732cm">
          <text:p/>
        </draw:line>
        <draw:custom-shape draw:style-name="gr436" draw:text-style-name="P27" draw:layer="layout" svg:width="1.443cm" svg:height="0.421cm" draw:transform="rotate (1.5707963267946) translate (23.662cm 34.41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01cm" svg:y1="37.535cm" svg:x2="38.563cm" svg:y2="37.535cm">
          <text:p/>
        </draw:line>
        <draw:line draw:style-name="gr81" draw:text-style-name="P3" draw:layer="layout" svg:x1="23.011cm" svg:y1="37.535cm" svg:x2="23cm" svg:y2="34cm">
          <text:p/>
        </draw:line>
        <draw:line draw:style-name="gr81" draw:text-style-name="P3" draw:layer="layout" svg:x1="23.5cm" svg:y1="34cm" svg:x2="23cm" svg:y2="34cm">
          <text:p/>
        </draw:line>
        <draw:line draw:style-name="gr81" draw:text-style-name="P3" draw:layer="layout" svg:x1="23.662cm" svg:y1="33.405cm" svg:x2="23.162cm" svg:y2="33.405cm">
          <text:p/>
        </draw:line>
        <draw:line draw:style-name="gr81" draw:text-style-name="P3" draw:layer="layout" svg:x1="31.701cm" svg:y1="33.699cm" svg:x2="31.7cm" svg:y2="37.5cm">
          <text:p/>
        </draw:line>
        <draw:line draw:style-name="gr81" draw:text-style-name="P3" draw:layer="layout" svg:x1="36.103cm" svg:y1="33.732cm" svg:x2="36.102cm" svg:y2="37.533cm">
          <text:p/>
        </draw:line>
        <draw:line draw:style-name="gr81" draw:text-style-name="P3" draw:layer="layout" svg:x1="38.564cm" svg:y1="33.713cm" svg:x2="38.563cm" svg:y2="37.514cm">
          <text:p/>
        </draw:line>
        <draw:line draw:style-name="gr81" draw:text-style-name="P3" draw:layer="layout" svg:x1="28.034cm" svg:y1="33.734cm" svg:x2="28.033cm" svg:y2="37.535cm">
          <text:p/>
        </draw:line>
        <draw:line draw:style-name="gr81" draw:text-style-name="P3" draw:layer="layout" svg:x1="28.534cm" svg:y1="33.734cm" svg:x2="28.034cm" svg:y2="33.734cm">
          <text:p/>
        </draw:line>
        <draw:line draw:style-name="gr81" draw:text-style-name="P3" draw:layer="layout" svg:x1="28.034cm" svg:y1="33.734cm" svg:x2="27.534cm" svg:y2="33.734cm">
          <text:p/>
        </draw:line>
        <draw:frame draw:style-name="gr396" draw:text-style-name="P31" draw:layer="layout" svg:width="2.445cm" svg:height="0.882cm" svg:x="21.716cm" svg:y="38.538cm">
          <draw:text-box>
            <text:p text:style-name="P28"><text:span text:style-name="T18">Decode</text:span></text:p>
          </draw:text-box>
        </draw:frame>
        <draw:frame draw:style-name="gr409" draw:text-style-name="P31" draw:layer="layout" svg:width="2.852cm" svg:height="0.882cm" svg:x="25.616cm" svg:y="38.538cm">
          <draw:text-box>
            <text:p text:style-name="P28"><text:span text:style-name="T18">Execute</text:span></text:p>
          </draw:text-box>
        </draw:frame>
        <draw:frame draw:style-name="gr409" draw:text-style-name="P31" draw:layer="layout" svg:width="2.852cm" svg:height="0.882cm" svg:x="29.627cm" svg:y="38.523cm">
          <draw:text-box>
            <text:p text:style-name="P28"><text:span text:style-name="T18">Memory</text:span></text:p>
          </draw:text-box>
        </draw:frame>
        <draw:frame draw:style-name="gr412" draw:text-style-name="P31" draw:layer="layout" svg:width="3.004cm" svg:height="0.882cm" svg:x="33.584cm" svg:y="38.534cm">
          <draw:text-box>
            <text:p text:style-name="P28"><text:span text:style-name="T18">Writeback</text:span></text:p>
          </draw:text-box>
        </draw:frame>
        <draw:line draw:style-name="gr15" draw:text-style-name="P3" draw:layer="layout" svg:x1="33.016cm" svg:y1="39.42cm" svg:x2="33.016cm" svg:y2="43.576cm">
          <text:p/>
        </draw:line>
        <draw:line draw:style-name="gr15" draw:text-style-name="P3" draw:layer="layout" svg:x1="29.016cm" svg:y1="39.42cm" svg:x2="29.016cm" svg:y2="43.576cm">
          <text:p/>
        </draw:line>
        <draw:line draw:style-name="gr15" draw:text-style-name="P3" draw:layer="layout" svg:x1="25.016cm" svg:y1="39.42cm" svg:x2="25.016cm" svg:y2="43.576cm">
          <text:p/>
        </draw:line>
        <draw:g>
          <draw:rect draw:style-name="gr2" draw:text-style-name="P3" draw:layer="layout" svg:width="1cm" svg:height="2cm" svg:x="24.544cm" svg:y="40.427cm">
            <text:p/>
          </draw:rect>
          <draw:custom-shape draw:style-name="gr40" draw:text-style-name="P13" draw:layer="layout" svg:width="0.5cm" svg:height="0.5cm" draw:transform="rotate (-1.57079632679579) translate (25.044cm 41.67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24.084cm" svg:y="40.358cm">
          <draw:text-box>
            <text:p text:style-name="P28"><text:span text:style-name="T4">R</text:span></text:p>
          </draw:text-box>
        </draw:frame>
        <draw:g>
          <draw:rect draw:style-name="gr2" draw:text-style-name="P3" draw:layer="layout" svg:width="1cm" svg:height="2cm" svg:x="28.495cm" svg:y="40.484cm">
            <text:p/>
          </draw:rect>
          <draw:custom-shape draw:style-name="gr40" draw:text-style-name="P13" draw:layer="layout" svg:width="0.5cm" svg:height="0.5cm" draw:transform="rotate (-1.57079632679579) translate (28.995cm 41.7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28.035cm" svg:y="40.415cm">
          <draw:text-box>
            <text:p text:style-name="P28"><text:span text:style-name="T4">W</text:span></text:p>
          </draw:text-box>
        </draw:frame>
        <draw:g>
          <draw:rect draw:style-name="gr2" draw:text-style-name="P3" draw:layer="layout" svg:width="1cm" svg:height="2cm" svg:x="32.502cm" svg:y="40.54cm">
            <text:p/>
          </draw:rect>
          <draw:custom-shape draw:style-name="gr40" draw:text-style-name="P13" draw:layer="layout" svg:width="0.5cm" svg:height="0.5cm" draw:transform="rotate (-1.57079632679579) translate (33.002cm 41.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32.042cm" svg:y="40.471cm">
          <draw:text-box>
            <text:p text:style-name="P28"><text:span text:style-name="T4">W</text:span></text:p>
          </draw:text-box>
        </draw:frame>
        <draw:line draw:style-name="gr81" draw:text-style-name="P3" draw:layer="layout" svg:x1="24.084cm" svg:y1="40.82cm" svg:x2="24.516cm" svg:y2="40.82cm">
          <text:p/>
        </draw:line>
        <draw:line draw:style-name="gr81" draw:text-style-name="P3" draw:layer="layout" svg:x1="29.516cm" svg:y1="40.82cm" svg:x2="32.516cm" svg:y2="40.82cm">
          <text:p/>
        </draw:line>
        <draw:frame draw:style-name="gr412" draw:text-style-name="P31" draw:layer="layout" svg:width="3.004cm" svg:height="0.882cm" svg:x="37.997cm" svg:y="38.548cm">
          <draw:text-box>
            <text:p text:style-name="P28"><text:span text:style-name="T18">regFile</text:span></text:p>
          </draw:text-box>
        </draw:frame>
        <draw:line draw:style-name="gr15" draw:text-style-name="P3" draw:layer="layout" svg:x1="37.429cm" svg:y1="39.434cm" svg:x2="37.429cm" svg:y2="43.59cm">
          <text:p/>
        </draw:line>
        <draw:g>
          <draw:rect draw:style-name="gr2" draw:text-style-name="P3" draw:layer="layout" svg:width="1cm" svg:height="2cm" svg:x="36.915cm" svg:y="40.554cm">
            <text:p/>
          </draw:rect>
          <draw:custom-shape draw:style-name="gr40" draw:text-style-name="P13" draw:layer="layout" svg:width="0.5cm" svg:height="0.5cm" draw:transform="rotate (-1.57079632679579) translate (37.415cm 41.8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36.455cm" svg:y="40.485cm">
          <draw:text-box>
            <text:p text:style-name="P28"><text:span text:style-name="T4">W</text:span></text:p>
          </draw:text-box>
        </draw:frame>
        <draw:line draw:style-name="gr81" draw:text-style-name="P3" draw:layer="layout" svg:x1="37.929cm" svg:y1="40.834cm" svg:x2="38.565cm" svg:y2="40.834cm">
          <text:p/>
        </draw:line>
        <draw:line draw:style-name="gr81" draw:text-style-name="P3" draw:layer="layout" svg:x1="33.502cm" svg:y1="40.853cm" svg:x2="36.915cm" svg:y2="40.853cm">
          <text:p/>
        </draw:line>
        <draw:custom-shape draw:style-name="gr437" draw:text-style-name="P27" draw:layer="layout" svg:width="1.443cm" svg:height="0.421cm" draw:transform="rotate (1.5707963267946) translate (26.366cm 41.60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5.901cm" svg:y1="44.656cm" svg:x2="38.564cm" svg:y2="44.656cm">
          <text:p/>
        </draw:line>
        <draw:line draw:style-name="gr81" draw:text-style-name="P3" draw:layer="layout" svg:x1="25.912cm" svg:y1="44.656cm" svg:x2="25.901cm" svg:y2="41.121cm">
          <text:p/>
        </draw:line>
        <draw:line draw:style-name="gr81" draw:text-style-name="P3" draw:layer="layout" svg:x1="26.401cm" svg:y1="41.121cm" svg:x2="25.901cm" svg:y2="41.121cm">
          <text:p/>
        </draw:line>
        <draw:line draw:style-name="gr81" draw:text-style-name="P3" draw:layer="layout" svg:x1="33.924cm" svg:y1="40.853cm" svg:x2="33.923cm" svg:y2="44.654cm">
          <text:p/>
        </draw:line>
        <draw:line draw:style-name="gr81" draw:text-style-name="P3" draw:layer="layout" svg:x1="38.565cm" svg:y1="40.834cm" svg:x2="38.564cm" svg:y2="44.635cm">
          <text:p/>
        </draw:line>
        <draw:line draw:style-name="gr81" draw:text-style-name="P3" draw:layer="layout" svg:x1="29.918cm" svg:y1="40.82cm" svg:x2="29.917cm" svg:y2="44.621cm">
          <text:p/>
        </draw:line>
        <draw:line draw:style-name="gr81" draw:text-style-name="P3" draw:layer="layout" svg:x1="28.535cm" svg:y1="40.855cm" svg:x2="28.035cm" svg:y2="40.855cm">
          <text:p/>
        </draw:line>
        <draw:polygon draw:style-name="gr81" draw:text-style-name="P3" draw:layer="layout" svg:width="0cm" svg:height="0cm" svg:x="28.035cm" svg:y="40.855cm" svg:viewBox="0 0 0 0" draw:points="0,0">
          <text:p/>
        </draw:polygon>
        <draw:line draw:style-name="gr81" draw:text-style-name="P3" draw:layer="layout" svg:x1="24.094cm" svg:y1="40.82cm" svg:x2="24.526cm" svg:y2="40.82cm">
          <text:p/>
        </draw:line>
        <draw:custom-shape draw:style-name="gr438" draw:text-style-name="P27" draw:layer="layout" svg:width="1.443cm" svg:height="0.421cm" draw:transform="rotate (1.5707963267946) translate (23.673cm 41.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184cm" svg:y1="40.526cm" svg:x2="23.25cm" svg:y2="39.75cm">
          <text:p/>
        </draw:line>
        <draw:line draw:style-name="gr81" draw:text-style-name="P3" draw:layer="layout" svg:x1="23.611cm" svg:y1="41.121cm" svg:x2="23.111cm" svg:y2="41.121cm">
          <text:p/>
        </draw:line>
        <draw:line draw:style-name="gr81" draw:text-style-name="P3" draw:layer="layout" svg:x1="23.673cm" svg:y1="40.526cm" svg:x2="23.173cm" svg:y2="40.526cm">
          <text:p/>
        </draw:line>
        <draw:line draw:style-name="gr81" draw:text-style-name="P3" draw:layer="layout" svg:x1="27.25cm" svg:y1="39.75cm" svg:x2="23.25cm" svg:y2="39.75cm">
          <text:p/>
        </draw:line>
        <draw:line draw:style-name="gr81" draw:text-style-name="P3" draw:layer="layout" svg:x1="27.287cm" svg:y1="40.856cm" svg:x2="26.787cm" svg:y2="40.856cm">
          <text:p/>
        </draw:line>
        <draw:line draw:style-name="gr81" draw:text-style-name="P3" draw:layer="layout" svg:x1="27.287cm" svg:y1="40.856cm" svg:x2="27.25cm" svg:y2="39.75cm">
          <text:p/>
        </draw:line>
        <draw:line draw:style-name="gr81" draw:text-style-name="P3" draw:layer="layout" svg:x1="26.366cm" svg:y1="40.727cm" svg:x2="25.544cm" svg:y2="40.727cm">
          <text:p/>
        </draw:line>
      </draw:page>
      <draw:page draw:name="page18" draw:style-name="dp1" draw:master-page-name="Standard">
        <draw:custom-shape draw:name="Rectangle 1" draw:style-name="gr439" draw:text-style-name="P53" draw:layer="layout" svg:width="12.628cm" svg:height="7.021cm" svg:x="4.622cm" svg:y="7.563cm">
          <text:list text:style-name="L2">
            <text:list-header>
              <text:p text:style-name="P35"><text:span text:style-name="T51">val </text:span><text:span text:style-name="T52">mySignal <text:s text:c="26"/></text:span><text:span text:style-name="T53">= Bool</text:span><text:span text:style-name="T53"><text:line-break/></text:span><text:span text:style-name="T51">val </text:span><text:span text:style-name="T52">myRegister <text:s text:c="22"/></text:span><text:span text:style-name="T53">= </text:span><text:span text:style-name="T54">Reg</text:span><text:span text:style-name="T53">(UInt(</text:span><text:span text:style-name="T55">4 </text:span><text:span text:style-name="T53">bits))</text:span><text:span text:style-name="T53"><text:line-break/></text:span><text:span text:style-name="T51">val </text:span><text:span text:style-name="T52">myRegisterWithReset <text:s text:c="3"/></text:span><text:span text:style-name="T53">= </text:span><text:span text:style-name="T54">Reg</text:span><text:span text:style-name="T53">(UInt(</text:span><text:span text:style-name="T55">4 </text:span><text:span text:style-name="T53">bits)) init(</text:span><text:span text:style-name="T55">0</text:span><text:span text:style-name="T53">)</text:span><text:span text:style-name="T53"><text:line-break/></text:span><text:span text:style-name="T53"><text:line-break/></text:span><text:span text:style-name="T52">mySignal </text:span><text:span text:style-name="T53">:= </text:span><text:span text:style-name="T54">False</text:span><text:span text:style-name="T54"><text:line-break/></text:span><text:span text:style-name="T54">when</text:span><text:span text:style-name="T53">(</text:span><text:span text:style-name="T52">cond</text:span><text:span text:style-name="T53">) {</text:span><text:span text:style-name="T53"><text:line-break/></text:span><text:span text:style-name="T53"> <text:s text:c="3"/></text:span><text:span text:style-name="T52">mySignal <text:s text:c="23"/></text:span><text:span text:style-name="T53">:= </text:span><text:span text:style-name="T54">True</text:span><text:span text:style-name="T54"><text:line-break/></text:span><text:span text:style-name="T54"> <text:s text:c="3"/></text:span><text:span text:style-name="T52">myRegister <text:s text:c="19"/></text:span><text:span text:style-name="T53">:= </text:span><text:span text:style-name="T52">myRegister </text:span><text:span text:style-name="T53">+ </text:span><text:span text:style-name="T55">1</text:span><text:span text:style-name="T55"><text:line-break/></text:span><text:span text:style-name="T55"> <text:s text:c="3"/></text:span><text:span text:style-name="T52">myRegisterWithReset </text:span><text:span text:style-name="T53">:= </text:span><text:span text:style-name="T52">myRegisterWithReset </text:span><text:span text:style-name="T53">+ </text:span><text:span text:style-name="T55">1</text:span><text:span text:style-name="T55"><text:line-break/></text:span><text:span text:style-name="T53">}</text:span></text:p>
            </text:list-header>
          </text:list>
          <draw:enhanced-geometry svg:viewBox="0 0 21600 21600" draw:type="rectangle" draw:enhanced-path="M 0 0 L 21600 0 21600 21600 0 21600 0 0 Z N"/>
        </draw:custom-shape>
        <draw:g>
          <draw:g>
            <draw:rect draw:style-name="gr440" draw:text-style-name="P27" draw:layer="layout" svg:width="1cm" svg:height="1.747cm" svg:x="20.486cm" svg:y="10.05cm">
              <text:p/>
            </draw:rect>
            <draw:custom-shape draw:style-name="gr441" draw:text-style-name="P38" draw:layer="layout" svg:width="0.3cm" svg:height="0.3cm" draw:transform="rotate (-1.57079632679579) translate (20.786cm 11.2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442" draw:text-style-name="P40" draw:layer="layout" svg:width="0.807cm" svg:height="0.758cm" svg:x="20.329cm" svg:y="10.055cm">
            <draw:text-box>
              <text:p text:style-name="P39"><text:span text:style-name="T27">D</text:span></text:p>
            </draw:text-box>
          </draw:frame>
          <draw:frame draw:style-name="gr443" draw:text-style-name="P40" draw:layer="layout" svg:width="0.832cm" svg:height="0.758cm" svg:x="20.83cm" svg:y="10.056cm">
            <draw:text-box>
              <text:p text:style-name="P39"><text:span text:style-name="T27">Q</text:span></text:p>
            </draw:text-box>
          </draw:frame>
        </draw:g>
        <draw:frame draw:style-name="gr444" draw:text-style-name="P40" draw:layer="layout" svg:width="2.64cm" svg:height="0.758cm" svg:x="19.684cm" svg:y="9.308cm">
          <draw:text-box>
            <text:p text:style-name="P39"><text:span text:style-name="T27">myRegister</text:span></text:p>
          </draw:text-box>
        </draw:frame>
        <draw:frame draw:style-name="gr445" draw:text-style-name="P40" draw:layer="layout" svg:width="1.281cm" svg:height="0.758cm" svg:x="19.205cm" svg:y="11.055cm">
          <draw:text-box>
            <text:p text:style-name="P39"><text:span text:style-name="T27">clk</text:span></text:p>
          </draw:text-box>
        </draw:frame>
        <draw:line draw:style-name="gr446" draw:text-style-name="P27" draw:layer="layout" svg:x1="20.205cm" svg:y1="11.418cm" svg:x2="20.486cm" svg:y2="11.418cm">
          <text:p/>
        </draw:line>
        <draw:frame draw:style-name="gr447" draw:text-style-name="P40" draw:layer="layout" svg:width="2.242cm" svg:height="0.758cm" svg:x="20.938cm" svg:y="6.429cm">
          <draw:text-box>
            <text:p text:style-name="P39"><text:span text:style-name="T27">mySignal</text:span></text:p>
          </draw:text-box>
        </draw:frame>
        <draw:connector draw:style-name="gr448" draw:text-style-name="P27" draw:layer="layout" svg:x1="19.581cm" svg:y1="9.604cm" svg:x2="20.486cm" svg:y2="10.425cm" draw:start-shape="id173" draw:start-glue-point="2" svg:d="M19581 9604v681h905v140">
          <text:p/>
        </draw:connector>
        <draw:path draw:style-name="gr449" draw:text-style-name="P38" xml:id="id173" draw:id="id173" draw:layer="layout" svg:width="0.749cm" svg:height="0.749cm" svg:x="19.206cm" svg:y="8.854cm" svg:viewBox="0 0 750 750" svg:d="M375 0c213 0 375 162 375 375s-162 375-375 375-375-162-375-375 162-375 375-375z">
          <text:p text:style-name="P41"><text:span text:style-name="T28">+</text:span></text:p>
        </draw:path>
        <draw:connector draw:style-name="gr450" draw:text-style-name="P27" draw:layer="layout" svg:x1="22.244cm" svg:y1="10.469cm" svg:x2="22.244cm" svg:y2="9.22cm" svg:d="M22244 10469v-1249">
          <text:p/>
        </draw:connector>
        <draw:line draw:style-name="gr451" draw:text-style-name="P27" draw:layer="layout" svg:x1="21.486cm" svg:y1="10.469cm" svg:x2="22.244cm" svg:y2="10.469cm">
          <text:p/>
        </draw:line>
        <draw:connector draw:style-name="gr452" draw:text-style-name="P27" draw:layer="layout" svg:x1="18.739cm" svg:y1="9.228cm" svg:x2="19.206cm" svg:y2="9.231cm" svg:d="M18739 9228h234v3h233">
          <text:p/>
        </draw:connector>
        <draw:frame draw:style-name="gr453" draw:text-style-name="P40" draw:layer="layout" svg:width="1.281cm" svg:height="0.758cm" svg:x="17.885cm" svg:y="8.837cm">
          <draw:text-box>
            <text:p text:style-name="P39"><text:span text:style-name="T27">1</text:span></text:p>
          </draw:text-box>
        </draw:frame>
        <draw:frame draw:style-name="gr454" draw:text-style-name="P40" draw:layer="layout" svg:width="4.617cm" svg:height="0.758cm" svg:x="18.603cm" svg:y="12.595cm">
          <draw:text-box>
            <text:p text:style-name="P39"><text:span text:style-name="T27">myRegisterWithReset</text:span></text:p>
          </draw:text-box>
        </draw:frame>
        <draw:path draw:style-name="gr455" draw:text-style-name="P38" draw:layer="layout" svg:width="0.749cm" svg:height="0.749cm" svg:x="18.172cm" svg:y="12.186cm" svg:viewBox="0 0 750 750" svg:d="M375 0c213 0 375 162 375 375s-162 375-375 375-375-162-375-375 162-375 375-375z">
          <text:p text:style-name="P41"><text:span text:style-name="T28">+</text:span></text:p>
        </draw:path>
        <draw:line draw:style-name="gr456" draw:text-style-name="P27" draw:layer="layout" svg:x1="21.393cm" svg:y1="13.698cm" svg:x2="23.22cm" svg:y2="13.698cm">
          <text:p/>
        </draw:line>
        <draw:connector draw:style-name="gr457" draw:text-style-name="P27" draw:layer="layout" svg:x1="17.745cm" svg:y1="12.54cm" svg:x2="18.212cm" svg:y2="12.543cm" svg:d="M17745 12540h234v3h233">
          <text:p/>
        </draw:connector>
        <draw:frame draw:style-name="gr458" draw:text-style-name="P40" draw:layer="layout" svg:width="1.281cm" svg:height="0.758cm" svg:x="16.891cm" svg:y="12.149cm">
          <draw:text-box>
            <text:p text:style-name="P39"><text:span text:style-name="T27">1</text:span></text:p>
          </draw:text-box>
        </draw:frame>
        <draw:line draw:style-name="gr459" draw:text-style-name="P27" draw:layer="layout" svg:x1="22.04cm" svg:y1="13.898cm" svg:x2="22.221cm" svg:y2="13.537cm">
          <text:p/>
        </draw:line>
        <draw:frame draw:style-name="gr460" draw:text-style-name="P40" draw:layer="layout" svg:width="1.281cm" svg:height="0.758cm" svg:x="21.45cm" svg:y="13.796cm">
          <draw:text-box>
            <text:p text:style-name="P39"><text:span text:style-name="T27">4</text:span></text:p>
          </draw:text-box>
        </draw:frame>
        <draw:line draw:style-name="gr461" draw:text-style-name="P27" draw:layer="layout" svg:x1="21.826cm" svg:y1="10.634cm" svg:x2="22.007cm" svg:y2="10.273cm">
          <text:p/>
        </draw:line>
        <draw:frame draw:style-name="gr462" draw:text-style-name="P40" draw:layer="layout" svg:width="1.281cm" svg:height="0.758cm" svg:x="21.236cm" svg:y="10.532cm">
          <draw:text-box>
            <text:p text:style-name="P39"><text:span text:style-name="T27">4</text:span></text:p>
          </draw:text-box>
        </draw:frame>
        <draw:frame draw:style-name="gr463" draw:text-style-name="P40" draw:layer="layout" svg:width="0.786cm" svg:height="0.758cm" svg:x="20.32cm" svg:y="10.559cm">
          <draw:text-box>
            <text:p text:style-name="P39"><text:span text:style-name="T27">E</text:span></text:p>
          </draw:text-box>
        </draw:frame>
        <draw:frame draw:style-name="gr464" draw:text-style-name="P40" draw:layer="layout" svg:width="1.425cm" svg:height="0.758cm" svg:x="18.924cm" svg:y="10.559cm">
          <draw:text-box>
            <text:p text:style-name="P39"><text:span text:style-name="T27">cond</text:span></text:p>
          </draw:text-box>
        </draw:frame>
        <draw:line draw:style-name="gr465" draw:text-style-name="P27" draw:layer="layout" svg:x1="20.196cm" svg:y1="10.922cm" svg:x2="20.477cm" svg:y2="10.922cm">
          <text:p/>
        </draw:line>
        <draw:line draw:style-name="gr466" draw:text-style-name="P27" draw:layer="layout" svg:x1="23.22cm" svg:y1="12.561cm" svg:x2="23.221cm" svg:y2="13.698cm">
          <text:p/>
        </draw:line>
        <draw:line draw:style-name="gr467" draw:text-style-name="P27" draw:layer="layout" svg:x1="23.22cm" svg:y1="12.561cm" svg:x2="18.922cm" svg:y2="12.561cm">
          <text:p/>
        </draw:line>
        <draw:g>
          <draw:g>
            <draw:rect draw:style-name="gr468" draw:text-style-name="P27" draw:layer="layout" svg:width="1cm" svg:height="1.989cm" svg:x="20.363cm" svg:y="13.397cm">
              <text:p/>
            </draw:rect>
            <draw:custom-shape draw:style-name="gr469" draw:text-style-name="P38" draw:layer="layout" svg:width="0.3cm" svg:height="0.3cm" draw:transform="rotate (-1.57079632679579) translate (20.663cm 14.5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470" draw:text-style-name="P40" draw:layer="layout" svg:width="0.919cm" svg:height="0.825cm" svg:x="20.206cm" svg:y="13.369cm">
            <draw:text-box>
              <text:p text:style-name="P39"><text:span text:style-name="T27">D</text:span></text:p>
            </draw:text-box>
          </draw:frame>
          <draw:frame draw:style-name="gr471" draw:text-style-name="P40" draw:layer="layout" svg:width="0.947cm" svg:height="0.826cm" svg:x="20.707cm" svg:y="13.37cm">
            <draw:text-box>
              <text:p text:style-name="P39"><text:span text:style-name="T27">Q</text:span></text:p>
            </draw:text-box>
          </draw:frame>
        </draw:g>
        <draw:frame draw:style-name="gr472" draw:text-style-name="P40" draw:layer="layout" svg:width="1.281cm" svg:height="0.758cm" svg:x="19.082cm" svg:y="14.402cm">
          <draw:text-box>
            <text:p text:style-name="P39"><text:span text:style-name="T27">clk</text:span></text:p>
          </draw:text-box>
        </draw:frame>
        <draw:line draw:style-name="gr473" draw:text-style-name="P27" draw:layer="layout" svg:x1="20.082cm" svg:y1="14.765cm" svg:x2="20.363cm" svg:y2="14.765cm">
          <text:p/>
        </draw:line>
        <draw:frame draw:style-name="gr474" draw:text-style-name="P40" draw:layer="layout" svg:width="0.786cm" svg:height="0.758cm" svg:x="20.197cm" svg:y="13.906cm">
          <draw:text-box>
            <text:p text:style-name="P39"><text:span text:style-name="T27">E</text:span></text:p>
          </draw:text-box>
        </draw:frame>
        <draw:frame draw:style-name="gr475" draw:text-style-name="P40" draw:layer="layout" svg:width="1.425cm" svg:height="0.758cm" svg:x="18.801cm" svg:y="13.906cm">
          <draw:text-box>
            <text:p text:style-name="P39"><text:span text:style-name="T27">cond</text:span></text:p>
          </draw:text-box>
        </draw:frame>
        <draw:line draw:style-name="gr476" draw:text-style-name="P27" draw:layer="layout" svg:x1="20.073cm" svg:y1="14.269cm" svg:x2="20.354cm" svg:y2="14.269cm">
          <text:p/>
        </draw:line>
        <draw:line draw:style-name="gr477" draw:text-style-name="P27" draw:layer="layout" svg:x1="20.363cm" svg:y1="13.77cm" svg:x2="18.544cm" svg:y2="13.77cm">
          <text:p/>
        </draw:line>
        <draw:line draw:style-name="gr478" draw:text-style-name="P27" draw:layer="layout" svg:x1="18.547cm" svg:y1="12.936cm" svg:x2="18.545cm" svg:y2="13.77cm">
          <text:p/>
        </draw:line>
        <draw:custom-shape draw:style-name="gr479" draw:text-style-name="P27" draw:layer="layout" svg:width="1.443cm" svg:height="0.421cm" draw:transform="rotate (1.5707963267946) translate (20.26cm 7.54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80" draw:text-style-name="P27" draw:layer="layout" svg:x1="20.481cm" svg:y1="7.804cm" svg:x2="20.481cm" svg:y2="7.349cm">
          <text:p/>
        </draw:line>
        <draw:line draw:style-name="gr481" draw:text-style-name="P27" draw:layer="layout" svg:x1="20.681cm" svg:y1="6.846cm" svg:x2="21.038cm" svg:y2="6.846cm">
          <text:p/>
        </draw:line>
        <draw:line draw:style-name="gr482" draw:text-style-name="P27" draw:layer="layout" svg:x1="19.686cm" svg:y1="6.489cm" svg:x2="20.25cm" svg:y2="6.489cm">
          <text:p/>
        </draw:line>
        <draw:line draw:style-name="gr483" draw:text-style-name="P27" draw:layer="layout" svg:x1="19.696cm" svg:y1="7.165cm" svg:x2="20.26cm" svg:y2="7.165cm">
          <text:p/>
        </draw:line>
        <draw:frame draw:style-name="gr484" draw:text-style-name="P40" draw:layer="layout" svg:width="1.425cm" svg:height="0.758cm" svg:x="18.397cm" svg:y="6.785cm">
          <draw:text-box>
            <text:p text:style-name="P39"><text:span text:style-name="T27">True</text:span></text:p>
          </draw:text-box>
        </draw:frame>
        <draw:frame draw:style-name="gr485" draw:text-style-name="P40" draw:layer="layout" svg:width="1.539cm" svg:height="0.758cm" svg:x="18.341cm" svg:y="6.086cm">
          <draw:text-box>
            <text:p text:style-name="P39"><text:span text:style-name="T27">False</text:span></text:p>
          </draw:text-box>
        </draw:frame>
        <draw:frame draw:style-name="gr486" draw:text-style-name="P40" draw:layer="layout" svg:width="1.425cm" svg:height="0.758cm" svg:x="19.737cm" svg:y="7.794cm">
          <draw:text-box>
            <text:p text:style-name="P39"><text:span text:style-name="T27">cond</text:span></text:p>
          </draw:text-box>
        </draw:frame>
        <draw:frame draw:style-name="gr487" draw:text-style-name="P40" draw:layer="layout" svg:width="1.349cm" svg:height="0.758cm" svg:x="20.177cm" svg:y="14.746cm">
          <draw:text-box>
            <text:p text:style-name="P39"><text:span text:style-name="T27">CLR</text:span></text:p>
          </draw:text-box>
        </draw:frame>
        <draw:line draw:style-name="gr488" draw:text-style-name="P27" draw:layer="layout" svg:x1="20.821cm" svg:y1="15.386cm" svg:x2="20.821cm" svg:y2="15.915cm">
          <text:p/>
        </draw:line>
        <draw:g>
          <draw:rect draw:style-name="gr489" draw:text-style-name="P27" draw:layer="layout" svg:width="0.5cm" svg:height="0.5cm" svg:x="20.073cm" svg:y="15.697cm">
            <text:p/>
          </draw:rect>
          <draw:frame draw:style-name="gr490" draw:text-style-name="P40" draw:layer="layout" svg:width="2.437cm" svg:height="0.758cm" svg:x="17.722cm" svg:y="15.548cm">
            <draw:text-box>
              <text:p text:style-name="P39"><text:span text:style-name="T27">reset</text:span></text:p>
            </draw:text-box>
          </draw:frame>
        </draw:g>
        <draw:line draw:style-name="gr491" draw:text-style-name="P27" draw:layer="layout" svg:x1="20.573cm" svg:y1="15.912cm" svg:x2="20.821cm" svg:y2="15.916cm">
          <text:p/>
        </draw:line>
        <draw:custom-shape draw:name="Flèche droite 8" draw:style-name="gr492" draw:text-style-name="P37" draw:layer="layout" svg:width="2.2cm" svg:height="1cm" svg:x="15.448cm" svg:y="10.6cm">
          <text:p/>
          <draw:enhanced-geometry svg:viewBox="0 0 21600 21600" draw:text-areas="0 ?f0 ?f5 ?f2" draw:type="right-arrow" draw:modifiers="15417.3557473875 5998.80119880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3" draw:text-style-name="P54" draw:layer="layout" svg:width="24.647cm" svg:height="10.623cm" svg:x="6.632cm" svg:y="20.045cm">
          <draw:text-box>
            <text:p text:style-name="P12"><text:span text:style-name="T56">//Create a new AxiLite4 bus</text:span><text:span text:style-name="T57"><text:line-break/></text:span><text:span text:style-name="T58">val </text:span><text:span text:style-name="T59">bus </text:span><text:span text:style-name="T57">= </text:span><text:span text:style-name="T60">AxiLite4</text:span><text:span text:style-name="T57">(addressWidth = <text:s/></text:span><text:span text:style-name="T61">12</text:span><text:span text:style-name="T57">, dataWidth = </text:span><text:span text:style-name="T61">32</text:span><text:span text:style-name="T57">)</text:span><text:span text:style-name="T57"><text:line-break/></text:span><text:span text:style-name="T57"><text:line-break/></text:span><text:span text:style-name="T56">//Create the factory which is able to create some bridging logic between the bus and some hardware</text:span><text:span text:style-name="T56"><text:line-break/></text:span><text:span text:style-name="T58">val </text:span><text:span text:style-name="T59">factory </text:span><text:span text:style-name="T57">= </text:span><text:span text:style-name="T58">new </text:span><text:span text:style-name="T57">AxiLite4SlaveFactory(</text:span><text:span text:style-name="T59">bus</text:span><text:span text:style-name="T57">)</text:span><text:span text:style-name="T57"><text:line-break/></text:span><text:span text:style-name="T57"><text:line-break/></text:span><text:span text:style-name="T56">//Create 'a' and 'b' as write only register</text:span><text:span text:style-name="T56"><text:line-break/></text:span><text:span text:style-name="T58">val </text:span><text:span text:style-name="T59">a </text:span><text:span text:style-name="T57">= </text:span><text:span text:style-name="T59">factory</text:span><text:span text:style-name="T57">.createWriteOnly(UInt(</text:span><text:span text:style-name="T61">32 </text:span><text:span text:style-name="T57">bits), address = </text:span><text:span text:style-name="T61">0</text:span><text:span text:style-name="T57">)</text:span><text:span text:style-name="T57"><text:line-break/></text:span><text:span text:style-name="T58">val </text:span><text:span text:style-name="T59">b </text:span><text:span text:style-name="T57">= </text:span><text:span text:style-name="T59">factory</text:span><text:span text:style-name="T57">.createWriteOnly(UInt(</text:span><text:span text:style-name="T61">32 </text:span><text:span text:style-name="T57">bits), address = </text:span><text:span text:style-name="T61">4</text:span><text:span text:style-name="T57">)</text:span><text:span text:style-name="T57"><text:line-break/></text:span><text:span text:style-name="T57"><text:line-break/></text:span><text:span text:style-name="T56">//Do some calculation</text:span><text:span text:style-name="T56"><text:line-break/></text:span><text:span text:style-name="T58">val </text:span><text:span text:style-name="T59">result </text:span><text:span text:style-name="T57">= </text:span><text:span text:style-name="T59">a </text:span><text:span text:style-name="T57">* </text:span><text:span text:style-name="T59">b</text:span><text:span text:style-name="T59"><text:line-break/></text:span><text:span text:style-name="T59"><text:line-break/></text:span><text:span text:style-name="T56">//Make 'result' readable by the bus</text:span><text:span text:style-name="T56"><text:line-break/></text:span><text:span text:style-name="T59">factory</text:span><text:span text:style-name="T57">.read(</text:span><text:span text:style-name="T59">result</text:span><text:span text:style-name="T62">(</text:span><text:span text:style-name="T63">31 </text:span><text:span text:style-name="T62">downto </text:span><text:span text:style-name="T63">0</text:span><text:span text:style-name="T62">), address = </text:span><text:span text:style-name="T63">8</text:span><text:span text:style-name="T62">)</text:span></text:p>
          </draw:text-box>
        </draw:frame>
        <draw:connector draw:style-name="gr8" draw:text-style-name="P3" draw:layer="layout" draw:line-skew="0.646cm" svg:x1="25.576cm" svg:y1="27.141cm" svg:x2="26.161cm" svg:y2="27.136cm" svg:d="M25576 27141h939v-5h-354">
          <text:p/>
        </draw:connector>
        <draw:path draw:style-name="gr93" draw:text-style-name="P50" draw:layer="layout" svg:width="0.987cm" svg:height="0.987cm" svg:x="27.822cm" svg:y="26.918cm" svg:viewBox="0 0 988 988" svg:d="M494 0c281 0 494 213 494 494s-213 494-494 494-494-213-494-494 213-494 494-494z">
          <text:p text:style-name="P3"><text:span text:style-name="T46">x</text:span></text:p>
        </draw:path>
        <draw:g>
          <draw:frame draw:style-name="gr4" draw:text-style-name="P5" draw:layer="layout" svg:width="2.246cm" svg:height="0.725cm" svg:x="18.794cm" svg:y="27.682cm">
            <draw:text-box>
              <text:p text:style-name="P4"><text:span text:style-name="T3">bus</text:span></text:p>
            </draw:text-box>
          </draw:frame>
        </draw:g>
        <draw:frame draw:style-name="gr347" draw:text-style-name="P31" draw:layer="layout" svg:width="0.815cm" svg:height="0.882cm" svg:x="26.442cm" svg:y="26.635cm">
          <draw:text-box>
            <text:p text:style-name="P28"><text:span text:style-name="T18">a</text:span></text:p>
          </draw:text-box>
        </draw:frame>
        <draw:frame draw:style-name="gr347" draw:text-style-name="P31" draw:layer="layout" svg:width="0.815cm" svg:height="0.882cm" svg:x="26.434cm" svg:y="27.259cm">
          <draw:text-box>
            <text:p text:style-name="P28"><text:span text:style-name="T18">b</text:span></text:p>
          </draw:text-box>
        </draw:frame>
        <draw:connector draw:style-name="gr8" draw:text-style-name="P3" draw:layer="layout" draw:line-skew="0.646cm" svg:x1="25.575cm" svg:y1="27.754cm" svg:x2="26.16cm" svg:y2="27.749cm" svg:d="M25575 27754h939v-5h-354">
          <text:p/>
        </draw:connector>
        <draw:line draw:style-name="gr392" draw:text-style-name="P3" draw:layer="layout" svg:x1="27.109cm" svg:y1="27.143cm" svg:x2="27.912cm" svg:y2="27.143cm">
          <text:p/>
        </draw:line>
        <draw:line draw:style-name="gr81" draw:text-style-name="P3" draw:layer="layout" svg:x1="28.81cm" svg:y1="27.412cm" svg:x2="29.36cm" svg:y2="27.412cm">
          <text:p/>
        </draw:line>
        <draw:line draw:style-name="gr81" draw:text-style-name="P3" draw:layer="layout" svg:x1="28.81cm" svg:y1="27.412cm" svg:x2="29.36cm" svg:y2="27.412cm">
          <text:p/>
        </draw:line>
        <draw:frame draw:style-name="gr350" draw:text-style-name="P31" draw:layer="layout" svg:width="1.882cm" svg:height="0.882cm" svg:x="29.25cm" svg:y="26.964cm">
          <draw:text-box>
            <text:p text:style-name="P28"><text:span text:style-name="T18">result</text:span></text:p>
          </draw:text-box>
        </draw:frame>
        <draw:line draw:style-name="gr81" draw:text-style-name="P3" draw:layer="layout" svg:x1="30.143cm" svg:y1="28.861cm" svg:x2="30.153cm" svg:y2="27.746cm">
          <text:p/>
        </draw:line>
        <draw:line draw:style-name="gr392" draw:text-style-name="P3" draw:layer="layout" svg:x1="30.143cm" svg:y1="28.861cm" svg:x2="25.547cm" svg:y2="28.862cm">
          <text:p/>
        </draw:line>
        <draw:line draw:style-name="gr392" draw:text-style-name="P3" draw:layer="layout" svg:x1="27.109cm" svg:y1="27.743cm" svg:x2="27.912cm" svg:y2="27.743cm">
          <text:p/>
        </draw:line>
        <draw:custom-shape draw:style-name="gr41" draw:text-style-name="P11" draw:layer="layout" svg:width="3.972cm" svg:height="3.131cm" svg:x="22.133cm" svg:y="26.48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3" draw:text-style-name="P3" draw:layer="layout" svg:x1="20.889cm" svg:y1="28.063cm" svg:x2="22.133cm" svg:y2="28.063cm">
          <text:p/>
        </draw:line>
        <draw:custom-shape draw:name="Flèche droite 8" draw:style-name="gr494" draw:text-style-name="P37" draw:layer="layout" svg:width="2.2cm" svg:height="1cm" svg:x="17.21cm" svg:y="27.407cm">
          <text:p/>
          <draw:enhanced-geometry svg:viewBox="0 0 21600 21600" draw:text-areas="0 ?f0 ?f5 ?f2" draw:type="right-arrow" draw:modifiers="15417.3557473875 5998.80119880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4" draw:text-style-name="P5" draw:layer="layout" svg:width="2.246cm" svg:height="0.725cm" svg:x="1.99cm" svg:y="20.357cm">
            <draw:text-box>
              <text:p text:style-name="P4"><text:span text:style-name="T3">bus</text:span></text:p>
            </draw:text-box>
          </draw:frame>
        </draw:g>
        <draw:path draw:style-name="gr93" draw:text-style-name="P50" draw:layer="layout" svg:width="0.987cm" svg:height="0.987cm" svg:x="4.071cm" svg:y="27.054cm" svg:viewBox="0 0 988 988" svg:d="M494 0c281 0 494 213 494 494s-213 494-494 494-494-213-494-494 213-494 494-494z">
          <text:p text:style-name="P3"><text:span text:style-name="T46">x</text:span></text:p>
        </draw:path>
        <draw:line draw:style-name="gr392" draw:text-style-name="P3" draw:layer="layout" svg:x1="4.807cm" svg:y1="26.241cm" svg:x2="4.807cm" svg:y2="27.044cm">
          <text:p/>
        </draw:line>
        <draw:line draw:style-name="gr81" draw:text-style-name="P3" draw:layer="layout" svg:x1="4.538cm" svg:y1="28.042cm" svg:x2="4.538cm" svg:y2="28.592cm">
          <text:p/>
        </draw:line>
        <draw:line draw:style-name="gr81" draw:text-style-name="P3" draw:layer="layout" svg:x1="4.538cm" svg:y1="28.042cm" svg:x2="4.538cm" svg:y2="28.592cm">
          <text:p/>
        </draw:line>
        <draw:line draw:style-name="gr81" draw:text-style-name="P3" draw:layer="layout" svg:x1="3.051cm" svg:y1="30.247cm" svg:x2="4.51cm" svg:y2="30.247cm">
          <text:p/>
        </draw:line>
        <draw:line draw:style-name="gr392" draw:text-style-name="P3" draw:layer="layout" svg:x1="3.089cm" svg:y1="30.247cm" svg:x2="3.088cm" svg:y2="24.279cm">
          <text:p/>
        </draw:line>
        <draw:line draw:style-name="gr392" draw:text-style-name="P3" draw:layer="layout" svg:x1="4.207cm" svg:y1="26.241cm" svg:x2="4.207cm" svg:y2="27.044cm">
          <text:p/>
        </draw:line>
        <draw:frame draw:style-name="gr347" draw:text-style-name="P31" draw:layer="layout" svg:width="0.815cm" svg:height="0.882cm" svg:x="3.832cm" svg:y="25.359cm">
          <draw:text-box>
            <text:p text:style-name="P28"><text:span text:style-name="T18">a</text:span></text:p>
          </draw:text-box>
        </draw:frame>
        <draw:frame draw:style-name="gr347" draw:text-style-name="P31" draw:layer="layout" svg:width="0.815cm" svg:height="0.882cm" svg:x="4.433cm" svg:y="25.359cm">
          <draw:text-box>
            <text:p text:style-name="P28"><text:span text:style-name="T18">b</text:span></text:p>
          </draw:text-box>
        </draw:frame>
        <draw:frame draw:style-name="gr350" draw:text-style-name="P31" draw:layer="layout" svg:width="1.882cm" svg:height="0.882cm" svg:x="3.547cm" svg:y="28.592cm">
          <draw:text-box>
            <text:p text:style-name="P28"><text:span text:style-name="T18">result</text:span></text:p>
          </draw:text-box>
        </draw:frame>
        <draw:line draw:style-name="gr81" draw:text-style-name="P3" draw:layer="layout" svg:x1="4.51cm" svg:y1="29.474cm" svg:x2="4.497cm" svg:y2="30.247cm">
          <text:p/>
        </draw:line>
        <draw:line draw:style-name="gr81" draw:text-style-name="P3" draw:layer="layout" svg:x1="4.818cm" svg:y1="23.98cm" svg:x2="4.796cm" svg:y2="25.359cm">
          <text:p/>
        </draw:line>
        <draw:line draw:style-name="gr81" draw:text-style-name="P3" draw:layer="layout" svg:x1="4.25cm" svg:y1="24cm" svg:x2="4.225cm" svg:y2="25.359cm">
          <text:p/>
        </draw:line>
        <draw:line draw:style-name="gr393" draw:text-style-name="P3" draw:layer="layout" svg:x1="3.628cm" svg:y1="20.982cm" svg:x2="3.635cm" svg:y2="22.132cm">
          <text:p/>
        </draw:line>
        <draw:custom-shape draw:style-name="gr41" draw:text-style-name="P11" draw:layer="layout" svg:width="3.077cm" svg:height="2.425cm" svg:x="2.337cm" svg:y="2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95" draw:text-style-name="P3" draw:layer="layout" svg:width="1.77cm" svg:height="0.831cm" svg:x="-8.388cm" svg:y="24.323cm">
          <text:p/>
          <draw:enhanced-geometry svg:viewBox="0 0 21600 21600" draw:text-areas="?f5 ?f1 ?f6 ?f3" draw:type="left-right-arrow" draw:modifiers="6756.86053077357 5789.4230769230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 draw:text-style-name="P2" draw:layer="layout" svg:width="3.937cm" svg:height="1cm" svg:x="9.294cm" svg:y="50.525cm">
          <text:p text:style-name="P1"><text:span text:style-name="T1">RISCV CPU</text:span></text:p>
        </draw:rect>
        <draw:rect draw:style-name="gr1" draw:text-style-name="P2" draw:layer="layout" svg:width="4.031cm" svg:height="1cm" svg:x="15.235cm" svg:y="50.567cm">
          <text:p text:style-name="P1"><text:span text:style-name="T1">SdramCtrl</text:span></text:p>
        </draw:rect>
        <draw:rect draw:style-name="gr1" draw:text-style-name="P2" draw:layer="layout" svg:width="4.031cm" svg:height="1cm" svg:x="15.235cm" svg:y="52.591cm">
          <text:p text:style-name="P1"><text:span text:style-name="T1">OnChipRam</text:span></text:p>
        </draw:rect>
        <draw:rect draw:style-name="gr1" draw:text-style-name="P2" draw:layer="layout" svg:width="4.031cm" svg:height="1cm" svg:x="15.24cm" svg:y="54.558cm">
          <text:p text:style-name="P1"><text:span text:style-name="T1">Bridge</text:span></text:p>
        </draw:rect>
        <draw:rect draw:style-name="gr1" draw:text-style-name="P2" draw:layer="layout" svg:width="3.912cm" svg:height="1cm" svg:x="9.314cm" svg:y="52.556cm">
          <text:p text:style-name="P1"><text:span text:style-name="T1">JTAG</text:span></text:p>
        </draw:rect>
        <draw:rect draw:style-name="gr1" draw:text-style-name="P2" draw:layer="layout" svg:width="2.995cm" svg:height="1cm" svg:x="22.388cm" svg:y="54.637cm">
          <text:p text:style-name="P1"><text:span text:style-name="T1">UartCtrl</text:span></text:p>
        </draw:rect>
        <draw:rect draw:style-name="gr1" draw:text-style-name="P2" draw:layer="layout" svg:width="2.996cm" svg:height="1cm" svg:x="22.394cm" svg:y="50.601cm">
          <text:p text:style-name="P1"><text:span text:style-name="T1">GPIO</text:span></text:p>
        </draw:rect>
        <draw:rect draw:style-name="gr1" draw:text-style-name="P2" draw:layer="layout" svg:width="2.996cm" svg:height="1cm" svg:x="22.372cm" svg:y="52.613cm">
          <text:p text:style-name="P1"><text:span text:style-name="T1">Timer</text:span></text:p>
        </draw:rect>
        <draw:rect draw:style-name="gr1" draw:text-style-name="P2" draw:layer="layout" svg:width="2.995cm" svg:height="1cm" svg:x="22.374cm" svg:y="56.605cm">
          <text:p text:style-name="P1"><text:span text:style-name="T1">VgaCtrl</text:span></text:p>
        </draw:rect>
        <draw:line draw:style-name="gr496" draw:text-style-name="P3" draw:layer="layout" svg:x1="13.261cm" svg:y1="51.082cm" svg:x2="14.261cm" svg:y2="51.082cm">
          <text:p/>
        </draw:line>
        <draw:line draw:style-name="gr496" draw:text-style-name="P3" draw:layer="layout" svg:x1="14.261cm" svg:y1="57.332cm" svg:x2="14.251cm" svg:y2="51.066cm">
          <text:p/>
        </draw:line>
        <draw:line draw:style-name="gr497" draw:text-style-name="P3" draw:layer="layout" svg:x1="14.261cm" svg:y1="51.082cm" svg:x2="15.261cm" svg:y2="51.082cm">
          <text:p/>
        </draw:line>
        <draw:line draw:style-name="gr496" draw:text-style-name="P3" draw:layer="layout" svg:x1="13.241cm" svg:y1="53.082cm" svg:x2="14.241cm" svg:y2="53.082cm">
          <text:p/>
        </draw:line>
        <draw:line draw:style-name="gr497" draw:text-style-name="P3" draw:layer="layout" svg:x1="14.241cm" svg:y1="53.082cm" svg:x2="15.241cm" svg:y2="53.082cm">
          <text:p/>
        </draw:line>
        <draw:line draw:style-name="gr497" draw:text-style-name="P3" draw:layer="layout" svg:x1="14.221cm" svg:y1="55.082cm" svg:x2="15.221cm" svg:y2="55.082cm">
          <text:p/>
        </draw:line>
        <draw:line draw:style-name="gr498" draw:text-style-name="P3" draw:layer="layout" svg:x1="21.367cm" svg:y1="56.846cm" svg:x2="21.367cm" svg:y2="51.03cm">
          <text:p/>
        </draw:line>
        <draw:line draw:style-name="gr499" draw:text-style-name="P55" draw:layer="layout" svg:x1="21.377cm" svg:y1="51.046cm" svg:x2="22.377cm" svg:y2="51.046cm">
          <text:p/>
        </draw:line>
        <draw:line draw:style-name="gr498" draw:text-style-name="P3" draw:layer="layout" svg:x1="19.257cm" svg:y1="55.046cm" svg:x2="21.337cm" svg:y2="55.046cm">
          <text:p/>
        </draw:line>
        <draw:line draw:style-name="gr499" draw:text-style-name="P3" draw:layer="layout" svg:x1="21.357cm" svg:y1="53.046cm" svg:x2="22.357cm" svg:y2="53.046cm">
          <text:p/>
        </draw:line>
        <draw:line draw:style-name="gr499" draw:text-style-name="P3" draw:layer="layout" svg:x1="21.337cm" svg:y1="55.046cm" svg:x2="22.337cm" svg:y2="55.046cm">
          <text:p/>
        </draw:line>
        <draw:line draw:style-name="gr499" draw:text-style-name="P3" draw:layer="layout" svg:x1="21.377cm" svg:y1="56.846cm" svg:x2="22.317cm" svg:y2="56.846cm">
          <text:p/>
        </draw:line>
        <draw:line draw:style-name="gr496" draw:text-style-name="P3" draw:layer="layout" svg:x1="14.261cm" svg:y1="57.332cm" svg:x2="22.317cm" svg:y2="57.349cm">
          <text:p/>
        </draw:line>
        <draw:frame draw:style-name="gr500" draw:text-style-name="P56" draw:layer="layout" svg:width="1.874cm" svg:height="0.963cm" svg:x="13.231cm" svg:y="50.119cm">
          <draw:text-box>
            <text:p><text:span text:style-name="T64">AXI4</text:span></text:p>
          </draw:text-box>
        </draw:frame>
        <draw:frame draw:style-name="gr501" draw:text-style-name="P57" draw:layer="layout" svg:width="2.123cm" svg:height="0.963cm" svg:x="19.271cm" svg:y="54.083cm">
          <draw:text-box>
            <text:p><text:span text:style-name="T65">APB3</text:span></text:p>
          </draw:text-box>
        </draw:frame>
        <draw:frame draw:style-name="gr502" draw:text-style-name="P54" draw:layer="layout" svg:width="14.773cm" svg:height="3.975cm" svg:x="5.322cm" svg:y="32.486cm">
          <draw:text-box>
            <text:p text:style-name="P12"><text:span text:style-name="T58">val </text:span><text:span text:style-name="T59">source </text:span><text:span text:style-name="T57">= Stream(</text:span><text:span text:style-name="T60">RGB</text:span><text:span text:style-name="T57">(</text:span><text:span text:style-name="T61">5</text:span><text:span text:style-name="T57">,</text:span><text:span text:style-name="T61">6</text:span><text:span text:style-name="T57">,</text:span><text:span text:style-name="T61">5</text:span><text:span text:style-name="T57">))</text:span><text:span text:style-name="T57"><text:line-break/></text:span><text:span text:style-name="T58">val </text:span><text:span text:style-name="T59">sink </text:span><text:span text:style-name="T57">= </text:span><text:span text:style-name="T59">source</text:span><text:span text:style-name="T57">.throwWhen(</text:span><text:span text:style-name="T59">source</text:span><text:span text:style-name="T57">.</text:span><text:span text:style-name="T59">payload</text:span><text:span text:style-name="T62">.isBlack).stage()</text:span><text:span text:style-name="T62"><text:line-break/></text:span><text:span text:style-name="T62"/></text:p>
          </draw:text-box>
        </draw:frame>
        <draw:frame draw:style-name="gr503" draw:layer="layout" svg:width="17.389cm" svg:height="8.568cm" svg:x="4.622cm" svg:y="34.186cm">
          <draw:image xlink:href="Pictures/2000039E00003C1900001D9DC69941D7.svm" xlink:type="simple" xlink:show="embed" xlink:actuate="onLoad">
            <text:p/>
          </draw:image>
        </draw:frame>
        <draw:frame draw:style-name="gr504" draw:text-style-name="P59" draw:layer="layout" svg:width="11.405cm" svg:height="11.291cm" svg:x="33.751cm" svg:y="47.21cm">
          <draw:text-box>
            <text:p text:style-name="P12"><text:span text:style-name="T66">val <text:s/></text:span><text:span text:style-name="T67">bridge <text:s/></text:span><text:span text:style-name="T68">= <text:s/></text:span><text:span text:style-name="T69">Axi4ToApb3Bridge</text:span><text:span text:style-name="T70">(</text:span><text:span text:style-name="T70"><text:line-break/></text:span><text:span text:style-name="T70"> <text:s text:c="3"/>addressWidth <text:s/>= <text:s/></text:span><text:span text:style-name="T71">20</text:span><text:span text:style-name="T70">,</text:span><text:span text:style-name="T70"><text:line-break/></text:span><text:span text:style-name="T70"> <text:s text:c="3"/>dataWidth <text:s text:c="7"/>= <text:s/></text:span><text:span text:style-name="T71">32</text:span><text:span text:style-name="T70">,</text:span><text:span text:style-name="T70"><text:line-break/></text:span><text:span text:style-name="T70"> <text:s text:c="3"/>idWidth <text:s text:c="12"/>= <text:s/></text:span><text:span text:style-name="T71">4</text:span><text:span text:style-name="T71"><text:line-break/></text:span><text:span text:style-name="T70">)</text:span></text:p>
            <text:p text:style-name="P12"><text:span text:style-name="T70"/></text:p>
            <text:p text:style-name="P58"><text:span text:style-name="T72">val <text:s/></text:span><text:span text:style-name="T67">apbDecoder <text:s/></text:span><text:span text:style-name="T70">= <text:s/>Apb3Decoder(</text:span><text:span text:style-name="T70"><text:line-break/></text:span><text:span text:style-name="T70"> <text:s text:c="3"/>master <text:s/>= <text:s/></text:span><text:span text:style-name="T67">bridge</text:span><text:span text:style-name="T70">.io.apb,</text:span><text:span text:style-name="T70"><text:line-break/></text:span><text:span text:style-name="T70"> <text:s text:c="3"/>slaves <text:s/>= <text:s/></text:span><text:span text:style-name="T67">List</text:span><text:span text:style-name="T70">(</text:span><text:span text:style-name="T70"><text:line-break/></text:span><text:span text:style-name="T70"> <text:s text:c="7"/>gpioACtrl.io.apb <text:s text:c="4"/></text:span><text:span text:style-name="T70"><text:tab/></text:span><text:span text:style-name="T70">-&gt; (</text:span><text:span text:style-name="T71">0x00000</text:span><text:span text:style-name="T70">, <text:s/></text:span><text:span text:style-name="T71">4 <text:s/></text:span><text:span text:style-name="T70">kB),</text:span><text:span text:style-name="T70"><text:line-break/></text:span><text:span text:style-name="T70"> <text:s text:c="7"/>uartCtrl.io.apb <text:s text:c="7"/></text:span><text:span text:style-name="T70"><text:tab/></text:span><text:span text:style-name="T70">-&gt; (</text:span><text:span text:style-name="T71">0x10000</text:span><text:span text:style-name="T70">, <text:s/></text:span><text:span text:style-name="T71">4 <text:s/></text:span><text:span text:style-name="T70">kB),</text:span><text:span text:style-name="T70"><text:line-break/></text:span><text:span text:style-name="T70"> <text:s text:c="7"/>timerCtrl.io.apb <text:s text:c="5"/></text:span><text:span text:style-name="T70"><text:tab/></text:span><text:span text:style-name="T70">-&gt; (</text:span><text:span text:style-name="T71">0x20000</text:span><text:span text:style-name="T70">, <text:s/></text:span><text:span text:style-name="T71">4 <text:s/></text:span><text:span text:style-name="T70">kB),</text:span><text:span text:style-name="T70"><text:line-break/></text:span><text:span text:style-name="T70"> <text:s text:c="7"/>vgaCtrl.io.apb <text:s text:c="15"/>-&gt; (</text:span><text:span text:style-name="T71">0x30000</text:span><text:span text:style-name="T70">, <text:s/></text:span><text:span text:style-name="T71">4 <text:s/></text:span><text:span text:style-name="T70">kB),</text:span><text:span text:style-name="T70"><text:line-break/></text:span><text:span text:style-name="T70"> <text:s text:c="7"/>core.io.debugBus <text:s/></text:span><text:span text:style-name="T70"><text:tab/></text:span><text:span text:style-name="T70">-&gt; (</text:span><text:span text:style-name="T71">0xF0000</text:span><text:span text:style-name="T70">, <text:s/></text:span><text:span text:style-name="T71">4 <text:s/></text:span><text:span text:style-name="T70">kB)</text:span><text:span text:style-name="T70"><text:line-break/></text:span><text:span text:style-name="T70"> <text:s text:c="3"/>)</text:span><text:span text:style-name="T70"><text:line-break/></text:span><text:span text:style-name="T70">)</text:span></text:p>
          </draw:text-box>
        </draw:frame>
        <draw:line draw:style-name="gr505" draw:text-style-name="P3" draw:layer="layout" svg:x1="8cm" svg:y1="53.07cm" svg:x2="9.25cm" svg:y2="53.07cm">
          <text:p/>
        </draw:line>
        <draw:line draw:style-name="gr505" draw:text-style-name="P3" draw:layer="layout" svg:x1="25.45cm" svg:y1="51.101cm" svg:x2="26.772cm" svg:y2="51.101cm">
          <text:p/>
        </draw:line>
        <draw:line draw:style-name="gr505" draw:text-style-name="P3" draw:layer="layout" svg:x1="25.388cm" svg:y1="55.137cm" svg:x2="26.71cm" svg:y2="55.137cm">
          <text:p/>
        </draw:line>
        <draw:line draw:style-name="gr506" draw:text-style-name="P3" draw:layer="layout" svg:x1="25.369cm" svg:y1="57.105cm" svg:x2="26.691cm" svg:y2="57.105cm">
          <text:p/>
        </draw:line>
        <draw:line draw:style-name="gr505" draw:text-style-name="P3" draw:layer="layout" svg:x1="19.25cm" svg:y1="51.07cm" svg:x2="20.5cm" svg:y2="51.07cm">
          <text:p/>
        </draw:line>
        <draw:connector draw:style-name="gr507" draw:text-style-name="P27" draw:layer="layout" svg:x1="19.956cm" svg:y1="9.229cm" svg:x2="22.244cm" svg:y2="9.221cm" draw:start-shape="id173" draw:start-glue-point="1" svg:d="M19956 9229h1414v-8h874">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ayUpw" xlink:href="Pictures/10000000000000C8000000C8E53B8546.png" xlink:type="simple" xlink:show="embed" xlink:actuate="onLoad"/>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18DT3H48M25S</meta:editing-duration>
    <meta:editing-cycles>178</meta:editing-cycles>
    <meta:generator>OpenOffice/4.1.2$Win32 OpenOffice.org_project/412m3$Build-9782</meta:generator>
    <dc:date>2018-01-03T01:11:35.55</dc:date>
    <meta:print-date>2016-11-03T23:49:24.86</meta:print-date>
    <meta:document-statistic meta:object-count="5340"/>
  </office:meta>
</office:document-meta>
</file>